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adornments="Regular" style:font-family-generic="roman" style:font-pitch="variable"/>
    <style:font-face style:name="Arial2" svg:font-family="Arial" style:font-adornments="Regular" style:font-family-generic="swiss" style:font-pitch="variable"/>
    <style:font-face style:name="Arial3" svg:font-family="Arial" style:font-adornments="Regular" style:font-family-generic="swiss"/>
    <style:font-face style:name="Arial4" svg:font-family="Arial"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imbus Roman No9 L" svg:font-family="'Nimbus Roman No9 L'"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adornments="Regular" style:font-family-generic="roman"/>
    <style:font-face style:name="Times New Roman2" svg:font-family="'Times New Roman'" style:font-family-generic="roman"/>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height="false" fo:min-height="6.6cm"/>
      <style:paragraph-properties style:writing-mode="lr-tb"/>
    </style:style>
    <style:style style:name="gr2" style:family="graphic" style:parent-style-name="standard">
      <style:graphic-properties svg:stroke-color="#ffffff" draw:fill="solid" draw:fill-color="#9ea7dd" draw:textarea-horizontal-align="center" draw:textarea-vertical-align="middle" draw:auto-grow-height="false" fo:min-height="3.1cm" fo:min-width="8.6cm"/>
      <style:paragraph-properties style:writing-mode="lr-tb"/>
    </style:style>
    <style:style style:name="gr3" style:family="graphic" style:parent-style-name="standard">
      <style:graphic-properties svg:stroke-color="#ffffff" draw:fill="solid" draw:fill-color="#6371c4" draw:textarea-horizontal-align="center" draw:textarea-vertical-align="middle" draw:auto-grow-height="false" fo:min-height="3.1cm" fo:min-width="8.6cm"/>
      <style:paragraph-properties style:writing-mode="lr-tb"/>
    </style:style>
    <style:style style:name="gr4" style:family="graphic" style:parent-style-name="standard">
      <style:graphic-properties svg:stroke-color="#ffffff" draw:fill="solid" draw:fill-color="#303f9f" draw:textarea-horizontal-align="center" draw:textarea-vertical-align="middle" draw:auto-grow-height="false" fo:min-height="3.1cm" fo:min-width="8.6cm"/>
      <style:paragraph-properties style:writing-mode="lr-tb"/>
    </style:style>
    <style:style style:name="gr5" style:family="graphic" style:parent-style-name="standard">
      <style:graphic-properties draw:stroke="none" svg:stroke-color="#000000" draw:fill="none" draw:fill-color="#ffffff" draw:auto-grow-height="false" draw:auto-grow-width="false" fo:max-height="0cm" fo:min-height="2.6cm"/>
      <style:paragraph-properties style:writing-mode="lr-tb"/>
    </style:style>
    <style:style style:name="gr6" style:family="graphic" style:parent-style-name="standard">
      <style:graphic-properties draw:stroke="solid" svg:stroke-color="#ffffff" draw:fill="solid" draw:fill-color="#303f9f" draw:textarea-horizontal-align="center" draw:auto-grow-height="false" draw:auto-grow-width="false" fo:min-height="0cm" fo:min-width="0cm"/>
      <style:paragraph-properties style:writing-mode="lr-tb"/>
    </style:style>
    <style:style style:name="gr7" style:family="graphic" style:parent-style-name="standard">
      <style:graphic-properties svg:stroke-color="#ffffff" draw:fill="solid" draw:fill-color="#6371c4" draw:opacity="100%" draw:textarea-horizontal-align="justify" draw:textarea-vertical-align="middle" draw:auto-grow-height="false" fo:min-height="5.3cm" fo:min-width="11.8cm" draw:shadow-opacity="100%"/>
      <style:paragraph-properties style:writing-mode="lr-tb"/>
    </style:style>
    <style:style style:name="gr8" style:family="graphic" style:parent-style-name="standard">
      <style:graphic-properties svg:stroke-color="#ffffff" draw:fill="solid" draw:fill-color="#6371c4" draw:opacity="100%" draw:textarea-horizontal-align="justify" draw:textarea-vertical-align="middle" draw:auto-grow-height="false" fo:min-height="5.1cm" fo:min-width="5.8cm" draw:shadow-opacity="100%"/>
      <style:paragraph-properties style:writing-mode="lr-tb"/>
    </style:style>
    <style:style style:name="gr9" style:family="graphic" style:parent-style-name="standard">
      <style:graphic-properties svg:stroke-color="#ffffff" draw:fill="solid" draw:fill-color="#303f9f" draw:opacity="100%" draw:textarea-horizontal-align="justify" draw:textarea-vertical-align="middle" draw:auto-grow-height="false" fo:min-height="5.1cm" fo:min-width="5.6cm" draw:shadow-opacity="100%"/>
      <style:paragraph-properties style:writing-mode="lr-tb"/>
    </style:style>
    <style:style style:name="gr10" style:family="graphic" style:parent-style-name="standard">
      <style:graphic-properties svg:stroke-color="#ffffff" draw:fill="solid" draw:fill-color="#9ea7dd" draw:opacity="100%" draw:textarea-horizontal-align="justify" draw:textarea-vertical-align="middle" draw:auto-grow-height="false" fo:min-height="5.1cm" fo:min-width="5.8cm" draw:shadow-opacity="100%"/>
      <style:paragraph-properties style:writing-mode="lr-tb"/>
    </style:style>
    <style:style style:name="gr11" style:family="graphic" style:parent-style-name="standard">
      <style:graphic-properties svg:stroke-color="#ffffff" draw:fill="solid" draw:fill-color="#9ea7dd" draw:opacity="100%" draw:textarea-horizontal-align="justify" draw:textarea-vertical-align="middle" draw:auto-grow-height="false" fo:min-height="5.1cm" fo:min-width="5.6cm" draw:shadow-opacity="100%"/>
      <style:paragraph-properties style:writing-mode="lr-tb"/>
    </style:style>
    <style:style style:name="gr12" style:family="graphic" style:parent-style-name="standard">
      <style:graphic-properties svg:stroke-color="#ffffff" draw:fill="solid" draw:fill-color="#6371c4" draw:opacity="100%" draw:textarea-horizontal-align="justify" draw:textarea-vertical-align="middle" draw:auto-grow-height="false" fo:min-height="5.6cm" fo:min-width="11.8cm" draw:shadow-opacity="100%"/>
      <style:paragraph-properties style:writing-mode="lr-tb"/>
    </style:style>
    <style:style style:name="gr13" style:family="graphic" style:parent-style-name="standard">
      <style:graphic-properties svg:stroke-color="#ffffff" draw:fill="solid" draw:fill-color="#9ea7dd" draw:opacity="100%" draw:textarea-horizontal-align="justify" draw:textarea-vertical-align="middle" draw:auto-grow-height="false" fo:min-height="5.3cm" fo:min-width="11.8cm" draw:shadow-opacity="100%"/>
      <style:paragraph-properties style:writing-mode="lr-tb"/>
    </style:style>
    <style:style style:name="gr14" style:family="graphic" style:parent-style-name="standard">
      <style:graphic-properties svg:stroke-color="#ffffff" draw:fill="solid" draw:fill-color="#6371c4" draw:opacity="100%" draw:textarea-horizontal-align="justify" draw:textarea-vertical-align="middle" draw:auto-grow-height="false" fo:min-height="3.6cm" fo:min-width="8.6cm" draw:shadow-opacity="100%"/>
      <style:paragraph-properties style:writing-mode="lr-tb"/>
    </style:style>
    <style:style style:name="gr15" style:family="graphic" style:parent-style-name="standard">
      <style:graphic-properties svg:stroke-color="#ffffff" draw:fill="solid" draw:fill-color="#6371c4" draw:opacity="100%" draw:textarea-horizontal-align="justify" draw:textarea-vertical-align="middle" draw:auto-grow-height="false" fo:min-height="3.6cm" fo:min-width="4.1cm" draw:shadow-opacity="100%"/>
      <style:paragraph-properties style:writing-mode="lr-tb"/>
    </style:style>
    <style:style style:name="gr16" style:family="graphic" style:parent-style-name="standard">
      <style:graphic-properties svg:stroke-color="#ffffff" draw:fill="solid" draw:fill-color="#303f9f" draw:opacity="100%" draw:textarea-horizontal-align="justify" draw:textarea-vertical-align="middle" draw:auto-grow-height="false" fo:min-height="3.6cm" fo:min-width="4.1cm" draw:shadow-opacity="100%"/>
      <style:paragraph-properties style:writing-mode="lr-tb"/>
    </style:style>
    <style:style style:name="gr17" style:family="graphic" style:parent-style-name="standard">
      <style:graphic-properties svg:stroke-color="#ffffff" draw:fill="solid" draw:fill-color="#9ea7dd" draw:opacity="100%" draw:textarea-horizontal-align="justify" draw:textarea-vertical-align="middle" draw:auto-grow-height="false" fo:min-height="3.6cm" fo:min-width="4.1cm" draw:shadow-opacity="100%"/>
      <style:paragraph-properties style:writing-mode="lr-tb"/>
    </style:style>
    <style:style style:name="gr18" style:family="graphic" style:parent-style-name="standard">
      <style:graphic-properties svg:stroke-color="#ffffff" draw:fill="solid" draw:fill-color="#9ea7dd" draw:opacity="100%" draw:textarea-horizontal-align="justify" draw:textarea-vertical-align="middle" draw:auto-grow-height="false" fo:min-height="3.6cm" fo:min-width="8.6cm" draw:shadow-opacity="100%"/>
      <style:paragraph-properties style:writing-mode="lr-tb"/>
    </style:style>
    <style:style style:name="gr19" style:family="graphic" style:parent-style-name="objectwithoutfill">
      <style:graphic-properties draw:stroke="dash" draw:stroke-dash="Ultrafine_20_Dotted_20__28_var_29_" draw:marker-end="" draw:fill="none" draw:textarea-horizontal-align="center"/>
    </style:style>
    <style:style style:name="gr20" style:family="graphic" style:parent-style-name="standard">
      <style:graphic-properties draw:stroke="none" svg:stroke-color="#ffffff" draw:fill="none" draw:fill-color="#6371c4" draw:opacity="100%" draw:textarea-horizontal-align="justify" draw:textarea-vertical-align="middle" draw:auto-grow-height="false" fo:min-height="3.6cm" fo:min-width="11.6cm" draw:shadow-opacity="100%"/>
      <style:paragraph-properties style:writing-mode="lr-tb"/>
    </style:style>
    <style:style style:name="gr21" style:family="graphic" style:parent-style-name="standard">
      <style:graphic-properties svg:stroke-width="0.1cm" svg:stroke-color="#ffffff" draw:marker-start-width="0.35cm" draw:marker-end-width="0.35cm" draw:fill="solid" draw:fill-color="#bdbdbd" draw:textarea-horizontal-align="justify" draw:textarea-vertical-align="top" draw:auto-grow-height="false" fo:min-height="10cm" fo:min-width="9.5cm" fo:padding-top="0.25cm" fo:padding-bottom="0.25cm" fo:padding-left="0.25cm" fo:padding-right="0.25cm"/>
      <style:paragraph-properties style:writing-mode="lr-tb"/>
    </style:style>
    <style:style style:name="gr22" style:family="graphic" style:parent-style-name="standard">
      <style:graphic-properties svg:stroke-width="0.1cm" svg:stroke-color="#ffffff" draw:marker-start-width="0.35cm" draw:marker-end-width="0.35cm" draw:fill="solid" draw:fill-color="#757575" draw:textarea-horizontal-align="justify" draw:textarea-vertical-align="middle" draw:auto-grow-height="false" fo:min-height="1.15cm" fo:min-width="7.4cm" fo:padding-top="0.175cm" fo:padding-bottom="0.175cm" fo:padding-left="0.3cm" fo:padding-right="0.3cm"/>
      <style:paragraph-properties style:writing-mode="lr-tb"/>
    </style:style>
    <style:style style:name="gr23" style:family="graphic" style:parent-style-name="standard">
      <style:graphic-properties svg:stroke-width="0.1cm" svg:stroke-color="#ffffff" draw:marker-start-width="0.35cm" draw:marker-end-width="0.35cm" draw:fill="solid" draw:fill-color="#3f51b5" draw:textarea-horizontal-align="justify" draw:textarea-vertical-align="middle" draw:auto-grow-height="false" fo:min-height="1.15cm" fo:min-width="7.4cm" fo:padding-top="0.175cm" fo:padding-bottom="0.175cm" fo:padding-left="0.3cm" fo:padding-right="0.3cm"/>
      <style:paragraph-properties style:writing-mode="lr-tb"/>
    </style:style>
    <style:style style:name="gr24" style:family="graphic" style:parent-style-name="standard">
      <style:graphic-properties svg:stroke-width="0.1cm" svg:stroke-color="#ffffff" draw:marker-start-width="0.35cm" draw:marker-end-width="0.35cm" draw:fill="solid" draw:fill-color="#448aff" draw:textarea-horizontal-align="justify" draw:textarea-vertical-align="middle" draw:auto-grow-height="false" fo:min-height="1.15cm" fo:min-width="7.4cm" fo:padding-top="0.175cm" fo:padding-bottom="0.175cm" fo:padding-left="0.3cm" fo:padding-right="0.3cm"/>
      <style:paragraph-properties style:writing-mode="lr-tb"/>
    </style:style>
    <style:style style:name="gr25" style:family="graphic" style:parent-style-name="standard">
      <style:graphic-properties svg:stroke-width="0.1cm" svg:stroke-color="#ffffff" draw:marker-start-width="0.35cm" draw:marker-end-width="0.35cm" draw:fill-color="#c0c0c0" draw:textarea-horizontal-align="justify" draw:textarea-vertical-align="top" draw:auto-grow-height="false" fo:min-height="10cm" fo:min-width="9.5cm" fo:padding-top="0.25cm" fo:padding-bottom="0.25cm" fo:padding-left="0.25cm" fo:padding-right="0.25cm"/>
      <style:paragraph-properties style:writing-mode="lr-tb"/>
    </style:style>
    <style:style style:name="gr26" style:family="graphic" style:parent-style-name="standard">
      <style:graphic-properties svg:stroke-width="0.1cm" svg:stroke-color="#ffffff" draw:marker-start-width="0.35cm" draw:marker-end-width="0.35cm" draw:fill-color="#808080" draw:textarea-horizontal-align="justify" draw:textarea-vertical-align="middle" draw:auto-grow-height="false" fo:min-height="1.15cm" fo:min-width="7.4cm" fo:padding-top="0.175cm" fo:padding-bottom="0.175cm" fo:padding-left="0.3cm" fo:padding-right="0.3cm"/>
      <style:paragraph-properties style:writing-mode="lr-tb"/>
    </style:style>
    <style:style style:name="gr27" style:family="graphic" style:parent-style-name="standard">
      <style:graphic-properties svg:stroke-width="0.1cm" svg:stroke-color="#ffffff" draw:marker-start-width="0.35cm" draw:marker-end-width="0.35cm" draw:fill="solid" draw:fill-color="#757575" draw:textarea-horizontal-align="left" draw:textarea-vertical-align="middle" draw:auto-grow-height="false" fo:min-height="2.6cm" fo:min-width="25.3cm" fo:padding-top="0.2cm" fo:padding-bottom="0.2cm" fo:padding-left="0.5cm" fo:padding-right="0.2cm"/>
      <style:paragraph-properties style:writing-mode="lr-tb"/>
    </style:style>
    <style:style style:name="gr28" style:family="graphic" style:parent-style-name="standard">
      <style:graphic-properties svg:stroke-width="0.1cm" svg:stroke-color="#ffffff" draw:marker-start-width="0.35cm" draw:marker-end-width="0.35cm" draw:fill="solid" draw:fill-color="#3f51b5" draw:textarea-horizontal-align="left" draw:textarea-vertical-align="middle" draw:auto-grow-height="false" fo:min-height="2.6cm" fo:min-width="25.3cm" fo:padding-top="0.2cm" fo:padding-bottom="0.2cm" fo:padding-left="0.5cm" fo:padding-right="0.2cm"/>
      <style:paragraph-properties style:writing-mode="lr-tb"/>
    </style:style>
    <style:style style:name="gr29" style:family="graphic" style:parent-style-name="standard">
      <style:graphic-properties svg:stroke-width="0.1cm" svg:stroke-color="#ffffff" draw:marker-start-width="0.35cm" draw:marker-end-width="0.35cm" draw:fill="solid" draw:fill-color="#448aff" draw:textarea-horizontal-align="left" draw:textarea-vertical-align="middle" draw:auto-grow-height="false" fo:min-height="2.6cm" fo:min-width="25.3cm" fo:padding-top="0.2cm" fo:padding-bottom="0.2cm" fo:padding-left="0.5cm" fo:padding-right="0.2cm"/>
      <style:paragraph-properties style:writing-mode="lr-tb"/>
    </style:style>
    <style:style style:name="gr30" style:family="graphic" style:parent-style-name="standard">
      <style:graphic-properties svg:stroke-width="0.1cm" svg:stroke-color="#ffffff" draw:marker-start-width="0.35cm" draw:marker-end-width="0.35cm" draw:fill="solid" draw:fill-color="#bdbdbd" draw:textarea-horizontal-align="justify" draw:textarea-vertical-align="middle" draw:auto-grow-height="false" fo:min-height="1cm" fo:min-width="4.5cm" fo:padding-top="0.25cm" fo:padding-bottom="0.25cm" fo:padding-left="0.25cm" fo:padding-right="0.25cm"/>
      <style:paragraph-properties style:writing-mode="lr-tb"/>
    </style:style>
    <style:style style:name="gr31" style:family="graphic" style:parent-style-name="objectwithoutfill">
      <style:graphic-properties svg:stroke-color="#000000" draw:marker-end="" draw:fill="none" draw:textarea-horizontal-align="left" draw:textarea-vertical-align="middle" fo:padding-top="0.5cm" fo:padding-bottom="0.5cm" fo:padding-left="0.5cm" fo:padding-right="0.5cm"/>
      <style:paragraph-properties style:writing-mode="lr-tb"/>
    </style:style>
    <style:style style:name="gr32" style:family="graphic" style:parent-style-name="standard">
      <style:graphic-properties svg:stroke-width="0.1cm" svg:stroke-color="#ffffff" draw:marker-start-width="0.35cm" draw:marker-end-width="0.35cm" draw:fill="solid" draw:fill-color="#bdbdbd" draw:textarea-horizontal-align="justify" draw:textarea-vertical-align="top" draw:auto-grow-height="false" fo:min-height="10cm" fo:min-width="8.5cm" fo:padding-top="0.25cm" fo:padding-bottom="0.25cm" fo:padding-left="0.25cm" fo:padding-right="0.25cm"/>
      <style:paragraph-properties style:writing-mode="lr-tb"/>
    </style:style>
    <style:style style:name="gr33" style:family="graphic" style:parent-style-name="standard">
      <style:graphic-properties svg:stroke-width="0.1cm" svg:stroke-color="#ffffff" draw:marker-start-width="0.35cm" draw:marker-end-width="0.35cm" draw:fill="solid" draw:fill-color="#6371c4" draw:textarea-horizontal-align="justify" draw:textarea-vertical-align="middle" draw:auto-grow-height="false" fo:min-height="1.65cm" fo:min-width="7.4cm" fo:padding-top="0.175cm" fo:padding-bottom="0.175cm" fo:padding-left="0.3cm" fo:padding-right="0.3cm"/>
      <style:paragraph-properties style:writing-mode="lr-tb"/>
    </style:style>
    <style:style style:name="gr34" style:family="graphic" style:parent-style-name="standard">
      <style:graphic-properties svg:stroke-width="0.1cm" svg:stroke-color="#ffffff" draw:marker-start-width="0.35cm" draw:marker-end-width="0.35cm" draw:fill="solid" draw:fill-color="#757575" draw:textarea-horizontal-align="justify" draw:textarea-vertical-align="middle" draw:auto-grow-height="false" fo:min-height="1.65cm" fo:min-width="7.4cm" fo:padding-top="0.175cm" fo:padding-bottom="0.175cm" fo:padding-left="0.3cm" fo:padding-right="0.3cm"/>
      <style:paragraph-properties style:writing-mode="lr-tb"/>
    </style:style>
    <style:style style:name="gr35" style:family="graphic" style:parent-style-name="standard">
      <style:graphic-properties svg:stroke-width="0.1cm" svg:stroke-color="#ffffff" draw:marker-start-width="0.35cm" draw:marker-end-width="0.35cm" draw:fill="solid" draw:fill-color="#303f9f" draw:textarea-horizontal-align="justify" draw:textarea-vertical-align="middle" draw:auto-grow-height="false" fo:min-height="1.65cm" fo:min-width="7.4cm" fo:padding-top="0.175cm" fo:padding-bottom="0.175cm" fo:padding-left="0.3cm" fo:padding-right="0.3cm"/>
      <style:paragraph-properties style:writing-mode="lr-tb"/>
    </style:style>
    <style:style style:name="gr36" style:family="graphic" style:parent-style-name="standard">
      <style:graphic-properties svg:stroke-width="0.1cm" svg:stroke-color="#ffffff" draw:marker-start-width="0.35cm" draw:marker-end-width="0.35cm" draw:fill="solid" draw:fill-color="#9ea7dd" draw:textarea-horizontal-align="justify" draw:textarea-vertical-align="middle" draw:auto-grow-height="false" fo:min-height="1.65cm" fo:min-width="7.4cm" fo:padding-top="0.175cm" fo:padding-bottom="0.175cm" fo:padding-left="0.3cm" fo:padding-right="0.3cm"/>
      <style:paragraph-properties style:writing-mode="lr-tb"/>
    </style:style>
    <style:style style:name="gr37" style:family="graphic" style:parent-style-name="standard">
      <style:graphic-properties svg:stroke-width="0.2cm" svg:stroke-color="#000000" draw:marker-start-width="0.797cm" draw:marker-end-width="0.797cm" draw:fill="none" draw:textarea-horizontal-align="justify" draw:textarea-vertical-align="middle" draw:auto-grow-height="false" fo:min-height="1.336cm" fo:min-width="2.502cm" fo:padding-top="0.249cm" fo:padding-bottom="0.249cm" fo:padding-left="0.249cm" fo:padding-right="0.249cm"/>
    </style:style>
    <style:style style:name="gr38" style:family="graphic" style:parent-style-name="standard">
      <style:graphic-properties svg:stroke-color="#ffffff" draw:fill="solid" draw:fill-color="#303f9f" draw:textarea-horizontal-align="justify" draw:textarea-vertical-align="middle" draw:auto-grow-height="false" fo:min-height="1.722cm" fo:min-width="1.722cm"/>
      <style:paragraph-properties style:writing-mode="lr-tb"/>
    </style:style>
    <style:style style:name="gr39" style:family="graphic" style:parent-style-name="standard">
      <style:graphic-properties svg:stroke-color="#ffffff" draw:fill="solid" draw:fill-color="#9ea7dd" draw:textarea-horizontal-align="justify" draw:textarea-vertical-align="middle" draw:auto-grow-height="false" fo:min-height="1.722cm" fo:min-width="1.722cm"/>
      <style:paragraph-properties style:writing-mode="lr-tb"/>
    </style:style>
    <style:style style:name="gr40" style:family="graphic" style:parent-style-name="standard">
      <style:graphic-properties svg:stroke-color="#ffffff" draw:fill="solid" draw:fill-color="#6371c4" draw:textarea-horizontal-align="justify" draw:textarea-vertical-align="middle" draw:auto-grow-height="false" fo:min-height="1.722cm" fo:min-width="1.722cm"/>
      <style:paragraph-properties style:writing-mode="lr-tb"/>
    </style:style>
    <style:style style:name="gr41" style:family="graphic" style:parent-style-name="standard">
      <style:graphic-properties draw:stroke="none" svg:stroke-color="#000000" draw:fill="none" draw:fill-color="#ffffff" draw:textarea-horizontal-align="left" draw:textarea-vertical-align="top" draw:auto-grow-height="false" fo:min-height="1.3cm" fo:padding-top="0.2cm" fo:padding-bottom="0.2cm" fo:padding-left="0.2cm" fo:padding-right="0.2cm"/>
      <style:paragraph-properties style:writing-mode="lr-tb"/>
    </style:style>
    <style:style style:name="gr42" style:family="graphic" style:parent-style-name="standard">
      <style:graphic-properties svg:stroke-color="#ffffff" draw:fill="solid" draw:fill-color="#9ea7dd" draw:textarea-horizontal-align="center" draw:textarea-vertical-align="top" draw:auto-grow-height="false" fo:min-height="7.164cm" fo:min-width="5.964cm" fo:padding-top="-0.7cm" fo:padding-left="0.2cm"/>
      <style:paragraph-properties style:writing-mode="lr-tb"/>
    </style:style>
    <style:style style:name="gr43" style:family="graphic" style:parent-style-name="standard">
      <style:graphic-properties svg:stroke-color="#ffffff" draw:fill="solid" draw:fill-color="#6371c4" draw:textarea-horizontal-align="center" draw:textarea-vertical-align="top" draw:auto-grow-height="false" fo:min-height="4.544cm" fo:min-width="3.844cm" fo:padding-top="-0.2cm" fo:padding-left="0.2cm"/>
      <style:paragraph-properties style:writing-mode="lr-tb"/>
    </style:style>
    <style:style style:name="gr44" style:family="graphic" style:parent-style-name="standard">
      <style:graphic-properties svg:stroke-color="#ffffff" draw:fill="solid" draw:fill-color="#303f9f" draw:textarea-horizontal-align="center" draw:textarea-vertical-align="middle" draw:auto-grow-height="false" fo:min-height="1.722cm" fo:min-width="1.722cm" fo:padding-top="0.2cm" fo:padding-left="0.2cm"/>
      <style:paragraph-properties style:writing-mode="lr-tb"/>
    </style:style>
    <style:style style:name="gr45" style:family="graphic" style:parent-style-name="standard">
      <style:graphic-properties svg:stroke-color="#ffffff" draw:fill="solid" draw:fill-color="#f36838" draw:textarea-horizontal-align="justify" draw:textarea-vertical-align="middle" draw:auto-grow-height="false" fo:min-height="9.6cm" fo:min-width="4.6cm"/>
    </style:style>
    <style:style style:name="gr46" style:family="graphic" style:parent-style-name="standard">
      <style:graphic-properties svg:stroke-color="#ffffff" draw:textarea-horizontal-align="justify" draw:textarea-vertical-align="middle" draw:auto-grow-height="false" fo:min-height="4.6cm" fo:min-width="9.6cm"/>
    </style:style>
    <style:style style:name="gr47" style:family="graphic" style:parent-style-name="standard">
      <style:graphic-properties svg:stroke-color="#ffffff" draw:fill="solid" draw:fill-color="#3b70ee" draw:textarea-horizontal-align="justify" draw:textarea-vertical-align="middle" draw:auto-grow-height="false" fo:min-height="9.6cm" fo:min-width="4.6cm"/>
    </style:style>
    <style:style style:name="gr48" style:family="graphic" style:parent-style-name="standard">
      <style:graphic-properties svg:stroke-color="#ffffff" draw:fill="solid" draw:fill-color="#34a3c5" draw:textarea-horizontal-align="justify" draw:textarea-vertical-align="middle" draw:auto-grow-height="false" fo:min-height="1.267cm" fo:min-width="8.1cm"/>
    </style:style>
    <style:style style:name="gr49" style:family="graphic" style:parent-style-name="standard">
      <style:graphic-properties svg:stroke-color="#ffffff" draw:fill="solid" draw:fill-color="#b62118" draw:textarea-horizontal-align="justify" draw:textarea-vertical-align="middle" draw:auto-grow-height="false" fo:min-height="4.6cm" fo:min-width="1.8cm"/>
    </style:style>
    <style:style style:name="gr50" style:family="graphic" style:parent-style-name="standard">
      <style:graphic-properties svg:stroke-color="#ffffff" draw:fill="solid" draw:fill-color="#95b241" draw:textarea-horizontal-align="justify" draw:textarea-vertical-align="middle" draw:auto-grow-height="false" fo:min-height="1.267cm" fo:min-width="3.1cm"/>
    </style:style>
    <style:style style:name="gr51" style:family="graphic" style:parent-style-name="standard">
      <style:graphic-properties svg:stroke-width="5cm" svg:stroke-color="#ffffff" draw:marker-start-width="12.347cm" draw:marker-end-width="12.347cm" draw:fill="none" draw:textarea-horizontal-align="justify" draw:textarea-vertical-align="middle" draw:auto-grow-height="false" fo:min-height="5.238cm" fo:min-width="5.238cm" fo:padding-top="2.649cm" fo:padding-bottom="2.649cm" fo:padding-left="2.649cm" fo:padding-right="2.649cm"/>
    </style:style>
    <style:style style:name="gr52" style:family="graphic" style:parent-style-name="standard">
      <style:graphic-properties draw:stroke="none" svg:stroke-color="#000000" draw:fill="solid" draw:fill-color="#b62118" draw:textarea-horizontal-align="center" draw:textarea-vertical-align="middle" draw:auto-grow-height="false" fo:min-height="0.35cm" fo:min-width="0cm" fo:padding-left="3cm"/>
    </style:style>
    <style:style style:name="gr53" style:family="graphic" style:parent-style-name="standard">
      <style:graphic-properties draw:stroke="none" svg:stroke-color="#000000" draw:fill="solid" draw:fill-color="#f36838" draw:textarea-horizontal-align="center" draw:textarea-vertical-align="middle" draw:auto-grow-height="false" fo:min-height="0.35cm" fo:min-width="0cm" fo:padding-left="3cm"/>
    </style:style>
    <style:style style:name="gr54" style:family="graphic" style:parent-style-name="standard">
      <style:graphic-properties draw:stroke="none" svg:stroke-color="#000000" draw:fill="solid" draw:fill-color="#95b241" draw:textarea-horizontal-align="center" draw:textarea-vertical-align="middle" draw:auto-grow-height="false" fo:min-height="0.35cm" fo:min-width="0cm" fo:padding-left="3cm"/>
    </style:style>
    <style:style style:name="gr55" style:family="graphic" style:parent-style-name="standard">
      <style:graphic-properties draw:stroke="none" svg:stroke-color="#000000" draw:fill="solid" draw:fill-color="#34a3c5" draw:textarea-horizontal-align="left" draw:textarea-vertical-align="middle" draw:auto-grow-height="false" fo:min-height="0.35cm" fo:min-width="4.55cm" fo:padding-left="0.2cm" fo:padding-right="-4cm"/>
    </style:style>
    <style:style style:name="gr56" style:family="graphic" style:parent-style-name="standard">
      <style:graphic-properties draw:stroke="none" svg:stroke-color="#000000" draw:fill="solid" draw:fill-color="#3b70ee" draw:textarea-horizontal-align="left" draw:textarea-vertical-align="middle" draw:auto-grow-height="false" fo:min-height="0.35cm" fo:min-width="4.55cm" fo:padding-left="-4cm"/>
    </style:style>
    <style:style style:name="gr57" style:family="graphic" style:parent-style-name="standard">
      <style:graphic-properties draw:stroke="none" svg:stroke-color="#000000" draw:fill="none" draw:textarea-horizontal-align="left" draw:textarea-vertical-align="middle" draw:auto-grow-height="false" fo:min-height="1.1cm" fo:min-width="5.6cm"/>
      <style:paragraph-properties style:writing-mode="lr-tb"/>
    </style:style>
    <style:style style:name="gr58" style:family="graphic" style:parent-style-name="standard">
      <style:graphic-properties draw:stroke="none" svg:stroke-color="#000000" draw:marker-end="" draw:fill="solid" draw:fill-color="#bdbdbd" draw:opacity="50%" draw:textarea-horizontal-align="justify" draw:textarea-vertical-align="middle" draw:auto-grow-height="false" fo:min-height="1.6cm" fo:min-width="26.6cm"/>
      <style:paragraph-properties style:writing-mode="lr-tb"/>
    </style:style>
    <style:style style:name="gr59" style:family="graphic" style:parent-style-name="standard">
      <style:graphic-properties draw:stroke="none" svg:stroke-color="#000000" draw:marker-end="" draw:fill="none" draw:fill-color="#bbbbbb" draw:opacity="100%" draw:textarea-horizontal-align="justify" draw:textarea-vertical-align="middle" draw:auto-grow-height="false" fo:min-height="1.6cm" fo:min-width="26.6cm" draw:shadow-opacity="100%"/>
      <style:paragraph-properties style:writing-mode="lr-tb"/>
    </style:style>
    <style:style style:name="gr60" style:family="graphic" style:parent-style-name="standard">
      <style:graphic-properties draw:stroke="none" svg:stroke-color="#000000" draw:marker-end="" draw:fill="none" draw:fill-color="#bbbbbb" draw:opacity="100%" draw:textarea-horizontal-align="justify" draw:textarea-vertical-align="middle" draw:auto-grow-height="false" fo:min-height="1.35cm" fo:min-width="26.6cm" draw:shadow-opacity="100%"/>
      <style:paragraph-properties style:writing-mode="lr-tb"/>
    </style:style>
    <style:style style:name="gr61" style:family="graphic" style:parent-style-name="objectwithoutfill">
      <style:graphic-properties svg:stroke-color="#000000" draw:marker-end="" draw:fill="none"/>
    </style:style>
    <style:style style:name="gr62" style:family="graphic" style:parent-style-name="objectwithoutfill">
      <style:graphic-properties svg:stroke-color="#000000" draw:marker-end="" draw:fill="none"/>
      <style:paragraph-properties style:writing-mode="lr-tb"/>
    </style:style>
    <style:style style:name="gr63" style:family="graphic" style:parent-style-name="standard">
      <style:graphic-properties draw:stroke="none" svg:stroke-color="#000000" draw:marker-end="" draw:fill="none" draw:textarea-horizontal-align="left" draw:textarea-vertical-align="middle" draw:auto-grow-height="false" fo:min-height="3.6cm" fo:min-width="3.6cm"/>
      <style:paragraph-properties style:writing-mode="lr-tb"/>
    </style:style>
    <style:style style:name="gr64" style:family="graphic" style:parent-style-name="standard">
      <style:graphic-properties svg:stroke-width="0.1cm" svg:stroke-color="#ffffff" draw:marker-start-width="0.35cm" draw:marker-end-width="0.35cm" draw:fill="solid" draw:fill-color="#448aff" draw:textarea-horizontal-align="justify" draw:textarea-vertical-align="middle" draw:auto-grow-height="false" fo:min-height="1.65cm" fo:min-width="13.4cm" fo:padding-top="0.175cm" fo:padding-bottom="0.175cm" fo:padding-left="0.3cm" fo:padding-right="0.3cm"/>
      <style:paragraph-properties style:writing-mode="lr-tb"/>
    </style:style>
    <style:style style:name="gr65" style:family="graphic" style:parent-style-name="standard">
      <style:graphic-properties svg:stroke-width="0.1cm" svg:stroke-color="#ffffff" draw:marker-start-width="0.35cm" draw:marker-end-width="0.35cm" draw:fill-color="#c4c4c4" draw:textarea-horizontal-align="justify" draw:textarea-vertical-align="middle" draw:auto-grow-height="false" fo:min-height="1.65cm" fo:min-width="13.4cm" fo:padding-top="0.175cm" fo:padding-bottom="0.175cm" fo:padding-left="0.3cm" fo:padding-right="0.3cm"/>
      <style:paragraph-properties style:writing-mode="lr-tb"/>
    </style:style>
    <style:style style:name="gr66" style:family="graphic" style:parent-style-name="objectwithoutfill">
      <style:graphic-properties svg:stroke-width="0.2cm" draw:marker-start="" draw:marker-start-width="0.65cm" draw:marker-end="" draw:marker-end-width="0.65cm" draw:fill="none" fo:padding-top="0.25cm" fo:padding-bottom="0.25cm" fo:padding-left="0.25cm" fo:padding-right="0.25cm"/>
    </style:style>
    <style:style style:name="gr67" style:family="graphic" style:parent-style-name="standard">
      <style:graphic-properties svg:stroke-width="0.1cm" svg:stroke-color="#ffffff" draw:marker-start-width="0.35cm" draw:marker-end-width="0.35cm" draw:fill="solid" draw:fill-color="#3f51b5" draw:textarea-horizontal-align="justify" draw:textarea-vertical-align="middle" draw:auto-grow-height="false" fo:min-height="1.65cm" fo:min-width="13.4cm" fo:padding-top="0.175cm" fo:padding-bottom="0.175cm" fo:padding-left="0.3cm" fo:padding-right="0.3cm"/>
      <style:paragraph-properties style:writing-mode="lr-tb"/>
    </style:style>
    <style:style style:name="gr68" style:family="graphic" style:parent-style-name="standard">
      <style:graphic-properties draw:stroke="none" svg:stroke-color="#000000" draw:fill="none" draw:fill-color="#ffffff" draw:textarea-vertical-align="top" draw:auto-grow-height="false" fo:min-height="2.1cm"/>
      <style:paragraph-properties style:writing-mode="lr-tb"/>
    </style:style>
    <style:style style:name="gr69" style:family="graphic" style:parent-style-name="standard">
      <style:graphic-properties draw:stroke="none" svg:stroke-color="#000000" draw:fill="none" draw:fill-color="#ffffff" draw:textarea-horizontal-align="right" draw:textarea-vertical-align="bottom" draw:auto-grow-height="false" fo:min-height="1.1cm"/>
      <style:paragraph-properties style:writing-mode="lr-tb"/>
    </style:style>
    <style:style style:name="gr70" style:family="graphic" style:parent-style-name="standard">
      <style:graphic-properties svg:stroke-width="0.1cm" draw:marker-start-width="0.46cm" draw:marker-end="Arrow" draw:marker-end-width="0.5cm" draw:textarea-horizontal-align="center" draw:textarea-vertical-align="middle" fo:padding-top="0.174cm" fo:padding-bottom="0.174cm" fo:padding-left="0.299cm" fo:padding-right="0.299cm"/>
    </style:style>
    <style:style style:name="gr71" style:family="graphic" style:parent-style-name="standard">
      <style:graphic-properties draw:stroke="none" svg:stroke-color="#000000" draw:fill="solid" draw:fill-color="#ffffff" fo:min-height="1.6cm"/>
      <style:paragraph-properties style:writing-mode="lr-tb"/>
    </style:style>
    <style:style style:name="gr72" style:family="graphic" style:parent-style-name="standard">
      <style:graphic-properties draw:stroke="solid" svg:stroke-width="0.1cm" svg:stroke-color="#ffffff" draw:marker-start-width="0.15cm" draw:marker-end-width="0.15cm" draw:fill="solid" draw:fill-color="#212121" draw:textarea-horizontal-align="justify" draw:textarea-vertical-align="middle" draw:auto-grow-height="false" fo:min-height="2.652cm" fo:min-width="3.902cm" fo:padding-top="0.174cm" fo:padding-bottom="0.174cm" fo:padding-left="0.299cm" fo:padding-right="0.299cm"/>
      <style:paragraph-properties style:writing-mode="lr-tb"/>
    </style:style>
    <style:style style:name="gr73" style:family="graphic" style:parent-style-name="standard">
      <style:graphic-properties draw:stroke="solid" svg:stroke-width="0.1cm" svg:stroke-color="#ffffff" draw:marker-start-width="0.15cm" draw:marker-end-width="0.15cm" draw:fill="solid" draw:fill-color="#3f51b5" draw:textarea-horizontal-align="justify" draw:textarea-vertical-align="middle" draw:auto-grow-height="false" fo:min-height="2.652cm" fo:min-width="3.902cm" fo:padding-top="0.174cm" fo:padding-bottom="0.174cm" fo:padding-left="0.299cm" fo:padding-right="0.299cm"/>
      <style:paragraph-properties style:writing-mode="lr-tb"/>
    </style:style>
    <style:style style:name="gr74" style:family="graphic" style:parent-style-name="standard">
      <style:graphic-properties draw:stroke="solid" svg:stroke-width="0.1cm" svg:stroke-color="#ffffff" draw:marker-start-width="0.15cm" draw:marker-end-width="0.15cm" draw:fill="solid" draw:fill-color="#757575" draw:textarea-horizontal-align="justify" draw:textarea-vertical-align="middle" draw:auto-grow-height="false" fo:min-height="4.652cm" fo:min-width="3.902cm" fo:padding-top="0.174cm" fo:padding-bottom="0.174cm" fo:padding-left="0.299cm" fo:padding-right="0.299cm"/>
      <style:paragraph-properties style:writing-mode="lr-tb"/>
    </style:style>
    <style:style style:name="gr75" style:family="graphic" style:parent-style-name="standard">
      <style:graphic-properties draw:stroke="solid" svg:stroke-width="0.1cm" svg:stroke-color="#ffffff" draw:marker-start-width="0.15cm" draw:marker-end-width="0.15cm" draw:fill="solid" draw:fill-color="#536dfe" draw:textarea-horizontal-align="justify" draw:textarea-vertical-align="middle" draw:auto-grow-height="false" fo:min-height="4.652cm" fo:min-width="3.902cm" fo:padding-top="0.174cm" fo:padding-bottom="0.174cm" fo:padding-left="0.299cm" fo:padding-right="0.299cm"/>
      <style:paragraph-properties style:writing-mode="lr-tb"/>
    </style:style>
    <style:style style:name="gr76" style:family="graphic" style:parent-style-name="standard">
      <style:graphic-properties draw:stroke="none" draw:fill="none" draw:textarea-horizontal-align="justify" draw:textarea-vertical-align="middle" draw:auto-grow-height="false" fo:min-height="1.1cm" fo:min-width="4.1cm"/>
      <style:paragraph-properties style:writing-mode="lr-tb"/>
    </style:style>
    <style:style style:name="gr77" style:family="graphic" style:parent-style-name="standard">
      <style:graphic-properties draw:stroke="solid" svg:stroke-width="0.1cm" svg:stroke-color="#ffffff" draw:marker-start-width="0.15cm" draw:marker-end-width="0.15cm" draw:fill-color="#404040" draw:textarea-horizontal-align="justify" draw:textarea-vertical-align="middle" draw:auto-grow-height="false" fo:min-height="2.652cm" fo:min-width="1.402cm" fo:padding-top="0.174cm" fo:padding-bottom="0.174cm" fo:padding-left="0.299cm" fo:padding-right="0.299cm"/>
      <style:paragraph-properties style:writing-mode="lr-tb"/>
    </style:style>
    <style:style style:name="gr78" style:family="graphic" style:parent-style-name="standard">
      <style:graphic-properties draw:stroke="solid" svg:stroke-width="0.1cm" svg:stroke-color="#ffffff" draw:marker-start-width="0.15cm" draw:marker-end-width="0.15cm" draw:fill="solid" draw:fill-color="#3f51b5" draw:textarea-horizontal-align="justify" draw:textarea-vertical-align="middle" draw:auto-grow-height="false" fo:min-height="2.652cm" fo:min-width="6.402cm" fo:padding-top="0.174cm" fo:padding-bottom="0.174cm" fo:padding-left="0.299cm" fo:padding-right="0.299cm"/>
      <style:paragraph-properties style:writing-mode="lr-tb"/>
    </style:style>
    <style:style style:name="gr79" style:family="graphic" style:parent-style-name="standard">
      <style:graphic-properties svg:stroke-width="0.1cm" svg:stroke-color="#ffffff" draw:marker-start-width="0.46cm" draw:marker-end-width="0.46cm" draw:fill-color="#808080" draw:textarea-horizontal-align="justify" draw:textarea-vertical-align="middle" draw:auto-grow-height="false" fo:min-height="4.652cm" fo:min-width="1.402cm" fo:padding-top="0.174cm" fo:padding-bottom="0.174cm" fo:padding-left="0.299cm" fo:padding-right="0.299cm"/>
      <style:paragraph-properties style:writing-mode="lr-tb"/>
    </style:style>
    <style:style style:name="gr80" style:family="graphic" style:parent-style-name="standard">
      <style:graphic-properties draw:stroke="solid" svg:stroke-width="0.1cm" svg:stroke-color="#ffffff" draw:marker-start-width="0.15cm" draw:marker-end-width="0.15cm" draw:fill="solid" draw:fill-color="#536dfe" draw:textarea-horizontal-align="justify" draw:textarea-vertical-align="middle" draw:auto-grow-height="false" fo:min-height="4.652cm" fo:min-width="6.402cm" fo:padding-top="0.174cm" fo:padding-bottom="0.174cm" fo:padding-left="0.299cm" fo:padding-right="0.299cm"/>
      <style:paragraph-properties style:writing-mode="lr-tb"/>
    </style:style>
    <style:style style:name="gr81" style:family="graphic" style:parent-style-name="standard">
      <style:graphic-properties draw:stroke="none" draw:fill="none" draw:textarea-horizontal-align="justify" draw:textarea-vertical-align="middle" draw:auto-grow-height="false" fo:min-height="1.1cm" fo:min-width="6.599cm"/>
      <style:paragraph-properties style:writing-mode="lr-tb"/>
    </style:style>
    <style:style style:name="gr82" style:family="graphic" style:parent-style-name="standard">
      <style:graphic-properties draw:stroke="none" draw:fill="none" draw:textarea-horizontal-align="justify" draw:textarea-vertical-align="middle" draw:auto-grow-height="false" fo:min-height="1.1cm" fo:min-width="1.554cm"/>
      <style:paragraph-properties style:writing-mode="lr-tb"/>
    </style:style>
    <style:style style:name="gr83" style:family="graphic" style:parent-style-name="standard">
      <style:graphic-properties draw:stroke="none" svg:stroke-color="#000000" draw:fill="none" draw:fill-color="#ffffff" draw:textarea-horizontal-align="left" draw:textarea-vertical-align="top" fo:min-height="0.992cm" fo:padding-top="0.2cm" fo:padding-bottom="0.2cm" fo:padding-left="0.2cm"/>
      <style:paragraph-properties style:writing-mode="lr-tb"/>
    </style:style>
    <style:style style:name="gr84" style:family="graphic" style:parent-style-name="standard">
      <style:graphic-properties draw:stroke="none" svg:stroke-width="0.1cm" svg:stroke-color="#ffffff" draw:marker-start-width="0.15cm" draw:marker-end-width="0.15cm" draw:fill="none" draw:fill-color="#ffffff" draw:textarea-horizontal-align="left" draw:textarea-vertical-align="top" fo:min-height="0.992cm" fo:padding-top="0.199cm" fo:padding-bottom="0.199cm" fo:padding-left="0.199cm" fo:padding-right="0.199cm"/>
      <style:paragraph-properties style:writing-mode="lr-tb"/>
    </style:style>
    <style:style style:name="gr85" style:family="graphic" style:parent-style-name="standard">
      <style:graphic-properties draw:stroke="none" svg:stroke-color="#000000" draw:fill="none" draw:fill-color="#ffffff" draw:textarea-horizontal-align="left" draw:textarea-vertical-align="bottom" draw:auto-grow-height="false" fo:min-height="1.02cm" fo:padding-top="0.2cm" fo:padding-bottom="0.2cm" fo:padding-left="0.2cm"/>
      <style:paragraph-properties style:writing-mode="lr-tb"/>
    </style:style>
    <style:style style:name="gr86" style:family="graphic" style:parent-style-name="standard">
      <style:graphic-properties draw:stroke="none" svg:stroke-color="#000000" draw:fill="none" draw:fill-color="#ffffff" draw:textarea-horizontal-align="left" draw:textarea-vertical-align="bottom" fo:min-height="1.01cm" fo:padding-top="0.2cm" fo:padding-bottom="0.2cm" fo:padding-left="0.2cm"/>
      <style:paragraph-properties style:writing-mode="lr-tb"/>
    </style:style>
    <style:style style:name="gr87" style:family="graphic" style:parent-style-name="standard">
      <style:graphic-properties draw:stroke="none" svg:stroke-width="0.051cm" draw:marker-start-width="0.381cm" draw:marker-end-width="0.381cm" draw:fill="solid" draw:fill-color="#3f51b5" draw:textarea-horizontal-align="justify" draw:textarea-vertical-align="middle" draw:auto-grow-height="false" fo:min-height="0.45cm" fo:min-width="2.075cm" fo:padding-top="0.15cm" fo:padding-bottom="0.15cm" fo:padding-left="0.275cm" fo:padding-right="0.275cm"/>
    </style:style>
    <style:style style:name="gr88" style:family="graphic" style:parent-style-name="standard">
      <style:graphic-properties svg:stroke-width="0.1cm" draw:marker-start-width="0.46cm" draw:marker-end="" draw:marker-end-width="0.5cm" draw:textarea-horizontal-align="center" draw:textarea-vertical-align="middle" fo:padding-top="0.174cm" fo:padding-bottom="0.174cm" fo:padding-left="0.299cm" fo:padding-right="0.299cm"/>
    </style:style>
    <style:style style:name="gr89" style:family="graphic" style:parent-style-name="standard">
      <style:graphic-properties draw:stroke="none" draw:fill="none" draw:textarea-horizontal-align="justify" draw:textarea-vertical-align="middle" draw:auto-grow-height="false" fo:min-height="1.1cm" fo:min-width="8.6cm"/>
      <style:paragraph-properties style:writing-mode="lr-tb"/>
    </style:style>
    <style:style style:name="gr90" style:family="graphic" style:parent-style-name="objectwithoutfill">
      <style:graphic-properties svg:stroke-color="#ffffff" draw:marker-end="" draw:fill="solid" draw:fill-color="#303f9f" draw:textarea-horizontal-align="center"/>
    </style:style>
    <style:style style:name="gr91" style:family="graphic" style:parent-style-name="objectwithoutfill">
      <style:graphic-properties svg:stroke-color="#ffffff" draw:marker-end="" draw:fill="solid" draw:fill-color="#6371c4" draw:textarea-horizontal-align="center"/>
    </style:style>
    <style:style style:name="gr92" style:family="graphic" style:parent-style-name="objectwithoutfill">
      <style:graphic-properties svg:stroke-color="#ffffff" draw:marker-end="" draw:fill="solid" draw:fill-color="#9ea7dd" draw:textarea-horizontal-align="center"/>
    </style:style>
    <style:style style:name="gr93" style:family="graphic" style:parent-style-name="objectwithoutfill">
      <style:graphic-properties svg:stroke-color="#000000" draw:marker-start="Dimension_20_Lines" draw:marker-start-width="0.5cm" draw:marker-start-center="false" draw:marker-end="Concave" draw:marker-end-width="0.5cm" draw:marker-end-center="false" draw:fill="none" draw:textarea-horizontal-align="center"/>
      <style:paragraph-properties style:writing-mode="lr-tb"/>
    </style:style>
    <style:style style:name="gr94" style:family="graphic" style:parent-style-name="objectwithoutfill">
      <style:graphic-properties svg:stroke-color="#000000" draw:marker-start="Concave" draw:marker-start-width="0.5cm" draw:marker-start-center="false" draw:marker-end="Concave" draw:marker-end-width="0.5cm" draw:marker-end-center="false" draw:fill="none" draw:textarea-horizontal-align="center"/>
      <style:paragraph-properties style:writing-mode="lr-tb"/>
    </style:style>
    <style:style style:name="gr95" style:family="graphic" style:parent-style-name="standard">
      <style:graphic-properties draw:stroke="none" svg:stroke-color="#000000" draw:fill="none" draw:fill-color="#ffffff" draw:textarea-horizontal-align="right" draw:auto-grow-height="false" fo:min-height="0cm"/>
      <style:paragraph-properties style:writing-mode="lr-tb"/>
    </style:style>
    <style:style style:name="gr96" style:family="graphic" style:parent-style-name="standard">
      <style:graphic-properties draw:stroke="none" svg:stroke-color="#000000" draw:fill="solid" draw:fill-color="#ffffff" draw:auto-grow-height="false" fo:min-height="1.053cm"/>
      <style:paragraph-properties style:writing-mode="lr-tb"/>
    </style:style>
    <style:style style:name="gr97" style:family="graphic" style:parent-style-name="standard">
      <style:graphic-properties svg:stroke-color="#ffffff" draw:fill="solid" draw:fill-color="#757575" draw:textarea-horizontal-align="justify" draw:textarea-vertical-align="middle" draw:auto-grow-height="false" fo:min-height="1.856cm" fo:min-width="4.356cm"/>
      <style:paragraph-properties style:writing-mode="lr-tb"/>
    </style:style>
    <style:style style:name="gr98" style:family="graphic" style:parent-style-name="standard" style:list-style-name="L2">
      <style:graphic-properties draw:stroke="solid" draw:stroke-dash="Ultrafine_20_Dashed" svg:stroke-color="#303f9f" draw:fill="solid" draw:fill-color="#303f9f" draw:textarea-horizontal-align="left" draw:textarea-vertical-align="top" draw:auto-grow-height="false" fo:min-height="15.35cm" fo:min-width="27.6cm"/>
      <style:paragraph-properties style:writing-mode="lr-tb"/>
    </style:style>
    <style:style style:name="gr99" style:family="graphic" style:parent-style-name="standard" style:list-style-name="L2">
      <style:graphic-properties svg:stroke-color="#ffffff" draw:fill="solid" draw:fill-color="#6371c4" draw:textarea-horizontal-align="left" draw:textarea-vertical-align="top" draw:auto-grow-height="false" fo:min-height="10.1cm" fo:min-width="26.1cm"/>
      <style:paragraph-properties style:writing-mode="lr-tb"/>
    </style:style>
    <style:style style:name="gr100" style:family="graphic" style:parent-style-name="standard" style:list-style-name="L2">
      <style:graphic-properties svg:stroke-color="#ffffff" draw:fill="solid" draw:fill-color="#9ea7dd" draw:textarea-horizontal-align="left" draw:textarea-vertical-align="top" draw:auto-grow-height="false" fo:min-height="4.85cm" fo:min-width="25.093cm"/>
      <style:paragraph-properties style:writing-mode="lr-tb"/>
    </style:style>
    <style:style style:name="gr101" style:family="graphic" style:parent-style-name="standard" style:list-style-name="L2">
      <style:graphic-properties svg:stroke-color="#ffffff" draw:fill="solid" draw:fill-color="#bdbdbd" draw:textarea-horizontal-align="left" draw:textarea-vertical-align="top" draw:auto-grow-height="false" fo:min-height="3.35cm" fo:min-width="8.1cm"/>
      <style:paragraph-properties style:writing-mode="lr-tb"/>
    </style:style>
    <style:style style:name="gr102" style:family="graphic" style:parent-style-name="standard" style:list-style-name="L2">
      <style:graphic-properties svg:stroke-color="#ffffff" draw:fill="solid" draw:fill-color="#bdbdbd" draw:textarea-horizontal-align="left" draw:textarea-vertical-align="top" draw:auto-grow-height="false" fo:min-height="1.475cm" fo:min-width="7.1cm"/>
      <style:paragraph-properties style:writing-mode="lr-tb"/>
    </style:style>
    <style:style style:name="gr103" style:family="graphic" style:parent-style-name="standard" style:list-style-name="L2">
      <style:graphic-properties svg:stroke-color="#ffffff" draw:fill="solid" draw:fill-color="#bdbdbd" draw:textarea-horizontal-align="left" draw:textarea-vertical-align="top" draw:auto-grow-height="false" fo:min-height="3.35cm" fo:min-width="8.1cm"/>
      <style:paragraph-properties style:writing-mode="lr-tb"/>
    </style:style>
    <style:style style:name="gr104" style:family="graphic" style:parent-style-name="standard" style:list-style-name="L2">
      <style:graphic-properties svg:stroke-color="#ffffff" draw:fill="solid" draw:fill-color="#bdbdbd" draw:textarea-horizontal-align="left" draw:textarea-vertical-align="top" draw:auto-grow-height="false" fo:min-height="1.475cm" fo:min-width="7.1cm"/>
      <style:paragraph-properties style:writing-mode="lr-tb"/>
    </style:style>
    <style:style style:name="gr105" style:family="graphic" style:parent-style-name="standard" style:list-style-name="L2">
      <style:graphic-properties svg:stroke-color="#ffffff" draw:fill="solid" draw:fill-color="#bdbdbd" draw:textarea-horizontal-align="left" draw:textarea-vertical-align="top" draw:auto-grow-height="false" fo:min-height="3.35cm" fo:min-width="8.1cm"/>
      <style:paragraph-properties style:writing-mode="lr-tb"/>
    </style:style>
    <style:style style:name="gr106" style:family="graphic" style:parent-style-name="standard" style:list-style-name="L2">
      <style:graphic-properties svg:stroke-color="#ffffff" draw:fill="solid" draw:fill-color="#bdbdbd" draw:textarea-horizontal-align="left" draw:textarea-vertical-align="top" draw:auto-grow-height="false" fo:min-height="1.475cm" fo:min-width="7.1cm"/>
      <style:paragraph-properties style:writing-mode="lr-tb"/>
    </style:style>
    <style:style style:name="gr107" style:family="graphic" style:parent-style-name="standard" style:list-style-name="L2">
      <style:graphic-properties svg:stroke-color="#ffffff" draw:fill="solid" draw:fill-color="#bdbdbd" draw:textarea-horizontal-align="left" draw:textarea-vertical-align="top" draw:auto-grow-height="false" fo:min-height="3.35cm" fo:min-width="12.1cm"/>
      <style:paragraph-properties style:writing-mode="lr-tb"/>
    </style:style>
    <style:style style:name="gr108" style:family="graphic" style:parent-style-name="standard" style:list-style-name="L2">
      <style:graphic-properties svg:stroke-color="#ffffff" draw:fill="solid" draw:fill-color="#bdbdbd" draw:textarea-horizontal-align="left" draw:textarea-vertical-align="top" draw:auto-grow-height="false" fo:min-height="1.475cm" fo:min-width="11.1cm"/>
      <style:paragraph-properties style:writing-mode="lr-tb"/>
    </style:style>
    <style:style style:name="gr109" style:family="graphic" style:parent-style-name="standard" style:list-style-name="L2">
      <style:graphic-properties svg:stroke-color="#ffffff" draw:fill="solid" draw:fill-color="#bdbdbd" draw:textarea-horizontal-align="left" draw:textarea-vertical-align="top" draw:auto-grow-height="false" fo:min-height="3.35cm" fo:min-width="12.1cm"/>
      <style:paragraph-properties style:writing-mode="lr-tb"/>
    </style:style>
    <style:style style:name="gr110" style:family="graphic" style:parent-style-name="standard" style:list-style-name="L2">
      <style:graphic-properties svg:stroke-color="#ffffff" draw:fill="solid" draw:fill-color="#bdbdbd" draw:textarea-horizontal-align="left" draw:textarea-vertical-align="top" draw:auto-grow-height="false" fo:min-height="1.475cm" fo:min-width="11.1cm"/>
      <style:paragraph-properties style:writing-mode="lr-tb"/>
    </style:style>
    <style:style style:name="gr111" style:family="graphic" style:parent-style-name="standard" style:list-style-name="L3">
      <style:graphic-properties svg:stroke-color="#ffffff" draw:fill="solid" draw:fill-color="#bdbdbd" draw:textarea-horizontal-align="left" draw:textarea-vertical-align="top" draw:auto-grow-height="false" fo:min-height="3.725cm" fo:min-width="7.767cm"/>
      <style:paragraph-properties style:writing-mode="lr-tb"/>
    </style:style>
    <style:style style:name="gr112" style:family="graphic" style:parent-style-name="standard" style:list-style-name="L2">
      <style:graphic-properties svg:stroke-color="#ffffff" draw:fill="solid" draw:fill-color="#bdbdbd" draw:textarea-horizontal-align="left" draw:textarea-vertical-align="top" draw:auto-grow-height="false" fo:min-height="3.725cm" fo:min-width="7.766cm"/>
      <style:paragraph-properties style:writing-mode="lr-tb"/>
    </style:style>
    <style:style style:name="gr113" style:family="graphic" style:parent-style-name="standard" style:list-style-name="L2">
      <style:graphic-properties svg:stroke-color="#ffffff" draw:fill="solid" draw:fill-color="#bdbdbd" draw:textarea-horizontal-align="left" draw:textarea-vertical-align="top" draw:auto-grow-height="false" fo:min-height="3.725cm" fo:min-width="7.767cm"/>
      <style:paragraph-properties style:writing-mode="lr-tb"/>
    </style:style>
    <style:style style:name="gr114" style:family="graphic" style:parent-style-name="standard" style:list-style-name="L2">
      <style:graphic-properties svg:stroke-color="#ffffff" draw:fill="solid" draw:fill-color="#bdbdbd" draw:textarea-horizontal-align="left" draw:textarea-vertical-align="top" draw:auto-grow-height="false" fo:min-height="1.475cm" fo:min-width="23.1cm"/>
      <style:paragraph-properties style:writing-mode="lr-tb"/>
    </style:style>
    <style:style style:name="gr115" style:family="graphic" style:parent-style-name="objectwithoutfill">
      <style:graphic-properties draw:marker-end="Arrow_20_concave" draw:marker-end-width="0.5cm" draw:fill="none"/>
    </style:style>
    <style:style style:name="gr116" style:family="graphic" style:parent-style-name="standard">
      <style:graphic-properties draw:stroke="none" svg:stroke-color="#000000" draw:fill="none" draw:fill-color="#ffffff" draw:textarea-horizontal-align="center" draw:textarea-vertical-align="middle" draw:auto-grow-height="false" draw:auto-grow-width="false" fo:min-height="0cm" fo:min-width="0cm"/>
      <style:paragraph-properties style:writing-mode="lr-tb"/>
    </style:style>
    <style:style style:name="gr117"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5cm" fo:min-width="6.4cm" fo:padding-top="0.2cm" fo:padding-bottom="0.2cm" fo:padding-left="0.2cm" fo:padding-right="0.2cm" draw:shadow-opacity="100%"/>
      <style:paragraph-properties style:writing-mode="lr-tb"/>
    </style:style>
    <style:style style:name="gr118" style:family="graphic" style:parent-style-name="standard">
      <style:graphic-properties svg:stroke-width="0.1cm" svg:stroke-color="#bdbdbd" draw:marker-start-width="0.5cm" draw:marker-end-width="0.5cm" draw:fill="solid" draw:fill-color="#ffffff" draw:opacity="50%" draw:textarea-horizontal-align="center" draw:textarea-vertical-align="middle" draw:auto-grow-height="false" fo:min-height="3.65cm" fo:min-width="6.4cm" fo:padding-top="0.2cm" fo:padding-bottom="0.2cm" fo:padding-left="0.2cm" fo:padding-right="0.2cm" draw:shadow-opacity="50%"/>
      <style:paragraph-properties style:writing-mode="lr-tb"/>
    </style:style>
    <style:style style:name="gr119"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120" style:family="graphic" style:parent-style-name="standard">
      <style:graphic-properties draw:stroke="none" svg:stroke-color="#000000" draw:fill="solid" draw:fill-color="#3f51b5"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21"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22"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123" style:family="graphic" style:parent-style-name="objectwithoutfill">
      <style:graphic-properties svg:stroke-color="#ffffff" draw:marker-end="" draw:fill="solid" draw:fill-color="#212121" draw:textarea-horizontal-align="center"/>
    </style:style>
    <style:style style:name="gr124" style:family="graphic" style:parent-style-name="objectwithoutfill">
      <style:graphic-properties svg:stroke-color="#000000" draw:marker-start="Dimension_20_Lines" draw:marker-start-width="0.5cm" draw:marker-start-center="false" draw:marker-end="Concave" draw:marker-end-width="0.5cm" draw:marker-end-center="false" draw:fill="none" draw:textarea-horizontal-align="right" draw:textarea-vertical-align="bottom" fo:padding-top="1cm"/>
      <style:paragraph-properties style:writing-mode="lr-tb"/>
    </style:style>
    <style:style style:name="gr125" style:family="graphic" style:parent-style-name="standard">
      <style:graphic-properties draw:stroke="none" svg:stroke-color="#000000" draw:fill="none" draw:fill-color="#ffffff" draw:textarea-horizontal-align="center" draw:auto-grow-height="false" fo:min-height="1cm"/>
      <style:paragraph-properties style:writing-mode="lr-tb"/>
    </style:style>
    <style:style style:name="gr126" style:family="graphic" style:parent-style-name="standard">
      <style:graphic-properties svg:stroke-color="#ffffff" draw:fill="solid" draw:fill-color="#3f51b5" draw:textarea-horizontal-align="justify" draw:textarea-vertical-align="middle" draw:auto-grow-height="false" fo:min-height="0.6cm" fo:min-width="15.6cm"/>
      <style:paragraph-properties style:writing-mode="lr-tb"/>
    </style:style>
    <style:style style:name="gr127" style:family="graphic" style:parent-style-name="standard">
      <style:graphic-properties svg:stroke-color="#ffffff" draw:fill="solid" draw:fill-color="#3f51b5" draw:textarea-horizontal-align="justify" draw:textarea-vertical-align="middle" draw:auto-grow-height="false" fo:min-height="2.6cm" fo:min-width="3.6cm"/>
      <style:paragraph-properties style:writing-mode="lr-tb"/>
    </style:style>
    <style:style style:name="gr128" style:family="graphic" style:parent-style-name="standard">
      <style:graphic-properties svg:stroke-color="#000000" draw:marker-start="" draw:marker-start-width="0.635cm" draw:marker-end="Arrow" draw:marker-end-width="0.5cm" draw:textarea-horizontal-align="center"/>
    </style:style>
    <style:style style:name="gr129" style:family="graphic" style:parent-style-name="standard">
      <style:graphic-properties svg:stroke-color="#000000" draw:marker-start="" draw:marker-start-width="0.635cm" draw:marker-end="Concave" draw:marker-end-width="0.5cm" draw:textarea-horizontal-align="center"/>
    </style:style>
    <style:style style:name="gr130" style:family="graphic" style:parent-style-name="standard">
      <style:graphic-properties draw:stroke="none" svg:stroke-color="#000000" draw:fill="none" draw:fill-color="#ffffff" draw:textarea-horizontal-align="right" draw:textarea-vertical-align="middle" draw:auto-grow-height="false" fo:min-height="0.6cm"/>
      <style:paragraph-properties style:writing-mode="lr-tb"/>
    </style:style>
    <style:style style:name="gr131" style:family="graphic" style:parent-style-name="standard">
      <style:graphic-properties draw:stroke="none" svg:stroke-color="#000000" draw:fill="none" draw:fill-color="#ffffff" draw:textarea-horizontal-align="right" draw:textarea-vertical-align="bottom" draw:auto-grow-height="false" fo:min-height="0.6cm"/>
      <style:paragraph-properties style:writing-mode="lr-tb"/>
    </style:style>
    <style:style style:name="gr132" style:family="graphic" style:parent-style-name="standard">
      <style:graphic-properties draw:stroke="none" svg:stroke-color="#000000" draw:fill="none" draw:fill-color="#ffffff" draw:textarea-horizontal-align="center" draw:textarea-vertical-align="bottom" draw:auto-grow-height="false" fo:min-height="0.6cm"/>
      <style:paragraph-properties style:writing-mode="lr-tb"/>
    </style:style>
    <style:style style:name="gr133" style:family="graphic" style:parent-style-name="standard">
      <style:graphic-properties svg:stroke-color="#000000" draw:textarea-horizontal-align="center"/>
    </style:style>
    <style:style style:name="gr134" style:family="graphic" style:parent-style-name="standard">
      <style:graphic-properties draw:stroke="none" svg:stroke-color="#000000" draw:fill="none" draw:fill-color="#ffffff" draw:textarea-vertical-align="top" fo:min-height="3.6cm" fo:padding-left="0.5cm"/>
      <style:paragraph-properties style:writing-mode="lr-tb"/>
    </style:style>
    <style:style style:name="gr135" style:family="graphic" style:parent-style-name="standard">
      <style:graphic-properties svg:stroke-color="#ffffff" draw:fill="solid" draw:fill-color="#3f51b5" draw:textarea-horizontal-align="center"/>
    </style:style>
    <style:style style:name="gr136" style:family="graphic" style:parent-style-name="standard">
      <style:graphic-properties draw:stroke="none" svg:stroke-color="#000000" draw:fill="none" draw:fill-color="#ffffff" fo:min-height="6.719cm"/>
      <style:paragraph-properties style:writing-mode="lr-tb"/>
    </style:style>
    <style:style style:name="gr137" style:family="graphic" style:parent-style-name="standard">
      <style:graphic-properties draw:stroke="none" svg:stroke-color="#000000" draw:fill="none" draw:fill-color="#ffffff" draw:textarea-horizontal-align="center" draw:auto-grow-height="false" fo:min-height="3.7cm"/>
      <style:paragraph-properties style:writing-mode="lr-tb"/>
    </style:style>
    <style:style style:name="gr138" style:family="graphic" style:parent-style-name="standard">
      <style:graphic-properties svg:stroke-color="#ffffff" draw:fill="solid" draw:fill-color="#3f51b5" draw:textarea-horizontal-align="justify" draw:textarea-vertical-align="middle" draw:auto-grow-height="false" fo:min-height="1.2cm" fo:min-width="19.6cm"/>
      <style:paragraph-properties style:writing-mode="lr-tb"/>
    </style:style>
    <style:style style:name="gr139" style:family="graphic" style:parent-style-name="standard">
      <style:graphic-properties svg:stroke-color="#ffffff" draw:fill="solid" draw:fill-color="#3f51b5" draw:textarea-horizontal-align="justify" draw:textarea-vertical-align="middle" draw:auto-grow-height="false" fo:min-height="1.2cm" fo:min-width="15.6cm"/>
    </style:style>
    <style:style style:name="gr140" style:family="graphic" style:parent-style-name="standard">
      <style:graphic-properties svg:stroke-color="#ffffff" draw:fill="solid" draw:fill-color="#3f51b5" draw:textarea-horizontal-align="justify" draw:textarea-vertical-align="middle" draw:auto-grow-height="false" fo:min-height="1.2cm" fo:min-width="11.6cm"/>
    </style:style>
    <style:style style:name="gr141" style:family="graphic" style:parent-style-name="standard">
      <style:graphic-properties svg:stroke-color="#ffffff" draw:fill="solid" draw:fill-color="#3f51b5" draw:textarea-horizontal-align="justify" draw:textarea-vertical-align="middle" draw:auto-grow-height="false" fo:min-height="1.2cm" fo:min-width="7.6cm"/>
    </style:style>
    <style:style style:name="gr142" style:family="graphic" style:parent-style-name="standard">
      <style:graphic-properties svg:stroke-color="#ffffff" draw:fill="solid" draw:fill-color="#3f51b5" draw:textarea-horizontal-align="justify" draw:textarea-vertical-align="middle" draw:auto-grow-height="false" fo:min-height="1.2cm" fo:min-width="3.6cm"/>
    </style:style>
    <style:style style:name="gr143" style:family="graphic" style:parent-style-name="standard">
      <style:graphic-properties draw:stroke="none" svg:stroke-color="#000000" draw:fill="none" draw:fill-color="#ffffff" fo:min-height="10.703cm"/>
      <style:paragraph-properties style:writing-mode="lr-tb"/>
    </style:style>
    <style:style style:name="gr144" style:family="graphic" style:parent-style-name="standard">
      <style:graphic-properties svg:stroke-color="#ffffff" draw:fill="solid" draw:fill-color="#536dfe" draw:textarea-horizontal-align="justify" draw:textarea-vertical-align="middle" draw:auto-grow-height="false" fo:min-height="7.1cm" fo:min-width="3.6cm"/>
      <style:paragraph-properties style:writing-mode="lr-tb"/>
    </style:style>
    <style:style style:name="gr145" style:family="graphic" style:parent-style-name="standard">
      <style:graphic-properties svg:stroke-color="#ffffff" draw:fill="solid" draw:fill-color="#536dfe" draw:textarea-horizontal-align="justify" draw:textarea-vertical-align="middle" draw:auto-grow-height="false" fo:min-height="7.1cm" fo:min-width="3.6cm"/>
    </style:style>
    <style:style style:name="gr146" style:family="graphic" style:parent-style-name="standard">
      <style:graphic-properties draw:stroke="none" svg:stroke-color="#ffffff" draw:fill="solid" draw:fill-color="#3f51b5" draw:textarea-horizontal-align="center"/>
    </style:style>
    <style:style style:name="gr147" style:family="graphic" style:parent-style-name="standard">
      <style:graphic-properties draw:stroke="none" svg:stroke-color="#000000" draw:fill="none" draw:fill-color="#ffffff" draw:textarea-vertical-align="top" fo:min-height="1.1cm" fo:padding-left="0.5cm"/>
      <style:paragraph-properties style:writing-mode="lr-tb"/>
    </style:style>
    <style:style style:name="gr148" style:family="graphic" style:parent-style-name="standard">
      <style:graphic-properties svg:stroke-color="#ffffff" draw:fill="solid" draw:fill-color="#536dfe" draw:textarea-horizontal-align="justify" draw:textarea-vertical-align="middle" draw:auto-grow-height="false" fo:min-height="3.1cm" fo:min-width="1.6cm"/>
    </style:style>
    <style:style style:name="gr149" style:family="graphic" style:parent-style-name="standard">
      <style:graphic-properties draw:stroke="none" svg:stroke-color="#000000" draw:fill="solid" draw:fill-color="#ffffff" draw:textarea-horizontal-align="center" draw:textarea-vertical-align="bottom" draw:auto-grow-height="false" fo:min-height="0.6cm"/>
      <style:paragraph-properties style:writing-mode="lr-tb"/>
    </style:style>
    <style:style style:name="gr150" style:family="graphic" style:parent-style-name="standard">
      <style:graphic-properties svg:stroke-color="#000000" draw:fill="solid" draw:fill-color="#ffffff" draw:textarea-horizontal-align="center"/>
    </style:style>
    <style:style style:name="gr151" style:family="graphic" style:parent-style-name="standard">
      <style:graphic-properties draw:stroke="none" svg:stroke-color="#000000" draw:fill="none" draw:fill-color="#ffffff" draw:textarea-horizontal-align="left" draw:textarea-vertical-align="top" fo:min-height="1.1cm" fo:padding-left="0.5cm"/>
      <style:paragraph-properties style:writing-mode="lr-tb"/>
    </style:style>
    <style:style style:name="gr152" style:family="graphic" style:parent-style-name="standard">
      <style:graphic-properties svg:stroke-color="#ffffff" draw:fill="solid" draw:fill-color="#3f51b5" draw:textarea-horizontal-align="justify" draw:textarea-vertical-align="middle" draw:auto-grow-height="false" fo:min-height="0.35cm" fo:min-width="9.6cm"/>
    </style:style>
    <style:style style:name="gr153" style:family="graphic" style:parent-style-name="standard">
      <style:graphic-properties svg:stroke-color="#ffffff" draw:fill="solid" draw:fill-color="#3f51b5" draw:textarea-horizontal-align="justify" draw:textarea-vertical-align="middle" draw:auto-grow-height="false" fo:min-height="0.35cm" fo:min-width="7.6cm"/>
    </style:style>
    <style:style style:name="gr154" style:family="graphic" style:parent-style-name="standard">
      <style:graphic-properties svg:stroke-color="#ffffff" draw:fill="solid" draw:fill-color="#3f51b5" draw:textarea-horizontal-align="justify" draw:textarea-vertical-align="middle" draw:auto-grow-height="false" fo:min-height="0.35cm" fo:min-width="5.6cm"/>
    </style:style>
    <style:style style:name="gr155" style:family="graphic" style:parent-style-name="standard">
      <style:graphic-properties svg:stroke-color="#ffffff" draw:fill="solid" draw:fill-color="#3f51b5" draw:textarea-horizontal-align="justify" draw:textarea-vertical-align="middle" draw:auto-grow-height="false" fo:min-height="0.35cm" fo:min-width="3.6cm"/>
    </style:style>
    <style:style style:name="gr156" style:family="graphic" style:parent-style-name="standard">
      <style:graphic-properties svg:stroke-color="#ffffff" draw:fill="solid" draw:fill-color="#3f51b5" draw:textarea-horizontal-align="justify" draw:textarea-vertical-align="middle" draw:auto-grow-height="false" fo:min-height="0.35cm" fo:min-width="1.6cm"/>
    </style:style>
    <style:style style:name="gr157"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401cm" fo:padding-top="0.175cm" fo:padding-bottom="0.175cm" fo:padding-left="0.3cm" fo:padding-right="0.3cm"/>
    </style:style>
    <style:style style:name="gr158"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4cm" fo:padding-top="0.175cm" fo:padding-bottom="0.175cm" fo:padding-left="0.3cm" fo:padding-right="0.3cm"/>
    </style:style>
    <style:style style:name="gr159"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399cm" fo:padding-top="0.175cm" fo:padding-bottom="0.175cm" fo:padding-left="0.3cm" fo:padding-right="0.3cm"/>
    </style:style>
    <style:style style:name="gr160"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7.65cm" fo:min-width="2.402cm" fo:padding-top="0.175cm" fo:padding-bottom="0.175cm" fo:padding-left="0.3cm" fo:padding-right="0.3cm"/>
    </style:style>
    <style:style style:name="gr161"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8.4cm" fo:padding-top="0.175cm" fo:padding-bottom="0.175cm" fo:padding-left="0.3cm" fo:padding-right="0.3cm"/>
      <style:paragraph-properties style:writing-mode="lr-tb"/>
    </style:style>
    <style:style style:name="gr162"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2.4cm" fo:padding-top="0.175cm" fo:padding-bottom="0.175cm" fo:padding-left="0.3cm" fo:padding-right="0.3cm"/>
      <style:paragraph-properties style:writing-mode="lr-tb"/>
    </style:style>
    <style:style style:name="gr163"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2.65cm" fo:min-width="3.4cm" fo:padding-top="0.175cm" fo:padding-bottom="0.175cm" fo:padding-left="0.3cm" fo:padding-right="0.3cm"/>
      <style:paragraph-properties style:writing-mode="lr-tb"/>
    </style:style>
    <style:style style:name="gr164" style:family="graphic" style:parent-style-name="standard">
      <style:graphic-properties svg:stroke-width="0.1cm" svg:stroke-color="#ffffff" draw:marker-start-width="0.35cm" draw:marker-end="Arrow" draw:marker-end-width="0.15cm" draw:fill="solid" draw:fill-color="#673ab7" draw:textarea-horizontal-align="center" fo:padding-top="0.175cm" fo:padding-bottom="0.175cm" fo:padding-left="0.3cm" fo:padding-right="0.3cm"/>
    </style:style>
    <style:style style:name="gr165" style:family="graphic" style:parent-style-name="standard">
      <style:graphic-properties svg:stroke-width="0.1cm" svg:stroke-color="#ffffff" draw:marker-start-width="0.35cm" draw:marker-end-width="0.15cm" draw:fill="solid" draw:fill-color="#3f51b5" draw:textarea-horizontal-align="justify" draw:textarea-vertical-align="middle" draw:auto-grow-height="false" fo:min-height="0.65cm" fo:min-width="1.9cm" fo:padding-top="0.175cm" fo:padding-bottom="0.175cm" fo:padding-left="0.3cm" fo:padding-right="0.3cm"/>
    </style:style>
    <style:style style:name="gr166" style:family="graphic" style:parent-style-name="standard">
      <style:graphic-properties draw:stroke="none" svg:stroke-color="#000000" draw:fill="none" draw:fill-color="#ffffff" draw:textarea-horizontal-align="left" draw:auto-grow-height="false" draw:auto-grow-width="false" fo:max-height="0cm" fo:min-height="0cm"/>
      <style:paragraph-properties style:writing-mode="lr-tb"/>
    </style:style>
    <style:style style:name="gr167" style:family="graphic" style:parent-style-name="standard">
      <style:graphic-properties draw:stroke="none" svg:stroke-color="#000000" draw:fill="none" draw:fill-color="#ffffff" draw:textarea-horizontal-align="right" draw:auto-grow-height="false" draw:auto-grow-width="false" fo:max-height="0cm" fo:min-height="0cm"/>
      <style:paragraph-properties style:writing-mode="lr-tb"/>
    </style:style>
    <style:style style:name="gr168" style:family="graphic" style:parent-style-name="standard">
      <style:graphic-properties svg:stroke-color="#ffffff" draw:fill="solid" draw:fill-color="#bdbdbd" draw:textarea-horizontal-align="justify" draw:textarea-vertical-align="top" draw:auto-grow-height="false" fo:min-height="2.546cm" fo:min-width="26.6cm" fo:padding-top="0.254cm"/>
    </style:style>
    <style:style style:name="gr169" style:family="graphic" style:parent-style-name="standard">
      <style:graphic-properties svg:stroke-color="#ffffff" draw:fill="solid" draw:fill-color="#bdbdbd" draw:textarea-horizontal-align="justify" draw:textarea-vertical-align="top" draw:auto-grow-height="false" fo:min-height="8.046cm" fo:min-width="9.6cm" fo:padding-top="0.254cm"/>
    </style:style>
    <style:style style:name="gr170" style:family="graphic" style:parent-style-name="standard">
      <style:graphic-properties svg:stroke-color="#ffffff" draw:fill="solid" draw:fill-color="#bdbdbd" draw:textarea-horizontal-align="justify" draw:textarea-vertical-align="top" draw:auto-grow-height="false" fo:min-height="8.046cm" fo:min-width="6.6cm" fo:padding-top="0.254cm"/>
    </style:style>
    <style:style style:name="gr171" style:family="graphic" style:parent-style-name="standard">
      <style:graphic-properties svg:stroke-color="#ffffff" draw:fill="solid" draw:fill-color="#bdbdbd" draw:textarea-horizontal-align="justify" draw:textarea-vertical-align="top" draw:auto-grow-height="false" fo:min-height="8.046cm" fo:min-width="4.6cm" fo:padding-top="0.254cm"/>
    </style:style>
    <style:style style:name="gr172" style:family="graphic" style:parent-style-name="standard">
      <style:graphic-properties draw:stroke="none" svg:stroke-width="0.051cm" svg:stroke-color="#000000" draw:marker-start-width="0.381cm" draw:marker-end-width="0cm" draw:fill="none" draw:fill-color="#ffffff" draw:textarea-vertical-align="top" fo:min-height="2.249cm" fo:padding-top="0.203cm" fo:padding-bottom="0.1cm" fo:padding-left="0.225cm" fo:padding-right="0.225cm"/>
      <style:paragraph-properties style:writing-mode="lr-tb"/>
    </style:style>
    <style:style style:name="gr173" style:family="graphic" style:parent-style-name="standard">
      <style:graphic-properties svg:stroke-color="#ffffff" draw:fill="solid" draw:fill-color="#212121" draw:textarea-horizontal-align="justify" draw:textarea-vertical-align="middle" draw:auto-grow-height="false" fo:min-height="1.046cm" fo:min-width="9.6cm" fo:padding-top="0.254cm"/>
      <style:paragraph-properties style:writing-mode="lr-tb"/>
    </style:style>
    <style:style style:name="gr174" style:family="graphic" style:parent-style-name="standard">
      <style:graphic-properties svg:stroke-color="#ffffff" draw:fill="solid" draw:fill-color="#212121" draw:textarea-horizontal-align="justify" draw:textarea-vertical-align="middle" draw:auto-grow-height="false" fo:min-height="1.046cm" fo:min-width="6.6cm" fo:padding-top="0.254cm"/>
      <style:paragraph-properties style:writing-mode="lr-tb"/>
    </style:style>
    <style:style style:name="gr175" style:family="graphic" style:parent-style-name="standard">
      <style:graphic-properties svg:stroke-color="#ffffff" draw:fill="solid" draw:fill-color="#212121" draw:textarea-horizontal-align="justify" draw:textarea-vertical-align="middle" draw:auto-grow-height="false" fo:min-height="1.046cm" fo:min-width="4.6cm" fo:padding-top="0.254cm"/>
      <style:paragraph-properties style:writing-mode="lr-tb"/>
    </style:style>
    <style:style style:name="gr176" style:family="graphic" style:parent-style-name="standard">
      <style:graphic-properties draw:stroke="solid" svg:stroke-width="0.1cm" svg:stroke-color="#ffffff" draw:marker-start-width="0.46cm" draw:marker-end-width="0.08cm" draw:fill="solid" draw:fill-color="#303f9f" draw:textarea-horizontal-align="center" draw:textarea-vertical-align="middle" draw:auto-grow-height="false" fo:min-height="0.971cm" fo:padding-top="0.2cm" fo:padding-bottom="0.2cm" fo:padding-left="0.2cm" fo:padding-right="0.2cm"/>
      <style:paragraph-properties style:writing-mode="lr-tb"/>
    </style:style>
    <style:style style:name="gr177" style:family="graphic" style:parent-style-name="standard">
      <style:graphic-properties svg:stroke-width="0.1cm" svg:stroke-color="#000000" draw:marker-start-width="0.15cm" draw:marker-end="Arrow" draw:marker-end-width="0.4cm" draw:textarea-horizontal-align="center" fo:padding-top="0.124cm" fo:padding-bottom="0.124cm" fo:padding-left="0.249cm" fo:padding-right="0.249cm"/>
    </style:style>
    <style:style style:name="gr178" style:family="graphic" style:parent-style-name="objectwithoutfill">
      <style:graphic-properties svg:stroke-width="0.1cm" svg:stroke-color="#000000" draw:marker-start-width="0.147cm" draw:marker-end="Arrow" draw:marker-end-width="0.4cm" draw:fill="none" draw:textarea-horizontal-align="center" fo:padding-top="0.199cm" fo:padding-bottom="0.199cm" fo:padding-left="0.199cm" fo:padding-right="0.199cm"/>
    </style:style>
    <style:style style:name="gr179" style:family="graphic" style:parent-style-name="standard">
      <style:graphic-properties draw:stroke="solid" svg:stroke-width="0.1cm" svg:stroke-color="#ffffff" draw:marker-start-width="0.46cm" draw:marker-end-width="0.08cm" draw:fill="solid" draw:fill-color="#6371c4" draw:textarea-horizontal-align="center" draw:textarea-vertical-align="middle" draw:auto-grow-height="false" fo:min-height="0.971cm" fo:padding-top="0.2cm" fo:padding-bottom="0.2cm" fo:padding-left="0.2cm" fo:padding-right="0.2cm"/>
      <style:paragraph-properties style:writing-mode="lr-tb"/>
    </style:style>
    <style:style style:name="gr180" style:family="graphic" style:parent-style-name="standard">
      <style:graphic-properties draw:stroke="solid" svg:stroke-width="0.1cm" svg:stroke-color="#ffffff" draw:marker-start-width="0.46cm" draw:marker-end-width="0.08cm" draw:fill="solid" draw:fill-color="#9ea7dd" draw:textarea-horizontal-align="center" draw:textarea-vertical-align="middle" draw:auto-grow-height="false" fo:min-height="0.971cm" fo:padding-top="0.2cm" fo:padding-bottom="0.2cm" fo:padding-left="0.2cm" fo:padding-right="0.2cm"/>
      <style:paragraph-properties style:writing-mode="lr-tb"/>
    </style:style>
    <style:style style:name="gr181" style:family="graphic" style:parent-style-name="standard">
      <style:graphic-properties draw:stroke="none" svg:stroke-color="#404040" draw:fill="solid" draw:fill-color="#448aff" draw:textarea-horizontal-align="justify" draw:textarea-vertical-align="middle" draw:auto-grow-height="false" fo:min-height="0.1cm" fo:min-width="1.789cm"/>
    </style:style>
    <style:style style:name="gr182" style:family="graphic" style:parent-style-name="standard">
      <style:graphic-properties draw:stroke="solid" svg:stroke-width="0.1cm" svg:stroke-color="#ffffff" draw:marker-start-width="0.46cm" draw:marker-end-width="0.08cm" draw:fill="solid" draw:fill-color="#757575" draw:textarea-horizontal-align="center" draw:textarea-vertical-align="middle" draw:auto-grow-height="false" fo:min-height="0.971cm" fo:padding-top="0.2cm" fo:padding-bottom="0.2cm" fo:padding-left="0.2cm" fo:padding-right="0.2cm"/>
      <style:paragraph-properties style:writing-mode="lr-tb"/>
    </style:style>
    <style:style style:name="gr183" style:family="graphic" style:parent-style-name="standard">
      <style:graphic-properties svg:stroke-color="#ffffff" draw:fill="solid" draw:fill-color="#9ea7dd" draw:textarea-horizontal-align="justify" draw:textarea-vertical-align="middle" draw:auto-grow-height="false" fo:min-height="1.406cm" fo:min-width="2.406cm"/>
      <style:paragraph-properties style:writing-mode="lr-tb"/>
    </style:style>
    <style:style style:name="gr184" style:family="graphic" style:parent-style-name="standard">
      <style:graphic-properties draw:textarea-horizontal-align="center"/>
    </style:style>
    <style:style style:name="gr185" style:family="graphic" style:parent-style-name="standard">
      <style:graphic-properties svg:stroke-color="#ffffff" draw:fill="solid" draw:fill-color="#303f9f" draw:textarea-horizontal-align="justify" draw:textarea-vertical-align="middle" draw:auto-grow-height="false" fo:min-height="1.406cm" fo:min-width="2.406cm"/>
      <style:paragraph-properties style:writing-mode="lr-tb"/>
    </style:style>
    <style:style style:name="gr186" style:family="graphic" style:parent-style-name="standard">
      <style:graphic-properties svg:stroke-color="#ffffff" draw:fill="solid" draw:fill-color="#6371c4" draw:textarea-horizontal-align="justify" draw:textarea-vertical-align="middle" draw:auto-grow-height="false" fo:min-height="1.406cm" fo:min-width="2.406cm"/>
      <style:paragraph-properties style:writing-mode="lr-tb"/>
    </style:style>
    <style:style style:name="gr187" style:family="graphic" style:parent-style-name="standard">
      <style:graphic-properties svg:stroke-color="#ffffff" draw:fill="solid" draw:fill-color="#bdbdbd" draw:textarea-horizontal-align="left" draw:textarea-vertical-align="bottom" draw:auto-grow-height="false" fo:min-height="8.046cm" fo:min-width="6.6cm" fo:padding-top="0.2cm" fo:wrap-option="wrap"/>
      <style:paragraph-properties style:writing-mode="lr-tb"/>
    </style:style>
    <style:style style:name="gr188" style:family="graphic" style:parent-style-name="standard">
      <style:graphic-properties svg:stroke-color="#ffffff" draw:fill="solid" draw:fill-color="#3f51b5" draw:textarea-horizontal-align="justify" draw:textarea-vertical-align="middle" draw:auto-grow-height="false" fo:min-height="1.014cm" fo:min-width="1.014cm"/>
      <style:paragraph-properties style:writing-mode="lr-tb"/>
    </style:style>
    <style:style style:name="gr189" style:family="graphic" style:parent-style-name="standard">
      <style:graphic-properties svg:stroke-color="#ffffff" draw:fill="solid" draw:fill-color="#bdbdbd" draw:textarea-horizontal-align="justify" draw:textarea-vertical-align="bottom" draw:auto-grow-height="false" fo:min-height="8.046cm" fo:min-width="6.6cm" fo:padding-top="0.2cm"/>
      <style:paragraph-properties style:writing-mode="lr-tb"/>
    </style:style>
    <style:style style:name="gr190" style:family="graphic" style:parent-style-name="standard">
      <style:graphic-properties svg:stroke-color="#ffffff" draw:fill="solid" draw:fill-color="#757575" draw:textarea-horizontal-align="justify" draw:textarea-vertical-align="middle" draw:auto-grow-height="false" fo:min-height="1.014cm" fo:min-width="1.014cm"/>
      <style:paragraph-properties style:writing-mode="lr-tb"/>
    </style:style>
    <style:style style:name="gr191" style:family="graphic" style:parent-style-name="objectwithoutfill">
      <style:graphic-properties draw:marker-start="Arrow" draw:marker-start-width="0.3cm" draw:marker-end="Arrow" draw:marker-end-width="0.3cm" draw:fill="none" draw:textarea-horizontal-align="center"/>
    </style:style>
    <style:style style:name="gr192" style:family="graphic" style:parent-style-name="standard">
      <style:graphic-properties draw:fill="solid" draw:fill-color="#ffffff" draw:textarea-horizontal-align="justify" draw:textarea-vertical-align="middle" draw:auto-grow-height="false" fo:min-height="1.604cm" fo:min-width="1.601cm"/>
    </style:style>
    <style:style style:name="gr193" style:family="graphic" style:parent-style-name="objectwithoutfill">
      <style:graphic-properties svg:stroke-color="#000000" draw:marker-end="" draw:fill="none" draw:textarea-horizontal-align="center"/>
    </style:style>
    <style:style style:name="gr194" style:family="graphic" style:parent-style-name="standard">
      <style:graphic-properties svg:stroke-color="#ffffff" draw:fill="solid" draw:fill-color="#3b70ee" draw:textarea-horizontal-align="justify" draw:textarea-vertical-align="middle" draw:auto-grow-height="false" fo:min-height="0.978cm" fo:min-width="3.042cm"/>
      <style:paragraph-properties style:writing-mode="lr-tb"/>
    </style:style>
    <style:style style:name="gr195" style:family="graphic" style:parent-style-name="standard">
      <style:graphic-properties svg:stroke-color="#ffffff" draw:fill="solid" draw:fill-color="#34a3c5" draw:textarea-horizontal-align="justify" draw:textarea-vertical-align="middle" draw:auto-grow-height="false" fo:min-height="1.05cm" fo:min-width="4.13cm"/>
      <style:paragraph-properties style:writing-mode="lr-tb"/>
    </style:style>
    <style:style style:name="gr196" style:family="graphic" style:parent-style-name="standard">
      <style:graphic-properties svg:stroke-color="#ffffff" draw:fill="solid" draw:fill-color="#95b241" draw:textarea-horizontal-align="justify" draw:textarea-vertical-align="middle" draw:auto-grow-height="false" fo:min-height="1.088cm" fo:min-width="5.178cm"/>
      <style:paragraph-properties style:writing-mode="lr-tb"/>
    </style:style>
    <style:style style:name="gr197" style:family="graphic" style:parent-style-name="standard">
      <style:graphic-properties svg:stroke-color="#ffffff" draw:fill="solid" draw:fill-color="#f36838" draw:textarea-horizontal-align="justify" draw:textarea-vertical-align="middle" draw:auto-grow-height="false" fo:min-height="1.116cm" fo:min-width="6.228cm"/>
      <style:paragraph-properties style:writing-mode="lr-tb"/>
    </style:style>
    <style:style style:name="gr198" style:family="graphic" style:parent-style-name="standard">
      <style:graphic-properties svg:stroke-color="#ffffff" draw:fill="solid" draw:fill-color="#b62118" draw:textarea-horizontal-align="justify" draw:textarea-vertical-align="middle" draw:auto-grow-height="false" fo:min-height="1.136cm" fo:min-width="7.274cm"/>
      <style:paragraph-properties style:writing-mode="lr-tb"/>
    </style:style>
    <style:style style:name="gr199" style:family="graphic" style:parent-style-name="objectwithoutfill">
      <style:graphic-properties svg:stroke-color="#000000" draw:marker-end="Arrow" draw:marker-end-width="0.4cm" draw:fill="none" draw:textarea-horizontal-align="center"/>
    </style:style>
    <style:style style:name="gr200" style:family="graphic" style:parent-style-name="standard">
      <style:graphic-properties svg:stroke-color="#ffffff" draw:fill="solid" draw:fill-color="#bdbdbd" draw:textarea-horizontal-align="left" draw:textarea-vertical-align="bottom" draw:auto-grow-height="false" fo:min-height="8.046cm" fo:min-width="6.6cm" fo:padding-top="0.254cm" fo:wrap-option="wrap"/>
      <style:paragraph-properties style:writing-mode="lr-tb"/>
    </style:style>
    <style:style style:name="gr201" style:family="graphic" style:parent-style-name="standard">
      <style:graphic-properties svg:stroke-color="#ffffff" draw:fill="solid" draw:fill-color="#bdbdbd" draw:textarea-horizontal-align="justify" draw:textarea-vertical-align="bottom" draw:auto-grow-height="false" fo:min-height="8.046cm" fo:min-width="6.6cm" fo:padding-top="0.254cm"/>
      <style:paragraph-properties style:writing-mode="lr-tb"/>
    </style:style>
    <style:style style:name="gr202" style:family="graphic" style:parent-style-name="standard">
      <style:graphic-properties svg:stroke-color="#ffffff" draw:fill="solid" draw:fill-color="#3b70ee" draw:textarea-horizontal-align="justify" draw:textarea-vertical-align="middle" draw:auto-grow-height="false" fo:min-height="0.288cm" fo:min-width="0.978cm"/>
      <style:paragraph-properties style:writing-mode="lr-tb"/>
    </style:style>
    <style:style style:name="gr203" style:family="graphic" style:parent-style-name="standard">
      <style:graphic-properties svg:stroke-color="#ffffff" draw:fill="solid" draw:fill-color="#34a3c5" draw:textarea-horizontal-align="justify" draw:textarea-vertical-align="middle" draw:auto-grow-height="false" fo:min-height="0.326cm" fo:min-width="1.412cm"/>
      <style:paragraph-properties style:writing-mode="lr-tb"/>
    </style:style>
    <style:style style:name="gr204" style:family="graphic" style:parent-style-name="standard">
      <style:graphic-properties svg:stroke-color="#ffffff" draw:fill="solid" draw:fill-color="#95b241" draw:textarea-horizontal-align="justify" draw:textarea-vertical-align="middle" draw:auto-grow-height="false" fo:min-height="0.344cm" fo:min-width="1.832cm"/>
      <style:paragraph-properties style:writing-mode="lr-tb"/>
    </style:style>
    <style:style style:name="gr205" style:family="graphic" style:parent-style-name="standard">
      <style:graphic-properties svg:stroke-color="#ffffff" draw:fill="solid" draw:fill-color="#f36838" draw:textarea-horizontal-align="justify" draw:textarea-vertical-align="middle" draw:auto-grow-height="false" fo:min-height="0.358cm" fo:min-width="2.252cm"/>
      <style:paragraph-properties style:writing-mode="lr-tb"/>
    </style:style>
    <style:style style:name="gr206" style:family="graphic" style:parent-style-name="standard">
      <style:graphic-properties svg:stroke-color="#ffffff" draw:fill="solid" draw:fill-color="#b62118" draw:textarea-horizontal-align="justify" draw:textarea-vertical-align="middle" draw:auto-grow-height="false" fo:min-height="0.368cm" fo:min-width="2.67cm"/>
      <style:paragraph-properties style:writing-mode="lr-tb"/>
    </style:style>
    <style:style style:name="gr207" style:family="graphic" style:parent-style-name="standard">
      <style:graphic-properties draw:stroke="none" svg:stroke-color="#000000" draw:fill="none" draw:fill-color="#ffffff" draw:auto-grow-height="true" draw:auto-grow-width="false" fo:max-height="0cm" fo:min-height="2.736cm"/>
      <style:paragraph-properties style:writing-mode="lr-tb"/>
    </style:style>
    <style:style style:name="gr208" style:family="graphic" style:parent-style-name="standard">
      <style:graphic-properties draw:stroke="none" svg:stroke-color="#000000" draw:fill="none" draw:fill-color="#ffffff" draw:auto-grow-height="true" draw:auto-grow-width="false" fo:max-height="0cm" fo:min-height="5.3cm"/>
      <style:paragraph-properties style:writing-mode="lr-tb"/>
    </style:style>
    <style:style style:name="gr209" style:family="graphic" style:parent-style-name="standard">
      <style:graphic-properties svg:stroke-color="#ffffff" draw:fill="solid" draw:fill-color="#bdbdbd" draw:textarea-horizontal-align="left" draw:textarea-vertical-align="bottom" draw:auto-grow-height="false" fo:min-height="3.796cm" fo:min-width="6.6cm" fo:padding-top="0.254cm" fo:wrap-option="wrap"/>
    </style:style>
    <style:style style:name="gr210" style:family="graphic" style:parent-style-name="standard">
      <style:graphic-properties svg:stroke-color="#ffffff" draw:fill="solid" draw:fill-color="#bdbdbd" draw:textarea-horizontal-align="justify" draw:textarea-vertical-align="bottom" draw:auto-grow-height="false" fo:min-height="8.046cm" fo:min-width="6.6cm" fo:padding-top="0.254cm"/>
    </style:style>
    <style:style style:name="gr211" style:family="graphic" style:parent-style-name="standard">
      <style:graphic-properties svg:stroke-color="#ffffff" draw:fill="solid" draw:fill-color="#bdbdbd" draw:textarea-horizontal-align="left" draw:textarea-vertical-align="bottom" draw:auto-grow-height="false" fo:min-height="8.1cm" fo:min-width="6.6cm" fo:padding-top="0.2cm" fo:wrap-option="wrap"/>
      <style:paragraph-properties style:writing-mode="lr-tb"/>
    </style:style>
    <style:style style:name="gr212" style:family="graphic" style:parent-style-name="standard">
      <style:graphic-properties svg:stroke-color="#ffffff" draw:fill="solid" draw:fill-color="#bdbdbd" draw:textarea-horizontal-align="justify" draw:textarea-vertical-align="bottom" draw:auto-grow-height="false" fo:min-height="8.1cm" fo:min-width="6.6cm" fo:padding-top="0.2cm"/>
      <style:paragraph-properties style:writing-mode="lr-tb"/>
    </style:style>
    <style:style style:name="gr213" style:family="graphic" style:parent-style-name="standard">
      <style:graphic-properties svg:stroke-width="0.1cm" svg:stroke-color="#bdbdbd" draw:marker-start-width="0.5cm" draw:marker-end-width="0.5cm" draw:fill="solid" draw:fill-color="#bdbdbd" draw:opacity="100%" draw:textarea-horizontal-align="left" draw:textarea-vertical-align="top" draw:auto-grow-height="false" fo:min-height="3.6cm" fo:min-width="6.6cm" fo:padding-top="0.2cm" fo:padding-bottom="0.2cm" fo:padding-left="0.2cm" fo:padding-right="0.2cm" draw:shadow-opacity="100%"/>
      <style:paragraph-properties style:writing-mode="lr-tb"/>
    </style:style>
    <style:style style:name="gr214" style:family="graphic" style:parent-style-name="standard">
      <style:graphic-properties svg:stroke-width="0.1cm" svg:stroke-color="#bdbdbd" draw:marker-start-width="0.5cm" draw:marker-end-width="0.5cm" draw:fill="solid" draw:fill-color="#ffffff" draw:opacity="50%" draw:textarea-horizontal-align="left" draw:textarea-vertical-align="top" draw:auto-grow-height="false" fo:min-height="3.6cm" fo:min-width="6.6cm" fo:padding-top="0.2cm" fo:padding-bottom="0.2cm" fo:padding-left="0.2cm" fo:padding-right="0.2cm" draw:shadow-opacity="50%"/>
      <style:paragraph-properties style:writing-mode="lr-tb"/>
    </style:style>
    <style:style style:name="gr215" style:family="graphic" style:parent-style-name="standard" style:list-style-name="L3">
      <style:graphic-properties svg:stroke-width="0.1cm" svg:stroke-color="#bdbdbd" draw:marker-start-width="0.5cm" draw:marker-end-width="0.5cm" draw:fill="solid" draw:fill-color="#ffffff" draw:opacity="50%" draw:textarea-horizontal-align="left" draw:textarea-vertical-align="top" draw:auto-grow-height="false" fo:min-height="3.6cm" fo:min-width="6.6cm" fo:padding-top="0.2cm" fo:padding-bottom="0.2cm" fo:padding-left="0.2cm" fo:padding-right="0.2cm" draw:shadow-opacity="50%"/>
      <style:paragraph-properties style:writing-mode="lr-tb"/>
    </style:style>
    <style:style style:name="gr216" style:family="graphic" style:parent-style-name="standard">
      <style:graphic-properties draw:stroke="solid" svg:stroke-color="#ffffff" draw:fill="solid" draw:fill-color="#212121" draw:textarea-horizontal-align="center" draw:auto-grow-height="false" fo:min-height="4.8cm" fo:padding-bottom="0.8cm"/>
    </style:style>
    <style:style style:name="gr217" style:family="graphic" style:parent-style-name="standard">
      <style:graphic-properties draw:stroke="solid" svg:stroke-color="#ffffff" draw:fill="solid" draw:fill-color="#3f51b5" draw:auto-grow-height="false" fo:min-height="4.8cm" fo:padding-top="0.5cm"/>
      <style:paragraph-properties style:writing-mode="lr-tb"/>
    </style:style>
    <style:style style:name="gr218" style:family="graphic" style:parent-style-name="standard">
      <style:graphic-properties draw:stroke="solid" svg:stroke-color="#ffffff" draw:fill="solid" draw:fill-color="#3f51b5" draw:textarea-horizontal-align="center" draw:auto-grow-height="false" fo:min-height="4.8cm" fo:padding-bottom="0.8cm"/>
      <style:paragraph-properties style:writing-mode="lr-tb"/>
    </style:style>
    <style:style style:name="gr219" style:family="graphic" style:parent-style-name="standard">
      <style:graphic-properties draw:stroke="solid" svg:stroke-color="#ffffff" draw:fill="solid" draw:fill-color="#3f51b5" draw:auto-grow-height="false" fo:min-height="4.8cm"/>
      <style:paragraph-properties style:writing-mode="lr-tb"/>
    </style:style>
    <style:style style:name="gr220" style:family="graphic" style:parent-style-name="standard">
      <style:graphic-properties svg:stroke-color="#ffffff" draw:fill="solid" draw:fill-color="#536dfe" draw:textarea-horizontal-align="justify" draw:textarea-vertical-align="middle" draw:auto-grow-height="false" fo:min-height="1.1cm" fo:min-width="2.225cm"/>
      <style:paragraph-properties style:writing-mode="lr-tb"/>
    </style:style>
    <style:style style:name="gr221" style:family="graphic" style:parent-style-name="standard">
      <style:graphic-properties svg:stroke-color="#757575" draw:fill="none" draw:textarea-horizontal-align="justify" draw:textarea-vertical-align="middle" draw:auto-grow-height="false" fo:min-height="4.622cm" fo:min-width="8.086cm"/>
    </style:style>
    <style:style style:name="gr222" style:family="graphic" style:parent-style-name="standard">
      <style:graphic-properties svg:stroke-color="#ffffff" draw:fill="solid" draw:fill-color="#3f51b5" draw:textarea-horizontal-align="justify" draw:textarea-vertical-align="middle" draw:auto-grow-height="false" fo:min-height="0.334cm" fo:min-width="0.2cm"/>
    </style:style>
    <style:style style:name="gr223" style:family="graphic" style:parent-style-name="standard">
      <style:graphic-properties svg:stroke-color="#ffffff" draw:fill="solid" draw:fill-color="#b62118" draw:textarea-horizontal-align="justify" draw:textarea-vertical-align="middle" draw:auto-grow-height="false" fo:min-height="0.308cm" fo:min-width="0.308cm"/>
    </style:style>
    <style:style style:name="gr224" style:family="graphic" style:parent-style-name="standard">
      <style:graphic-properties draw:stroke="none" svg:stroke-color="#000000" draw:fill="none" draw:fill-color="#ffffff" draw:textarea-horizontal-align="center" draw:textarea-vertical-align="bottom" draw:auto-grow-height="false" fo:min-height="1.3cm"/>
      <style:paragraph-properties style:writing-mode="lr-tb"/>
    </style:style>
    <style:style style:name="gr225" style:family="graphic" style:parent-style-name="standard">
      <style:graphic-properties svg:stroke-color="#ffffff" draw:fill="solid" draw:fill-color="#f36838" draw:textarea-horizontal-align="justify" draw:textarea-vertical-align="middle" draw:auto-grow-height="false" fo:min-height="0.308cm" fo:min-width="0.308cm"/>
    </style:style>
    <style:style style:name="gr226" style:family="graphic" style:parent-style-name="standard">
      <style:graphic-properties svg:stroke-color="#ffffff" draw:fill="solid" draw:fill-color="#34a3c5" draw:textarea-horizontal-align="justify" draw:textarea-vertical-align="middle" draw:auto-grow-height="false" fo:min-height="0.308cm" fo:min-width="0.308cm"/>
    </style:style>
    <style:style style:name="gr227" style:family="graphic" style:parent-style-name="standard">
      <style:graphic-properties svg:stroke-color="#ffffff" draw:fill="solid" draw:fill-color="#95b241" draw:textarea-horizontal-align="justify" draw:textarea-vertical-align="middle" draw:auto-grow-height="false" fo:min-height="0.308cm" fo:min-width="0.308cm"/>
    </style:style>
    <style:style style:name="gr228" style:family="graphic" style:parent-style-name="standard">
      <style:graphic-properties draw:stroke="none" svg:stroke-color="#000000" draw:fill="none" draw:fill-color="#ffffff" draw:textarea-horizontal-align="center" draw:textarea-vertical-align="middle" draw:auto-grow-height="false" fo:min-height="1.3cm"/>
      <style:paragraph-properties style:writing-mode="lr-tb"/>
    </style:style>
    <style:style style:name="gr229" style:family="graphic" style:parent-style-name="standard">
      <style:graphic-properties svg:stroke-color="#757575" draw:fill="none" draw:textarea-horizontal-align="justify" draw:textarea-vertical-align="middle" draw:auto-grow-height="false" fo:min-height="2.112cm" fo:min-width="3.844cm"/>
    </style:style>
    <style:style style:name="gr230" style:family="graphic" style:parent-style-name="standard">
      <style:graphic-properties svg:stroke-color="#ffffff" draw:fill="solid" draw:fill-color="#3f51b5" draw:textarea-horizontal-align="justify" draw:textarea-vertical-align="middle" draw:auto-grow-height="false" fo:min-height="0cm" fo:min-width="0cm"/>
    </style:style>
    <style:style style:name="gr231" style:family="graphic" style:parent-style-name="standard">
      <style:graphic-properties svg:stroke-color="#ffffff" draw:fill="solid" draw:fill-color="#b62118" draw:textarea-horizontal-align="justify" draw:textarea-vertical-align="middle" draw:auto-grow-height="false" fo:min-height="0cm" fo:min-width="0cm"/>
    </style:style>
    <style:style style:name="gr232" style:family="graphic" style:parent-style-name="standard">
      <style:graphic-properties svg:stroke-color="#ffffff" draw:fill="solid" draw:fill-color="#f36838" draw:textarea-horizontal-align="justify" draw:textarea-vertical-align="middle" draw:auto-grow-height="false" fo:min-height="0cm" fo:min-width="0cm"/>
    </style:style>
    <style:style style:name="gr233" style:family="graphic" style:parent-style-name="standard">
      <style:graphic-properties svg:stroke-color="#ffffff" draw:fill="solid" draw:fill-color="#34a3c5" draw:textarea-horizontal-align="justify" draw:textarea-vertical-align="middle" draw:auto-grow-height="false" fo:min-height="0cm" fo:min-width="0cm"/>
    </style:style>
    <style:style style:name="gr234" style:family="graphic" style:parent-style-name="standard">
      <style:graphic-properties svg:stroke-color="#ffffff" draw:fill="solid" draw:fill-color="#95b241" draw:textarea-horizontal-align="justify" draw:textarea-vertical-align="middle" draw:auto-grow-height="false" fo:min-height="0cm" fo:min-width="0cm"/>
    </style:style>
    <style:style style:name="gr235" style:family="graphic" style:parent-style-name="standard">
      <style:graphic-properties svg:stroke-color="#ffffff" draw:fill="solid" draw:fill-color="#bdbdbd" draw:textarea-horizontal-align="justify" draw:textarea-vertical-align="top" draw:auto-grow-height="false" fo:min-height="1.6cm" fo:min-width="8.6cm"/>
    </style:style>
    <style:style style:name="gr236" style:family="graphic" style:parent-style-name="objectwithoutfill">
      <style:graphic-properties svg:stroke-color="#ffffff" draw:marker-end="" draw:fill="none" draw:textarea-horizontal-align="center"/>
    </style:style>
    <style:style style:name="gr237" style:family="graphic" style:parent-style-name="standard">
      <style:graphic-properties draw:stroke="none" draw:fill="none" draw:textarea-vertical-align="middle" draw:auto-grow-height="false" fo:min-height="0.59cm"/>
      <style:paragraph-properties style:writing-mode="lr-tb"/>
    </style:style>
    <style:style style:name="gr238" style:family="graphic" style:parent-style-name="standard">
      <style:graphic-properties svg:stroke-color="#ffffff" draw:fill="solid" draw:fill-color="#3f51b5" draw:textarea-horizontal-align="justify" draw:textarea-vertical-align="middle" draw:auto-grow-height="false" fo:min-height="0.308cm" fo:min-width="0.308cm"/>
    </style:style>
    <style:style style:name="gr239" style:family="graphic" style:parent-style-name="standard">
      <style:graphic-properties svg:stroke-color="#ffffff" draw:fill="solid" draw:fill-color="#448aff" draw:textarea-horizontal-align="justify" draw:textarea-vertical-align="middle" draw:auto-grow-height="false" fo:min-height="0.308cm" fo:min-width="0.308cm"/>
    </style:style>
    <style:style style:name="gr240" style:family="graphic" style:parent-style-name="standard">
      <style:graphic-properties svg:stroke-color="#ffffff" draw:fill="solid" draw:fill-color="#bdbdbd" draw:textarea-horizontal-align="justify" draw:textarea-vertical-align="top" draw:auto-grow-height="false" fo:min-height="1.6cm" fo:min-width="19.6cm"/>
    </style:style>
    <style:style style:name="gr241" style:family="graphic" style:parent-style-name="standard">
      <style:graphic-properties svg:stroke-color="#000000" draw:marker-start="" draw:marker-start-width="0.635cm" draw:marker-end="Dimension_20_Lines" draw:marker-end-width="0.64cm" draw:textarea-horizontal-align="center"/>
      <style:paragraph-properties style:writing-mode="lr-tb"/>
    </style:style>
    <style:style style:name="gr242" style:family="graphic" style:parent-style-name="standard">
      <style:graphic-properties svg:stroke-color="#000000" draw:marker-start="" draw:marker-start-width="0.635cm" draw:marker-end="" draw:marker-end-width="0.5cm" draw:textarea-horizontal-align="right" fo:padding-right="1cm"/>
      <style:paragraph-properties style:writing-mode="lr-tb"/>
    </style:style>
    <style:style style:name="gr243" style:family="graphic" style:parent-style-name="standard">
      <style:graphic-properties draw:stroke="none" svg:stroke-color="#000000" draw:fill="none" draw:fill-color="#ffffff" draw:textarea-horizontal-align="center" draw:auto-grow-height="false" fo:min-height="2.134cm"/>
      <style:paragraph-properties style:writing-mode="lr-tb"/>
    </style:style>
    <style:style style:name="gr244" style:family="graphic" style:parent-style-name="standard">
      <style:graphic-properties svg:stroke-color="#000000" draw:marker-start="Dimension_20_Lines" draw:marker-start-width="0.635cm" draw:marker-end="" draw:marker-end-width="0.5cm" draw:textarea-horizontal-align="center"/>
      <style:paragraph-properties style:writing-mode="lr-tb"/>
    </style:style>
    <style:style style:name="gr245" style:family="graphic" style:parent-style-name="standard">
      <style:graphic-properties draw:stroke="solid" svg:stroke-color="#ffffff" draw:fill="solid" draw:fill-color="#9ea7dd" draw:textarea-horizontal-align="left" draw:textarea-vertical-align="top" draw:auto-grow-height="false" draw:auto-grow-width="false" fo:min-height="0cm" fo:min-width="0cm" fo:padding-left="0.4cm"/>
      <style:paragraph-properties style:writing-mode="lr-tb"/>
    </style:style>
    <style:style style:name="gr246" style:family="graphic" style:parent-style-name="standard" style:list-style-name="L4">
      <style:graphic-properties draw:stroke="none" svg:stroke-color="#000000" draw:fill="none" draw:fill-color="#ffffff" draw:textarea-horizontal-align="left" draw:textarea-vertical-align="top" draw:auto-grow-height="false" fo:min-height="3.8cm" fo:padding-left="0.4cm"/>
      <style:paragraph-properties style:writing-mode="lr-tb"/>
    </style:style>
    <style:style style:name="gr247" style:family="graphic" style:parent-style-name="standard">
      <style:graphic-properties draw:stroke="solid" svg:stroke-color="#ffffff" draw:fill="solid" draw:fill-color="#9ea7dd" draw:textarea-horizontal-align="left" draw:textarea-vertical-align="top" draw:auto-grow-height="false" draw:auto-grow-width="false" fo:min-height="0cm" fo:min-width="0cm"/>
      <style:paragraph-properties style:writing-mode="lr-tb"/>
    </style:style>
    <style:style style:name="gr248"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49" style:family="graphic" style:parent-style-name="standard">
      <style:graphic-properties draw:stroke="solid" svg:stroke-color="#ffffff" draw:fill="solid" draw:fill-color="#303f9f" draw:textarea-horizontal-align="left" draw:textarea-vertical-align="top" draw:auto-grow-height="false" draw:auto-grow-width="false" fo:min-height="0cm" fo:min-width="0cm"/>
      <style:paragraph-properties style:writing-mode="lr-tb"/>
    </style:style>
    <style:style style:name="gr250"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51" style:family="graphic" style:parent-style-name="standard">
      <style:graphic-properties draw:stroke="solid" svg:stroke-color="#ffffff" draw:fill="solid" draw:fill-color="#6371c4" draw:textarea-horizontal-align="left" draw:textarea-vertical-align="top" draw:auto-grow-height="false" draw:auto-grow-width="false" fo:min-height="0cm" fo:min-width="0cm"/>
      <style:paragraph-properties style:writing-mode="lr-tb"/>
    </style:style>
    <style:style style:name="gr252"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53"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54"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55"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56" style:family="graphic" style:parent-style-name="standard">
      <style:graphic-properties draw:stroke="solid" svg:stroke-color="#ffffff" draw:fill="solid" draw:fill-color="#303f9f" draw:textarea-horizontal-align="left" draw:textarea-vertical-align="top" draw:auto-grow-height="false" draw:auto-grow-width="false" fo:min-height="0cm" fo:min-width="0cm" fo:padding-left="0.4cm"/>
      <style:paragraph-properties style:writing-mode="lr-tb"/>
    </style:style>
    <style:style style:name="gr257" style:family="graphic" style:parent-style-name="standard" style:list-style-name="L4">
      <style:graphic-properties draw:stroke="none" svg:stroke-color="#000000" draw:fill="none" draw:fill-color="#ffffff" draw:textarea-horizontal-align="left" draw:textarea-vertical-align="top" draw:auto-grow-height="false" fo:min-height="3.8cm" fo:padding-left="0.4cm"/>
      <style:paragraph-properties style:writing-mode="lr-tb"/>
    </style:style>
    <style:style style:name="gr258" style:family="graphic" style:parent-style-name="standard" style:list-style-name="L4">
      <style:graphic-properties draw:stroke="none" svg:stroke-color="#000000" draw:fill="none" draw:fill-color="#ffffff" draw:textarea-horizontal-align="left" draw:textarea-vertical-align="top" draw:auto-grow-height="false" fo:min-height="3.8cm" fo:padding-left="0.4cm"/>
      <style:paragraph-properties style:writing-mode="lr-tb"/>
    </style:style>
    <style:style style:name="gr259"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60" style:family="graphic" style:parent-style-name="standard" style:list-style-name="L4">
      <style:graphic-properties draw:stroke="none" svg:stroke-color="#000000" draw:fill="none" draw:fill-color="#ffffff" draw:textarea-horizontal-align="left" draw:textarea-vertical-align="top" draw:auto-grow-height="false" fo:min-height="3.8cm"/>
      <style:paragraph-properties style:writing-mode="lr-tb"/>
    </style:style>
    <style:style style:name="gr261"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paragraph-properties style:writing-mode="lr-tb"/>
    </style:style>
    <style:style style:name="gr262" style:family="graphic" style:parent-style-name="standard">
      <style:graphic-properties svg:stroke-width="0.1cm" svg:stroke-color="#bdbdbd" draw:marker-start-width="0.5cm" draw:marker-end-width="0.5cm" draw:fill="solid" draw:fill-color="#bdbdbd" draw:opacity="100%" draw:textarea-horizontal-align="justify" draw:textarea-vertical-align="middle" draw:auto-grow-height="false" fo:min-height="3.65cm" fo:min-width="6.4cm" fo:padding-top="0.2cm" fo:padding-bottom="0.2cm" fo:padding-left="0.2cm" fo:padding-right="0.2cm" draw:shadow-opacity="100%"/>
      <style:paragraph-properties style:writing-mode="lr-tb"/>
    </style:style>
    <style:style style:name="gr263"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2cm" fo:padding-bottom="0.2cm" fo:padding-left="0.2cm" fo:padding-right="0.2cm" draw:shadow-opacity="50%"/>
      <style:paragraph-properties style:writing-mode="lr-tb"/>
    </style:style>
    <style:style style:name="gr264" style:family="graphic" style:parent-style-name="standard">
      <style:graphic-properties svg:stroke-width="0.2cm" svg:stroke-color="#ffffff" draw:marker-start-width="0.65cm" draw:marker-end-width="0.65cm" draw:fill="solid" draw:fill-color="#303f9f" draw:textarea-horizontal-align="justify" draw:textarea-vertical-align="middle" draw:auto-grow-height="false" fo:min-height="2.33cm" fo:min-width="2.33cm" fo:padding-top="0.25cm" fo:padding-bottom="0.25cm" fo:padding-left="0.25cm" fo:padding-right="0.25cm"/>
      <style:paragraph-properties style:writing-mode="lr-tb"/>
    </style:style>
    <style:style style:name="gr265" style:family="graphic" style:parent-style-name="standard">
      <style:graphic-properties svg:stroke-width="0.2cm" svg:stroke-color="#ffffff" draw:marker-start-width="0.65cm" draw:marker-end-width="0.65cm" draw:fill="solid" draw:fill-color="#6371c4" draw:textarea-horizontal-align="justify" draw:textarea-vertical-align="middle" draw:auto-grow-height="false" fo:min-height="2.33cm" fo:min-width="2.33cm" fo:padding-top="0.25cm" fo:padding-bottom="0.25cm" fo:padding-left="0.25cm" fo:padding-right="0.25cm"/>
      <style:paragraph-properties style:writing-mode="lr-tb"/>
    </style:style>
    <style:style style:name="gr266" style:family="graphic" style:parent-style-name="standard">
      <style:graphic-properties svg:stroke-width="0.2cm" svg:stroke-color="#ffffff" draw:marker-start-width="0.65cm" draw:marker-end-width="0.65cm" draw:fill="solid" draw:fill-color="#9ea7dd" draw:textarea-horizontal-align="justify" draw:textarea-vertical-align="middle" draw:auto-grow-height="false" fo:min-height="2.33cm" fo:min-width="2.33cm" fo:padding-top="0.25cm" fo:padding-bottom="0.25cm" fo:padding-left="0.25cm" fo:padding-right="0.25cm"/>
      <style:paragraph-properties style:writing-mode="lr-tb"/>
    </style:style>
    <style:style style:name="gr267" style:family="graphic" style:parent-style-name="standard">
      <style:graphic-properties svg:stroke-width="0.2cm" draw:marker-start-width="0.65cm" draw:marker-end="Arrow_20_concave" draw:marker-end-width="0.65cm" fo:padding-top="0.25cm" fo:padding-bottom="0.25cm" fo:padding-left="0.25cm" fo:padding-right="0.25cm"/>
    </style:style>
    <style:style style:name="gr268" style:family="graphic" style:parent-style-name="standard">
      <style:graphic-properties draw:stroke="solid" svg:stroke-color="#ffffff" draw:fill="solid" draw:fill-color="#212121" draw:textarea-horizontal-align="justify" draw:auto-grow-height="false" draw:auto-grow-width="false" fo:max-height="0cm" fo:min-height="0cm"/>
      <style:paragraph-properties style:writing-mode="lr-tb"/>
    </style:style>
    <style:style style:name="gr269" style:family="graphic" style:parent-style-name="standard">
      <style:graphic-properties draw:stroke="solid" svg:stroke-color="#ffffff" draw:fill="solid" draw:fill-color="#757575" draw:textarea-horizontal-align="justify" draw:auto-grow-height="false" draw:auto-grow-width="false" fo:max-height="0cm" fo:min-height="0cm"/>
      <style:paragraph-properties style:writing-mode="lr-tb"/>
    </style:style>
    <style:style style:name="gr270" style:family="graphic" style:parent-style-name="standard">
      <style:graphic-properties draw:stroke="none" draw:fill-color="#ffffff" draw:textarea-horizontal-align="justify" draw:textarea-vertical-align="middle" draw:auto-grow-height="false" fo:min-height="0.6cm" fo:min-width="0.6cm"/>
    </style:style>
    <style:style style:name="gr271" style:family="graphic" style:parent-style-name="standard">
      <style:graphic-properties draw:stroke="solid" svg:stroke-color="#ffffff" draw:fill="solid" draw:fill-color="#3b70ee" draw:textarea-horizontal-align="justify" draw:textarea-vertical-align="middle" draw:auto-grow-height="false" fo:min-height="1.1cm" fo:min-width="2.1cm"/>
      <style:paragraph-properties style:writing-mode="lr-tb"/>
    </style:style>
    <style:style style:name="gr272" style:family="graphic" style:parent-style-name="standard">
      <style:graphic-properties draw:stroke="solid" svg:stroke-color="#ffffff" draw:fill-color="#ffffff" draw:textarea-horizontal-align="justify" draw:textarea-vertical-align="middle" draw:auto-grow-height="false" fo:min-height="0cm" fo:min-width="0.1cm"/>
    </style:style>
    <style:style style:name="gr273" style:family="graphic" style:parent-style-name="standard">
      <style:graphic-properties draw:stroke="solid" svg:stroke-color="#ffffff" draw:fill="solid" draw:fill-color="#c4c4c4" draw:textarea-horizontal-align="justify" draw:textarea-vertical-align="middle" draw:auto-grow-height="false" fo:min-height="1.1cm" fo:min-width="2.1cm"/>
      <style:paragraph-properties style:writing-mode="lr-tb"/>
    </style:style>
    <style:style style:name="gr274" style:family="graphic" style:parent-style-name="standard">
      <style:graphic-properties draw:stroke="solid" svg:stroke-color="#ffffff" draw:fill="solid" draw:fill-color="#3b70ee" draw:textarea-horizontal-align="justify" draw:textarea-vertical-align="middle" draw:auto-grow-height="false" fo:min-height="1.1cm" fo:min-width="3.6cm"/>
      <style:paragraph-properties style:writing-mode="lr-tb"/>
    </style:style>
    <style:style style:name="gr275" style:family="graphic" style:parent-style-name="standard">
      <style:graphic-properties draw:stroke="solid" svg:stroke-color="#ffffff" draw:fill="solid" draw:fill-color="#c4c4c4" draw:textarea-horizontal-align="justify" draw:textarea-vertical-align="middle" draw:auto-grow-height="false" fo:min-height="1.1cm" fo:min-width="3.6cm"/>
      <style:paragraph-properties style:writing-mode="lr-tb"/>
    </style:style>
    <style:style style:name="gr276" style:family="graphic" style:parent-style-name="objectwithoutfill">
      <style:graphic-properties draw:marker-end="Arrow" draw:marker-end-width="0.3cm" draw:fill="none" draw:textarea-horizontal-align="center"/>
    </style:style>
    <style:style style:name="gr277" style:family="graphic" style:parent-style-name="objectwithoutfill">
      <style:graphic-properties svg:stroke-width="0.2cm" svg:stroke-color="#000000" draw:marker-start-width="0.8cm" draw:marker-end="" draw:marker-end-width="0.8cm" svg:stroke-linecap="round" draw:fill="none" draw:textarea-horizontal-align="center" fo:padding-top="0.249cm" fo:padding-bottom="0.249cm" fo:padding-left="0.249cm" fo:padding-right="0.249cm"/>
    </style:style>
    <style:style style:name="gr278" style:family="graphic" style:parent-style-name="standard">
      <style:graphic-properties svg:stroke-color="#ffffff" draw:fill="solid" draw:fill-color="#bdbdbd" draw:textarea-horizontal-align="justify" draw:textarea-vertical-align="middle" draw:auto-grow-height="false" fo:min-height="9.6cm" fo:min-width="5.6cm"/>
    </style:style>
    <style:style style:name="gr279" style:family="graphic" style:parent-style-name="standard">
      <style:graphic-properties svg:stroke-color="#000000" draw:marker-end="Arrow" draw:marker-end-width="0.4cm" draw:textarea-horizontal-align="center"/>
    </style:style>
    <style:style style:name="gr280" style:family="graphic" style:parent-style-name="standard">
      <style:graphic-properties svg:stroke-color="#000000" draw:marker-end="Arrow" draw:marker-end-width="0.4cm" draw:fill-color="#502da2" draw:textarea-horizontal-align="center"/>
    </style:style>
    <style:style style:name="gr281" style:family="graphic" style:parent-style-name="standard">
      <style:graphic-properties svg:stroke-color="#ffffff" draw:fill="solid" draw:fill-color="#757575" draw:textarea-horizontal-align="justify" draw:textarea-vertical-align="middle" draw:auto-grow-height="false" fo:min-height="1.1cm" fo:min-width="3.6cm"/>
      <style:paragraph-properties style:writing-mode="lr-tb"/>
    </style:style>
    <style:style style:name="gr282" style:family="graphic" style:parent-style-name="standard">
      <style:graphic-properties svg:stroke-color="#ffffff" draw:fill="solid" draw:fill-color="#9ea7dd" draw:textarea-horizontal-align="justify" draw:textarea-vertical-align="middle" draw:auto-grow-height="false" fo:min-height="1.1cm" fo:min-width="3.6cm"/>
      <style:paragraph-properties style:writing-mode="lr-tb"/>
    </style:style>
    <style:style style:name="gr283" style:family="graphic" style:parent-style-name="standard">
      <style:graphic-properties svg:stroke-color="#ffffff" draw:fill="solid" draw:fill-color="#303f9f" draw:textarea-horizontal-align="justify" draw:textarea-vertical-align="middle" draw:auto-grow-height="false" fo:min-height="1.1cm" fo:min-width="3.6cm"/>
      <style:paragraph-properties style:writing-mode="lr-tb"/>
    </style:style>
    <style:style style:name="gr284" style:family="graphic" style:parent-style-name="standard">
      <style:graphic-properties svg:stroke-color="#ffffff" draw:fill="solid" draw:fill-color="#6371c4" draw:textarea-horizontal-align="justify" draw:textarea-vertical-align="middle" draw:auto-grow-height="false" fo:min-height="1.1cm" fo:min-width="3.6cm"/>
      <style:paragraph-properties style:writing-mode="lr-tb"/>
    </style:style>
    <style:style style:name="gr285" style:family="graphic" style:parent-style-name="standard">
      <style:graphic-properties svg:stroke-color="#ffffff" draw:fill="solid" draw:fill-color="#212121" draw:textarea-horizontal-align="justify" draw:textarea-vertical-align="middle" draw:auto-grow-height="false" fo:min-height="1.6cm" fo:min-width="5.6cm"/>
      <style:paragraph-properties style:writing-mode="lr-tb"/>
    </style:style>
    <style:style style:name="gr286" style:family="graphic" style:parent-style-name="standard">
      <style:graphic-properties svg:stroke-color="#ffffff" draw:fill="solid" draw:fill-color="#757575" draw:textarea-horizontal-align="left" draw:textarea-vertical-align="top" draw:auto-grow-height="false" fo:min-height="3.6cm" fo:min-width="26.6cm"/>
      <style:paragraph-properties style:writing-mode="lr-tb"/>
    </style:style>
    <style:style style:name="gr287" style:family="graphic" style:parent-style-name="standard">
      <style:graphic-properties svg:stroke-color="#ffffff" draw:fill="solid" draw:fill-color="#bdbdbd" draw:textarea-horizontal-align="left" draw:textarea-vertical-align="top" draw:auto-grow-height="false" fo:min-height="3.6cm" fo:min-width="26.6cm"/>
      <style:paragraph-properties style:writing-mode="lr-tb"/>
    </style:style>
    <style:style style:name="gr288" style:family="graphic" style:parent-style-name="standard">
      <style:graphic-properties svg:stroke-color="#ffffff" draw:fill="solid" draw:fill-color="#212121" draw:textarea-horizontal-align="left" draw:textarea-vertical-align="top" draw:auto-grow-height="false" fo:min-height="3.6cm" fo:min-width="26.6cm"/>
      <style:paragraph-properties style:writing-mode="lr-tb"/>
    </style:style>
    <style:style style:name="gr289" style:family="graphic" style:parent-style-name="standard">
      <style:graphic-properties draw:stroke="none" svg:stroke-color="#ffffff" draw:fill="none" draw:textarea-horizontal-align="justify" draw:textarea-vertical-align="middle" draw:auto-grow-height="false" fo:min-height="3.6cm" fo:min-width="3.1cm"/>
      <style:paragraph-properties style:writing-mode="lr-tb"/>
    </style:style>
    <style:style style:name="gr290" style:family="graphic" style:parent-style-name="objectwithoutfill">
      <style:graphic-properties svg:stroke-color="#ffffff" draw:marker-end="Arrow" draw:marker-end-width="0.4cm" draw:fill="none"/>
      <style:paragraph-properties style:writing-mode="lr-tb"/>
    </style:style>
    <style:style style:name="gr291" style:family="graphic" style:parent-style-name="standard">
      <style:graphic-properties svg:stroke-color="#ffffff" draw:fill-color="#404040" draw:textarea-horizontal-align="center" draw:textarea-vertical-align="middle" draw:auto-grow-height="false" fo:min-height="1.6cm" fo:min-width="5.6cm"/>
      <style:paragraph-properties style:writing-mode="lr-tb"/>
    </style:style>
    <style:style style:name="gr292" style:family="graphic" style:parent-style-name="standard">
      <style:graphic-properties svg:stroke-color="#ffffff" draw:fill="solid" draw:fill-color="#6371c4" draw:textarea-horizontal-align="justify" draw:textarea-vertical-align="middle" draw:auto-grow-height="false" fo:min-height="1.6cm" fo:min-width="5.6cm"/>
      <style:paragraph-properties style:writing-mode="lr-tb"/>
    </style:style>
    <style:style style:name="gr293" style:family="graphic" style:parent-style-name="standard">
      <style:graphic-properties svg:stroke-color="#ffffff" draw:fill="solid" draw:fill-color="#303f9f" draw:textarea-horizontal-align="justify" draw:textarea-vertical-align="middle" draw:auto-grow-height="false" fo:min-height="1.6cm" fo:min-width="5.6cm"/>
      <style:paragraph-properties style:writing-mode="lr-tb"/>
    </style:style>
    <style:style style:name="gr294" style:family="graphic" style:parent-style-name="objectwithoutfill">
      <style:graphic-properties svg:stroke-color="#ffffff" draw:marker-end="Arrow" draw:marker-end-width="0.4cm" svg:stroke-linecap="round" draw:fill="none"/>
      <style:paragraph-properties style:writing-mode="lr-tb"/>
    </style:style>
    <style:style style:name="gr295" style:family="graphic" style:parent-style-name="objectwithoutfill">
      <style:graphic-properties svg:stroke-color="#ffffff" draw:marker-end="" svg:stroke-linecap="round" draw:fill="none" draw:textarea-horizontal-align="center"/>
    </style:style>
    <style:style style:name="gr296" style:family="graphic" style:parent-style-name="standard">
      <style:graphic-properties svg:stroke-color="#ffffff" draw:fill="solid" draw:fill-color="#9ea7dd" draw:textarea-horizontal-align="center" draw:textarea-vertical-align="middle" draw:auto-grow-height="false" fo:min-height="1.6cm" fo:min-width="5.6cm"/>
      <style:paragraph-properties style:writing-mode="lr-tb"/>
    </style:style>
    <style:style style:name="gr297" style:family="graphic" style:parent-style-name="objectwithoutfill">
      <style:graphic-properties svg:stroke-color="#000000" draw:marker-end="Arrow" draw:marker-end-width="0.4cm" draw:fill="none"/>
      <style:paragraph-properties style:writing-mode="lr-tb"/>
    </style:style>
    <style:style style:name="gr298" style:family="graphic" style:parent-style-name="objectwithoutfill">
      <style:graphic-properties svg:stroke-color="#000000" draw:marker-end="Arrow" draw:marker-end-width="0.4cm" draw:fill="none" draw:textarea-horizontal-align="center"/>
      <style:paragraph-properties style:writing-mode="lr-tb"/>
    </style:style>
    <style:style style:name="gr299" style:family="graphic" style:parent-style-name="standard">
      <style:graphic-properties draw:marker-end="Arrow" draw:marker-end-width="0.5cm" draw:textarea-horizontal-align="justify" draw:textarea-vertical-align="middle" draw:auto-grow-height="false" fo:min-height="0.999cm" fo:min-width="1.601cm"/>
    </style:style>
    <style:style style:name="gr300" style:family="graphic" style:parent-style-name="standard">
      <style:graphic-properties svg:stroke-color="#ffffff" draw:fill-color="#808080" draw:textarea-horizontal-align="left" draw:textarea-vertical-align="top" draw:auto-grow-height="false" fo:min-height="3.6cm" fo:min-width="26.6cm"/>
    </style:style>
    <style:style style:name="gr301" style:family="graphic" style:parent-style-name="standard">
      <style:graphic-properties svg:stroke-color="#ffffff" draw:fill-color="#c4c4c4" draw:textarea-horizontal-align="left" draw:textarea-vertical-align="top" draw:auto-grow-height="false" fo:min-height="3.6cm" fo:min-width="26.6cm"/>
    </style:style>
    <style:style style:name="gr302" style:family="graphic" style:parent-style-name="standard">
      <style:graphic-properties svg:stroke-color="#ffffff" draw:fill="solid" draw:fill-color="#9ea7dd" draw:textarea-horizontal-align="left" draw:textarea-vertical-align="top" draw:auto-grow-height="false" fo:min-height="3.6cm" fo:min-width="8.6cm"/>
      <style:paragraph-properties style:writing-mode="lr-tb"/>
    </style:style>
    <style:style style:name="gr303" style:family="graphic" style:parent-style-name="standard">
      <style:graphic-properties svg:stroke-color="#ffffff" draw:fill="solid" draw:fill-color="#888888" draw:textarea-horizontal-align="left" draw:textarea-vertical-align="top" draw:auto-grow-height="false" fo:min-height="3.6cm" fo:min-width="8.6cm"/>
      <style:paragraph-properties style:writing-mode="lr-tb"/>
    </style:style>
    <style:style style:name="gr304" style:family="graphic" style:parent-style-name="standard">
      <style:graphic-properties svg:stroke-color="#ffffff" draw:fill="solid" draw:fill-color="#6371c4" draw:textarea-horizontal-align="left" draw:textarea-vertical-align="top" draw:auto-grow-height="false" fo:min-height="3.6cm" fo:min-width="8.6cm"/>
      <style:paragraph-properties style:writing-mode="lr-tb"/>
    </style:style>
    <style:style style:name="gr305" style:family="graphic" style:parent-style-name="standard">
      <style:graphic-properties svg:stroke-color="#ffffff" draw:fill="solid" draw:fill-color="#303f9f" draw:textarea-horizontal-align="left" draw:textarea-vertical-align="top" draw:auto-grow-height="false" fo:min-height="3.6cm" fo:min-width="8.6cm"/>
      <style:paragraph-properties style:writing-mode="lr-tb"/>
    </style:style>
    <style:style style:name="gr306" style:family="graphic" style:parent-style-name="objectwithoutfill">
      <style:graphic-properties svg:stroke-width="0.05cm" svg:stroke-color="#c4c4c4" draw:marker-start-width="0.352cm" draw:marker-end="" draw:marker-end-width="0.352cm" draw:fill="solid" draw:fill-color="#dddddd" draw:textarea-horizontal-align="center" fo:padding-top="0.174cm" fo:padding-bottom="0.174cm" fo:padding-left="0.174cm" fo:padding-right="0.174cm"/>
    </style:style>
    <style:style style:name="gr307" style:family="graphic" style:parent-style-name="standard">
      <style:graphic-properties draw:stroke="none" svg:stroke-color="#000000" draw:fill="solid" draw:fill-color="#dddddd" draw:textarea-horizontal-align="left" draw:textarea-vertical-align="top" draw:auto-grow-height="false" fo:min-height="0.1cm" fo:min-width="0.6cm"/>
    </style:style>
    <style:style style:name="gr308" style:family="graphic" style:parent-style-name="standard">
      <style:graphic-properties draw:stroke="none" svg:stroke-color="#dddddd" draw:fill="solid" draw:fill-color="#c4c4c4" draw:textarea-horizontal-align="left" draw:textarea-vertical-align="top" draw:auto-grow-height="false" fo:min-height="0.1cm" fo:min-width="0.6cm"/>
    </style:style>
    <style:style style:name="gr309" style:family="graphic" style:parent-style-name="objectwithoutfill">
      <style:graphic-properties svg:stroke-width="0.05cm" svg:stroke-color="#dddddd" draw:marker-start-width="0.352cm" draw:marker-end="" draw:marker-end-width="0.352cm" draw:fill="none" draw:textarea-horizontal-align="center" fo:padding-top="0.174cm" fo:padding-bottom="0.174cm" fo:padding-left="0.174cm" fo:padding-right="0.174cm"/>
    </style:style>
    <style:style style:name="gr310" style:family="graphic" style:parent-style-name="objectwithoutfill">
      <style:graphic-properties svg:stroke-color="#404040" draw:marker-end="Arrow" draw:marker-end-width="0.3cm" draw:fill="none" draw:textarea-horizontal-align="center"/>
    </style:style>
    <style:style style:name="gr311" style:family="graphic" style:parent-style-name="objectwithoutfill">
      <style:graphic-properties svg:stroke-color="#ffffff" draw:marker-end="Arrow" draw:marker-end-width="0.3cm" draw:fill="none" draw:textarea-horizontal-align="center"/>
    </style:style>
    <style:style style:name="gr312" style:family="graphic" style:parent-style-name="standard">
      <style:graphic-properties draw:stroke="none" svg:stroke-color="#ffffff" draw:fill="solid" draw:fill-color="#bdbdbd" draw:textarea-horizontal-align="left" draw:textarea-vertical-align="top" draw:auto-grow-height="false" fo:min-height="1.6cm" fo:min-width="26.6cm" fo:padding-right="0.2cm"/>
      <style:paragraph-properties style:writing-mode="lr-tb"/>
    </style:style>
    <style:style style:name="gr313" style:family="graphic" style:parent-style-name="standard">
      <style:graphic-properties draw:stroke="none" svg:stroke-color="#000000" draw:fill="none" draw:fill-color="#ffffff" draw:textarea-horizontal-align="left" draw:textarea-vertical-align="bottom" draw:auto-grow-height="false" draw:auto-grow-width="false" fo:min-height="0cm" fo:min-width="0cm"/>
      <style:paragraph-properties style:writing-mode="lr-tb"/>
    </style:style>
    <style:style style:name="gr314" style:family="graphic" style:parent-style-name="standard">
      <style:graphic-properties draw:stroke="none" svg:stroke-color="#ffffff" draw:fill-color="#ffffff" draw:textarea-horizontal-align="left" draw:textarea-vertical-align="top" draw:auto-grow-height="false" fo:min-height="1.583cm" fo:min-width="26.6cm" fo:padding-right="0.2cm"/>
      <style:paragraph-properties style:writing-mode="lr-tb"/>
    </style:style>
    <style:style style:name="gr315" style:family="graphic" style:parent-style-name="standard">
      <style:graphic-properties draw:stroke="none" svg:stroke-color="#ffffff" draw:fill="solid" draw:fill-color="#ffffff" draw:textarea-horizontal-align="left" draw:textarea-vertical-align="top" draw:auto-grow-height="false" fo:min-height="1.6cm" fo:min-width="26.6cm" fo:padding-right="0.2cm"/>
      <style:paragraph-properties style:writing-mode="lr-tb"/>
    </style:style>
    <style:style style:name="gr316" style:family="graphic" style:parent-style-name="standard">
      <style:graphic-properties draw:stroke="none" svg:stroke-color="#ffffff" draw:fill-color="#ffffff" draw:textarea-horizontal-align="right" draw:textarea-vertical-align="top" draw:auto-grow-height="false" fo:min-height="1.6cm" fo:min-width="26.6cm" fo:padding-top="0.2cm" fo:padding-right="0.2cm"/>
      <style:paragraph-properties style:writing-mode="lr-tb"/>
    </style:style>
    <style:style style:name="gr317" style:family="graphic" style:parent-style-name="objectwithoutfill">
      <style:graphic-properties svg:stroke-width="0.1cm" svg:stroke-color="#000000" draw:marker-start-width="0.505cm" draw:marker-end="Arrow" draw:marker-end-width="0.5cm" draw:fill="none" draw:textarea-horizontal-align="right" draw:textarea-vertical-align="middle" fo:padding-top="0.199cm" fo:padding-bottom="0.199cm" fo:padding-left="0.199cm" fo:padding-right="0.199cm"/>
      <style:paragraph-properties style:writing-mode="lr-tb"/>
    </style:style>
    <style:style style:name="gr318" style:family="graphic" style:parent-style-name="standard" style:list-style-name="L1">
      <style:graphic-properties draw:stroke="none" svg:stroke-color="#000000" draw:fill="solid" draw:fill-color="#9ea7dd" draw:textarea-horizontal-align="left" draw:textarea-vertical-align="top" draw:auto-grow-height="false" fo:min-height="2.7cm"/>
      <style:paragraph-properties style:writing-mode="lr-tb"/>
    </style:style>
    <style:style style:name="gr319" style:family="graphic" style:parent-style-name="objectwithoutfill">
      <style:graphic-properties draw:marker-end="Concave" draw:fill="none" draw:textarea-horizontal-align="center"/>
    </style:style>
    <style:style style:name="gr320" style:family="graphic" style:parent-style-name="standard">
      <style:graphic-properties draw:stroke="none" svg:stroke-color="#000000" draw:fill="none" draw:fill-color="#ffffff" draw:textarea-horizontal-align="right" draw:auto-grow-height="false" fo:min-height="1.2cm"/>
      <style:paragraph-properties style:writing-mode="lr-tb"/>
    </style:style>
    <style:style style:name="gr321" style:family="graphic" style:parent-style-name="objectwithoutfill">
      <style:graphic-properties svg:stroke-width="0.05cm" draw:marker-start-width="0.42cm" draw:marker-end="" draw:marker-end-width="0.42cm" draw:fill="none" draw:textarea-horizontal-align="center" fo:padding-top="0.174cm" fo:padding-bottom="0.174cm" fo:padding-left="0.174cm" fo:padding-right="0.174cm"/>
    </style:style>
    <style:style style:name="gr322" style:family="graphic" style:parent-style-name="standard">
      <style:graphic-properties draw:stroke="none" svg:stroke-color="#000000" draw:fill="none" draw:fill-color="#ffffff" draw:auto-grow-height="false" fo:min-height="1.2cm" fo:padding-top="0cm" fo:padding-bottom="0cm" fo:padding-left="0cm" fo:padding-right="0cm"/>
      <style:paragraph-properties style:writing-mode="lr-tb"/>
    </style:style>
    <style:style style:name="gr323" style:family="graphic" style:parent-style-name="standard">
      <style:graphic-properties draw:stroke="none" svg:stroke-color="#000000" draw:fill="none" draw:fill-color="#ffffff" draw:textarea-horizontal-align="left" draw:textarea-vertical-align="top" draw:auto-grow-height="false" fo:min-height="0.7cm" fo:padding-top="0.1cm" fo:padding-bottom="0.1cm" fo:padding-left="0.1cm" fo:padding-right="0.1cm"/>
      <style:paragraph-properties style:writing-mode="lr-tb"/>
    </style:style>
    <style:style style:name="gr324" style:family="graphic" style:parent-style-name="objectwithoutfill">
      <style:graphic-properties svg:stroke-width="0.05cm" draw:marker-start="" draw:marker-start-width="0.42cm" draw:marker-end="" draw:marker-end-width="0.42cm" draw:fill="none" draw:textarea-horizontal-align="center" fo:padding-top="0.174cm" fo:padding-bottom="0.174cm" fo:padding-left="0.174cm" fo:padding-right="0.174cm"/>
    </style:style>
    <style:style style:name="gr325" style:family="graphic" style:parent-style-name="standard">
      <style:graphic-properties draw:stroke="none" svg:stroke-color="#000000" draw:fill="none" draw:fill-color="#ffffff" draw:opacity="50%" draw:textarea-horizontal-align="left" draw:textarea-vertical-align="top" draw:auto-grow-height="false" fo:min-height="0.7cm" fo:padding-top="0.1cm" fo:padding-bottom="0.1cm" fo:padding-left="0.1cm" fo:padding-right="0.1cm" draw:shadow-opacity="50%"/>
      <style:paragraph-properties style:writing-mode="lr-tb"/>
    </style:style>
    <style:style style:name="gr326" style:family="graphic" style:parent-style-name="objectwithoutfill">
      <style:graphic-properties svg:stroke-width="0.05cm" draw:marker-start="" draw:marker-start-width="0.42cm" draw:marker-end="" draw:marker-end-width="0.42cm" draw:fill="none" draw:fill-color="#ffffff" draw:opacity="50%" draw:textarea-horizontal-align="center" fo:padding-top="0.174cm" fo:padding-bottom="0.174cm" fo:padding-left="0.174cm" fo:padding-right="0.174cm" draw:shadow-opacity="50%"/>
    </style:style>
    <style:style style:name="gr327" style:family="graphic" style:parent-style-name="standard">
      <style:graphic-properties draw:stroke="none" svg:stroke-color="#000000" draw:fill="solid" draw:fill-color="#9ea7dd" draw:textarea-horizontal-align="left" draw:textarea-vertical-align="top" draw:auto-grow-height="false" fo:min-height="2.7cm"/>
      <style:paragraph-properties style:writing-mode="lr-tb"/>
    </style:style>
    <style:style style:name="gr328" style:family="graphic" style:parent-style-name="objectwithoutfill">
      <style:graphic-properties svg:stroke-width="0.05cm" svg:stroke-color="#bdbdbd" draw:marker-start="" draw:marker-start-width="0.42cm" draw:marker-end="" draw:marker-end-width="0.42cm" draw:fill="none" draw:textarea-horizontal-align="center" fo:padding-top="0.174cm" fo:padding-bottom="0.174cm" fo:padding-left="0.174cm" fo:padding-right="0.174cm"/>
    </style:style>
    <style:style style:name="gr329" style:family="graphic" style:parent-style-name="standard">
      <style:graphic-properties draw:stroke="none" svg:stroke-color="#000000" draw:fill="none" draw:fill-color="#ffffff" draw:textarea-vertical-align="top" fo:min-height="1.1cm" fo:padding-top="0.2cm" fo:padding-bottom="0.2cm"/>
      <style:paragraph-properties style:writing-mode="lr-tb"/>
    </style:style>
    <style:style style:name="gr330" style:family="graphic" style:parent-style-name="standard">
      <style:graphic-properties svg:stroke-width="0.1cm" svg:stroke-color="#ffffff" draw:marker-start-width="0.46cm" draw:marker-end-width="0.46cm" draw:fill="solid" draw:fill-color="#212121" draw:textarea-horizontal-align="justify" draw:textarea-vertical-align="middle" draw:auto-grow-height="false" fo:min-height="4.652cm" fo:min-width="6.902cm" fo:padding-top="0.174cm" fo:padding-bottom="0.174cm" fo:padding-left="0.299cm" fo:padding-right="0.299cm"/>
      <style:paragraph-properties style:writing-mode="lr-tb"/>
    </style:style>
    <style:style style:name="gr331" style:family="graphic" style:parent-style-name="standard">
      <style:graphic-properties svg:stroke-width="0.1cm" svg:stroke-color="#ffffff" draw:marker-start-width="0.46cm" draw:marker-end-width="0.46cm" draw:fill="solid" draw:fill-color="#757575" draw:textarea-horizontal-align="justify" draw:textarea-vertical-align="middle" draw:auto-grow-height="false" fo:min-height="4.652cm" fo:min-width="6.902cm" fo:padding-top="0.174cm" fo:padding-bottom="0.174cm" fo:padding-left="0.299cm" fo:padding-right="0.299cm"/>
      <style:paragraph-properties style:writing-mode="lr-tb"/>
    </style:style>
    <style:style style:name="gr332" style:family="graphic" style:parent-style-name="standard">
      <style:graphic-properties draw:stroke="none" svg:stroke-color="#000000" draw:fill="none" draw:fill-color="#ffffff" draw:textarea-horizontal-align="left" draw:textarea-vertical-align="top" fo:min-height="0.992cm" fo:padding-top="0.254cm" fo:padding-bottom="0.254cm" fo:padding-left="0.254cm"/>
      <style:paragraph-properties style:writing-mode="lr-tb"/>
    </style:style>
    <style:style style:name="gr333" style:family="graphic" style:parent-style-name="standard">
      <style:graphic-properties svg:stroke-width="0.1cm" svg:stroke-color="#ffffff" draw:marker-start-width="0.46cm" draw:marker-end-width="0.46cm" draw:fill="solid" draw:fill-color="#3f51b5" draw:textarea-horizontal-align="justify" draw:textarea-vertical-align="middle" draw:auto-grow-height="false" fo:min-height="2.1cm" fo:min-width="7.1cm" fo:padding-top="0.2cm" fo:padding-bottom="0.2cm" fo:padding-left="0.2cm" fo:padding-right="0.2cm"/>
      <style:paragraph-properties style:writing-mode="lr-tb"/>
    </style:style>
    <style:style style:name="gr334" style:family="graphic" style:parent-style-name="standard">
      <style:graphic-properties svg:stroke-width="0.1cm" draw:marker-start-width="0.46cm" draw:marker-end="Concave" draw:marker-end-width="0.5cm" draw:textarea-horizontal-align="center" draw:textarea-vertical-align="middle" fo:padding-top="0.174cm" fo:padding-bottom="0.174cm" fo:padding-left="0.299cm" fo:padding-right="0.299cm"/>
    </style:style>
    <style:style style:name="gr335" style:family="graphic" style:parent-style-name="standard">
      <style:graphic-properties draw:stroke="none" svg:stroke-color="#000000" draw:fill="none" draw:fill-color="#ffffff" draw:textarea-horizontal-align="right" draw:textarea-vertical-align="bottom" draw:auto-grow-height="false" fo:min-height="1.288cm" fo:padding-top="0.2cm" fo:padding-bottom="0.2cm"/>
      <style:paragraph-properties style:writing-mode="lr-tb"/>
    </style:style>
    <style:style style:name="gr336" style:family="graphic" style:parent-style-name="standard">
      <style:graphic-properties svg:stroke-width="0.1cm" svg:stroke-color="#ffffff" draw:marker-start-width="0.46cm" draw:marker-end-width="0.46cm" draw:fill="solid" draw:fill-color="#3f51b5" draw:textarea-horizontal-align="justify" draw:textarea-vertical-align="middle" draw:auto-grow-height="false" fo:min-height="0.652cm" fo:min-width="2.902cm" fo:padding-top="0.174cm" fo:padding-bottom="0.174cm" fo:padding-left="0.299cm" fo:padding-right="0.299cm"/>
    </style:style>
    <style:style style:name="gr337" style:family="graphic" style:parent-style-name="standard">
      <style:graphic-properties draw:stroke="none" svg:stroke-color="#000000" draw:fill="none" draw:fill-color="#ffffff" draw:textarea-vertical-align="top" draw:auto-grow-height="false" fo:min-height="1.1cm" fo:padding-top="0.2cm" fo:padding-bottom="0.2cm"/>
      <style:paragraph-properties style:writing-mode="lr-tb"/>
    </style:style>
    <style:style style:name="gr338" style:family="graphic" style:parent-style-name="standard">
      <style:graphic-properties svg:stroke-width="0.1cm" svg:stroke-color="#ffffff" draw:marker-start-width="0.46cm" draw:marker-end-width="0.46cm" draw:fill="solid" draw:fill-color="#bdbdbd" draw:textarea-horizontal-align="justify" draw:textarea-vertical-align="middle" draw:auto-grow-height="false" fo:min-height="2.152cm" fo:min-width="6.902cm" fo:padding-top="0.174cm" fo:padding-bottom="0.174cm" fo:padding-left="0.299cm" fo:padding-right="0.299cm"/>
      <style:paragraph-properties style:writing-mode="lr-tb"/>
    </style:style>
    <style:style style:name="gr339" style:family="graphic" style:parent-style-name="objectwithoutfill">
      <style:graphic-properties draw:stroke="dash" draw:stroke-dash="Ultrafine_20_Dashed" svg:stroke-color="#000000" draw:marker-end="" draw:fill="none" draw:textarea-horizontal-align="center"/>
    </style:style>
    <style:style style:name="gr340" style:family="graphic" style:parent-style-name="objectwithoutfill">
      <style:graphic-properties draw:stroke="solid" draw:stroke-dash="Ultrafine_20_Dashed" svg:stroke-width="0.1cm" svg:stroke-color="#ffffff" draw:marker-start-width="0.51cm" draw:marker-end-width="0.51cm" draw:fill="solid" draw:fill-color="#bdbdbd" fo:padding-top="0.199cm" fo:padding-bottom="0.199cm" fo:padding-left="0.199cm" fo:padding-right="0.199cm"/>
    </style:style>
    <style:style style:name="gr341" style:family="graphic" style:parent-style-name="objectwithoutfill">
      <style:graphic-properties draw:stroke="solid" draw:stroke-dash="Ultrafine_20_Dashed" svg:stroke-width="0.1cm" svg:stroke-color="#ffffff" draw:marker-start-width="0.15cm" draw:marker-end-width="0.15cm" draw:fill="solid" draw:fill-color="#bdbdbd" fo:padding-top="0.199cm" fo:padding-bottom="0.199cm" fo:padding-left="0.199cm" fo:padding-right="0.199cm"/>
    </style:style>
    <style:style style:name="gr342" style:family="graphic" style:parent-style-name="standard">
      <style:graphic-properties svg:stroke-width="0.1cm" svg:stroke-color="#ffffff" draw:marker-start-width="0.46cm" draw:marker-end-width="0.46cm" draw:fill="solid" draw:fill-color="#3f51b5" draw:textarea-horizontal-align="left" draw:textarea-vertical-align="top" draw:auto-grow-height="false" fo:min-height="1.1cm" fo:min-width="7.6cm" fo:padding-top="0.2cm" fo:padding-bottom="0.2cm" fo:padding-left="0.2cm" fo:padding-right="0.2cm"/>
      <style:paragraph-properties style:writing-mode="lr-tb"/>
    </style:style>
    <style:style style:name="gr343" style:family="graphic" style:parent-style-name="standard">
      <style:graphic-properties draw:stroke="solid" svg:stroke-width="0.1cm" svg:stroke-color="#ffffff" draw:marker-start-width="0.46cm" draw:marker-end-width="0.46cm" draw:fill-color="#808080" draw:textarea-horizontal-align="left" draw:textarea-vertical-align="top" draw:auto-grow-height="false" fo:min-height="2.6cm" fo:min-width="7.6cm" fo:padding-top="0.2cm" fo:padding-bottom="0.2cm" fo:padding-left="0.2cm" fo:padding-right="0.2cm"/>
      <style:paragraph-properties style:writing-mode="lr-tb"/>
    </style:style>
    <style:style style:name="gr344" style:family="graphic" style:parent-style-name="objectwithoutfill">
      <style:graphic-properties draw:stroke="solid" draw:stroke-dash="Ultrafine_20_Dashed" svg:stroke-width="0.1cm" svg:stroke-color="#ffffff" draw:marker-start-width="0.52cm" draw:marker-end-width="0.52cm" draw:fill="solid" draw:fill-color="#bdbdbd" fo:padding-top="0.199cm" fo:padding-bottom="0.199cm" fo:padding-left="0.199cm" fo:padding-right="0.199cm"/>
    </style:style>
    <style:style style:name="gr345" style:family="graphic" style:parent-style-name="standard">
      <style:graphic-properties draw:stroke="solid" svg:stroke-width="0.1cm" svg:stroke-color="#ffffff" draw:marker-start-width="0.46cm" draw:marker-end-width="0.46cm" draw:fill-color="#808080" draw:textarea-horizontal-align="left" draw:textarea-vertical-align="top" draw:auto-grow-height="false" fo:min-height="2.6cm" fo:min-width="4.1cm" fo:padding-top="0.2cm" fo:padding-bottom="0.2cm" fo:padding-left="0.2cm" fo:padding-right="0.2cm"/>
      <style:paragraph-properties style:writing-mode="lr-tb"/>
    </style:style>
    <style:style style:name="gr346" style:family="graphic" style:parent-style-name="standard">
      <style:graphic-properties svg:stroke-width="0.1cm" svg:stroke-color="#ffffff" draw:marker-start-width="0.46cm" draw:marker-end-width="0.46cm" draw:fill-color="#404040" draw:textarea-horizontal-align="left" draw:textarea-vertical-align="top" draw:auto-grow-height="false" fo:min-height="2.6cm" fo:min-width="4.1cm" fo:padding-top="0.2cm" fo:padding-bottom="0.2cm" fo:padding-left="0.2cm" fo:padding-right="0.2cm"/>
      <style:paragraph-properties style:writing-mode="lr-tb"/>
    </style:style>
    <style:style style:name="gr347" style:family="graphic" style:parent-style-name="standard">
      <style:graphic-properties draw:stroke="none" svg:stroke-color="#000000" draw:fill="none" draw:fill-color="#ffffff" draw:textarea-horizontal-align="right" draw:textarea-vertical-align="top" draw:auto-grow-height="false" fo:min-height="2.1cm"/>
      <style:paragraph-properties style:writing-mode="lr-tb"/>
    </style:style>
    <style:style style:name="gr348" style:family="graphic" style:parent-style-name="standard">
      <style:graphic-properties draw:stroke="none" svg:stroke-width="0.051cm" draw:marker-start-width="0.381cm" draw:marker-end-width="0.381cm" draw:fill="solid" draw:fill-color="#3f51b5" draw:textarea-horizontal-align="justify" draw:textarea-vertical-align="middle" draw:auto-grow-height="false" fo:min-height="0.7cm" fo:min-width="2.95cm" fo:padding-top="0.15cm" fo:padding-bottom="0.15cm" fo:padding-left="0.275cm" fo:padding-right="0.275cm"/>
    </style:style>
    <style:style style:name="gr349" style:family="graphic" style:parent-style-name="objectwithoutfill">
      <style:graphic-properties draw:stroke="solid" svg:stroke-color="#000000" draw:fill="none"/>
      <style:paragraph-properties style:writing-mode="lr-tb"/>
    </style:style>
    <style:style style:name="gr350" style:family="graphic" style:parent-style-name="objectwithoutfill">
      <style:graphic-properties draw:fill="none"/>
      <style:paragraph-properties style:writing-mode="lr-tb"/>
    </style:style>
    <style:style style:name="gr351" style:family="graphic" style:parent-style-name="standard">
      <style:graphic-properties draw:stroke="none" svg:stroke-color="#000000" draw:fill="none" draw:fill-color="#ffffff" draw:auto-grow-height="false" draw:auto-grow-width="false" fo:max-height="0cm" fo:min-height="0cm"/>
      <style:paragraph-properties style:writing-mode="lr-tb"/>
    </style:style>
    <style:style style:name="gr352" style:family="graphic" style:parent-style-name="objectwithoutfill">
      <style:graphic-properties svg:stroke-width="0.1cm" svg:stroke-color="#404040" draw:marker-start-width="0.35cm" draw:marker-end="" draw:marker-end-width="0.35cm" draw:stroke-linejoin="round" draw:fill="none" draw:textarea-horizontal-align="center" draw:textarea-vertical-align="middle" fo:padding-top="0.199cm" fo:padding-bottom="0.199cm" fo:padding-left="0.199cm" fo:padding-right="0.199cm"/>
    </style:style>
    <style:style style:name="gr353" style:family="graphic" style:parent-style-name="standard">
      <style:graphic-properties draw:stroke="solid" svg:stroke-width="0.1cm" svg:stroke-color="#ffffff" draw:marker-start-width="0.45cm" draw:marker-end-width="0.15cm" draw:fill="solid" draw:fill-color="#303f9f" draw:textarea-vertical-align="middle" draw:auto-grow-height="false" fo:min-height="1.406cm" fo:padding-top="0cm" fo:padding-bottom="0cm" fo:padding-left="0cm" fo:padding-right="0cm"/>
      <style:paragraph-properties style:writing-mode="lr-tb"/>
    </style:style>
    <style:style style:name="gr354"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355" style:family="graphic" style:parent-style-name="standard">
      <style:graphic-properties draw:stroke="solid" svg:stroke-width="0.1cm" svg:stroke-color="#ffffff" draw:marker-start-width="0.45cm" draw:marker-end-width="0.15cm" draw:fill="solid" draw:fill-color="#6371c4" draw:textarea-vertical-align="middle" draw:auto-grow-height="false" fo:min-height="1.406cm" fo:padding-top="0.25cm" fo:padding-bottom="0.25cm" fo:padding-left="0.25cm" fo:padding-right="0.25cm"/>
      <style:paragraph-properties style:writing-mode="lr-tb"/>
    </style:style>
    <style:style style:name="gr356"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357"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358"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paragraph-properties style:writing-mode="lr-tb"/>
    </style:style>
    <style:style style:name="gr359"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paragraph-properties style:writing-mode="lr-tb"/>
    </style:style>
    <style:style style:name="gr360" style:family="graphic" style:parent-style-name="standard">
      <style:graphic-properties draw:stroke="solid" svg:stroke-width="0.1cm" svg:stroke-color="#ffffff" draw:marker-start-width="0.45cm" draw:marker-end-width="0.15cm" draw:fill="solid" draw:fill-color="#9ea7dd" draw:textarea-horizontal-align="center" draw:textarea-vertical-align="middle" draw:auto-grow-height="false" fo:min-height="1.406cm" fo:padding-top="0.25cm" fo:padding-bottom="0.25cm" fo:padding-left="0.25cm" fo:padding-right="0.25cm"/>
      <style:paragraph-properties style:writing-mode="lr-tb"/>
    </style:style>
    <style:style style:name="gr361"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362"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363"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64" style:family="graphic" style:parent-style-name="standard">
      <style:graphic-properties draw:stroke="none" svg:stroke-color="#000000" draw:fill="none" draw:fill-color="#ffffff" draw:textarea-horizontal-align="justify" draw:auto-grow-height="false" draw:auto-grow-width="false" fo:min-height="0cm" fo:min-width="0cm"/>
      <style:paragraph-properties style:writing-mode="lr-tb"/>
    </style:style>
    <style:style style:name="gr365" style:family="graphic" style:parent-style-name="standard">
      <style:graphic-properties draw:stroke="solid" svg:stroke-color="#ffffff" draw:fill="solid" draw:fill-color="#9ea7dd" draw:textarea-horizontal-align="justify" draw:textarea-vertical-align="middle" draw:auto-grow-height="false" fo:min-height="1.1cm" fo:min-width="5.6cm"/>
      <style:paragraph-properties style:writing-mode="lr-tb"/>
    </style:style>
    <style:style style:name="gr366" style:family="graphic" style:parent-style-name="standard">
      <style:graphic-properties svg:stroke-color="#ffffff" draw:fill="solid" draw:fill-color="#6371c4" draw:textarea-horizontal-align="justify" draw:textarea-vertical-align="middle" draw:auto-grow-height="false" fo:min-height="1.1cm" fo:min-width="5.6cm"/>
      <style:paragraph-properties style:writing-mode="lr-tb"/>
    </style:style>
    <style:style style:name="gr367" style:family="graphic" style:parent-style-name="standard">
      <style:graphic-properties svg:stroke-color="#ffffff" draw:fill="solid" draw:fill-color="#303f9f" draw:textarea-horizontal-align="justify" draw:textarea-vertical-align="middle" draw:auto-grow-height="false" fo:min-height="1.1cm" fo:min-width="5.6cm"/>
      <style:paragraph-properties style:writing-mode="lr-tb"/>
    </style:style>
    <style:style style:name="gr368" style:family="graphic" style:parent-style-name="standard">
      <style:graphic-properties svg:stroke-color="#ffffff" draw:fill="solid" draw:fill-color="#9ea7dd" draw:textarea-horizontal-align="justify" draw:textarea-vertical-align="bottom" draw:auto-grow-height="false" fo:min-height="5.104cm" fo:min-width="4.904cm" fo:padding-bottom="0cm"/>
    </style:style>
    <style:style style:name="gr369" style:family="graphic" style:parent-style-name="standard">
      <style:graphic-properties svg:stroke-color="#ffffff" draw:fill="solid" draw:fill-color="#9ea7dd" draw:textarea-horizontal-align="justify" draw:textarea-vertical-align="bottom" draw:auto-grow-height="false" fo:min-height="4.398cm" fo:min-width="4.198cm" fo:padding-bottom="0cm"/>
    </style:style>
    <style:style style:name="gr370" style:family="graphic" style:parent-style-name="standard">
      <style:graphic-properties svg:stroke-color="#ffffff" draw:fill="solid" draw:fill-color="#6371c4" draw:textarea-horizontal-align="justify" draw:textarea-vertical-align="bottom" draw:auto-grow-height="false" fo:min-height="3.69cm" fo:min-width="3.49cm" fo:padding-bottom="0cm"/>
    </style:style>
    <style:style style:name="gr371" style:family="graphic" style:parent-style-name="standard">
      <style:graphic-properties svg:stroke-color="#ffffff" draw:fill="solid" draw:fill-color="#6371c4" draw:textarea-horizontal-align="justify" draw:textarea-vertical-align="bottom" draw:auto-grow-height="false" fo:min-height="2.982cm" fo:min-width="2.782cm" fo:padding-bottom="0cm"/>
    </style:style>
    <style:style style:name="gr372" style:family="graphic" style:parent-style-name="standard">
      <style:graphic-properties svg:stroke-color="#ffffff" draw:fill="solid" draw:fill-color="#6371c4" draw:textarea-horizontal-align="justify" draw:textarea-vertical-align="bottom" draw:auto-grow-height="false" fo:min-height="2.276cm" fo:min-width="2.076cm" fo:padding-bottom="0cm"/>
    </style:style>
    <style:style style:name="gr373" style:family="graphic" style:parent-style-name="standard">
      <style:graphic-properties svg:stroke-color="#ffffff" draw:fill="solid" draw:fill-color="#6371c4" draw:textarea-horizontal-align="justify" draw:textarea-vertical-align="bottom" draw:auto-grow-height="false" fo:min-height="1.568cm" fo:min-width="1.368cm" fo:padding-bottom="0cm"/>
    </style:style>
    <style:style style:name="gr374" style:family="graphic" style:parent-style-name="standard">
      <style:graphic-properties svg:stroke-color="#ffffff" draw:fill="solid" draw:fill-color="#303f9f" draw:textarea-horizontal-align="justify" draw:textarea-vertical-align="bottom" draw:auto-grow-height="false" fo:min-height="0.862cm" fo:min-width="0.662cm" fo:padding-bottom="0cm"/>
    </style:style>
    <style:style style:name="gr375" style:family="graphic" style:parent-style-name="standard">
      <style:graphic-properties svg:stroke-color="#ffffff" draw:fill="solid" draw:fill-color="#303f9f" draw:textarea-horizontal-align="justify" draw:textarea-vertical-align="bottom" draw:auto-grow-height="false" fo:min-height="0.154cm" fo:min-width="0cm" fo:padding-bottom="0cm"/>
    </style:style>
    <style:style style:name="gr376" style:family="graphic" style:parent-style-name="objectwithoutfill">
      <style:graphic-properties svg:stroke-color="#000000" draw:marker-start="Circle" draw:marker-start-width="0.25cm" draw:marker-start-center="true" draw:marker-end="" draw:marker-end-width="0.3cm" draw:fill="none"/>
    </style:style>
    <style:style style:name="gr377" style:family="graphic" style:parent-style-name="standard">
      <style:graphic-properties svg:stroke-width="0.2cm" svg:stroke-color="#000000" draw:marker-start-width="0.61cm" draw:marker-end-width="0.61cm" svg:stroke-linecap="round" draw:textarea-horizontal-align="left" fo:padding-top="0.2cm" fo:padding-bottom="0.2cm" fo:padding-left="0.2cm" fo:padding-right="0.2cm"/>
      <style:paragraph-properties style:writing-mode="lr-tb"/>
    </style:style>
    <style:style style:name="gr378" style:family="graphic" style:parent-style-name="standard">
      <style:graphic-properties svg:stroke-color="#ffffff" draw:fill="solid" draw:fill-color="#212121" draw:textarea-horizontal-align="justify" draw:textarea-vertical-align="middle" draw:auto-grow-height="false" fo:min-height="1.722cm" fo:min-width="1.722cm"/>
      <style:paragraph-properties style:writing-mode="lr-tb"/>
    </style:style>
    <style:style style:name="gr379" style:family="graphic" style:parent-style-name="standard">
      <style:graphic-properties draw:stroke="none" svg:stroke-color="#000000" draw:fill="solid" draw:fill-color="#212121" draw:textarea-horizontal-align="justify" draw:textarea-vertical-align="middle" draw:auto-grow-height="false" fo:min-height="0.1cm" fo:min-width="1.1cm"/>
    </style:style>
    <style:style style:name="gr380" style:family="graphic" style:parent-style-name="standard">
      <style:graphic-properties draw:stroke="solid" svg:stroke-width="0.1cm" svg:stroke-color="#ffffff" draw:marker-start-width="0.46cm" draw:marker-end-width="0.08cm" draw:fill="solid" draw:fill-color="#303f9f" draw:textarea-horizontal-align="center" draw:textarea-vertical-align="middle" draw:auto-grow-height="false" fo:min-height="0.971cm" fo:padding-top="0.2cm" fo:padding-bottom="0.2cm" fo:padding-left="0cm" fo:padding-right="0cm"/>
      <style:paragraph-properties style:writing-mode="lr-tb"/>
    </style:style>
    <style:style style:name="gr38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382" style:family="graphic" style:parent-style-name="standard">
      <style:graphic-properties draw:stroke="solid" svg:stroke-width="0.1cm" svg:stroke-color="#ffffff" draw:marker-start-width="0.45cm" draw:marker-end-width="0.15cm" draw:fill="solid" draw:fill-color="#212121" draw:textarea-vertical-align="middle" draw:auto-grow-height="false" fo:min-height="1.406cm" fo:padding-top="0.25cm" fo:padding-bottom="0.25cm" fo:padding-left="0.25cm" fo:padding-right="0.25cm"/>
      <style:paragraph-properties style:writing-mode="lr-tb"/>
    </style:style>
    <style:style style:name="gr383" style:family="graphic" style:parent-style-name="standard">
      <style:graphic-properties draw:stroke="solid" svg:stroke-width="0.1cm" svg:stroke-color="#ffffff" draw:marker-start-width="0.45cm" draw:marker-end-width="0.15cm" draw:fill="solid" draw:fill-color="#757575" draw:textarea-vertical-align="middle" draw:auto-grow-height="false" fo:min-height="1.406cm" fo:padding-top="0.25cm" fo:padding-bottom="0.25cm" fo:padding-left="0.25cm" fo:padding-right="0.25cm"/>
      <style:paragraph-properties style:writing-mode="lr-tb"/>
    </style:style>
    <style:style style:name="gr384"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paragraph-properties style:writing-mode="lr-tb"/>
    </style:style>
    <style:style style:name="gr385" style:family="graphic" style:parent-style-name="standard">
      <style:graphic-properties draw:stroke="solid" svg:stroke-width="0.1cm" svg:stroke-color="#ffffff" draw:marker-start-width="0.45cm" draw:marker-end-width="0.15cm" draw:fill="solid" draw:fill-color="#303f9f" draw:textarea-vertical-align="middle" draw:auto-grow-height="false" fo:min-height="1.406cm" fo:padding-top="0.25cm" fo:padding-bottom="0.25cm" fo:padding-left="0.25cm" fo:padding-right="0.25cm"/>
      <style:paragraph-properties style:writing-mode="lr-tb"/>
    </style:style>
    <style:style style:name="gr386"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387"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388" style:family="graphic" style:parent-style-name="standard">
      <style:graphic-properties svg:stroke-color="#ffffff" draw:fill="solid" draw:fill-color="#3f51b5" draw:textarea-horizontal-align="justify" draw:textarea-vertical-align="middle" draw:auto-grow-height="false" fo:min-height="1.6cm" fo:min-width="15.6cm"/>
      <style:paragraph-properties style:writing-mode="lr-tb"/>
    </style:style>
    <style:style style:name="gr389" style:family="graphic" style:parent-style-name="objectwithoutfill">
      <style:graphic-properties draw:marker-end="Arrow" draw:marker-end-width="0.5cm" draw:fill="none"/>
    </style:style>
    <style:style style:name="gr390" style:family="graphic" style:parent-style-name="standard">
      <style:graphic-properties svg:stroke-color="#ffffff" draw:fill="solid" draw:fill-color="#bdbdbd" draw:textarea-horizontal-align="justify" draw:textarea-vertical-align="middle" draw:auto-grow-height="false" fo:min-height="1.6cm" fo:min-width="3.6cm"/>
      <style:paragraph-properties style:writing-mode="lr-tb"/>
    </style:style>
    <style:style style:name="gr391" style:family="graphic" style:parent-style-name="standard">
      <style:graphic-properties svg:stroke-color="#ffffff" draw:fill="solid" draw:fill-color="#757575" draw:textarea-horizontal-align="justify" draw:textarea-vertical-align="middle" draw:auto-grow-height="false" fo:min-height="1.6cm" fo:min-width="3.6cm"/>
      <style:paragraph-properties style:writing-mode="lr-tb"/>
    </style:style>
    <style:style style:name="gr392" style:family="graphic" style:parent-style-name="standard">
      <style:graphic-properties svg:stroke-color="#ffffff" draw:fill="solid" draw:fill-color="#212121" draw:textarea-horizontal-align="justify" draw:textarea-vertical-align="middle" draw:auto-grow-height="false" fo:min-height="1.6cm" fo:min-width="3.6cm"/>
      <style:paragraph-properties style:writing-mode="lr-tb"/>
    </style:style>
    <style:style style:name="gr393" style:family="graphic" style:parent-style-name="standard">
      <style:graphic-properties svg:stroke-color="#ffffff" draw:textarea-horizontal-align="center"/>
    </style:style>
    <style:style style:name="gr394" style:family="graphic" style:parent-style-name="standard">
      <style:graphic-properties svg:stroke-color="#ffffff" draw:fill-color="#ffffff" draw:textarea-horizontal-align="center"/>
    </style:style>
    <style:style style:name="gr395" style:family="graphic" style:parent-style-name="standard">
      <style:graphic-properties svg:stroke-color="#ffffff" draw:fill-color="#808080" draw:textarea-horizontal-align="center"/>
    </style:style>
    <style:style style:name="gr396" style:family="graphic" style:parent-style-name="standard">
      <style:graphic-properties draw:stroke="none" svg:stroke-color="#ffffff" draw:fill="none" draw:fill-color="#ffffff" draw:textarea-horizontal-align="right" draw:textarea-vertical-align="top" draw:auto-grow-height="false" fo:min-height="0.8cm" fo:min-width="17.2cm"/>
      <style:paragraph-properties style:writing-mode="lr-tb"/>
    </style:style>
    <style:style style:name="gr397" style:family="graphic" style:parent-style-name="standard">
      <style:graphic-properties svg:stroke-color="#808080" draw:fill-color="#ffffff" draw:opacity="50%" draw:textarea-horizontal-align="center" draw:shadow-opacity="50%"/>
    </style:style>
    <style:style style:name="gr398" style:family="graphic" style:parent-style-name="standard">
      <style:graphic-properties draw:stroke="none" svg:stroke-color="#000000" draw:fill="none" draw:fill-color="#ffffff" draw:textarea-vertical-align="top" fo:min-height="1.975cm"/>
      <style:paragraph-properties style:writing-mode="lr-tb"/>
    </style:style>
    <style:style style:name="gr399" style:family="graphic" style:parent-style-name="standard">
      <style:graphic-properties draw:stroke="none" svg:stroke-color="#000000" draw:fill="none" draw:fill-color="#ffffff" draw:textarea-vertical-align="top" fo:min-height="2.151cm"/>
      <style:paragraph-properties style:writing-mode="lr-tb"/>
    </style:style>
    <style:style style:name="gr400" style:family="graphic" style:parent-style-name="standard">
      <style:graphic-properties draw:stroke="none" svg:stroke-color="#000000" draw:fill="none" draw:fill-color="#ffffff" draw:textarea-horizontal-align="right" draw:textarea-vertical-align="middle" fo:min-height="7.893cm"/>
      <style:paragraph-properties style:writing-mode="lr-tb"/>
    </style:style>
    <style:style style:name="gr401" style:family="graphic" style:parent-style-name="standard">
      <style:graphic-properties draw:stroke="none" svg:stroke-color="#000000" draw:fill="none" draw:fill-color="#ffffff" fo:min-height="2.152cm"/>
      <style:paragraph-properties style:writing-mode="lr-tb"/>
    </style:style>
    <style:style style:name="gr402" style:family="graphic" style:parent-style-name="standard">
      <style:graphic-properties draw:stroke="none" svg:stroke-color="#ffffff" draw:fill="none" draw:fill-color="#ffffff" draw:textarea-horizontal-align="right" draw:textarea-vertical-align="bottom" draw:auto-grow-height="false" fo:min-height="0.8cm" fo:min-width="10.4cm"/>
      <style:paragraph-properties style:writing-mode="lr-tb"/>
    </style:style>
    <style:style style:name="gr403" style:family="graphic" style:parent-style-name="standard">
      <style:graphic-properties draw:textarea-horizontal-align="center" draw:textarea-vertical-align="middle" drawooo:fontwork-style="rotate" drawooo:fontwork-adjust="autosize" drawooo:fontwork-shadow="normal" drawooo:fontwork-hide-form="true"/>
      <style:paragraph-properties style:writing-mode="lr-tb"/>
    </style:style>
    <style:style style:name="gr404" style:family="graphic" style:parent-style-name="standard">
      <style:graphic-properties draw:marker-start-width="0.635cm" draw:marker-end="Concave" draw:marker-end-width="0.5cm" draw:textarea-horizontal-align="center"/>
    </style:style>
    <style:style style:name="gr405" style:family="graphic" style:parent-style-name="standard">
      <style:graphic-properties draw:stroke="solid" svg:stroke-color="#ffffff" draw:fill="solid" draw:fill-color="#bdbdbd" draw:textarea-horizontal-align="justify" draw:textarea-vertical-align="middle" draw:auto-grow-height="false" fo:min-height="2.6cm" fo:min-width="7.6cm"/>
    </style:style>
    <style:style style:name="gr406" style:family="graphic" style:parent-style-name="standard">
      <style:graphic-properties svg:stroke-width="0.051cm" svg:stroke-color="#ffffff" draw:marker-start-width="0.381cm" draw:marker-end-width="0.381cm" draw:fill="solid" draw:fill-color="#3f51b5" draw:textarea-horizontal-align="justify" draw:textarea-vertical-align="middle" draw:auto-grow-height="false" fo:min-height="0.504cm" fo:min-width="1.504cm" fo:padding-top="0.2cm" fo:padding-bottom="0.2cm" fo:padding-left="0.2cm" fo:padding-right="0.2cm"/>
      <style:paragraph-properties style:writing-mode="lr-tb"/>
    </style:style>
    <style:style style:name="gr407" style:family="graphic" style:parent-style-name="standard">
      <style:graphic-properties draw:stroke="none" svg:stroke-color="#000000" draw:fill="none" draw:fill-color="#ffffff" draw:textarea-horizontal-align="left" draw:textarea-vertical-align="middle" fo:min-height="1.1cm" fo:padding-top="0.2cm" fo:padding-bottom="0.2cm"/>
      <style:paragraph-properties style:writing-mode="lr-tb"/>
    </style:style>
    <style:style style:name="gr408" style:family="graphic" style:parent-style-name="standard">
      <style:graphic-properties draw:stroke="none" svg:stroke-color="#000000" draw:fill="none" draw:fill-color="#ffffff" draw:textarea-horizontal-align="left" draw:textarea-vertical-align="top" fo:min-height="1.1cm" fo:padding-top="0cm" fo:padding-bottom="0cm" fo:padding-left="0.2cm" fo:padding-right="0cm"/>
      <style:paragraph-properties style:writing-mode="lr-tb"/>
    </style:style>
    <style:style style:name="gr409" style:family="graphic" style:parent-style-name="standard">
      <style:graphic-properties draw:stroke="none" svg:stroke-color="#000000" draw:fill="none" draw:fill-color="#ffffff" draw:textarea-horizontal-align="left" draw:textarea-vertical-align="middle" fo:min-height="1.1cm" fo:padding-top="0.2cm"/>
      <style:paragraph-properties style:writing-mode="lr-tb"/>
    </style:style>
    <style:style style:name="gr410" style:family="graphic" style:parent-style-name="standard">
      <style:graphic-properties draw:stroke="none" svg:stroke-color="#000000" draw:fill="none" draw:fill-color="#ffffff" draw:textarea-horizontal-align="left" draw:textarea-vertical-align="middle" fo:min-height="1.1cm" fo:padding-top="0cm" fo:padding-bottom="0cm" fo:padding-right="0cm"/>
      <style:paragraph-properties style:writing-mode="lr-tb"/>
    </style:style>
    <style:style style:name="gr411" style:family="graphic" style:parent-style-name="standard">
      <style:graphic-properties draw:stroke="none" svg:stroke-color="#000000" draw:fill="none" draw:fill-color="#ffffff" fo:min-height="1.094cm"/>
      <style:paragraph-properties style:writing-mode="lr-tb"/>
    </style:style>
    <style:style style:name="gr412" style:family="graphic" style:parent-style-name="standard">
      <style:graphic-properties draw:stroke="solid" svg:stroke-color="#ffffff" draw:fill="solid" draw:fill-color="#212121" draw:textarea-horizontal-align="justify" draw:textarea-vertical-align="middle" draw:auto-grow-height="false" fo:min-height="2cm" fo:min-width="3cm" fo:padding-top="0cm" fo:padding-bottom="0cm" fo:padding-left="0cm" fo:padding-right="0cm"/>
      <style:paragraph-properties style:writing-mode="lr-tb"/>
    </style:style>
    <style:style style:name="gr413" style:family="graphic" style:parent-style-name="standard">
      <style:graphic-properties draw:stroke="solid" svg:stroke-color="#ffffff" draw:fill="solid" draw:fill-color="#212121" draw:textarea-horizontal-align="justify" draw:textarea-vertical-align="middle" draw:auto-grow-height="false" fo:min-height="1.1cm" fo:min-width="7.6cm"/>
      <style:paragraph-properties style:writing-mode="lr-tb"/>
    </style:style>
    <style:style style:name="gr414" style:family="graphic" style:parent-style-name="standard">
      <style:graphic-properties svg:stroke-color="#ffffff" draw:fill="solid" draw:fill-color="#ffffff" draw:textarea-horizontal-align="justify" draw:textarea-vertical-align="middle" draw:auto-grow-height="false" fo:min-height="2.6cm" fo:min-width="7.6cm"/>
    </style:style>
    <style:style style:name="gr415" style:family="graphic" style:parent-style-name="standard">
      <style:graphic-properties svg:stroke-width="0.051cm" svg:stroke-color="#ffffff" draw:marker-start-width="0.381cm" draw:marker-end-width="0.381cm" draw:fill="solid" draw:fill-color="#3f51b5" draw:textarea-horizontal-align="justify" draw:textarea-vertical-align="middle" draw:auto-grow-height="false" fo:min-height="0.504cm" fo:min-width="3.504cm" fo:padding-top="0.2cm" fo:padding-bottom="0.2cm" fo:padding-left="0.2cm" fo:padding-right="0.2cm"/>
      <style:paragraph-properties style:writing-mode="lr-tb"/>
    </style:style>
    <style:style style:name="gr416" style:family="graphic" style:parent-style-name="standard">
      <style:graphic-properties draw:stroke="solid" svg:stroke-width="0.051cm" svg:stroke-color="#ffffff" draw:marker-start-width="0.381cm" draw:marker-end-width="0.381cm" draw:fill="solid" draw:fill-color="#3f51b5" draw:textarea-horizontal-align="justify" draw:textarea-vertical-align="middle" draw:auto-grow-height="false" fo:min-height="0.504cm" fo:min-width="1.504cm" fo:padding-top="0.2cm" fo:padding-bottom="0.2cm" fo:padding-left="0.2cm" fo:padding-right="0.2cm"/>
      <style:paragraph-properties style:writing-mode="lr-tb"/>
    </style:style>
    <style:style style:name="gr417" style:family="graphic" style:parent-style-name="standard">
      <style:graphic-properties svg:stroke-color="#ffffff" draw:fill-color="#c4c4c4" draw:textarea-horizontal-align="justify" draw:textarea-vertical-align="middle" draw:auto-grow-height="false" fo:min-height="1.014cm" fo:min-width="5.258cm"/>
      <style:paragraph-properties style:writing-mode="lr-tb"/>
    </style:style>
    <style:style style:name="gr418" style:family="graphic" style:parent-style-name="standard">
      <style:graphic-properties svg:stroke-color="#ffffff" draw:fill="solid" draw:fill-color="#448aff" draw:textarea-horizontal-align="justify" draw:textarea-vertical-align="middle" draw:auto-grow-height="false" fo:min-height="1.014cm" fo:min-width="5.258cm"/>
      <style:paragraph-properties style:writing-mode="lr-tb"/>
    </style:style>
    <style:style style:name="gr419" style:family="graphic" style:parent-style-name="standard">
      <style:graphic-properties svg:stroke-color="#ffffff" draw:fill="solid" draw:fill-color="#3f51b5" draw:textarea-horizontal-align="justify" draw:textarea-vertical-align="middle" draw:auto-grow-height="false" fo:min-height="1.014cm" fo:min-width="5.258cm"/>
      <style:paragraph-properties style:writing-mode="lr-tb"/>
    </style:style>
    <style:style style:name="gr420" style:family="graphic" style:parent-style-name="standard">
      <style:graphic-properties svg:stroke-color="#ffffff" draw:fill-color="#808080" draw:textarea-horizontal-align="justify" draw:textarea-vertical-align="middle" draw:auto-grow-height="false" fo:min-height="0.268cm" fo:min-width="2.225cm"/>
    </style:style>
    <style:style style:name="gr421" style:family="graphic" style:parent-style-name="standard">
      <style:graphic-properties svg:stroke-color="#ffffff" draw:fill-color="#808080" draw:textarea-horizontal-align="justify" draw:textarea-vertical-align="middle" draw:auto-grow-height="false" fo:min-height="0.6cm" fo:min-width="0.767cm"/>
    </style:style>
    <style:style style:name="gr422" style:family="graphic" style:parent-style-name="standard">
      <style:graphic-properties svg:stroke-color="#ffffff" draw:fill="solid" draw:fill-color="#3f51b5" draw:textarea-horizontal-align="justify" draw:textarea-vertical-align="middle" draw:auto-grow-height="false" fo:min-height="1.014cm" fo:min-width="5.258cm" fo:wrap-option="no-wrap"/>
      <style:paragraph-properties style:writing-mode="lr-tb"/>
    </style:style>
    <style:style style:name="gr423" style:family="graphic" style:parent-style-name="standard">
      <style:graphic-properties svg:stroke-color="#ffffff" draw:fill-color="#808080" draw:textarea-horizontal-align="justify" draw:textarea-vertical-align="middle" draw:auto-grow-height="false" fo:min-height="0.6cm" fo:min-width="0.768cm"/>
    </style:style>
    <style:style style:name="gr424" style:family="graphic" style:parent-style-name="standard">
      <style:graphic-properties svg:stroke-color="#ffffff" draw:fill-color="#808080" draw:textarea-horizontal-align="justify" draw:textarea-vertical-align="middle" draw:auto-grow-height="false" fo:min-height="0.267cm" fo:min-width="2.225cm"/>
    </style:style>
    <style:style style:name="gr425" style:family="graphic" style:parent-style-name="standard">
      <style:graphic-properties svg:stroke-color="#ffffff" draw:fill-color="#808080" draw:textarea-horizontal-align="justify" draw:textarea-vertical-align="middle" draw:auto-grow-height="false" fo:min-height="0.674cm" fo:min-width="6.109cm"/>
    </style:style>
    <style:style style:name="gr426" style:family="graphic" style:parent-style-name="standard">
      <style:graphic-properties svg:stroke-color="#ffffff" draw:fill="solid" draw:fill-color="#536dfe" draw:textarea-horizontal-align="justify" draw:textarea-vertical-align="middle" draw:auto-grow-height="false" fo:min-height="1.6cm" fo:min-width="14.6cm"/>
      <style:paragraph-properties style:writing-mode="lr-tb"/>
    </style:style>
    <style:style style:name="gr427" style:family="graphic" style:parent-style-name="standard">
      <style:graphic-properties svg:stroke-color="#ffffff" draw:fill-color="#cccccc" draw:textarea-horizontal-align="justify" draw:textarea-vertical-align="top" draw:auto-grow-height="false" fo:min-height="3.6cm" fo:min-width="4.6cm" fo:padding-top="0.2cm"/>
      <style:paragraph-properties style:writing-mode="lr-tb"/>
    </style:style>
    <style:style style:name="gr428" style:family="graphic" style:parent-style-name="standard">
      <style:graphic-properties svg:stroke-color="#ffffff" draw:fill="solid" draw:fill-color="#3f51b5" draw:opacity="100%" draw:textarea-horizontal-align="justify" draw:textarea-vertical-align="middle" draw:auto-grow-height="false" fo:min-height="1.6cm" fo:min-width="9.6cm" draw:shadow-opacity="100%"/>
      <style:paragraph-properties style:writing-mode="lr-tb"/>
    </style:style>
    <style:style style:name="gr429" style:family="graphic" style:parent-style-name="standard">
      <style:graphic-properties svg:stroke-color="#ffffff" draw:fill="solid" draw:fill-color="#212121" draw:textarea-horizontal-align="center" draw:textarea-vertical-align="middle" draw:auto-grow-height="false" fo:min-height="1.6cm" fo:min-width="9.6cm" fo:padding-top="0.2cm"/>
      <style:paragraph-properties style:writing-mode="lr-tb"/>
    </style:style>
    <style:style style:name="gr430" style:family="graphic" style:parent-style-name="standard">
      <style:graphic-properties svg:stroke-width="0.1cm" svg:stroke-color="#000000" draw:marker-start-width="0.46cm" draw:marker-end="Concave" draw:marker-end-width="0.5cm" draw:textarea-horizontal-align="center" draw:textarea-vertical-align="middle" fo:padding-top="0.174cm" fo:padding-bottom="0.174cm" fo:padding-left="0.299cm" fo:padding-right="0.299cm"/>
    </style:style>
    <style:style style:name="gr431"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432" style:family="graphic" style:parent-style-name="standard">
      <style:graphic-properties draw:stroke="none" svg:stroke-color="#000000" draw:fill="none" draw:fill-color="#ffffff" draw:auto-grow-height="false" draw:auto-grow-width="false" fo:max-height="0cm" fo:min-height="7.503cm"/>
      <style:paragraph-properties style:writing-mode="lr-tb"/>
    </style:style>
    <style:style style:name="gr433" style:family="graphic" style:parent-style-name="standard">
      <style:graphic-properties draw:stroke="none" draw:fill="none"/>
      <style:paragraph-properties style:writing-mode="lr-tb"/>
    </style:style>
    <style:style style:name="gr434" style:family="graphic" style:parent-style-name="standard" style:list-style-name="L3">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435" style:family="graphic" style:parent-style-name="standard" style:list-style-name="L3">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436" style:family="graphic" style:parent-style-name="standard" style:list-style-name="L3">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437" style:family="graphic" style:parent-style-name="standard" style:list-style-name="L3">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438" style:family="graphic" style:parent-style-name="standard">
      <style:graphic-properties svg:stroke-color="#ffffff" draw:fill="solid" draw:fill-color="#448aff" draw:textarea-horizontal-align="justify" draw:textarea-vertical-align="middle" draw:auto-grow-height="false" fo:min-height="2.1cm" fo:min-width="4.6cm"/>
      <style:paragraph-properties style:writing-mode="lr-tb"/>
    </style:style>
    <style:style style:name="gr439" style:family="graphic" style:parent-style-name="standard" style:list-style-name="L3">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440" style:family="graphic" style:parent-style-name="standard" style:list-style-name="L3">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441" style:family="graphic" style:parent-style-name="objectwithoutfill">
      <style:graphic-properties svg:stroke-color="#000000" draw:marker-end="" draw:marker-end-width="0.3cm" draw:fill="none" draw:textarea-horizontal-align="left" draw:textarea-vertical-align="middle"/>
    </style:style>
    <style:style style:name="gr442" style:family="graphic" style:parent-style-name="standard" style:list-style-name="L3">
      <style:graphic-properties draw:stroke="none" svg:stroke-color="#ffffff" draw:fill="none" draw:fill-color="#bdbdbd" draw:textarea-horizontal-align="right" draw:textarea-vertical-align="middle" draw:auto-grow-height="false" fo:min-height="0cm" fo:min-width="5cm" fo:padding-top="0.5cm" fo:padding-bottom="0.5cm" fo:padding-left="0.5cm" fo:padding-right="0.5cm"/>
      <style:paragraph-properties style:writing-mode="lr-tb"/>
    </style:style>
    <style:style style:name="gr443" style:family="graphic" style:parent-style-name="standard" style:list-style-name="L3">
      <style:graphic-properties draw:stroke="none" svg:stroke-color="#ffffff" draw:fill="none" draw:fill-color="#bdbdbd" draw:textarea-horizontal-align="left" draw:textarea-vertical-align="middle" draw:auto-grow-height="false" fo:min-height="0cm" fo:min-width="5cm" fo:padding-top="0.5cm" fo:padding-bottom="0.5cm" fo:padding-left="0.5cm" fo:padding-right="0.5cm"/>
      <style:paragraph-properties style:writing-mode="lr-tb"/>
    </style:style>
    <style:style style:name="gr444" style:family="graphic" style:parent-style-name="standard" style:list-style-name="L6">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45" style:family="graphic" style:parent-style-name="standard" style:list-style-name="L6">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46" style:family="graphic" style:parent-style-name="standard" style:list-style-name="L6">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47"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paragraph-properties style:writing-mode="lr-tb"/>
    </style:style>
    <style:style style:name="gr448"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paragraph-properties style:writing-mode="lr-tb"/>
    </style:style>
    <style:style style:name="gr449"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450" style:family="graphic" style:parent-style-name="standard">
      <style:graphic-properties draw:stroke="none" svg:stroke-color="#000000" draw:fill="solid"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451" style:family="graphic" style:parent-style-name="objectwithoutfill">
      <style:graphic-properties svg:stroke-color="#000000" draw:marker-end="Arrow" draw:marker-end-width="0.4cm" draw:fill="none"/>
    </style:style>
    <style:style style:name="gr452" style:family="graphic" style:parent-style-name="standard">
      <style:graphic-properties draw:stroke="none" draw:fill="none" draw:textarea-horizontal-align="left" draw:textarea-vertical-align="top" fo:min-height="1.765cm" fo:padding-left="0.4cm"/>
      <style:paragraph-properties style:writing-mode="lr-tb"/>
    </style:style>
    <style:style style:name="gr453" style:family="graphic" style:parent-style-name="standard">
      <style:graphic-properties svg:stroke-color="#bdbdbd" draw:fill="none" draw:textarea-horizontal-align="justify" draw:textarea-vertical-align="middle" draw:auto-grow-height="false" fo:min-height="7.6cm" fo:min-width="13.6cm"/>
    </style:style>
    <style:style style:name="gr454" style:family="graphic" style:parent-style-name="standard">
      <style:graphic-properties draw:stroke="none" draw:fill="none" draw:textarea-horizontal-align="right" draw:textarea-vertical-align="top" draw:fit-to-size="false" style:shrink-to-fit="true" fo:min-height="2.353cm" fo:padding-left="0.4cm"/>
      <style:paragraph-properties style:writing-mode="lr-tb"/>
    </style:style>
    <style:style style:name="gr455" style:family="graphic" style:parent-style-name="standard">
      <style:graphic-properties svg:stroke-color="#ffffff" draw:fill="solid" draw:fill-color="#757575" draw:textarea-horizontal-align="justify" draw:textarea-vertical-align="middle" draw:auto-grow-height="false" fo:min-height="1.6cm" fo:min-width="7.6cm"/>
      <style:paragraph-properties style:writing-mode="lr-tb"/>
    </style:style>
    <style:style style:name="gr456" style:family="graphic" style:parent-style-name="standard">
      <style:graphic-properties svg:stroke-color="#ffffff" draw:fill="solid" draw:fill-color="#3f51b5" draw:textarea-horizontal-align="justify" draw:textarea-vertical-align="middle" draw:auto-grow-height="false" fo:min-height="1.6cm" fo:min-width="3.6cm"/>
      <style:paragraph-properties style:writing-mode="lr-tb"/>
    </style:style>
    <style:style style:name="gr457" style:family="graphic" style:parent-style-name="standard">
      <style:graphic-properties svg:stroke-color="#ffffff" draw:fill="solid" draw:fill-color="#536dfe" draw:textarea-horizontal-align="justify" draw:textarea-vertical-align="middle" draw:auto-grow-height="false" fo:min-height="1.6cm" fo:min-width="1.5cm"/>
      <style:paragraph-properties style:writing-mode="lr-tb"/>
    </style:style>
    <style:style style:name="gr458" style:family="graphic" style:parent-style-name="standard">
      <style:graphic-properties draw:stroke="none" svg:stroke-color="#000000" draw:fill="none" draw:textarea-horizontal-align="justify" draw:textarea-vertical-align="middle" draw:auto-grow-height="false" fo:min-height="1.6cm" fo:min-width="1.6cm"/>
      <style:paragraph-properties style:writing-mode="lr-tb"/>
    </style:style>
    <style:style style:name="gr459" style:family="graphic" style:parent-style-name="standard">
      <style:graphic-properties draw:stroke="none" svg:stroke-color="#000000" draw:fill="none" draw:textarea-horizontal-align="justify" draw:textarea-vertical-align="middle" draw:auto-grow-height="false" fo:min-height="1.6cm" fo:min-width="5.6cm"/>
      <style:paragraph-properties style:writing-mode="lr-tb"/>
    </style:style>
    <style:style style:name="gr460" style:family="graphic" style:parent-style-name="standard">
      <style:graphic-properties svg:stroke-color="#ffffff" draw:fill="solid" draw:fill-color="#3f51b5" draw:textarea-horizontal-align="justify" draw:textarea-vertical-align="middle" draw:auto-grow-height="false" fo:min-height="1.6cm" fo:min-width="7.6cm"/>
      <style:paragraph-properties style:writing-mode="lr-tb"/>
    </style:style>
    <style:style style:name="gr461"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paragraph-properties style:writing-mode="lr-tb"/>
    </style:style>
    <style:style style:name="gr462" style:family="graphic" style:parent-style-name="standard">
      <style:graphic-properties svg:stroke-color="#ffffff" draw:fill="solid" draw:fill-color="#212121" draw:textarea-horizontal-align="justify" draw:textarea-vertical-align="middle" draw:auto-grow-height="false" fo:min-height="1.6cm" fo:min-width="7.6cm"/>
      <style:paragraph-properties style:writing-mode="lr-tb"/>
    </style:style>
    <style:style style:name="gr463" style:family="graphic" style:parent-style-name="standard">
      <style:graphic-properties draw:stroke="none" svg:stroke-color="#000000" draw:fill="none" draw:textarea-horizontal-align="justify" draw:textarea-vertical-align="middle" draw:auto-grow-height="false" fo:min-height="1.6cm" fo:min-width="7.6cm"/>
      <style:paragraph-properties style:writing-mode="lr-tb"/>
    </style:style>
    <style:style style:name="gr464" style:family="graphic" style:parent-style-name="standard">
      <style:graphic-properties svg:stroke-color="#ffffff" draw:fill="solid" draw:fill-color="#9ea7dd" draw:textarea-horizontal-align="justify" draw:textarea-vertical-align="middle" draw:auto-grow-height="false" fo:min-height="1.6cm" fo:min-width="5.6cm"/>
      <style:paragraph-properties style:writing-mode="lr-tb"/>
    </style:style>
    <style:style style:name="gr465" style:family="graphic" style:parent-style-name="standard">
      <style:graphic-properties svg:stroke-color="#ffffff" draw:fill="solid" draw:fill-color="#536dfe" draw:textarea-horizontal-align="justify" draw:textarea-vertical-align="middle" draw:auto-grow-height="false" fo:min-height="1.6cm" fo:min-width="5.6cm"/>
      <style:paragraph-properties style:writing-mode="lr-tb"/>
    </style:style>
    <style:style style:name="gr466" style:family="graphic" style:parent-style-name="objectwithoutfill">
      <style:graphic-properties draw:stroke="dash" draw:stroke-dash="Ultrafine_20_Dashed" svg:stroke-color="#808080" draw:marker-end="Arrow" draw:marker-end-width="0.5cm" draw:fill="none"/>
    </style:style>
    <style:style style:name="gr467" style:family="graphic" style:parent-style-name="standard" style:list-style-name="L3">
      <style:graphic-properties draw:stroke="solid" draw:stroke-dash="Dashed_20__28_var_29__20_1" svg:stroke-width="0.1cm" svg:stroke-color="#3f51b5"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468" style:family="graphic" style:parent-style-name="standard" style:list-style-name="L3">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469" style:family="graphic" style:parent-style-name="objectwithoutfill">
      <style:graphic-properties svg:stroke-color="#000000" draw:marker-end="Concave" draw:marker-end-width="0.5cm" draw:fill="none" draw:textarea-horizontal-align="right"/>
      <style:paragraph-properties style:writing-mode="lr-tb"/>
    </style:style>
    <style:style style:name="gr470" style:family="graphic" style:parent-style-name="standard">
      <style:graphic-properties draw:stroke="none" svg:stroke-color="#ffffff" draw:fill="none" draw:fill-color="#808080" draw:textarea-horizontal-align="justify" draw:textarea-vertical-align="middle" draw:auto-grow-height="false" fo:min-height="1.1cm" fo:min-width="7.6cm"/>
      <style:paragraph-properties style:writing-mode="lr-tb"/>
    </style:style>
    <style:style style:name="gr471"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paragraph-properties style:writing-mode="lr-tb"/>
    </style:style>
    <style:style style:name="gr472" style:family="graphic" style:parent-style-name="objectwithoutfill">
      <style:graphic-properties draw:marker-start="" draw:marker-end="" draw:fill="none"/>
    </style:style>
    <style:style style:name="gr473" style:family="graphic" style:parent-style-name="standard">
      <style:graphic-properties svg:stroke-color="#ffffff" draw:fill="solid" draw:fill-color="#d1c4e9" draw:textarea-horizontal-align="right" draw:textarea-vertical-align="middle" draw:auto-grow-height="false" fo:min-height="3.844cm" fo:min-width="18.872cm" fo:padding-right="-2.1cm"/>
      <style:paragraph-properties style:writing-mode="lr-tb"/>
    </style:style>
    <style:style style:name="gr474" style:family="graphic" style:parent-style-name="standard">
      <style:graphic-properties svg:stroke-color="#ffffff" draw:fill="solid" draw:fill-color="#8c68ca" draw:textarea-horizontal-align="right" draw:textarea-vertical-align="middle" draw:auto-grow-height="false" fo:min-height="2.43cm" fo:min-width="11.814cm" fo:padding-right="-0.7cm"/>
      <style:paragraph-properties style:writing-mode="lr-tb"/>
    </style:style>
    <style:style style:name="gr475" style:family="graphic" style:parent-style-name="standard">
      <style:graphic-properties svg:stroke-color="#ffffff" draw:fill="solid" draw:fill-color="#512da8" draw:textarea-horizontal-align="justify" draw:textarea-vertical-align="middle" draw:auto-grow-height="false" fo:min-height="1.014cm" fo:min-width="5.258cm"/>
      <style:paragraph-properties style:writing-mode="lr-tb"/>
    </style:style>
    <style:style style:name="gr476" style:family="graphic" style:parent-style-name="standard">
      <style:graphic-properties draw:stroke="none" svg:stroke-color="#000000" draw:fill="solid" draw:fill-color="#212121" draw:textarea-horizontal-align="justify" draw:textarea-vertical-align="middle" draw:auto-grow-height="false" fo:min-height="0.1cm" fo:min-width="1.202cm"/>
    </style:style>
    <style:style style:name="gr477" style:family="graphic" style:parent-style-name="standard">
      <style:graphic-properties svg:stroke-width="0.1cm" svg:stroke-color="#bdbdbd" draw:marker-start-width="0.5cm" draw:marker-end-width="0.5cm" draw:fill="solid" draw:fill-color="#bdbdbd" draw:textarea-horizontal-align="justify" draw:textarea-vertical-align="middle" draw:auto-grow-height="false" fo:min-height="3.65cm" fo:min-width="6.4cm" fo:padding-top="0.175cm" fo:padding-bottom="0.175cm" fo:padding-left="0.3cm" fo:padding-right="0.3cm"/>
      <style:paragraph-properties style:writing-mode="lr-tb"/>
    </style:style>
    <style:style style:name="gr478" style:family="graphic" style:parent-style-name="standard">
      <style:graphic-properties svg:stroke-width="0.1cm" svg:stroke-color="#bdbdbd" draw:marker-start-width="0.5cm" draw:marker-end-width="0.5cm" draw:fill="solid" draw:fill-color="#ffffff" draw:textarea-horizontal-align="justify" draw:textarea-vertical-align="middle" draw:auto-grow-height="false" fo:min-height="3.65cm" fo:min-width="6.4cm" fo:padding-top="0.175cm" fo:padding-bottom="0.175cm" fo:padding-left="0.3cm" fo:padding-right="0.3cm"/>
      <style:paragraph-properties style:writing-mode="lr-tb"/>
    </style:style>
    <style:style style:name="gr479" style:family="graphic" style:parent-style-name="standard">
      <style:graphic-properties draw:stroke="none" svg:stroke-color="#000000" draw:fill="solid" draw:fill-color="#673ab7"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480" style:family="graphic" style:parent-style-name="standard">
      <style:graphic-properties svg:stroke-width="0.1cm" svg:stroke-color="#bdbdbd" draw:marker-start-width="0.5cm" draw:marker-end-width="0.5cm" draw:fill="solid" draw:fill-color="#bdbdbd" draw:textarea-horizontal-align="justify" draw:textarea-vertical-align="top" draw:auto-grow-height="false" fo:min-height="3.65cm" fo:min-width="6.4cm" fo:padding-top="0.5cm" fo:padding-bottom="0.2cm" fo:padding-left="0.2cm" fo:padding-right="0.2cm"/>
      <style:paragraph-properties style:writing-mode="lr-tb"/>
    </style:style>
    <style:style style:name="gr481" style:family="graphic" style:parent-style-name="standard">
      <style:graphic-properties svg:stroke-width="0.1cm" svg:stroke-color="#bdbdbd" draw:marker-start-width="0.5cm" draw:marker-end-width="0.5cm" draw:fill="solid" draw:fill-color="#ffffff" draw:textarea-horizontal-align="justify" draw:textarea-vertical-align="top" draw:auto-grow-height="false" fo:min-height="3.65cm" fo:min-width="6.4cm" fo:padding-top="0.5cm" fo:padding-bottom="0.2cm" fo:padding-left="0.2cm" fo:padding-right="0.2cm"/>
      <style:paragraph-properties style:writing-mode="lr-tb"/>
    </style:style>
    <style:style style:name="gr482" style:family="graphic" style:parent-style-name="standard">
      <style:graphic-properties svg:stroke-width="0.1cm" svg:stroke-color="#bdbdbd" draw:marker-start-width="0.5cm" draw:marker-end-width="0.5cm" draw:fill="solid" draw:fill-color="#bdbdbd" draw:opacity="100%" draw:textarea-horizontal-align="justify" draw:textarea-vertical-align="middle" draw:auto-grow-height="false" fo:min-height="3.65cm" fo:min-width="6.4cm" fo:padding-top="0.175cm" fo:padding-bottom="0.175cm" fo:padding-left="0.3cm" fo:padding-right="0.3cm" draw:shadow-opacity="100%"/>
      <style:paragraph-properties style:writing-mode="lr-tb"/>
    </style:style>
    <style:style style:name="gr483" style:family="graphic" style:parent-style-name="standard">
      <style:graphic-properties svg:stroke-color="#ffffff" draw:fill="solid" draw:fill-color="#bdbdbd" draw:textarea-horizontal-align="justify" draw:textarea-vertical-align="top" draw:auto-grow-height="false" fo:min-height="6.3cm" fo:min-width="12.1cm" fo:padding-top="0.5cm"/>
      <style:paragraph-properties style:writing-mode="lr-tb"/>
    </style:style>
    <style:style style:name="gr484" style:family="graphic" style:parent-style-name="standard">
      <style:graphic-properties svg:stroke-color="#ffffff" draw:fill="solid" draw:fill-color="#d1c4e9" draw:textarea-horizontal-align="justify" draw:textarea-vertical-align="middle" draw:auto-grow-height="false" fo:min-height="1.6cm" fo:min-width="4.1cm"/>
      <style:paragraph-properties style:writing-mode="lr-tb"/>
    </style:style>
    <style:style style:name="gr485" style:family="graphic" style:parent-style-name="standard">
      <style:graphic-properties svg:stroke-color="#ffffff" draw:fill="solid" draw:fill-color="#8c68ca" draw:textarea-horizontal-align="justify" draw:textarea-vertical-align="middle" draw:auto-grow-height="false" fo:min-height="1.6cm" fo:min-width="4.1cm"/>
      <style:paragraph-properties style:writing-mode="lr-tb"/>
    </style:style>
    <style:style style:name="gr486" style:family="graphic" style:parent-style-name="standard">
      <style:graphic-properties svg:stroke-color="#ffffff" draw:fill="solid" draw:fill-color="#512da8" draw:textarea-horizontal-align="justify" draw:textarea-vertical-align="middle" draw:auto-grow-height="false" fo:min-height="1.6cm" fo:min-width="4.1cm"/>
      <style:paragraph-properties style:writing-mode="lr-tb"/>
    </style:style>
    <style:style style:name="gr487" style:family="graphic" style:parent-style-name="standard">
      <style:graphic-properties svg:stroke-color="#ffffff" draw:fill="solid" draw:fill-color="#212121" draw:textarea-horizontal-align="justify" draw:textarea-vertical-align="middle" draw:auto-grow-height="false" fo:min-height="1.6cm" fo:min-width="4.1cm"/>
      <style:paragraph-properties style:writing-mode="lr-tb"/>
    </style:style>
    <style:style style:name="gr488" style:family="graphic" style:parent-style-name="objectwithoutfill">
      <style:graphic-properties draw:marker-end="Arrow" draw:marker-end-width="0.3cm" draw:fill="none" draw:textarea-horizontal-align="center"/>
      <style:paragraph-properties style:writing-mode="lr-tb"/>
    </style:style>
    <style:style style:name="gr489" style:family="graphic" style:parent-style-name="standard">
      <style:graphic-properties svg:stroke-color="#ffffff" draw:fill="solid" draw:fill-color="#512da8" draw:textarea-vertical-align="middle" draw:auto-grow-height="false" fo:min-height="2.601cm" fo:min-width="2.601cm"/>
    </style:style>
    <style:style style:name="gr490" style:family="graphic" style:parent-style-name="standard">
      <style:graphic-properties svg:stroke-color="#ffffff" draw:fill="solid" draw:fill-color="#8c68ca" draw:textarea-vertical-align="middle" draw:auto-grow-height="false" fo:min-height="4.601cm" fo:min-width="4.601cm"/>
    </style:style>
    <style:style style:name="gr491" style:family="graphic" style:parent-style-name="standard">
      <style:graphic-properties svg:stroke-color="#ffffff" draw:fill="solid" draw:fill-color="#d1c4e9" draw:textarea-vertical-align="middle" draw:auto-grow-height="false" fo:min-height="6.601cm" fo:min-width="6.601cm"/>
    </style:style>
    <style:style style:name="gr492" style:family="graphic" style:parent-style-name="standard">
      <style:graphic-properties draw:stroke="none" draw:fill="none" draw:auto-grow-height="false" fo:min-height="1.89cm"/>
      <style:paragraph-properties style:writing-mode="lr-tb"/>
    </style:style>
    <style:style style:name="gr493" style:family="graphic" style:parent-style-name="objectwithoutfill">
      <style:graphic-properties svg:stroke-color="#000000" draw:marker-end="Circle" draw:marker-end-center="true" draw:fill="none" draw:textarea-horizontal-align="center"/>
    </style:style>
    <style:style style:name="gr494" style:family="graphic" style:parent-style-name="standard">
      <style:graphic-properties svg:stroke-color="#ffffff" draw:fill="solid" draw:fill-color="#673ab7" draw:textarea-vertical-align="middle" draw:auto-grow-height="false" fo:min-height="9.601cm" fo:min-width="9.601cm"/>
    </style:style>
    <style:style style:name="gr495" style:family="graphic" style:parent-style-name="standard">
      <style:graphic-properties svg:stroke-color="#ffffff" draw:textarea-horizontal-align="justify" draw:textarea-vertical-align="middle" draw:auto-grow-height="false" fo:min-height="1.6cm" fo:min-width="4.6cm"/>
      <style:paragraph-properties style:writing-mode="lr-tb"/>
    </style:style>
    <style:style style:name="gr496" style:family="graphic" style:parent-style-name="standard">
      <style:graphic-properties svg:stroke-color="#ffffff" draw:fill="solid" draw:fill-color="#d1c4e9" draw:textarea-horizontal-align="justify" draw:textarea-vertical-align="middle" draw:auto-grow-height="false" fo:min-height="1.6cm" fo:min-width="0.6cm"/>
      <style:paragraph-properties style:writing-mode="lr-tb"/>
    </style:style>
    <style:style style:name="gr497" style:family="graphic" style:parent-style-name="standard">
      <style:graphic-properties svg:stroke-color="#ffffff" draw:fill="solid" draw:fill-color="#512da8" draw:textarea-horizontal-align="justify" draw:textarea-vertical-align="middle" draw:auto-grow-height="false" fo:min-height="1.6cm" fo:min-width="0.6cm"/>
      <style:paragraph-properties style:writing-mode="lr-tb"/>
    </style:style>
    <style:style style:name="gr498" style:family="graphic" style:parent-style-name="standard">
      <style:graphic-properties svg:stroke-color="#ffffff" draw:fill="solid" draw:fill-color="#8c68ca" draw:textarea-horizontal-align="justify" draw:textarea-vertical-align="middle" draw:auto-grow-height="false" fo:min-height="1.6cm" fo:min-width="0.6cm"/>
      <style:paragraph-properties style:writing-mode="lr-tb"/>
    </style:style>
    <style:style style:name="gr499" style:family="graphic" style:parent-style-name="standard">
      <style:graphic-properties svg:stroke-color="#ffffff" draw:fill="solid" draw:fill-color="#212121" draw:textarea-horizontal-align="justify" draw:textarea-vertical-align="middle" draw:auto-grow-height="false" fo:min-height="1.6cm" fo:min-width="0.6cm"/>
      <style:paragraph-properties style:writing-mode="lr-tb"/>
    </style:style>
    <style:style style:name="gr500" style:family="graphic" style:parent-style-name="standard">
      <style:graphic-properties svg:stroke-color="#ffffff" draw:fill="solid" draw:fill-color="#757575" draw:textarea-horizontal-align="justify" draw:textarea-vertical-align="middle" draw:auto-grow-height="false" fo:min-height="1.1cm" fo:min-width="5.6cm"/>
      <style:paragraph-properties style:writing-mode="lr-tb"/>
    </style:style>
    <style:style style:name="gr501" style:family="graphic" style:parent-style-name="standard">
      <style:graphic-properties draw:stroke="none" svg:stroke-color="#ffffff" draw:fill="none" draw:fill-color="#808080" draw:textarea-horizontal-align="justify" draw:textarea-vertical-align="middle" draw:auto-grow-height="false" fo:min-height="1.1cm" fo:min-width="1.6cm"/>
      <style:paragraph-properties style:writing-mode="lr-tb"/>
    </style:style>
    <style:style style:name="gr502" style:family="graphic" style:parent-style-name="standard">
      <style:graphic-properties draw:stroke="none" svg:stroke-color="#ffffff" draw:fill="none" draw:fill-color="#808080" draw:textarea-horizontal-align="justify" draw:textarea-vertical-align="middle" draw:auto-grow-height="false" fo:min-height="1.1cm" fo:min-width="3.6cm"/>
      <style:paragraph-properties style:writing-mode="lr-tb"/>
    </style:style>
    <style:style style:name="gr503" style:family="graphic" style:parent-style-name="standard">
      <style:graphic-properties svg:stroke-color="#ffffff" draw:fill="solid" draw:fill-color="#d1c4e9" draw:textarea-horizontal-align="justify" draw:textarea-vertical-align="middle" draw:auto-grow-height="false" fo:min-height="1.1cm" fo:min-width="5.6cm"/>
      <style:paragraph-properties style:writing-mode="lr-tb"/>
    </style:style>
    <style:style style:name="gr504" style:family="graphic" style:parent-style-name="standard">
      <style:graphic-properties svg:stroke-color="#ffffff" draw:fill="solid" draw:fill-color="#512da8" draw:textarea-horizontal-align="justify" draw:textarea-vertical-align="middle" draw:auto-grow-height="false" fo:min-height="1.1cm" fo:min-width="5.6cm"/>
      <style:paragraph-properties style:writing-mode="lr-tb"/>
    </style:style>
    <style:style style:name="gr505" style:family="graphic" style:parent-style-name="standard">
      <style:graphic-properties svg:stroke-color="#ffffff" draw:fill="solid" draw:fill-color="#8c68ca" draw:textarea-horizontal-align="justify" draw:textarea-vertical-align="middle" draw:auto-grow-height="false" fo:min-height="1.1cm" fo:min-width="5.6cm"/>
      <style:paragraph-properties style:writing-mode="lr-tb"/>
    </style:style>
    <style:style style:name="gr506" style:family="graphic" style:parent-style-name="objectwithoutfill">
      <style:graphic-properties svg:stroke-color="#000000" draw:marker-end="Arrow" draw:marker-end-width="0.5cm" draw:fill="none"/>
      <style:paragraph-properties style:writing-mode="lr-tb"/>
    </style:style>
    <style:style style:name="gr507" style:family="graphic" style:parent-style-name="standard">
      <style:graphic-properties draw:stroke="none" draw:fill="none" draw:textarea-horizontal-align="left" draw:textarea-vertical-align="top" draw:auto-grow-height="false" fo:min-height="2.135cm" fo:padding-top="0cm" fo:padding-bottom="0cm" fo:padding-left="0cm" fo:padding-right="0cm"/>
      <style:paragraph-properties style:writing-mode="lr-tb"/>
    </style:style>
    <style:style style:name="gr508" style:family="graphic" style:parent-style-name="standard">
      <style:graphic-properties svg:stroke-color="#000000" draw:marker-start="" draw:marker-start-width="0.635cm" draw:marker-end="Dimension_20_Lines" draw:marker-end-width="0.64cm" draw:marker-end-center="true" draw:textarea-horizontal-align="center"/>
      <style:paragraph-properties style:writing-mode="lr-tb"/>
    </style:style>
    <style:style style:name="gr509" style:family="graphic" style:parent-style-name="standard">
      <style:graphic-properties svg:stroke-color="#000000" draw:marker-start="" draw:marker-start-width="0.635cm" draw:marker-end="Arrow" draw:marker-end-width="0.5cm" draw:textarea-horizontal-align="right" fo:padding-right="1cm"/>
      <style:paragraph-properties style:writing-mode="lr-tb"/>
    </style:style>
    <style:style style:name="gr510" style:family="graphic" style:parent-style-name="objectwithoutfill">
      <style:graphic-properties svg:stroke-color="#000000" draw:marker-end="" svg:stroke-linecap="round" draw:fill="none" draw:textarea-horizontal-align="center"/>
    </style:style>
    <style:style style:name="gr511" style:family="graphic" style:parent-style-name="standard">
      <style:graphic-properties draw:stroke="none" svg:stroke-color="#ffffff" draw:fill="none" draw:fill-color="#673ab7" draw:textarea-horizontal-align="justify" draw:textarea-vertical-align="middle" draw:auto-grow-height="false" fo:min-height="1.6cm" fo:min-width="1.6cm"/>
      <style:paragraph-properties style:writing-mode="lr-tb"/>
    </style:style>
    <style:style style:name="gr512" style:family="graphic" style:parent-style-name="standard">
      <style:graphic-properties svg:stroke-color="#ffffff" draw:fill="solid" draw:fill-color="#673ab7" draw:textarea-horizontal-align="justify" draw:textarea-vertical-align="middle" draw:auto-grow-height="false" fo:min-height="1.6cm" fo:min-width="1.6cm"/>
      <style:paragraph-properties style:writing-mode="lr-tb"/>
    </style:style>
    <style:style style:name="gr513" style:family="graphic" style:parent-style-name="standard">
      <style:graphic-properties svg:stroke-color="#ffffff" draw:fill="solid" draw:fill-color="#212121" draw:textarea-horizontal-align="justify" draw:textarea-vertical-align="middle" draw:auto-grow-height="false" fo:min-height="1.6cm" fo:min-width="1.6cm"/>
      <style:paragraph-properties style:writing-mode="lr-tb"/>
    </style:style>
    <style:style style:name="gr514" style:family="graphic" style:parent-style-name="standard">
      <style:graphic-properties svg:stroke-color="#ffffff" draw:fill="solid" draw:fill-color="#757575" draw:textarea-horizontal-align="justify" draw:textarea-vertical-align="middle" draw:auto-grow-height="false" fo:min-height="1.6cm" fo:min-width="1.6cm"/>
      <style:paragraph-properties style:writing-mode="lr-tb"/>
    </style:style>
    <style:style style:name="gr515" style:family="graphic" style:parent-style-name="standard">
      <style:graphic-properties svg:stroke-color="#ffffff" draw:fill="solid" draw:fill-color="#bdbdbd" draw:textarea-horizontal-align="justify" draw:textarea-vertical-align="middle" draw:auto-grow-height="false" fo:min-height="1.6cm" fo:min-width="1.6cm"/>
      <style:paragraph-properties style:writing-mode="lr-tb"/>
    </style:style>
    <style:style style:name="gr516" style:family="graphic" style:parent-style-name="standard">
      <style:graphic-properties svg:stroke-color="#ffffff" draw:fill="solid" draw:fill-color="#536dfe" draw:textarea-horizontal-align="justify" draw:textarea-vertical-align="middle" draw:auto-grow-height="false" fo:min-height="1.6cm" fo:min-width="1.6cm"/>
      <style:paragraph-properties style:writing-mode="lr-tb"/>
    </style:style>
    <style:style style:name="gr517" style:family="graphic" style:parent-style-name="standard">
      <style:graphic-properties draw:stroke="none" svg:stroke-color="#000000" draw:fill="none" draw:fill-color="#ffffff" draw:textarea-horizontal-align="left" draw:textarea-vertical-align="bottom" draw:auto-grow-height="false" fo:min-height="3.7cm" fo:padding-top="0cm" fo:padding-bottom="0cm" fo:padding-left="0cm" fo:padding-right="0cm"/>
      <style:paragraph-properties style:writing-mode="lr-tb"/>
    </style:style>
    <style:style style:name="gr518" style:family="graphic" style:parent-style-name="standard">
      <style:graphic-properties svg:stroke-color="#ffffff" draw:fill="solid" draw:fill-color="#673ab7" draw:textarea-horizontal-align="justify" draw:textarea-vertical-align="middle" draw:auto-grow-height="false" fo:min-height="1.014cm" fo:min-width="1.014cm"/>
      <style:paragraph-properties style:writing-mode="lr-tb"/>
    </style:style>
    <style:style style:name="gr519" style:family="graphic" style:parent-style-name="standard">
      <style:graphic-properties svg:stroke-color="#ffffff" draw:fill="solid" draw:fill-color="#536dfe" draw:textarea-horizontal-align="justify" draw:textarea-vertical-align="middle" draw:auto-grow-height="false" fo:min-height="1.014cm" fo:min-width="1.014cm"/>
      <style:paragraph-properties style:writing-mode="lr-tb"/>
    </style:style>
    <style:style style:name="gr520" style:family="graphic" style:parent-style-name="objectwithoutfill">
      <style:graphic-properties svg:stroke-color="#bdbdbd" draw:marker-end="" draw:fill="none" draw:textarea-horizontal-align="center"/>
    </style:style>
    <style:style style:name="gr521" style:family="graphic" style:parent-style-name="standard">
      <style:graphic-properties draw:fill="none" draw:textarea-horizontal-align="justify" draw:textarea-vertical-align="middle" draw:auto-grow-height="false" fo:min-height="0.934cm" fo:min-width="2.1cm"/>
    </style:style>
    <style:style style:name="gr522" style:family="graphic" style:parent-style-name="standard">
      <style:graphic-properties draw:stroke="none" svg:stroke-color="#ffffff" draw:fill="none" draw:fill-color="#673ab7" draw:textarea-horizontal-align="justify" draw:textarea-vertical-align="middle" draw:auto-grow-height="false" fo:min-height="0.6cm" fo:min-width="1.1cm"/>
      <style:paragraph-properties style:writing-mode="lr-tb"/>
    </style:style>
    <style:style style:name="gr523" style:family="graphic" style:parent-style-name="standard">
      <style:graphic-properties svg:stroke-color="#ffffff" draw:fill="solid" draw:fill-color="#757575" draw:textarea-horizontal-align="justify" draw:textarea-vertical-align="middle" draw:auto-grow-height="false" fo:min-height="0.6cm" fo:min-width="0.6cm"/>
      <style:paragraph-properties style:writing-mode="lr-tb"/>
    </style:style>
    <style:style style:name="gr524" style:family="graphic" style:parent-style-name="standard">
      <style:graphic-properties svg:stroke-color="#ffffff" draw:fill="solid" draw:fill-color="#bdbdbd" draw:textarea-horizontal-align="justify" draw:textarea-vertical-align="middle" draw:auto-grow-height="false" fo:min-height="0.6cm" fo:min-width="0.6cm"/>
      <style:paragraph-properties style:writing-mode="lr-tb"/>
    </style:style>
    <style:style style:name="gr525" style:family="graphic" style:parent-style-name="standard">
      <style:graphic-properties svg:stroke-color="#ffffff" draw:fill="solid" draw:fill-color="#212121" draw:textarea-horizontal-align="justify" draw:textarea-vertical-align="middle" draw:auto-grow-height="false" fo:min-height="0.6cm" fo:min-width="0.6cm"/>
      <style:paragraph-properties style:writing-mode="lr-tb"/>
    </style:style>
    <style:style style:name="gr526" style:family="graphic" style:parent-style-name="standard">
      <style:graphic-properties svg:stroke-color="#ffffff" draw:fill="solid" draw:fill-color="#8c68ca" draw:textarea-horizontal-align="justify" draw:textarea-vertical-align="middle" draw:auto-grow-height="false" fo:min-height="1.6cm" fo:min-width="1.6cm"/>
      <style:paragraph-properties style:writing-mode="lr-tb"/>
    </style:style>
    <style:style style:name="gr527" style:family="graphic" style:parent-style-name="standard">
      <style:graphic-properties svg:stroke-color="#ffffff" draw:fill="solid" draw:fill-color="#512da8" draw:textarea-horizontal-align="justify" draw:textarea-vertical-align="middle" draw:auto-grow-height="false" fo:min-height="1.6cm" fo:min-width="1.6cm"/>
      <style:paragraph-properties style:writing-mode="lr-tb"/>
    </style:style>
    <style:style style:name="gr528" style:family="graphic" style:parent-style-name="standard">
      <style:graphic-properties svg:stroke-color="#ffffff" draw:fill="solid" draw:fill-color="#d1c4e9" draw:textarea-horizontal-align="justify" draw:textarea-vertical-align="middle" draw:auto-grow-height="false" fo:min-height="1.6cm" fo:min-width="1.6cm"/>
      <style:paragraph-properties style:writing-mode="lr-tb"/>
    </style:style>
    <style:style style:name="gr529" style:family="graphic" style:parent-style-name="standard">
      <style:graphic-properties svg:stroke-width="0.2cm" svg:stroke-color="#212121" draw:marker-start-width="0.797cm" draw:marker-end-width="0.797cm" draw:fill="none" draw:textarea-horizontal-align="justify" draw:textarea-vertical-align="middle" draw:auto-grow-height="false" fo:min-height="1.502cm" fo:min-width="4.002cm" fo:padding-top="0.249cm" fo:padding-bottom="0.249cm" fo:padding-left="0.249cm" fo:padding-right="0.249cm"/>
    </style:style>
    <style:style style:name="gr530" style:family="graphic" style:parent-style-name="standard">
      <style:graphic-properties svg:stroke-color="#ffffff" draw:fill="solid" draw:fill-color="#d1c4e9" draw:textarea-horizontal-align="justify" draw:textarea-vertical-align="middle" draw:auto-grow-height="false" fo:min-height="3.21cm" fo:min-width="6.21cm"/>
      <style:paragraph-properties style:writing-mode="lr-tb"/>
    </style:style>
    <style:style style:name="gr531" style:family="graphic" style:parent-style-name="standard">
      <style:graphic-properties svg:stroke-color="#ffffff" draw:fill="solid" draw:fill-color="#8c68ca" draw:textarea-horizontal-align="justify" draw:textarea-vertical-align="middle" draw:auto-grow-height="false" fo:min-height="3.21cm" fo:min-width="6.21cm"/>
      <style:paragraph-properties style:writing-mode="lr-tb"/>
    </style:style>
    <style:style style:name="gr532" style:family="graphic" style:parent-style-name="standard">
      <style:graphic-properties svg:stroke-color="#ffffff" draw:fill="solid" draw:fill-color="#512da8" draw:textarea-horizontal-align="justify" draw:textarea-vertical-align="middle" draw:auto-grow-height="false" fo:min-height="3.21cm" fo:min-width="6.21cm"/>
      <style:paragraph-properties style:writing-mode="lr-tb"/>
    </style:style>
    <style:style style:name="gr533" style:family="graphic" style:parent-style-name="standard">
      <style:graphic-properties draw:stroke="dash" draw:stroke-dash="Ultrafine_20_Dashed" svg:stroke-color="#757575" draw:fill="none" draw:textarea-horizontal-align="justify" draw:textarea-vertical-align="middle" draw:auto-grow-height="false" fo:min-height="1.434cm" fo:min-width="3.1cm"/>
    </style:style>
    <style:style style:name="gr534" style:family="graphic" style:parent-style-name="objectwithoutfill">
      <style:graphic-properties svg:stroke-color="#212121" draw:marker-end="" draw:fill="none" draw:textarea-horizontal-align="center"/>
    </style:style>
    <style:style style:name="gr535" style:family="graphic" style:parent-style-name="standard">
      <style:graphic-properties svg:stroke-color="#ffffff" draw:fill="solid" draw:fill-color="#757575" draw:textarea-horizontal-align="justify" draw:textarea-vertical-align="middle" draw:auto-grow-height="false" fo:min-height="0.9cm" fo:min-width="0.9cm"/>
      <style:paragraph-properties style:writing-mode="lr-tb"/>
    </style:style>
    <style:style style:name="gr536" style:family="graphic" style:parent-style-name="standard">
      <style:graphic-properties svg:stroke-color="#ffffff" draw:fill="solid" draw:fill-color="#bdbdbd" draw:textarea-horizontal-align="justify" draw:textarea-vertical-align="middle" draw:auto-grow-height="false" fo:min-height="0.9cm" fo:min-width="0.9cm"/>
      <style:paragraph-properties style:writing-mode="lr-tb"/>
    </style:style>
    <style:style style:name="gr537" style:family="graphic" style:parent-style-name="standard">
      <style:graphic-properties svg:stroke-color="#ffffff" draw:fill="solid" draw:fill-color="#212121" draw:textarea-horizontal-align="justify" draw:textarea-vertical-align="middle" draw:auto-grow-height="false" fo:min-height="0.9cm" fo:min-width="0.9cm"/>
      <style:paragraph-properties style:writing-mode="lr-tb"/>
    </style:style>
    <style:style style:name="gr538" style:family="graphic" style:parent-style-name="standard">
      <style:graphic-properties svg:stroke-color="#ffffff" draw:fill="solid" draw:fill-color="#bdbdbd" draw:textarea-horizontal-align="justify" draw:textarea-vertical-align="middle" draw:auto-grow-height="false" fo:min-height="5.599cm" fo:min-width="13.6cm"/>
    </style:style>
    <style:style style:name="gr539" style:family="graphic" style:parent-style-name="standard">
      <style:graphic-properties svg:stroke-color="#ffffff" draw:fill="none" draw:textarea-horizontal-align="justify" draw:textarea-vertical-align="middle" draw:auto-grow-height="false" fo:min-height="2.599cm" fo:min-width="6.6cm"/>
      <style:paragraph-properties style:writing-mode="lr-tb"/>
    </style:style>
    <style:style style:name="gr540" style:family="graphic" style:parent-style-name="standard">
      <style:graphic-properties svg:stroke-color="#ffffff" draw:fill="solid" draw:fill-color="#673ab7" draw:textarea-horizontal-align="justify" draw:textarea-vertical-align="middle" draw:auto-grow-height="false" fo:min-height="2.599cm" fo:min-width="6.6cm"/>
      <style:paragraph-properties style:writing-mode="lr-tb"/>
    </style:style>
    <style:style style:name="gr541" style:family="graphic" style:parent-style-name="standard">
      <style:graphic-properties svg:stroke-color="#ffffff" draw:fill="solid" draw:fill-color="#673ab7" draw:textarea-horizontal-align="justify" draw:textarea-vertical-align="middle" draw:auto-grow-height="false" fo:min-height="5.599cm" fo:min-width="13.6cm"/>
    </style:style>
    <style:style style:name="gr542" style:family="graphic" style:parent-style-name="standard">
      <style:graphic-properties svg:stroke-color="#ffffff" draw:fill="solid" draw:fill-color="#673ab7" draw:textarea-horizontal-align="justify" draw:textarea-vertical-align="middle" draw:auto-grow-height="false" fo:min-height="2.6cm" fo:min-width="6.6cm"/>
      <style:paragraph-properties style:writing-mode="lr-tb"/>
    </style:style>
    <style:style style:name="gr543" style:family="graphic" style:parent-style-name="standard">
      <style:graphic-properties svg:stroke-color="#ffffff" draw:fill="none" draw:textarea-horizontal-align="justify" draw:textarea-vertical-align="middle" draw:auto-grow-height="false" fo:min-height="2.6cm" fo:min-width="6.6cm"/>
      <style:paragraph-properties style:writing-mode="lr-tb"/>
    </style:style>
    <style:style style:name="gr544" style:family="graphic" style:parent-style-name="standard">
      <style:graphic-properties draw:stroke="none" svg:stroke-color="#ffffff" draw:fill="none" draw:textarea-horizontal-align="justify" draw:textarea-vertical-align="middle" draw:auto-grow-height="false" fo:min-height="1.1cm" fo:min-width="6.6cm"/>
      <style:paragraph-properties style:writing-mode="lr-tb"/>
    </style:style>
    <style:style style:name="gr545" style:family="graphic" style:parent-style-name="standard">
      <style:graphic-properties draw:stroke="none" svg:stroke-color="#ffffff" draw:fill="solid" draw:fill-color="#212121" draw:textarea-horizontal-align="justify" draw:textarea-vertical-align="middle" draw:auto-grow-height="false" fo:min-height="1.1cm" fo:min-width="20.6cm"/>
      <style:paragraph-properties style:writing-mode="lr-tb"/>
    </style:style>
    <style:style style:name="gr546" style:family="graphic" style:parent-style-name="standard">
      <style:graphic-properties draw:stroke="none" svg:stroke-color="#ffffff" draw:fill="none" draw:textarea-horizontal-align="justify" draw:textarea-vertical-align="middle" draw:auto-grow-height="false" fo:min-height="1.6cm" fo:min-width="3.6cm"/>
      <style:paragraph-properties style:writing-mode="lr-tb"/>
    </style:style>
    <style:style style:name="gr547" style:family="graphic" style:parent-style-name="standard">
      <style:graphic-properties svg:stroke-color="#ffffff" draw:fill="solid" draw:fill-color="#757575" draw:textarea-horizontal-align="justify" draw:textarea-vertical-align="middle" draw:auto-grow-height="false" fo:min-height="0.35cm" fo:min-width="2.226cm"/>
    </style:style>
    <style:style style:name="gr548" style:family="graphic" style:parent-style-name="standard">
      <style:graphic-properties draw:stroke="none" svg:stroke-color="#000000" draw:fill="none" draw:fill-color="#ffffff" draw:textarea-horizontal-align="center" draw:auto-grow-height="false" draw:auto-grow-width="false" fo:max-height="0cm" fo:min-height="0cm"/>
      <style:paragraph-properties style:writing-mode="lr-tb"/>
    </style:style>
    <style:style style:name="gr549" style:family="graphic" style:parent-style-name="standard">
      <style:graphic-properties svg:stroke-color="#ffffff" draw:fill="solid" draw:fill-color="#757575" draw:textarea-horizontal-align="justify" draw:textarea-vertical-align="middle" draw:auto-grow-height="false" fo:min-height="1.1cm" fo:min-width="2.6cm"/>
    </style:style>
    <style:style style:name="gr550" style:family="graphic" style:parent-style-name="standard">
      <style:graphic-properties svg:stroke-color="#ffffff" draw:fill="solid" draw:fill-color="#212121" draw:textarea-horizontal-align="justify" draw:textarea-vertical-align="middle" draw:auto-grow-height="false" fo:min-height="3.6cm" fo:min-width="7.6cm"/>
      <style:paragraph-properties style:writing-mode="lr-tb"/>
    </style:style>
    <style:style style:name="gr551" style:family="graphic" style:parent-style-name="standard">
      <style:graphic-properties svg:stroke-color="#ffffff" draw:fill="solid" draw:fill-color="#512da8" draw:textarea-horizontal-align="justify" draw:textarea-vertical-align="middle" draw:auto-grow-height="false" fo:min-height="3.6cm" fo:min-width="7.6cm"/>
      <style:paragraph-properties style:writing-mode="lr-tb"/>
    </style:style>
    <style:style style:name="gr552" style:family="graphic" style:parent-style-name="standard">
      <style:graphic-properties svg:stroke-color="#ffffff" draw:fill="solid" draw:fill-color="#8c68ca" draw:textarea-horizontal-align="justify" draw:textarea-vertical-align="middle" draw:auto-grow-height="false" fo:min-height="3.6cm" fo:min-width="7.6cm"/>
      <style:paragraph-properties style:writing-mode="lr-tb"/>
    </style:style>
    <style:style style:name="gr553" style:family="graphic" style:parent-style-name="standard">
      <style:graphic-properties svg:stroke-color="#ffffff" draw:fill="solid" draw:fill-color="#d1c4e9" draw:textarea-horizontal-align="justify" draw:textarea-vertical-align="middle" draw:auto-grow-height="false" fo:min-height="3.6cm" fo:min-width="7.6cm"/>
      <style:paragraph-properties style:writing-mode="lr-tb"/>
    </style:style>
    <style:style style:name="gr554" style:family="graphic" style:parent-style-name="objectwithoutfill">
      <style:graphic-properties svg:stroke-color="#757575" draw:marker-end="" svg:stroke-linecap="round" draw:fill="none" draw:textarea-horizontal-align="center"/>
    </style:style>
    <style:style style:name="gr555" style:family="graphic" style:parent-style-name="standard">
      <style:graphic-properties draw:stroke="none" svg:stroke-color="#000000" draw:fill="none" draw:fill-color="#ffffff" draw:textarea-horizontal-align="right" draw:auto-grow-height="false" fo:min-height="2.134cm"/>
      <style:paragraph-properties style:writing-mode="lr-tb"/>
    </style:style>
    <style:style style:name="gr556" style:family="graphic" style:parent-style-name="standard">
      <style:graphic-properties draw:stroke="none" svg:stroke-color="#000000" draw:fill="none" draw:fill-color="#ffffff" draw:textarea-horizontal-align="center" draw:auto-grow-height="false" fo:min-height="2.134cm" fo:padding-left="0.2cm"/>
      <style:paragraph-properties style:writing-mode="lr-tb"/>
    </style:style>
    <style:style style:name="gr557" style:family="graphic" style:parent-style-name="objectwithoutfill">
      <style:graphic-properties svg:stroke-color="#000000" draw:marker-start="Dimension_20_Lines" draw:marker-start-width="0.7cm" draw:marker-start-center="true" draw:marker-end="Dimension_20_Lines" draw:marker-end-width="0.7cm" draw:marker-end-center="true" svg:stroke-linecap="butt" draw:fill="none" draw:textarea-horizontal-align="center"/>
      <style:paragraph-properties style:writing-mode="lr-tb"/>
    </style:style>
    <style:style style:name="gr558" style:family="graphic" style:parent-style-name="objectwithoutfill">
      <style:graphic-properties svg:stroke-color="#000000" draw:marker-start="Dimension_20_Lines" draw:marker-start-width="0.7cm" draw:marker-start-center="true" draw:marker-end="Dimension_20_Lines" draw:marker-end-width="0.7cm" draw:marker-end-center="true" svg:stroke-linecap="round" draw:fill="none" draw:textarea-horizontal-align="center"/>
      <style:paragraph-properties style:writing-mode="lr-tb"/>
    </style:style>
    <style:style style:name="gr559" style:family="graphic" style:parent-style-name="standard">
      <style:graphic-properties svg:stroke-color="#000000" draw:marker-start="" draw:marker-start-width="0.635cm" draw:marker-end="Arrow" draw:marker-end-width="0.5cm" draw:textarea-horizontal-align="right" fo:padding-right="0cm"/>
    </style:style>
    <style:style style:name="gr560" style:family="graphic" style:parent-style-name="standard">
      <style:graphic-properties draw:stroke="none" svg:stroke-color="#ffffff" draw:fill="none" draw:fill-color="#bdbdbd" draw:auto-grow-height="false" fo:min-height="1.3cm"/>
      <style:paragraph-properties style:writing-mode="lr-tb"/>
    </style:style>
    <style:style style:name="gr561" style:family="graphic" style:parent-style-name="standard">
      <style:graphic-properties draw:stroke="none" svg:stroke-color="#ffffff" draw:fill="solid" draw:fill-color="#bdbdbd" draw:auto-grow-height="false" fo:min-height="1.3cm"/>
      <style:paragraph-properties style:writing-mode="lr-tb"/>
    </style:style>
    <style:style style:name="gr562" style:family="graphic" style:parent-style-name="standard">
      <style:graphic-properties draw:stroke="none" svg:stroke-color="#ffffff" draw:fill="solid" draw:fill-color="#673ab7" draw:auto-grow-height="false" fo:min-height="1.3cm"/>
      <style:paragraph-properties style:writing-mode="lr-tb"/>
    </style:style>
    <style:style style:name="gr563" style:family="graphic" style:parent-style-name="objectwithoutfill">
      <style:graphic-properties svg:stroke-color="#000000" draw:marker-end="Triangle" draw:marker-end-width="0.3cm" draw:marker-end-center="false" draw:fill="solid" draw:fill-color="#673ab7" draw:textarea-horizontal-align="right" draw:textarea-vertical-align="middle"/>
      <style:paragraph-properties style:writing-mode="lr-tb"/>
    </style:style>
    <style:style style:name="gr564" style:family="graphic" style:parent-style-name="objectwithoutfill">
      <style:graphic-properties svg:stroke-color="#536dfe" draw:marker-end="Circle" draw:marker-end-width="0.3cm" draw:marker-end-center="true" draw:fill="none" draw:textarea-horizontal-align="center"/>
    </style:style>
    <style:style style:name="gr565" style:family="graphic" style:parent-style-name="standard">
      <style:graphic-properties draw:stroke="none" svg:stroke-color="#ffffff" draw:fill="none" draw:fill-color="#bdbdbd" draw:textarea-vertical-align="top" draw:auto-grow-height="false" fo:min-height="1.3cm"/>
      <style:paragraph-properties style:writing-mode="lr-tb"/>
    </style:style>
    <style:style style:name="gr566" style:family="graphic" style:parent-style-name="objectwithoutfill">
      <style:graphic-properties svg:stroke-color="#536dfe" draw:marker-start="Circle" draw:marker-start-width="0.3cm" draw:marker-start-center="true" draw:marker-end="" draw:marker-end-width="0.3cm" draw:fill="none" draw:textarea-horizontal-align="center"/>
    </style:style>
    <style:style style:name="gr567" style:family="graphic" style:parent-style-name="objectwithoutfill">
      <style:graphic-properties svg:stroke-color="#536dfe" draw:marker-start="Circle" draw:marker-start-width="0.3cm" draw:marker-start-center="true" draw:marker-end="" draw:fill="none" draw:textarea-horizontal-align="center"/>
    </style:style>
    <style:style style:name="gr568" style:family="graphic" style:parent-style-name="objectwithoutfill">
      <style:graphic-properties svg:stroke-color="#000000" draw:marker-start="Triangle" draw:marker-start-width="0.3cm" draw:marker-start-center="false" draw:marker-end="Triangle" draw:marker-end-width="0.3cm" draw:marker-end-center="false" draw:fill="none" draw:textarea-horizontal-align="center"/>
      <style:paragraph-properties style:writing-mode="lr-tb"/>
    </style:style>
    <style:style style:name="gr569" style:family="graphic" style:parent-style-name="objectwithoutfill">
      <style:graphic-properties svg:stroke-color="#000000" draw:marker-start="Arrowheads_20_2" draw:marker-start-width="0.3cm" draw:marker-start-center="false" draw:marker-end="Triangle" draw:marker-end-width="0.3cm" draw:marker-end-center="false" draw:fill="none" draw:textarea-horizontal-align="center"/>
      <style:paragraph-properties style:writing-mode="lr-tb"/>
    </style:style>
    <style:style style:name="gr570" style:family="graphic" style:parent-style-name="objectwithoutfill">
      <style:graphic-properties svg:stroke-color="#000000" draw:marker-start="Dimension_20_Lines" draw:marker-start-width="0.5cm" draw:marker-start-center="false" draw:marker-end="Dimension_20_Lines" draw:marker-end-width="0.5cm" draw:marker-end-center="false" draw:fill="none" draw:textarea-horizontal-align="center"/>
      <style:paragraph-properties style:writing-mode="lr-tb"/>
    </style:style>
    <style:style style:name="gr571" style:family="graphic" style:parent-style-name="standard">
      <style:graphic-properties draw:stroke="none" svg:stroke-color="#ffffff" draw:fill="none" draw:fill-color="#bdbdbd" draw:textarea-horizontal-align="right" draw:auto-grow-height="false" fo:min-height="1.3cm" fo:padding-right="0cm"/>
      <style:paragraph-properties style:writing-mode="lr-tb"/>
    </style:style>
    <style:style style:name="gr572" style:family="graphic" style:parent-style-name="standard">
      <style:graphic-properties draw:stroke="solid" svg:stroke-color="#ffffff" draw:fill="solid" draw:fill-color="#673ab7" draw:textarea-horizontal-align="left" draw:textarea-vertical-align="top" draw:auto-grow-height="false" fo:min-height="1.3cm"/>
      <style:paragraph-properties style:writing-mode="lr-tb"/>
    </style:style>
    <style:style style:name="gr573" style:family="graphic" style:parent-style-name="standard">
      <style:graphic-properties draw:stroke="solid" svg:stroke-color="#ffffff" draw:fill="solid" draw:fill-color="#757575" draw:textarea-horizontal-align="left" draw:textarea-vertical-align="top" draw:auto-grow-height="false" fo:min-height="1.3cm"/>
      <style:paragraph-properties style:writing-mode="lr-tb"/>
    </style:style>
    <style:style style:name="gr574" style:family="graphic" style:parent-style-name="objectwithoutfill">
      <style:graphic-properties svg:stroke-color="#448aff" draw:marker-start="Dimension_20_Lines" draw:marker-end="Dimension_20_Lines" draw:fill="none" draw:textarea-horizontal-align="left" draw:textarea-vertical-align="middle"/>
      <style:paragraph-properties style:writing-mode="lr-tb"/>
    </style:style>
    <style:style style:name="gr575" style:family="graphic" style:parent-style-name="objectwithoutfill">
      <style:graphic-properties draw:marker-start="Dimension_20_Lines" draw:marker-end="Dimension_20_Lines" draw:fill="none" draw:textarea-horizontal-align="right" draw:textarea-vertical-align="middle"/>
      <style:paragraph-properties style:writing-mode="lr-tb"/>
    </style:style>
    <style:style style:name="gr576" style:family="graphic" style:parent-style-name="objectwithoutfill">
      <style:graphic-properties svg:stroke-color="#448aff" draw:marker-start="Dimension_20_Lines" draw:marker-end="Dimension_20_Lines" draw:fill="none" draw:textarea-horizontal-align="center"/>
      <style:paragraph-properties style:writing-mode="lr-tb"/>
    </style:style>
    <style:style style:name="gr577" style:family="graphic" style:parent-style-name="standard">
      <style:graphic-properties draw:stroke="none" svg:stroke-color="#000000" draw:fill="solid" draw:fill-color="#ffffff" draw:auto-grow-height="false" fo:min-height="0.8cm"/>
      <style:paragraph-properties style:writing-mode="lr-tb"/>
    </style:style>
    <style:style style:name="gr578" style:family="graphic" style:parent-style-name="objectwithoutfill">
      <style:graphic-properties draw:marker-start="" draw:marker-end="Dimension_20_Lines" draw:fill="none" draw:textarea-horizontal-align="center"/>
      <style:paragraph-properties style:writing-mode="lr-tb"/>
    </style:style>
    <style:style style:name="gr579" style:family="graphic" style:parent-style-name="objectwithoutfill">
      <style:graphic-properties draw:marker-start="Dimension_20_Lines" draw:marker-end="Dimension_20_Lines" draw:fill="none" draw:textarea-horizontal-align="center"/>
      <style:paragraph-properties style:writing-mode="lr-tb"/>
    </style:style>
    <style:style style:name="gr580" style:family="graphic" style:parent-style-name="objectwithoutfill">
      <style:graphic-properties draw:marker-start="Dimension_20_Lines" draw:marker-end="" draw:fill="none" draw:textarea-horizontal-align="center"/>
      <style:paragraph-properties style:writing-mode="lr-tb"/>
    </style:style>
    <style:style style:name="gr581" style:family="graphic" style:parent-style-name="objectwithoutfill">
      <style:graphic-properties draw:stroke="dash" draw:stroke-dash="Dot" draw:marker-start="" draw:marker-end="" draw:fill="none" draw:textarea-horizontal-align="center"/>
    </style:style>
    <style:style style:name="gr582" style:family="graphic" style:parent-style-name="standard">
      <style:graphic-properties draw:stroke="none" draw:fill="none" draw:textarea-vertical-align="bottom" draw:auto-grow-height="false" fo:min-height="3.1cm"/>
      <style:paragraph-properties style:writing-mode="lr-tb"/>
    </style:style>
    <style:style style:name="gr583" style:family="graphic" style:parent-style-name="standard">
      <style:graphic-properties draw:stroke="none" svg:stroke-color="#ffffff" draw:fill="solid" draw:fill-color="#bdbdbd" draw:opacity="50%" draw:textarea-horizontal-align="left" draw:textarea-vertical-align="bottom" draw:auto-grow-height="false" fo:min-height="1.3cm" draw:shadow-opacity="50%"/>
    </style:style>
    <style:style style:name="gr584" style:family="graphic" style:parent-style-name="standard">
      <style:graphic-properties draw:stroke="solid" svg:stroke-width="0.1cm" svg:stroke-color="#ffffff" draw:marker-start-width="0.5cm" draw:marker-end-width="0.5cm" draw:fill="solid" draw:fill-color="#673ab7" draw:auto-grow-height="false" fo:min-height="1.3cm" fo:padding-top="0.199cm" fo:padding-bottom="0.199cm" fo:padding-left="0.199cm" fo:padding-right="0.199cm"/>
      <style:paragraph-properties style:writing-mode="lr-tb"/>
    </style:style>
    <style:style style:name="gr585" style:family="graphic" style:parent-style-name="standard">
      <style:graphic-properties draw:stroke="solid" svg:stroke-width="0.1cm" svg:stroke-color="#ffffff" draw:marker-start-width="0.5cm" draw:marker-end-width="0.5cm" draw:fill="solid" draw:fill-color="#673ab7" draw:textarea-horizontal-align="left" draw:textarea-vertical-align="top" draw:auto-grow-height="false" fo:min-height="1.3cm" fo:padding-top="0.199cm" fo:padding-bottom="0.199cm" fo:padding-left="0.199cm" fo:padding-right="0.199cm"/>
      <style:paragraph-properties style:writing-mode="lr-tb"/>
    </style:style>
    <style:style style:name="gr586" style:family="graphic" style:parent-style-name="objectwithoutfill">
      <style:graphic-properties svg:stroke-color="#000000" draw:marker-end-width="0.5cm" draw:marker-end-center="false" draw:fill="solid" draw:fill-color="#673ab7" draw:textarea-horizontal-align="right" draw:textarea-vertical-align="middle"/>
      <style:paragraph-properties style:writing-mode="lr-tb"/>
    </style:style>
    <style:style style:name="gr587" style:family="graphic" style:parent-style-name="objectwithoutfill">
      <style:graphic-properties svg:stroke-width="0cm" draw:marker-start="" draw:marker-start-width="0.35cm" draw:marker-end="" draw:marker-end-width="0.35cm" draw:fill="none" draw:textarea-horizontal-align="center" fo:padding-top="0.149cm" fo:padding-bottom="0.149cm" fo:padding-left="0.149cm" fo:padding-right="0.149cm"/>
      <style:paragraph-properties style:writing-mode="lr-tb"/>
    </style:style>
    <style:style style:name="gr588" style:family="graphic" style:parent-style-name="standard">
      <style:graphic-properties draw:stroke="solid" svg:stroke-color="#ffffff" draw:fill="solid" draw:fill-color="#673ab7" draw:auto-grow-height="false" fo:min-height="1.3cm"/>
      <style:paragraph-properties style:writing-mode="lr-tb"/>
    </style:style>
    <style:style style:name="gr589" style:family="graphic" style:parent-style-name="objectwithoutfill">
      <style:graphic-properties svg:stroke-color="#448aff" draw:marker-start="Dimension_20_Lines" draw:marker-end="Dimension_20_Lines" draw:fill="none" draw:textarea-horizontal-align="left"/>
      <style:paragraph-properties style:writing-mode="lr-tb"/>
    </style:style>
    <style:style style:name="gr590" style:family="graphic" style:parent-style-name="objectwithoutfill">
      <style:graphic-properties draw:marker-start="Dimension_20_Lines" draw:marker-end="Dimension_20_Lines" draw:fill="none" draw:textarea-horizontal-align="right"/>
      <style:paragraph-properties style:writing-mode="lr-tb"/>
    </style:style>
    <style:style style:name="gr591" style:family="graphic" style:parent-style-name="standard">
      <style:graphic-properties svg:stroke-width="0.1cm" svg:stroke-color="#bdbdbd" draw:marker-start-width="0.5cm" draw:marker-end-width="0.5cm" draw:fill="solid" draw:fill-color="#bdbdbd" draw:opacity="100%" draw:textarea-horizontal-align="justify" draw:textarea-vertical-align="top" draw:auto-grow-height="false" fo:min-height="3.65cm" fo:min-width="6.4cm" fo:padding-top="0.175cm" fo:padding-bottom="0.175cm" fo:padding-left="0.3cm" fo:padding-right="0.3cm" draw:shadow-opacity="100%"/>
      <style:paragraph-properties style:writing-mode="lr-tb"/>
    </style:style>
    <style:style style:name="gr592" style:family="graphic" style:parent-style-name="standard" style:list-style-name="L7">
      <style:graphic-properties svg:stroke-width="0.1cm" svg:stroke-color="#bdbdbd" draw:marker-start-width="0.5cm" draw:marker-end-width="0.5cm" draw:fill="solid" draw:fill-color="#ffffff" draw:opacity="50%" draw:textarea-horizontal-align="justify" draw:textarea-vertical-align="top" draw:auto-grow-height="false" fo:min-height="3.65cm" fo:min-width="6.4cm" fo:padding-top="0.175cm" fo:padding-bottom="0.175cm" fo:padding-left="0.3cm" fo:padding-right="0.3cm" draw:shadow-opacity="50%"/>
      <style:paragraph-properties style:writing-mode="lr-tb"/>
    </style:style>
    <style:style style:name="gr593" style:family="graphic" style:parent-style-name="standard">
      <style:graphic-properties svg:stroke-width="0.1cm" svg:stroke-color="#bdbdbd" draw:marker-start-width="0.5cm" draw:marker-end-width="0.5cm" draw:fill="solid" draw:fill-color="#ffffff" draw:opacity="50%" draw:textarea-horizontal-align="justify" draw:textarea-vertical-align="top" draw:auto-grow-height="false" fo:min-height="3.65cm" fo:min-width="6.4cm" fo:padding-top="0.175cm" fo:padding-bottom="0.175cm" fo:padding-left="0.3cm" fo:padding-right="0.3cm" draw:shadow-opacity="50%"/>
      <style:paragraph-properties style:writing-mode="lr-tb"/>
    </style:style>
    <style:style style:name="gr594" style:family="graphic" style:parent-style-name="standard">
      <style:graphic-properties svg:stroke-color="#ffffff" draw:fill="solid" draw:fill-color="#512da8" draw:textarea-horizontal-align="justify" draw:textarea-vertical-align="middle" draw:auto-grow-height="false" fo:min-height="1.6cm" fo:min-width="4.6cm"/>
      <style:paragraph-properties style:writing-mode="lr-tb"/>
    </style:style>
    <style:style style:name="gr595" style:family="graphic" style:parent-style-name="standard">
      <style:graphic-properties svg:stroke-color="#ffffff" draw:fill="solid" draw:fill-color="#448aff" draw:textarea-horizontal-align="justify" draw:textarea-vertical-align="middle" draw:auto-grow-height="false" fo:min-height="1.6cm" fo:min-width="4.6cm"/>
      <style:paragraph-properties style:writing-mode="lr-tb"/>
    </style:style>
    <style:style style:name="gr596" style:family="graphic" style:parent-style-name="standard">
      <style:graphic-properties draw:stroke="none" draw:fill="solid" draw:fill-color="#448aff" draw:textarea-horizontal-align="justify" draw:textarea-vertical-align="middle" draw:auto-grow-height="false" fo:min-height="0.4cm" fo:min-width="2.804cm"/>
    </style:style>
    <style:style style:name="gr597" style:family="graphic" style:parent-style-name="standard">
      <style:graphic-properties draw:stroke="none" draw:fill="solid" draw:fill-color="#512da8" draw:textarea-horizontal-align="justify" draw:textarea-vertical-align="middle" draw:auto-grow-height="false" fo:min-height="1.044cm" fo:min-width="3.444cm"/>
      <style:paragraph-properties style:writing-mode="lr-tb"/>
    </style:style>
    <style:style style:name="gr598" style:family="graphic" style:parent-style-name="standard">
      <style:graphic-properties draw:stroke="none" draw:fill="solid" draw:fill-color="#512da8" draw:textarea-horizontal-align="justify" draw:textarea-vertical-align="middle" draw:auto-grow-height="false" fo:min-height="1.044cm" fo:min-width="3.444cm" fo:wrap-option="wrap"/>
      <style:paragraph-properties style:writing-mode="lr-tb"/>
    </style:style>
    <style:style style:name="gr599" style:family="graphic" style:parent-style-name="standard">
      <style:graphic-properties draw:stroke="none" draw:fill="solid" draw:fill-color="#8c68ca" draw:textarea-horizontal-align="justify" draw:textarea-vertical-align="middle" draw:auto-grow-height="false" fo:min-height="0.504cm" fo:min-width="4.002cm" fo:wrap-option="wrap"/>
      <style:paragraph-properties style:writing-mode="lr-tb"/>
    </style:style>
    <style:style style:name="gr600" style:family="graphic" style:parent-style-name="standard">
      <style:graphic-properties draw:stroke="none" draw:fill="solid" draw:fill-color="#d1c4e9" draw:textarea-horizontal-align="justify" draw:textarea-vertical-align="middle" draw:auto-grow-height="false" fo:min-height="0.504cm" fo:min-width="4.002cm" fo:wrap-option="wrap"/>
      <style:paragraph-properties style:writing-mode="lr-tb"/>
    </style:style>
    <style:style style:name="gr601" style:family="graphic" style:parent-style-name="standard">
      <style:graphic-properties draw:stroke="none" draw:fill="none" draw:textarea-horizontal-align="left" draw:textarea-vertical-align="middle" draw:auto-grow-height="false" fo:min-height="0.504cm" fo:min-width="4.002cm" fo:wrap-option="wrap"/>
      <style:paragraph-properties style:writing-mode="lr-tb"/>
    </style:style>
    <style:style style:name="P1" style:family="paragraph">
      <loext:graphic-properties draw:fill="none" draw:fill-color="#ffffff"/>
      <style:paragraph-properties style:writing-mode="lr-tb"/>
      <style:text-properties fo:font-size="48pt" fo:font-weight="bold" style:font-size-asian="48pt" style:font-weight-asian="bold" style:font-size-complex="48pt" style:font-weight-complex="bold"/>
    </style:style>
    <style:style style:name="P2" style:family="paragraph">
      <style:paragraph-properties fo:text-align="center" style:writing-mode="lr-tb">
        <style:tab-stops/>
      </style:paragraph-properties>
      <style:text-properties fo:color="#ffffff" loext:opacity="100%" fo:font-size="24pt" fo:font-weight="bold"/>
    </style:style>
    <style:style style:name="P3" style:family="paragraph">
      <loext:graphic-properties draw:fill="solid" draw:fill-color="#9ea7dd"/>
      <style:paragraph-properties fo:text-align="center" style:writing-mode="lr-tb">
        <style:tab-stops/>
      </style:paragraph-properties>
      <style:text-properties fo:color="#ffffff" loext:opacity="100%" fo:font-size="24pt" fo:font-weight="bold"/>
    </style:style>
    <style:style style:name="P4" style:family="paragraph">
      <loext:graphic-properties draw:fill="solid" draw:fill-color="#6371c4"/>
      <style:paragraph-properties fo:text-align="center" style:writing-mode="lr-tb">
        <style:tab-stops/>
      </style:paragraph-properties>
      <style:text-properties fo:color="#ffffff" loext:opacity="100%" fo:font-size="24pt" fo:font-weight="bold"/>
    </style:style>
    <style:style style:name="P5" style:family="paragraph">
      <loext:graphic-properties draw:fill="solid" draw:fill-color="#303f9f"/>
      <style:paragraph-properties fo:text-align="center" style:writing-mode="lr-tb">
        <style:tab-stops/>
      </style:paragraph-properties>
      <style:text-properties fo:color="#ffffff" loext:opacity="100%" fo:font-size="24pt" fo:font-weight="bold"/>
    </style:style>
    <style:style style:name="P6" style:family="paragraph">
      <loext:graphic-properties draw:fill="none" draw:fill-color="#ffffff"/>
      <style:paragraph-properties style:writing-mode="lr-tb"/>
      <style:text-properties fo:font-weight="bold" style:font-weight-asian="bold" style:font-weight-complex="bold"/>
    </style:style>
    <style:style style:name="P7" style:family="paragraph">
      <style:paragraph-properties fo:text-align="center" style:writing-mode="lr-tb"/>
    </style:style>
    <style:style style:name="P8" style:family="paragraph">
      <loext:graphic-properties draw:fill="solid" draw:fill-color="#303f9f"/>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9" style:family="paragraph">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10" style:family="paragraph">
      <loext:graphic-properties draw:fill="solid" draw:fill-color="#6371c4" draw:opacity="100%"/>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11" style:family="paragraph">
      <style:paragraph-properties fo:text-align="center" style:writing-mode="lr-tb"/>
      <style:text-properties fo:color="#ffffff" loext:opacity="100%" style:font-name="Arial4" fo:font-size="24pt" fo:font-weight="bold" style:font-weight-asian="bold" style:font-weight-complex="bold"/>
    </style:style>
    <style:style style:name="P12" style:family="paragraph">
      <loext:graphic-properties draw:fill="solid" draw:fill-color="#6371c4" draw:opacity="100%"/>
      <style:paragraph-properties fo:text-align="center" style:writing-mode="lr-tb"/>
      <style:text-properties fo:color="#ffffff" loext:opacity="100%" style:font-name="Arial4" fo:font-size="24pt" fo:font-weight="bold" style:font-weight-asian="bold" style:font-weight-complex="bold"/>
    </style:style>
    <style:style style:name="P13" style:family="paragraph">
      <loext:graphic-properties draw:fill="solid" draw:fill-color="#303f9f" draw:opacity="100%"/>
      <style:paragraph-properties fo:text-align="center" style:writing-mode="lr-tb"/>
      <style:text-properties fo:color="#ffffff" loext:opacity="100%" style:font-name="Arial4" fo:font-size="24pt" fo:font-weight="bold" style:font-weight-asian="bold" style:font-weight-complex="bold"/>
    </style:style>
    <style:style style:name="P14" style:family="paragraph">
      <loext:graphic-properties draw:fill="solid" draw:fill-color="#9ea7dd" draw:opacity="100%"/>
      <style:paragraph-properties fo:text-align="center" style:writing-mode="lr-tb"/>
      <style:text-properties fo:color="#ffffff" loext:opacity="100%" style:font-name="Arial4" fo:font-size="24pt" fo:font-weight="bold" style:font-weight-asian="bold" style:font-weight-complex="bold"/>
    </style:style>
    <style:style style:name="P15" style:family="paragraph">
      <loext:graphic-properties draw:fill="solid" draw:fill-color="#9ea7dd" draw:opacity="100%"/>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16" style:family="paragraph">
      <loext:graphic-properties draw:fill="solid" draw:fill-color="#303f9f"/>
      <style:paragraph-properties fo:text-align="center" style:writing-mode="lr-tb"/>
      <style:text-properties fo:color="#ffffff" loext:opacity="100%" style:font-name="Arial4" fo:font-size="20pt" fo:font-weight="bold" style:font-size-asian="32pt" style:font-weight-asian="bold" style:font-size-complex="32pt" style:font-weight-complex="bold"/>
    </style:style>
    <style:style style:name="P17" style:family="paragraph">
      <style:paragraph-properties fo:text-align="center" style:writing-mode="lr-tb"/>
      <style:text-properties fo:color="#ffffff" loext:opacity="100%" style:font-name="Arial4" fo:font-size="20pt" fo:font-weight="bold" style:font-size-asian="32pt" style:font-weight-asian="bold" style:font-size-complex="32pt" style:font-weight-complex="bold"/>
    </style:style>
    <style:style style:name="P18" style:family="paragraph">
      <loext:graphic-properties draw:fill="solid" draw:fill-color="#6371c4" draw:opacity="100%"/>
      <style:paragraph-properties fo:text-align="center" style:writing-mode="lr-tb"/>
      <style:text-properties fo:color="#ffffff" loext:opacity="100%" style:font-name="Arial4" fo:font-size="20pt" fo:font-weight="bold" style:font-size-asian="32pt" style:font-weight-asian="bold" style:font-size-complex="32pt" style:font-weight-complex="bold"/>
    </style:style>
    <style:style style:name="P19" style:family="paragraph">
      <style:paragraph-properties fo:text-align="center" style:writing-mode="lr-tb"/>
      <style:text-properties fo:color="#ffffff" loext:opacity="100%" style:font-name="Arial4" fo:font-size="20pt" fo:font-weight="bold" style:font-weight-asian="bold" style:font-weight-complex="bold"/>
    </style:style>
    <style:style style:name="P20" style:family="paragraph">
      <loext:graphic-properties draw:fill="solid" draw:fill-color="#6371c4" draw:opacity="100%"/>
      <style:paragraph-properties fo:text-align="center" style:writing-mode="lr-tb"/>
      <style:text-properties fo:color="#ffffff" loext:opacity="100%" style:font-name="Arial4" fo:font-size="20pt" fo:font-weight="bold" style:font-weight-asian="bold" style:font-weight-complex="bold"/>
    </style:style>
    <style:style style:name="P21" style:family="paragraph">
      <loext:graphic-properties draw:fill="solid" draw:fill-color="#303f9f" draw:opacity="100%"/>
      <style:paragraph-properties fo:text-align="center" style:writing-mode="lr-tb"/>
      <style:text-properties fo:color="#ffffff" loext:opacity="100%" style:font-name="Arial4" fo:font-size="20pt" fo:font-weight="bold" style:font-weight-asian="bold" style:font-weight-complex="bold"/>
    </style:style>
    <style:style style:name="P22" style:family="paragraph">
      <loext:graphic-properties draw:fill="solid" draw:fill-color="#9ea7dd" draw:opacity="100%"/>
      <style:paragraph-properties fo:text-align="center" style:writing-mode="lr-tb"/>
      <style:text-properties fo:color="#ffffff" loext:opacity="100%" style:font-name="Arial4" fo:font-size="20pt" fo:font-weight="bold" style:font-weight-asian="bold" style:font-weight-complex="bold"/>
    </style:style>
    <style:style style:name="P23" style:family="paragraph">
      <loext:graphic-properties draw:fill="solid" draw:fill-color="#9ea7dd" draw:opacity="100%"/>
      <style:paragraph-properties fo:text-align="center" style:writing-mode="lr-tb"/>
      <style:text-properties fo:color="#ffffff" loext:opacity="100%" style:font-name="Arial4" fo:font-size="20pt" fo:font-weight="bold" style:font-size-asian="32pt" style:font-weight-asian="bold" style:font-size-complex="32pt" style:font-weight-complex="bold"/>
    </style:style>
    <style:style style:name="P24" style:family="paragraph">
      <loext:graphic-properties draw:fill="none"/>
    </style:style>
    <style:style style:name="P25" style:family="paragraph">
      <style:paragraph-properties fo:text-align="center" style:writing-mode="lr-tb"/>
      <style:text-properties fo:color="#212121" loext:opacity="100%" style:font-name="Arial4" fo:font-size="24pt" fo:font-weight="bold" style:font-size-asian="32pt" style:font-weight-asian="bold" style:font-size-complex="32pt" style:font-weight-complex="bold"/>
    </style:style>
    <style:style style:name="P26" style:family="paragraph">
      <loext:graphic-properties draw:fill="none" draw:fill-color="#6371c4" draw:opacity="100%"/>
      <style:paragraph-properties fo:text-align="center" style:writing-mode="lr-tb"/>
      <style:text-properties fo:color="#212121" loext:opacity="100%" style:font-name="Arial4" fo:font-size="24pt" fo:font-weight="bold" style:font-size-asian="32pt" style:font-weight-asian="bold" style:font-size-complex="32pt" style:font-weight-complex="bold"/>
    </style:style>
    <style:style style:name="P27" style:family="paragraph">
      <style:paragraph-properties fo:text-align="center" style:writing-mode="lr-tb"/>
      <style:text-properties fo:font-size="32pt" fo:font-weight="bold" style:font-size-asian="32pt" style:font-weight-asian="bold" style:font-size-complex="32pt" style:font-weight-complex="bold"/>
    </style:style>
    <style:style style:name="P28" style:family="paragraph">
      <loext:graphic-properties draw:fill="solid" draw:fill-color="#bdbdbd"/>
      <style:paragraph-properties fo:text-align="center" style:writing-mode="lr-tb"/>
      <style:text-properties fo:font-size="32pt" fo:font-weight="bold" style:font-size-asian="32pt" style:font-weight-asian="bold" style:font-size-complex="32pt" style:font-weight-complex="bold"/>
    </style:style>
    <style:style style:name="P29" style:family="paragraph">
      <style:paragraph-properties fo:text-align="center" style:writing-mode="lr-tb"/>
      <style:text-properties fo:color="#ffffff" loext:opacity="100%" fo:font-size="18pt" fo:font-weight="bold" style:font-size-asian="18pt" style:font-size-complex="18pt"/>
    </style:style>
    <style:style style:name="P30" style:family="paragraph">
      <loext:graphic-properties draw:fill="solid" draw:fill-color="#757575"/>
      <style:paragraph-properties fo:text-align="center" style:writing-mode="lr-tb"/>
      <style:text-properties fo:color="#ffffff" loext:opacity="100%" fo:font-size="18pt" fo:font-weight="bold" style:font-size-asian="18pt" style:font-size-complex="18pt"/>
    </style:style>
    <style:style style:name="P31" style:family="paragraph">
      <loext:graphic-properties draw:fill="solid" draw:fill-color="#3f51b5"/>
      <style:paragraph-properties fo:text-align="center" style:writing-mode="lr-tb"/>
      <style:text-properties fo:color="#ffffff" loext:opacity="100%" fo:font-size="18pt" fo:font-weight="bold" style:font-size-asian="18pt" style:font-size-complex="18pt"/>
    </style:style>
    <style:style style:name="P32" style:family="paragraph">
      <loext:graphic-properties draw:fill="solid" draw:fill-color="#448aff"/>
      <style:paragraph-properties fo:text-align="center" style:writing-mode="lr-tb"/>
      <style:text-properties fo:color="#ffffff" loext:opacity="100%" fo:font-size="18pt" fo:font-weight="bold" style:font-size-asian="18pt" style:font-size-complex="18pt"/>
    </style:style>
    <style:style style:name="P33" style:family="paragraph">
      <loext:graphic-properties draw:fill-color="#c0c0c0"/>
      <style:paragraph-properties fo:text-align="center" style:writing-mode="lr-tb"/>
      <style:text-properties fo:font-size="32pt" fo:font-weight="bold" style:font-size-asian="32pt" style:font-weight-asian="bold" style:font-size-complex="32pt" style:font-weight-complex="bold"/>
    </style:style>
    <style:style style:name="P34" style:family="paragraph">
      <loext:graphic-properties draw:fill-color="#808080"/>
      <style:paragraph-properties fo:text-align="center" style:writing-mode="lr-tb"/>
      <style:text-properties fo:color="#ffffff" loext:opacity="100%" fo:font-size="18pt" fo:font-weight="bold" style:font-size-asian="18pt" style:font-size-complex="18pt"/>
    </style:style>
    <style:style style:name="P35" style:family="paragraph">
      <style:paragraph-properties fo:text-align="start" style:writing-mode="lr-tb"/>
      <style:text-properties fo:color="#ffffff" loext:opacity="100%" fo:font-size="24pt" fo:font-weight="bold" style:font-size-asian="24pt" style:font-weight-asian="bold" style:font-size-complex="24pt" style:font-weight-complex="bold"/>
    </style:style>
    <style:style style:name="P36" style:family="paragraph">
      <loext:graphic-properties draw:fill="solid" draw:fill-color="#757575"/>
      <style:paragraph-properties fo:text-align="start" style:writing-mode="lr-tb"/>
      <style:text-properties fo:color="#ffffff" loext:opacity="100%" fo:font-size="24pt" fo:font-weight="bold" style:font-size-asian="24pt" style:font-weight-asian="bold" style:font-size-complex="24pt" style:font-weight-complex="bold"/>
    </style:style>
    <style:style style:name="P37" style:family="paragraph">
      <style:paragraph-properties fo:text-align="center" style:writing-mode="lr-tb"/>
      <style:text-properties fo:color="#ffffff" loext:opacity="100%" fo:font-size="24pt" fo:font-weight="bold" style:font-size-asian="24pt" style:font-weight-asian="bold" style:font-size-complex="24pt" style:font-weight-complex="bold"/>
    </style:style>
    <style:style style:name="P38" style:family="paragraph">
      <loext:graphic-properties draw:fill="solid" draw:fill-color="#757575"/>
      <style:paragraph-properties fo:text-align="center" style:writing-mode="lr-tb"/>
      <style:text-properties fo:color="#ffffff" loext:opacity="100%" fo:font-size="24pt" fo:font-weight="bold" style:font-size-asian="24pt" style:font-weight-asian="bold" style:font-size-complex="24pt" style:font-weight-complex="bold"/>
    </style:style>
    <style:style style:name="P39" style:family="paragraph">
      <loext:graphic-properties draw:fill="solid" draw:fill-color="#3f51b5"/>
      <style:paragraph-properties fo:text-align="start" style:writing-mode="lr-tb"/>
      <style:text-properties fo:color="#ffffff" loext:opacity="100%" fo:font-size="24pt" fo:font-weight="bold" style:font-size-asian="24pt" style:font-weight-asian="bold" style:font-size-complex="24pt" style:font-weight-complex="bold"/>
    </style:style>
    <style:style style:name="P40" style:family="paragraph">
      <loext:graphic-properties draw:fill="solid" draw:fill-color="#448aff"/>
      <style:paragraph-properties fo:text-align="start" style:writing-mode="lr-tb"/>
      <style:text-properties fo:color="#ffffff" loext:opacity="100%" fo:font-size="24pt" fo:font-weight="bold" style:font-size-asian="24pt" style:font-weight-asian="bold" style:font-size-complex="24pt" style:font-weight-complex="bold"/>
    </style:style>
    <style:style style:name="P41" style:family="paragraph">
      <style:paragraph-properties fo:text-align="center" style:writing-mode="lr-tb"/>
      <style:text-properties fo:font-size="15pt" fo:font-weight="normal" style:font-size-asian="15pt" style:font-weight-asian="normal" style:font-size-complex="15pt" style:font-weight-complex="normal"/>
    </style:style>
    <style:style style:name="P42" style:family="paragraph">
      <loext:graphic-properties draw:fill="solid" draw:fill-color="#bdbdbd"/>
      <style:paragraph-properties fo:text-align="center" style:writing-mode="lr-tb"/>
      <style:text-properties fo:font-size="15pt" fo:font-weight="normal" style:font-size-asian="15pt" style:font-weight-asian="normal" style:font-size-complex="15pt" style:font-weight-complex="normal"/>
    </style:style>
    <style:style style:name="P43" style:family="paragraph">
      <style:paragraph-properties fo:text-align="center" style:writing-mode="lr-tb"/>
      <style:text-properties fo:font-size="15pt" fo:font-style="normal" fo:font-weight="normal" style:font-size-asian="15pt" style:font-style-asian="normal" style:font-weight-asian="normal" style:font-size-complex="15pt" style:font-style-complex="normal" style:font-weight-complex="normal"/>
    </style:style>
    <style:style style:name="P44" style:family="paragraph">
      <loext:graphic-properties draw:fill="solid" draw:fill-color="#bdbdbd"/>
      <style:paragraph-properties fo:text-align="center" style:writing-mode="lr-tb"/>
      <style:text-properties fo:font-size="15pt" fo:font-style="normal" fo:font-weight="normal" style:font-size-asian="15pt" style:font-style-asian="normal" style:font-weight-asian="normal" style:font-size-complex="15pt" style:font-style-complex="normal" style:font-weight-complex="normal"/>
    </style:style>
    <style:style style:name="P45" style:family="paragraph">
      <style:paragraph-properties fo:text-align="start"/>
    </style:style>
    <style:style style:name="P46" style:family="paragraph">
      <loext:graphic-properties draw:fill="none"/>
      <style:paragraph-properties fo:text-align="start" style:writing-mode="lr-tb"/>
      <style:text-properties fo:font-size="15pt"/>
    </style:style>
    <style:style style:name="P47" style:family="paragraph">
      <loext:graphic-properties draw:fill="none"/>
      <style:paragraph-properties fo:text-align="start" style:writing-mode="lr-tb"/>
      <style:text-properties fo:font-size="15pt" style:font-size-asian="18pt" style:font-size-complex="18pt"/>
    </style:style>
    <style:style style:name="P48" style:family="paragraph">
      <loext:graphic-properties draw:fill="solid" draw:fill-color="#6371c4"/>
      <style:paragraph-properties fo:text-align="center" style:writing-mode="lr-tb"/>
      <style:text-properties fo:color="#ffffff" loext:opacity="100%" fo:font-size="18pt" fo:font-weight="bold" style:font-size-asian="18pt" style:font-size-complex="18pt"/>
    </style:style>
    <style:style style:name="P49" style:family="paragraph">
      <loext:graphic-properties draw:fill="solid" draw:fill-color="#303f9f"/>
      <style:paragraph-properties fo:text-align="center" style:writing-mode="lr-tb"/>
      <style:text-properties fo:color="#ffffff" loext:opacity="100%" fo:font-size="18pt" fo:font-weight="bold" style:font-size-asian="18pt" style:font-size-complex="18pt"/>
    </style:style>
    <style:style style:name="P50" style:family="paragraph">
      <loext:graphic-properties draw:fill="solid" draw:fill-color="#9ea7dd"/>
      <style:paragraph-properties fo:text-align="center" style:writing-mode="lr-tb"/>
      <style:text-properties fo:color="#ffffff" loext:opacity="100%" fo:font-size="18pt" fo:font-weight="bold" style:font-size-asian="18pt" style:font-size-complex="18pt"/>
    </style:style>
    <style:style style:name="P51" style:family="paragraph">
      <loext:graphic-properties draw:fill="none"/>
      <style:paragraph-properties fo:text-align="center"/>
    </style:style>
    <style:style style:name="P52" style:family="paragraph">
      <style:paragraph-properties fo:text-align="center" style:writing-mode="lr-tb"/>
      <style:text-properties fo:color="#ffffff" loext:opacity="100%" fo:font-size="32pt" fo:language="en" fo:country="US" fo:font-weight="bold" style:font-size-asian="32pt" style:font-weight-asian="bold" style:font-size-complex="32pt" style:font-weight-complex="bold"/>
    </style:style>
    <style:style style:name="P53" style:family="paragraph">
      <loext:graphic-properties draw:fill="solid" draw:fill-color="#303f9f"/>
      <style:paragraph-properties fo:text-align="center" style:writing-mode="lr-tb"/>
      <style:text-properties fo:color="#ffffff" loext:opacity="100%" fo:font-size="32pt" fo:language="en" fo:country="US" fo:font-weight="bold" style:font-size-asian="32pt" style:font-weight-asian="bold" style:font-size-complex="32pt" style:font-weight-complex="bold"/>
    </style:style>
    <style:style style:name="P54" style:family="paragraph">
      <loext:graphic-properties draw:fill="solid" draw:fill-color="#9ea7dd"/>
      <style:paragraph-properties fo:text-align="center" style:writing-mode="lr-tb"/>
      <style:text-properties fo:color="#ffffff" loext:opacity="100%" fo:font-size="32pt" fo:language="en" fo:country="US" fo:font-weight="bold" style:font-size-asian="32pt" style:font-weight-asian="bold" style:font-size-complex="32pt" style:font-weight-complex="bold"/>
    </style:style>
    <style:style style:name="P55" style:family="paragraph">
      <loext:graphic-properties draw:fill="solid" draw:fill-color="#6371c4"/>
      <style:paragraph-properties fo:text-align="center" style:writing-mode="lr-tb"/>
      <style:text-properties fo:color="#ffffff" loext:opacity="100%" fo:font-size="32pt" fo:language="en" fo:country="US" fo:font-weight="bold" style:font-size-asian="32pt" style:font-weight-asian="bold" style:font-size-complex="32pt" style:font-weight-complex="bold"/>
    </style:style>
    <style:style style:name="P56" style:family="paragraph">
      <style:paragraph-properties fo:text-align="start">
        <style:tab-stops>
          <style:tab-stop style:position="1.5cm"/>
        </style:tab-stops>
      </style:paragraph-properties>
    </style:style>
    <style:style style:name="P57" style:family="paragraph">
      <loext:graphic-properties draw:fill="none" draw:fill-color="#ffffff"/>
      <style:paragraph-properties fo:text-align="start" style:writing-mode="lr-tb">
        <style:tab-stops>
          <style:tab-stop style:position="1.5cm"/>
        </style:tab-stops>
      </style:paragraph-properties>
      <style:text-properties fo:font-size="15pt" fo:font-weight="normal" style:font-size-asian="15pt" style:font-weight-asian="normal" style:font-size-complex="15pt" style:font-weight-complex="normal"/>
    </style:style>
    <style:style style:name="P58" style:family="paragraph">
      <style:paragraph-properties fo:text-align="start" style:writing-mode="lr-tb"/>
      <style:text-properties fo:color="#ffffff" loext:opacity="100%" fo:font-size="15pt" fo:font-weight="bold" style:font-weight-asian="bold" style:font-weight-complex="bold"/>
    </style:style>
    <style:style style:name="P59" style:family="paragraph">
      <loext:graphic-properties draw:fill="solid" draw:fill-color="#9ea7dd"/>
      <style:paragraph-properties fo:text-align="start" style:writing-mode="lr-tb"/>
      <style:text-properties fo:color="#ffffff" loext:opacity="100%" fo:font-size="15pt" fo:font-weight="bold" style:font-weight-asian="bold" style:font-weight-complex="bold"/>
    </style:style>
    <style:style style:name="P60" style:family="paragraph">
      <style:paragraph-properties fo:text-align="start" style:writing-mode="lr-tb"/>
      <style:text-properties fo:color="#ffffff" loext:opacity="100%" fo:font-size="15pt" fo:font-weight="bold" style:font-size-asian="15pt" style:font-weight-asian="bold" style:font-size-complex="15pt" style:font-weight-complex="bold"/>
    </style:style>
    <style:style style:name="P61" style:family="paragraph">
      <loext:graphic-properties draw:fill="solid" draw:fill-color="#6371c4"/>
      <style:paragraph-properties fo:text-align="start" style:writing-mode="lr-tb"/>
      <style:text-properties fo:color="#ffffff" loext:opacity="100%" fo:font-size="15pt" fo:font-weight="bold" style:font-size-asian="15pt" style:font-weight-asian="bold" style:font-size-complex="15pt" style:font-weight-complex="bold"/>
    </style:style>
    <style:style style:name="P62" style:family="paragraph">
      <style:paragraph-properties fo:text-align="center" style:writing-mode="lr-tb"/>
      <style:text-properties fo:color="#ffffff" loext:opacity="100%" fo:font-size="15pt" fo:font-weight="bold" style:font-size-asian="15pt" style:font-weight-asian="bold" style:font-size-complex="15pt" style:font-weight-complex="bold"/>
    </style:style>
    <style:style style:name="P63" style:family="paragraph">
      <loext:graphic-properties draw:fill="solid" draw:fill-color="#303f9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64" style:family="paragraph">
      <loext:graphic-properties draw:fill="solid" draw:fill-color="#f36838"/>
      <style:paragraph-properties fo:text-align="center"/>
    </style:style>
    <style:style style:name="P65" style:family="paragraph">
      <style:paragraph-properties fo:text-align="center"/>
    </style:style>
    <style:style style:name="P66" style:family="paragraph">
      <loext:graphic-properties draw:fill="solid" draw:fill-color="#3b70ee"/>
      <style:paragraph-properties fo:text-align="center"/>
    </style:style>
    <style:style style:name="P67" style:family="paragraph">
      <loext:graphic-properties draw:fill="solid" draw:fill-color="#34a3c5"/>
      <style:paragraph-properties fo:text-align="center"/>
    </style:style>
    <style:style style:name="P68" style:family="paragraph">
      <loext:graphic-properties draw:fill="solid" draw:fill-color="#b62118"/>
      <style:paragraph-properties fo:text-align="center"/>
    </style:style>
    <style:style style:name="P69" style:family="paragraph">
      <loext:graphic-properties draw:fill="solid" draw:fill-color="#95b241"/>
      <style:paragraph-properties fo:text-align="center"/>
    </style:style>
    <style:style style:name="P70" style:family="paragraph">
      <loext:graphic-properties draw:fill="solid" draw:fill-color="#b62118"/>
      <style:paragraph-properties fo:text-align="center"/>
      <style:text-properties fo:font-weight="bold" style:font-weight-asian="bold" style:font-weight-complex="bold"/>
    </style:style>
    <style:style style:name="P71" style:family="paragraph">
      <loext:graphic-properties draw:fill="solid" draw:fill-color="#f36838"/>
      <style:paragraph-properties fo:text-align="center"/>
      <style:text-properties fo:font-weight="bold" style:font-weight-asian="bold" style:font-weight-complex="bold"/>
    </style:style>
    <style:style style:name="P72" style:family="paragraph">
      <loext:graphic-properties draw:fill="solid" draw:fill-color="#95b241"/>
      <style:paragraph-properties fo:text-align="center"/>
      <style:text-properties fo:font-weight="bold" style:font-weight-asian="bold" style:font-weight-complex="bold"/>
    </style:style>
    <style:style style:name="P73" style:family="paragraph">
      <loext:graphic-properties draw:fill="solid" draw:fill-color="#34a3c5"/>
      <style:paragraph-properties fo:text-align="center"/>
      <style:text-properties fo:font-weight="bold" style:font-weight-asian="bold" style:font-weight-complex="bold"/>
    </style:style>
    <style:style style:name="P74" style:family="paragraph">
      <loext:graphic-properties draw:fill="solid" draw:fill-color="#3b70ee"/>
      <style:paragraph-properties fo:text-align="center"/>
      <style:text-properties fo:font-weight="bold" style:font-weight-asian="bold" style:font-weight-complex="bold"/>
    </style:style>
    <style:style style:name="P75" style:family="paragraph">
      <style:paragraph-properties fo:text-align="start" style:writing-mode="lr-tb"/>
      <style:text-properties fo:font-size="18pt" fo:font-weight="bold" style:font-size-asian="18pt" style:font-weight-asian="bold" style:font-size-complex="18pt" style:font-weight-complex="bold"/>
    </style:style>
    <style:style style:name="P76" style:family="paragraph">
      <loext:graphic-properties draw:fill="none"/>
      <style:paragraph-properties fo:text-align="start" style:writing-mode="lr-tb"/>
      <style:text-properties fo:font-size="18pt" fo:font-weight="bold" style:font-size-asian="18pt" style:font-weight-asian="bold" style:font-size-complex="18pt" style:font-weight-complex="bold"/>
    </style:style>
    <style:style style:name="P77" style:family="paragraph">
      <style:paragraph-properties fo:text-align="start" style:writing-mode="lr-tb"/>
      <style:text-properties fo:color="#212121" loext:opacity="100%" fo:font-weight="bold" style:font-weight-asian="bold" style:font-weight-complex="bold"/>
    </style:style>
    <style:style style:name="P78" style:family="paragraph">
      <loext:graphic-properties draw:fill="solid" draw:fill-color="#bdbdbd" draw:opacity="50%"/>
      <style:paragraph-properties fo:text-align="start" style:writing-mode="lr-tb"/>
      <style:text-properties fo:color="#212121" loext:opacity="100%" fo:font-weight="bold" style:font-weight-asian="bold" style:font-weight-complex="bold"/>
    </style:style>
    <style:style style:name="P79" style:family="paragraph">
      <loext:graphic-properties draw:fill="none" draw:fill-color="#bbbbbb" draw:opacity="100%"/>
      <style:paragraph-properties fo:text-align="start" style:writing-mode="lr-tb"/>
      <style:text-properties fo:color="#212121" loext:opacity="100%" fo:font-weight="bold" style:font-weight-asian="bold" style:font-weight-complex="bold"/>
    </style:style>
    <style:style style:name="P80" style:family="paragraph">
      <style:paragraph-properties fo:text-align="start" style:writing-mode="lr-tb"/>
      <style:text-properties fo:color="#212121" loext:opacity="100%" fo:font-weight="bold" fo:background-color="transparent" style:font-weight-asian="bold" style:font-weight-complex="bold"/>
    </style:style>
    <style:style style:name="P81" style:family="paragraph">
      <loext:graphic-properties draw:fill="none" draw:fill-color="#bbbbbb" draw:opacity="100%"/>
      <style:paragraph-properties fo:text-align="start" style:writing-mode="lr-tb"/>
      <style:text-properties fo:color="#212121" loext:opacity="100%" fo:font-weight="bold" fo:background-color="transparent" style:font-weight-asian="bold" style:font-weight-complex="bold"/>
    </style:style>
    <style:style style:name="P82" style:family="paragraph">
      <loext:graphic-properties draw:fill="none"/>
      <style:paragraph-properties fo:text-align="start"/>
      <style:text-properties fo:color="#212121" loext:opacity="100%" fo:font-size="18pt" fo:font-weight="bold"/>
    </style:style>
    <style:style style:name="P83" style:family="paragraph">
      <loext:graphic-properties draw:fill="none"/>
      <style:paragraph-properties fo:text-align="start" style:writing-mode="lr-tb"/>
      <style:text-properties fo:color="#212121" loext:opacity="100%" fo:font-size="18pt" fo:font-weight="bold"/>
    </style:style>
    <style:style style:name="P84" style:family="paragraph">
      <style:paragraph-properties fo:text-align="center" style:writing-mode="lr-tb"/>
      <style:text-properties fo:color="#212121" loext:opacity="100%" fo:font-size="18pt" fo:font-weight="bold"/>
    </style:style>
    <style:style style:name="P85" style:family="paragraph">
      <loext:graphic-properties draw:fill="none"/>
      <style:paragraph-properties fo:text-align="center" style:writing-mode="lr-tb"/>
      <style:text-properties fo:color="#212121" loext:opacity="100%" fo:font-size="18pt" fo:font-weight="bold"/>
    </style:style>
    <style:style style:name="P86" style:family="paragraph">
      <style:paragraph-properties fo:text-align="center" style:writing-mode="lr-tb"/>
      <style:text-properties fo:color="#212121" loext:opacity="100%" fo:font-size="32pt" fo:font-weight="bold" style:font-size-asian="32pt" style:font-size-complex="32pt"/>
    </style:style>
    <style:style style:name="P87" style:family="paragraph">
      <loext:graphic-properties draw:fill="none"/>
      <style:paragraph-properties fo:text-align="center" style:writing-mode="lr-tb"/>
      <style:text-properties fo:color="#212121" loext:opacity="100%" fo:font-size="32pt" fo:font-weight="bold" style:font-size-asian="32pt" style:font-size-complex="32pt"/>
    </style:style>
    <style:style style:name="P88" style:family="paragraph">
      <loext:graphic-properties draw:fill="none"/>
      <style:text-properties fo:color="#212121" loext:opacity="100%" fo:font-size="18pt" fo:font-weight="bold"/>
    </style:style>
    <style:style style:name="P89" style:family="paragraph">
      <style:paragraph-properties fo:text-align="center" style:writing-mode="lr-tb"/>
      <style:text-properties fo:color="#ffffff" loext:opacity="100%" fo:font-size="24pt" fo:font-weight="bold" style:font-weight-asian="bold" style:font-weight-complex="bold"/>
    </style:style>
    <style:style style:name="P90" style:family="paragraph">
      <loext:graphic-properties draw:fill="solid" draw:fill-color="#448aff"/>
      <style:paragraph-properties fo:text-align="center" style:writing-mode="lr-tb"/>
      <style:text-properties fo:color="#ffffff" loext:opacity="100%" fo:font-size="24pt" fo:font-weight="bold" style:font-weight-asian="bold" style:font-weight-complex="bold"/>
    </style:style>
    <style:style style:name="P91" style:family="paragraph">
      <style:paragraph-properties fo:text-align="center" style:writing-mode="lr-tb"/>
      <style:text-properties style:use-window-font-color="true" loext:opacity="0%" fo:font-size="24pt" fo:font-weight="bold" style:font-weight-asian="bold" style:font-weight-complex="bold"/>
    </style:style>
    <style:style style:name="P92" style:family="paragraph">
      <loext:graphic-properties draw:fill-color="#c4c4c4"/>
      <style:paragraph-properties fo:text-align="center" style:writing-mode="lr-tb"/>
      <style:text-properties style:use-window-font-color="true" loext:opacity="0%" fo:font-size="24pt" fo:font-weight="bold" style:font-weight-asian="bold" style:font-weight-complex="bold"/>
    </style:style>
    <style:style style:name="P93" style:family="paragraph">
      <loext:graphic-properties draw:fill="solid" draw:fill-color="#3f51b5"/>
      <style:paragraph-properties fo:text-align="center" style:writing-mode="lr-tb"/>
      <style:text-properties fo:color="#ffffff" loext:opacity="100%" fo:font-size="24pt" fo:font-weight="bold" style:font-weight-asian="bold" style:font-weight-complex="bold"/>
    </style:style>
    <style:style style:name="P94" style:family="paragraph">
      <loext:graphic-properties draw:fill="none" draw:fill-color="#ffffff"/>
      <style:paragraph-properties fo:text-align="center" style:writing-mode="lr-tb"/>
      <style:text-properties fo:font-size="18pt" style:font-size-asian="11pt" style:font-size-complex="11pt"/>
    </style:style>
    <style:style style:name="P95" style:family="paragraph">
      <style:paragraph-properties fo:text-align="end"/>
    </style:style>
    <style:style style:name="P96" style:family="paragraph">
      <loext:graphic-properties draw:fill="none" draw:fill-color="#ffffff"/>
      <style:paragraph-properties fo:text-align="end" style:writing-mode="lr-tb"/>
      <style:text-properties fo:font-size="18pt" style:font-size-asian="11pt" style:font-size-complex="11pt"/>
    </style:style>
    <style:style style:name="P97" style:family="paragraph">
      <style:paragraph-properties fo:text-align="center"/>
      <style:text-properties fo:font-size="18pt" style:font-size-asian="11pt" style:font-size-complex="11pt"/>
    </style:style>
    <style:style style:name="P98" style:family="paragraph">
      <loext:graphic-properties draw:fill="solid" draw:fill-color="#ffffff"/>
      <style:paragraph-properties fo:text-align="center" style:writing-mode="lr-tb"/>
      <style:text-properties fo:font-size="18pt" style:font-size-asian="11pt" style:font-size-complex="11pt"/>
    </style:style>
    <style:style style:name="P99" style:family="paragraph">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00" style:family="paragraph">
      <loext:graphic-properties draw:fill="solid" draw:fill-color="#212121"/>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01" style:family="paragraph">
      <loext:graphic-properties draw:fill="solid" draw:fill-color="#3f51b5"/>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02" style:family="paragraph">
      <style:paragraph-properties fo:text-align="center" style:writing-mode="lr-tb"/>
      <style:text-properties fo:color="#ffffff" loext:opacity="100%" fo:font-size="18pt" fo:font-weight="bold" style:font-size-asian="11pt" style:font-weight-asian="bold" style:font-size-complex="11pt" style:font-weight-complex="bold"/>
    </style:style>
    <style:style style:name="P103" style:family="paragraph">
      <loext:graphic-properties draw:fill="solid" draw:fill-color="#757575"/>
      <style:paragraph-properties fo:text-align="center" style:writing-mode="lr-tb"/>
      <style:text-properties fo:color="#ffffff" loext:opacity="100%" fo:font-size="18pt" fo:font-weight="bold" style:font-size-asian="11pt" style:font-weight-asian="bold" style:font-size-complex="11pt" style:font-weight-complex="bold"/>
    </style:style>
    <style:style style:name="P104" style:family="paragraph">
      <loext:graphic-properties draw:fill="solid" draw:fill-color="#536dfe"/>
      <style:paragraph-properties fo:text-align="center" style:writing-mode="lr-tb"/>
      <style:text-properties fo:color="#ffffff" loext:opacity="100%" fo:font-size="18pt" fo:font-weight="bold" style:font-size-asian="11pt" style:font-weight-asian="bold" style:font-size-complex="11pt" style:font-weight-complex="bold"/>
    </style:style>
    <style:style style:name="P105" style:family="paragraph">
      <style:paragraph-properties fo:text-align="center" style:writing-mode="lr-tb"/>
      <style:text-properties fo:font-size="18pt" style:font-size-asian="12pt" style:font-size-complex="12pt"/>
    </style:style>
    <style:style style:name="P106" style:family="paragraph">
      <loext:graphic-properties draw:fill="none"/>
      <style:paragraph-properties fo:text-align="center" style:writing-mode="lr-tb"/>
      <style:text-properties fo:font-size="18pt" style:font-size-asian="12pt" style:font-size-complex="12pt"/>
    </style:style>
    <style:style style:name="P107" style:family="paragraph">
      <loext:graphic-properties draw:fill-color="#404040"/>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08" style:family="paragraph">
      <loext:graphic-properties draw:fill-color="#808080"/>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09" style:family="paragraph">
      <style:paragraph-properties fo:text-align="center" style:writing-mode="lr-tb"/>
      <style:text-properties fo:font-size="18pt" style:font-size-asian="18pt" style:font-size-complex="18pt"/>
    </style:style>
    <style:style style:name="P110" style:family="paragraph">
      <loext:graphic-properties draw:fill="none"/>
      <style:paragraph-properties fo:text-align="center" style:writing-mode="lr-tb"/>
      <style:text-properties fo:font-size="18pt" style:font-size-asian="18pt" style:font-size-complex="18pt"/>
    </style:style>
    <style:style style:name="P111" style:family="paragraph">
      <loext:graphic-properties draw:fill="none" draw:fill-color="#ffffff"/>
      <style:paragraph-properties style:writing-mode="lr-tb"/>
      <style:text-properties fo:color="#ffffff" loext:opacity="100%" fo:font-size="12pt" fo:font-weight="normal" style:font-size-asian="9pt" style:font-weight-asian="normal" style:font-size-complex="9pt" style:font-weight-complex="normal"/>
    </style:style>
    <style:style style:name="P112" style:family="paragraph">
      <loext:graphic-properties draw:fill="none" draw:fill-color="#ffffff"/>
      <style:paragraph-properties style:writing-mode="lr-tb"/>
      <style:text-properties fo:color="#ffffff" loext:opacity="100%" fo:font-size="12pt" fo:font-weight="normal" style:font-size-asian="9pt" style:font-size-complex="9pt"/>
    </style:style>
    <style:style style:name="P113" style:family="paragraph">
      <loext:graphic-properties draw:fill="none" draw:fill-color="#ffffff"/>
      <style:paragraph-properties style:writing-mode="lr-tb"/>
      <style:text-properties fo:color="#ffffff" loext:opacity="100%" fo:font-size="12pt" style:font-size-asian="9pt" style:font-size-complex="9pt"/>
    </style:style>
    <style:style style:name="P114" style:family="paragraph">
      <loext:graphic-properties draw:fill="solid" draw:fill-color="#3f51b5"/>
      <style:paragraph-properties fo:text-align="center"/>
      <style:text-properties fo:font-size="18pt"/>
    </style:style>
    <style:style style:name="P115" style:family="paragraph">
      <style:paragraph-properties fo:text-align="center" style:writing-mode="lr-tb"/>
      <style:text-properties fo:font-size="18pt" fo:font-weight="bold" style:font-size-asian="12pt" style:font-weight-asian="bold" style:font-size-complex="12pt" style:font-weight-complex="bold"/>
    </style:style>
    <style:style style:name="P116" style:family="paragraph">
      <loext:graphic-properties draw:fill="none"/>
      <style:paragraph-properties fo:text-align="center" style:writing-mode="lr-tb"/>
      <style:text-properties fo:font-size="18pt" fo:font-weight="bold" style:font-size-asian="12pt" style:font-weight-asian="bold" style:font-size-complex="12pt" style:font-weight-complex="bold"/>
    </style:style>
    <style:style style:name="P117" style:family="paragraph">
      <loext:graphic-properties draw:fill="solid" draw:fill-color="#303f9f"/>
    </style:style>
    <style:style style:name="P118" style:family="paragraph">
      <loext:graphic-properties draw:fill="solid" draw:fill-color="#6371c4"/>
    </style:style>
    <style:style style:name="P119" style:family="paragraph">
      <loext:graphic-properties draw:fill="solid" draw:fill-color="#9ea7dd"/>
      <style:text-properties fo:background-color="#303f9f"/>
    </style:style>
    <style:style style:name="P120" style:family="paragraph">
      <loext:graphic-properties draw:fill="none"/>
      <style:paragraph-properties style:writing-mode="lr-tb"/>
      <style:text-properties fo:color="#ffffff" loext:opacity="100%" fo:font-size="18pt" fo:font-weight="bold" fo:background-color="#3f51b5" style:font-size-asian="18pt" style:font-weight-asian="bold" style:font-size-complex="18pt" style:font-weight-complex="bold"/>
    </style:style>
    <style:style style:name="P121" style:family="paragraph">
      <loext:graphic-properties draw:fill="none" draw:fill-color="#ffffff"/>
      <style:paragraph-properties style:writing-mode="lr-tb"/>
      <style:text-properties fo:font-size="15pt" style:font-size-asian="15pt" style:font-size-complex="15pt"/>
    </style:style>
    <style:style style:name="P122" style:family="paragraph">
      <loext:graphic-properties draw:fill="solid" draw:fill-color="#ffffff"/>
      <style:paragraph-properties style:writing-mode="lr-tb"/>
    </style:style>
    <style:style style:name="P123" style:family="paragraph">
      <style:paragraph-properties fo:text-align="center" style:writing-mode="lr-tb"/>
      <style:text-properties fo:color="#ffffff" loext:opacity="100%" fo:font-size="15pt" fo:font-weight="bold"/>
    </style:style>
    <style:style style:name="P124" style:family="paragraph">
      <loext:graphic-properties draw:fill="solid" draw:fill-color="#757575"/>
      <style:paragraph-properties fo:text-align="center" style:writing-mode="lr-tb"/>
      <style:text-properties fo:color="#ffffff" loext:opacity="100%" fo:font-size="15pt" fo:font-weight="bold"/>
    </style:style>
    <style:style style:name="P125" style:family="paragraph">
      <style:paragraph-properties fo:text-align="center" style:writing-mode="lr-tb"/>
      <style:text-properties fo:color="#ffffff" loext:opacity="100%" fo:font-size="10pt" fo:font-weight="bold" style:font-size-asian="10pt" style:font-weight-asian="bold" style:font-size-complex="10pt" style:font-weight-complex="bold"/>
    </style:style>
    <style:style style:name="P126" style:family="paragraph">
      <loext:graphic-properties draw:fill="solid" draw:fill-color="#303f9f"/>
      <style:paragraph-properties fo:text-align="center" style:writing-mode="lr-tb"/>
      <style:text-properties fo:color="#ffffff" loext:opacity="100%" fo:font-size="10pt" fo:font-weight="bold" style:font-size-asian="10pt" style:font-weight-asian="bold" style:font-size-complex="10pt" style:font-weight-complex="bold"/>
    </style:style>
    <style:style style:name="P127" style:family="paragraph">
      <loext:graphic-properties draw:fill="solid" draw:fill-color="#6371c4"/>
      <style:paragraph-properties fo:text-align="center" style:writing-mode="lr-tb"/>
      <style:text-properties fo:color="#ffffff" loext:opacity="100%" fo:font-size="10pt" fo:font-weight="bold" style:font-size-asian="10pt" style:font-weight-asian="bold" style:font-size-complex="10pt" style:font-weight-complex="bold"/>
    </style:style>
    <style:style style:name="P128" style:family="paragraph">
      <loext:graphic-properties draw:fill="solid" draw:fill-color="#9ea7dd"/>
      <style:paragraph-properties fo:text-align="center" style:writing-mode="lr-tb"/>
      <style:text-properties fo:color="#ffffff" loext:opacity="100%" fo:font-size="10pt" fo:font-weight="bold" style:font-size-asian="10pt" style:font-weight-asian="bold" style:font-size-complex="10pt" style:font-weight-complex="bold"/>
    </style:style>
    <style:style style:name="P129" style:family="paragraph">
      <style:paragraph-properties fo:margin-top="0cm" fo:margin-bottom="0.1cm" fo:text-align="start" style:writing-mode="lr-tb"/>
      <style:text-properties fo:color="#212121" loext:opacity="100%" fo:font-size="10pt" style:font-size-asian="10pt" style:font-size-complex="10pt"/>
    </style:style>
    <style:style style:name="P130" style:family="paragraph">
      <loext:graphic-properties draw:fill="solid" draw:fill-color="#bdbdbd"/>
      <style:paragraph-properties fo:margin-top="0cm" fo:margin-bottom="0.1cm" fo:text-align="start" style:writing-mode="lr-tb"/>
      <style:text-properties fo:color="#212121" loext:opacity="100%" fo:font-size="10pt" style:font-size-asian="10pt" style:font-size-complex="10pt"/>
    </style:style>
    <style:style style:name="P131" style:family="paragraph">
      <style:paragraph-properties fo:margin-top="0cm" fo:margin-bottom="0.05cm" fo:text-align="start" style:writing-mode="lr-tb"/>
      <style:text-properties fo:color="#212121" loext:opacity="100%" fo:font-size="10pt" style:font-size-asian="10pt" style:font-size-complex="10pt"/>
    </style:style>
    <style:style style:name="P132" style:family="paragraph">
      <loext:graphic-properties draw:fill="solid" draw:fill-color="#bdbdbd"/>
      <style:paragraph-properties fo:margin-top="0cm" fo:margin-bottom="0.2cm" fo:text-align="start" style:writing-mode="lr-tb"/>
      <style:text-properties fo:color="#212121" loext:opacity="100%" fo:font-size="10pt" style:font-size-asian="10pt" style:font-size-complex="10pt"/>
    </style:style>
    <style:style style:name="P133" style:family="paragraph">
      <style:paragraph-properties fo:margin-top="0cm" fo:margin-bottom="0.1cm" fo:text-align="start" style:writing-mode="lr-tb"/>
      <style:text-properties fo:color="#212121" loext:opacity="100%" fo:font-size="10pt" fo:font-weight="bold" style:font-size-asian="10pt" style:font-weight-asian="bold" style:font-size-complex="10pt" style:font-weight-complex="bold"/>
    </style:style>
    <style:style style:name="P134" style:family="paragraph">
      <style:paragraph-properties fo:margin-top="0cm" fo:margin-bottom="0.05cm" fo:text-align="start" style:writing-mode="lr-tb"/>
      <style:text-properties fo:color="#212121" loext:opacity="100%" fo:font-size="10pt" fo:font-weight="bold" style:font-size-asian="10pt" style:font-weight-asian="bold" style:font-size-complex="10pt" style:font-weight-complex="bold"/>
    </style:style>
    <style:style style:name="P135" style:family="paragraph">
      <loext:graphic-properties draw:fill="solid" draw:fill-color="#bdbdbd"/>
      <style:paragraph-properties fo:margin-top="0cm" fo:margin-bottom="0.2cm" fo:text-align="start" style:writing-mode="lr-tb"/>
      <style:text-properties fo:color="#212121" loext:opacity="100%" fo:font-size="10pt" fo:font-weight="bold" style:font-size-asian="10pt" style:font-weight-asian="bold" style:font-size-complex="10pt" style:font-weight-complex="bold"/>
    </style:style>
    <style:style style:name="P136" style:family="paragraph">
      <loext:graphic-properties draw:fill="none"/>
      <style:text-properties fo:font-size="15pt" style:font-size-asian="15pt" style:font-size-complex="15pt"/>
    </style:style>
    <style:style style:name="P137" style:family="paragraph">
      <loext:graphic-properties draw:fill="none"/>
      <style:text-properties fo:font-weight="bold" style:font-weight-asian="bold" style:font-weight-complex="bold"/>
    </style:style>
    <style:style style:name="P138" style:family="paragraph">
      <loext:graphic-properties draw:fill="none" draw:fill-color="#ffffff"/>
      <style:paragraph-properties style:writing-mode="lr-tb"/>
      <style:text-properties fo:font-size="15pt"/>
    </style:style>
    <style:style style:name="P139" style:family="paragraph">
      <style:paragraph-properties fo:text-align="center" style:writing-mode="lr-tb"/>
      <style:text-properties fo:color="#212121" loext:opacity="100%" fo:font-size="24pt" fo:font-weight="bold" style:font-size-asian="24pt" style:font-weight-asian="bold" style:font-size-complex="24pt" style:font-weight-complex="bold"/>
    </style:style>
    <style:style style:name="P140" style:family="paragraph">
      <loext:graphic-properties draw:fill="solid" draw:fill-color="#bdbdbd" draw:opacity="100%"/>
      <style:paragraph-properties fo:text-align="center" style:writing-mode="lr-tb"/>
      <style:text-properties fo:color="#212121" loext:opacity="100%" fo:font-size="24pt" fo:font-weight="bold" style:font-size-asian="24pt" style:font-weight-asian="bold" style:font-size-complex="24pt" style:font-weight-complex="bold"/>
    </style:style>
    <style:style style:name="P141" style:family="paragraph">
      <loext:graphic-properties draw:fill="solid" draw:fill-color="#ffffff" draw:opacity="50%"/>
      <style:paragraph-properties fo:text-align="center" style:writing-mode="lr-tb"/>
      <style:text-properties fo:color="#212121" loext:opacity="100%" fo:font-size="24pt" fo:font-weight="bold" style:font-size-asian="24pt" style:font-weight-asian="bold" style:font-size-complex="24pt" style:font-weight-complex="bold"/>
    </style:style>
    <style:style style:name="P142" style:family="paragraph">
      <loext:graphic-properties draw:fill="none" draw:fill-color="#ffffff"/>
      <style:paragraph-properties style:writing-mode="lr-tb"/>
      <style:text-properties fo:color="#212121" loext:opacity="100%" fo:font-size="15pt" fo:font-weight="bold" style:font-size-asian="15pt" style:font-weight-asian="bold" style:font-size-complex="15pt" style:font-weight-complex="bold"/>
    </style:style>
    <style:style style:name="P143" style:family="paragraph">
      <loext:graphic-properties draw:fill="solid" draw:fill-color="#3f51b5"/>
      <style:paragraph-properties style:writing-mode="lr-tb"/>
      <style:text-properties fo:color="#ffffff" loext:opacity="100%" fo:font-size="24pt" fo:font-weight="bold" style:font-size-asian="24pt" style:font-weight-asian="bold" style:font-size-complex="24pt" style:font-weight-complex="bold"/>
    </style:style>
    <style:style style:name="P144" style:family="paragraph">
      <loext:graphic-properties draw:fill="none" draw:fill-color="#ffffff"/>
      <style:paragraph-properties style:writing-mode="lr-tb"/>
      <style:text-properties fo:color="#212121" loext:opacity="100%" fo:font-size="15pt" fo:font-weight="bold" style:font-weight-asian="bold" style:font-weight-complex="bold"/>
    </style:style>
    <style:style style:name="P145" style:family="paragraph">
      <loext:graphic-properties draw:fill="solid" draw:fill-color="#536dfe"/>
      <style:paragraph-properties style:writing-mode="lr-tb"/>
      <style:text-properties fo:color="#ffffff" loext:opacity="100%" fo:font-size="24pt" fo:font-weight="bold" style:font-size-asian="24pt" style:font-weight-asian="bold" style:font-size-complex="24pt" style:font-weight-complex="bold"/>
    </style:style>
    <style:style style:name="P146" style:family="paragraph">
      <loext:graphic-properties draw:fill="none"/>
      <style:paragraph-properties fo:text-align="center"/>
      <style:text-properties fo:color="#212121" loext:opacity="100%"/>
    </style:style>
    <style:style style:name="P147" style:family="paragraph">
      <loext:graphic-properties draw:fill="solid" draw:fill-color="#212121"/>
    </style:style>
    <style:style style:name="P148" style:family="paragraph">
      <loext:graphic-properties draw:fill="solid" draw:fill-color="#9ea7dd"/>
    </style:style>
    <style:style style:name="P149" style:family="paragraph">
      <loext:graphic-properties draw:fill="none"/>
      <style:paragraph-properties style:writing-mode="lr-tb"/>
      <style:text-properties style:use-window-font-color="true" loext:opacity="0%" fo:font-size="18pt" fo:font-weight="bold" fo:background-color="transparent" style:font-size-asian="18pt" style:font-weight-asian="bold" style:font-size-complex="18pt" style:font-weight-complex="bold"/>
    </style:style>
    <style:style style:name="P150" style:family="paragraph">
      <loext:graphic-properties draw:fill="none" draw:fill-color="#ffffff"/>
      <style:paragraph-properties style:writing-mode="lr-tb"/>
      <style:text-properties style:use-window-font-color="true" loext:opacity="0%" fo:font-weight="bold" style:font-weight-asian="bold" style:font-weight-complex="bold"/>
    </style:style>
    <style:style style:name="P151" style:family="paragraph">
      <style:paragraph-properties fo:text-align="center" style:writing-mode="lr-tb"/>
      <style:text-properties fo:color="#ffffff" loext:opacity="100%" fo:font-size="15pt" fo:font-weight="bold" style:font-size-asian="18pt" style:font-weight-asian="bold" style:font-size-complex="18pt" style:font-weight-complex="bold"/>
    </style:style>
    <style:style style:name="P152" style:family="paragraph">
      <loext:graphic-properties draw:fill="solid" draw:fill-color="#3f51b5"/>
      <style:paragraph-properties fo:text-align="center" style:writing-mode="lr-tb"/>
      <style:text-properties fo:color="#ffffff" loext:opacity="100%" fo:font-size="15pt" fo:font-weight="bold" style:font-size-asian="18pt" style:font-weight-asian="bold" style:font-size-complex="18pt" style:font-weight-complex="bold"/>
    </style:style>
    <style:style style:name="P153" style:family="paragraph">
      <loext:graphic-properties draw:fill="none" draw:fill-color="#ffffff"/>
      <style:paragraph-properties style:writing-mode="lr-tb"/>
      <style:text-properties fo:font-size="18pt" style:font-size-asian="18pt" style:font-size-complex="18pt"/>
    </style:style>
    <style:style style:name="P154"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155" style:family="paragraph">
      <loext:graphic-properties draw:fill="none" draw:fill-color="#ffffff"/>
      <style:paragraph-properties fo:text-align="start" style:writing-mode="lr-tb"/>
      <style:text-properties fo:font-size="18pt" fo:font-weight="bold" style:font-size-asian="18pt" style:font-weight-asian="bold" style:font-size-complex="18pt" style:font-weight-complex="bold"/>
    </style:style>
    <style:style style:name="P156" style:family="paragraph">
      <loext:graphic-properties draw:fill="solid" draw:fill-color="#3f51b5"/>
    </style:style>
    <style:style style:name="P157" style:family="paragraph">
      <loext:graphic-properties draw:fill="none" draw:fill-color="#ffffff"/>
      <style:paragraph-properties style:writing-mode="lr-tb"/>
      <style:text-properties fo:font-size="15pt" style:font-size-asian="18pt" style:font-size-complex="18pt"/>
    </style:style>
    <style:style style:name="P158" style:family="paragraph">
      <loext:graphic-properties draw:fill="none" draw:fill-color="#ffffff"/>
      <style:paragraph-properties style:writing-mode="lr-tb"/>
      <style:text-properties style:font-name="Times New Roman1" fo:font-size="172pt" style:font-size-asian="18pt" style:font-size-complex="18pt"/>
    </style:style>
    <style:style style:name="P159" style:family="paragraph">
      <loext:graphic-properties draw:fill="solid" draw:fill-color="#3f51b5"/>
      <style:paragraph-properties fo:text-align="center"/>
    </style:style>
    <style:style style:name="P160" style:family="paragraph">
      <loext:graphic-properties draw:fill="none" draw:fill-color="#ffffff"/>
      <style:paragraph-properties style:writing-mode="lr-tb"/>
      <style:text-properties style:font-name="Times New Roman1" fo:font-size="274pt" style:font-size-asian="18pt" style:font-size-complex="18pt"/>
    </style:style>
    <style:style style:name="P161" style:family="paragraph">
      <loext:graphic-properties draw:fill="solid" draw:fill-color="#536dfe"/>
      <style:paragraph-properties fo:text-align="center" style:writing-mode="lr-tb"/>
      <style:text-properties fo:color="#ffffff" loext:opacity="100%" fo:font-size="18pt" fo:font-weight="bold" style:font-size-asian="18pt" style:font-weight-asian="bold" style:font-size-complex="18pt" style:font-weight-complex="bold"/>
    </style:style>
    <style:style style:name="P162" style:family="paragraph">
      <loext:graphic-properties draw:fill="solid" draw:fill-color="#536dfe"/>
      <style:paragraph-properties fo:text-align="center"/>
      <style:text-properties fo:color="#ffffff" loext:opacity="100%" fo:font-size="18pt" fo:font-weight="bold" style:font-size-asian="18pt" style:font-weight-asian="bold" style:font-size-complex="18pt" style:font-weight-complex="bold"/>
    </style:style>
    <style:style style:name="P163" style:family="paragraph">
      <loext:graphic-properties draw:fill="none" draw:fill-color="#ffffff"/>
      <style:paragraph-properties fo:text-align="start" style:writing-mode="lr-tb"/>
      <style:text-properties fo:font-size="14pt" fo:font-weight="bold" style:font-size-asian="14pt" style:font-weight-asian="bold" style:font-size-complex="14pt" style:font-weight-complex="bold"/>
    </style:style>
    <style:style style:name="P164" style:family="paragraph">
      <loext:graphic-properties draw:fill="solid" draw:fill-color="#536dfe"/>
      <style:paragraph-properties fo:text-align="center"/>
    </style:style>
    <style:style style:name="P165" style:family="paragraph">
      <loext:graphic-properties draw:fill="solid" draw:fill-color="#ffffff"/>
      <style:paragraph-properties style:writing-mode="lr-tb"/>
      <style:text-properties fo:font-size="18pt" fo:font-weight="bold" style:font-size-asian="18pt" style:font-weight-asian="bold" style:font-size-complex="18pt" style:font-weight-complex="bold"/>
    </style:style>
    <style:style style:name="P166" style:family="paragraph">
      <loext:graphic-properties draw:fill="solid" draw:fill-color="#ffffff"/>
    </style:style>
    <style:style style:name="P167" style:family="paragraph">
      <loext:graphic-properties draw:fill="solid" draw:fill-color="#bbbbbb"/>
      <style:paragraph-properties fo:text-align="center"/>
      <style:text-properties fo:font-size="15pt"/>
    </style:style>
    <style:style style:name="P168" style:family="paragraph">
      <style:paragraph-properties fo:text-align="center" style:writing-mode="lr-tb"/>
      <style:text-properties fo:color="#ffffff" loext:opacity="100%" fo:font-size="15pt" fo:font-weight="bold" style:font-weight-asian="bold" style:font-weight-complex="bold"/>
    </style:style>
    <style:style style:name="P169" style:family="paragraph">
      <loext:graphic-properties draw:fill="solid" draw:fill-color="#444444"/>
      <style:paragraph-properties fo:text-align="center" style:writing-mode="lr-tb"/>
      <style:text-properties fo:color="#ffffff" loext:opacity="100%" fo:font-size="15pt" fo:font-weight="bold" style:font-weight-asian="bold" style:font-weight-complex="bold"/>
    </style:style>
    <style:style style:name="P170" style:family="paragraph">
      <style:paragraph-properties fo:text-align="center" style:writing-mode="lr-tb"/>
      <style:text-properties fo:color="#ffffff" loext:opacity="100%" fo:font-size="12pt" fo:font-weight="bold" style:font-weight-asian="bold" style:font-weight-complex="bold"/>
    </style:style>
    <style:style style:name="P171" style:family="paragraph">
      <loext:graphic-properties draw:fill="solid" draw:fill-color="#444444"/>
      <style:paragraph-properties fo:text-align="center" style:writing-mode="lr-tb"/>
      <style:text-properties fo:color="#ffffff" loext:opacity="100%" fo:font-size="12pt" fo:font-weight="bold" style:font-weight-asian="bold" style:font-weight-complex="bold"/>
    </style:style>
    <style:style style:name="P172" style:family="paragraph">
      <style:paragraph-properties fo:text-align="center" style:writing-mode="lr-tb"/>
      <style:text-properties fo:color="#ffffff" loext:opacity="100%" fo:font-size="12pt" fo:font-weight="bold" style:font-size-asian="18pt" style:font-weight-asian="bold" style:font-size-complex="18pt" style:font-weight-complex="bold"/>
    </style:style>
    <style:style style:name="P173" style:family="paragraph">
      <loext:graphic-properties draw:fill="solid" draw:fill-color="#444444"/>
      <style:paragraph-properties fo:text-align="center" style:writing-mode="lr-tb"/>
      <style:text-properties fo:color="#ffffff" loext:opacity="100%" fo:font-size="12pt" fo:font-weight="bold" style:font-size-asian="18pt" style:font-weight-asian="bold" style:font-size-complex="18pt" style:font-weight-complex="bold"/>
    </style:style>
    <style:style style:name="P174" style:family="paragraph">
      <loext:graphic-properties draw:fill="solid" draw:fill-color="#444444"/>
      <style:paragraph-properties fo:text-align="center" style:writing-mode="lr-tb"/>
      <style:text-properties fo:color="#ffffff" loext:opacity="100%" fo:font-size="15pt" fo:font-weight="bold" style:font-size-asian="18pt" style:font-weight-asian="bold" style:font-size-complex="18pt" style:font-weight-complex="bold"/>
    </style:style>
    <style:style style:name="P175" style:family="paragraph">
      <style:paragraph-properties fo:text-align="center" style:writing-mode="lr-tb"/>
      <style:text-properties fo:color="#ffffff" loext:opacity="100%" fo:font-size="12pt" fo:font-weight="bold" style:font-size-asian="24pt" style:font-weight-asian="bold" style:font-size-complex="24pt" style:font-weight-complex="bold"/>
    </style:style>
    <style:style style:name="P176" style:family="paragraph">
      <loext:graphic-properties draw:fill="solid" draw:fill-color="#444444"/>
      <style:paragraph-properties fo:text-align="center" style:writing-mode="lr-tb"/>
      <style:text-properties fo:color="#ffffff" loext:opacity="100%" fo:font-size="12pt" fo:font-weight="bold" style:font-size-asian="24pt" style:font-weight-asian="bold" style:font-size-complex="24pt" style:font-weight-complex="bold"/>
    </style:style>
    <style:style style:name="P177" style:family="paragraph">
      <loext:graphic-properties draw:fill="solid" draw:fill-color="#673ab7"/>
      <style:paragraph-properties fo:text-align="center"/>
      <style:text-properties fo:font-size="15pt"/>
    </style:style>
    <style:style style:name="P178" style:family="paragraph">
      <loext:graphic-properties draw:fill="solid" draw:fill-color="#3f51b5"/>
      <style:paragraph-properties fo:text-align="center"/>
      <style:text-properties fo:font-size="15pt"/>
    </style:style>
    <style:style style:name="P179" style:family="paragraph">
      <loext:graphic-properties draw:fill="none" draw:fill-color="#ffffff"/>
      <style:paragraph-properties fo:text-align="start" style:writing-mode="lr-tb"/>
      <style:text-properties fo:color="#212121" loext:opacity="100%" fo:font-size="15pt" fo:font-weight="bold" style:font-size-asian="15pt" style:font-weight-asian="bold" style:font-size-complex="15pt" style:font-weight-complex="bold"/>
    </style:style>
    <style:style style:name="P180" style:family="paragraph">
      <loext:graphic-properties draw:fill="none" draw:fill-color="#ffffff"/>
      <style:paragraph-properties fo:text-align="end" style:writing-mode="lr-tb"/>
      <style:text-properties fo:color="#212121" loext:opacity="100%" fo:font-size="15pt" fo:font-weight="bold" style:font-size-asian="15pt" style:font-weight-asian="bold" style:font-size-complex="15pt" style:font-weight-complex="bold"/>
    </style:style>
    <style:style style:name="P181" style:family="paragraph">
      <loext:graphic-properties draw:fill="solid" draw:fill-color="#bdbdbd"/>
      <style:paragraph-properties fo:text-align="center"/>
      <style:text-properties fo:font-size="18pt" fo:font-weight="bold" style:font-size-asian="20pt" style:font-weight-asian="bold" style:font-size-complex="20pt" style:font-weight-complex="bold"/>
    </style:style>
    <style:style style:name="P182" style:family="paragraph">
      <loext:graphic-properties draw:fill="solid" draw:fill-color="#bdbdbd"/>
      <style:paragraph-properties fo:text-align="center"/>
      <style:text-properties fo:font-size="18pt" fo:font-weight="bold" style:font-size-asian="18pt" style:font-weight-asian="bold" style:font-size-complex="18pt" style:font-weight-complex="bold"/>
    </style:style>
    <style:style style:name="P183" style:family="paragraph">
      <loext:graphic-properties draw:fill="none" draw:fill-color="#ffffff"/>
      <style:paragraph-properties fo:text-align="center" style:writing-mode="lr-tb"/>
      <style:text-properties fo:font-size="32pt" fo:font-weight="bold" style:font-size-asian="32pt" style:font-size-complex="32pt"/>
    </style:style>
    <style:style style:name="P184" style:family="paragraph">
      <style:paragraph-properties fo:text-align="center" style:writing-mode="lr-tb"/>
      <style:text-properties fo:color="#ffffff" loext:opacity="100%" fo:font-size="18pt" fo:font-weight="bold" style:font-size-asian="20pt" style:font-weight-asian="bold" style:font-size-complex="20pt" style:font-weight-complex="bold"/>
    </style:style>
    <style:style style:name="P185" style:family="paragraph">
      <loext:graphic-properties draw:fill="solid" draw:fill-color="#212121"/>
      <style:paragraph-properties fo:text-align="center" style:writing-mode="lr-tb"/>
      <style:text-properties fo:color="#ffffff" loext:opacity="100%" fo:font-size="18pt" fo:font-weight="bold" style:font-size-asian="20pt" style:font-weight-asian="bold" style:font-size-complex="20pt" style:font-weight-complex="bold"/>
    </style:style>
    <style:style style:name="P186" style:family="paragraph">
      <loext:graphic-properties draw:fill="solid" draw:fill-color="#303f9f"/>
      <style:paragraph-properties fo:text-align="center" style:writing-mode="lr-tb"/>
      <style:text-properties fo:color="#ffffff" loext:opacity="100%" fo:font-size="14pt" fo:font-weight="bold" style:font-size-asian="18pt" style:font-size-complex="18pt"/>
    </style:style>
    <style:style style:name="P187" style:family="paragraph">
      <loext:graphic-properties draw:fill="solid" draw:fill-color="#303f9f"/>
      <style:paragraph-properties fo:text-align="center" style:writing-mode="lr-tb"/>
      <style:text-properties fo:color="#ffffff" loext:opacity="100%" fo:font-size="9pt" fo:font-weight="bold" style:font-size-asian="9pt" style:font-size-complex="9pt"/>
    </style:style>
    <style:style style:name="P188" style:family="paragraph">
      <loext:graphic-properties draw:fill="solid" draw:fill-color="#303f9f"/>
      <style:paragraph-properties fo:text-align="center" style:writing-mode="lr-tb"/>
      <style:text-properties fo:color="#ffffff" loext:opacity="100%" fo:font-size="15pt" fo:font-weight="bold" style:font-size-asian="15pt" style:font-size-complex="15pt"/>
    </style:style>
    <style:style style:name="P189" style:family="paragraph">
      <style:paragraph-properties fo:text-align="center"/>
      <style:text-properties fo:font-size="14pt" fo:font-weight="bold" style:font-size-asian="18pt" style:font-size-complex="18pt"/>
    </style:style>
    <style:style style:name="P190" style:family="paragraph">
      <loext:graphic-properties draw:fill="solid" draw:fill-color="#6371c4"/>
      <style:paragraph-properties fo:text-align="center" style:writing-mode="lr-tb"/>
      <style:text-properties fo:color="#ffffff" loext:opacity="100%" fo:font-size="14pt" fo:font-weight="bold" style:font-size-asian="18pt" style:font-size-complex="18pt"/>
    </style:style>
    <style:style style:name="P191" style:family="paragraph">
      <loext:graphic-properties draw:fill="solid" draw:fill-color="#9ea7dd"/>
      <style:paragraph-properties fo:text-align="center" style:writing-mode="lr-tb"/>
      <style:text-properties fo:color="#ffffff" loext:opacity="100%" fo:font-size="14pt" fo:font-weight="bold" fo:background-color="transparent" style:font-size-asian="18pt" style:font-size-complex="18pt"/>
    </style:style>
    <style:style style:name="P192" style:family="paragraph">
      <loext:graphic-properties draw:fill="solid" draw:fill-color="#448aff"/>
      <style:paragraph-properties fo:text-align="center"/>
    </style:style>
    <style:style style:name="P193" style:family="paragraph">
      <loext:graphic-properties draw:fill="solid" draw:fill-color="#757575"/>
      <style:paragraph-properties fo:text-align="center" style:writing-mode="lr-tb"/>
      <style:text-properties fo:color="#ffffff" loext:opacity="100%" fo:font-size="14pt" fo:font-weight="bold" style:font-size-asian="18pt" style:font-size-complex="18pt"/>
    </style:style>
    <style:style style:name="P194" style:family="paragraph">
      <style:paragraph-properties fo:text-align="center" style:writing-mode="lr-tb"/>
      <style:text-properties fo:color="#ffffff" loext:opacity="100%" fo:font-size="12pt" fo:font-weight="bold" style:font-size-asian="12pt" style:font-weight-asian="bold" style:font-size-complex="12pt" style:font-weight-complex="bold"/>
    </style:style>
    <style:style style:name="P195" style:family="paragraph">
      <loext:graphic-properties draw:fill="solid" draw:fill-color="#9ea7dd"/>
      <style:paragraph-properties fo:text-align="center" style:writing-mode="lr-tb"/>
      <style:text-properties fo:color="#ffffff" loext:opacity="100%" fo:font-size="12pt" fo:font-weight="bold" style:font-size-asian="12pt" style:font-weight-asian="bold" style:font-size-complex="12pt" style:font-weight-complex="bold"/>
    </style:style>
    <style:style style:name="P196" style:family="paragraph">
      <loext:graphic-properties draw:fill="solid" draw:fill-color="#303f9f"/>
      <style:paragraph-properties fo:text-align="center" style:writing-mode="lr-tb"/>
      <style:text-properties fo:color="#ffffff" loext:opacity="100%" fo:font-size="12pt" fo:font-weight="bold" style:font-size-asian="12pt" style:font-weight-asian="bold" style:font-size-complex="12pt" style:font-weight-complex="bold"/>
    </style:style>
    <style:style style:name="P197" style:family="paragraph">
      <loext:graphic-properties draw:fill="solid" draw:fill-color="#6371c4"/>
      <style:paragraph-properties fo:text-align="center" style:writing-mode="lr-tb"/>
      <style:text-properties fo:color="#ffffff" loext:opacity="100%" fo:font-size="12pt" fo:font-weight="bold" style:font-size-asian="12pt" style:font-weight-asian="bold" style:font-size-complex="12pt" style:font-weight-complex="bold"/>
    </style:style>
    <style:style style:name="P198" style:family="paragraph">
      <style:paragraph-properties fo:text-align="start" style:writing-mode="lr-tb"/>
      <style:text-properties fo:font-size="12pt" fo:font-weight="bold" style:font-size-asian="12pt" style:font-weight-asian="bold" style:font-size-complex="12pt" style:font-weight-complex="bold"/>
    </style:style>
    <style:style style:name="P199" style:family="paragraph">
      <loext:graphic-properties draw:fill="solid" draw:fill-color="#bdbdbd"/>
      <style:paragraph-properties fo:text-align="start" style:writing-mode="lr-tb"/>
      <style:text-properties fo:font-size="12pt" fo:font-weight="bold" style:font-size-asian="12pt" style:font-weight-asian="bold" style:font-size-complex="12pt" style:font-weight-complex="bold"/>
    </style:style>
    <style:style style:name="P200" style:family="paragraph">
      <style:paragraph-properties fo:text-align="start" style:writing-mode="lr-tb"/>
      <style:text-properties fo:font-size="18pt" fo:font-weight="bold" style:font-size-asian="20pt" style:font-weight-asian="bold" style:font-size-complex="20pt" style:font-weight-complex="bold"/>
    </style:style>
    <style:style style:name="P201" style:family="paragraph">
      <loext:graphic-properties draw:fill="solid" draw:fill-color="#bdbdbd"/>
      <style:paragraph-properties fo:text-align="start" style:writing-mode="lr-tb"/>
      <style:text-properties fo:font-size="18pt" fo:font-weight="bold" style:font-size-asian="20pt" style:font-weight-asian="bold" style:font-size-complex="20pt" style:font-weight-complex="bold"/>
    </style:style>
    <style:style style:name="P202" style:family="paragraph">
      <loext:graphic-properties draw:fill="solid" draw:fill-color="#757575"/>
      <style:paragraph-properties fo:text-align="center" style:writing-mode="lr-tb"/>
      <style:text-properties fo:color="#ffffff" loext:opacity="100%" fo:font-size="18pt" fo:font-weight="bold" style:font-size-asian="18pt" style:font-weight-asian="bold" style:font-size-complex="18pt" style:font-weight-complex="bold"/>
    </style:style>
    <style:style style:name="P203" style:family="paragraph">
      <loext:graphic-properties draw:fill="solid" draw:fill-color="#ffffff"/>
      <style:paragraph-properties fo:text-align="center"/>
    </style:style>
    <style:style style:name="P204" style:family="paragraph">
      <style:paragraph-properties fo:text-align="center" style:writing-mode="lr-tb"/>
      <style:text-properties fo:color="#ffffff" loext:opacity="100%" fo:font-weight="bold"/>
    </style:style>
    <style:style style:name="P205" style:family="paragraph">
      <loext:graphic-properties draw:fill="solid" draw:fill-color="#3b70ee"/>
      <style:paragraph-properties fo:text-align="center" style:writing-mode="lr-tb"/>
      <style:text-properties fo:color="#ffffff" loext:opacity="100%" fo:font-weight="bold"/>
    </style:style>
    <style:style style:name="P206" style:family="paragraph">
      <loext:graphic-properties draw:fill="solid" draw:fill-color="#34a3c5"/>
      <style:paragraph-properties fo:text-align="center" style:writing-mode="lr-tb"/>
      <style:text-properties fo:color="#ffffff" loext:opacity="100%" fo:font-weight="bold"/>
    </style:style>
    <style:style style:name="P207" style:family="paragraph">
      <loext:graphic-properties draw:fill="solid" draw:fill-color="#95b241"/>
      <style:paragraph-properties fo:text-align="center" style:writing-mode="lr-tb"/>
      <style:text-properties fo:color="#ffffff" loext:opacity="100%" fo:font-weight="bold"/>
    </style:style>
    <style:style style:name="P208" style:family="paragraph">
      <loext:graphic-properties draw:fill="solid" draw:fill-color="#f36838"/>
      <style:paragraph-properties fo:text-align="center" style:writing-mode="lr-tb"/>
      <style:text-properties fo:color="#ffffff" loext:opacity="100%" fo:font-weight="bold"/>
    </style:style>
    <style:style style:name="P209" style:family="paragraph">
      <loext:graphic-properties draw:fill="solid" draw:fill-color="#b62118"/>
      <style:paragraph-properties fo:text-align="center" style:writing-mode="lr-tb"/>
      <style:text-properties fo:color="#ffffff" loext:opacity="100%" fo:font-weight="bold"/>
    </style:style>
    <style:style style:name="P210" style:family="paragraph">
      <style:paragraph-properties fo:text-align="center" style:writing-mode="lr-tb"/>
      <style:text-properties fo:color="#ffffff" loext:opacity="100%" fo:font-size="12pt" fo:font-weight="bold"/>
    </style:style>
    <style:style style:name="P211" style:family="paragraph">
      <loext:graphic-properties draw:fill="solid" draw:fill-color="#3b70ee"/>
      <style:paragraph-properties fo:text-align="center" style:writing-mode="lr-tb"/>
      <style:text-properties fo:color="#ffffff" loext:opacity="100%" fo:font-size="12pt" fo:font-weight="bold"/>
    </style:style>
    <style:style style:name="P212" style:family="paragraph">
      <loext:graphic-properties draw:fill="solid" draw:fill-color="#34a3c5"/>
      <style:paragraph-properties fo:text-align="center" style:writing-mode="lr-tb"/>
      <style:text-properties fo:color="#ffffff" loext:opacity="100%" fo:font-size="12pt" fo:font-weight="bold"/>
    </style:style>
    <style:style style:name="P213" style:family="paragraph">
      <loext:graphic-properties draw:fill="solid" draw:fill-color="#95b241"/>
      <style:paragraph-properties fo:text-align="center" style:writing-mode="lr-tb"/>
      <style:text-properties fo:color="#ffffff" loext:opacity="100%" fo:font-size="12pt" fo:font-weight="bold"/>
    </style:style>
    <style:style style:name="P214" style:family="paragraph">
      <loext:graphic-properties draw:fill="solid" draw:fill-color="#f36838"/>
      <style:paragraph-properties fo:text-align="center" style:writing-mode="lr-tb"/>
      <style:text-properties fo:color="#ffffff" loext:opacity="100%" fo:font-size="12pt" fo:font-weight="bold"/>
    </style:style>
    <style:style style:name="P215" style:family="paragraph">
      <loext:graphic-properties draw:fill="solid" draw:fill-color="#b62118"/>
      <style:paragraph-properties fo:text-align="center" style:writing-mode="lr-tb"/>
      <style:text-properties fo:color="#ffffff" loext:opacity="100%" fo:font-size="12pt" fo:font-weight="bold"/>
    </style:style>
    <style:style style:name="P216" style:family="paragraph">
      <loext:graphic-properties draw:fill="none" draw:fill-color="#ffffff"/>
      <style:paragraph-properties style:writing-mode="lr-tb"/>
      <style:text-properties fo:color="#ffffff" loext:opacity="100%" style:font-name="Times New Roman2" fo:font-size="70pt" style:font-size-asian="60pt" style:font-size-complex="60pt"/>
    </style:style>
    <style:style style:name="P217" style:family="paragraph">
      <loext:graphic-properties draw:fill="none" draw:fill-color="#ffffff"/>
      <style:paragraph-properties style:writing-mode="lr-tb"/>
      <style:text-properties fo:color="#ffffff" loext:opacity="100%" style:font-name="Times New Roman2" fo:font-size="104pt" style:font-size-asian="96pt" style:font-size-complex="96pt"/>
    </style:style>
    <style:style style:name="P218" style:family="paragraph">
      <loext:graphic-properties draw:fill="solid" draw:fill-color="#bdbdbd"/>
      <style:paragraph-properties fo:text-align="start"/>
      <style:text-properties fo:font-size="12pt" fo:font-weight="bold" style:font-size-asian="12pt" style:font-weight-asian="bold" style:font-size-complex="12pt" style:font-weight-complex="bold"/>
    </style:style>
    <style:style style:name="P219" style:family="paragraph">
      <loext:graphic-properties draw:fill="solid" draw:fill-color="#bdbdbd"/>
      <style:paragraph-properties fo:text-align="start"/>
      <style:text-properties fo:font-size="18pt" fo:font-weight="bold" style:font-size-asian="20pt" style:font-weight-asian="bold" style:font-size-complex="20pt" style:font-weight-complex="bold"/>
    </style:style>
    <style:style style:name="P220" style:family="paragraph">
      <style:paragraph-properties fo:text-align="start" style:writing-mode="lr-tb"/>
      <style:text-properties fo:color="#212121" loext:opacity="100%" fo:font-size="15pt" fo:font-weight="bold" style:font-size-asian="15pt" style:font-weight-asian="bold" style:font-size-complex="15pt" style:font-weight-complex="bold"/>
    </style:style>
    <style:style style:name="P221" style:family="paragraph">
      <loext:graphic-properties draw:fill="solid" draw:fill-color="#bdbdbd" draw:opacity="100%"/>
      <style:paragraph-properties fo:text-align="start" style:writing-mode="lr-tb"/>
      <style:text-properties fo:color="#212121" loext:opacity="100%" fo:font-size="15pt" fo:font-weight="bold" style:font-size-asian="15pt" style:font-weight-asian="bold" style:font-size-complex="15pt" style:font-weight-complex="bold"/>
    </style:style>
    <style:style style:name="P222" style:family="paragraph">
      <loext:graphic-properties draw:fill="solid" draw:fill-color="#ffffff" draw:opacity="50%"/>
      <style:paragraph-properties fo:text-align="start" style:writing-mode="lr-tb"/>
      <style:text-properties fo:color="#212121" loext:opacity="100%" fo:font-size="15pt" fo:font-weight="bold" style:font-size-asian="15pt" style:font-weight-asian="bold" style:font-size-complex="15pt" style:font-weight-complex="bold"/>
    </style:style>
    <style:style style:name="P223" style:family="paragraph">
      <style:paragraph-properties fo:margin-left="0cm" fo:margin-right="0cm" fo:margin-top="0cm" fo:margin-bottom="0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style:style>
    <style:style style:name="P224" style:family="paragraph">
      <loext:graphic-properties draw:fill="solid" draw:fill-color="#ffffff" draw:opacity="50%"/>
      <style:paragraph-properties fo:margin-left="0cm" fo:margin-right="0cm" fo:margin-top="0cm" fo:margin-bottom="0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style:style>
    <style:style style:name="P225" style:family="paragraph">
      <loext:graphic-properties draw:fill="solid" draw:fill-color="#212121"/>
      <style:text-properties fo:color="#ffffff" loext:opacity="100%" fo:font-weight="bold"/>
    </style:style>
    <style:style style:name="P226" style:family="paragraph">
      <loext:graphic-properties draw:fill="solid" draw:fill-color="#3f51b5"/>
      <style:paragraph-properties style:writing-mode="lr-tb"/>
      <style:text-properties fo:color="#ffffff" loext:opacity="100%" fo:font-size="17pt" fo:font-weight="bold" style:font-size-asian="17pt" style:font-size-complex="17pt"/>
    </style:style>
    <style:style style:name="P227" style:family="paragraph">
      <loext:graphic-properties draw:fill="solid" draw:fill-color="#3f51b5"/>
      <style:paragraph-properties style:writing-mode="lr-tb"/>
      <style:text-properties fo:color="#ffffff" loext:opacity="100%" fo:font-weight="bold"/>
    </style:style>
    <style:style style:name="P228" style:family="paragraph">
      <loext:graphic-properties draw:fill="solid" draw:fill-color="#536dfe"/>
      <style:paragraph-properties fo:text-align="center" style:writing-mode="lr-tb"/>
      <style:text-properties fo:color="#ffffff" loext:opacity="100%" fo:font-size="10pt" fo:font-weight="bold" style:font-size-asian="10pt" style:font-weight-asian="bold" style:font-size-complex="10pt" style:font-weight-complex="bold"/>
    </style:style>
    <style:style style:name="P229" style:family="paragraph">
      <loext:graphic-properties draw:fill="solid" draw:fill-color="#536dfe"/>
      <style:paragraph-properties fo:text-align="center" style:writing-mode="lr-tb"/>
      <style:text-properties fo:color="#ffffff" loext:opacity="100%" fo:font-size="12pt" fo:font-weight="bold" style:font-size-asian="12pt" style:font-weight-asian="bold" style:font-size-complex="12pt" style:font-weight-complex="bold"/>
    </style:style>
    <style:style style:name="P230" style:family="paragraph">
      <loext:graphic-properties draw:fill="solid" draw:fill-color="#bdbdbd"/>
      <style:paragraph-properties fo:text-align="start"/>
      <style:text-properties fo:font-size="15pt" style:font-size-asian="15pt" style:font-size-complex="15pt"/>
    </style:style>
    <style:style style:name="P231" style:family="paragraph">
      <loext:graphic-properties draw:fill="none"/>
      <style:paragraph-properties fo:text-align="start" style:writing-mode="lr-tb"/>
    </style:style>
    <style:style style:name="P232" style:family="paragraph">
      <style:paragraph-properties fo:text-align="end" style:writing-mode="lr-tb"/>
      <style:text-properties fo:font-size="18pt" style:font-size-asian="18pt" style:font-size-complex="18pt"/>
    </style:style>
    <style:style style:name="P233" style:family="paragraph">
      <loext:graphic-properties draw:fill="solid" draw:fill-color="#9ea7dd"/>
      <style:paragraph-properties fo:text-align="center" style:writing-mode="lr-tb"/>
      <style:text-properties fo:color="#ffffff" loext:opacity="100%" style:font-name="Arial4" fo:font-size="18pt" fo:font-weight="bold" style:font-size-asian="18pt" style:font-weight-asian="bold" style:font-size-complex="18pt" style:font-weight-complex="bold"/>
    </style:style>
    <style:style style:name="P234" style:family="paragraph">
      <style:paragraph-properties fo:text-align="start" style:writing-mode="lr-tb"/>
    </style:style>
    <style:style style:name="P235" style:family="paragraph">
      <loext:graphic-properties draw:fill="none" draw:fill-color="#ffffff"/>
      <style:paragraph-properties fo:text-align="start" style:writing-mode="lr-tb"/>
      <style:text-properties fo:color="#ffffff" loext:opacity="100%" fo:font-size="12pt" style:font-size-asian="12pt" style:font-size-complex="12pt"/>
    </style:style>
    <style:style style:name="P236" style:family="paragraph">
      <loext:graphic-properties draw:fill="solid" draw:fill-color="#303f9f"/>
      <style:paragraph-properties fo:text-align="center" style:writing-mode="lr-tb"/>
      <style:text-properties fo:color="#ffffff" loext:opacity="100%" style:font-name="Arial4" fo:font-size="18pt" fo:font-weight="bold" style:font-size-asian="18pt" style:font-weight-asian="bold" style:font-size-complex="18pt" style:font-weight-complex="bold"/>
    </style:style>
    <style:style style:name="P237" style:family="paragraph">
      <loext:graphic-properties draw:fill="solid" draw:fill-color="#6371c4"/>
      <style:paragraph-properties fo:text-align="center" style:writing-mode="lr-tb"/>
      <style:text-properties fo:color="#ffffff" loext:opacity="100%" style:font-name="Arial4" fo:font-size="18pt" fo:font-weight="bold" style:font-size-asian="18pt" style:font-weight-asian="bold" style:font-size-complex="18pt" style:font-weight-complex="bold"/>
    </style:style>
    <style:style style:name="P238" style:family="paragraph">
      <loext:graphic-properties draw:fill="solid" draw:fill-color="#6371c4"/>
      <style:paragraph-properties fo:text-align="start" style:writing-mode="lr-tb"/>
      <style:text-properties fo:color="#ffffff" loext:opacity="100%" style:font-name="Arial4" fo:font-size="18pt" fo:font-weight="bold" style:font-size-asian="18pt" style:font-weight-asian="bold" style:font-size-complex="18pt" style:font-weight-complex="bold"/>
    </style:style>
    <style:style style:name="P239" style:family="paragraph">
      <loext:graphic-properties draw:fill="solid" draw:fill-color="#3f51b5"/>
      <style:paragraph-properties style:writing-mode="lr-tb"/>
      <style:text-properties fo:color="#ffffff" loext:opacity="100%" fo:font-size="18pt" fo:font-weight="bold" style:font-size-asian="18pt" style:font-weight-asian="bold" style:font-size-complex="18pt" style:font-weight-complex="bold"/>
    </style:style>
    <style:style style:name="P240" style:family="paragraph">
      <loext:graphic-properties draw:fill="none" draw:fill-color="#ffffff"/>
      <style:paragraph-properties style:writing-mode="lr-tb"/>
      <style:text-properties fo:color="#212121" loext:opacity="100%" fo:font-size="15pt" fo:font-weight="bold" style:font-size-asian="12pt" style:font-weight-asian="bold" style:font-size-complex="12pt" style:font-weight-complex="bold"/>
    </style:style>
    <style:style style:name="P241" style:family="paragraph">
      <loext:graphic-properties draw:fill="solid" draw:fill-color="#536dfe"/>
      <style:paragraph-properties style:writing-mode="lr-tb"/>
      <style:text-properties fo:color="#ffffff" loext:opacity="100%" fo:font-size="18pt" fo:font-weight="bold" style:font-size-asian="24pt" style:font-weight-asian="bold" style:font-size-complex="24pt" style:font-weight-complex="bold"/>
    </style:style>
    <style:style style:name="P242" style:family="paragraph">
      <style:paragraph-properties fo:text-align="center" style:writing-mode="lr-tb"/>
      <style:text-properties fo:color="#ffffff" loext:opacity="100%" fo:font-size="48pt" fo:font-weight="bold" style:font-size-asian="48pt" style:font-weight-asian="bold" style:font-size-complex="48pt" style:font-weight-complex="bold"/>
    </style:style>
    <style:style style:name="P243" style:family="paragraph">
      <loext:graphic-properties draw:fill="solid" draw:fill-color="#303f9f"/>
      <style:paragraph-properties fo:text-align="center" style:writing-mode="lr-tb"/>
      <style:text-properties fo:color="#ffffff" loext:opacity="100%" fo:font-size="48pt" fo:font-weight="bold" style:font-size-asian="48pt" style:font-weight-asian="bold" style:font-size-complex="48pt" style:font-weight-complex="bold"/>
    </style:style>
    <style:style style:name="P244" style:family="paragraph">
      <loext:graphic-properties draw:fill="solid" draw:fill-color="#6371c4"/>
      <style:paragraph-properties fo:text-align="center" style:writing-mode="lr-tb"/>
      <style:text-properties fo:color="#ffffff" loext:opacity="100%" fo:font-size="48pt" fo:font-weight="bold" style:font-size-asian="48pt" style:font-weight-asian="bold" style:font-size-complex="48pt" style:font-weight-complex="bold"/>
    </style:style>
    <style:style style:name="P245" style:family="paragraph">
      <loext:graphic-properties draw:fill="solid" draw:fill-color="#9ea7dd"/>
      <style:paragraph-properties fo:text-align="center" style:writing-mode="lr-tb"/>
      <style:text-properties fo:color="#ffffff" loext:opacity="100%" fo:font-size="48pt" fo:font-weight="bold" style:font-size-asian="48pt" style:font-weight-asian="bold" style:font-size-complex="48pt" style:font-weight-complex="bold"/>
    </style:style>
    <style:style style:name="P246" style:family="paragraph">
      <loext:graphic-properties draw:fill="none" draw:fill-color="#ffffff"/>
      <style:paragraph-properties fo:text-align="start" style:writing-mode="lr-tb"/>
      <style:text-properties fo:font-size="18pt" style:font-size-asian="18pt" style:font-size-complex="18pt"/>
    </style:style>
    <style:style style:name="P247" style:family="paragraph">
      <loext:graphic-properties draw:fill="none" draw:fill-color="#ffffff"/>
      <style:paragraph-properties fo:text-align="end" style:writing-mode="lr-tb"/>
      <style:text-properties fo:font-size="18pt" style:font-size-asian="18pt" style:font-size-complex="18pt"/>
    </style:style>
    <style:style style:name="P248" style:family="paragraph">
      <loext:graphic-properties draw:fill="solid" draw:fill-color="#212121"/>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49" style:family="paragraph">
      <loext:graphic-properties draw:fill-color="#ffffff"/>
      <style:paragraph-properties fo:text-align="center"/>
    </style:style>
    <style:style style:name="P250" style:family="paragraph">
      <style:paragraph-properties fo:text-align="center" style:writing-mode="lr-tb"/>
      <style:text-properties fo:color="#ffffff" loext:opacity="100%" fo:font-size="12pt" fo:language="en" fo:country="US" fo:font-weight="bold" style:font-size-asian="12pt" style:font-weight-asian="bold" style:font-size-complex="12pt" style:font-weight-complex="bold"/>
    </style:style>
    <style:style style:name="P251" style:family="paragraph">
      <loext:graphic-properties draw:fill="solid" draw:fill-color="#3b70ee"/>
      <style:paragraph-properties fo:text-align="center" style:writing-mode="lr-tb"/>
      <style:text-properties fo:color="#ffffff" loext:opacity="100%" fo:font-size="12pt" fo:language="en" fo:country="US" fo:font-weight="bold" style:font-size-asian="12pt" style:font-weight-asian="bold" style:font-size-complex="12pt" style:font-weight-complex="bold"/>
    </style:style>
    <style:style style:name="P252" style:family="paragraph">
      <loext:graphic-properties draw:fill-color="#ffffff"/>
      <style:paragraph-properties fo:text-align="center"/>
      <style:text-properties fo:font-size="12pt" fo:language="en" fo:country="US" style:font-size-asian="12pt" style:font-size-complex="12pt"/>
    </style:style>
    <style:style style:name="P253" style:family="paragraph">
      <loext:graphic-properties draw:fill-color="#ffffff"/>
      <style:paragraph-properties fo:text-align="center"/>
      <style:text-properties fo:font-size="15pt" fo:language="en" fo:country="US"/>
    </style:style>
    <style:style style:name="P254" style:family="paragraph">
      <style:paragraph-properties fo:text-align="center" style:writing-mode="lr-tb"/>
      <style:text-properties fo:color="#212121" loext:opacity="100%" fo:font-size="12pt" fo:language="en" fo:country="US" fo:font-weight="bold" style:font-size-asian="12pt" style:font-weight-asian="bold" style:font-size-complex="12pt" style:font-weight-complex="bold"/>
    </style:style>
    <style:style style:name="P255" style:family="paragraph">
      <loext:graphic-properties draw:fill="solid" draw:fill-color="#c4c4c4"/>
      <style:paragraph-properties fo:text-align="center" style:writing-mode="lr-tb"/>
      <style:text-properties fo:color="#212121" loext:opacity="100%" fo:font-size="12pt" fo:language="en" fo:country="US" fo:font-weight="bold" style:font-size-asian="12pt" style:font-weight-asian="bold" style:font-size-complex="12pt" style:font-weight-complex="bold"/>
    </style:style>
    <style:style style:name="P256" style:family="paragraph">
      <style:paragraph-properties fo:text-align="center" style:writing-mode="lr-tb"/>
      <style:text-properties fo:color="#000000" loext:opacity="100%" fo:font-size="12pt" fo:language="en" fo:country="US" fo:font-weight="bold" style:font-size-asian="12pt" style:font-weight-asian="bold" style:font-size-complex="12pt" style:font-weight-complex="bold"/>
    </style:style>
    <style:style style:name="P257" style:family="paragraph">
      <loext:graphic-properties draw:fill="solid" draw:fill-color="#c4c4c4"/>
      <style:paragraph-properties fo:text-align="center" style:writing-mode="lr-tb"/>
      <style:text-properties fo:color="#000000" loext:opacity="100%" fo:font-size="12pt" fo:language="en" fo:country="US" fo:font-weight="bold" style:font-size-asian="12pt" style:font-weight-asian="bold" style:font-size-complex="12pt" style:font-weight-complex="bold"/>
    </style:style>
    <style:style style:name="P258" style:family="paragraph">
      <loext:graphic-properties draw:fill="none"/>
      <style:text-properties fo:font-size="15pt"/>
    </style:style>
    <style:style style:name="P259" style:family="paragraph">
      <loext:graphic-properties draw:fill="solid" draw:fill-color="#bdbdbd"/>
      <style:paragraph-properties fo:text-align="center"/>
    </style:style>
    <style:style style:name="P260" style:family="paragraph">
      <loext:graphic-properties draw:fill-color="#502da2"/>
      <style:text-properties fo:font-weight="bold"/>
    </style:style>
    <style:style style:name="P261" style:family="paragraph">
      <loext:graphic-properties draw:fill="solid" draw:fill-color="#757575"/>
      <style:paragraph-properties fo:text-align="center" style:writing-mode="lr-tb"/>
      <style:text-properties fo:color="#ffffff" loext:opacity="100%" fo:font-size="15pt" fo:font-weight="bold" style:font-size-asian="15pt" style:font-weight-asian="bold" style:font-size-complex="15pt" style:font-weight-complex="bold"/>
    </style:style>
    <style:style style:name="P262" style:family="paragraph">
      <loext:graphic-properties draw:fill="solid" draw:fill-color="#9ea7dd"/>
      <style:paragraph-properties fo:text-align="center" style:writing-mode="lr-tb"/>
      <style:text-properties fo:color="#ffffff" loext:opacity="100%" fo:font-size="18pt" fo:font-weight="bold" style:font-size-asian="18pt" style:font-weight-asian="bold" style:font-size-complex="18pt" style:font-weight-complex="bold"/>
    </style:style>
    <style:style style:name="P263" style:family="paragraph">
      <style:paragraph-properties fo:text-align="center" style:writing-mode="lr-tb"/>
      <style:text-properties fo:color="#000000" loext:opacity="100%" fo:font-size="18pt" fo:font-weight="bold" style:font-size-asian="18pt" style:font-size-complex="18pt"/>
    </style:style>
    <style:style style:name="P264" style:family="paragraph">
      <loext:graphic-properties draw:fill="solid" draw:fill-color="#303f9f"/>
      <style:paragraph-properties fo:text-align="center" style:writing-mode="lr-tb"/>
      <style:text-properties fo:color="#000000" loext:opacity="100%" fo:font-size="18pt" fo:font-weight="bold" style:font-size-asian="18pt" style:font-size-complex="18pt"/>
    </style:style>
    <style:style style:name="P265" style:family="paragraph">
      <style:paragraph-properties fo:text-align="center" style:writing-mode="lr-tb"/>
      <style:text-properties fo:color="#ffffff" loext:opacity="100%" fo:font-size="15pt" fo:font-weight="bold" style:font-size-asian="15pt" style:font-size-complex="15pt"/>
    </style:style>
    <style:style style:name="P266" style:family="paragraph">
      <style:paragraph-properties fo:text-align="center" style:writing-mode="lr-tb"/>
      <style:text-properties fo:color="#ffffff" loext:opacity="100%" fo:font-size="18pt" fo:font-weight="bold" style:font-size-asian="22pt" style:font-weight-asian="bold" style:font-size-complex="22pt" style:font-weight-complex="bold"/>
    </style:style>
    <style:style style:name="P267" style:family="paragraph">
      <loext:graphic-properties draw:fill="solid" draw:fill-color="#212121"/>
      <style:paragraph-properties fo:text-align="center" style:writing-mode="lr-tb"/>
      <style:text-properties fo:color="#ffffff" loext:opacity="100%" fo:font-size="18pt" fo:font-weight="bold" style:font-size-asian="22pt" style:font-weight-asian="bold" style:font-size-complex="22pt" style:font-weight-complex="bold"/>
    </style:style>
    <style:style style:name="P268" style:family="paragraph">
      <style:paragraph-properties fo:text-align="center" style:writing-mode="lr-tb"/>
      <style:text-properties fo:color="#ffffff" loext:opacity="100%" fo:font-size="18pt" fo:font-weight="bold" style:font-size-asian="24pt" style:font-weight-asian="bold" style:font-size-complex="24pt" style:font-weight-complex="bold"/>
    </style:style>
    <style:style style:name="P269" style:family="paragraph">
      <loext:graphic-properties draw:fill="solid" draw:fill-color="#212121"/>
      <style:paragraph-properties fo:text-align="center" style:writing-mode="lr-tb"/>
      <style:text-properties fo:color="#ffffff" loext:opacity="100%" fo:font-size="18pt" fo:font-weight="bold" style:font-size-asian="24pt" style:font-weight-asian="bold" style:font-size-complex="24pt" style:font-weight-complex="bold"/>
    </style:style>
    <style:style style:name="P270" style:family="paragraph">
      <loext:graphic-properties draw:fill="solid" draw:fill-color="#757575"/>
      <style:paragraph-properties fo:text-align="center" style:writing-mode="lr-tb"/>
      <style:text-properties fo:color="#ffffff" loext:opacity="100%" fo:font-size="12pt" fo:language="en" fo:country="US" fo:font-weight="bold" style:font-size-asian="12pt" style:font-weight-asian="bold" style:font-size-complex="12pt" style:font-weight-complex="bold"/>
    </style:style>
    <style:style style:name="P271" style:family="paragraph">
      <loext:graphic-properties draw:fill="solid" draw:fill-color="#bdbdbd"/>
      <style:paragraph-properties fo:text-align="center" style:writing-mode="lr-tb"/>
      <style:text-properties fo:color="#ffffff" loext:opacity="100%" fo:font-size="12pt" fo:language="en" fo:country="US" fo:font-weight="bold" style:font-size-asian="12pt" style:font-weight-asian="bold" style:font-size-complex="12pt" style:font-weight-complex="bold"/>
    </style:style>
    <style:style style:name="P272" style:family="paragraph">
      <loext:graphic-properties draw:fill="solid" draw:fill-color="#212121"/>
      <style:paragraph-properties fo:text-align="center" style:writing-mode="lr-tb"/>
      <style:text-properties fo:color="#ffffff" loext:opacity="100%" fo:font-size="12pt" fo:language="en" fo:country="US" fo:font-weight="bold" style:font-size-asian="12pt" style:font-weight-asian="bold" style:font-size-complex="12pt" style:font-weight-complex="bold"/>
    </style:style>
    <style:style style:name="P273" style:family="paragraph">
      <style:paragraph-properties fo:text-align="center" style:writing-mode="lr-tb"/>
      <style:text-properties fo:color="#ffffff" loext:opacity="100%" fo:font-size="29pt" fo:language="en" fo:country="US" fo:font-weight="bold" style:font-size-asian="32pt" style:font-weight-asian="bold" style:font-size-complex="32pt" style:font-weight-complex="bold"/>
    </style:style>
    <style:style style:name="P274" style:family="paragraph">
      <loext:graphic-properties draw:fill="none"/>
      <style:paragraph-properties fo:text-align="center" style:writing-mode="lr-tb"/>
      <style:text-properties fo:color="#ffffff" loext:opacity="100%" fo:font-size="29pt" fo:language="en" fo:country="US" fo:font-weight="bold" style:font-size-asian="32pt" style:font-weight-asian="bold" style:font-size-complex="32pt" style:font-weight-complex="bold"/>
    </style:style>
    <style:style style:name="P275" style:family="paragraph">
      <style:paragraph-properties fo:margin-top="0cm" fo:margin-bottom="0.15cm">
        <style:tab-stops/>
      </style:paragraph-properties>
    </style:style>
    <style:style style:name="P276" style:family="paragraph">
      <loext:graphic-properties draw:fill="none"/>
      <style:paragraph-properties fo:margin-top="0cm" fo:margin-bottom="0.15cm" style:writing-mode="lr-tb">
        <style:tab-stops/>
      </style:paragraph-properties>
      <style:text-properties fo:color="#ffffff" loext:opacity="100%" fo:font-size="13pt" fo:language="en" fo:country="US" fo:font-weight="bold" style:font-size-asian="13pt" style:font-weight-asian="bold" style:font-size-complex="13pt" style:font-weight-complex="bold"/>
    </style:style>
    <style:style style:name="P277" style:family="paragraph">
      <loext:graphic-properties draw:fill="none"/>
      <style:paragraph-properties fo:text-align="start" style:writing-mode="lr-tb"/>
      <style:text-properties fo:color="#ffffff" loext:opacity="100%" fo:language="en" fo:country="US"/>
    </style:style>
    <style:style style:name="P278" style:family="paragraph">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279" style:family="paragraph">
      <loext:graphic-properties draw:fill-color="#404040"/>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280" style:family="paragraph">
      <loext:graphic-properties draw:fill="solid" draw:fill-color="#6371c4"/>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281" style:family="paragraph">
      <loext:graphic-properties draw:fill="solid" draw:fill-color="#303f9f"/>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282" style:family="paragraph">
      <loext:graphic-properties draw:fill="none"/>
      <style:text-properties fo:color="#ffffff" loext:opacity="100%" fo:language="en" fo:country="US"/>
    </style:style>
    <style:style style:name="P283" style:family="paragraph">
      <loext:graphic-properties draw:fill="solid" draw:fill-color="#9ea7dd"/>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284" style:family="paragraph">
      <loext:graphic-properties draw:fill="none"/>
      <style:paragraph-properties fo:text-align="start" style:writing-mode="lr-tb"/>
      <style:text-properties fo:font-size="13pt" fo:language="en" fo:country="US" style:font-size-asian="13pt" style:font-size-complex="13pt"/>
    </style:style>
    <style:style style:name="P285" style:family="paragraph">
      <loext:graphic-properties draw:fill="none"/>
      <style:paragraph-properties fo:text-align="end" style:writing-mode="lr-tb"/>
      <style:text-properties fo:font-size="13pt" fo:language="en" fo:country="US" style:font-size-asian="13pt" style:font-size-complex="13pt"/>
    </style:style>
    <style:style style:name="P286" style:family="paragraph">
      <style:paragraph-properties fo:text-align="center"/>
      <style:text-properties fo:font-size="15pt" fo:language="en" fo:country="US"/>
    </style:style>
    <style:style style:name="P287" style:family="paragraph">
      <loext:graphic-properties draw:fill-color="#808080"/>
      <style:paragraph-properties fo:text-align="center"/>
      <style:text-properties fo:color="#ffffff" loext:opacity="100%" fo:font-size="15pt" fo:language="en" fo:country="US" fo:font-weight="bold" style:font-size-asian="12pt" style:font-weight-asian="bold" style:font-size-complex="12pt" style:font-weight-complex="bold"/>
    </style:style>
    <style:style style:name="P288" style:family="paragraph">
      <loext:graphic-properties draw:fill-color="#c4c4c4"/>
      <style:paragraph-properties fo:text-align="center"/>
      <style:text-properties fo:color="#ffffff" loext:opacity="100%" fo:font-size="15pt" fo:language="en" fo:country="US" fo:font-weight="bold" style:font-size-asian="12pt" style:font-weight-asian="bold" style:font-size-complex="12pt" style:font-weight-complex="bold"/>
    </style:style>
    <style:style style:name="P289" style:family="paragraph">
      <style:paragraph-properties fo:text-align="start" style:writing-mode="lr-tb"/>
      <style:text-properties fo:color="#ffffff" loext:opacity="100%" fo:font-size="15pt" fo:language="en" fo:country="US" fo:font-weight="bold" style:font-size-asian="18pt" style:font-weight-asian="bold" style:font-size-complex="18pt" style:font-weight-complex="bold"/>
    </style:style>
    <style:style style:name="P290" style:family="paragraph">
      <loext:graphic-properties draw:fill="solid" draw:fill-color="#9ea7dd"/>
      <style:paragraph-properties fo:text-align="start" style:writing-mode="lr-tb"/>
      <style:text-properties fo:color="#ffffff" loext:opacity="100%" fo:font-size="15pt" fo:language="en" fo:country="US" fo:font-weight="bold" style:font-size-asian="18pt" style:font-weight-asian="bold" style:font-size-complex="18pt" style:font-weight-complex="bold"/>
    </style:style>
    <style:style style:name="P291" style:family="paragraph">
      <loext:graphic-properties draw:fill="solid" draw:fill-color="#888888"/>
      <style:paragraph-properties fo:text-align="start" style:writing-mode="lr-tb"/>
      <style:text-properties fo:color="#ffffff" loext:opacity="100%" fo:font-size="15pt" fo:language="en" fo:country="US" fo:font-weight="bold" style:font-size-asian="18pt" style:font-weight-asian="bold" style:font-size-complex="18pt" style:font-weight-complex="bold"/>
    </style:style>
    <style:style style:name="P292" style:family="paragraph">
      <loext:graphic-properties draw:fill="solid" draw:fill-color="#6371c4"/>
      <style:paragraph-properties fo:text-align="start" style:writing-mode="lr-tb"/>
      <style:text-properties fo:color="#ffffff" loext:opacity="100%" fo:font-size="15pt" fo:language="en" fo:country="US" fo:font-weight="bold" style:font-size-asian="18pt" style:font-weight-asian="bold" style:font-size-complex="18pt" style:font-weight-complex="bold"/>
    </style:style>
    <style:style style:name="P293" style:family="paragraph">
      <loext:graphic-properties draw:fill="solid" draw:fill-color="#303f9f"/>
      <style:paragraph-properties fo:text-align="start" style:writing-mode="lr-tb"/>
      <style:text-properties fo:color="#ffffff" loext:opacity="100%" fo:font-size="15pt" fo:language="en" fo:country="US" fo:font-weight="bold" style:font-size-asian="18pt" style:font-weight-asian="bold" style:font-size-complex="18pt" style:font-weight-complex="bold"/>
    </style:style>
    <style:style style:name="P294" style:family="paragraph">
      <loext:graphic-properties draw:fill="solid" draw:fill-color="#dddddd"/>
      <style:text-properties fo:language="en" fo:country="US"/>
    </style:style>
    <style:style style:name="P295" style:family="paragraph">
      <loext:graphic-properties draw:fill="solid" draw:fill-color="#dddddd"/>
      <style:paragraph-properties fo:text-align="start"/>
      <style:text-properties fo:color="#ffffff" loext:opacity="100%" fo:font-size="15pt" fo:language="en" fo:country="US" fo:font-weight="bold" style:font-size-asian="18pt" style:font-weight-asian="bold" style:font-size-complex="18pt" style:font-weight-complex="bold"/>
    </style:style>
    <style:style style:name="P296" style:family="paragraph">
      <loext:graphic-properties draw:fill="solid" draw:fill-color="#c4c4c4"/>
      <style:paragraph-properties fo:text-align="start"/>
      <style:text-properties fo:color="#ffffff" loext:opacity="100%" fo:font-size="15pt" fo:language="en" fo:country="US" fo:font-weight="bold" style:font-size-asian="18pt" style:font-weight-asian="bold" style:font-size-complex="18pt" style:font-weight-complex="bold"/>
    </style:style>
    <style:style style:name="P297" style:family="paragraph">
      <loext:graphic-properties draw:fill="none"/>
      <style:text-properties fo:language="en" fo:country="US"/>
    </style:style>
    <style:style style:name="P298" style:family="paragraph">
      <style:paragraph-properties fo:text-align="start" style:writing-mode="lr-tb"/>
      <style:text-properties fo:color="#3f51b5" loext:opacity="100%" style:font-name="Arial4" fo:font-size="15pt" fo:font-weight="bold" style:font-size-asian="15pt" style:font-weight-asian="bold" style:font-size-complex="15pt" style:font-weight-complex="bold"/>
    </style:style>
    <style:style style:name="P299" style:family="paragraph">
      <loext:graphic-properties draw:fill="solid" draw:fill-color="#bdbdbd"/>
      <style:paragraph-properties fo:text-align="start" style:writing-mode="lr-tb"/>
      <style:text-properties fo:color="#3f51b5" loext:opacity="100%" style:font-name="Arial4" fo:font-size="15pt" fo:font-weight="bold" style:font-size-asian="15pt" style:font-weight-asian="bold" style:font-size-complex="15pt" style:font-weight-complex="bold"/>
    </style:style>
    <style:style style:name="P300" style:family="paragraph">
      <loext:graphic-properties draw:fill="none" draw:fill-color="#ffffff"/>
      <style:paragraph-properties fo:text-align="start" style:writing-mode="lr-tb"/>
      <style:text-properties fo:color="#212121" loext:opacity="100%" fo:font-size="12pt" style:font-size-asian="15pt" style:font-size-complex="15pt"/>
    </style:style>
    <style:style style:name="P301" style:family="paragraph">
      <loext:graphic-properties draw:fill="none"/>
      <style:text-properties fo:color="#212121" loext:opacity="100%" fo:font-size="12pt"/>
    </style:style>
    <style:style style:name="P302" style:family="paragraph">
      <loext:graphic-properties draw:fill="none" draw:fill-color="#ffffff"/>
      <style:paragraph-properties fo:text-align="start" style:writing-mode="lr-tb"/>
      <style:text-properties fo:color="#212121" loext:opacity="100%" fo:font-size="12pt" style:font-size-asian="12pt" style:font-size-complex="12pt"/>
    </style:style>
    <style:style style:name="P303" style:family="paragraph">
      <style:paragraph-properties fo:text-align="start" style:writing-mode="lr-tb"/>
      <style:text-properties fo:color="#448aff" loext:opacity="100%" style:font-name="Arial4" fo:font-size="15pt" fo:font-weight="bold" style:font-size-asian="15pt" style:font-weight-asian="bold" style:font-size-complex="15pt" style:font-weight-complex="bold"/>
    </style:style>
    <style:style style:name="P304" style:family="paragraph">
      <loext:graphic-properties draw:fill="solid" draw:fill-color="#bdbdbd"/>
      <style:paragraph-properties fo:text-align="start" style:writing-mode="lr-tb"/>
      <style:text-properties fo:color="#448aff" loext:opacity="100%" style:font-name="Arial4" fo:font-size="15pt" fo:font-weight="bold" style:font-size-asian="15pt" style:font-weight-asian="bold" style:font-size-complex="15pt" style:font-weight-complex="bold"/>
    </style:style>
    <style:style style:name="P305" style:family="paragraph">
      <style:paragraph-properties fo:text-align="start" style:writing-mode="lr-tb"/>
      <style:text-properties fo:color="#3f51b5" loext:opacity="100%" style:font-name="Arial4" fo:font-size="15pt" style:font-size-asian="15pt" style:font-size-complex="15pt"/>
    </style:style>
    <style:style style:name="P306" style:family="paragraph">
      <loext:graphic-properties draw:fill-color="#ffffff"/>
      <style:paragraph-properties fo:text-align="start" style:writing-mode="lr-tb"/>
      <style:text-properties fo:color="#3f51b5" loext:opacity="100%" style:font-name="Arial4" fo:font-size="15pt" style:font-size-asian="15pt" style:font-size-complex="15pt"/>
    </style:style>
    <style:style style:name="P307" style:family="paragraph">
      <style:paragraph-properties fo:text-align="start" style:writing-mode="lr-tb"/>
      <style:text-properties fo:color="#212121" loext:opacity="100%" style:font-name="Arial4" fo:font-size="15pt" fo:font-weight="normal" style:font-size-asian="15pt" style:font-weight-asian="normal" style:font-size-complex="15pt" style:font-weight-complex="normal"/>
    </style:style>
    <style:style style:name="P308" style:family="paragraph">
      <loext:graphic-properties draw:fill="solid" draw:fill-color="#bdbdbd"/>
      <style:paragraph-properties fo:text-align="start" style:writing-mode="lr-tb"/>
      <style:text-properties fo:color="#212121" loext:opacity="100%" style:font-name="Arial4" fo:font-size="15pt" fo:font-weight="normal" style:font-size-asian="15pt" style:font-weight-asian="normal" style:font-size-complex="15pt" style:font-weight-complex="normal"/>
    </style:style>
    <style:style style:name="P309" style:family="paragraph">
      <style:paragraph-properties fo:text-align="start" style:writing-mode="lr-tb"/>
      <style:text-properties fo:color="#3f51b5" loext:opacity="100%" style:font-name="Arial4" fo:font-size="15pt" fo:font-weight="normal" style:font-size-asian="15pt" style:font-weight-asian="normal" style:font-size-complex="15pt" style:font-weight-complex="normal"/>
    </style:style>
    <style:style style:name="P310" style:family="paragraph">
      <loext:graphic-properties draw:fill="solid" draw:fill-color="#ffffff"/>
      <style:paragraph-properties fo:text-align="start" style:writing-mode="lr-tb"/>
      <style:text-properties fo:color="#3f51b5" loext:opacity="100%" style:font-name="Arial4" fo:font-size="15pt" fo:font-weight="normal" style:font-size-asian="15pt" style:font-weight-asian="normal" style:font-size-complex="15pt" style:font-weight-complex="normal"/>
    </style:style>
    <style:style style:name="P311" style:family="paragraph">
      <loext:graphic-properties draw:fill-color="#ffffff"/>
      <style:paragraph-properties fo:text-align="start" style:writing-mode="lr-tb"/>
      <style:text-properties fo:color="#448aff" loext:opacity="100%" style:font-name="Arial4" fo:font-size="15pt" fo:font-weight="bold" style:font-size-asian="15pt" style:font-weight-asian="bold" style:font-size-complex="15pt" style:font-weight-complex="bold"/>
    </style:style>
    <style:style style:name="P312" style:family="paragraph">
      <style:paragraph-properties fo:margin-top="0.1cm" fo:margin-bottom="0.1cm" fo:text-align="end"/>
    </style:style>
    <style:style style:name="P313" style:family="paragraph">
      <loext:graphic-properties draw:fill="none"/>
      <style:paragraph-properties fo:margin-top="0.1cm" fo:margin-bottom="0.1cm" fo:text-align="end" style:writing-mode="lr-tb"/>
      <style:text-properties fo:color="#212121" loext:opacity="100%" fo:font-size="12pt" style:font-size-asian="15pt" style:font-size-complex="15pt"/>
    </style:style>
    <style:style style:name="P314" style:family="paragraph">
      <style:paragraph-properties fo:margin-left="0cm" fo:margin-right="0cm" fo:margin-top="0cm" fo:margin-bottom="0.1cm" fo:line-height="100%" fo:text-align="start" fo:text-indent="0cm">
        <style:tab-stops/>
      </style:paragraph-properties>
    </style:style>
    <style:style style:name="P315" style:family="paragraph">
      <style:paragraph-properties fo:margin-left="0cm" fo:margin-right="0cm" fo:margin-top="0cm" fo:margin-bottom="0.1cm" fo:line-height="100%" fo:text-align="start" fo:text-indent="0cm">
        <style:tab-stops/>
      </style:paragraph-properties>
      <style:text-properties fo:hyphenate="false" loext:hyphenation-no-caps="false"/>
    </style:style>
    <style:style style:name="P316" style:family="paragraph">
      <loext:graphic-properties draw:fill="solid" draw:fill-color="#9ea7dd"/>
      <style:paragraph-properties fo:margin-left="0cm" fo:margin-right="0cm" fo:margin-top="0cm" fo:margin-bottom="0.1cm" fo:line-height="100%" fo:text-align="start" fo:text-indent="0cm" style:writing-mode="lr-tb">
        <style:tab-stops/>
      </style:paragraph-properties>
      <style:text-properties fo:font-size="12pt" fo:font-weight="bold" style:font-size-asian="15pt" style:font-size-complex="15pt"/>
    </style:style>
    <style:style style:name="P317" style:family="paragraph">
      <loext:graphic-properties draw:fill="none"/>
      <style:paragraph-properties style:writing-mode="lr-tb"/>
      <style:text-properties fo:font-size="12pt" style:font-size-asian="12pt" style:font-size-complex="12pt"/>
    </style:style>
    <style:style style:name="P318" style:family="paragraph">
      <loext:graphic-properties draw:fill="none" draw:fill-color="#ffffff"/>
      <style:paragraph-properties style:writing-mode="lr-tb"/>
      <style:text-properties fo:font-size="12pt" style:font-size-asian="12pt" style:font-size-complex="12pt"/>
    </style:style>
    <style:style style:name="P319" style:family="paragraph">
      <loext:graphic-properties draw:fill="none" draw:fill-color="#ffffff" draw:opacity="50%"/>
      <style:paragraph-properties style:writing-mode="lr-tb"/>
      <style:text-properties fo:font-size="12pt" style:font-size-asian="12pt" style:font-size-complex="12pt"/>
    </style:style>
    <style:style style:name="P320" style:family="paragraph">
      <loext:graphic-properties draw:fill="none" draw:fill-color="#ffffff" draw:opacity="50%"/>
    </style:style>
    <style:style style:name="P321" style:family="paragraph">
      <style:paragraph-properties fo:margin-top="0cm" fo:margin-bottom="0.1cm" fo:text-align="start"/>
    </style:style>
    <style:style style:name="P322" style:family="paragraph">
      <style:paragraph-properties fo:margin-top="0cm" fo:margin-bottom="0.1cm" fo:text-align="start"/>
      <style:text-properties fo:hyphenate="false" loext:hyphenation-no-caps="false"/>
    </style:style>
    <style:style style:name="P323" style:family="paragraph">
      <loext:graphic-properties draw:fill="solid" draw:fill-color="#9ea7dd"/>
      <style:paragraph-properties fo:margin-top="0cm" fo:margin-bottom="0.1cm" fo:text-align="start" style:writing-mode="lr-tb"/>
      <style:text-properties fo:font-size="12pt" fo:font-weight="bold" style:font-size-asian="15pt" style:font-size-complex="15pt"/>
    </style:style>
    <style:style style:name="P324" style:family="paragraph">
      <style:paragraph-properties fo:text-align="center" style:writing-mode="lr-tb"/>
      <style:text-properties fo:color="#ffffff" loext:opacity="100%" fo:font-size="20pt" fo:font-weight="bold" style:font-size-asian="20pt" style:font-weight-asian="bold" style:font-size-complex="20pt" style:font-weight-complex="bold"/>
    </style:style>
    <style:style style:name="P325" style:family="paragraph">
      <loext:graphic-properties draw:fill="solid" draw:fill-color="#212121"/>
      <style:paragraph-properties fo:text-align="center" style:writing-mode="lr-tb"/>
      <style:text-properties fo:color="#ffffff" loext:opacity="100%" fo:font-size="20pt" fo:font-weight="bold" style:font-size-asian="20pt" style:font-weight-asian="bold" style:font-size-complex="20pt" style:font-weight-complex="bold"/>
    </style:style>
    <style:style style:name="P326" style:family="paragraph">
      <loext:graphic-properties draw:fill="solid" draw:fill-color="#757575"/>
      <style:paragraph-properties fo:text-align="center" style:writing-mode="lr-tb"/>
      <style:text-properties fo:color="#ffffff" loext:opacity="100%" fo:font-size="20pt" fo:font-weight="bold" style:font-size-asian="20pt" style:font-weight-asian="bold" style:font-size-complex="20pt" style:font-weight-complex="bold"/>
    </style:style>
    <style:style style:name="P327" style:family="paragraph">
      <loext:graphic-properties draw:fill="none" draw:fill-color="#ffffff"/>
      <style:paragraph-properties style:writing-mode="lr-tb"/>
      <style:text-properties fo:color="#ffffff" loext:opacity="100%" fo:font-size="12pt" style:font-size-asian="12pt" style:font-size-complex="12pt"/>
    </style:style>
    <style:style style:name="P328" style:family="paragraph">
      <loext:graphic-properties draw:fill="solid" draw:fill-color="#3f51b5"/>
      <style:paragraph-properties fo:text-align="center" style:writing-mode="lr-tb"/>
      <style:text-properties fo:color="#ffffff" loext:opacity="100%" fo:font-size="20pt" fo:font-weight="bold" style:font-size-asian="20pt" style:font-weight-asian="bold" style:font-size-complex="20pt" style:font-weight-complex="bold"/>
    </style:style>
    <style:style style:name="P329" style:family="paragraph">
      <style:paragraph-properties fo:margin-left="0cm" fo:margin-right="0cm" fo:margin-top="0cm" fo:margin-bottom="0cm" fo:line-height="100%" fo:text-align="center" fo:text-indent="0cm" style:writing-mode="lr-tb">
        <style:tab-stops/>
      </style:paragraph-properties>
      <style:text-properties fo:color="#ffffff" loext:opacity="100%" fo:font-size="20pt" fo:font-weight="bold" style:font-size-asian="20pt" style:font-weight-asian="bold" style:font-size-complex="20pt" style:font-weight-complex="bold"/>
    </style:style>
    <style:style style:name="P330" style:family="paragraph">
      <loext:graphic-properties draw:fill="solid" draw:fill-color="#757575"/>
      <style:paragraph-properties fo:margin-left="0cm" fo:margin-right="0cm" fo:margin-top="0cm" fo:margin-bottom="0cm" fo:line-height="100%" fo:text-align="center" fo:text-indent="0cm" style:writing-mode="lr-tb">
        <style:tab-stops/>
      </style:paragraph-properties>
      <style:text-properties fo:color="#ffffff" loext:opacity="100%" fo:font-size="20pt" fo:font-weight="bold" style:font-size-asian="20pt" style:font-weight-asian="bold" style:font-size-complex="20pt" style:font-weight-complex="bold"/>
    </style:style>
    <style:style style:name="P331" style:family="paragraph">
      <style:paragraph-properties fo:text-align="center"/>
      <style:text-properties fo:font-size="11pt" style:font-size-asian="11pt" style:font-size-complex="11pt"/>
    </style:style>
    <style:style style:name="P332" style:family="paragraph">
      <loext:graphic-properties draw:fill="solid" draw:fill-color="#bdbdbd"/>
      <style:paragraph-properties fo:text-align="center" style:writing-mode="lr-tb"/>
      <style:text-properties fo:color="#ffffff" loext:opacity="100%" fo:font-size="20pt" fo:font-weight="bold" style:font-size-asian="20pt" style:font-weight-asian="bold" style:font-size-complex="20pt" style:font-weight-complex="bold"/>
    </style:style>
    <style:style style:name="P333" style:family="paragraph">
      <loext:graphic-properties draw:fill="solid" draw:fill-color="#bdbdbd"/>
    </style:style>
    <style:style style:name="P334" style:family="paragraph">
      <style:paragraph-properties fo:text-align="start" style:writing-mode="lr-tb"/>
      <style:text-properties fo:color="#ffffff" loext:opacity="100%" fo:font-size="14pt" fo:font-weight="bold" style:font-size-asian="14pt" style:font-weight-asian="bold" style:font-size-complex="14pt" style:font-weight-complex="bold"/>
    </style:style>
    <style:style style:name="P335" style:family="paragraph">
      <loext:graphic-properties draw:fill="solid" draw:fill-color="#3f51b5"/>
      <style:paragraph-properties fo:text-align="start" style:writing-mode="lr-tb"/>
      <style:text-properties fo:color="#ffffff" loext:opacity="100%" fo:font-size="14pt" fo:font-weight="bold" style:font-size-asian="14pt" style:font-weight-asian="bold" style:font-size-complex="14pt" style:font-weight-complex="bold"/>
    </style:style>
    <style:style style:name="P336" style:family="paragraph">
      <loext:graphic-properties draw:fill-color="#808080"/>
      <style:paragraph-properties fo:text-align="start" style:writing-mode="lr-tb"/>
      <style:text-properties fo:color="#ffffff" loext:opacity="100%" fo:font-size="15pt" fo:font-weight="bold" style:font-size-asian="15pt" style:font-weight-asian="bold" style:font-size-complex="15pt" style:font-weight-complex="bold"/>
    </style:style>
    <style:style style:name="P337" style:family="paragraph">
      <loext:graphic-properties draw:fill-color="#404040"/>
      <style:paragraph-properties fo:text-align="start" style:writing-mode="lr-tb"/>
      <style:text-properties fo:color="#ffffff" loext:opacity="100%" fo:font-size="15pt" fo:font-weight="bold" style:font-size-asian="15pt" style:font-weight-asian="bold" style:font-size-complex="15pt" style:font-weight-complex="bold"/>
    </style:style>
    <style:style style:name="P338" style:family="paragraph">
      <loext:graphic-properties draw:fill="none"/>
      <style:paragraph-properties style:writing-mode="lr-tb"/>
    </style:style>
    <style:style style:name="P339" style:family="paragraph">
      <loext:graphic-properties draw:fill="none" draw:fill-color="#ffffff"/>
      <style:paragraph-properties style:writing-mode="lr-tb"/>
      <style:text-properties fo:font-size="15pt" fo:font-weight="bold" style:font-size-asian="15pt" style:font-weight-asian="bold" style:font-size-complex="15pt" style:font-weight-complex="bold"/>
    </style:style>
    <style:style style:name="P340" style:family="paragraph">
      <loext:graphic-properties draw:fill="solid" draw:fill-color="#303f9f"/>
      <style:paragraph-properties fo:text-align="center" style:writing-mode="lr-tb"/>
      <style:text-properties fo:color="#ffffff" loext:opacity="100%" style:font-name="Arial4" fo:font-size="18pt" fo:font-weight="bold" style:font-size-asian="24pt" style:font-weight-asian="bold" style:font-size-complex="24pt" style:font-weight-complex="bold"/>
    </style:style>
    <style:style style:name="P341" style:family="paragraph">
      <style:paragraph-properties fo:text-align="center"/>
      <style:text-properties style:font-name="Arial4" fo:font-size="18pt"/>
    </style:style>
    <style:style style:name="P342" style:family="paragraph">
      <loext:graphic-properties draw:fill="solid" draw:fill-color="#6371c4"/>
      <style:paragraph-properties fo:text-align="center" style:writing-mode="lr-tb"/>
      <style:text-properties fo:color="#ffffff" loext:opacity="100%" style:font-name="Arial4" fo:font-size="18pt" fo:font-weight="bold" style:font-size-asian="24pt" style:font-weight-asian="bold" style:font-size-complex="24pt" style:font-weight-complex="bold"/>
    </style:style>
    <style:style style:name="P343" style:family="paragraph">
      <loext:graphic-properties draw:fill="none" draw:fill-color="#ffffff"/>
      <style:paragraph-properties style:writing-mode="lr-tb"/>
      <style:text-properties style:font-name="Arial4" fo:font-size="18pt" style:font-size-asian="18pt" style:font-size-complex="18pt"/>
    </style:style>
    <style:style style:name="P344" style:family="paragraph">
      <loext:graphic-properties draw:fill="solid" draw:fill-color="#9ea7dd"/>
      <style:paragraph-properties fo:text-align="center" style:writing-mode="lr-tb"/>
      <style:text-properties fo:color="#ffffff" loext:opacity="100%" style:font-name="Arial4" fo:font-size="18pt" fo:font-weight="bold" style:font-size-asian="24pt" style:font-weight-asian="bold" style:font-size-complex="24pt" style:font-weight-complex="bold"/>
    </style:style>
    <style:style style:name="P345" style:family="paragraph">
      <loext:graphic-properties draw:fill="none" draw:fill-color="#ffffff"/>
      <style:paragraph-properties fo:text-align="end" style:writing-mode="lr-tb"/>
      <style:text-properties style:font-name="Arial4" fo:font-size="18pt" style:font-size-asian="18pt" style:font-size-complex="18pt"/>
    </style:style>
    <style:style style:name="P346" style:family="paragraph">
      <loext:graphic-properties draw:fill="none" draw:fill-color="#ffffff"/>
      <style:paragraph-properties fo:text-align="start" style:writing-mode="lr-tb"/>
      <style:text-properties style:font-name="Arial4" fo:font-size="18pt" style:font-size-asian="18pt" style:font-size-complex="18pt"/>
    </style:style>
    <style:style style:name="P347" style:family="paragraph">
      <style:paragraph-properties fo:text-align="center" style:writing-mode="lr-tb"/>
      <style:text-properties fo:color="#ffffff" loext:opacity="100%" style:font-name="Arial4" fo:font-weight="bold" style:font-weight-asian="bold" style:font-weight-complex="bold"/>
    </style:style>
    <style:style style:name="P348" style:family="paragraph">
      <loext:graphic-properties draw:fill="solid" draw:fill-color="#9ea7dd"/>
      <style:paragraph-properties fo:text-align="center" style:writing-mode="lr-tb"/>
      <style:text-properties fo:color="#ffffff" loext:opacity="100%" style:font-name="Arial4" fo:font-weight="bold" style:font-weight-asian="bold" style:font-weight-complex="bold"/>
    </style:style>
    <style:style style:name="P349" style:family="paragraph">
      <loext:graphic-properties draw:fill="solid" draw:fill-color="#6371c4"/>
      <style:paragraph-properties fo:text-align="center" style:writing-mode="lr-tb"/>
      <style:text-properties fo:color="#ffffff" loext:opacity="100%" style:font-name="Arial4" fo:font-weight="bold" style:font-weight-asian="bold" style:font-weight-complex="bold"/>
    </style:style>
    <style:style style:name="P350" style:family="paragraph">
      <loext:graphic-properties draw:fill="solid" draw:fill-color="#303f9f"/>
      <style:paragraph-properties fo:text-align="center" style:writing-mode="lr-tb"/>
      <style:text-properties fo:color="#ffffff" loext:opacity="100%" style:font-name="Arial4" fo:font-weight="bold" style:font-weight-asian="bold" style:font-weight-complex="bold"/>
    </style:style>
    <style:style style:name="P351" style:family="paragraph">
      <loext:graphic-properties draw:fill="solid" draw:fill-color="#9ea7dd"/>
      <style:paragraph-properties fo:text-align="center"/>
      <style:text-properties style:font-name="Arial4" fo:font-weight="bold" style:font-weight-asian="bold" style:font-weight-complex="bold"/>
    </style:style>
    <style:style style:name="P352" style:family="paragraph">
      <loext:graphic-properties draw:fill="solid" draw:fill-color="#6371c4"/>
      <style:paragraph-properties fo:text-align="center"/>
      <style:text-properties style:font-name="Arial4" fo:font-weight="bold" style:font-weight-asian="bold" style:font-weight-complex="bold"/>
    </style:style>
    <style:style style:name="P353" style:family="paragraph">
      <loext:graphic-properties draw:fill="solid" draw:fill-color="#303f9f"/>
      <style:paragraph-properties fo:text-align="center"/>
      <style:text-properties style:font-name="Arial4" fo:font-weight="bold" style:font-weight-asian="bold" style:font-weight-complex="bold"/>
    </style:style>
    <style:style style:name="P354" style:family="paragraph">
      <loext:graphic-properties draw:fill="none"/>
      <style:text-properties style:font-name="Arial4"/>
    </style:style>
    <style:style style:name="P355" style:family="paragraph">
      <style:paragraph-properties fo:text-align="start" style:writing-mode="lr-tb"/>
      <style:text-properties fo:font-size="18pt" style:font-size-asian="18pt" style:font-size-complex="18pt"/>
    </style:style>
    <style:style style:name="P356" style:family="paragraph">
      <style:paragraph-properties fo:text-align="center" style:writing-mode="lr-tb"/>
      <style:text-properties fo:color="#ffffff" loext:opacity="100%" fo:font-size="24pt" fo:font-weight="bold" style:font-size-asian="13pt" style:font-weight-asian="bold" style:font-size-complex="13pt" style:font-weight-complex="bold"/>
    </style:style>
    <style:style style:name="P357" style:family="paragraph">
      <loext:graphic-properties draw:fill="solid" draw:fill-color="#212121"/>
      <style:paragraph-properties fo:text-align="center" style:writing-mode="lr-tb"/>
      <style:text-properties fo:color="#ffffff" loext:opacity="100%" fo:font-size="24pt" fo:font-weight="bold" style:font-size-asian="13pt" style:font-weight-asian="bold" style:font-size-complex="13pt" style:font-weight-complex="bold"/>
    </style:style>
    <style:style style:name="P358" style:family="paragraph">
      <loext:graphic-properties draw:fill="solid" draw:fill-color="#9ea7dd"/>
      <style:paragraph-properties fo:text-align="center" style:writing-mode="lr-tb"/>
      <style:text-properties fo:color="#ffffff" loext:opacity="100%" fo:font-size="18pt" fo:font-weight="bold" style:font-size-asian="24pt" style:font-size-complex="24pt"/>
    </style:style>
    <style:style style:name="P359" style:family="paragraph">
      <loext:graphic-properties draw:fill="solid" draw:fill-color="#6371c4"/>
      <style:paragraph-properties fo:text-align="center" style:writing-mode="lr-tb"/>
      <style:text-properties fo:color="#ffffff" loext:opacity="100%" fo:font-size="18pt" fo:font-weight="bold" style:font-size-asian="24pt" style:font-size-complex="24pt"/>
    </style:style>
    <style:style style:name="P360" style:family="paragraph">
      <loext:graphic-properties draw:fill="solid" draw:fill-color="#212121"/>
      <style:paragraph-properties fo:text-align="center"/>
    </style:style>
    <style:style style:name="P361" style:family="paragraph">
      <loext:graphic-properties draw:fill="solid" draw:fill-color="#303f9f"/>
      <style:paragraph-properties fo:text-align="center" style:writing-mode="lr-tb"/>
      <style:text-properties fo:color="#ffffff" loext:opacity="100%" fo:font-size="18pt" fo:font-weight="bold" style:font-size-asian="24pt" style:font-size-complex="24pt"/>
    </style:style>
    <style:style style:name="P362" style:family="paragraph">
      <style:paragraph-properties fo:margin-left="1cm" fo:margin-right="0cm" fo:text-align="start" fo:text-indent="-1cm">
        <style:tab-stops>
          <style:tab-stop style:position="0cm"/>
        </style:tab-stops>
      </style:paragraph-properties>
    </style:style>
    <style:style style:name="P363"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5pt" style:font-weight-asian="normal" style:font-size-complex="15pt"/>
    </style:style>
    <style:style style:name="P364" style:family="paragraph">
      <loext:graphic-properties draw:fill="solid" draw:fill-color="#212121"/>
      <style:paragraph-properties fo:text-align="center" style:writing-mode="lr-tb"/>
      <style:text-properties fo:color="#ffffff" loext:opacity="100%" style:font-name="Arial4" fo:font-size="18pt" fo:font-weight="bold" style:font-size-asian="24pt" style:font-weight-asian="bold" style:font-size-complex="24pt" style:font-weight-complex="bold"/>
    </style:style>
    <style:style style:name="P365" style:family="paragraph">
      <loext:graphic-properties draw:fill="solid" draw:fill-color="#757575"/>
      <style:paragraph-properties fo:text-align="center" style:writing-mode="lr-tb"/>
      <style:text-properties fo:color="#ffffff" loext:opacity="100%" style:font-name="Arial4" fo:font-size="18pt" fo:font-weight="bold" style:font-size-asian="24pt" style:font-weight-asian="bold" style:font-size-complex="24pt" style:font-weight-complex="bold"/>
    </style:style>
    <style:style style:name="P366" style:family="paragraph">
      <loext:graphic-properties draw:fill="solid" draw:fill-color="#c4c4c4"/>
      <style:paragraph-properties fo:text-align="center" style:writing-mode="lr-tb"/>
      <style:text-properties fo:color="#ffffff" loext:opacity="100%" style:font-name="Arial4" fo:font-size="18pt" fo:font-weight="bold" style:font-size-asian="24pt" style:font-weight-asian="bold" style:font-size-complex="24pt" style:font-weight-complex="bold"/>
    </style:style>
    <style:style style:name="P367" style:family="paragraph">
      <loext:graphic-properties draw:fill="solid" draw:fill-color="#6371c4"/>
      <style:paragraph-properties fo:text-align="center" style:writing-mode="lr-tb"/>
      <style:text-properties fo:color="#ffffff" loext:opacity="100%" style:font-name="Arial4" fo:font-size="18pt" fo:font-weight="bold" style:font-size-asian="15pt" style:font-weight-asian="bold" style:font-size-complex="15pt" style:font-weight-complex="bold"/>
    </style:style>
    <style:style style:name="P368" style:family="paragraph">
      <loext:graphic-properties draw:fill="solid" draw:fill-color="#9ea7dd"/>
      <style:paragraph-properties fo:text-align="center" style:writing-mode="lr-tb"/>
      <style:text-properties fo:color="#ffffff" loext:opacity="100%" style:font-name="Arial4" fo:font-size="18pt" fo:font-weight="bold" style:font-size-asian="15pt" style:font-weight-asian="bold" style:font-size-complex="15pt" style:font-weight-complex="bold"/>
    </style:style>
    <style:style style:name="P369" style:family="paragraph">
      <loext:graphic-properties draw:fill="none" draw:fill-color="#ffffff"/>
      <style:paragraph-properties style:writing-mode="lr-tb"/>
      <style:text-properties fo:color="#212121" loext:opacity="100%" style:font-name="Times New Roman2" fo:font-size="48pt" fo:font-weight="bold" style:font-size-asian="48pt" style:font-weight-asian="bold" style:font-size-complex="48pt" style:font-weight-complex="bold"/>
    </style:style>
    <style:style style:name="P370" style:family="paragraph">
      <loext:graphic-properties draw:fill="solid" draw:fill-color="#bdbdbd"/>
      <style:paragraph-properties fo:text-align="center" style:writing-mode="lr-tb"/>
      <style:text-properties fo:color="#ffffff" loext:opacity="100%" fo:font-size="18pt" fo:font-weight="bold" style:font-size-asian="18pt" style:font-weight-asian="bold" style:font-size-complex="18pt" style:font-weight-complex="bold"/>
    </style:style>
    <style:style style:name="P371" style:family="paragraph">
      <style:paragraph-properties fo:text-align="start" style:writing-mode="lr-tb"/>
      <style:text-properties fo:font-size="18pt" fo:font-weight="normal" style:font-size-asian="18pt" style:font-weight-asian="normal" style:font-size-complex="18pt" style:font-weight-complex="normal"/>
    </style:style>
    <style:style style:name="P372" style:family="paragraph">
      <loext:graphic-properties draw:fill-color="#ffffff"/>
    </style:style>
    <style:style style:name="P373" style:family="paragraph">
      <loext:graphic-properties draw:fill-color="#808080"/>
    </style:style>
    <style:style style:name="P374" style:family="paragraph">
      <loext:graphic-properties draw:fill="none" draw:fill-color="#ffffff"/>
      <style:paragraph-properties fo:text-align="center" style:writing-mode="lr-tb"/>
      <style:text-properties fo:font-size="18pt" style:font-size-asian="18pt" style:font-size-complex="18pt"/>
    </style:style>
    <style:style style:name="P375" style:family="paragraph">
      <loext:graphic-properties draw:fill-color="#ffffff" draw:opacity="50%"/>
      <style:paragraph-properties fo:text-align="center"/>
    </style:style>
    <style:style style:name="P376" style:family="paragraph">
      <loext:graphic-properties draw:fill="none" draw:fill-color="#fffff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377" style:family="paragraph">
      <loext:graphic-properties draw:fill="none" draw:fill-color="#ffffff"/>
      <style:paragraph-properties fo:text-align="end" style:writing-mode="lr-tb"/>
      <style:text-properties fo:color="#333333" loext:opacity="100%" fo:font-size="15pt" fo:font-weight="bold" style:font-size-asian="15pt" style:font-weight-asian="bold" style:font-size-complex="15pt" style:font-weight-complex="bold"/>
    </style:style>
    <style:style style:name="P378" style:family="paragraph">
      <loext:graphic-properties draw:fill="none" draw:fill-color="#ffffff"/>
      <style:paragraph-properties fo:text-align="start" style:writing-mode="lr-tb"/>
      <style:text-properties fo:color="#333333" loext:opacity="100%" fo:font-size="15pt" fo:font-weight="bold" style:font-size-asian="15pt" style:font-weight-asian="bold" style:font-size-complex="15pt" style:font-weight-complex="bold"/>
    </style:style>
    <style:style style:name="P379" style:family="paragraph">
      <loext:graphic-properties draw:fill="none" draw:fill-color="#ffffff"/>
      <style:paragraph-properties fo:text-align="center" style:writing-mode="lr-tb"/>
      <style:text-properties fo:font-size="12pt" style:font-size-asian="12pt" style:font-size-complex="12pt"/>
    </style:style>
    <style:style style:name="P380" style:family="paragraph">
      <loext:graphic-properties draw:fill="none" draw:fill-color="#ffffff"/>
      <style:paragraph-properties fo:text-align="start" style:writing-mode="lr-tb"/>
      <style:text-properties fo:font-size="12pt" style:font-size-asian="12pt" style:font-size-complex="12pt"/>
    </style:style>
    <style:style style:name="P381" style:family="paragraph">
      <loext:graphic-properties draw:fill="none" draw:fill-color="#ffffff"/>
      <style:paragraph-properties fo:text-align="center" style:writing-mode="lr-tb"/>
    </style:style>
    <style:style style:name="P382" style:family="paragraph">
      <loext:graphic-properties draw:fill="solid" draw:fill-color="#212121"/>
      <style:paragraph-properties fo:text-align="center" style:writing-mode="lr-tb"/>
      <style:text-properties fo:color="#ffffff" loext:opacity="100%" fo:font-size="12pt" fo:font-weight="bold" style:font-size-asian="12pt" style:font-weight-asian="bold" style:font-size-complex="12pt" style:font-weight-complex="bold"/>
    </style:style>
    <style:style style:name="P383" style:family="paragraph">
      <loext:graphic-properties draw:fill="solid" draw:fill-color="#212121"/>
      <style:paragraph-properties fo:text-align="center" style:writing-mode="lr-tb"/>
      <style:text-properties fo:color="#ffffff" loext:opacity="100%" fo:font-size="15pt" fo:font-weight="bold" style:font-size-asian="15pt" style:font-weight-asian="bold" style:font-size-complex="15pt" style:font-weight-complex="bold"/>
    </style:style>
    <style:style style:name="P384" style:family="paragraph">
      <style:paragraph-properties fo:text-align="center" style:writing-mode="lr-tb"/>
      <style:text-properties fo:color="#ffffff" loext:opacity="100%" fo:font-size="22pt" fo:font-weight="bold" style:font-size-asian="22pt" style:font-weight-asian="bold" style:font-size-complex="22pt" style:font-weight-complex="bold"/>
    </style:style>
    <style:style style:name="P385" style:family="paragraph">
      <loext:graphic-properties draw:fill="solid" draw:fill-color="#212121"/>
      <style:paragraph-properties fo:text-align="center" style:writing-mode="lr-tb"/>
      <style:text-properties fo:color="#ffffff" loext:opacity="100%" fo:font-size="22pt" fo:font-weight="bold" style:font-size-asian="22pt" style:font-weight-asian="bold" style:font-size-complex="22pt" style:font-weight-complex="bold"/>
    </style:style>
    <style:style style:name="P386" style:family="paragraph">
      <style:paragraph-properties fo:text-align="center" style:writing-mode="lr-tb"/>
      <style:text-properties fo:font-size="18pt" fo:font-weight="bold" style:font-size-asian="18pt" style:font-weight-asian="bold" style:font-size-complex="18pt" style:font-weight-complex="bold"/>
    </style:style>
    <style:style style:name="P387" style:family="paragraph">
      <loext:graphic-properties draw:fill-color="#c4c4c4"/>
      <style:paragraph-properties fo:text-align="center" style:writing-mode="lr-tb"/>
      <style:text-properties fo:font-size="18pt" fo:font-weight="bold" style:font-size-asian="18pt" style:font-weight-asian="bold" style:font-size-complex="18pt" style:font-weight-complex="bold"/>
    </style:style>
    <style:style style:name="P388" style:family="paragraph">
      <loext:graphic-properties draw:fill="solid" draw:fill-color="#448aff"/>
      <style:paragraph-properties fo:text-align="center" style:writing-mode="lr-tb"/>
      <style:text-properties fo:color="#ffffff" loext:opacity="100%" fo:font-size="18pt" fo:font-weight="bold" style:font-size-asian="18pt" style:font-weight-asian="bold" style:font-size-complex="18pt" style:font-weight-complex="bold"/>
    </style:style>
    <style:style style:name="P389" style:family="paragraph">
      <loext:graphic-properties draw:fill-color="#808080"/>
      <style:paragraph-properties fo:text-align="center"/>
      <style:text-properties fo:font-size="15pt"/>
    </style:style>
    <style:style style:name="P390" style:family="paragraph">
      <loext:graphic-properties draw:fill="solid" draw:fill-color="#536dfe"/>
      <style:paragraph-properties fo:text-align="center" style:writing-mode="lr-tb"/>
      <style:text-properties fo:color="#ffffff" loext:opacity="100%" fo:font-size="15pt" fo:font-weight="bold" style:font-weight-asian="bold" style:font-weight-complex="bold"/>
    </style:style>
    <style:style style:name="P391" style:family="paragraph">
      <style:paragraph-properties fo:text-align="center" style:writing-mode="lr-tb"/>
      <style:text-properties fo:font-size="15pt" fo:font-weight="bold" style:font-weight-asian="bold" style:font-weight-complex="bold"/>
    </style:style>
    <style:style style:name="P392" style:family="paragraph">
      <loext:graphic-properties draw:fill-color="#cccccc"/>
      <style:paragraph-properties fo:text-align="center" style:writing-mode="lr-tb"/>
      <style:text-properties fo:font-size="15pt" fo:font-weight="bold" style:font-weight-asian="bold" style:font-weight-complex="bold"/>
    </style:style>
    <style:style style:name="P393" style:family="paragraph">
      <loext:graphic-properties draw:fill="solid" draw:fill-color="#3f51b5" draw:opacity="100%"/>
      <style:paragraph-properties fo:text-align="center" style:writing-mode="lr-tb"/>
      <style:text-properties fo:color="#ffffff" loext:opacity="100%" fo:font-size="15pt" fo:font-weight="bold" style:font-weight-asian="bold" style:font-weight-complex="bold"/>
    </style:style>
    <style:style style:name="P394" style:family="paragraph">
      <loext:graphic-properties draw:fill="solid" draw:fill-color="#212121"/>
      <style:paragraph-properties fo:text-align="center" style:writing-mode="lr-tb"/>
      <style:text-properties fo:color="#ffffff" loext:opacity="100%" fo:font-size="15pt" fo:font-weight="bold" style:font-weight-asian="bold" style:font-weight-complex="bold"/>
    </style:style>
    <style:style style:name="P395" style:family="paragraph">
      <loext:graphic-properties draw:fill="none" draw:fill-color="#ffffff"/>
      <style:paragraph-properties fo:text-align="end" style:writing-mode="lr-tb"/>
      <style:text-properties fo:font-size="15pt" style:font-size-asian="11pt" style:font-size-complex="11pt"/>
    </style:style>
    <style:style style:name="P396" style:family="paragraph">
      <style:paragraph-properties fo:text-align="center"/>
      <style:text-properties fo:font-size="15pt" style:font-size-asian="11pt" style:font-size-complex="11pt"/>
    </style:style>
    <style:style style:name="P397" style:family="paragraph">
      <style:text-properties fo:font-size="134pt" style:font-size-asian="134pt" style:font-size-complex="134pt"/>
    </style:style>
    <style:style style:name="P398" style:family="paragraph">
      <loext:graphic-properties draw:fill="none" draw:fill-color="#ffffff"/>
      <style:paragraph-properties style:writing-mode="lr-tb"/>
      <style:text-properties fo:color="#536dfe" loext:opacity="100%" style:font-name="Times New Roman2" fo:font-size="134pt" style:font-size-asian="134pt" style:font-size-complex="134pt"/>
    </style:style>
    <style:style style:name="P399" style:family="paragraph">
      <style:paragraph-properties fo:margin-left="0cm" fo:margin-right="0cm" fo:margin-top="0cm" fo:margin-bottom="0cm" fo:line-height="100%" fo:text-align="center" fo:text-indent="0cm" style:writing-mode="lr-tb">
        <style:tab-stops/>
      </style:paragraph-properties>
      <style:text-properties style:use-window-font-color="true" loext:opacity="0%" fo:font-size="24pt" style:font-size-asian="24pt" style:font-size-complex="24pt"/>
    </style:style>
    <style:style style:name="P400" style:family="paragraph">
      <loext:graphic-properties draw:fill="solid" draw:fill-color="#bdbdbd"/>
      <style:paragraph-properties fo:margin-left="0cm" fo:margin-right="0cm" fo:margin-top="0cm" fo:margin-bottom="0cm" fo:line-height="100%" fo:text-align="center" fo:text-indent="0cm" style:writing-mode="lr-tb">
        <style:tab-stops/>
      </style:paragraph-properties>
      <style:text-properties style:use-window-font-color="true" loext:opacity="0%" fo:font-size="24pt" style:font-size-asian="24pt" style:font-size-complex="24pt"/>
    </style:style>
    <style:style style:name="P401" style:family="paragraph">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402" style:family="paragraph">
      <loext:graphic-properties draw:fill="solid" draw:fill-color="#3f51b5"/>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403" style:family="paragraph">
      <loext:graphic-properties draw:fill="solid" draw:fill-color="#448af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04" style:family="paragraph">
      <style:paragraph-properties fo:margin-left="0cm" fo:margin-right="0cm" fo:margin-top="0cm" fo:margin-bottom="0cm" fo:line-height="100%" fo:text-align="end" fo:text-indent="0cm" style:writing-mode="lr-tb">
        <style:tab-stops/>
      </style:paragraph-properties>
      <style:text-properties style:use-window-font-color="true" loext:opacity="0%" fo:font-size="15pt" style:font-size-asian="15pt" style:font-size-complex="15pt"/>
    </style:style>
    <style:style style:name="P405" style:family="paragraph">
      <loext:graphic-properties draw:fill="none" draw:fill-color="#bdbdbd"/>
      <style:paragraph-properties fo:margin-left="0cm" fo:margin-right="0cm" fo:margin-top="0cm" fo:margin-bottom="0cm" fo:line-height="100%" fo:text-align="end" fo:text-indent="0cm" style:writing-mode="lr-tb">
        <style:tab-stops/>
      </style:paragraph-properties>
      <style:text-properties style:use-window-font-color="true" loext:opacity="0%" fo:font-size="15pt" style:font-size-asian="15pt" style:font-size-complex="15pt"/>
    </style:style>
    <style:style style:name="P406" style:family="paragraph">
      <style:paragraph-properties fo:margin-left="0cm" fo:margin-right="0cm" fo:margin-top="0cm" fo:margin-bottom="0cm" fo:line-height="100%" fo:text-align="start" fo:text-indent="0cm" style:writing-mode="lr-tb">
        <style:tab-stops/>
      </style:paragraph-properties>
      <style:text-properties style:use-window-font-color="true" loext:opacity="0%" fo:font-size="15pt" style:font-size-asian="15pt" style:font-size-complex="15pt"/>
    </style:style>
    <style:style style:name="P407" style:family="paragraph">
      <loext:graphic-properties draw:fill="none" draw:fill-color="#bdbdbd"/>
      <style:paragraph-properties fo:margin-left="0cm" fo:margin-right="0cm" fo:margin-top="0cm" fo:margin-bottom="0cm" fo:line-height="100%" fo:text-align="start" fo:text-indent="0cm" style:writing-mode="lr-tb">
        <style:tab-stops/>
      </style:paragraph-properties>
      <style:text-properties style:use-window-font-color="true" loext:opacity="0%" fo:font-size="15pt" style:font-size-asian="15pt" style:font-size-complex="15pt"/>
    </style:style>
    <style:style style:name="P408" style:family="paragraph">
      <loext:graphic-properties draw:fill="solid" draw:fill-color="#bdbdbd" draw:opacity="100%"/>
      <style:paragraph-properties fo:text-align="center" style:writing-mode="lr-tb"/>
      <style:text-properties fo:color="#212121" loext:opacity="100%" fo:font-size="18pt" fo:font-weight="bold" style:font-size-asian="18pt" style:font-weight-asian="bold" style:font-size-complex="18pt" style:font-weight-complex="bold"/>
    </style:style>
    <style:style style:name="P409" style:family="paragraph">
      <style:paragraph-properties fo:text-align="center" style:writing-mode="lr-tb"/>
      <style:text-properties fo:color="#212121" loext:opacity="100%" fo:font-size="18pt" fo:font-weight="bold" style:font-size-asian="18pt" style:font-weight-asian="bold" style:font-size-complex="18pt" style:font-weight-complex="bold"/>
    </style:style>
    <style:style style:name="P410" style:family="paragraph">
      <loext:graphic-properties draw:fill="solid" draw:fill-color="#ffffff" draw:opacity="50%"/>
      <style:paragraph-properties fo:text-align="center"/>
      <style:text-properties fo:color="#212121" loext:opacity="100%" fo:font-size="24pt" fo:font-weight="bold" style:font-size-asian="24pt" style:font-weight-asian="bold" style:font-size-complex="24pt" style:font-weight-complex="bold"/>
    </style:style>
    <style:style style:name="P411" style:family="paragraph">
      <loext:graphic-properties draw:fill="solid" draw:fill-color="#ffffff"/>
      <style:paragraph-properties style:writing-mode="lr-tb"/>
      <style:text-properties fo:color="#212121" loext:opacity="100%" fo:font-size="15pt" fo:font-weight="bold" style:font-size-asian="12pt" style:font-weight-asian="bold" style:font-size-complex="12pt" style:font-weight-complex="bold"/>
    </style:style>
    <style:style style:name="P412" style:family="paragraph">
      <loext:graphic-properties draw:fill="none"/>
      <style:paragraph-properties fo:text-align="end" style:writing-mode="lr-tb"/>
      <style:text-properties fo:font-size="15pt" style:font-size-asian="15pt" style:font-size-complex="15pt"/>
    </style:style>
    <style:style style:name="P413" style:family="paragraph">
      <loext:graphic-properties draw:fill="none"/>
      <style:paragraph-properties fo:text-align="start"/>
      <style:text-properties fo:font-size="15pt" style:font-size-asian="15pt" style:font-size-complex="15pt"/>
    </style:style>
    <style:style style:name="P414" style:family="paragraph">
      <loext:graphic-properties draw:fill="none"/>
      <style:paragraph-properties fo:text-align="start" style:writing-mode="lr-tb"/>
      <style:text-properties fo:font-weight="bold" style:font-weight-asian="bold" style:font-weight-complex="bold"/>
    </style:style>
    <style:style style:name="P415" style:family="paragraph">
      <loext:graphic-properties draw:fill="none"/>
      <style:paragraph-properties fo:text-align="end" style:writing-mode="lr-tb"/>
      <style:text-properties fo:font-weight="bold" style:font-weight-asian="bold" style:font-weight-complex="bold"/>
    </style:style>
    <style:style style:name="P416" style:family="paragraph">
      <loext:graphic-properties draw:fill="solid" draw:fill-color="#536dfe"/>
      <style:paragraph-properties fo:text-align="center" style:writing-mode="lr-tb"/>
      <style:text-properties fo:color="#ffffff" loext:opacity="100%" fo:font-size="18pt" fo:font-weight="bold" style:font-size-asian="18pt" style:font-size-complex="18pt"/>
    </style:style>
    <style:style style:name="P417" style:family="paragraph">
      <style:paragraph-properties fo:text-align="center" style:writing-mode="lr-tb"/>
      <style:text-properties fo:font-weight="bold"/>
    </style:style>
    <style:style style:name="P418" style:family="paragraph">
      <loext:graphic-properties draw:fill="none"/>
      <style:paragraph-properties fo:text-align="center" style:writing-mode="lr-tb"/>
      <style:text-properties fo:font-weight="bold"/>
    </style:style>
    <style:style style:name="P419" style:family="paragraph">
      <style:paragraph-properties fo:text-align="center" style:writing-mode="lr-tb"/>
      <style:text-properties fo:font-weight="bold" style:font-weight-asian="bold" style:font-weight-complex="bold"/>
    </style:style>
    <style:style style:name="P420" style:family="paragraph">
      <loext:graphic-properties draw:fill="none"/>
      <style:paragraph-properties fo:text-align="center" style:writing-mode="lr-tb"/>
      <style:text-properties fo:font-weight="bold" style:font-weight-asian="bold" style:font-weight-complex="bold"/>
    </style:style>
    <style:style style:name="P421" style:family="paragraph">
      <loext:graphic-properties draw:fill="solid" draw:fill-color="#212121"/>
      <style:paragraph-properties fo:text-align="center" style:writing-mode="lr-tb"/>
      <style:text-properties fo:color="#ffffff" loext:opacity="100%" fo:font-size="18pt" fo:font-weight="bold" style:font-size-asian="18pt" style:font-size-complex="18pt"/>
    </style:style>
    <style:style style:name="P422" style:family="paragraph">
      <loext:graphic-properties draw:fill="solid" draw:fill-color="#9ea7dd"/>
      <style:paragraph-properties fo:text-align="center" style:writing-mode="lr-tb"/>
      <style:text-properties fo:color="#ffffff" loext:opacity="100%" fo:font-size="20pt" fo:font-weight="bold" style:font-size-asian="20pt" style:font-weight-asian="bold" style:font-size-complex="20pt" style:font-weight-complex="bold"/>
    </style:style>
    <style:style style:name="P423" style:family="paragraph">
      <style:paragraph-properties fo:text-align="center" style:writing-mode="lr-tb"/>
      <style:text-properties fo:color="#ffffff" loext:opacity="100%" fo:font-weight="bold" style:font-weight-asian="bold" style:font-weight-complex="bold"/>
    </style:style>
    <style:style style:name="P424" style:family="paragraph">
      <loext:graphic-properties draw:fill="solid" draw:fill-color="#6371c4"/>
      <style:paragraph-properties fo:text-align="center" style:writing-mode="lr-tb"/>
      <style:text-properties fo:color="#ffffff" loext:opacity="100%" fo:font-weight="bold" style:font-weight-asian="bold" style:font-weight-complex="bold"/>
    </style:style>
    <style:style style:name="P425" style:family="paragraph">
      <loext:graphic-properties draw:fill="solid" draw:fill-color="#303f9f"/>
      <style:paragraph-properties fo:text-align="center" style:writing-mode="lr-tb"/>
      <style:text-properties fo:color="#ffffff" loext:opacity="100%" fo:font-weight="bold" style:font-weight-asian="bold" style:font-weight-complex="bold"/>
    </style:style>
    <style:style style:name="P426" style:family="paragraph">
      <loext:graphic-properties draw:fill="solid" draw:fill-color="#212121"/>
      <style:paragraph-properties fo:text-align="center" style:writing-mode="lr-tb"/>
      <style:text-properties fo:color="#ffffff" loext:opacity="100%" fo:font-weight="bold" style:font-weight-asian="bold" style:font-weight-complex="bold"/>
    </style:style>
    <style:style style:name="P427" style:family="paragraph">
      <loext:graphic-properties draw:fill="solid" draw:fill-color="#536dfe"/>
      <style:paragraph-properties fo:text-align="center" style:writing-mode="lr-tb"/>
      <style:text-properties fo:color="#ffffff" loext:opacity="100%" fo:font-weight="bold" style:font-weight-asian="bold" style:font-weight-complex="bold"/>
    </style:style>
    <style:style style:name="P428"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29" style:family="paragraph">
      <style:text-properties fo:font-size="15pt" style:font-size-asian="15pt" style:font-size-complex="15pt"/>
    </style:style>
    <style:style style:name="P430" style:family="paragraph">
      <loext:graphic-properties draw:fill="none"/>
      <style:paragraph-properties style:writing-mode="lr-tb"/>
      <style:text-properties style:use-window-font-color="true" loext:opacity="0%" fo:font-size="15pt" style:font-size-asian="15pt" style:font-size-complex="15pt"/>
    </style:style>
    <style:style style:name="P431" style:family="paragraph">
      <style:paragraph-properties fo:text-align="center" style:writing-mode="lr-tb"/>
      <style:text-properties style:use-window-font-color="true" loext:opacity="0%" fo:font-size="15pt" fo:font-weight="bold" style:font-size-asian="15pt" style:font-weight-asian="bold" style:font-size-complex="15pt" style:font-weight-complex="bold"/>
    </style:style>
    <style:style style:name="P432" style:family="paragraph">
      <loext:graphic-properties draw:fill="none" draw:fill-color="#808080"/>
      <style:paragraph-properties fo:text-align="center" style:writing-mode="lr-tb"/>
      <style:text-properties style:use-window-font-color="true" loext:opacity="0%" fo:font-size="15pt" fo:font-weight="bold" style:font-size-asian="15pt" style:font-weight-asian="bold" style:font-size-complex="15pt" style:font-weight-complex="bold"/>
    </style:style>
    <style:style style:name="P433" style:family="paragraph">
      <style:paragraph-properties fo:text-align="start" style:writing-mode="lr-tb"/>
      <style:text-properties style:use-window-font-color="true" loext:opacity="0%" fo:font-size="15pt" fo:font-weight="normal" style:font-size-asian="15pt" style:font-weight-asian="normal" style:font-size-complex="15pt" style:font-weight-complex="normal"/>
    </style:style>
    <style:style style:name="P434" style:family="paragraph">
      <loext:graphic-properties draw:fill="none" draw:fill-color="#808080"/>
      <style:paragraph-properties fo:text-align="start" style:writing-mode="lr-tb"/>
      <style:text-properties style:use-window-font-color="true" loext:opacity="0%" fo:font-size="15pt" fo:font-weight="normal" style:font-size-asian="15pt" style:font-weight-asian="normal" style:font-size-complex="15pt" style:font-weight-complex="normal"/>
    </style:style>
    <style:style style:name="P435" style:family="paragraph">
      <style:paragraph-properties fo:text-align="center" style:writing-mode="lr-tb"/>
      <style:text-properties fo:color="#212121" loext:opacity="100%" fo:font-size="15pt" fo:font-weight="bold" style:font-size-asian="15pt" style:font-weight-asian="bold" style:font-size-complex="15pt" style:font-weight-complex="bold"/>
    </style:style>
    <style:style style:name="P436" style:family="paragraph">
      <loext:graphic-properties draw:fill="solid" draw:fill-color="#d1c4e9"/>
      <style:paragraph-properties fo:text-align="center" style:writing-mode="lr-tb"/>
      <style:text-properties fo:color="#212121" loext:opacity="100%" fo:font-size="15pt" fo:font-weight="bold" style:font-size-asian="15pt" style:font-weight-asian="bold" style:font-size-complex="15pt" style:font-weight-complex="bold"/>
    </style:style>
    <style:style style:name="P437" style:family="paragraph">
      <loext:graphic-properties draw:fill="solid" draw:fill-color="#8c68ca"/>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38" style:family="paragraph">
      <loext:graphic-properties draw:fill="solid" draw:fill-color="#512da8"/>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39" style:family="paragraph">
      <style:paragraph-properties fo:text-align="center" style:writing-mode="lr-tb"/>
      <style:text-properties style:use-window-font-color="true" loext:opacity="0%" fo:font-size="24pt" fo:font-weight="bold" style:font-size-asian="24pt" style:font-weight-asian="bold" style:font-size-complex="24pt" style:font-weight-complex="bold"/>
    </style:style>
    <style:style style:name="P440" style:family="paragraph">
      <loext:graphic-properties draw:fill="solid" draw:fill-color="#bdbdbd"/>
      <style:paragraph-properties fo:text-align="center" style:writing-mode="lr-tb"/>
      <style:text-properties style:use-window-font-color="true" loext:opacity="0%" fo:font-size="24pt" fo:font-weight="bold" style:font-size-asian="24pt" style:font-weight-asian="bold" style:font-size-complex="24pt" style:font-weight-complex="bold"/>
    </style:style>
    <style:style style:name="P441" style:family="paragraph">
      <loext:graphic-properties draw:fill="solid" draw:fill-color="#ffffff"/>
      <style:paragraph-properties fo:text-align="center" style:writing-mode="lr-tb"/>
      <style:text-properties style:use-window-font-color="true" loext:opacity="0%" fo:font-size="24pt" fo:font-weight="bold" style:font-size-asian="24pt" style:font-weight-asian="bold" style:font-size-complex="24pt" style:font-weight-complex="bold"/>
    </style:style>
    <style:style style:name="P442" style:family="paragraph">
      <loext:graphic-properties draw:fill="none" draw:fill-color="#ffffff"/>
      <style:paragraph-properties style:writing-mode="lr-tb"/>
      <style:text-properties style:use-window-font-color="true" loext:opacity="0%" fo:font-size="15pt" fo:font-weight="bold" style:font-size-asian="15pt" style:font-weight-asian="bold" style:font-size-complex="15pt" style:font-weight-complex="bold"/>
    </style:style>
    <style:style style:name="P443" style:family="paragraph">
      <loext:graphic-properties draw:fill="solid" draw:fill-color="#673ab7"/>
      <style:paragraph-properties style:writing-mode="lr-tb"/>
      <style:text-properties fo:color="#ffffff" loext:opacity="100%" fo:font-size="24pt" fo:font-weight="bold" style:font-size-asian="18pt" style:font-weight-asian="bold" style:font-size-complex="18pt" style:font-weight-complex="bold"/>
    </style:style>
    <style:style style:name="P444" style:family="paragraph">
      <loext:graphic-properties draw:fill="none" draw:fill-color="#ffffff"/>
      <style:paragraph-properties style:writing-mode="lr-tb"/>
      <style:text-properties style:use-window-font-color="true" loext:opacity="0%" fo:font-size="15pt" fo:font-weight="bold" style:font-weight-asian="bold" style:font-weight-complex="bold"/>
    </style:style>
    <style:style style:name="P445" style:family="paragraph">
      <loext:graphic-properties draw:fill="solid" draw:fill-color="#536dfe"/>
      <style:paragraph-properties style:writing-mode="lr-tb"/>
      <style:text-properties fo:color="#ffffff" loext:opacity="100%" fo:font-size="24pt" fo:font-weight="bold" style:font-size-asian="18pt" style:font-weight-asian="bold" style:font-size-complex="18pt" style:font-weight-complex="bold"/>
    </style:style>
    <style:style style:name="P446" style:family="paragraph">
      <loext:graphic-properties draw:fill="none"/>
      <style:paragraph-properties fo:text-align="center"/>
      <style:text-properties style:use-window-font-color="true" loext:opacity="0%"/>
    </style:style>
    <style:style style:name="P447" style:family="paragraph">
      <style:paragraph-properties fo:margin-left="0cm" fo:margin-right="0cm" fo:margin-top="0cm" fo:margin-bottom="0cm" fo:line-height="100%" fo:text-align="center" fo:text-indent="0cm" style:writing-mode="lr-tb">
        <style:tab-stops/>
      </style:paragraph-properties>
      <style:text-properties style:use-window-font-color="true" loext:opacity="0%" fo:font-size="24pt" fo:font-weight="bold" style:font-size-asian="24pt" style:font-weight-asian="bold" style:font-size-complex="24pt" style:font-weight-complex="bold"/>
    </style:style>
    <style:style style:name="P448" style:family="paragraph">
      <style:paragraph-properties fo:margin-left="0cm" fo:margin-right="0cm" fo:margin-top="0cm" fo:margin-bottom="0cm" fo:line-height="100%" fo:text-align="center" fo:text-indent="0cm" style:writing-mode="lr-tb">
        <style:tab-stops/>
      </style:paragraph-properties>
      <style:text-properties fo:color="#212121" loext:opacity="100%" fo:font-size="24pt" fo:font-weight="bold" style:font-size-asian="24pt" style:font-weight-asian="bold" style:font-size-complex="24pt" style:font-weight-complex="bold"/>
    </style:style>
    <style:style style:name="P449" style:family="paragraph">
      <loext:graphic-properties draw:fill="solid" draw:fill-color="#bdbdbd" draw:opacity="100%"/>
      <style:paragraph-properties fo:margin-left="0cm" fo:margin-right="0cm" fo:margin-top="0cm" fo:margin-bottom="0cm" fo:line-height="100%" fo:text-align="center" fo:text-indent="0cm" style:writing-mode="lr-tb">
        <style:tab-stops/>
      </style:paragraph-properties>
      <style:text-properties fo:color="#212121" loext:opacity="100%" fo:font-size="24pt" fo:font-weight="bold" style:font-size-asian="24pt" style:font-weight-asian="bold" style:font-size-complex="24pt" style:font-weight-complex="bold"/>
    </style:style>
    <style:style style:name="P450" style:family="paragraph">
      <loext:graphic-properties draw:fill="solid" draw:fill-color="#ffffff" draw:opacity="50%"/>
      <style:paragraph-properties fo:margin-left="0cm" fo:margin-right="0cm" fo:margin-top="0cm" fo:margin-bottom="0cm" fo:line-height="100%" fo:text-align="center" fo:text-indent="0cm" style:writing-mode="lr-tb">
        <style:tab-stops/>
      </style:paragraph-properties>
      <style:text-properties fo:color="#212121" loext:opacity="100%" fo:font-size="24pt" fo:font-weight="bold" style:font-size-asian="24pt" style:font-weight-asian="bold" style:font-size-complex="24pt" style:font-weight-complex="bold"/>
    </style:style>
    <style:style style:name="P451" style:family="paragraph">
      <style:paragraph-properties fo:margin-left="0cm" fo:margin-right="0cm" fo:margin-top="0cm" fo:margin-bottom="0.2cm" fo:line-height="100%" fo:text-align="center" fo:text-indent="0cm" style:writing-mode="lr-tb">
        <style:tab-stops/>
      </style:paragraph-properties>
      <style:text-properties fo:color="#212121" loext:opacity="100%" fo:font-size="24pt" fo:font-weight="bold" style:font-size-asian="24pt" style:font-weight-asian="bold" style:font-size-complex="24pt" style:font-weight-complex="bold"/>
    </style:style>
    <style:style style:name="P452" style:family="paragraph">
      <loext:graphic-properties draw:fill="solid" draw:fill-color="#ffffff" draw:opacity="50%"/>
      <style:paragraph-properties fo:margin-left="0cm" fo:margin-right="0cm" fo:margin-top="0cm" fo:margin-bottom="0.2cm" fo:line-height="100%" fo:text-align="center" fo:text-indent="0cm" style:writing-mode="lr-tb">
        <style:tab-stops/>
      </style:paragraph-properties>
      <style:text-properties fo:color="#212121" loext:opacity="100%" fo:font-size="24pt" fo:font-weight="bold" style:font-size-asian="24pt" style:font-weight-asian="bold" style:font-size-complex="24pt" style:font-weight-complex="bold"/>
    </style:style>
    <style:style style:name="P453" style:family="paragraph">
      <loext:graphic-properties draw:fill="solid" draw:fill-color="#673ab7"/>
      <style:paragraph-properties style:writing-mode="lr-tb"/>
      <style:text-properties fo:color="#ffffff" loext:opacity="100%" fo:font-size="24pt" fo:font-weight="bold" style:font-size-asian="24pt" style:font-weight-asian="bold" style:font-size-complex="24pt" style:font-weight-complex="bold"/>
    </style:style>
    <style:style style:name="P454" style:family="paragraph">
      <style:paragraph-properties fo:text-align="center" style:writing-mode="lr-tb"/>
      <style:text-properties fo:color="#212121" loext:opacity="100%" fo:font-size="24pt" fo:font-weight="bold" style:font-size-asian="24pt" style:font-size-complex="24pt"/>
    </style:style>
    <style:style style:name="P455" style:family="paragraph">
      <loext:graphic-properties draw:fill="solid" draw:fill-color="#bdbdbd"/>
      <style:paragraph-properties fo:text-align="center" style:writing-mode="lr-tb"/>
      <style:text-properties fo:color="#212121" loext:opacity="100%" fo:font-size="24pt" fo:font-weight="bold" style:font-size-asian="24pt" style:font-size-complex="24pt"/>
    </style:style>
    <style:style style:name="P456" style:family="paragraph">
      <style:paragraph-properties fo:text-align="center" style:writing-mode="lr-tb"/>
      <style:text-properties fo:color="#212121" loext:opacity="100%" fo:font-size="22pt" fo:font-weight="bold" style:font-size-asian="22pt" style:font-size-complex="22pt"/>
    </style:style>
    <style:style style:name="P457" style:family="paragraph">
      <loext:graphic-properties draw:fill="solid" draw:fill-color="#bdbdbd"/>
      <style:paragraph-properties fo:text-align="center" style:writing-mode="lr-tb"/>
      <style:text-properties fo:color="#212121" loext:opacity="100%" fo:font-size="22pt" fo:font-weight="bold" style:font-size-asian="22pt" style:font-size-complex="22pt"/>
    </style:style>
    <style:style style:name="P458" style:family="paragraph">
      <style:paragraph-properties fo:text-align="center" style:writing-mode="lr-tb"/>
      <style:text-properties fo:font-size="18pt" fo:font-weight="bold"/>
    </style:style>
    <style:style style:name="P459" style:family="paragraph">
      <loext:graphic-properties draw:fill="solid" draw:fill-color="#d1c4e9"/>
      <style:paragraph-properties fo:text-align="center" style:writing-mode="lr-tb"/>
      <style:text-properties fo:font-size="18pt" fo:font-weight="bold"/>
    </style:style>
    <style:style style:name="P460" style:family="paragraph">
      <style:paragraph-properties fo:text-align="center" style:writing-mode="lr-tb"/>
      <style:text-properties fo:color="#ffffff" loext:opacity="100%" fo:font-size="18pt" fo:font-weight="bold"/>
    </style:style>
    <style:style style:name="P461" style:family="paragraph">
      <loext:graphic-properties draw:fill="solid" draw:fill-color="#8c68ca"/>
      <style:paragraph-properties fo:text-align="center" style:writing-mode="lr-tb"/>
      <style:text-properties fo:color="#ffffff" loext:opacity="100%" fo:font-size="18pt" fo:font-weight="bold"/>
    </style:style>
    <style:style style:name="P462" style:family="paragraph">
      <loext:graphic-properties draw:fill="solid" draw:fill-color="#512da8"/>
      <style:paragraph-properties fo:text-align="center" style:writing-mode="lr-tb"/>
      <style:text-properties fo:color="#ffffff" loext:opacity="100%" fo:font-size="18pt" fo:font-weight="bold"/>
    </style:style>
    <style:style style:name="P463" style:family="paragraph">
      <loext:graphic-properties draw:fill="solid" draw:fill-color="#212121"/>
      <style:paragraph-properties fo:text-align="center" style:writing-mode="lr-tb"/>
      <style:text-properties fo:color="#ffffff" loext:opacity="100%" fo:font-size="18pt" fo:font-weight="bold"/>
    </style:style>
    <style:style style:name="P464" style:family="paragraph">
      <loext:graphic-properties draw:fill="none"/>
      <style:paragraph-properties style:writing-mode="lr-tb"/>
      <style:text-properties fo:font-size="15pt" style:font-size-asian="15pt" style:font-size-complex="15pt"/>
    </style:style>
    <style:style style:name="P465" style:family="paragraph">
      <loext:graphic-properties draw:fill="solid" draw:fill-color="#512da8"/>
      <style:paragraph-properties fo:text-align="center"/>
    </style:style>
    <style:style style:name="P466" style:family="paragraph">
      <loext:graphic-properties draw:fill="solid" draw:fill-color="#8c68ca"/>
      <style:paragraph-properties fo:text-align="center"/>
    </style:style>
    <style:style style:name="P467" style:family="paragraph">
      <loext:graphic-properties draw:fill="solid" draw:fill-color="#d1c4e9"/>
      <style:paragraph-properties fo:text-align="center"/>
    </style:style>
    <style:style style:name="P468" style:family="paragraph">
      <loext:graphic-properties draw:fill="none"/>
      <style:paragraph-properties style:writing-mode="lr-tb"/>
      <style:text-properties fo:font-weight="bold" style:font-weight-asian="bold" style:font-weight-complex="bold"/>
    </style:style>
    <style:style style:name="P469" style:family="paragraph">
      <loext:graphic-properties draw:fill="solid" draw:fill-color="#673ab7"/>
      <style:paragraph-properties fo:text-align="center"/>
    </style:style>
    <style:style style:name="P470" style:family="paragraph">
      <style:paragraph-properties fo:text-align="center" style:writing-mode="lr-tb"/>
      <style:text-properties fo:font-size="24pt" fo:font-weight="bold" style:font-size-asian="24pt" style:font-size-complex="24pt"/>
    </style:style>
    <style:style style:name="P471" style:family="paragraph">
      <loext:graphic-properties draw:fill="solid" draw:fill-color="#d1c4e9"/>
      <style:paragraph-properties fo:text-align="center" style:writing-mode="lr-tb"/>
      <style:text-properties fo:font-size="24pt" fo:font-weight="bold" style:font-size-asian="24pt" style:font-size-complex="24pt"/>
    </style:style>
    <style:style style:name="P472" style:family="paragraph">
      <style:paragraph-properties fo:text-align="center" style:writing-mode="lr-tb"/>
      <style:text-properties fo:color="#ffffff" loext:opacity="100%" fo:font-size="24pt" fo:font-weight="bold" style:font-size-asian="24pt" style:font-size-complex="24pt"/>
    </style:style>
    <style:style style:name="P473" style:family="paragraph">
      <loext:graphic-properties draw:fill="solid" draw:fill-color="#512da8"/>
      <style:paragraph-properties fo:text-align="center" style:writing-mode="lr-tb"/>
      <style:text-properties fo:color="#ffffff" loext:opacity="100%" fo:font-size="24pt" fo:font-weight="bold" style:font-size-asian="24pt" style:font-size-complex="24pt"/>
    </style:style>
    <style:style style:name="P474" style:family="paragraph">
      <loext:graphic-properties draw:fill="solid" draw:fill-color="#8c68ca"/>
      <style:paragraph-properties fo:text-align="center" style:writing-mode="lr-tb"/>
      <style:text-properties fo:color="#ffffff" loext:opacity="100%" fo:font-size="24pt" fo:font-weight="bold" style:font-size-asian="24pt" style:font-size-complex="24pt"/>
    </style:style>
    <style:style style:name="P475" style:family="paragraph">
      <loext:graphic-properties draw:fill="solid" draw:fill-color="#212121"/>
      <style:paragraph-properties fo:text-align="center" style:writing-mode="lr-tb"/>
      <style:text-properties fo:font-size="24pt" fo:font-weight="bold" style:font-size-asian="24pt" style:font-size-complex="24pt"/>
    </style:style>
    <style:style style:name="P476" style:family="paragraph">
      <style:paragraph-properties fo:text-align="center" style:writing-mode="lr-tb"/>
      <style:text-properties style:use-window-font-color="true" loext:opacity="0%" fo:font-size="24pt" fo:font-weight="bold"/>
    </style:style>
    <style:style style:name="P477" style:family="paragraph">
      <loext:graphic-properties draw:fill="none" draw:fill-color="#808080"/>
      <style:paragraph-properties fo:text-align="center" style:writing-mode="lr-tb"/>
      <style:text-properties style:use-window-font-color="true" loext:opacity="0%" fo:font-size="24pt" fo:font-weight="bold"/>
    </style:style>
    <style:style style:name="P478" style:family="paragraph">
      <style:paragraph-properties fo:text-align="end" style:writing-mode="lr-tb"/>
      <style:text-properties style:use-window-font-color="true" loext:opacity="0%" fo:font-size="15pt" fo:font-weight="normal" style:font-size-asian="15pt" style:font-weight-asian="normal" style:font-size-complex="15pt" style:font-weight-complex="normal"/>
    </style:style>
    <style:style style:name="P479" style:family="paragraph">
      <loext:graphic-properties draw:fill="none" draw:fill-color="#808080"/>
      <style:paragraph-properties fo:text-align="end" style:writing-mode="lr-tb"/>
      <style:text-properties style:use-window-font-color="true" loext:opacity="0%" fo:font-size="15pt" fo:font-weight="normal" style:font-size-asian="15pt" style:font-weight-asian="normal" style:font-size-complex="15pt" style:font-weight-complex="normal"/>
    </style:style>
    <style:style style:name="P480" style:family="paragraph">
      <style:paragraph-properties fo:text-align="center" style:writing-mode="lr-tb"/>
      <style:text-properties fo:font-size="15pt" fo:font-weight="bold"/>
    </style:style>
    <style:style style:name="P481" style:family="paragraph">
      <loext:graphic-properties draw:fill="solid" draw:fill-color="#d1c4e9"/>
      <style:paragraph-properties fo:text-align="center" style:writing-mode="lr-tb"/>
      <style:text-properties fo:font-size="15pt" fo:font-weight="bold"/>
    </style:style>
    <style:style style:name="P482" style:family="paragraph">
      <loext:graphic-properties draw:fill="solid" draw:fill-color="#512da8"/>
      <style:paragraph-properties fo:text-align="center" style:writing-mode="lr-tb"/>
      <style:text-properties fo:color="#ffffff" loext:opacity="100%" fo:font-size="15pt" fo:font-weight="bold"/>
    </style:style>
    <style:style style:name="P483" style:family="paragraph">
      <loext:graphic-properties draw:fill="solid" draw:fill-color="#8c68ca"/>
      <style:paragraph-properties fo:text-align="center" style:writing-mode="lr-tb"/>
      <style:text-properties fo:color="#ffffff" loext:opacity="100%" fo:font-size="15pt" fo:font-weight="bold"/>
    </style:style>
    <style:style style:name="P484" style:family="paragraph">
      <loext:graphic-properties draw:fill="none"/>
      <style:paragraph-properties style:writing-mode="lr-tb"/>
      <style:text-properties style:use-window-font-color="true" loext:opacity="0%"/>
    </style:style>
    <style:style style:name="P485" style:family="paragraph">
      <loext:graphic-properties draw:fill="none"/>
      <style:paragraph-properties fo:text-align="start" style:writing-mode="lr-tb"/>
      <style:text-properties fo:font-size="15pt" style:font-size-asian="15pt" style:font-size-complex="15pt"/>
    </style:style>
    <style:style style:name="P486" style:family="paragraph">
      <style:paragraph-properties fo:text-align="center" style:writing-mode="lr-tb"/>
      <style:text-properties fo:color="#212121" loext:opacity="100%" fo:font-weight="bold" style:font-weight-asian="bold" style:font-weight-complex="bold"/>
    </style:style>
    <style:style style:name="P487" style:family="paragraph">
      <loext:graphic-properties draw:fill="none" draw:fill-color="#673ab7"/>
      <style:paragraph-properties fo:text-align="center" style:writing-mode="lr-tb"/>
      <style:text-properties fo:color="#212121" loext:opacity="100%" fo:font-weight="bold" style:font-weight-asian="bold" style:font-weight-complex="bold"/>
    </style:style>
    <style:style style:name="P488" style:family="paragraph">
      <loext:graphic-properties draw:fill="solid" draw:fill-color="#673ab7"/>
      <style:paragraph-properties fo:text-align="center" style:writing-mode="lr-tb"/>
      <style:text-properties fo:color="#ffffff" loext:opacity="100%" fo:font-size="18pt" fo:font-weight="bold" style:font-size-asian="18pt" style:font-weight-asian="bold" style:font-size-complex="18pt" style:font-weight-complex="bold"/>
    </style:style>
    <style:style style:name="P489" style:family="paragraph">
      <loext:graphic-properties draw:fill="solid" draw:fill-color="#bdbdbd"/>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90" style:family="paragraph">
      <loext:graphic-properties draw:fill="none" draw:fill-color="#ffffff"/>
      <style:paragraph-properties fo:text-align="start" style:writing-mode="lr-tb"/>
      <style:text-properties fo:font-size="15pt" style:font-size-asian="15pt" style:font-size-complex="15pt"/>
    </style:style>
    <style:style style:name="P491" style:family="paragraph">
      <loext:graphic-properties draw:fill="solid" draw:fill-color="#757575"/>
      <style:paragraph-properties fo:text-align="center" style:writing-mode="lr-tb"/>
      <style:text-properties fo:color="#ffffff" loext:opacity="100%" fo:font-size="12pt" fo:font-weight="bold" style:font-size-asian="12pt" style:font-weight-asian="bold" style:font-size-complex="12pt" style:font-weight-complex="bold"/>
    </style:style>
    <style:style style:name="P492" style:family="paragraph">
      <loext:graphic-properties draw:fill="none" draw:fill-color="#ffffff"/>
      <style:paragraph-properties fo:text-align="start" style:writing-mode="lr-tb">
        <style:tab-stops>
          <style:tab-stop style:position="1.5cm"/>
        </style:tab-stops>
      </style:paragraph-properties>
      <style:text-properties fo:font-size="15pt" style:font-size-asian="15pt" style:font-size-complex="15pt"/>
    </style:style>
    <style:style style:name="P493" style:family="paragraph">
      <loext:graphic-properties draw:fill="solid" draw:fill-color="#bdbdbd"/>
      <style:paragraph-properties fo:text-align="center" style:writing-mode="lr-tb"/>
      <style:text-properties fo:color="#ffffff" loext:opacity="100%" fo:font-size="12pt" fo:font-weight="bold" style:font-size-asian="12pt" style:font-weight-asian="bold" style:font-size-complex="12pt" style:font-weight-complex="bold"/>
    </style:style>
    <style:style style:name="P494" style:family="paragraph">
      <loext:graphic-properties draw:fill="solid" draw:fill-color="#212121"/>
      <style:paragraph-properties fo:text-align="center" style:writing-mode="lr-tb"/>
      <style:text-properties fo:color="#ffffff" loext:opacity="100%" fo:font-size="12pt" fo:font-weight="bold" style:font-weight-asian="bold" style:font-weight-complex="bold"/>
    </style:style>
    <style:style style:name="P495" style:family="paragraph">
      <loext:graphic-properties draw:fill="solid" draw:fill-color="#8c68ca"/>
      <style:paragraph-properties fo:text-align="center" style:writing-mode="lr-tb"/>
      <style:text-properties fo:color="#ffffff" loext:opacity="100%" fo:font-size="18pt" fo:font-weight="bold" style:font-size-asian="18pt" style:font-weight-asian="bold" style:font-size-complex="18pt" style:font-weight-complex="bold"/>
    </style:style>
    <style:style style:name="P496" style:family="paragraph">
      <loext:graphic-properties draw:fill="solid" draw:fill-color="#512da8"/>
      <style:paragraph-properties fo:text-align="center" style:writing-mode="lr-tb"/>
      <style:text-properties fo:color="#ffffff" loext:opacity="100%" fo:font-size="18pt" fo:font-weight="bold" style:font-size-asian="18pt" style:font-weight-asian="bold" style:font-size-complex="18pt" style:font-weight-complex="bold"/>
    </style:style>
    <style:style style:name="P497" style:family="paragraph">
      <loext:graphic-properties draw:fill="solid" draw:fill-color="#d1c4e9"/>
      <style:paragraph-properties fo:text-align="center" style:writing-mode="lr-tb"/>
      <style:text-properties fo:color="#212121" loext:opacity="100%" fo:font-size="18pt" fo:font-weight="bold" style:font-size-asian="18pt" style:font-weight-asian="bold" style:font-size-complex="18pt" style:font-weight-complex="bold"/>
    </style:style>
    <style:style style:name="P498" style:family="paragraph">
      <loext:graphic-properties draw:fill="solid" draw:fill-color="#d1c4e9"/>
      <style:paragraph-properties fo:text-align="center" style:writing-mode="lr-tb"/>
      <style:text-properties fo:font-weight="bold" style:font-weight-asian="bold" style:font-weight-complex="bold"/>
    </style:style>
    <style:style style:name="P499" style:family="paragraph">
      <loext:graphic-properties draw:fill="solid" draw:fill-color="#8c68ca"/>
      <style:paragraph-properties fo:text-align="center" style:writing-mode="lr-tb"/>
      <style:text-properties fo:color="#ffffff" loext:opacity="100%" fo:font-weight="bold" style:font-weight-asian="bold" style:font-weight-complex="bold"/>
    </style:style>
    <style:style style:name="P500" style:family="paragraph">
      <loext:graphic-properties draw:fill="solid" draw:fill-color="#512da8"/>
      <style:paragraph-properties fo:text-align="center" style:writing-mode="lr-tb"/>
      <style:text-properties fo:color="#ffffff" loext:opacity="100%" fo:font-weight="bold" style:font-weight-asian="bold" style:font-weight-complex="bold"/>
    </style:style>
    <style:style style:name="P501" style:family="paragraph">
      <loext:graphic-properties draw:fill="none"/>
      <style:paragraph-properties fo:text-align="center" style:writing-mode="lr-tb"/>
      <style:text-properties fo:color="#ffffff" loext:opacity="100%" fo:font-weight="bold" style:font-weight-asian="bold" style:font-weight-complex="bold"/>
    </style:style>
    <style:style style:name="P502" style:family="paragraph">
      <loext:graphic-properties draw:fill="solid" draw:fill-color="#673ab7"/>
      <style:paragraph-properties fo:text-align="center" style:writing-mode="lr-tb"/>
      <style:text-properties fo:color="#ffffff" loext:opacity="100%" fo:font-weight="bold" style:font-weight-asian="bold" style:font-weight-complex="bold"/>
    </style:style>
    <style:style style:name="P503" style:family="paragraph">
      <style:paragraph-properties fo:text-align="center" style:writing-mode="lr-tb"/>
      <style:text-properties fo:color="#212121" loext:opacity="100%" fo:font-size="15pt" fo:font-weight="bold" style:font-weight-asian="bold" style:font-weight-complex="bold"/>
    </style:style>
    <style:style style:name="P504" style:family="paragraph">
      <loext:graphic-properties draw:fill="none"/>
      <style:paragraph-properties fo:text-align="center" style:writing-mode="lr-tb"/>
      <style:text-properties fo:color="#212121" loext:opacity="100%" fo:font-size="15pt" fo:font-weight="bold" style:font-weight-asian="bold" style:font-weight-complex="bold"/>
    </style:style>
    <style:style style:name="P505" style:family="paragraph">
      <loext:graphic-properties draw:fill="solid" draw:fill-color="#757575"/>
      <style:paragraph-properties fo:text-align="center"/>
    </style:style>
    <style:style style:name="P506" style:family="paragraph">
      <loext:graphic-properties draw:fill="none" draw:fill-color="#ffffff"/>
      <style:paragraph-properties style:writing-mode="lr-tb"/>
      <style:text-properties style:use-window-font-color="true" loext:opacity="0%" style:text-outline="true" fo:font-size="72pt" fo:text-shadow="1pt 1pt" style:text-underline-style="none" fo:font-weight="bold" fo:background-color="transparent" style:font-size-asian="72pt" style:font-weight-asian="bold" style:font-size-complex="72pt" style:font-weight-complex="bold" style:text-overline-style="none" style:text-overline-color="#000000"/>
    </style:style>
    <style:style style:name="P507" style:family="paragraph">
      <loext:graphic-properties draw:fill="none" draw:fill-color="#ffffff"/>
      <style:paragraph-properties style:writing-mode="lr-tb"/>
      <style:text-properties style:use-window-font-color="true" loext:opacity="0%" style:text-outline="true" fo:font-size="72pt" fo:text-shadow="1pt 1pt" style:text-underline-style="none" fo:font-weight="bold" fo:background-color="transparent" style:font-size-asian="48pt" style:font-weight-asian="bold" style:font-size-complex="48pt" style:font-weight-complex="bold" style:text-overline-style="none" style:text-overline-color="#000000"/>
    </style:style>
    <style:style style:name="P508" style:family="paragraph">
      <loext:graphic-properties draw:fill="none" draw:fill-color="#ffffff"/>
      <style:paragraph-properties fo:text-align="end" style:writing-mode="lr-tb"/>
      <style:text-properties style:use-window-font-color="true" loext:opacity="0%" style:text-outline="true" fo:font-size="72pt" fo:text-shadow="1pt 1pt" style:text-underline-style="none" fo:font-weight="bold" fo:background-color="transparent" style:font-size-asian="72pt" style:font-weight-asian="bold" style:font-size-complex="72pt" style:font-weight-complex="bold" style:text-overline-style="none" style:text-overline-color="#000000"/>
    </style:style>
    <style:style style:name="P509" style:family="paragraph">
      <loext:graphic-properties draw:fill="solid" draw:fill-color="#212121"/>
      <style:paragraph-properties fo:text-align="center" style:writing-mode="lr-tb"/>
      <style:text-properties fo:color="#ffffff" loext:opacity="100%" fo:font-weight="bold"/>
    </style:style>
    <style:style style:name="P510" style:family="paragraph">
      <loext:graphic-properties draw:fill="solid" draw:fill-color="#8c68ca"/>
      <style:paragraph-properties fo:text-align="center" style:writing-mode="lr-tb"/>
      <style:text-properties fo:color="#ffffff" loext:opacity="100%" fo:font-weight="bold"/>
    </style:style>
    <style:style style:name="P511" style:family="paragraph">
      <style:paragraph-properties fo:text-align="center" style:writing-mode="lr-tb"/>
      <style:text-properties fo:color="#212121" loext:opacity="100%" fo:font-weight="bold"/>
    </style:style>
    <style:style style:name="P512" style:family="paragraph">
      <loext:graphic-properties draw:fill="solid" draw:fill-color="#d1c4e9"/>
      <style:paragraph-properties fo:text-align="center" style:writing-mode="lr-tb"/>
      <style:text-properties fo:color="#212121" loext:opacity="100%" fo:font-weight="bold"/>
    </style:style>
    <style:style style:name="P513" style:family="paragraph">
      <loext:graphic-properties draw:fill="none" draw:fill-color="#ffffff"/>
      <style:paragraph-properties fo:text-align="end" style:writing-mode="lr-tb"/>
      <style:text-properties fo:font-size="15pt" style:font-size-asian="15pt" style:font-size-complex="15pt"/>
    </style:style>
    <style:style style:name="P514" style:family="paragraph">
      <loext:graphic-properties draw:fill="none"/>
      <style:paragraph-properties style:writing-mode="lr-tb"/>
      <style:text-properties fo:font-size="15pt" fo:font-weight="bold" style:font-size-asian="15pt" style:font-weight-asian="bold" style:font-size-complex="15pt" style:font-weight-complex="bold"/>
    </style:style>
    <style:style style:name="P515" style:family="paragraph">
      <style:paragraph-properties fo:text-align="end"/>
      <style:text-properties fo:font-size="18pt" style:font-size-asian="18pt" style:font-size-complex="18pt"/>
    </style:style>
    <style:style style:name="P516" style:family="paragraph">
      <loext:graphic-properties draw:fill="none" draw:fill-color="#bdbdbd"/>
      <style:paragraph-properties style:writing-mode="lr-tb"/>
      <style:text-properties fo:font-size="12pt" style:font-size-asian="12pt" style:font-size-complex="12pt"/>
    </style:style>
    <style:style style:name="P517" style:family="paragraph">
      <loext:graphic-properties draw:fill="solid" draw:fill-color="#bdbdbd"/>
      <style:paragraph-properties style:writing-mode="lr-tb"/>
      <style:text-properties fo:font-size="18pt" fo:background-color="transparent" style:font-size-asian="18pt" style:font-size-complex="18pt"/>
    </style:style>
    <style:style style:name="P518" style:family="paragraph">
      <loext:graphic-properties draw:fill="solid" draw:fill-color="#673ab7"/>
      <style:paragraph-properties style:writing-mode="lr-tb"/>
      <style:text-properties fo:color="#ffffff" loext:opacity="100%" fo:font-size="18pt" fo:font-weight="bold" fo:background-color="transparent" style:font-size-asian="18pt" style:font-weight-asian="bold" style:font-size-complex="18pt" style:font-weight-complex="bold"/>
    </style:style>
    <style:style style:name="P519" style:family="paragraph">
      <loext:graphic-properties draw:fill="solid" draw:fill-color="#673ab7"/>
      <style:paragraph-properties fo:text-align="end" style:writing-mode="lr-tb"/>
      <style:text-properties fo:font-size="18pt" style:font-size-asian="18pt" style:font-size-complex="18pt"/>
    </style:style>
    <style:style style:name="P520" style:family="paragraph">
      <loext:graphic-properties draw:fill="none" draw:fill-color="#bdbdbd"/>
      <style:paragraph-properties style:writing-mode="lr-tb"/>
      <style:text-properties fo:font-size="18pt" style:font-size-asian="18pt" style:font-size-complex="18pt"/>
    </style:style>
    <style:style style:name="P521" style:family="paragraph">
      <loext:graphic-properties draw:fill="none"/>
      <style:paragraph-properties style:writing-mode="lr-tb"/>
      <style:text-properties fo:font-size="12pt" fo:background-color="#ffffff" style:font-size-asian="15pt" style:font-size-complex="15pt"/>
    </style:style>
    <style:style style:name="P522" style:family="paragraph">
      <loext:graphic-properties draw:fill="none" draw:fill-color="#bdbdbd"/>
      <style:paragraph-properties fo:text-align="end" style:writing-mode="lr-tb"/>
      <style:text-properties fo:font-size="12pt" style:font-size-asian="12pt" style:font-size-complex="12pt"/>
    </style:style>
    <style:style style:name="P523" style:family="paragraph">
      <loext:graphic-properties draw:fill="solid" draw:fill-color="#673ab7"/>
      <style:paragraph-properties fo:margin-top="0cm" fo:margin-bottom="0.1cm" fo:text-align="start" style:writing-mode="lr-tb"/>
      <style:text-properties fo:color="#ffffff" loext:opacity="100%" fo:font-size="10pt" fo:font-weight="bold" fo:background-color="transparent" style:font-size-asian="10pt" style:font-weight-asian="bold" style:font-size-complex="10pt" style:font-weight-complex="bold"/>
    </style:style>
    <style:style style:name="P524" style:family="paragraph">
      <loext:graphic-properties draw:fill="solid" draw:fill-color="#757575"/>
      <style:paragraph-properties fo:margin-top="0cm" fo:margin-bottom="0.1cm" fo:text-align="start" style:writing-mode="lr-tb"/>
      <style:text-properties fo:color="#ffffff" loext:opacity="100%" fo:font-size="10pt" fo:font-weight="bold" fo:background-color="transparent" style:font-size-asian="10pt" style:font-weight-asian="bold" style:font-size-complex="10pt" style:font-weight-complex="bold"/>
    </style:style>
    <style:style style:name="P525" style:family="paragraph">
      <loext:graphic-properties draw:fill="none"/>
      <style:paragraph-properties fo:text-align="start" style:writing-mode="lr-tb"/>
      <style:text-properties fo:font-size="8pt" style:font-size-asian="12pt" style:font-size-complex="12pt"/>
    </style:style>
    <style:style style:name="P526" style:family="paragraph">
      <loext:graphic-properties draw:fill="none"/>
      <style:paragraph-properties fo:text-align="end" style:writing-mode="lr-tb"/>
      <style:text-properties fo:color="#ffffff" loext:opacity="100%" fo:font-size="8pt" fo:background-color="transparent" style:font-size-asian="12pt" style:font-size-complex="12pt"/>
    </style:style>
    <style:style style:name="P527" style:family="paragraph">
      <loext:graphic-properties draw:fill="none"/>
      <style:paragraph-properties fo:text-align="center" style:writing-mode="lr-tb"/>
      <style:text-properties fo:font-size="8pt" fo:font-weight="bold" style:font-size-asian="8pt" style:font-weight-asian="bold" style:font-size-complex="8pt" style:font-weight-complex="bold"/>
    </style:style>
    <style:style style:name="P528" style:family="paragraph">
      <loext:graphic-properties draw:fill="none"/>
      <style:paragraph-properties fo:text-align="center" style:writing-mode="lr-tb"/>
      <style:text-properties fo:font-size="8pt" fo:font-weight="bold" fo:background-color="transparent" style:font-size-asian="8pt" style:font-weight-asian="bold" style:font-size-complex="8pt" style:font-weight-complex="bold"/>
    </style:style>
    <style:style style:name="P529" style:family="paragraph">
      <loext:graphic-properties draw:fill="solid" draw:fill-color="#ffffff"/>
      <style:paragraph-properties style:writing-mode="lr-tb"/>
      <style:text-properties fo:font-size="12pt" fo:font-weight="bold" style:font-size-asian="12pt" style:font-weight-asian="bold" style:font-size-complex="12pt" style:font-weight-complex="bold"/>
    </style:style>
    <style:style style:name="P530" style:family="paragraph">
      <style:paragraph-properties fo:margin-left="0cm" fo:margin-right="0cm" fo:margin-top="0.1cm" fo:margin-bottom="0.1cm" fo:text-align="start" fo:text-indent="0cm">
        <style:tab-stops>
          <style:tab-stop style:position="0.497cm"/>
        </style:tab-stops>
      </style:paragraph-properties>
    </style:style>
    <style:style style:name="P531" style:family="paragraph">
      <loext:graphic-properties draw:fill="none"/>
      <style:paragraph-properties fo:margin-left="0cm" fo:margin-right="0cm" fo:margin-top="0.1cm" fo:margin-bottom="0.1cm" fo:text-align="start" fo:text-indent="0cm" style:writing-mode="lr-tb">
        <style:tab-stops>
          <style:tab-stop style:position="0.497cm"/>
        </style:tab-stops>
      </style:paragraph-properties>
      <style:text-properties fo:font-size="10pt" style:font-size-asian="10pt" style:font-size-complex="10pt"/>
    </style:style>
    <style:style style:name="P532" style:family="paragraph">
      <loext:graphic-properties draw:fill="solid" draw:fill-color="#bdbdbd" draw:opacity="50%"/>
      <style:paragraph-properties style:writing-mode="lr-tb"/>
      <style:text-properties fo:font-size="18pt" fo:background-color="transparent" style:font-size-asian="18pt" style:font-size-complex="18pt"/>
    </style:style>
    <style:style style:name="P533" style:family="paragraph">
      <loext:graphic-properties draw:fill="solid" draw:fill-color="#673ab7"/>
      <style:paragraph-properties fo:margin-top="0cm" fo:margin-bottom="0.1cm" fo:text-align="start" style:writing-mode="lr-tb"/>
      <style:text-properties fo:color="#ffffff" loext:opacity="100%" fo:font-size="12pt" fo:font-weight="bold" fo:background-color="transparent" style:font-size-asian="12pt" style:font-weight-asian="bold" style:font-size-complex="12pt" style:font-weight-complex="bold"/>
    </style:style>
    <style:style style:name="P534" style:family="paragraph">
      <loext:graphic-properties draw:fill="solid" draw:fill-color="#673ab7"/>
      <style:paragraph-properties style:writing-mode="lr-tb"/>
      <style:text-properties fo:color="#ffffff" loext:opacity="100%" fo:font-size="12pt" fo:font-weight="bold" fo:background-color="transparent" style:font-size-asian="12pt" style:font-weight-asian="bold" style:font-size-complex="12pt" style:font-weight-complex="bold"/>
    </style:style>
    <style:style style:name="P535" style:family="paragraph">
      <loext:graphic-properties draw:fill="solid" draw:fill-color="#673ab7"/>
      <style:paragraph-properties fo:text-align="start" style:writing-mode="lr-tb"/>
      <style:text-properties fo:color="#ffffff" loext:opacity="100%" fo:font-size="12pt" fo:font-weight="bold" fo:background-color="transparent" style:font-size-asian="12pt" style:font-weight-asian="bold" style:font-size-complex="12pt" style:font-weight-complex="bold"/>
    </style:style>
    <style:style style:name="P536" style:family="paragraph">
      <style:paragraph-properties fo:margin-left="0cm" fo:margin-right="0cm" fo:margin-top="0cm" fo:margin-bottom="0cm" fo:line-height="100%" fo:text-align="start" fo:text-indent="0cm">
        <style:tab-stops/>
      </style:paragraph-properties>
    </style:style>
    <style:style style:name="P537" style:family="paragraph">
      <loext:graphic-properties draw:fill="solid" draw:fill-color="#673ab7"/>
      <style:paragraph-properties fo:margin-left="0cm" fo:margin-right="0cm" fo:margin-top="0cm" fo:margin-bottom="0cm" fo:line-height="100%" fo:text-align="start" fo:text-indent="0cm" style:writing-mode="lr-tb">
        <style:tab-stops/>
      </style:paragraph-properties>
      <style:text-properties fo:color="#ffffff" loext:opacity="100%" fo:font-size="12pt" fo:font-weight="bold" fo:background-color="transparent" style:font-size-asian="12pt" style:font-weight-asian="bold" style:font-size-complex="12pt" style:font-weight-complex="bold"/>
    </style:style>
    <style:style style:name="P538" style:family="paragraph">
      <loext:graphic-properties draw:fill="none"/>
      <style:paragraph-properties style:writing-mode="lr-tb"/>
      <style:text-properties fo:font-size="12pt" fo:background-color="transparent" style:font-size-asian="12pt" style:font-size-complex="12pt"/>
    </style:style>
    <style:style style:name="P539" style:family="paragraph">
      <loext:graphic-properties draw:fill="solid" draw:fill-color="#757575"/>
      <style:paragraph-properties fo:margin-top="0cm" fo:margin-bottom="0.1cm" fo:text-align="start" style:writing-mode="lr-tb"/>
      <style:text-properties fo:color="#ffffff" loext:opacity="100%" fo:font-size="12pt" fo:font-weight="bold" fo:background-color="transparent" style:font-size-asian="12pt" style:font-weight-asian="bold" style:font-size-complex="12pt" style:font-weight-complex="bold"/>
    </style:style>
    <style:style style:name="P540" style:family="paragraph">
      <loext:graphic-properties draw:fill="none"/>
      <style:paragraph-properties fo:text-align="start" style:writing-mode="lr-tb"/>
      <style:text-properties fo:font-size="12pt" style:font-size-asian="12pt" style:font-size-complex="12pt"/>
    </style:style>
    <style:style style:name="P541" style:family="paragraph">
      <loext:graphic-properties draw:fill="none"/>
      <style:paragraph-properties fo:text-align="center" style:writing-mode="lr-tb"/>
      <style:text-properties fo:color="#ffffff" loext:opacity="100%" fo:font-size="12pt" fo:background-color="transparent" style:font-size-asian="12pt" style:font-size-complex="12pt"/>
    </style:style>
    <style:style style:name="P542" style:family="paragraph">
      <loext:graphic-properties draw:fill="none"/>
      <style:paragraph-properties fo:text-align="end" style:writing-mode="lr-tb"/>
      <style:text-properties fo:font-size="12pt" fo:font-weight="bold" style:font-size-asian="12pt" style:font-weight-asian="bold" style:font-size-complex="12pt" style:font-weight-complex="bold"/>
    </style:style>
    <style:style style:name="P543" style:family="paragraph">
      <loext:graphic-properties draw:fill="none"/>
      <style:paragraph-properties fo:text-align="end" style:writing-mode="lr-tb"/>
      <style:text-properties fo:font-size="12pt" fo:font-weight="bold" fo:background-color="transparent" style:font-size-asian="12pt" style:font-weight-asian="bold" style:font-size-complex="12pt" style:font-weight-complex="bold"/>
    </style:style>
    <style:style style:name="P544" style:family="paragraph">
      <loext:graphic-properties draw:fill="solid" draw:fill-color="#bdbdbd" draw:opacity="100%"/>
      <style:paragraph-properties fo:margin-left="0cm" fo:margin-right="0cm" fo:margin-top="0cm" fo:margin-bottom="0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style:style>
    <style:style style:name="P545" style:family="paragraph">
      <style:paragraph-properties fo:margin-left="0cm" fo:margin-right="0cm" fo:margin-top="0cm" fo:margin-bottom="0.2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fo:hyphenate="false" loext:hyphenation-no-caps="false"/>
    </style:style>
    <style:style style:name="P546" style:family="paragraph">
      <loext:graphic-properties draw:fill="solid" draw:fill-color="#ffffff" draw:opacity="50%"/>
      <style:paragraph-properties fo:margin-left="0cm" fo:margin-right="0cm" fo:margin-top="0cm" fo:margin-bottom="0.2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fo:hyphenate="false" loext:hyphenation-no-caps="false"/>
    </style:style>
    <style:style style:name="P547" style:family="paragraph">
      <style:paragraph-properties fo:margin-left="0cm" fo:margin-right="0cm" fo:margin-top="0cm" fo:margin-bottom="0.2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style:style>
    <style:style style:name="P548" style:family="paragraph">
      <loext:graphic-properties draw:fill="solid" draw:fill-color="#ffffff" draw:opacity="50%"/>
      <style:paragraph-properties fo:margin-left="0cm" fo:margin-right="0cm" fo:margin-top="0cm" fo:margin-bottom="0.2cm" fo:line-height="100%" fo:text-align="start" fo:text-indent="0cm" style:writing-mode="lr-tb">
        <style:tab-stops/>
      </style:paragraph-properties>
      <style:text-properties fo:color="#212121" loext:opacity="100%" fo:font-size="15pt" fo:font-weight="bold" style:font-size-asian="15pt" style:font-weight-asian="bold" style:font-size-complex="15pt" style:font-weight-complex="bold"/>
    </style:style>
    <style:style style:name="P549" style:family="paragraph">
      <loext:graphic-properties draw:fill="solid" draw:fill-color="#512da8"/>
      <style:paragraph-properties fo:text-align="center" style:writing-mode="lr-tb"/>
      <style:text-properties fo:color="#ffffff" loext:opacity="100%" fo:font-size="18pt" fo:font-weight="bold" style:font-size-asian="18pt" style:font-size-complex="18pt"/>
    </style:style>
    <style:style style:name="P550" style:family="paragraph">
      <loext:graphic-properties draw:fill="solid" draw:fill-color="#8c68ca"/>
      <style:paragraph-properties fo:text-align="center" style:writing-mode="lr-tb"/>
      <style:text-properties fo:color="#ffffff" loext:opacity="100%" fo:font-size="15pt" fo:font-weight="bold" style:font-size-asian="18pt" style:font-weight-asian="bold" style:font-size-complex="18pt" style:font-weight-complex="bold"/>
    </style:style>
    <style:style style:name="P551" style:family="paragraph">
      <style:paragraph-properties fo:text-align="center" style:writing-mode="lr-tb"/>
      <style:text-properties style:use-window-font-color="true" loext:opacity="0%" fo:font-size="15pt" fo:font-weight="bold" style:font-size-asian="18pt" style:font-weight-asian="bold" style:font-size-complex="18pt" style:font-weight-complex="bold"/>
    </style:style>
    <style:style style:name="P552" style:family="paragraph">
      <loext:graphic-properties draw:fill="solid" draw:fill-color="#d1c4e9"/>
      <style:paragraph-properties fo:text-align="center" style:writing-mode="lr-tb"/>
      <style:text-properties style:use-window-font-color="true" loext:opacity="0%" fo:font-size="15pt" fo:font-weight="bold" style:font-size-asian="18pt" style:font-weight-asian="bold" style:font-size-complex="18pt" style:font-weight-complex="bold"/>
    </style:style>
    <style:style style:name="P553" style:family="paragraph">
      <style:paragraph-properties fo:text-align="start" style:writing-mode="lr-tb"/>
      <style:text-properties fo:color="#212121" loext:opacity="100%" fo:font-size="15pt" fo:font-weight="bold" fo:background-color="#d1c4e9" style:font-size-asian="18pt" style:font-weight-asian="bold" style:font-size-complex="18pt" style:font-weight-complex="bold"/>
    </style:style>
    <style:style style:name="P554" style:family="paragraph">
      <loext:graphic-properties draw:fill="none"/>
      <style:paragraph-properties fo:text-align="start" style:writing-mode="lr-tb"/>
      <style:text-properties fo:color="#212121" loext:opacity="100%" fo:font-size="15pt" fo:font-weight="bold" fo:background-color="#d1c4e9" style:font-size-asian="18pt" style:font-weight-asian="bold" style:font-size-complex="18pt" style:font-weight-complex="bold"/>
    </style:style>
    <style:style style:name="P555" style:family="paragraph">
      <style:paragraph-properties fo:text-align="center" style:writing-mode="lr-tb"/>
      <style:text-properties fo:color="#212121" loext:opacity="100%" fo:font-size="15pt" fo:font-weight="bold" fo:background-color="#d1c4e9" style:font-size-asian="18pt" style:font-weight-asian="bold" style:font-size-complex="18pt" style:font-weight-complex="bold"/>
    </style:style>
    <style:style style:name="P556" style:family="paragraph">
      <loext:graphic-properties draw:fill="none"/>
      <style:paragraph-properties fo:text-align="center" style:writing-mode="lr-tb"/>
      <style:text-properties fo:color="#212121" loext:opacity="100%" fo:font-size="15pt" fo:font-weight="bold" fo:background-color="#d1c4e9" style:font-size-asian="18pt" style:font-weight-asian="bold" style:font-size-complex="18pt" style:font-weight-complex="bold"/>
    </style:style>
    <style:style style:name="T1" style:family="text">
      <style:text-properties fo:font-size="48pt" fo:font-weight="bold" style:font-size-asian="48pt" style:font-weight-asian="bold" style:font-size-complex="48pt" style:font-weight-complex="bold"/>
    </style:style>
    <style:style style:name="T2" style:family="text">
      <style:text-properties fo:color="#ffffff" loext:opacity="100%" fo:font-size="24pt" fo:font-weight="bold"/>
    </style:style>
    <style:style style:name="T3" style:family="text">
      <style:text-properties fo:font-weight="bold" style:font-weight-asian="bold" style:font-weight-complex="bold"/>
    </style:style>
    <style:style style:name="T4" style:family="text">
      <style:text-properties fo:color="#ffffff" loext:opacity="100%" style:font-name="Arial4" fo:font-size="32pt" fo:font-weight="bold" style:font-size-asian="32pt" style:font-weight-asian="bold" style:font-size-complex="32pt" style:font-weight-complex="bold"/>
    </style:style>
    <style:style style:name="T5" style:family="text">
      <style:text-properties fo:color="#ffffff" loext:opacity="100%" style:font-name="Arial4" fo:font-size="24pt" fo:font-weight="bold" style:font-weight-asian="bold" style:font-weight-complex="bold"/>
    </style:style>
    <style:style style:name="T6" style:family="text">
      <style:text-properties fo:color="#ffffff" loext:opacity="100%" style:font-name="Arial4" fo:font-size="20pt" fo:font-weight="bold" style:font-size-asian="32pt" style:font-weight-asian="bold" style:font-size-complex="32pt" style:font-weight-complex="bold"/>
    </style:style>
    <style:style style:name="T7" style:family="text">
      <style:text-properties fo:color="#ffffff" loext:opacity="100%" style:font-name="Arial4" fo:font-size="20pt" fo:font-weight="bold" style:font-weight-asian="bold" style:font-weight-complex="bold"/>
    </style:style>
    <style:style style:name="T8" style:family="text">
      <style:text-properties fo:color="#212121" loext:opacity="100%" style:font-name="Arial4" fo:font-size="24pt" fo:font-weight="bold" style:font-size-asian="32pt" style:font-weight-asian="bold" style:font-size-complex="32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ffffff" loext:opacity="100%" fo:font-size="18pt" fo:font-weight="bold" style:font-size-asian="18pt" style:font-size-complex="18pt"/>
    </style:style>
    <style:style style:name="T11" style:family="text">
      <style:text-properties fo:color="#ffffff" loext:opacity="100%" fo:font-size="24pt" fo:font-weight="bold" style:font-size-asian="24pt" style:font-weight-asian="bold" style:font-size-complex="24pt" style:font-weight-complex="bold"/>
    </style:style>
    <style:style style:name="T12" style:family="text">
      <style:text-properties fo:font-size="15pt" fo:font-weight="normal" style:font-size-asian="15pt" style:font-weight-asian="normal" style:font-size-complex="15pt" style:font-weight-complex="normal"/>
    </style:style>
    <style:style style:name="T13" style:family="text">
      <style:text-properties fo:font-size="15pt" fo:font-style="normal" fo:font-weight="normal" style:font-size-asian="15pt" style:font-style-asian="normal" style:font-weight-asian="normal" style:font-size-complex="15pt" style:font-style-complex="normal" style:font-weight-complex="normal"/>
    </style:style>
    <style:style style:name="T14" style:family="text">
      <style:text-properties fo:font-size="15pt" style:font-size-asian="18pt" style:font-size-complex="18pt"/>
    </style:style>
    <style:style style:name="T15" style:family="text">
      <style:text-properties fo:color="#ffffff" loext:opacity="100%" fo:font-size="32pt" fo:language="en" fo:country="US" fo:font-weight="bold" style:font-size-asian="32pt" style:font-weight-asian="bold" style:font-size-complex="32pt" style:font-weight-complex="bold"/>
    </style:style>
    <style:style style:name="T16" style:family="text">
      <style:text-properties fo:color="#ffffff" loext:opacity="100%" fo:font-size="15pt" fo:font-weight="bold" style:font-weight-asian="bold" style:font-weight-complex="bold"/>
    </style:style>
    <style:style style:name="T17" style:family="text">
      <style:text-properties fo:color="#ffffff" loext:opacity="100%" fo:font-size="15pt" fo:font-weight="bold" style:font-size-asian="15pt" style:font-weight-asian="bold" style:font-size-complex="15pt" style:font-weight-complex="bold"/>
    </style:style>
    <style:style style:name="T18" style:family="text">
      <style:text-properties fo:font-size="18pt" fo:font-weight="bold" style:font-size-asian="18pt" style:font-weight-asian="bold" style:font-size-complex="18pt" style:font-weight-complex="bold"/>
    </style:style>
    <style:style style:name="T19" style:family="text">
      <style:text-properties fo:color="#212121" loext:opacity="100%" fo:font-weight="bold" style:font-weight-asian="bold" style:font-weight-complex="bold"/>
    </style:style>
    <style:style style:name="T20" style:family="text">
      <style:text-properties fo:color="#212121" loext:opacity="100%" fo:font-weight="bold" fo:background-color="transparent" style:font-weight-asian="bold" style:font-weight-complex="bold"/>
    </style:style>
    <style:style style:name="T21" style:family="text">
      <style:text-properties fo:color="#212121" loext:opacity="100%" fo:font-size="18pt" fo:font-weight="bold"/>
    </style:style>
    <style:style style:name="T22" style:family="text">
      <style:text-properties fo:color="#212121" loext:opacity="100%" fo:font-size="32pt" fo:font-weight="bold" style:font-size-asian="32pt" style:font-size-complex="32pt"/>
    </style:style>
    <style:style style:name="T23" style:family="text">
      <style:text-properties fo:color="#ffffff" loext:opacity="100%" fo:font-size="24pt" fo:font-weight="bold" style:font-weight-asian="bold" style:font-weight-complex="bold"/>
    </style:style>
    <style:style style:name="T24" style:family="text">
      <style:text-properties style:use-window-font-color="true" loext:opacity="0%" fo:font-size="24pt" fo:font-weight="bold" style:font-weight-asian="bold" style:font-weight-complex="bold"/>
    </style:style>
    <style:style style:name="T25" style:family="text">
      <style:text-properties fo:font-size="18pt" style:font-size-asian="14pt" style:font-size-complex="14pt"/>
    </style:style>
    <style:style style:name="T26" style:family="text">
      <style:text-properties fo:color="#ffffff" loext:opacity="100%" fo:font-size="18pt" fo:font-weight="bold" style:font-size-asian="18pt" style:font-weight-asian="bold" style:font-size-complex="18pt" style:font-weight-complex="bold"/>
    </style:style>
    <style:style style:name="T27" style:family="text">
      <style:text-properties fo:color="#ffffff" loext:opacity="100%" fo:font-size="18pt" fo:font-weight="bold" style:font-size-asian="11pt" style:font-weight-asian="bold" style:font-size-complex="11pt" style:font-weight-complex="bold"/>
    </style:style>
    <style:style style:name="T28" style:family="text">
      <style:text-properties fo:font-size="18pt" style:font-size-asian="12pt" style:font-size-complex="12pt"/>
    </style:style>
    <style:style style:name="T29" style:family="text">
      <style:text-properties fo:font-size="18pt" style:font-size-asian="18pt" style:font-size-complex="18pt"/>
    </style:style>
    <style:style style:name="T30" style:family="text">
      <style:text-properties fo:color="#ffffff" loext:opacity="100%" fo:font-size="12pt" fo:font-weight="normal" style:font-size-asian="9pt" style:font-weight-asian="normal" style:font-size-complex="9pt" style:font-weight-complex="normal"/>
    </style:style>
    <style:style style:name="T31" style:family="text">
      <style:text-properties fo:color="#ffffff" loext:opacity="100%" fo:font-size="12pt" fo:font-weight="normal" style:font-size-asian="9pt" style:font-size-complex="9pt"/>
    </style:style>
    <style:style style:name="T32" style:family="text">
      <style:text-properties fo:color="#ffffff" loext:opacity="100%" fo:font-size="12pt" style:font-size-asian="9pt" style:font-size-complex="9pt"/>
    </style:style>
    <style:style style:name="T33" style:family="text">
      <style:text-properties fo:font-size="18pt" fo:font-weight="bold" style:font-size-asian="12pt" style:font-weight-asian="bold" style:font-size-complex="12pt" style:font-weight-complex="bold"/>
    </style:style>
    <style:style style:name="T34" style:family="text">
      <style:text-properties fo:color="#ffffff" loext:opacity="100%" fo:font-size="18pt" fo:font-weight="bold" fo:background-color="#3f51b5" style:font-size-asian="18pt" style:font-weight-asian="bold" style:font-size-complex="18pt" style:font-weight-complex="bold"/>
    </style:style>
    <style:style style:name="T35" style:family="text">
      <style:text-properties fo:font-size="15pt" style:font-size-asian="15pt" style:font-size-complex="15pt"/>
    </style:style>
    <style:style style:name="T36" style:family="text">
      <style:text-properties fo:color="#ffffff" loext:opacity="100%" fo:font-size="15pt" fo:font-weight="bold"/>
    </style:style>
    <style:style style:name="T37" style:family="text">
      <style:text-properties fo:color="#ffffff" loext:opacity="100%" fo:font-size="10pt" fo:font-weight="bold" style:font-size-asian="10pt" style:font-weight-asian="bold" style:font-size-complex="10pt" style:font-weight-complex="bold"/>
    </style:style>
    <style:style style:name="T38" style:family="text">
      <style:text-properties fo:color="#212121" loext:opacity="100%" fo:font-size="10pt" fo:font-weight="bold" style:font-size-asian="10pt" style:font-weight-asian="bold" style:font-size-complex="10pt" style:font-weight-complex="bold"/>
    </style:style>
    <style:style style:name="T39" style:family="text">
      <style:text-properties fo:color="#212121" loext:opacity="100%" fo:font-size="8pt" style:font-size-asian="8pt" style:font-size-complex="8pt"/>
    </style:style>
    <style:style style:name="T40" style:family="text">
      <style:text-properties fo:color="#212121" loext:opacity="100%" fo:font-size="8pt" fo:font-weight="normal" style:font-size-asian="8pt" style:font-weight-asian="normal" style:font-size-complex="8pt" style:font-weight-complex="normal"/>
    </style:style>
    <style:style style:name="T41" style:family="text">
      <style:text-properties style:use-window-font-color="true" loext:opacity="0%" fo:font-size="10pt" fo:font-weight="bold" style:font-size-asian="10pt" style:font-weight-asian="bold" style:font-size-complex="10pt" style:font-weight-complex="bold"/>
    </style:style>
    <style:style style:name="T42" style:family="text">
      <style:text-properties style:use-window-font-color="true" loext:opacity="0%" fo:font-size="8pt" style:font-size-asian="8pt" style:font-size-complex="8pt"/>
    </style:style>
    <style:style style:name="T43" style:family="text">
      <style:text-properties fo:font-size="15pt"/>
    </style:style>
    <style:style style:name="T44" style:family="text">
      <style:text-properties fo:color="#212121" loext:opacity="100%" fo:font-size="24pt" fo:font-weight="bold" style:font-size-asian="24pt" style:font-weight-asian="bold" style:font-size-complex="24pt" style:font-weight-complex="bold"/>
    </style:style>
    <style:style style:name="T45" style:family="text">
      <style:text-properties fo:color="#212121" loext:opacity="100%" fo:font-size="15pt" fo:font-weight="bold" style:font-size-asian="15pt" style:font-weight-asian="bold" style:font-size-complex="15pt" style:font-weight-complex="bold"/>
    </style:style>
    <style:style style:name="T46" style:family="text">
      <style:text-properties fo:color="#212121" loext:opacity="100%" fo:font-size="15pt" fo:font-weight="bold" style:font-weight-asian="bold" style:font-weight-complex="bold"/>
    </style:style>
    <style:style style:name="T47" style:family="text">
      <style:text-properties style:use-window-font-color="true" loext:opacity="0%" fo:font-size="18pt" fo:font-weight="bold" fo:background-color="transparent" style:font-size-asian="18pt" style:font-weight-asian="bold" style:font-size-complex="18pt" style:font-weight-complex="bold"/>
    </style:style>
    <style:style style:name="T48" style:family="text">
      <style:text-properties style:use-window-font-color="true" loext:opacity="0%" fo:font-weight="bold" style:font-weight-asian="bold" style:font-weight-complex="bold"/>
    </style:style>
    <style:style style:name="T49" style:family="text">
      <style:text-properties fo:color="#ffffff" loext:opacity="100%" fo:font-size="15pt" fo:font-weight="bold" style:font-size-asian="18pt" style:font-weight-asian="bold" style:font-size-complex="18pt" style:font-weight-complex="bold"/>
    </style:style>
    <style:style style:name="T50" style:family="text">
      <style:text-properties style:font-name="Times New Roman1" fo:font-size="172pt" style:font-size-asian="18pt" style:font-size-complex="18pt"/>
    </style:style>
    <style:style style:name="T51" style:family="text">
      <style:text-properties style:font-name="Times New Roman1" fo:font-size="274pt" style:font-size-asian="18pt" style:font-size-complex="18pt"/>
    </style:style>
    <style:style style:name="T52" style:family="text">
      <style:text-properties fo:font-size="14pt" fo:font-weight="bold" style:font-size-asian="14pt" style:font-weight-asian="bold" style:font-size-complex="14pt" style:font-weight-complex="bold"/>
    </style:style>
    <style:style style:name="T53" style:family="text">
      <style:text-properties fo:color="#ffffff" loext:opacity="100%" fo:font-size="12pt" fo:font-weight="bold" style:font-weight-asian="bold" style:font-weight-complex="bold"/>
    </style:style>
    <style:style style:name="T54" style:family="text">
      <style:text-properties fo:color="#ffffff" loext:opacity="100%" fo:font-size="12pt" fo:font-weight="bold" style:font-size-asian="18pt" style:font-weight-asian="bold" style:font-size-complex="18pt" style:font-weight-complex="bold"/>
    </style:style>
    <style:style style:name="T55" style:family="text">
      <style:text-properties fo:color="#ffffff" loext:opacity="100%" fo:font-size="12pt" fo:font-weight="bold" style:font-size-asian="24pt" style:font-weight-asian="bold" style:font-size-complex="24pt" style:font-weight-complex="bold"/>
    </style:style>
    <style:style style:name="T56" style:family="text">
      <style:text-properties fo:font-size="32pt" fo:font-weight="bold" style:font-size-asian="32pt" style:font-size-complex="32pt"/>
    </style:style>
    <style:style style:name="T57" style:family="text">
      <style:text-properties fo:color="#ffffff" loext:opacity="100%" fo:font-size="18pt" fo:font-weight="bold" style:font-size-asian="20pt" style:font-weight-asian="bold" style:font-size-complex="20pt" style:font-weight-complex="bold"/>
    </style:style>
    <style:style style:name="T58" style:family="text">
      <style:text-properties fo:color="#ffffff" loext:opacity="100%" fo:font-size="14pt" fo:font-weight="bold" style:font-size-asian="18pt" style:font-size-complex="18pt"/>
    </style:style>
    <style:style style:name="T59" style:family="text">
      <style:text-properties fo:color="#ffffff" loext:opacity="100%" fo:font-size="9pt" fo:font-weight="bold" style:font-size-asian="9pt" style:font-size-complex="9pt"/>
    </style:style>
    <style:style style:name="T60" style:family="text">
      <style:text-properties fo:color="#ffffff" loext:opacity="100%" fo:font-size="15pt" fo:font-weight="bold" style:font-size-asian="15pt" style:font-size-complex="15pt"/>
    </style:style>
    <style:style style:name="T61" style:family="text">
      <style:text-properties fo:color="#ffffff" loext:opacity="100%" fo:font-size="14pt" fo:font-weight="bold" fo:background-color="transparent" style:font-size-asian="18pt" style:font-size-complex="18pt"/>
    </style:style>
    <style:style style:name="T62" style:family="text">
      <style:text-properties fo:color="#ffffff" loext:opacity="100%" fo:font-size="12pt" fo:font-weight="bold" style:font-size-asian="12pt" style:font-weight-asian="bold" style:font-size-complex="12pt" style:font-weight-complex="bold"/>
    </style:style>
    <style:style style:name="T63" style:family="text">
      <style:text-properties fo:font-size="12pt" fo:font-weight="normal" style:font-size-asian="12pt" style:font-weight-asian="normal" style:font-size-complex="12pt" style:font-weight-complex="normal"/>
    </style:style>
    <style:style style:name="T64" style:family="text">
      <style:text-properties fo:color="#ffffff" loext:opacity="100%" fo:font-weight="bold"/>
    </style:style>
    <style:style style:name="T65" style:family="text">
      <style:text-properties fo:color="#ffffff" loext:opacity="100%" fo:font-size="12pt" fo:font-weight="bold"/>
    </style:style>
    <style:style style:name="T66" style:family="text">
      <style:text-properties fo:color="#ffffff" loext:opacity="100%" style:font-name="Times New Roman2" fo:font-size="70pt" style:font-size-asian="60pt" style:font-size-complex="60pt"/>
    </style:style>
    <style:style style:name="T67" style:family="text">
      <style:text-properties fo:color="#ffffff" loext:opacity="100%" style:font-name="Times New Roman2" fo:font-size="104pt" style:font-size-asian="96pt" style:font-size-complex="96pt"/>
    </style:style>
    <style:style style:name="T68" style:family="text">
      <style:text-properties fo:color="#ffffff" loext:opacity="100%" fo:font-size="17pt" fo:font-weight="bold" style:font-size-asian="17pt" style:font-size-complex="17pt"/>
    </style:style>
    <style:style style:name="T69" style:family="text">
      <style:text-properties fo:color="#ffffff" loext:opacity="100%" style:font-name="Arial4" fo:font-size="18pt" fo:font-weight="bold" style:font-size-asian="18pt" style:font-weight-asian="bold" style:font-size-complex="18pt" style:font-weight-complex="bold"/>
    </style:style>
    <style:style style:name="T70" style:family="text">
      <style:text-properties fo:color="#ffffff" loext:opacity="100%" fo:font-size="12pt" style:font-size-asian="12pt" style:font-size-complex="12pt"/>
    </style:style>
    <style:style style:name="T71" style:family="text">
      <style:text-properties fo:color="#ffffff" loext:opacity="100%" style:text-outline="false" style:text-line-through-style="none" style:text-line-through-type="none" style:font-name="Arial2" fo:font-size="12pt" fo:language="en" fo:country="US"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72" style:family="text">
      <style:text-properties fo:color="#212121" loext:opacity="100%" fo:font-size="15pt" fo:font-weight="normal" style:font-size-asian="15pt" style:font-weight-asian="normal" style:font-size-complex="15pt" style:font-weight-complex="normal"/>
    </style:style>
    <style:style style:name="T73" style:family="text">
      <style:text-properties fo:color="#212121" loext:opacity="100%" fo:font-size="15pt" fo:font-weight="bold" style:font-size-asian="12pt" style:font-weight-asian="bold" style:font-size-complex="12pt" style:font-weight-complex="bold"/>
    </style:style>
    <style:style style:name="T74" style:family="text">
      <style:text-properties fo:color="#ffffff" loext:opacity="100%" fo:font-size="18pt" fo:font-weight="bold" style:font-size-asian="24pt" style:font-weight-asian="bold" style:font-size-complex="24pt" style:font-weight-complex="bold"/>
    </style:style>
    <style:style style:name="T75" style:family="text">
      <style:text-properties fo:color="#ffffff" loext:opacity="100%" fo:font-size="48pt" fo:font-weight="bold" style:font-size-asian="48pt" style:font-weight-asian="bold" style:font-size-complex="48pt" style:font-weight-complex="bold"/>
    </style:style>
    <style:style style:name="T76" style:family="text">
      <style:text-properties fo:color="#ffffff" loext:opacity="100%" fo:font-size="12pt" fo:language="en" fo:country="US" fo:font-weight="bold" style:font-size-asian="12pt" style:font-weight-asian="bold" style:font-size-complex="12pt" style:font-weight-complex="bold"/>
    </style:style>
    <style:style style:name="T77" style:family="text">
      <style:text-properties fo:color="#212121" loext:opacity="100%" fo:font-size="12pt" fo:language="en" fo:country="US" fo:font-weight="bold" style:font-size-asian="12pt" style:font-weight-asian="bold" style:font-size-complex="12pt" style:font-weight-complex="bold"/>
    </style:style>
    <style:style style:name="T78" style:family="text">
      <style:text-properties fo:color="#000000" loext:opacity="100%" fo:font-size="12pt" fo:language="en" fo:country="US" fo:font-weight="bold" style:font-size-asian="12pt" style:font-weight-asian="bold" style:font-size-complex="12pt" style:font-weight-complex="bold"/>
    </style:style>
    <style:style style:name="T79" style:family="text">
      <style:text-properties fo:color="#ffffff" loext:opacity="100%" fo:font-size="18pt" fo:font-weight="bold" style:font-size-asian="22pt" style:font-weight-asian="bold" style:font-size-complex="22pt" style:font-weight-complex="bold"/>
    </style:style>
    <style:style style:name="T80" style:family="text">
      <style:text-properties fo:color="#ffffff" loext:opacity="100%" fo:font-size="13pt" fo:language="en" fo:country="US" fo:font-weight="bold" style:font-size-asian="13pt" style:font-weight-asian="bold" style:font-size-complex="13pt" style:font-weight-complex="bold"/>
    </style:style>
    <style:style style:name="T81" style:family="text">
      <style:text-properties fo:color="#ffffff" loext:opacity="100%" fo:font-size="18pt" fo:language="en" fo:country="US" fo:font-weight="bold" style:font-size-asian="18pt" style:font-weight-asian="bold" style:font-size-complex="18pt" style:font-weight-complex="bold"/>
    </style:style>
    <style:style style:name="T82" style:family="text">
      <style:text-properties fo:font-size="13pt" fo:language="en" fo:country="US" fo:font-weight="bold" style:font-size-asian="13pt" style:font-weight-asian="bold" style:font-size-complex="13pt" style:font-weight-complex="bold"/>
    </style:style>
    <style:style style:name="T83" style:family="text">
      <style:text-properties fo:font-size="13pt" fo:language="en" fo:country="US" style:font-size-asian="13pt" style:font-size-complex="13pt"/>
    </style:style>
    <style:style style:name="T84" style:family="text">
      <style:text-properties fo:color="#ffffff" loext:opacity="100%" fo:font-size="15pt" fo:language="en" fo:country="US" fo:font-weight="bold" style:font-size-asian="18pt" style:font-weight-asian="bold" style:font-size-complex="18pt" style:font-weight-complex="bold"/>
    </style:style>
    <style:style style:name="T85" style:family="text">
      <style:text-properties fo:color="#3f51b5" loext:opacity="100%" style:font-name="Arial4" fo:font-size="15pt" fo:font-weight="bold" style:font-size-asian="15pt" style:font-weight-asian="bold" style:font-size-complex="15pt" style:font-weight-complex="bold"/>
    </style:style>
    <style:style style:name="T86" style:family="text">
      <style:text-properties fo:color="#212121" loext:opacity="100%" fo:font-size="12pt" fo:font-weight="bold" style:font-size-asian="15pt" style:font-weight-asian="bold" style:font-size-complex="15pt" style:font-weight-complex="bold"/>
    </style:style>
    <style:style style:name="T87" style:family="text">
      <style:text-properties fo:color="#212121" loext:opacity="100%" fo:font-size="12pt" style:font-size-asian="15pt" style:font-size-complex="15pt"/>
    </style:style>
    <style:style style:name="T88" style:family="text">
      <style:text-properties fo:color="#212121" loext:opacity="100%" fo:font-size="12pt" fo:font-weight="bold" style:font-size-asian="12pt" style:font-weight-asian="bold" style:font-size-complex="12pt" style:font-weight-complex="bold"/>
    </style:style>
    <style:style style:name="T89" style:family="text">
      <style:text-properties fo:color="#212121" loext:opacity="100%" fo:font-size="12pt" style:font-size-asian="12pt" style:font-size-complex="12pt"/>
    </style:style>
    <style:style style:name="T90" style:family="text">
      <style:text-properties fo:color="#448aff" loext:opacity="100%" style:font-name="Arial4" fo:font-size="15pt" fo:font-weight="bold" style:font-size-asian="15pt" style:font-weight-asian="bold" style:font-size-complex="15pt" style:font-weight-complex="bold"/>
    </style:style>
    <style:style style:name="T91" style:family="text">
      <style:text-properties fo:color="#212121" loext:opacity="100%" style:font-name="Arial4" fo:font-size="15pt" fo:font-weight="bold" style:font-size-asian="15pt" style:font-weight-asian="bold" style:font-size-complex="15pt" style:font-weight-complex="bold"/>
    </style:style>
    <style:style style:name="T92" style:family="text">
      <style:text-properties fo:color="#212121" loext:opacity="100%" fo:font-size="15pt" style:font-size-asian="15pt" style:font-size-complex="15pt"/>
    </style:style>
    <style:style style:name="T93" style:family="text">
      <style:text-properties fo:font-size="12pt" fo:font-weight="bold" style:font-size-asian="15pt" style:font-size-complex="15pt"/>
    </style:style>
    <style:style style:name="T94" style:family="text">
      <style:text-properties fo:font-size="10pt" fo:font-weight="normal" style:font-size-asian="10pt" style:font-weight-asian="normal" style:font-size-complex="10pt" style:font-weight-complex="normal"/>
    </style:style>
    <style:style style:name="T95" style:family="text">
      <style:text-properties fo:font-size="12pt" style:font-size-asian="12pt" style:font-size-complex="12pt"/>
    </style:style>
    <style:style style:name="T96" style:family="text">
      <style:text-properties fo:color="#ffffff" loext:opacity="100%" fo:font-size="20pt" fo:font-weight="bold" style:font-size-asian="20pt" style:font-weight-asian="bold" style:font-size-complex="20pt" style:font-weight-complex="bold"/>
    </style:style>
    <style:style style:name="T97" style:family="text">
      <style:text-properties fo:color="#ffffff" loext:opacity="100%" fo:font-size="14pt" fo:font-weight="bold" style:font-size-asian="14pt" style:font-weight-asian="bold" style:font-size-complex="14pt" style:font-weight-complex="bold"/>
    </style:style>
    <style:style style:name="T98" style:family="text">
      <style:text-properties fo:font-size="32pt" style:font-size-asian="32pt" style:font-size-complex="32pt"/>
    </style:style>
    <style:style style:name="T99" style:family="text">
      <style:text-properties fo:font-size="15pt" fo:font-weight="bold" style:font-size-asian="15pt" style:font-weight-asian="bold" style:font-size-complex="15pt" style:font-weight-complex="bold"/>
    </style:style>
    <style:style style:name="T100" style:family="text">
      <style:text-properties fo:color="#ffffff" loext:opacity="100%" style:font-name="Arial4" fo:font-size="18pt" fo:font-weight="bold" style:font-size-asian="24pt" style:font-weight-asian="bold" style:font-size-complex="24pt" style:font-weight-complex="bold"/>
    </style:style>
    <style:style style:name="T101" style:family="text">
      <style:text-properties style:font-name="Arial4" fo:font-size="18pt" style:font-size-asian="18pt" style:font-size-complex="18pt"/>
    </style:style>
    <style:style style:name="T102" style:family="text">
      <style:text-properties fo:color="#ffffff" loext:opacity="100%" style:font-name="Arial4" fo:font-weight="bold" style:font-weight-asian="bold" style:font-weight-complex="bold"/>
    </style:style>
    <style:style style:name="T103" style:family="text">
      <style:text-properties fo:color="#ffffff" loext:opacity="100%" fo:font-size="24pt" fo:font-weight="bold" style:font-size-asian="13pt" style:font-weight-asian="bold" style:font-size-complex="13pt" style:font-weight-complex="bold"/>
    </style:style>
    <style:style style:name="T104" style:family="text">
      <style:text-properties fo:color="#ffffff" loext:opacity="100%" fo:font-size="18pt" fo:font-weight="bold" style:font-size-asian="24pt" style:font-size-complex="24pt"/>
    </style:style>
    <style:style style:name="T105" style:family="text">
      <style:text-properties fo:font-size="15pt" style:font-size-asian="15pt" style:font-weight-asian="normal" style:font-size-complex="15pt"/>
    </style:style>
    <style:style style:name="T106" style:family="text">
      <style:text-properties fo:color="#ffffff" loext:opacity="100%" style:font-name="Arial4" fo:font-size="18pt" fo:font-weight="bold" style:font-size-asian="15pt" style:font-weight-asian="bold" style:font-size-complex="15pt" style:font-weight-complex="bold"/>
    </style:style>
    <style:style style:name="T107" style:family="text">
      <style:text-properties fo:color="#212121" loext:opacity="100%" style:font-name="Times New Roman2" fo:font-size="48pt" fo:font-weight="bold" style:font-size-asian="48pt" style:font-weight-asian="bold" style:font-size-complex="48pt" style:font-weight-complex="bold"/>
    </style:style>
    <style:style style:name="T108" style:family="text">
      <style:text-properties fo:font-size="18pt" fo:font-weight="normal" style:font-size-asian="18pt" style:font-weight-asian="normal" style:font-size-complex="18pt" style:font-weight-complex="normal"/>
    </style:style>
    <style:style style:name="T109" style:family="text">
      <style:text-properties fo:color="#333333" loext:opacity="100%" fo:font-size="15pt" fo:font-weight="bold" style:font-size-asian="15pt" style:font-weight-asian="bold" style:font-size-complex="15pt" style:font-weight-complex="bold"/>
    </style:style>
    <style:style style:name="T110" style:family="text">
      <style:text-properties fo:color="#ffffff" loext:opacity="100%" fo:font-size="22pt" fo:font-weight="bold" style:font-size-asian="22pt" style:font-weight-asian="bold" style:font-size-complex="22pt" style:font-weight-complex="bold"/>
    </style:style>
    <style:style style:name="T111" style:family="text">
      <style:text-properties fo:font-size="15pt" fo:font-weight="bold" style:font-weight-asian="bold" style:font-weight-complex="bold"/>
    </style:style>
    <style:style style:name="T112" style:family="text">
      <style:text-properties fo:font-size="15pt" style:font-size-asian="14pt" style:font-size-complex="14pt"/>
    </style:style>
    <style:style style:name="T113" style:family="text">
      <style:text-properties fo:color="#536dfe" loext:opacity="100%" style:font-name="Times New Roman2" fo:font-size="134pt" style:font-size-asian="134pt" style:font-size-complex="134pt"/>
    </style:style>
    <style:style style:name="T114" style:family="text">
      <style:text-properties fo:color="#536dfe" loext:opacity="100%" style:font-name="Times New Roman2" fo:font-size="132pt" fo:font-weight="bold" style:font-size-asian="132pt" style:font-weight-asian="bold" style:font-size-complex="132pt" style:font-weight-complex="bold"/>
    </style:style>
    <style:style style:name="T115" style:family="text">
      <style:text-properties style:use-window-font-color="true" loext:opacity="0%" fo:font-size="24pt" fo:font-weight="bold" style:font-size-asian="24pt" style:font-weight-asian="bold" style:font-size-complex="24pt" style:font-weight-complex="bold"/>
    </style:style>
    <style:style style:name="T116" style:family="text">
      <style:text-properties style:use-window-font-color="true" loext:opacity="0%" fo:font-size="15pt" fo:font-weight="bold" style:font-size-asian="15pt" style:font-weight-asian="bold" style:font-size-complex="15pt" style:font-weight-complex="bold"/>
    </style:style>
    <style:style style:name="T117" style:family="text">
      <style:text-properties fo:color="#212121" loext:opacity="100%" fo:font-size="18pt" fo:font-weight="bold" style:font-size-asian="18pt" style:font-weight-asian="bold" style:font-size-complex="18pt" style:font-weight-complex="bold"/>
    </style:style>
    <style:style style:name="T118" style:family="text">
      <style:text-properties fo:font-weight="bold"/>
    </style:style>
    <style:style style:name="T119" style:family="text">
      <style:text-properties fo:color="#ffffff" loext:opacity="100%" fo:font-weight="bold" style:font-weight-asian="bold" style:font-weight-complex="bold"/>
    </style:style>
    <style:style style:name="T120" style:family="text">
      <style:text-properties style:use-window-font-color="true" loext:opacity="0%" fo:font-size="15pt" style:font-size-asian="15pt" style:font-size-complex="15pt"/>
    </style:style>
    <style:style style:name="T121" style:family="text">
      <style:text-properties style:use-window-font-color="true" loext:opacity="0%" fo:font-size="15pt" fo:font-weight="normal" style:font-size-asian="15pt" style:font-weight-asian="normal" style:font-size-complex="15pt" style:font-weight-complex="normal"/>
    </style:style>
    <style:style style:name="T122" style:family="text">
      <style:text-properties fo:color="#ffffff" loext:opacity="100%" fo:font-size="24pt" fo:font-weight="bold" style:font-size-asian="18pt" style:font-weight-asian="bold" style:font-size-complex="18pt" style:font-weight-complex="bold"/>
    </style:style>
    <style:style style:name="T123" style:family="text">
      <style:text-properties style:use-window-font-color="true" loext:opacity="0%" fo:font-size="15pt" fo:font-weight="bold" style:font-weight-asian="bold" style:font-weight-complex="bold"/>
    </style:style>
    <style:style style:name="T124" style:family="text">
      <style:text-properties style:use-window-font-color="true" loext:opacity="0%" style:text-outline="false" style:text-line-through-style="none" style:text-line-through-type="none" style:font-name="Arial2" fo:font-size="24pt" fo:language="en" fo:country="US" fo:font-style="normal" fo:text-shadow="none" style:text-underline-style="none" fo:font-weight="bold" style:letter-kerning="true" style:font-name-asian="DejaVu Sans" style:font-size-asian="24pt" style:font-style-asian="normal" style:font-weight-asian="bold" style:font-name-complex="DejaVu Sans" style:font-size-complex="24pt" style:font-style-complex="normal" style:font-weight-complex="bold" style:text-emphasize="none" style:font-relief="none"/>
    </style:style>
    <style:style style:name="T125" style:family="text">
      <style:text-properties style:use-window-font-color="true" loext:opacity="0%" fo:font-size="2pt" fo:font-weight="bold" style:font-size-asian="2pt" style:font-weight-asian="bold" style:font-size-complex="2pt" style:font-weight-complex="bold"/>
    </style:style>
    <style:style style:name="T126" style:family="text">
      <style:text-properties fo:color="#212121" loext:opacity="100%" fo:font-size="24pt" fo:font-weight="bold" style:font-size-asian="24pt" style:font-size-complex="24pt"/>
    </style:style>
    <style:style style:name="T127" style:family="text">
      <style:text-properties fo:color="#212121" loext:opacity="100%" fo:font-size="22pt" fo:font-weight="bold" style:font-size-asian="22pt" style:font-size-complex="22pt"/>
    </style:style>
    <style:style style:name="T128" style:family="text">
      <style:text-properties fo:font-size="18pt" fo:font-weight="bold"/>
    </style:style>
    <style:style style:name="T129" style:family="text">
      <style:text-properties fo:color="#ffffff" loext:opacity="100%" fo:font-size="18pt" fo:font-weight="bold"/>
    </style:style>
    <style:style style:name="T130" style:family="text">
      <style:text-properties fo:font-size="24pt" fo:font-weight="bold" style:font-size-asian="24pt" style:font-size-complex="24pt"/>
    </style:style>
    <style:style style:name="T131" style:family="text">
      <style:text-properties fo:color="#ffffff" loext:opacity="100%" fo:font-size="24pt" fo:font-weight="bold" style:font-size-asian="24pt" style:font-size-complex="24pt"/>
    </style:style>
    <style:style style:name="T132" style:family="text">
      <style:text-properties style:use-window-font-color="true" loext:opacity="0%" fo:font-size="24pt" fo:font-weight="bold"/>
    </style:style>
    <style:style style:name="T133" style:family="text">
      <style:text-properties fo:font-size="15pt" fo:font-weight="bold"/>
    </style:style>
    <style:style style:name="T134" style:family="text">
      <style:text-properties style:use-window-font-color="true" loext:opacity="0%"/>
    </style:style>
    <style:style style:name="T135" style:family="text">
      <style:text-properties style:use-window-font-color="true" loext:opacity="0%" fo:font-size="15pt" style:font-size-asian="15pt" style:font-weight-asian="normal" style:font-size-complex="15pt"/>
    </style:style>
    <style:style style:name="T136" style:family="text">
      <style:text-properties style:use-window-font-color="true" loext:opacity="0%" style:text-outline="true" fo:font-size="72pt" fo:text-shadow="1pt 1pt" style:text-underline-style="none" fo:font-weight="bold" fo:background-color="transparent" style:font-size-asian="72pt" style:font-weight-asian="bold" style:font-size-complex="72pt" style:font-weight-complex="bold" style:text-overline-style="none" style:text-overline-color="#000000"/>
    </style:style>
    <style:style style:name="T137" style:family="text">
      <style:text-properties style:use-window-font-color="true" loext:opacity="0%" style:text-outline="true" fo:font-size="72pt" fo:text-shadow="1pt 1pt" style:text-underline-style="none" fo:font-weight="bold" fo:background-color="transparent" style:font-size-asian="48pt" style:font-weight-asian="bold" style:font-size-complex="48pt" style:font-weight-complex="bold" style:text-overline-style="none" style:text-overline-color="#000000"/>
    </style:style>
    <style:style style:name="T138" style:family="text">
      <style:text-properties fo:color="#212121" loext:opacity="100%" fo:font-weight="bold"/>
    </style:style>
    <style:style style:name="T139" style:family="text">
      <style:text-properties fo:font-size="18pt" fo:background-color="transparent" style:font-size-asian="18pt" style:font-size-complex="18pt"/>
    </style:style>
    <style:style style:name="T140" style:family="text">
      <style:text-properties fo:color="#ffffff" loext:opacity="100%" fo:font-size="18pt" fo:font-weight="bold" fo:background-color="transparent" style:font-size-asian="18pt" style:font-weight-asian="bold" style:font-size-complex="18pt" style:font-weight-complex="bold"/>
    </style:style>
    <style:style style:name="T141" style:family="text">
      <style:text-properties fo:font-size="12pt" fo:background-color="#ffffff" style:font-size-asian="15pt" style:font-size-complex="15pt"/>
    </style:style>
    <style:style style:name="T142" style:family="text">
      <style:text-properties fo:color="#ffffff" loext:opacity="100%" fo:font-size="10pt" fo:font-weight="bold" fo:background-color="transparent" style:font-size-asian="10pt" style:font-weight-asian="bold" style:font-size-complex="10pt" style:font-weight-complex="bold"/>
    </style:style>
    <style:style style:name="T143" style:family="text">
      <style:text-properties fo:font-size="8pt" fo:font-weight="bold" fo:background-color="#ffffff" style:font-size-asian="12pt" style:font-weight-asian="bold" style:font-size-complex="12pt" style:font-weight-complex="bold"/>
    </style:style>
    <style:style style:name="T144" style:family="text">
      <style:text-properties fo:font-size="8pt" fo:background-color="#ffffff" style:font-size-asian="12pt" style:font-size-complex="12pt"/>
    </style:style>
    <style:style style:name="T145" style:family="text">
      <style:text-properties fo:font-size="8pt" fo:font-weight="bold" fo:background-color="transparent" style:font-size-asian="12pt" style:font-weight-asian="bold" style:font-size-complex="12pt" style:font-weight-complex="bold"/>
    </style:style>
    <style:style style:name="T146" style:family="text">
      <style:text-properties fo:font-size="8pt" fo:background-color="transparent" style:font-size-asian="12pt" style:font-size-complex="12pt"/>
    </style:style>
    <style:style style:name="T147" style:family="text">
      <style:text-properties fo:font-size="8pt" fo:font-weight="bold" fo:background-color="#ffffff" style:font-size-asian="8pt" style:font-weight-asian="bold" style:font-size-complex="8pt" style:font-weight-complex="bold"/>
    </style:style>
    <style:style style:name="T148" style:family="text">
      <style:text-properties fo:font-size="8pt" fo:font-weight="bold" fo:background-color="transparent" style:font-size-asian="8pt" style:font-weight-asian="bold" style:font-size-complex="8pt" style:font-weight-complex="bold"/>
    </style:style>
    <style:style style:name="T149" style:family="text">
      <style:text-properties fo:font-size="12pt" fo:font-weight="bold" style:font-size-asian="12pt" style:font-weight-asian="bold" style:font-size-complex="12pt" style:font-weight-complex="bold"/>
    </style:style>
    <style:style style:name="T150" style:family="text">
      <style:text-properties fo:font-size="10pt" style:font-size-asian="10pt" style:font-size-complex="10pt"/>
    </style:style>
    <style:style style:name="T151" style:family="text">
      <style:text-properties fo:color="#ffffff" loext:opacity="100%" fo:font-size="12pt" fo:font-weight="bold" fo:background-color="transparent" style:font-size-asian="12pt" style:font-weight-asian="bold" style:font-size-complex="12pt" style:font-weight-complex="bold"/>
    </style:style>
    <style:style style:name="T152" style:family="text">
      <style:text-properties fo:font-size="12pt" fo:background-color="#ffffff" style:font-size-asian="12pt" style:font-size-complex="12pt"/>
    </style:style>
    <style:style style:name="T153" style:family="text">
      <style:text-properties fo:font-size="12pt" fo:font-weight="bold" fo:background-color="#ffffff" style:font-size-asian="12pt" style:font-weight-asian="bold" style:font-size-complex="12pt" style:font-weight-complex="bold"/>
    </style:style>
    <style:style style:name="T154" style:family="text">
      <style:text-properties fo:font-size="12pt" fo:font-weight="bold" fo:background-color="transparent" style:font-size-asian="12pt" style:font-weight-asian="bold" style:font-size-complex="12pt" style:font-weight-complex="bold"/>
    </style:style>
    <style:style style:name="T155" style:family="text">
      <style:text-properties fo:font-size="12pt" fo:background-color="transparent" style:font-size-asian="12pt" style:font-size-complex="12pt"/>
    </style:style>
    <style:style style:name="T156" style:family="text">
      <style:text-properties style:use-window-font-color="true" loext:opacity="0%" fo:font-size="15pt" fo:font-weight="bold" style:font-size-asian="18pt" style:font-weight-asian="bold" style:font-size-complex="18pt" style:font-weight-complex="bold"/>
    </style:style>
    <style:style style:name="T157" style:family="text">
      <style:text-properties fo:color="#212121" loext:opacity="100%" fo:font-size="15pt" fo:font-weight="bold" fo:background-color="#d1c4e9" style:font-size-asian="18pt" style:font-weight-asian="bold" style:font-size-complex="18pt" style:font-weight-complex="bold"/>
    </style:style>
    <style:style style:name="T158" style:family="text">
      <style:text-properties style:use-window-font-color="true" loext:opacity="0%" fo:font-size="15pt" fo:font-weight="bold" fo:background-color="#d1c4e9"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cm" fo:text-align="center"/>
        <style:text-properties fo:font-family="StarSymbol" fo:color="#ffffff" fo:font-size="45%"/>
      </text:list-level-style-bullet>
      <text:list-level-style-bullet text:level="2" text:bullet-char="●">
        <style:list-level-properties text:space-before="0.6cm" text:min-label-width="0.5cm" fo:text-align="center"/>
        <style:text-properties fo:font-family="StarSymbol" fo:color="#ffffff" fo:font-size="45%"/>
      </text:list-level-style-bullet>
      <text:list-level-style-bullet text:level="3" text:bullet-char="●">
        <style:list-level-properties text:space-before="1.2cm" text:min-label-width="0.5cm" fo:text-align="center"/>
        <style:text-properties fo:font-family="StarSymbol" fo:color="#ffffff" fo:font-size="45%"/>
      </text:list-level-style-bullet>
      <text:list-level-style-bullet text:level="4" text:bullet-char="●">
        <style:list-level-properties text:space-before="1.8cm" text:min-label-width="0.5cm" fo:text-align="center"/>
        <style:text-properties fo:font-family="StarSymbol" fo:color="#ffffff" fo:font-size="45%"/>
      </text:list-level-style-bullet>
      <text:list-level-style-bullet text:level="5" text:bullet-char="●">
        <style:list-level-properties text:space-before="2.4cm" text:min-label-width="0.5cm" fo:text-align="center"/>
        <style:text-properties fo:font-family="StarSymbol" fo:color="#ffffff" fo:font-size="45%"/>
      </text:list-level-style-bullet>
      <text:list-level-style-bullet text:level="6" text:bullet-char="●">
        <style:list-level-properties text:space-before="3cm" text:min-label-width="0.5cm" fo:text-align="center"/>
        <style:text-properties fo:font-family="StarSymbol" fo:color="#ffffff" fo:font-size="45%"/>
      </text:list-level-style-bullet>
      <text:list-level-style-bullet text:level="7" text:bullet-char="●">
        <style:list-level-properties text:space-before="3.6cm" text:min-label-width="0.5cm" fo:text-align="center"/>
        <style:text-properties fo:font-family="StarSymbol" fo:color="#ffffff" fo:font-size="45%"/>
      </text:list-level-style-bullet>
      <text:list-level-style-bullet text:level="8" text:bullet-char="●">
        <style:list-level-properties text:space-before="4.2cm" text:min-label-width="0.5cm" fo:text-align="center"/>
        <style:text-properties fo:font-family="StarSymbol" fo:color="#ffffff" fo:font-size="45%"/>
      </text:list-level-style-bullet>
      <text:list-level-style-bullet text:level="9" text:bullet-char="●">
        <style:list-level-properties text:space-before="4.8cm" text:min-label-width="0.5cm" fo:text-align="center"/>
        <style:text-properties fo:font-family="StarSymbol" fo:color="#ffffff" fo:font-size="45%"/>
      </text:list-level-style-bullet>
      <text:list-level-style-bullet text:level="10" text:bullet-char="●">
        <style:list-level-properties text:space-before="5.4cm" text:min-label-width="0.5cm" fo:text-align="center"/>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5cm" fo:text-align="cente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5cm" text:min-label-width="0.2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28cm" svg:height="11cm" svg:x="0cm" svg:y="2cm">
          <draw:text-box>
            <text:p><text:span text:style-name="T1">A01</text:span></text:p>
            <text:p><text:span text:style-name="T1"/></text:p>
            <text:p><text:span text:style-name="T1">Course Introduction</text:span></text:p>
          </draw:text-box>
        </draw:frame>
      </draw:page>
      <draw:page draw:name="page2" draw:style-name="dp1" draw:master-page-name="Default">
        <office:forms form:automatic-focus="false" form:apply-design-mode="false"/>
        <draw:g>
          <draw:custom-shape draw:style-name="gr2" draw:text-style-name="P3" draw:layer="layout" svg:width="9cm" svg:height="3.5cm" svg:x="5cm" svg:y="3cm">
            <text:p text:style-name="P2"><text:span text:style-name="T2">Business Model</text:span><text:span text:style-name="T2"><text:line-break/></text:span><text:span text:style-name="T2">Canvas [1]</text:span></text:p>
            <draw:enhanced-geometry svg:viewBox="0 0 21600 21600" draw:type="rectangle" draw:enhanced-path="M 0 0 L 21600 0 21600 21600 0 21600 0 0 Z N"/>
          </draw:custom-shape>
          <draw:custom-shape draw:style-name="gr3" draw:text-style-name="P4" draw:layer="layout" svg:width="9cm" svg:height="3.5cm" svg:x="14cm" svg:y="3cm">
            <text:p text:style-name="P2"><text:span text:style-name="T2">The Lean</text:span><text:span text:style-name="T2"><text:line-break/></text:span><text:span text:style-name="T2">Startup [2]</text:span></text:p>
            <draw:enhanced-geometry svg:viewBox="0 0 21600 21600" draw:type="rectangle" draw:enhanced-path="M 0 0 L 21600 0 21600 21600 0 21600 0 0 Z N"/>
          </draw:custom-shape>
          <draw:custom-shape draw:style-name="gr3" draw:text-style-name="P4" draw:layer="layout" svg:width="9cm" svg:height="3.5cm" svg:x="5cm" svg:y="6.5cm">
            <text:p text:style-name="P2"><text:span text:style-name="T2">Customer</text:span><text:span text:style-name="T2"><text:line-break/></text:span><text:span text:style-name="T2">Development [3]</text:span></text:p>
            <draw:enhanced-geometry svg:viewBox="0 0 21600 21600" draw:type="rectangle" draw:enhanced-path="M 0 0 L 21600 0 21600 21600 0 21600 0 0 Z N"/>
          </draw:custom-shape>
          <draw:custom-shape draw:style-name="gr4" draw:text-style-name="P5" draw:layer="layout" svg:width="9cm" svg:height="3.5cm" svg:x="14cm" svg:y="6.5cm">
            <text:p text:style-name="P2"><text:span text:style-name="T2">Agile</text:span><text:span text:style-name="T2"><text:line-break/></text:span><text:span text:style-name="T2">Development</text:span></text:p>
            <draw:enhanced-geometry svg:viewBox="0 0 21600 21600" draw:type="rectangle" draw:enhanced-path="M 0 0 L 21600 0 21600 21600 0 21600 0 0 Z N"/>
          </draw:custom-shape>
          <draw:frame draw:style-name="gr5" draw:text-style-name="P6" draw:layer="layout" svg:width="18cm" svg:height="3cm" svg:x="5cm" svg:y="10cm">
            <draw:text-box>
              <text:p><text:span text:style-name="T3">With cleaned-up terminology, and as applied to commercial open source</text:span></text:p>
            </draw:text-box>
          </draw:frame>
        </draw:g>
      </draw:page>
      <draw:page draw:name="page3" draw:style-name="dp1" draw:master-page-name="Default">
        <office:forms form:automatic-focus="false" form:apply-design-mode="false"/>
        <draw:frame draw:style-name="gr1" draw:text-style-name="P1" draw:layer="layout" svg:width="28cm" svg:height="11cm" svg:x="0cm" svg:y="2cm">
          <draw:text-box>
            <text:p><text:span text:style-name="T1">A02</text:span></text:p>
            <text:p><text:span text:style-name="T1"/></text:p>
            <text:p><text:span text:style-name="T1">Course Projects</text:span></text:p>
          </draw:text-box>
        </draw:frame>
      </draw:page>
      <draw:page draw:name="page4" draw:style-name="dp1" draw:master-page-name="Default">
        <office:forms form:automatic-focus="false" form:apply-design-mode="false"/>
        <draw:g>
          <draw:g>
            <draw:frame draw:style-name="gr6" draw:text-style-name="P8" draw:layer="layout" svg:width="14.2cm" svg:height="3.9cm" svg:x="-0.2cm" svg:y="11.999cm">
              <draw:text-box>
                <text:p text:style-name="P7"><text:span text:style-name="T4">Cost Structure</text:span></text:p>
              </draw:text-box>
            </draw:frame>
          </draw:g>
          <draw:g>
            <draw:frame draw:style-name="gr6" draw:text-style-name="P8" draw:layer="layout" svg:width="14.2cm" svg:height="3.9cm" svg:x="14cm" svg:y="11.999cm">
              <draw:text-box>
                <text:p text:style-name="P7"><text:span text:style-name="T4">Revenue Streams</text:span></text:p>
              </draw:text-box>
            </draw:frame>
          </draw:g>
          <draw:custom-shape draw:style-name="gr7" draw:text-style-name="P10" draw:layer="layout" svg:width="12.2cm" svg:height="5.7cm" draw:transform="rotate (1.5707963267949) translate (-0.2cm 12cm)">
            <text:p text:style-name="P9"><text:span text:style-name="T4">Key Partners</text:span></text:p>
            <draw:enhanced-geometry svg:viewBox="0 0 21600 21600" draw:mirror-horizontal="false" draw:mirror-vertical="false" draw:type="rectangle" draw:enhanced-path="M 0 0 L 21600 0 21600 21600 0 21600 0 0 Z N"/>
          </draw:custom-shape>
          <draw:custom-shape draw:style-name="gr8" draw:text-style-name="P12" draw:layer="layout" svg:width="6.2cm" svg:height="5.5cm" draw:transform="rotate (1.5707963267949) translate (5.5cm 6cm)">
            <text:p text:style-name="P11"><text:span text:style-name="T5">Key</text:span><text:span text:style-name="T5"><text:line-break/></text:span><text:span text:style-name="T5">Activities</text:span></text:p>
            <draw:enhanced-geometry svg:viewBox="0 0 21600 21600" draw:mirror-horizontal="false" draw:mirror-vertical="false" draw:type="rectangle" draw:enhanced-path="M 0 0 L 21600 0 21600 21600 0 21600 0 0 Z N"/>
          </draw:custom-shape>
          <draw:custom-shape draw:style-name="gr9" draw:text-style-name="P13" draw:layer="layout" svg:width="6cm" svg:height="5.5cm" draw:transform="rotate (1.5707963267949) translate (5.5cm 12cm)">
            <text:p text:style-name="P11"><text:span text:style-name="T5">Key</text:span><text:span text:style-name="T5"><text:line-break/></text:span><text:span text:style-name="T5">Resources</text:span></text:p>
            <draw:enhanced-geometry svg:viewBox="0 0 21600 21600" draw:mirror-horizontal="false" draw:mirror-vertical="false" draw:type="rectangle" draw:enhanced-path="M 0 0 L 21600 0 21600 21600 0 21600 0 0 Z N"/>
          </draw:custom-shape>
          <draw:custom-shape draw:style-name="gr10" draw:text-style-name="P14" draw:layer="layout" svg:width="6.2cm" svg:height="5.5cm" draw:transform="rotate (1.5707963267949) translate (17cm 6cm)">
            <text:p text:style-name="P11"><text:span text:style-name="T5">Customer</text:span><text:span text:style-name="T5"><text:line-break/></text:span><text:span text:style-name="T5">Relation-</text:span></text:p>
            <text:p text:style-name="P11"><text:span text:style-name="T5">ships</text:span></text:p>
            <draw:enhanced-geometry svg:viewBox="0 0 21600 21600" draw:mirror-horizontal="false" draw:mirror-vertical="false" draw:type="rectangle" draw:enhanced-path="M 0 0 L 21600 0 21600 21600 0 21600 0 0 Z N"/>
          </draw:custom-shape>
          <draw:custom-shape draw:style-name="gr11" draw:text-style-name="P14" draw:layer="layout" svg:width="6cm" svg:height="5.5cm" draw:transform="rotate (1.5707963267949) translate (17cm 12cm)">
            <text:p text:style-name="P11"><text:span text:style-name="T5">Channels</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12.2cm" svg:height="6cm" draw:transform="rotate (1.5707963267949) translate (11cm 12cm)">
            <text:p text:style-name="P9"><text:span text:style-name="T4">Value</text:span></text:p>
            <text:p text:style-name="P9"><text:span text:style-name="T4">Proposition</text:span></text:p>
            <draw:enhanced-geometry svg:viewBox="0 0 21600 21600" draw:mirror-horizontal="false" draw:mirror-vertical="false" draw:type="rectangle" draw:enhanced-path="M 0 0 L 21600 0 21600 21600 0 21600 0 0 Z N"/>
          </draw:custom-shape>
          <draw:custom-shape draw:style-name="gr13" draw:text-style-name="P15" draw:layer="layout" svg:width="12.2cm" svg:height="5.7cm" draw:transform="rotate (1.5707963267949) translate (22.5cm 12cm)">
            <text:p text:style-name="P9"><text:span text:style-name="T4">Customers</text:span></text:p>
            <text:p text:style-name="P9"><text:span text:style-name="T4">(in Market)</text:span></text:p>
            <text:p text:style-name="P9"><text:span text:style-name="T4">Segments</text:span></text:p>
            <draw:enhanced-geometry svg:viewBox="0 0 21600 21600" draw:mirror-horizontal="false" draw:mirror-vertical="false" draw:type="rectangle" draw:enhanced-path="M 0 0 L 21600 0 21600 21600 0 21600 0 0 Z N"/>
          </draw:custom-shape>
        </draw:g>
      </draw:page>
      <draw:page draw:name="page5" draw:style-name="dp1" draw:master-page-name="Default">
        <office:forms form:automatic-focus="false" form:apply-design-mode="false"/>
        <draw:g>
          <draw:g>
            <draw:frame draw:style-name="gr6" draw:text-style-name="P16" draw:layer="layout" svg:width="10cm" svg:height="3cm" svg:x="4cm" svg:y="11cm">
              <draw:text-box>
                <text:p text:style-name="P7"><text:span text:style-name="T6">Cost Structure</text:span></text:p>
              </draw:text-box>
            </draw:frame>
          </draw:g>
          <draw:g>
            <draw:frame draw:style-name="gr6" draw:text-style-name="P16" draw:layer="layout" svg:width="10cm" svg:height="3cm" svg:x="14cm" svg:y="11cm">
              <draw:text-box>
                <text:p text:style-name="P7"><text:span text:style-name="T6">Revenue Streams</text:span></text:p>
              </draw:text-box>
            </draw:frame>
          </draw:g>
          <draw:custom-shape draw:style-name="gr14" draw:text-style-name="P18" draw:layer="layout" svg:width="9cm" svg:height="4cm" draw:transform="rotate (1.5707963267949) translate (4cm 11cm)">
            <text:p text:style-name="P17"><text:span text:style-name="T6">Key Partners</text:span></text:p>
            <draw:enhanced-geometry svg:viewBox="0 0 21600 21600" draw:mirror-horizontal="false" draw:mirror-vertical="false" draw:type="rectangle" draw:enhanced-path="M 0 0 L 21600 0 21600 21600 0 21600 0 0 Z N"/>
          </draw:custom-shape>
          <draw:custom-shape draw:style-name="gr15" draw:text-style-name="P20" draw:layer="layout" svg:width="4.5cm" svg:height="4cm" draw:transform="rotate (1.5707963267949) translate (8cm 6.5cm)">
            <text:p text:style-name="P19"><text:span text:style-name="T7">Key</text:span><text:span text:style-name="T7"><text:line-break/></text:span><text:span text:style-name="T7">Activities</text:span></text:p>
            <draw:enhanced-geometry svg:viewBox="0 0 21600 21600" draw:mirror-horizontal="false" draw:mirror-vertical="false" draw:type="rectangle" draw:enhanced-path="M 0 0 L 21600 0 21600 21600 0 21600 0 0 Z N"/>
          </draw:custom-shape>
          <draw:custom-shape draw:style-name="gr16" draw:text-style-name="P21" draw:layer="layout" svg:width="4.5cm" svg:height="4cm" draw:transform="rotate (1.5707963267949) translate (8cm 11cm)">
            <text:p text:style-name="P19"><text:span text:style-name="T7">Key</text:span><text:span text:style-name="T7"><text:line-break/></text:span><text:span text:style-name="T7">Resources</text:span></text:p>
            <draw:enhanced-geometry svg:viewBox="0 0 21600 21600" draw:mirror-horizontal="false" draw:mirror-vertical="false" draw:type="rectangle" draw:enhanced-path="M 0 0 L 21600 0 21600 21600 0 21600 0 0 Z N"/>
          </draw:custom-shape>
          <draw:custom-shape draw:style-name="gr17" draw:text-style-name="P22" draw:layer="layout" svg:width="4.5cm" svg:height="4cm" draw:transform="rotate (1.5707963267949) translate (16cm 6.5cm)">
            <text:p text:style-name="P19"><text:span text:style-name="T7">Customer</text:span><text:span text:style-name="T7"><text:line-break/></text:span><text:span text:style-name="T7">Relation-</text:span></text:p>
            <text:p text:style-name="P19"><text:span text:style-name="T7">ships</text:span></text:p>
            <draw:enhanced-geometry svg:viewBox="0 0 21600 21600" draw:mirror-horizontal="false" draw:mirror-vertical="false" draw:type="rectangle" draw:enhanced-path="M 0 0 L 21600 0 21600 21600 0 21600 0 0 Z N"/>
          </draw:custom-shape>
          <draw:custom-shape draw:style-name="gr17" draw:text-style-name="P22" draw:layer="layout" svg:width="4.5cm" svg:height="4cm" draw:transform="rotate (1.5707963267949) translate (16cm 11cm)">
            <text:p text:style-name="P19"><text:span text:style-name="T7">Channels</text:span></text:p>
            <draw:enhanced-geometry svg:viewBox="0 0 21600 21600" draw:mirror-horizontal="false" draw:mirror-vertical="false" draw:type="rectangle" draw:enhanced-path="M 0 0 L 21600 0 21600 21600 0 21600 0 0 Z N"/>
          </draw:custom-shape>
          <draw:custom-shape draw:style-name="gr14" draw:text-style-name="P18" draw:layer="layout" svg:width="9cm" svg:height="4cm" draw:transform="rotate (1.5707963267949) translate (12cm 11cm)">
            <text:p text:style-name="P17"><text:span text:style-name="T6">Value</text:span></text:p>
            <text:p text:style-name="P17"><text:span text:style-name="T6"/></text:p>
            <text:p text:style-name="P17"><text:span text:style-name="T6">Proposition</text:span></text:p>
            <draw:enhanced-geometry svg:viewBox="0 0 21600 21600" draw:mirror-horizontal="false" draw:mirror-vertical="false" draw:type="rectangle" draw:enhanced-path="M 0 0 L 21600 0 21600 21600 0 21600 0 0 Z N"/>
          </draw:custom-shape>
          <draw:custom-shape draw:style-name="gr18" draw:text-style-name="P23" draw:layer="layout" svg:width="9cm" svg:height="4cm" draw:transform="rotate (1.5707963267949) translate (20cm 11cm)">
            <text:p text:style-name="P17"><text:span text:style-name="T6">Customers</text:span></text:p>
            <text:p text:style-name="P17"><text:span text:style-name="T6">(in Market)</text:span></text:p>
            <text:p text:style-name="P17"><text:span text:style-name="T6">Segments</text:span></text:p>
            <draw:enhanced-geometry svg:viewBox="0 0 21600 21600" draw:mirror-horizontal="false" draw:mirror-vertical="false" draw:type="rectangle" draw:enhanced-path="M 0 0 L 21600 0 21600 21600 0 21600 0 0 Z N"/>
          </draw:custom-shape>
          <draw:line draw:style-name="gr19" draw:text-style-name="P24" draw:layer="layout" svg:x1="14cm" svg:y1="1cm" svg:x2="14cm" svg:y2="15cm">
            <text:p/>
          </draw:line>
          <draw:custom-shape draw:style-name="gr20" draw:text-style-name="P26" draw:layer="layout" svg:width="12cm" svg:height="4cm" draw:transform="rotate (1.5707963267949) translate (0cm 14cm)">
            <text:p text:style-name="P25"><text:span text:style-name="T8">Value Creation</text:span></text:p>
            <draw:enhanced-geometry svg:viewBox="0 0 21600 21600" draw:mirror-horizontal="false" draw:mirror-vertical="false" draw:type="rectangle" draw:enhanced-path="M 0 0 L 21600 0 21600 21600 0 21600 0 0 Z N"/>
          </draw:custom-shape>
          <draw:custom-shape draw:style-name="gr20" draw:text-style-name="P26" draw:layer="layout" svg:width="12cm" svg:height="4cm" draw:transform="rotate (-1.5707963267949) translate (28cm 2cm)">
            <text:p text:style-name="P25"><text:span text:style-name="T8">Value Capture</text:span></text:p>
            <draw:enhanced-geometry svg:viewBox="0 0 21600 21600" draw:mirror-horizontal="false" draw:mirror-vertical="false" draw:type="rectangle" draw:enhanced-path="M 0 0 L 21600 0 21600 21600 0 21600 0 0 Z N"/>
          </draw:custom-shape>
        </draw:g>
      </draw:page>
      <draw:page draw:name="page6" draw:style-name="dp1" draw:master-page-name="Default">
        <office:forms form:automatic-focus="false" form:apply-design-mode="false"/>
        <draw:frame draw:style-name="gr1" draw:text-style-name="P1" draw:layer="layout" svg:width="28cm" svg:height="11cm" svg:x="0cm" svg:y="2cm">
          <draw:text-box>
            <text:p><text:span text:style-name="T1">B01</text:span></text:p>
            <text:p><text:span text:style-name="T1"/></text:p>
            <text:p><text:span text:style-name="T1">The Software Industry</text:span></text:p>
          </draw:text-box>
        </draw:frame>
      </draw:page>
      <draw:page draw:name="page7" draw:style-name="dp1" draw:master-page-name="Default">
        <office:forms form:automatic-focus="false" form:apply-design-mode="false"/>
        <draw:g>
          <draw:g>
            <draw:custom-shape draw:style-name="gr21" draw:text-style-name="P28" draw:layer="layout" svg:width="10cm" svg:height="10.5cm" svg:x="3cm" svg:y="2.5cm">
              <text:p text:style-name="P27"><text:span text:style-name="T9">IBM</text:span></text:p>
              <draw:enhanced-geometry svg:viewBox="0 0 21600 21600" draw:type="rectangle" draw:enhanced-path="M 0 0 L 21600 0 21600 21600 0 21600 0 0 Z N"/>
            </draw:custom-shape>
            <draw:custom-shape draw:style-name="gr22" draw:text-style-name="P30" draw:layer="layout" svg:width="8cm" svg:height="1.5cm" svg:x="4cm" svg:y="10.5cm">
              <text:p text:style-name="P29"><text:span text:style-name="T10">Hardware</text:span></text:p>
              <draw:enhanced-geometry svg:viewBox="0 0 21600 21600" draw:mirror-horizontal="false" draw:mirror-vertical="false" draw:type="rectangle" draw:enhanced-path="M 0 0 L 21600 0 21600 21600 0 21600 0 0 Z N"/>
            </draw:custom-shape>
            <draw:custom-shape draw:style-name="gr23" draw:text-style-name="P31" draw:layer="layout" svg:width="8cm" svg:height="1.5cm" svg:x="4cm" svg:y="9cm">
              <text:p text:style-name="P29"><text:span text:style-name="T10">Operating System</text:span></text:p>
              <draw:enhanced-geometry svg:viewBox="0 0 21600 21600" draw:mirror-horizontal="false" draw:mirror-vertical="false" draw:type="rectangle" draw:enhanced-path="M 0 0 L 21600 0 21600 21600 0 21600 0 0 Z N"/>
            </draw:custom-shape>
            <draw:custom-shape draw:style-name="gr24" draw:text-style-name="P32" draw:layer="layout" svg:width="8cm" svg:height="1.5cm" svg:x="4cm" svg:y="7.5cm">
              <text:p text:style-name="P29"><text:span text:style-name="T10">Applications</text:span></text:p>
              <draw:enhanced-geometry svg:viewBox="0 0 21600 21600" draw:mirror-horizontal="false" draw:mirror-vertical="false" draw:type="rectangle" draw:enhanced-path="M 0 0 L 21600 0 21600 21600 0 21600 0 0 Z N"/>
            </draw:custom-shape>
            <draw:custom-shape draw:style-name="gr22" draw:text-style-name="P30" draw:layer="layout" svg:width="8cm" svg:height="1.5cm" svg:x="4cm" svg:y="6cm">
              <text:p text:style-name="P29"><text:span text:style-name="T10">Services</text:span></text:p>
              <draw:enhanced-geometry svg:viewBox="0 0 21600 21600" draw:mirror-horizontal="false" draw:mirror-vertical="false" draw:type="rectangle" draw:enhanced-path="M 0 0 L 21600 0 21600 21600 0 21600 0 0 Z N"/>
            </draw:custom-shape>
          </draw:g>
          <draw:g>
            <draw:custom-shape draw:style-name="gr25" draw:text-style-name="P33" draw:layer="layout" svg:width="10cm" svg:height="10.5cm" svg:x="15cm" svg:y="2.5cm">
              <text:p text:style-name="P27"><text:span text:style-name="T9">DEC</text:span></text:p>
              <draw:enhanced-geometry svg:viewBox="0 0 21600 21600" draw:type="rectangle" draw:enhanced-path="M 0 0 L 21600 0 21600 21600 0 21600 0 0 Z N"/>
            </draw:custom-shape>
            <draw:custom-shape draw:style-name="gr26" draw:text-style-name="P34" draw:layer="layout" svg:width="8cm" svg:height="1.5cm" svg:x="16cm" svg:y="10.5cm">
              <text:p text:style-name="P29"><text:span text:style-name="T10">Hardware</text:span></text:p>
              <draw:enhanced-geometry svg:viewBox="0 0 21600 21600" draw:type="rectangle" draw:enhanced-path="M 0 0 L 21600 0 21600 21600 0 21600 0 0 Z N"/>
            </draw:custom-shape>
            <draw:custom-shape draw:style-name="gr23" draw:text-style-name="P31" draw:layer="layout" svg:width="8cm" svg:height="1.5cm" svg:x="16cm" svg:y="9cm">
              <text:p text:style-name="P29"><text:span text:style-name="T10">Operating System</text:span></text:p>
              <draw:enhanced-geometry svg:viewBox="0 0 21600 21600" draw:type="rectangle" draw:enhanced-path="M 0 0 L 21600 0 21600 21600 0 21600 0 0 Z N"/>
            </draw:custom-shape>
            <draw:custom-shape draw:style-name="gr24" draw:text-style-name="P32" draw:layer="layout" svg:width="8cm" svg:height="1.5cm" svg:x="16cm" svg:y="7.5cm">
              <text:p text:style-name="P29"><text:span text:style-name="T10">Applications</text:span></text:p>
              <draw:enhanced-geometry svg:viewBox="0 0 21600 21600" draw:type="rectangle" draw:enhanced-path="M 0 0 L 21600 0 21600 21600 0 21600 0 0 Z N"/>
            </draw:custom-shape>
            <draw:custom-shape draw:style-name="gr26" draw:text-style-name="P34" draw:layer="layout" svg:width="8cm" svg:height="1.5cm" svg:x="16cm" svg:y="6cm">
              <text:p text:style-name="P29"><text:span text:style-name="T10">Services</text:span></text:p>
              <draw:enhanced-geometry svg:viewBox="0 0 21600 21600" draw:type="rectangle" draw:enhanced-path="M 0 0 L 21600 0 21600 21600 0 21600 0 0 Z N"/>
            </draw:custom-shape>
          </draw:g>
        </draw:g>
      </draw:page>
      <draw:page draw:name="page8" draw:style-name="dp1" draw:master-page-name="Default">
        <office:forms form:automatic-focus="false" form:apply-design-mode="false"/>
        <draw:g>
          <draw:custom-shape draw:style-name="gr27" draw:text-style-name="P36" draw:layer="layout" svg:width="26cm" svg:height="3cm" svg:x="1cm" svg:y="2cm">
            <text:p text:style-name="P35"><text:span text:style-name="T11">Services</text:span></text:p>
            <draw:enhanced-geometry svg:viewBox="0 0 21600 21600" draw:type="rectangle" draw:enhanced-path="M 0 0 L 21600 0 21600 21600 0 21600 0 0 Z N"/>
          </draw:custom-shape>
          <draw:custom-shape draw:style-name="gr27" draw:text-style-name="P38" draw:layer="layout" svg:width="26cm" svg:height="3cm" svg:x="1cm" svg:y="11cm">
            <text:p text:style-name="P37"><text:span text:style-name="T11">Hardware</text:span></text:p>
            <draw:enhanced-geometry svg:viewBox="0 0 21600 21600" draw:type="rectangle" draw:enhanced-path="M 0 0 L 21600 0 21600 21600 0 21600 0 0 Z N"/>
          </draw:custom-shape>
          <draw:custom-shape draw:style-name="gr28" draw:text-style-name="P39" draw:layer="layout" svg:width="26cm" svg:height="3cm" svg:x="1cm" svg:y="8cm">
            <text:p text:style-name="P35"><text:span text:style-name="T11">Operating</text:span><text:span text:style-name="T11"><text:line-break/></text:span><text:span text:style-name="T11">System</text:span></text:p>
            <draw:enhanced-geometry svg:viewBox="0 0 21600 21600" draw:type="rectangle" draw:enhanced-path="M 0 0 L 21600 0 21600 21600 0 21600 0 0 Z N"/>
          </draw:custom-shape>
          <draw:custom-shape draw:style-name="gr29" draw:text-style-name="P40" draw:layer="layout" svg:width="26cm" svg:height="3cm" svg:x="1cm" svg:y="5cm">
            <text:p text:style-name="P35"><text:span text:style-name="T11">Applications</text:span></text:p>
            <draw:enhanced-geometry svg:viewBox="0 0 21600 21600" draw:type="rectangle" draw:enhanced-path="M 0 0 L 21600 0 21600 21600 0 21600 0 0 Z N"/>
          </draw:custom-shape>
          <draw:custom-shape draw:style-name="gr30" draw:text-style-name="P42" draw:layer="layout" svg:width="5cm" svg:height="1.5cm" svg:x="14.5cm" svg:y="11.75cm">
            <text:p text:style-name="P41"><text:span text:style-name="T12">Dell</text:span></text:p>
            <draw:enhanced-geometry svg:viewBox="0 0 21600 21600" draw:type="rectangle" draw:enhanced-path="M 0 0 L 21600 0 21600 21600 0 21600 0 0 Z N"/>
          </draw:custom-shape>
          <draw:custom-shape draw:style-name="gr30" draw:text-style-name="P42" draw:layer="layout" svg:width="5cm" svg:height="1.5cm" svg:x="20.5cm" svg:y="11.75cm">
            <text:p text:style-name="P41"><text:span text:style-name="T12">Samsung</text:span></text:p>
            <draw:enhanced-geometry svg:viewBox="0 0 21600 21600" draw:type="rectangle" draw:enhanced-path="M 0 0 L 21600 0 21600 21600 0 21600 0 0 Z N"/>
          </draw:custom-shape>
          <draw:custom-shape draw:style-name="gr30" draw:text-style-name="P42" draw:layer="layout" svg:width="5cm" svg:height="1.5cm" svg:x="8.5cm" svg:y="11.75cm">
            <text:p text:style-name="P41"><text:span text:style-name="T12">IBM</text:span></text:p>
            <draw:enhanced-geometry svg:viewBox="0 0 21600 21600" draw:type="rectangle" draw:enhanced-path="M 0 0 L 21600 0 21600 21600 0 21600 0 0 Z N"/>
          </draw:custom-shape>
          <draw:custom-shape draw:style-name="gr30" draw:text-style-name="P42" draw:layer="layout" svg:width="5cm" svg:height="1.5cm" svg:x="14.5cm" svg:y="8.75cm">
            <text:p text:style-name="P41"><text:span text:style-name="T12">Linux</text:span></text:p>
            <draw:enhanced-geometry svg:viewBox="0 0 21600 21600" draw:type="rectangle" draw:enhanced-path="M 0 0 L 21600 0 21600 21600 0 21600 0 0 Z N"/>
          </draw:custom-shape>
          <draw:custom-shape draw:style-name="gr30" draw:text-style-name="P44" draw:layer="layout" svg:width="5cm" svg:height="1.5cm" svg:x="20.5cm" svg:y="8.75cm">
            <text:p text:style-name="P43"><text:span text:style-name="T13">OS X</text:span></text:p>
            <draw:enhanced-geometry svg:viewBox="0 0 21600 21600" draw:mirror-horizontal="false" draw:mirror-vertical="false" draw:type="rectangle" draw:enhanced-path="M 0 0 L 21600 0 21600 21600 0 21600 0 0 Z N"/>
          </draw:custom-shape>
          <draw:custom-shape draw:style-name="gr30" draw:text-style-name="P42" draw:layer="layout" svg:width="5cm" svg:height="1.5cm" svg:x="8.5cm" svg:y="8.75cm">
            <text:p text:style-name="P41"><text:span text:style-name="T12">Windows</text:span></text:p>
            <draw:enhanced-geometry svg:viewBox="0 0 21600 21600" draw:type="rectangle" draw:enhanced-path="M 0 0 L 21600 0 21600 21600 0 21600 0 0 Z N"/>
          </draw:custom-shape>
          <draw:custom-shape draw:style-name="gr30" draw:text-style-name="P42" draw:layer="layout" svg:width="5cm" svg:height="1.5cm" svg:x="14.5cm" svg:y="5.75cm">
            <text:p text:style-name="P41"><text:span text:style-name="T12">GIMP</text:span></text:p>
            <draw:enhanced-geometry svg:viewBox="0 0 21600 21600" draw:type="rectangle" draw:enhanced-path="M 0 0 L 21600 0 21600 21600 0 21600 0 0 Z N"/>
          </draw:custom-shape>
          <draw:custom-shape draw:style-name="gr30" draw:text-style-name="P42" draw:layer="layout" svg:width="5cm" svg:height="1.5cm" svg:x="20.5cm" svg:y="5.75cm">
            <text:p text:style-name="P41"><text:span text:style-name="T12">Twitter</text:span></text:p>
            <draw:enhanced-geometry svg:viewBox="0 0 21600 21600" draw:type="rectangle" draw:enhanced-path="M 0 0 L 21600 0 21600 21600 0 21600 0 0 Z N"/>
          </draw:custom-shape>
          <draw:custom-shape draw:style-name="gr30" draw:text-style-name="P42" draw:layer="layout" svg:width="5cm" svg:height="1.5cm" svg:x="8.5cm" svg:y="5.75cm">
            <text:p text:style-name="P41"><text:span text:style-name="T12">Microsoft Word</text:span></text:p>
            <draw:enhanced-geometry svg:viewBox="0 0 21600 21600" draw:type="rectangle" draw:enhanced-path="M 0 0 L 21600 0 21600 21600 0 21600 0 0 Z N"/>
          </draw:custom-shape>
          <draw:custom-shape draw:style-name="gr30" draw:text-style-name="P42" draw:layer="layout" svg:width="5cm" svg:height="1.5cm" svg:x="14.5cm" svg:y="2.75cm">
            <text:p text:style-name="P41"><text:span text:style-name="T12">Accenture</text:span></text:p>
            <draw:enhanced-geometry svg:viewBox="0 0 21600 21600" draw:type="rectangle" draw:enhanced-path="M 0 0 L 21600 0 21600 21600 0 21600 0 0 Z N"/>
          </draw:custom-shape>
          <draw:custom-shape draw:style-name="gr30" draw:text-style-name="P42" draw:layer="layout" svg:width="5cm" svg:height="1.5cm" svg:x="20.5cm" svg:y="2.75cm">
            <text:p text:style-name="P41"><text:span text:style-name="T12">Tata</text:span></text:p>
            <draw:enhanced-geometry svg:viewBox="0 0 21600 21600" draw:type="rectangle" draw:enhanced-path="M 0 0 L 21600 0 21600 21600 0 21600 0 0 Z N"/>
          </draw:custom-shape>
          <draw:custom-shape draw:style-name="gr30" draw:text-style-name="P42" draw:layer="layout" svg:width="5cm" svg:height="1.5cm" svg:x="8.5cm" svg:y="2.75cm">
            <text:p text:style-name="P41"><text:span text:style-name="T12">IBM</text:span></text:p>
            <draw:enhanced-geometry svg:viewBox="0 0 21600 21600" draw:type="rectangle" draw:enhanced-path="M 0 0 L 21600 0 21600 21600 0 21600 0 0 Z N"/>
          </draw:custom-shape>
        </draw:g>
      </draw:page>
      <draw:page draw:name="page9" draw:style-name="dp1" draw:master-page-name="Default">
        <office:forms form:automatic-focus="false" form:apply-design-mode="false"/>
        <draw:g>
          <draw:line draw:style-name="gr31" draw:text-style-name="P46" draw:layer="layout" svg:x1="1cm" svg:y1="11.5cm" svg:x2="27cm" svg:y2="11.5cm">
            <text:p text:style-name="P45"><text:span text:style-name="T14">IaaS</text:span></text:p>
            <text:p text:style-name="P45"><text:span text:style-name="T14"/></text:p>
            <text:p text:style-name="P45"><text:span text:style-name="T14"/></text:p>
          </draw:line>
          <draw:line draw:style-name="gr31" draw:text-style-name="P46" draw:layer="layout" svg:x1="1cm" svg:y1="7.5cm" svg:x2="27cm" svg:y2="7.5cm">
            <text:p text:style-name="P45"><text:span text:style-name="T14">SaaS</text:span></text:p>
            <text:p text:style-name="P45"><text:span text:style-name="T14"/></text:p>
            <text:p text:style-name="P45"><text:span text:style-name="T14"/></text:p>
          </draw:line>
          <draw:line draw:style-name="gr31" draw:text-style-name="P47" draw:layer="layout" svg:x1="1cm" svg:y1="9.5cm" svg:x2="27cm" svg:y2="9.5cm">
            <text:p text:style-name="P45"><text:span text:style-name="T14">PaaS</text:span></text:p>
            <text:p text:style-name="P45"><text:span text:style-name="T14"/></text:p>
            <text:p text:style-name="P45"><text:span text:style-name="T14"/></text:p>
          </draw:line>
          <draw:custom-shape draw:style-name="gr32" draw:text-style-name="P28" draw:layer="layout" svg:width="9cm" svg:height="10.5cm" svg:x="4cm" svg:y="3.5cm">
            <text:p text:style-name="P27"><text:span text:style-name="T9">AWS</text:span></text:p>
            <draw:enhanced-geometry svg:viewBox="0 0 21600 21600" draw:type="rectangle" draw:enhanced-path="M 0 0 L 21600 0 21600 21600 0 21600 0 0 Z N"/>
          </draw:custom-shape>
          <draw:custom-shape draw:style-name="gr33" draw:text-style-name="P48" draw:layer="layout" svg:width="8cm" svg:height="2cm" svg:x="4.5cm" svg:y="7.5cm">
            <text:p text:style-name="P29"><text:span text:style-name="T10">Platform</text:span></text:p>
            <text:p text:style-name="P29"><text:span text:style-name="T10">Services</text:span></text:p>
            <draw:enhanced-geometry svg:viewBox="0 0 21600 21600" draw:mirror-horizontal="false" draw:mirror-vertical="false" draw:type="rectangle" draw:enhanced-path="M 0 0 L 21600 0 21600 21600 0 21600 0 0 Z N"/>
          </draw:custom-shape>
          <draw:custom-shape draw:style-name="gr34" draw:text-style-name="P30" draw:layer="layout" svg:width="8cm" svg:height="2cm" svg:x="4.5cm" svg:y="11.5cm">
            <text:p text:style-name="P29"><text:span text:style-name="T10">Hardware</text:span></text:p>
            <draw:enhanced-geometry svg:viewBox="0 0 21600 21600" draw:mirror-horizontal="false" draw:mirror-vertical="false" draw:type="rectangle" draw:enhanced-path="M 0 0 L 21600 0 21600 21600 0 21600 0 0 Z N"/>
          </draw:custom-shape>
          <draw:custom-shape draw:style-name="gr35" draw:text-style-name="P49" draw:layer="layout" svg:width="8cm" svg:height="2cm" svg:x="4.5cm" svg:y="9.5cm">
            <text:p text:style-name="P29"><text:span text:style-name="T10">Operating</text:span><text:span text:style-name="T10"><text:line-break/></text:span><text:span text:style-name="T10">System</text:span></text:p>
            <draw:enhanced-geometry svg:viewBox="0 0 21600 21600" draw:mirror-horizontal="false" draw:mirror-vertical="false" draw:type="rectangle" draw:enhanced-path="M 0 0 L 21600 0 21600 21600 0 21600 0 0 Z N"/>
          </draw:custom-shape>
          <draw:custom-shape draw:style-name="gr32" draw:text-style-name="P28" draw:layer="layout" svg:width="9cm" svg:height="10.5cm" svg:x="15cm" svg:y="3.5cm">
            <text:p text:style-name="P27"><text:span text:style-name="T9">GCP</text:span></text:p>
            <draw:enhanced-geometry svg:viewBox="0 0 21600 21600" draw:type="rectangle" draw:enhanced-path="M 0 0 L 21600 0 21600 21600 0 21600 0 0 Z N"/>
          </draw:custom-shape>
          <draw:custom-shape draw:style-name="gr33" draw:text-style-name="P48" draw:layer="layout" svg:width="8cm" svg:height="2cm" svg:x="15.5cm" svg:y="7.5cm">
            <text:p text:style-name="P29"><text:span text:style-name="T10">Platform</text:span></text:p>
            <text:p text:style-name="P29"><text:span text:style-name="T10">Services</text:span></text:p>
            <draw:enhanced-geometry svg:viewBox="0 0 21600 21600" draw:mirror-horizontal="false" draw:mirror-vertical="false" draw:type="rectangle" draw:enhanced-path="M 0 0 L 21600 0 21600 21600 0 21600 0 0 Z N"/>
          </draw:custom-shape>
          <draw:custom-shape draw:style-name="gr34" draw:text-style-name="P30" draw:layer="layout" svg:width="8cm" svg:height="2cm" svg:x="15.5cm" svg:y="11.5cm">
            <text:p text:style-name="P29"><text:span text:style-name="T10">Hardware</text:span></text:p>
            <draw:enhanced-geometry svg:viewBox="0 0 21600 21600" draw:mirror-horizontal="false" draw:mirror-vertical="false" draw:type="rectangle" draw:enhanced-path="M 0 0 L 21600 0 21600 21600 0 21600 0 0 Z N"/>
          </draw:custom-shape>
          <draw:custom-shape draw:style-name="gr35" draw:text-style-name="P49" draw:layer="layout" svg:width="8cm" svg:height="2cm" svg:x="15.5cm" svg:y="9.5cm">
            <text:p text:style-name="P29"><text:span text:style-name="T10">Operating</text:span><text:span text:style-name="T10"><text:line-break/></text:span><text:span text:style-name="T10">System</text:span></text:p>
            <draw:enhanced-geometry svg:viewBox="0 0 21600 21600" draw:mirror-horizontal="false" draw:mirror-vertical="false" draw:type="rectangle" draw:enhanced-path="M 0 0 L 21600 0 21600 21600 0 21600 0 0 Z N"/>
          </draw:custom-shape>
          <draw:custom-shape draw:style-name="gr36" draw:text-style-name="P50" draw:layer="layout" svg:width="8cm" svg:height="2cm" svg:x="15.5cm" svg:y="5.5cm">
            <text:p text:style-name="P29"><text:span text:style-name="T10">Apps</text:span></text:p>
            <draw:enhanced-geometry svg:viewBox="0 0 21600 21600" draw:mirror-horizontal="false" draw:mirror-vertical="false" draw:type="rectangle" draw:enhanced-path="M 0 0 L 21600 0 21600 21600 0 21600 0 0 Z N"/>
          </draw:custom-shape>
        </draw:g>
      </draw:page>
      <draw:page draw:name="page10" draw:style-name="dp1" draw:master-page-name="Default">
        <office:forms form:automatic-focus="false" form:apply-design-mode="false"/>
        <draw:g>
          <draw:custom-shape draw:style-name="gr37" draw:text-style-name="P51" draw:layer="layout" svg:width="6cm" svg:height="5.5cm" svg:x="11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8" draw:text-style-name="P53" draw:layer="layout" svg:width="3cm" svg:height="3cm" svg:x="15.5cm" svg:y="9cm">
            <text:p text:style-name="P52"><text:span text:style-name="T15">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54" draw:layer="layout" svg:width="3cm" svg:height="3cm" svg:x="12.5cm" svg:y="3.5cm">
            <text:p text:style-name="P52"><text:span text:style-name="T15">S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55" draw:layer="layout" svg:width="3cm" svg:height="3cm" svg:x="9.5cm" svg:y="9cm">
            <text:p text:style-name="P52"><text:span text:style-name="T15">C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57" draw:layer="layout" svg:width="7cm" svg:height="4cm" svg:x="16.5cm" svg:y="4.5cm">
            <draw:text-box>
              <text:p text:style-name="P56"><text:span text:style-name="T12">SB = </text:span><text:span text:style-name="T12"><text:tab/></text:span><text:span text:style-name="T12">Standards body</text:span></text:p>
              <text:p text:style-name="P56"><text:span text:style-name="T12">CA = </text:span><text:span text:style-name="T12"><text:tab/></text:span><text:span text:style-name="T12">Certification agency</text:span></text:p>
              <text:p text:style-name="P56"><text:span text:style-name="T12">ST = </text:span><text:span text:style-name="T12"><text:tab/></text:span><text:span text:style-name="T12">Standards trainer</text:span></text:p>
            </draw:text-box>
          </draw:frame>
        </draw:g>
      </draw:page>
      <draw:page draw:name="page11" draw:style-name="dp1" draw:master-page-name="Default">
        <office:forms form:automatic-focus="false" form:apply-design-mode="false"/>
        <draw:g>
          <draw:custom-shape draw:style-name="gr42" draw:text-style-name="P59" draw:layer="layout" svg:width="9cm" svg:height="9cm" svg:x="6cm" svg:y="3.5cm">
            <text:p text:style-name="P58"><text:span text:style-name="T16">Total mark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61" draw:layer="layout" svg:width="6cm" svg:height="6cm" svg:x="9cm" svg:y="5.001cm">
            <text:p text:style-name="P60"><text:span text:style-name="T17">Addressable</text:span></text:p>
            <text:p text:style-name="P60"><text:span text:style-name="T17">mark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3" draw:layer="layout" svg:width="3cm" svg:height="3cm" svg:x="12cm" svg:y="6.5cm">
            <text:p text:style-name="P62"><text:span text:style-name="T17">Serviced</text:span></text:p>
            <text:p text:style-name="P62"><text:span text:style-name="T17">mark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12" draw:style-name="dp1" draw:master-page-name="Default">
        <office:forms form:automatic-focus="false" form:apply-design-mode="false"/>
        <draw:g>
          <draw:g>
            <draw:custom-shape draw:style-name="gr45" draw:text-style-name="P64" draw:layer="layout" svg:width="5cm" svg:height="10cm" svg:x="3cm" svg:y="3.05cm">
              <text:p/>
              <draw:enhanced-geometry svg:viewBox="0 0 21600 21600" draw:type="rectangle" draw:enhanced-path="M 0 0 L 21600 0 21600 21600 0 21600 0 0 Z N"/>
            </draw:custom-shape>
            <draw:custom-shape draw:style-name="gr46" draw:text-style-name="P65" draw:layer="layout" svg:width="10cm" svg:height="5cm" svg:x="3cm" svg:y="8.05cm">
              <text:p/>
              <draw:enhanced-geometry svg:viewBox="0 0 21600 21600" draw:type="rectangle" draw:enhanced-path="M 0 0 L 21600 0 21600 21600 0 21600 0 0 Z N"/>
            </draw:custom-shape>
            <draw:custom-shape draw:style-name="gr47" draw:text-style-name="P66" draw:layer="layout" svg:width="5cm" svg:height="10cm" svg:x="8cm" svg:y="3.05cm">
              <text:p/>
              <draw:enhanced-geometry svg:viewBox="0 0 21600 21600" draw:type="rectangle" draw:enhanced-path="M 0 0 L 21600 0 21600 21600 0 21600 0 0 Z N"/>
            </draw:custom-shape>
            <draw:custom-shape draw:style-name="gr48" draw:text-style-name="P67" draw:layer="layout" svg:width="17cm" svg:height="5cm" svg:x="-0.5cm" svg:y="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9" draw:text-style-name="P68" draw:layer="layout" svg:width="2.2cm" svg:height="5cm" svg:x="5.8cm" svg:y="3.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0" draw:text-style-name="P69" draw:layer="layout" svg:width="7cm" svg:height="5cm" draw:transform="rotate (-1.5707963267949) translate (8cm 4.55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51" draw:layer="layout" svg:width="14.9cm" svg:height="14.9cm" svg:x="0.55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2" draw:text-style-name="P70" draw:layer="layout" svg:width="0.75cm" svg:height="0.75cm" svg:x="16.38cm" svg:y="4.625cm">
              <text:p/>
              <draw:enhanced-geometry svg:viewBox="0 0 21600 21600" draw:type="rectangle" draw:enhanced-path="M 0 0 L 21600 0 21600 21600 0 21600 0 0 Z N"/>
            </draw:custom-shape>
            <draw:custom-shape draw:style-name="gr53" draw:text-style-name="P71" draw:layer="layout" svg:width="0.75cm" svg:height="0.75cm" svg:x="16.38cm" svg:y="6.125cm">
              <text:p/>
              <draw:enhanced-geometry svg:viewBox="0 0 21600 21600" draw:type="rectangle" draw:enhanced-path="M 0 0 L 21600 0 21600 21600 0 21600 0 0 Z N"/>
            </draw:custom-shape>
            <draw:custom-shape draw:style-name="gr54" draw:text-style-name="P72" draw:layer="layout" svg:width="0.75cm" svg:height="0.75cm" svg:x="16.38cm" svg:y="7.625cm">
              <text:p/>
              <draw:enhanced-geometry svg:viewBox="0 0 21600 21600" draw:type="rectangle" draw:enhanced-path="M 0 0 L 21600 0 21600 21600 0 21600 0 0 Z N"/>
            </draw:custom-shape>
            <draw:custom-shape draw:style-name="gr55" draw:text-style-name="P73" draw:layer="layout" svg:width="0.75cm" svg:height="0.75cm" svg:x="16.38cm" svg:y="9.125cm">
              <text:p/>
              <draw:enhanced-geometry svg:viewBox="0 0 21600 21600" draw:type="rectangle" draw:enhanced-path="M 0 0 L 21600 0 21600 21600 0 21600 0 0 Z N"/>
            </draw:custom-shape>
            <draw:custom-shape draw:style-name="gr56" draw:text-style-name="P74" draw:layer="layout" svg:width="0.75cm" svg:height="0.75cm" svg:x="16.38cm" svg:y="10.625cm">
              <text:p/>
              <draw:enhanced-geometry svg:viewBox="0 0 21600 21600" draw:type="rectangle" draw:enhanced-path="M 0 0 L 21600 0 21600 21600 0 21600 0 0 Z N"/>
            </draw:custom-shape>
            <draw:custom-shape draw:style-name="gr57" draw:text-style-name="P76" draw:layer="layout" svg:width="6cm" svg:height="1.5cm" svg:x="17.205cm" svg:y="4.25cm">
              <text:p text:style-name="P75"><text:span text:style-name="T18">Child</text:span></text:p>
              <draw:enhanced-geometry svg:viewBox="0 0 21600 21600" draw:type="rectangle" draw:enhanced-path="M 0 0 L 21600 0 21600 21600 0 21600 0 0 Z N"/>
            </draw:custom-shape>
            <draw:custom-shape draw:style-name="gr57" draw:text-style-name="P76" draw:layer="layout" svg:width="6cm" svg:height="1.5cm" svg:x="17.205cm" svg:y="5.75cm">
              <text:p text:style-name="P75"><text:span text:style-name="T18">Teenager</text:span></text:p>
              <draw:enhanced-geometry svg:viewBox="0 0 21600 21600" draw:type="rectangle" draw:enhanced-path="M 0 0 L 21600 0 21600 21600 0 21600 0 0 Z N"/>
            </draw:custom-shape>
            <draw:custom-shape draw:style-name="gr57" draw:text-style-name="P76" draw:layer="layout" svg:width="6cm" svg:height="1.5cm" svg:x="17.205cm" svg:y="7.25cm">
              <text:p text:style-name="P75"><text:span text:style-name="T18">Single adult</text:span></text:p>
              <draw:enhanced-geometry svg:viewBox="0 0 21600 21600" draw:type="rectangle" draw:enhanced-path="M 0 0 L 21600 0 21600 21600 0 21600 0 0 Z N"/>
            </draw:custom-shape>
            <draw:custom-shape draw:style-name="gr57" draw:text-style-name="P76" draw:layer="layout" svg:width="6cm" svg:height="1.5cm" svg:x="17.205cm" svg:y="8.75cm">
              <text:p text:style-name="P75"><text:span text:style-name="T18">Married no kids</text:span></text:p>
              <draw:enhanced-geometry svg:viewBox="0 0 21600 21600" draw:type="rectangle" draw:enhanced-path="M 0 0 L 21600 0 21600 21600 0 21600 0 0 Z N"/>
            </draw:custom-shape>
            <draw:custom-shape draw:style-name="gr57" draw:text-style-name="P76" draw:layer="layout" svg:width="6cm" svg:height="1.5cm" svg:x="17.205cm" svg:y="10.25cm">
              <text:p text:style-name="P75"><text:span text:style-name="T18">Parent</text:span></text:p>
              <draw:enhanced-geometry svg:viewBox="0 0 21600 21600" draw:type="rectangle" draw:enhanced-path="M 0 0 L 21600 0 21600 21600 0 21600 0 0 Z N"/>
            </draw:custom-shape>
          </draw:g>
        </draw:g>
      </draw:page>
      <draw:page draw:name="page13" draw:style-name="dp1" draw:master-page-name="Default">
        <office:forms form:automatic-focus="false" form:apply-design-mode="false"/>
        <draw:g>
          <draw:custom-shape draw:style-name="gr58" draw:text-style-name="P78" draw:layer="layout" svg:width="27cm" svg:height="2cm" svg:x="0.501cm" svg:y="7.5cm">
            <text:p text:style-name="P77"><text:span text:style-name="T19">SRM</text:span></text:p>
            <draw:enhanced-geometry svg:viewBox="0 0 21600 21600" draw:mirror-horizontal="false" draw:mirror-vertical="false" draw:type="rectangle" draw:enhanced-path="M 0 0 L 21600 0 21600 21600 0 21600 0 0 Z N"/>
          </draw:custom-shape>
          <draw:custom-shape draw:style-name="gr58" draw:text-style-name="P78" draw:layer="layout" svg:width="27cm" svg:height="2cm" svg:x="0.501cm" svg:y="11.5cm">
            <text:p text:style-name="P77"><text:span text:style-name="T19">HRM</text:span></text:p>
            <draw:enhanced-geometry svg:viewBox="0 0 21600 21600" draw:mirror-horizontal="false" draw:mirror-vertical="false" draw:type="rectangle" draw:enhanced-path="M 0 0 L 21600 0 21600 21600 0 21600 0 0 Z N"/>
          </draw:custom-shape>
          <draw:custom-shape draw:style-name="gr59" draw:text-style-name="P79" draw:layer="layout" svg:width="27cm" svg:height="2cm" svg:x="0.501cm" svg:y="9.5cm">
            <text:p text:style-name="P77"><text:span text:style-name="T19">ERP</text:span></text:p>
            <draw:enhanced-geometry svg:viewBox="0 0 21600 21600" draw:mirror-horizontal="false" draw:mirror-vertical="false" draw:type="rectangle" draw:enhanced-path="M 0 0 L 21600 0 21600 21600 0 21600 0 0 Z N"/>
          </draw:custom-shape>
          <draw:custom-shape draw:style-name="gr60" draw:text-style-name="P79" draw:layer="layout" svg:width="27cm" svg:height="1.75cm" svg:x="0.501cm" svg:y="13.5cm">
            <text:p text:style-name="P77"><text:span text:style-name="T19">...</text:span></text:p>
            <draw:enhanced-geometry svg:viewBox="0 0 21600 21600" draw:mirror-horizontal="false" draw:mirror-vertical="false" draw:type="rectangle" draw:enhanced-path="M 0 0 L 21600 0 21600 21600 0 21600 0 0 Z N"/>
          </draw:custom-shape>
          <draw:custom-shape draw:style-name="gr59" draw:text-style-name="P81" draw:layer="layout" svg:width="27cm" svg:height="2cm" svg:x="0.501cm" svg:y="5.5cm">
            <text:p text:style-name="P80"><text:span text:style-name="T20">CRM</text:span></text:p>
            <draw:enhanced-geometry svg:viewBox="0 0 21600 21600" draw:mirror-horizontal="false" draw:mirror-vertical="false" draw:type="rectangle" draw:enhanced-path="M 0 0 L 21600 0 21600 21600 0 21600 0 0 Z N"/>
          </draw:custom-shape>
          <draw:line draw:style-name="gr61" draw:text-style-name="P82" draw:layer="layout" svg:x1="0.501cm" svg:y1="7.5cm" svg:x2="27.501cm" svg:y2="7.5cm">
            <text:p/>
          </draw:line>
          <draw:line draw:style-name="gr62" draw:text-style-name="P83" draw:layer="layout" svg:x1="0.501cm" svg:y1="13.5cm" svg:x2="27.501cm" svg:y2="13.5cm">
            <text:p text:style-name="P45"><text:span text:style-name="T21"/></text:p>
            <text:p text:style-name="P45"><text:span text:style-name="T21"/></text:p>
            <text:p text:style-name="P45"><text:span text:style-name="T21"/></text:p>
            <text:p text:style-name="P45"><text:span text:style-name="T22"/></text:p>
          </draw:line>
          <draw:line draw:style-name="gr62" draw:text-style-name="P83" draw:layer="layout" svg:x1="0.501cm" svg:y1="11.5cm" svg:x2="27.501cm" svg:y2="11.5cm">
            <text:p text:style-name="P45"><text:span text:style-name="T21"/></text:p>
            <text:p text:style-name="P45"><text:span text:style-name="T21"/></text:p>
          </draw:line>
          <draw:line draw:style-name="gr61" draw:text-style-name="P82" draw:layer="layout" svg:x1="0.501cm" svg:y1="9.5cm" svg:x2="27.501cm" svg:y2="9.5cm">
            <text:p/>
          </draw:line>
          <draw:line draw:style-name="gr62" draw:text-style-name="P83" draw:layer="layout" svg:x1="0.501cm" svg:y1="5.5cm" svg:x2="27.501cm" svg:y2="5.5cm">
            <text:p text:style-name="P45"><text:span text:style-name="T21"/></text:p>
            <text:p text:style-name="P45"><text:span text:style-name="T21"/></text:p>
            <text:p text:style-name="P45"><text:span text:style-name="T21"/></text:p>
          </draw:line>
          <draw:custom-shape draw:style-name="gr63" draw:text-style-name="P85" draw:layer="layout" svg:width="4cm" svg:height="4cm" draw:transform="rotate (1.0471975511966) translate (11.769cm 4.232cm)">
            <text:p text:style-name="P84"><text:span text:style-name="T21">Insurance</text:span></text:p>
            <draw:enhanced-geometry svg:viewBox="0 0 21600 21600" draw:mirror-horizontal="false" draw:mirror-vertical="false" draw:type="rectangle" draw:enhanced-path="M 0 0 L 21600 0 21600 21600 0 21600 0 0 Z N"/>
          </draw:custom-shape>
          <draw:custom-shape draw:style-name="gr63" draw:text-style-name="P85" draw:layer="layout" svg:width="4cm" svg:height="4cm" draw:transform="rotate (1.0471975511966) translate (7.769cm 4.232cm)">
            <text:p text:style-name="P84"><text:span text:style-name="T21">Banking</text:span></text:p>
            <draw:enhanced-geometry svg:viewBox="0 0 21600 21600" draw:mirror-horizontal="false" draw:mirror-vertical="false" draw:type="rectangle" draw:enhanced-path="M 0 0 L 21600 0 21600 21600 0 21600 0 0 Z N"/>
          </draw:custom-shape>
          <draw:custom-shape draw:style-name="gr63" draw:text-style-name="P87" draw:layer="layout" svg:width="4cm" svg:height="4cm" draw:transform="rotate (1.0471975511966) translate (23.769cm 4.232cm)">
            <text:p text:style-name="P86"><text:span text:style-name="T22">...</text:span></text:p>
            <draw:enhanced-geometry svg:viewBox="0 0 21600 21600" draw:mirror-horizontal="false" draw:mirror-vertical="false" draw:type="rectangle" draw:enhanced-path="M 0 0 L 21600 0 21600 21600 0 21600 0 0 Z N"/>
          </draw:custom-shape>
          <draw:custom-shape draw:style-name="gr63" draw:text-style-name="P85" draw:layer="layout" svg:width="4cm" svg:height="4cm" draw:transform="rotate (1.0471975511966) translate (19.937cm 4.264cm)">
            <text:p text:style-name="P84"><text:span text:style-name="T21">Automotive</text:span></text:p>
            <draw:enhanced-geometry svg:viewBox="0 0 21600 21600" draw:mirror-horizontal="false" draw:mirror-vertical="false" draw:type="rectangle" draw:enhanced-path="M 0 0 L 21600 0 21600 21600 0 21600 0 0 Z N"/>
          </draw:custom-shape>
          <draw:custom-shape draw:style-name="gr63" draw:text-style-name="P85" draw:layer="layout" svg:width="4cm" svg:height="4cm" draw:transform="rotate (1.0471975511966) translate (15.769cm 4.232cm)">
            <text:p text:style-name="P84"><text:span text:style-name="T21">Energy</text:span></text:p>
            <draw:enhanced-geometry svg:viewBox="0 0 21600 21600" draw:mirror-horizontal="false" draw:mirror-vertical="false" draw:type="rectangle" draw:enhanced-path="M 0 0 L 21600 0 21600 21600 0 21600 0 0 Z N"/>
          </draw:custom-shape>
          <draw:custom-shape draw:style-name="gr63" draw:text-style-name="P85" draw:layer="layout" svg:width="4cm" svg:height="4cm" draw:transform="rotate (1.0471975511966) translate (3.769cm 4.232cm)">
            <text:p text:style-name="P84"><text:span text:style-name="T21">Healthcare</text:span></text:p>
            <draw:enhanced-geometry svg:viewBox="0 0 21600 21600" draw:mirror-horizontal="false" draw:mirror-vertical="false" draw:type="rectangle" draw:enhanced-path="M 0 0 L 21600 0 21600 21600 0 21600 0 0 Z N"/>
          </draw:custom-shape>
          <draw:line draw:style-name="gr61" draw:text-style-name="P88" draw:layer="layout" svg:x1="7.501cm" svg:y1="15.249cm" svg:x2="7.501cm" svg:y2="5.5cm">
            <text:p/>
          </draw:line>
          <draw:line draw:style-name="gr61" draw:text-style-name="P88" draw:layer="layout" svg:x1="11.501cm" svg:y1="15.25cm" svg:x2="11.501cm" svg:y2="5.501cm">
            <text:p/>
          </draw:line>
          <draw:line draw:style-name="gr61" draw:text-style-name="P88" draw:layer="layout" svg:x1="15.501cm" svg:y1="15.25cm" svg:x2="15.501cm" svg:y2="5.501cm">
            <text:p/>
          </draw:line>
          <draw:line draw:style-name="gr61" draw:text-style-name="P88" draw:layer="layout" svg:x1="19.501cm" svg:y1="15.25cm" svg:x2="19.501cm" svg:y2="5.501cm">
            <text:p/>
          </draw:line>
          <draw:line draw:style-name="gr61" draw:text-style-name="P88" draw:layer="layout" svg:x1="23.501cm" svg:y1="15.25cm" svg:x2="23.501cm" svg:y2="5.501cm">
            <text:p/>
          </draw:line>
          <draw:line draw:style-name="gr61" draw:text-style-name="P88" draw:layer="layout" svg:x1="3.501cm" svg:y1="15.25cm" svg:x2="3.501cm" svg:y2="5.501cm">
            <text:p/>
          </draw:line>
          <draw:line draw:style-name="gr61" draw:text-style-name="P88" draw:layer="layout" svg:x1="3.501cm" svg:y1="5.5cm" svg:x2="5.522cm" svg:y2="2.001cm">
            <text:p/>
          </draw:line>
          <draw:line draw:style-name="gr61" draw:text-style-name="P88" draw:layer="layout" svg:x1="23.5cm" svg:y1="5.5cm" svg:x2="25.521cm" svg:y2="2.001cm">
            <text:p/>
          </draw:line>
          <draw:line draw:style-name="gr61" draw:text-style-name="P88" draw:layer="layout" svg:x1="19.5cm" svg:y1="5.5cm" svg:x2="21.521cm" svg:y2="2.001cm">
            <text:p/>
          </draw:line>
          <draw:line draw:style-name="gr61" draw:text-style-name="P88" draw:layer="layout" svg:x1="15.5cm" svg:y1="5.501cm" svg:x2="17.521cm" svg:y2="2.002cm">
            <text:p/>
          </draw:line>
          <draw:line draw:style-name="gr61" draw:text-style-name="P88" draw:layer="layout" svg:x1="11.501cm" svg:y1="5.5cm" svg:x2="13.522cm" svg:y2="2.001cm">
            <text:p/>
          </draw:line>
          <draw:line draw:style-name="gr61" draw:text-style-name="P88" draw:layer="layout" svg:x1="7.501cm" svg:y1="5.499cm" svg:x2="9.522cm" svg:y2="2cm">
            <text:p/>
          </draw:line>
        </draw:g>
      </draw:page>
      <draw:page draw:name="page14" draw:style-name="dp1" draw:master-page-name="Default">
        <office:forms form:automatic-focus="false" form:apply-design-mode="false"/>
        <draw:g>
          <draw:custom-shape draw:style-name="gr64" draw:text-style-name="P90" draw:layer="layout" svg:width="14cm" svg:height="2cm" svg:x="7cm" svg:y="6cm">
            <text:p text:style-name="P89"><text:span text:style-name="T23">Applications</text:span></text:p>
            <draw:enhanced-geometry svg:viewBox="0 0 21600 21600" draw:mirror-horizontal="false" draw:mirror-vertical="false" draw:type="rectangle" draw:enhanced-path="M 0 0 L 21600 0 21600 21600 0 21600 0 0 Z N"/>
          </draw:custom-shape>
          <draw:custom-shape draw:style-name="gr65" draw:text-style-name="P92" draw:layer="layout" svg:width="14cm" svg:height="2cm" svg:x="7cm" svg:y="4cm">
            <text:p text:style-name="P91"><text:span text:style-name="T24">Services</text:span></text:p>
            <draw:enhanced-geometry svg:viewBox="0 0 21600 21600" draw:type="rectangle" draw:enhanced-path="M 0 0 L 21600 0 21600 21600 0 21600 0 0 Z N"/>
          </draw:custom-shape>
          <draw:line draw:style-name="gr66" draw:text-style-name="P24" draw:layer="layout" svg:x1="4cm" svg:y1="6cm" svg:x2="24cm" svg:y2="6cm">
            <text:p/>
          </draw:line>
          <draw:custom-shape draw:style-name="gr65" draw:text-style-name="P92" draw:layer="layout" svg:width="14cm" svg:height="2cm" svg:x="7cm" svg:y="10cm">
            <text:p text:style-name="P91"><text:span text:style-name="T24">Hardware</text:span></text:p>
            <draw:enhanced-geometry svg:viewBox="0 0 21600 21600" draw:mirror-horizontal="false" draw:mirror-vertical="false" draw:type="rectangle" draw:enhanced-path="M 0 0 L 21600 0 21600 21600 0 21600 0 0 Z N"/>
          </draw:custom-shape>
          <draw:custom-shape draw:style-name="gr67" draw:text-style-name="P93" draw:layer="layout" svg:width="14cm" svg:height="2cm" svg:x="7cm" svg:y="8cm">
            <text:p text:style-name="P89"><text:span text:style-name="T23">Operating System</text:span></text:p>
            <draw:enhanced-geometry svg:viewBox="0 0 21600 21600" draw:type="rectangle" draw:enhanced-path="M 0 0 L 21600 0 21600 21600 0 21600 0 0 Z N"/>
          </draw:custom-shape>
          <draw:line draw:style-name="gr66" draw:text-style-name="P24" draw:layer="layout" svg:x1="4cm" svg:y1="10cm" svg:x2="24cm" svg:y2="10cm">
            <text:p/>
          </draw:line>
        </draw:g>
      </draw:page>
      <draw:page draw:name="page15" draw:style-name="dp1" draw:master-page-name="Default">
        <office:forms form:automatic-focus="false" form:apply-design-mode="false"/>
        <draw:g>
          <draw:frame draw:style-name="gr68" draw:text-style-name="P94" draw:layer="layout" svg:width="11cm" svg:height="2cm" svg:x="2cm" svg:y="13.5cm">
            <draw:text-box>
              <text:p text:style-name="P65"><text:span text:style-name="T25">Two competing platforms</text:span><text:span text:style-name="T25"><text:line-break/></text:span><text:span text:style-name="T25">with equal ecosystem size</text:span></text:p>
            </draw:text-box>
          </draw:frame>
          <draw:frame draw:style-name="gr69" draw:text-style-name="P96" draw:layer="layout" svg:width="11cm" svg:height="1.5cm" draw:transform="rotate (1.5707963267949) translate (1cm 13cm)">
            <draw:text-box>
              <text:p text:style-name="P95"><text:span text:style-name="T25">Total market size</text:span></text:p>
            </draw:text-box>
          </draw:frame>
          <draw:line draw:style-name="gr70" draw:text-style-name="P97" draw:layer="layout" svg:x1="2.5cm" svg:y1="14cm" svg:x2="2.5cm" svg:y2="2cm">
            <text:p/>
          </draw:line>
          <draw:frame draw:style-name="gr71" draw:text-style-name="P98" draw:layer="layout" svg:width="11cm" svg:height="2cm" svg:x="15cm" svg:y="13.5cm">
            <draw:text-box>
              <text:p text:style-name="P65"><text:span text:style-name="T25">Dominant platform</text:span><text:span text:style-name="T25"><text:line-break/></text:span><text:span text:style-name="T25">with larger ecosystem size</text:span></text:p>
            </draw:text-box>
          </draw:frame>
          <draw:custom-shape draw:style-name="gr72" draw:text-style-name="P100" draw:layer="layout" svg:width="4.5cm" svg:height="3cm" svg:x="3cm" svg:y="10.5cm">
            <text:p text:style-name="P99"><text:span text:style-name="T26">Platform</text:span></text:p>
            <draw:enhanced-geometry svg:viewBox="0 0 21600 21600" draw:type="rectangle" draw:enhanced-path="M 0 0 L 21600 0 21600 21600 0 21600 0 0 Z N"/>
          </draw:custom-shape>
          <draw:custom-shape draw:style-name="gr73" draw:text-style-name="P101" draw:layer="layout" svg:width="4.5cm" svg:height="3cm" svg:x="7.5cm" svg:y="10.5cm">
            <text:p text:style-name="P99"><text:span text:style-name="T26">Platform</text:span></text:p>
            <draw:enhanced-geometry svg:viewBox="0 0 21600 21600" draw:type="rectangle" draw:enhanced-path="M 0 0 L 21600 0 21600 21600 0 21600 0 0 Z N"/>
          </draw:custom-shape>
          <draw:custom-shape draw:style-name="gr74" draw:text-style-name="P103" draw:layer="layout" svg:width="4.5cm" svg:height="5cm" svg:x="3cm" svg:y="5.5cm">
            <text:p text:style-name="P102"><text:span text:style-name="T27">Application</text:span></text:p>
            <draw:enhanced-geometry svg:viewBox="0 0 21600 21600" draw:type="rectangle" draw:enhanced-path="M 0 0 L 21600 0 21600 21600 0 21600 0 0 Z N"/>
          </draw:custom-shape>
          <draw:custom-shape draw:style-name="gr75" draw:text-style-name="P104" draw:layer="layout" svg:width="4.5cm" svg:height="5cm" svg:x="7.5cm" svg:y="5.5cm">
            <text:p text:style-name="P102"><text:span text:style-name="T27">Application</text:span></text:p>
            <draw:enhanced-geometry svg:viewBox="0 0 21600 21600" draw:type="rectangle" draw:enhanced-path="M 0 0 L 21600 0 21600 21600 0 21600 0 0 Z N"/>
          </draw:custom-shape>
          <draw:custom-shape draw:style-name="gr76" draw:text-style-name="P106" draw:layer="layout" svg:width="4.5cm" svg:height="1.5cm" svg:x="7.5cm" svg:y="4cm">
            <text:p text:style-name="P105"><text:span text:style-name="T28">Ecosystem 2</text:span></text:p>
            <draw:enhanced-geometry svg:viewBox="0 0 21600 21600" draw:mirror-horizontal="false" draw:mirror-vertical="false" draw:type="rectangle" draw:enhanced-path="M 0 0 L 21600 0 21600 21600 0 21600 0 0 Z N"/>
          </draw:custom-shape>
          <draw:custom-shape draw:style-name="gr76" draw:text-style-name="P106" draw:layer="layout" svg:width="4.5cm" svg:height="1.5cm" svg:x="3cm" svg:y="4cm">
            <text:p text:style-name="P105"><text:span text:style-name="T28">Ecosystem 1</text:span></text:p>
            <draw:enhanced-geometry svg:viewBox="0 0 21600 21600" draw:mirror-horizontal="false" draw:mirror-vertical="false" draw:type="rectangle" draw:enhanced-path="M 0 0 L 21600 0 21600 21600 0 21600 0 0 Z N"/>
          </draw:custom-shape>
          <draw:custom-shape draw:style-name="gr77" draw:text-style-name="P107" draw:layer="layout" svg:width="2cm" svg:height="3cm" svg:x="16cm" svg:y="10.5cm">
            <text:p text:style-name="P99"><text:span text:style-name="T26">P</text:span></text:p>
            <draw:enhanced-geometry svg:viewBox="0 0 21600 21600" draw:type="rectangle" draw:enhanced-path="M 0 0 L 21600 0 21600 21600 0 21600 0 0 Z N"/>
          </draw:custom-shape>
          <draw:custom-shape draw:style-name="gr78" draw:text-style-name="P101" draw:layer="layout" svg:width="7cm" svg:height="3cm" svg:x="18cm" svg:y="10.5cm">
            <text:p text:style-name="P99"><text:span text:style-name="T26">Platform</text:span></text:p>
            <draw:enhanced-geometry svg:viewBox="0 0 21600 21600" draw:type="rectangle" draw:enhanced-path="M 0 0 L 21600 0 21600 21600 0 21600 0 0 Z N"/>
          </draw:custom-shape>
          <draw:custom-shape draw:style-name="gr79" draw:text-style-name="P108" draw:layer="layout" svg:width="2cm" svg:height="5cm" svg:x="16cm" svg:y="5.5cm">
            <text:p text:style-name="P99"><text:span text:style-name="T26">A</text:span></text:p>
            <draw:enhanced-geometry svg:viewBox="0 0 21600 21600" draw:type="rectangle" draw:enhanced-path="M 0 0 L 21600 0 21600 21600 0 21600 0 0 Z N"/>
          </draw:custom-shape>
          <draw:custom-shape draw:style-name="gr80" draw:text-style-name="P104" draw:layer="layout" svg:width="7cm" svg:height="5cm" svg:x="18cm" svg:y="5.5cm">
            <text:p text:style-name="P102"><text:span text:style-name="T27">Application</text:span></text:p>
            <draw:enhanced-geometry svg:viewBox="0 0 21600 21600" draw:type="rectangle" draw:enhanced-path="M 0 0 L 21600 0 21600 21600 0 21600 0 0 Z N"/>
          </draw:custom-shape>
          <draw:custom-shape draw:style-name="gr81" draw:text-style-name="P106" draw:layer="layout" svg:width="6.999cm" svg:height="1.5cm" svg:x="18cm" svg:y="4cm">
            <text:p text:style-name="P105"><text:span text:style-name="T28">Ecosystem 2</text:span></text:p>
            <draw:enhanced-geometry svg:viewBox="0 0 21600 21600" draw:mirror-horizontal="false" draw:mirror-vertical="false" draw:type="rectangle" draw:enhanced-path="M 0 0 L 21600 0 21600 21600 0 21600 0 0 Z N"/>
          </draw:custom-shape>
          <draw:custom-shape draw:style-name="gr82" draw:text-style-name="P110" draw:layer="layout" svg:width="1.954cm" svg:height="1.5cm" svg:x="16cm" svg:y="4cm">
            <text:p text:style-name="P109"><text:span text:style-name="T29">E 1</text:span></text:p>
            <draw:enhanced-geometry svg:viewBox="0 0 21600 21600" draw:mirror-horizontal="false" draw:mirror-vertical="false" draw:type="rectangle" draw:enhanced-path="M 0 0 L 21600 0 21600 21600 0 21600 0 0 Z N"/>
          </draw:custom-shape>
          <draw:frame draw:style-name="gr83" draw:text-style-name="P111" draw:layer="layout" svg:width="2cm" svg:height="1.392cm" svg:x="3cm" svg:y="5.5cm">
            <draw:text-box>
              <text:p><text:span text:style-name="T30">$$$$$</text:span></text:p>
            </draw:text-box>
          </draw:frame>
          <draw:frame draw:style-name="gr84" draw:text-style-name="P112" draw:layer="layout" svg:width="2cm" svg:height="1.39cm" svg:x="16cm" svg:y="5.5cm">
            <draw:text-box>
              <text:p><text:span text:style-name="T31">$$$</text:span></text:p>
            </draw:text-box>
          </draw:frame>
          <draw:frame draw:style-name="gr85" draw:text-style-name="P113" draw:layer="layout" svg:width="2.5cm" svg:height="2cm" svg:x="7.5cm" svg:y="11.5cm">
            <draw:text-box>
              <text:p><text:span text:style-name="T32">$$$</text:span></text:p>
            </draw:text-box>
          </draw:frame>
          <draw:frame draw:style-name="gr83" draw:text-style-name="P113" draw:layer="layout" svg:width="4.5cm" svg:height="1.392cm" svg:x="7.5cm" svg:y="5.5cm">
            <draw:text-box>
              <text:p><text:span text:style-name="T32">$$$$$</text:span></text:p>
            </draw:text-box>
          </draw:frame>
          <draw:frame draw:style-name="gr86" draw:text-style-name="P112" draw:layer="layout" svg:width="1.9cm" svg:height="1.41cm" svg:x="18cm" svg:y="12.09cm">
            <draw:text-box>
              <text:p><text:span text:style-name="T31">$$$$$</text:span></text:p>
            </draw:text-box>
          </draw:frame>
          <draw:frame draw:style-name="gr83" draw:text-style-name="P112" draw:layer="layout" svg:width="4.5cm" svg:height="1.392cm" svg:x="18cm" svg:y="5.5cm">
            <draw:text-box>
              <text:p><text:span text:style-name="T31">$$$$$$$</text:span></text:p>
            </draw:text-box>
          </draw:frame>
          <draw:frame draw:style-name="gr85" draw:text-style-name="P112" draw:layer="layout" svg:width="2cm" svg:height="1.5cm" svg:x="16cm" svg:y="12cm">
            <draw:text-box>
              <text:p><text:span text:style-name="T31">$</text:span></text:p>
            </draw:text-box>
          </draw:frame>
          <draw:custom-shape draw:style-name="gr87" draw:text-style-name="P114" draw:layer="layout" svg:width="3cm" svg:height="1.5cm" svg:x="12.5cm" svg:y="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88" draw:text-style-name="P97" draw:layer="layout" svg:x1="2cm" svg:y1="13.5cm" svg:x2="26cm" svg:y2="13.5cm">
            <text:p/>
          </draw:line>
          <draw:custom-shape draw:style-name="gr89" draw:text-style-name="P116" draw:layer="layout" svg:width="9cm" svg:height="1.5cm" svg:x="3cm" svg:y="2.5cm">
            <text:p text:style-name="P115"><text:span text:style-name="T33">Total solution market</text:span></text:p>
            <draw:enhanced-geometry svg:viewBox="0 0 21600 21600" draw:mirror-horizontal="false" draw:mirror-vertical="false" draw:type="rectangle" draw:enhanced-path="M 0 0 L 21600 0 21600 21600 0 21600 0 0 Z N"/>
          </draw:custom-shape>
          <draw:custom-shape draw:style-name="gr89" draw:text-style-name="P116" draw:layer="layout" svg:width="9cm" svg:height="1.5cm" svg:x="16cm" svg:y="2.5cm">
            <text:p text:style-name="P115"><text:span text:style-name="T33">Total solution market</text:span></text:p>
            <draw:enhanced-geometry svg:viewBox="0 0 21600 21600" draw:mirror-horizontal="false" draw:mirror-vertical="false" draw:type="rectangle" draw:enhanced-path="M 0 0 L 21600 0 21600 21600 0 21600 0 0 Z N"/>
          </draw:custom-shape>
          <draw:frame draw:style-name="gr85" draw:text-style-name="P111" draw:layer="layout" svg:width="2.5cm" svg:height="2cm" svg:x="3cm" svg:y="11.5cm">
            <draw:text-box>
              <text:p><text:span text:style-name="T30">$$$</text:span></text:p>
            </draw:text-box>
          </draw:frame>
        </draw:g>
      </draw:page>
      <draw:page draw:name="page16" draw:style-name="dp1" draw:master-page-name="Default">
        <office:forms form:automatic-focus="false" form:apply-design-mode="false"/>
        <draw:frame draw:style-name="gr1" draw:text-style-name="P1" draw:layer="layout" svg:width="28cm" svg:height="11cm" svg:x="0cm" svg:y="2cm">
          <draw:text-box>
            <text:p><text:span text:style-name="T1">B02</text:span></text:p>
            <text:p><text:span text:style-name="T1"/></text:p>
            <text:p><text:span text:style-name="T1">Software Products</text:span></text:p>
          </draw:text-box>
        </draw:frame>
      </draw:page>
      <draw:page draw:name="page17" draw:style-name="dp1" draw:master-page-name="Default">
        <office:forms form:automatic-focus="false" form:apply-design-mode="false"/>
        <draw:g>
          <draw:path draw:style-name="gr90" draw:text-style-name="P117" draw:layer="layout" svg:width="4.999cm" svg:height="3.015cm" svg:x="1cm" svg:y="9cm" svg:viewBox="0 0 5000 3016" svg:d="M0 3000c2460-278 3900-1600 5000-3000v3000c0 0-4934 35-5000 0z">
            <text:p/>
          </draw:path>
          <draw:path draw:style-name="gr91" draw:text-style-name="P118" draw:layer="layout" svg:width="6.499cm" svg:height="8.999cm" svg:x="7.5cm" svg:y="3.001cm" svg:viewBox="0 0 6500 9000" svg:d="M0 9000c0 0 44-4328 0-5000 1700-2600 3733-3937 6500-4000v9000z">
            <text:p/>
          </draw:path>
          <draw:path draw:style-name="gr92" draw:text-style-name="P119" draw:layer="layout" svg:width="12.699cm" svg:height="8.999cm" svg:x="14cm" svg:y="3.001cm" svg:viewBox="0 0 12700 9000" svg:d="M0 9000c0 0 44-8328 0-9000 6000 0 6800 4900 12700 7000v2000z">
            <text:p/>
          </draw:path>
          <draw:line draw:style-name="gr93" draw:text-style-name="P120" draw:layer="layout" svg:x1="1cm" svg:y1="13cm" svg:x2="7cm" svg:y2="13cm">
            <text:p><text:span text:style-name="T34"><text:s/></text:span><text:span text:style-name="T34">core product </text:span></text:p>
          </draw:line>
          <draw:line draw:style-name="gr94" draw:text-style-name="P120" draw:layer="layout" svg:x1="7cm" svg:y1="13cm" svg:x2="27cm" svg:y2="13cm">
            <text:p><text:span text:style-name="T34"><text:s/></text:span><text:span text:style-name="T34">whole product </text:span></text:p>
          </draw:line>
          <draw:frame draw:style-name="gr95" draw:text-style-name="P121" draw:layer="layout" svg:width="2cm" svg:height="1cm" svg:x="25cm" svg:y="12cm">
            <draw:text-box>
              <text:p><text:span text:style-name="T35">time</text:span></text:p>
            </draw:text-box>
          </draw:frame>
          <draw:frame draw:style-name="gr96" draw:text-style-name="P122" draw:layer="layout" svg:width="6cm" svg:height="2cm" draw:transform="rotate (1.5707963267949) translate (6cm 12cm)">
            <draw:text-box>
              <text:p>the chasm</text:p>
            </draw:text-box>
          </draw:frame>
          <draw:custom-shape draw:style-name="gr97" draw:text-style-name="P124" draw:layer="layout" svg:width="5cm" svg:height="2.5cm" svg:x="14.5cm" svg:y="6.5cm">
            <text:p text:style-name="P123"><text:span text:style-name="T36">Late majority</text:span><text:span text:style-name="T36"><text:line-break/></text:span><text:span text:style-name="T36">and laggar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24" draw:layer="layout" svg:width="5cm" svg:height="2.5cm" svg:x="1cm" svg:y="6.502cm">
            <text:p text:style-name="P123"><text:span text:style-name="T36">Innovators and</text:span></text:p>
            <text:p text:style-name="P123"><text:span text:style-name="T36">early adop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24" draw:layer="layout" svg:width="5cm" svg:height="2.5cm" svg:x="8.5cm" svg:y="6.5cm">
            <text:p text:style-name="P123"><text:span text:style-name="T36">Early major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18" draw:style-name="dp1" draw:master-page-name="Default">
        <office:forms form:automatic-focus="false" form:apply-design-mode="false"/>
        <draw:g>
          <draw:custom-shape draw:style-name="gr98" draw:text-style-name="P126" draw:layer="layout" svg:width="28cm" svg:height="15.75cm" svg:x="0cm" svg:y="0cm">
            <text:p text:style-name="P125"><text:span text:style-name="T37">Whole product</text:span></text:p>
            <draw:enhanced-geometry svg:viewBox="0 0 21600 21600" draw:type="rectangle" draw:enhanced-path="M 0 0 L 21600 0 21600 21600 0 21600 0 0 Z N"/>
          </draw:custom-shape>
          <draw:custom-shape draw:style-name="gr99" draw:text-style-name="P127" draw:layer="layout" svg:width="26.5cm" svg:height="10.5cm" svg:x="0.75cm" svg:y="0.75cm">
            <text:p text:style-name="P125"><text:span text:style-name="T37">Basic product</text:span></text:p>
            <draw:enhanced-geometry svg:viewBox="0 0 21600 21600" draw:mirror-horizontal="false" draw:mirror-vertical="false" draw:type="rectangle" draw:enhanced-path="M 0 0 L 21600 0 21600 21600 0 21600 0 0 Z N"/>
          </draw:custom-shape>
          <draw:custom-shape draw:style-name="gr100" draw:text-style-name="P128" draw:layer="layout" svg:width="25.493cm" svg:height="5.25cm" draw:transform="skewX (-0.0020943951023932) translate (1.251cm 1.5cm)">
            <text:p text:style-name="P125"><text:span text:style-name="T37">Core product (intellectual property)</text:span></text:p>
            <draw:enhanced-geometry svg:viewBox="0 0 21600 21600" draw:mirror-horizontal="false" draw:mirror-vertical="false" draw:type="rectangle" draw:enhanced-path="M 0 0 L 21600 0 21600 21600 0 21600 0 0 Z N"/>
          </draw:custom-shape>
          <draw:g>
            <draw:g>
              <draw:custom-shape draw:style-name="gr101" draw:text-style-name="P130" draw:layer="layout" svg:width="8.5cm" svg:height="3.75cm" svg:x="18.75cm" svg:y="11.625cm">
                <text:p text:style-name="P129"><text:span text:style-name="T38">Operations</text:span></text:p>
                <text:list text:style-name="L2">
                  <text:list-item>
                    <text:p text:style-name="P129"><text:span text:style-name="T39">Provision of SaaS (managed service)</text:span></text:p>
                  </text:list-item>
                </text:list>
                <draw:enhanced-geometry svg:viewBox="0 0 21600 21600" draw:type="rectangle" draw:enhanced-path="M 0 0 L 21600 0 21600 21600 0 21600 0 0 Z N"/>
              </draw:custom-shape>
              <draw:custom-shape draw:style-name="gr102" draw:text-style-name="P132" draw:layer="layout" svg:width="7.5cm" svg:height="1.875cm" svg:x="19.25cm" svg:y="13.125cm">
                <text:p text:style-name="P129"><text:span text:style-name="T38">Pricing of operations</text:span></text:p>
                <text:list text:style-name="L2">
                  <text:list-item>
                    <text:p text:style-name="P131"><text:span text:style-name="T39">Quantity: Users, resources, …</text:span></text:p>
                  </text:list-item>
                  <text:list-item>
                    <text:p text:style-name="P131"><text:span text:style-name="T39">Duration: Always time-limited</text:span></text:p>
                  </text:list-item>
                  <text:list-item>
                    <text:p text:style-name="P131"><text:span text:style-name="T39">Structured: Set-up, subscription</text:span></text:p>
                  </text:list-item>
                </text:list>
                <draw:enhanced-geometry svg:viewBox="0 0 21600 21600" draw:type="rectangle" draw:enhanced-path="M 0 0 L 21600 0 21600 21600 0 21600 0 0 Z N"/>
              </draw:custom-shape>
              <draw:custom-shape draw:style-name="gr103" draw:text-style-name="P130" draw:layer="layout" svg:width="8.5cm" svg:height="3.75cm" svg:x="0.75cm" svg:y="11.625cm">
                <text:p text:style-name="P129"><text:span text:style-name="T38">Training</text:span></text:p>
                <text:list text:style-name="L2">
                  <text:list-item>
                    <text:p text:style-name="P131"><text:span text:style-name="T39">In-house training</text:span></text:p>
                  </text:list-item>
                  <text:list-item>
                    <text:p text:style-name="P131"><text:span text:style-name="T39">Off-site training</text:span></text:p>
                  </text:list-item>
                </text:list>
                <draw:enhanced-geometry svg:viewBox="0 0 21600 21600" draw:type="rectangle" draw:enhanced-path="M 0 0 L 21600 0 21600 21600 0 21600 0 0 Z N"/>
              </draw:custom-shape>
              <draw:custom-shape draw:style-name="gr104" draw:text-style-name="P135" draw:layer="layout" svg:width="7.5cm" svg:height="1.875cm" svg:x="1.25cm" svg:y="13.125cm">
                <text:p text:style-name="P133"><text:span text:style-name="T38">Pricing of training</text:span></text:p>
                <text:list text:style-name="L2">
                  <text:list-item>
                    <text:p text:style-name="P134"><text:span text:style-name="T40">Fixed fee</text:span></text:p>
                  </text:list-item>
                  <text:list-item>
                    <text:p text:style-name="P134"><text:span text:style-name="T40">Per participating person</text:span></text:p>
                  </text:list-item>
                </text:list>
                <draw:enhanced-geometry svg:viewBox="0 0 21600 21600" draw:type="rectangle" draw:enhanced-path="M 0 0 L 21600 0 21600 21600 0 21600 0 0 Z N"/>
              </draw:custom-shape>
              <draw:custom-shape draw:style-name="gr105" draw:text-style-name="P130" draw:layer="layout" svg:width="8.5cm" svg:height="3.75cm" svg:x="9.75cm" svg:y="11.625cm">
                <text:p text:style-name="P129"><text:span text:style-name="T38">Consulting</text:span></text:p>
                <text:list text:style-name="L2">
                  <text:list-item>
                    <text:p text:style-name="P131"><text:span text:style-name="T39">Technical implementation services</text:span></text:p>
                  </text:list-item>
                  <text:list-item>
                    <text:p text:style-name="P131"><text:span text:style-name="T39">Strategic solution consulting</text:span></text:p>
                  </text:list-item>
                </text:list>
                <draw:enhanced-geometry svg:viewBox="0 0 21600 21600" draw:mirror-horizontal="false" draw:mirror-vertical="false" draw:type="rectangle" draw:enhanced-path="M 0 0 L 21600 0 21600 21600 0 21600 0 0 Z N"/>
              </draw:custom-shape>
              <draw:custom-shape draw:style-name="gr106" draw:text-style-name="P132" draw:layer="layout" svg:width="7.5cm" svg:height="1.875cm" svg:x="10.25cm" svg:y="13.125cm">
                <text:p text:style-name="P129"><text:span text:style-name="T38">Pricing of consulting</text:span></text:p>
                <text:list text:style-name="L2">
                  <text:list-item>
                    <text:p text:style-name="P131"><text:span text:style-name="T39">Fixed</text:span><text:span text:style-name="T40"> fee</text:span></text:p>
                  </text:list-item>
                  <text:list-item>
                    <text:p text:style-name="P131"><text:span text:style-name="T40">Time </text:span><text:span text:style-name="T39">and materials</text:span></text:p>
                  </text:list-item>
                </text:list>
                <draw:enhanced-geometry svg:viewBox="0 0 21600 21600" draw:mirror-horizontal="false" draw:mirror-vertical="false" draw:type="rectangle" draw:enhanced-path="M 0 0 L 21600 0 21600 21600 0 21600 0 0 Z N"/>
              </draw:custom-shape>
            </draw:g>
          </draw:g>
          <draw:g>
            <draw:custom-shape draw:style-name="gr107" draw:text-style-name="P130" draw:layer="layout" svg:width="12.5cm" svg:height="3.75cm" svg:x="14.25cm" svg:y="7.125cm">
              <text:p text:style-name="P129"><text:span text:style-name="T38">Support services</text:span></text:p>
              <text:list text:style-name="L2">
                <text:list-item>
                  <text:p text:style-name="P131"><text:span text:style-name="T39">Hot-line support</text:span></text:p>
                </text:list-item>
                <text:list-item>
                  <text:p text:style-name="P131"><text:span text:style-name="T39">On-site servicing</text:span></text:p>
                </text:list-item>
              </text:list>
              <draw:enhanced-geometry svg:viewBox="0 0 21600 21600" draw:mirror-horizontal="false" draw:mirror-vertical="false" draw:type="rectangle" draw:enhanced-path="M 0 0 L 21600 0 21600 21600 0 21600 0 0 Z N"/>
            </draw:custom-shape>
            <draw:custom-shape draw:style-name="gr108" draw:text-style-name="P130" draw:layer="layout" svg:width="11.5cm" svg:height="1.875cm" svg:x="14.75cm" svg:y="8.625cm">
              <text:p text:style-name="P129"><text:span text:style-name="T38">Pricing of support services (SLAs)</text:span></text:p>
              <text:list text:style-name="L2">
                <text:list-item>
                  <text:p text:style-name="P131"><text:span text:style-name="T39">By availability: Incident-based, 9x5, 24x7</text:span></text:p>
                </text:list-item>
                <text:list-item>
                  <text:p text:style-name="P131"><text:span text:style-name="T39">By quality: First-level, second-level, third-level</text:span></text:p>
                </text:list-item>
              </text:list>
              <draw:enhanced-geometry svg:viewBox="0 0 21600 21600" draw:mirror-horizontal="false" draw:mirror-vertical="false" draw:type="rectangle" draw:enhanced-path="M 0 0 L 21600 0 21600 21600 0 21600 0 0 Z N"/>
            </draw:custom-shape>
            <draw:custom-shape draw:style-name="gr109" draw:text-style-name="P130" draw:layer="layout" svg:width="12.5cm" svg:height="3.75cm" svg:x="1.25cm" svg:y="7.125cm">
              <text:p text:style-name="P129"><text:span text:style-name="T38">Guarantees (“insurance”)</text:span></text:p>
              <text:list text:style-name="L2">
                <text:list-item>
                  <text:p text:style-name="P131"><text:span text:style-name="T39">Fitness for use</text:span></text:p>
                </text:list-item>
                <text:list-item>
                  <text:p text:style-name="P131"><text:span text:style-name="T39">Certification</text:span></text:p>
                </text:list-item>
              </text:list>
              <draw:enhanced-geometry svg:viewBox="0 0 21600 21600" draw:mirror-horizontal="false" draw:mirror-vertical="false" draw:type="rectangle" draw:enhanced-path="M 0 0 L 21600 0 21600 21600 0 21600 0 0 Z N"/>
            </draw:custom-shape>
            <draw:custom-shape draw:style-name="gr110" draw:text-style-name="P130" draw:layer="layout" svg:width="11.5cm" svg:height="1.875cm" svg:x="1.75cm" svg:y="8.625cm">
              <text:p text:style-name="P129"><text:span text:style-name="T38">Pricing of guarantees</text:span></text:p>
              <text:list text:style-name="L2">
                <text:list-item>
                  <text:p text:style-name="P131"><text:span text:style-name="T39">By damage: Loss of business, fines received</text:span></text:p>
                </text:list-item>
                <text:list-item>
                  <text:p text:style-name="P131"><text:span text:style-name="T39">Structured: Levels / bands, formula</text:span></text:p>
                </text:list-item>
              </text:list>
              <draw:enhanced-geometry svg:viewBox="0 0 21600 21600" draw:mirror-horizontal="false" draw:mirror-vertical="false" draw:type="rectangle" draw:enhanced-path="M 0 0 L 21600 0 21600 21600 0 21600 0 0 Z N"/>
            </draw:custom-shape>
          </draw:g>
          <draw:g>
            <draw:custom-shape draw:style-name="gr111" draw:text-style-name="P130" draw:layer="layout" svg:width="8.167cm" svg:height="4.125cm" svg:x="1.75cm" svg:y="2.25cm">
              <text:p text:style-name="P129"><text:span text:style-name="T41">Software</text:span></text:p>
              <text:list text:style-name="L3">
                <text:list-item>
                  <text:p text:style-name="P131"><text:span text:style-name="T42">Core software</text:span></text:p>
                </text:list-item>
                <text:list-item>
                  <text:p text:style-name="P131"><text:span text:style-name="T42">Additional software (extensions + plug-</text:span><text:span text:style-name="T42"><text:line-break/></text:span><text:span text:style-name="T42">ins, tools and utilities, integrations)</text:span></text:p>
                </text:list-item>
              </text:list>
              <draw:enhanced-geometry svg:viewBox="0 0 21600 21600" draw:type="rectangle" draw:enhanced-path="M 0 0 L 21600 0 21600 21600 0 21600 0 0 Z N"/>
            </draw:custom-shape>
            <draw:custom-shape draw:style-name="gr112" draw:text-style-name="P130" draw:layer="layout" svg:width="8.166cm" svg:height="4.125cm" svg:x="9.917cm" svg:y="2.25cm">
              <text:p text:style-name="P129"><text:span text:style-name="T38">Complementary materials</text:span></text:p>
              <text:list text:style-name="L2">
                <text:list-item>
                  <text:p text:style-name="P131"><text:span text:style-name="T39">Documentation</text:span></text:p>
                </text:list-item>
                <text:list-item>
                  <text:p text:style-name="P131"><text:span text:style-name="T39">Training materials</text:span></text:p>
                </text:list-item>
              </text:list>
              <draw:enhanced-geometry svg:viewBox="0 0 21600 21600" draw:type="rectangle" draw:enhanced-path="M 0 0 L 21600 0 21600 21600 0 21600 0 0 Z N"/>
            </draw:custom-shape>
            <draw:custom-shape draw:style-name="gr113" draw:text-style-name="P130" draw:layer="layout" svg:width="8.167cm" svg:height="4.125cm" svg:x="18.083cm" svg:y="2.25cm">
              <text:p text:style-name="P129"><text:span text:style-name="T38">Self-help services</text:span></text:p>
              <text:list text:style-name="L2">
                <text:list-item>
                  <text:p text:style-name="P131"><text:span text:style-name="T39">Forums, mailing lists</text:span></text:p>
                </text:list-item>
                <text:list-item>
                  <text:p text:style-name="P131"><text:span text:style-name="T39">Help and chat agents</text:span></text:p>
                </text:list-item>
                <text:list-item>
                  <text:p text:style-name="P131"><text:span text:style-name="T39">On-line tutorials</text:span></text:p>
                </text:list-item>
              </text:list>
              <text:p text:style-name="P129"><text:span text:style-name="T39"/></text:p>
              <draw:enhanced-geometry svg:viewBox="0 0 21600 21600" draw:type="rectangle" draw:enhanced-path="M 0 0 L 21600 0 21600 21600 0 21600 0 0 Z N"/>
            </draw:custom-shape>
            <draw:custom-shape draw:style-name="gr114" draw:text-style-name="P130" draw:layer="layout" svg:width="23.5cm" svg:height="1.875cm" svg:x="2.26cm" svg:y="4.125cm">
              <text:p text:style-name="P129"><text:span text:style-name="T38">Pricing of usage rights</text:span></text:p>
              <text:list text:style-name="L2">
                <text:list-item>
                  <text:p text:style-name="P131"><text:span text:style-name="T40">Quantity: User, machine, time, …</text:span></text:p>
                </text:list-item>
                <text:list-item>
                  <text:p text:style-name="P131"><text:span text:style-name="T40">Duration: Perpetual, time-limited, …</text:span></text:p>
                </text:list-item>
                <text:list-item>
                  <text:p text:style-name="P131"><text:span text:style-name="T40">Structured: Initial license fee, regular subscription fee</text:span></text:p>
                </text:list-item>
              </text:list>
              <draw:enhanced-geometry svg:viewBox="0 0 21600 21600" draw:type="rectangle" draw:enhanced-path="M 0 0 L 21600 0 21600 21600 0 21600 0 0 Z N"/>
            </draw:custom-shape>
          </draw:g>
        </draw:g>
      </draw:page>
      <draw:page draw:name="page19" draw:style-name="dp1" draw:master-page-name="Default">
        <office:forms form:automatic-focus="false" form:apply-design-mode="false"/>
        <draw:g>
          <draw:custom-shape draw:style-name="gr38" draw:text-style-name="P53" draw:layer="layout" svg:width="3cm" svg:height="3cm" svg:x="4.5cm" svg:y="6.5cm">
            <text:p text:style-name="P52"><text:span text:style-name="T15">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54" draw:layer="layout" svg:width="3cm" svg:height="3cm" svg:x="20.5cm" svg:y="6.5cm">
            <text:p text:style-name="P52"><text:span text:style-name="T15">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55" draw:layer="layout" svg:width="3cm" svg:height="3cm" svg:x="12.5cm" svg:y="6.5cm">
            <text:p text:style-name="P52"><text:span text:style-name="T15">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15" draw:text-style-name="P136" draw:layer="layout" svg:width="88.944cm" svg:height="1.499cm" draw:transform="skewX (-1.55334303427495) translate (-78.9349424484664cm 5.500000000019cm)" svg:viewBox="0 0 88945 1500" svg:d="M0 1500c0 0 87881-1500 88935-1500s-82935 1500-82935 1500">
            <text:p/>
          </draw:path>
          <draw:path draw:style-name="gr115" draw:text-style-name="P136" draw:layer="layout" svg:width="88.944cm" svg:height="1.499cm" draw:transform="skewX (-1.55334303427495) rotate (3.14159265358979) translate (98.9349424483813cm 10.4999999999433cm)" svg:viewBox="0 0 88945 1500" svg:d="M0 1500c0 0 87881-1500 88935-1500s-82935 1500-82935 1500">
            <text:p/>
          </draw:path>
          <draw:path draw:style-name="gr115" draw:text-style-name="P136" draw:layer="layout" svg:width="88.944cm" svg:height="1.499cm" draw:transform="skewX (-1.55334303427495) translate (-70.934942448466cm 5.500000000019cm)" svg:viewBox="0 0 88945 1500" svg:d="M0 1500c0 0 87881-1500 88935-1500s-82935 1500-82935 1500">
            <text:p/>
          </draw:path>
          <draw:path draw:style-name="gr115" draw:text-style-name="P137" draw:layer="layout" svg:width="88.944cm" svg:height="1.499cm" draw:transform="skewX (-1.55334303427495) rotate (3.14159265358979) translate (106.934942448338cm 10.4999999999433cm)" svg:viewBox="0 0 88945 1500" svg:d="M0 1500c0 0 87881-1500 88935-1500s-82935 1500-82935 1500">
            <text:p/>
          </draw:path>
          <draw:frame draw:style-name="gr116" draw:text-style-name="P138" draw:layer="layout" svg:width="8cm" svg:height="2cm" svg:x="6cm" svg:y="4cm">
            <draw:text-box>
              <text:p><text:span text:style-name="T43">Sells indemnification</text:span></text:p>
            </draw:text-box>
          </draw:frame>
          <draw:frame draw:style-name="gr116" draw:text-style-name="P138" draw:layer="layout" svg:width="8cm" svg:height="2cm" svg:x="6cm" svg:y="10cm">
            <draw:text-box>
              <text:p><text:span text:style-name="T43">Requests damages payment</text:span></text:p>
            </draw:text-box>
          </draw:frame>
          <draw:frame draw:style-name="gr116" draw:text-style-name="P138" draw:layer="layout" svg:width="8cm" svg:height="2cm" svg:x="14.5cm" svg:y="4cm">
            <draw:text-box>
              <text:p><text:span text:style-name="T43">Provides service</text:span></text:p>
            </draw:text-box>
          </draw:frame>
          <draw:frame draw:style-name="gr116" draw:text-style-name="P138" draw:layer="layout" svg:width="8cm" svg:height="2cm" svg:x="14cm" svg:y="10cm">
            <draw:text-box>
              <text:p><text:span text:style-name="T43">Sues for damages</text:span></text:p>
            </draw:text-box>
          </draw:frame>
        </draw:g>
      </draw:page>
      <draw:page draw:name="page20" draw:style-name="dp1" draw:master-page-name="Default">
        <office:forms form:automatic-focus="false" form:apply-design-mode="false"/>
        <draw:g>
          <draw:custom-shape draw:style-name="gr117" draw:text-style-name="P140" draw:layer="layout" svg:width="7cm" svg:height="4cm" svg:x="8.25cm" svg:y="6.5cm">
            <text:p text:style-name="P139"><text:span text:style-name="T44">Tetris</text:span></text:p>
            <draw:enhanced-geometry svg:viewBox="0 0 21600 21600" draw:type="rectangle" draw:enhanced-path="M 0 0 L 21600 0 21600 21600 0 21600 0 0 Z N"/>
          </draw:custom-shape>
          <draw:custom-shape draw:style-name="gr117" draw:text-style-name="P140" draw:layer="layout" svg:width="7cm" svg:height="4cm" svg:x="15.25cm" svg:y="2.5cm">
            <text:p text:style-name="P139"><text:span text:style-name="T44">Hootsuite</text:span></text:p>
            <draw:enhanced-geometry svg:viewBox="0 0 21600 21600" draw:type="rectangle" draw:enhanced-path="M 0 0 L 21600 0 21600 21600 0 21600 0 0 Z N"/>
          </draw:custom-shape>
          <draw:custom-shape draw:style-name="gr118" draw:text-style-name="P141" draw:layer="layout" svg:width="7cm" svg:height="4cm" svg:x="8.25cm" svg:y="2.5cm">
            <text:p text:style-name="P139"><text:span text:style-name="T44">Spotify</text:span></text:p>
            <draw:enhanced-geometry svg:viewBox="0 0 21600 21600" draw:type="rectangle" draw:enhanced-path="M 0 0 L 21600 0 21600 21600 0 21600 0 0 Z N"/>
          </draw:custom-shape>
          <draw:custom-shape draw:style-name="gr118" draw:text-style-name="P141" draw:layer="layout" svg:width="7cm" svg:height="4cm" svg:x="15.25cm" svg:y="6.5cm">
            <text:p text:style-name="P139"><text:span text:style-name="T44">Renderman</text:span></text:p>
            <draw:enhanced-geometry svg:viewBox="0 0 21600 21600" draw:type="rectangle" draw:enhanced-path="M 0 0 L 21600 0 21600 21600 0 21600 0 0 Z N"/>
          </draw:custom-shape>
          <draw:frame draw:style-name="gr119" draw:text-style-name="P142" draw:layer="layout" svg:width="7cm" svg:height="1.5cm" svg:x="8.25cm" svg:y="10.5cm">
            <draw:text-box>
              <text:p><text:span text:style-name="T45">Consumer</text:span></text:p>
            </draw:text-box>
          </draw:frame>
          <draw:frame draw:style-name="gr119" draw:text-style-name="P142" draw:layer="layout" svg:width="7cm" svg:height="1.5cm" svg:x="15.25cm" svg:y="10.5cm">
            <draw:text-box>
              <text:p><text:span text:style-name="T45">Enterprise</text:span></text:p>
            </draw:text-box>
          </draw:frame>
          <draw:frame draw:style-name="gr120" draw:text-style-name="P143" draw:layer="layout" svg:width="14cm" svg:height="1.5cm" svg:x="8.25cm" svg:y="12cm">
            <draw:text-box>
              <text:p><text:span text:style-name="T11">Market</text:span></text:p>
            </draw:text-box>
          </draw:frame>
          <draw:frame draw:style-name="gr119" draw:text-style-name="P144" draw:layer="layout" svg:width="4cm" svg:height="1.5cm" draw:transform="rotate (1.5707963267949) translate (6.75cm 10.5cm)">
            <draw:text-box>
              <text:p><text:span text:style-name="T46">On-premise</text:span></text:p>
            </draw:text-box>
          </draw:frame>
          <draw:frame draw:style-name="gr119" draw:text-style-name="P142" draw:layer="layout" svg:width="4cm" svg:height="1.5cm" draw:transform="rotate (1.5707963267949) translate (6.75cm 6.5cm)">
            <draw:text-box>
              <text:p><text:span text:style-name="T45">As-a-service</text:span></text:p>
            </draw:text-box>
          </draw:frame>
          <draw:frame draw:style-name="gr121" draw:text-style-name="P145" draw:layer="layout" svg:width="8cm" svg:height="1.5cm" draw:transform="rotate (1.5707963267949) translate (5.25cm 10.5cm)">
            <draw:text-box>
              <text:p><text:span text:style-name="T11">Delivery</text:span></text:p>
            </draw:text-box>
          </draw:frame>
          <draw:line draw:style-name="gr122" draw:text-style-name="P146" draw:layer="layout" svg:x1="7.75cm" svg:y1="6.5cm" svg:x2="22.75cm" svg:y2="6.5cm">
            <text:p/>
          </draw:line>
          <draw:line draw:style-name="gr122" draw:text-style-name="P146" draw:layer="layout" svg:x1="15.25cm" svg:y1="11cm" svg:x2="15.25cm" svg:y2="2cm">
            <text:p/>
          </draw:line>
        </draw:g>
      </draw:page>
      <draw:page draw:name="page21" draw:style-name="dp1" draw:master-page-name="Default">
        <office:forms form:automatic-focus="false" form:apply-design-mode="false"/>
        <draw:g>
          <draw:path draw:style-name="gr123" draw:text-style-name="P147" draw:layer="layout" svg:width="13.999cm" svg:height="8.999cm" svg:x="0cm" svg:y="3cm" svg:viewBox="0 0 14000 9000" svg:d="M14000 9000c0 0-44-8328 0-9000-6000 0-8300 8998-14000 8999z">
            <text:p/>
          </draw:path>
          <draw:path draw:style-name="gr90" draw:text-style-name="P117" draw:layer="layout" svg:width="6.499cm" svg:height="8.999cm" svg:x="7.5cm" svg:y="3.001cm" svg:viewBox="0 0 6500 9000" svg:d="M0 9000c0 0 44-4429 0-5101 2500-2900 3733-3836 6500-3899v9000z">
            <text:p/>
          </draw:path>
          <draw:path draw:style-name="gr92" draw:text-style-name="P148" draw:layer="layout" svg:width="13.999cm" svg:height="8.999cm" svg:x="14cm" svg:y="3.001cm" svg:viewBox="0 0 14000 9000" svg:d="M0 9000c0 0 44-8328 0-9000 6000 0 8300 8998 14000 8999z">
            <text:p/>
          </draw:path>
          <draw:path draw:style-name="gr91" draw:text-style-name="P118" draw:layer="layout" svg:width="6.499cm" svg:height="8.999cm" svg:x="14cm" svg:y="3cm" svg:viewBox="0 0 6500 9000" svg:d="M6500 9000c0 0-44-4429 0-5101-2500-2900-3733-3836-6500-3899v9000z">
            <text:p/>
          </draw:path>
          <draw:line draw:style-name="gr124" draw:text-style-name="P149" draw:layer="layout" svg:x1="1cm" svg:y1="12.5cm" svg:x2="27cm" svg:y2="12.5cm">
            <text:p><text:span text:style-name="T47">time</text:span></text:p>
          </draw:line>
          <draw:frame draw:style-name="gr125" draw:text-style-name="P150" draw:layer="layout" svg:width="3cm" svg:height="1.5cm" draw:transform="rotate (0.436332312998582) translate (0.324cm 10.704cm)">
            <draw:text-box>
              <text:p><text:span text:style-name="T48">birth</text:span></text:p>
            </draw:text-box>
          </draw:frame>
          <draw:frame draw:style-name="gr125" draw:text-style-name="P150" draw:layer="layout" svg:width="3.77cm" svg:height="1.887cm" draw:transform="rotate (0.785398163397448) translate (5.5cm 6.416cm)">
            <draw:text-box>
              <text:p><text:span text:style-name="T48">growth</text:span></text:p>
            </draw:text-box>
          </draw:frame>
          <draw:frame draw:style-name="gr125" draw:text-style-name="P150" draw:layer="layout" svg:width="3cm" svg:height="1.5cm" draw:transform="rotate (-0.436332312998582) translate (24.957cm 9.436cm)">
            <draw:text-box>
              <text:p><text:span text:style-name="T48">death</text:span></text:p>
            </draw:text-box>
          </draw:frame>
          <draw:frame draw:style-name="gr125" draw:text-style-name="P150" draw:layer="layout" svg:width="3.77cm" svg:height="1.887cm" draw:transform="rotate (-0.785398163397449) translate (19.633cm 3.751cm)">
            <draw:text-box>
              <text:p><text:span text:style-name="T48">decline</text:span></text:p>
            </draw:text-box>
          </draw:frame>
          <draw:frame draw:style-name="gr125" draw:text-style-name="P150" draw:layer="layout" svg:width="4cm" svg:height="1.5cm" svg:x="12cm" svg:y="1.6cm">
            <draw:text-box>
              <text:p><text:span text:style-name="T48">maturity</text:span></text:p>
            </draw:text-box>
          </draw:frame>
        </draw:g>
      </draw:page>
      <draw:page draw:name="page22" draw:style-name="dp1" draw:master-page-name="Default">
        <office:forms form:automatic-focus="false" form:apply-design-mode="false"/>
        <draw:frame draw:style-name="gr1" draw:text-style-name="P1" draw:layer="layout" svg:width="28cm" svg:height="11cm" svg:x="0cm" svg:y="2cm">
          <draw:text-box>
            <text:p><text:span text:style-name="T1">B03</text:span></text:p>
            <text:p><text:span text:style-name="T1"/></text:p>
            <text:p><text:span text:style-name="T1">Software Vendors</text:span></text:p>
          </draw:text-box>
        </draw:frame>
      </draw:page>
      <draw:page draw:name="page23" draw:style-name="dp1" draw:master-page-name="Default">
        <office:forms form:automatic-focus="false" form:apply-design-mode="false"/>
        <draw:g>
          <draw:custom-shape draw:style-name="gr126" draw:text-style-name="P152" draw:layer="layout" svg:width="16cm" svg:height="1cm" svg:x="7cm" svg:y="11cm">
            <text:p text:style-name="P151"><text:span text:style-name="T49">Annual maintenance fee (~20% of initial fee)</text:span></text:p>
            <draw:enhanced-geometry svg:viewBox="0 0 21600 21600" draw:type="rectangle" draw:enhanced-path="M 0 0 L 21600 0 21600 21600 0 21600 0 0 Z N"/>
          </draw:custom-shape>
          <draw:custom-shape draw:style-name="gr127" draw:text-style-name="P101" draw:layer="layout" svg:width="4cm" svg:height="3cm" svg:x="3cm" svg:y="9cm">
            <text:p text:style-name="P99"><text:span text:style-name="T26">Initial</text:span><text:span text:style-name="T26"><text:line-break/></text:span><text:span text:style-name="T26">one-time</text:span><text:span text:style-name="T26"><text:line-break/></text:span><text:span text:style-name="T26">license fee</text:span></text:p>
            <draw:enhanced-geometry svg:viewBox="0 0 21600 21600" draw:type="rectangle" draw:enhanced-path="M 0 0 L 21600 0 21600 21600 0 21600 0 0 Z N"/>
          </draw:custom-shape>
          <draw:line draw:style-name="gr128" draw:text-style-name="P65" draw:layer="layout" svg:x1="3cm" svg:y1="12.5cm" svg:x2="3cm" svg:y2="2.5cm">
            <text:p/>
          </draw:line>
          <draw:line draw:style-name="gr129" draw:text-style-name="P65" draw:layer="layout" svg:x1="2.5cm" svg:y1="12cm" svg:x2="25cm" svg:y2="12cm">
            <text:p/>
          </draw:line>
          <draw:frame draw:style-name="gr130" draw:text-style-name="P121" draw:layer="layout" svg:width="2cm" svg:height="1cm" svg:x="23cm" svg:y="12cm">
            <draw:text-box>
              <text:p><text:span text:style-name="T35">time</text:span></text:p>
            </draw:text-box>
          </draw:frame>
          <draw:frame draw:style-name="gr131" draw:text-style-name="P153" draw:layer="layout" svg:width="3.5cm" svg:height="1.5cm" draw:transform="rotate (1.5707963267949) translate (1.5cm 6.5cm)">
            <draw:text-box>
              <text:p><text:span text:style-name="T29">revenue</text:span></text:p>
            </draw:text-box>
          </draw:frame>
          <draw:g>
            <draw:frame draw:style-name="gr132" draw:text-style-name="P154" draw:layer="layout" svg:width="2cm" svg:height="2cm" svg:x="4cm" svg:y="12cm">
              <draw:text-box>
                <text:p><text:span text:style-name="T18">1</text:span></text:p>
              </draw:text-box>
            </draw:frame>
            <draw:line draw:style-name="gr133" draw:layer="layout" svg:x1="5cm" svg:y1="11.5cm" svg:x2="5cm" svg:y2="12.5cm">
              <text:p/>
            </draw:line>
          </draw:g>
          <draw:g>
            <draw:frame draw:style-name="gr132" draw:text-style-name="P154" draw:layer="layout" svg:width="2cm" svg:height="2cm" svg:x="8cm" svg:y="12cm">
              <draw:text-box>
                <text:p><text:span text:style-name="T18">2</text:span></text:p>
              </draw:text-box>
            </draw:frame>
            <draw:line draw:style-name="gr133" draw:layer="layout" svg:x1="9cm" svg:y1="11.5cm" svg:x2="9cm" svg:y2="12.5cm">
              <text:p/>
            </draw:line>
          </draw:g>
          <draw:g>
            <draw:frame draw:style-name="gr132" draw:text-style-name="P154" draw:layer="layout" svg:width="2cm" svg:height="2cm" svg:x="12cm" svg:y="12cm">
              <draw:text-box>
                <text:p><text:span text:style-name="T18">3</text:span></text:p>
              </draw:text-box>
            </draw:frame>
            <draw:line draw:style-name="gr133" draw:layer="layout" svg:x1="13cm" svg:y1="11.5cm" svg:x2="13cm" svg:y2="12.5cm">
              <text:p/>
            </draw:line>
          </draw:g>
          <draw:g>
            <draw:frame draw:style-name="gr132" draw:text-style-name="P154" draw:layer="layout" svg:width="2cm" svg:height="2cm" svg:x="16cm" svg:y="12cm">
              <draw:text-box>
                <text:p><text:span text:style-name="T18">4</text:span></text:p>
              </draw:text-box>
            </draw:frame>
            <draw:line draw:style-name="gr133" draw:layer="layout" svg:x1="17cm" svg:y1="11.5cm" svg:x2="17cm" svg:y2="12.5cm">
              <text:p/>
            </draw:line>
          </draw:g>
          <draw:g>
            <draw:frame draw:style-name="gr132" draw:text-style-name="P154" draw:layer="layout" svg:width="2cm" svg:height="2cm" svg:x="20cm" svg:y="12cm">
              <draw:text-box>
                <text:p><text:span text:style-name="T18">5</text:span></text:p>
              </draw:text-box>
            </draw:frame>
            <draw:line draw:style-name="gr133" draw:layer="layout" svg:x1="21cm" svg:y1="11.5cm" svg:x2="21cm" svg:y2="12.5cm">
              <text:p/>
            </draw:line>
          </draw:g>
          <draw:frame draw:style-name="gr134" draw:text-style-name="P155" draw:layer="layout" svg:width="22cm" svg:height="4cm" svg:x="3cm" svg:y="3cm">
            <draw:text-box>
              <text:p text:style-name="P45"><text:span text:style-name="T18">One-time license sale</text:span></text:p>
            </draw:text-box>
          </draw:frame>
        </draw:g>
      </draw:page>
      <draw:page draw:name="page24" draw:style-name="dp1" draw:master-page-name="Default">
        <office:forms form:automatic-focus="false" form:apply-design-mode="false"/>
        <draw:g>
          <draw:polygon draw:style-name="gr135" draw:text-style-name="P156" draw:layer="layout" svg:width="2.999cm" svg:height="19.999cm" draw:transform="rotate (1.5707963267949) translate (2cm 12cm)" svg:viewBox="0 0 3000 20000" draw:points="0,0 3000,0 3000,20000 1000,20000 500,20000 0,20000">
            <text:p/>
          </draw:polygon>
          <draw:line draw:style-name="gr128" draw:text-style-name="P65" draw:layer="layout" svg:x1="2cm" svg:y1="12.5cm" svg:x2="2cm" svg:y2="2.5cm">
            <text:p/>
          </draw:line>
          <draw:line draw:style-name="gr129" draw:text-style-name="P65" draw:layer="layout" svg:x1="1.5cm" svg:y1="12cm" svg:x2="24cm" svg:y2="12cm">
            <text:p/>
          </draw:line>
          <draw:frame draw:style-name="gr130" draw:text-style-name="P157" draw:layer="layout" svg:width="2cm" svg:height="1cm" svg:x="22cm" svg:y="12cm">
            <draw:text-box>
              <text:p><text:span text:style-name="T14">time</text:span></text:p>
            </draw:text-box>
          </draw:frame>
          <draw:frame draw:style-name="gr131" draw:text-style-name="P153" draw:layer="layout" svg:width="3.5cm" svg:height="1.5cm" draw:transform="rotate (1.5707963267949) translate (0.5cm 6.5cm)">
            <draw:text-box>
              <text:p><text:span text:style-name="T29">revenue</text:span></text:p>
            </draw:text-box>
          </draw:frame>
          <draw:g>
            <draw:frame draw:style-name="gr132" draw:text-style-name="P154" draw:layer="layout" svg:width="2cm" svg:height="2cm" svg:x="3cm" svg:y="12cm">
              <draw:text-box>
                <text:p><text:span text:style-name="T18">1</text:span></text:p>
              </draw:text-box>
            </draw:frame>
            <draw:line draw:style-name="gr133" draw:layer="layout" svg:x1="4cm" svg:y1="11.5cm" svg:x2="4cm" svg:y2="12.5cm">
              <text:p/>
            </draw:line>
          </draw:g>
          <draw:g>
            <draw:frame draw:style-name="gr132" draw:text-style-name="P154" draw:layer="layout" svg:width="2cm" svg:height="2cm" svg:x="7cm" svg:y="12cm">
              <draw:text-box>
                <text:p><text:span text:style-name="T18">2</text:span></text:p>
              </draw:text-box>
            </draw:frame>
            <draw:line draw:style-name="gr133" draw:layer="layout" svg:x1="8cm" svg:y1="11.5cm" svg:x2="8cm" svg:y2="12.5cm">
              <text:p/>
            </draw:line>
          </draw:g>
          <draw:g>
            <draw:frame draw:style-name="gr132" draw:text-style-name="P154" draw:layer="layout" svg:width="2cm" svg:height="2cm" svg:x="11cm" svg:y="12cm">
              <draw:text-box>
                <text:p><text:span text:style-name="T18">3</text:span></text:p>
              </draw:text-box>
            </draw:frame>
            <draw:line draw:style-name="gr133" draw:layer="layout" svg:x1="12cm" svg:y1="11.5cm" svg:x2="12cm" svg:y2="12.5cm">
              <text:p/>
            </draw:line>
          </draw:g>
          <draw:g>
            <draw:frame draw:style-name="gr132" draw:text-style-name="P154" draw:layer="layout" svg:width="2cm" svg:height="2cm" svg:x="15cm" svg:y="12cm">
              <draw:text-box>
                <text:p><text:span text:style-name="T18">4</text:span></text:p>
              </draw:text-box>
            </draw:frame>
            <draw:line draw:style-name="gr133" draw:layer="layout" svg:x1="16cm" svg:y1="11.5cm" svg:x2="16cm" svg:y2="12.5cm">
              <text:p/>
            </draw:line>
          </draw:g>
          <draw:g>
            <draw:frame draw:style-name="gr132" draw:text-style-name="P154" draw:layer="layout" svg:width="2cm" svg:height="2cm" svg:x="19cm" svg:y="12cm">
              <draw:text-box>
                <text:p><text:span text:style-name="T18">5</text:span></text:p>
              </draw:text-box>
            </draw:frame>
            <draw:line draw:style-name="gr133" draw:layer="layout" svg:x1="20cm" svg:y1="11.5cm" svg:x2="20cm" svg:y2="12.5cm">
              <text:p/>
            </draw:line>
          </draw:g>
          <draw:frame draw:style-name="gr134" draw:text-style-name="P155" draw:layer="layout" svg:width="22cm" svg:height="4cm" svg:x="2cm" svg:y="3cm">
            <draw:text-box>
              <text:p text:style-name="P45"><text:span text:style-name="T18">One license sale per year</text:span></text:p>
            </draw:text-box>
          </draw:frame>
          <draw:polygon draw:style-name="gr135" draw:text-style-name="P156" draw:layer="layout" svg:width="2.999cm" svg:height="15.999cm" draw:transform="rotate (1.5707963267949) translate (6cm 11cm)" svg:viewBox="0 0 3000 16000" draw:points="0,0 3000,0 3000,16000 1000,16000 500,16000 0,16000">
            <text:p/>
          </draw:polygon>
          <draw:polygon draw:style-name="gr135" draw:text-style-name="P156" draw:layer="layout" svg:width="2.999cm" svg:height="11.999cm" draw:transform="rotate (1.5707963267949) translate (10cm 10cm)" svg:viewBox="0 0 3000 12000" draw:points="0,0 3000,0 3000,12000 1000,12000 500,12000 0,12000">
            <text:p/>
          </draw:polygon>
          <draw:polygon draw:style-name="gr135" draw:text-style-name="P156" draw:layer="layout" svg:width="2.999cm" svg:height="7.999cm" draw:transform="rotate (1.5707963267949) translate (14cm 9cm)" svg:viewBox="0 0 3000 8000" draw:points="0,0 3000,0 3000,8000 1000,8000 500,8000 0,8000">
            <text:p/>
          </draw:polygon>
          <draw:polygon draw:style-name="gr135" draw:text-style-name="P156" draw:layer="layout" svg:width="2.999cm" svg:height="3.999cm" draw:transform="rotate (1.5707963267949) translate (18cm 8cm)" svg:viewBox="0 0 3000 4000" draw:points="0,0 3000,0 3000,4000 1000,4000 500,4000 0,4000">
            <text:p/>
          </draw:polygon>
          <draw:frame draw:style-name="gr136" draw:text-style-name="P158" draw:layer="layout" svg:width="2.2cm" svg:height="7.119cm" svg:x="21.2cm" svg:y="5.616cm">
            <draw:text-box>
              <text:p><text:span text:style-name="T50">}</text:span></text:p>
            </draw:text-box>
          </draw:frame>
          <draw:frame draw:style-name="gr137" draw:text-style-name="P6" draw:layer="layout" svg:width="5cm" svg:height="2.5cm" draw:transform="rotate (1.5707963267949) translate (23.5cm 12.001cm)">
            <draw:text-box>
              <text:p><text:span text:style-name="T3">Base revenue</text:span></text:p>
            </draw:text-box>
          </draw:frame>
        </draw:g>
      </draw:page>
      <draw:page draw:name="page25" draw:style-name="dp1" draw:master-page-name="Default">
        <office:forms form:automatic-focus="false" form:apply-design-mode="false"/>
        <draw:g>
          <draw:custom-shape draw:style-name="gr138" draw:text-style-name="P101" draw:layer="layout" svg:width="20cm" svg:height="1.6cm" svg:x="2cm" svg:y="10.4cm">
            <text:p text:style-name="P99"><text:span text:style-name="T26">2-3 times higher subscription than maintenance revenue</text:span></text:p>
            <draw:enhanced-geometry svg:viewBox="0 0 21600 21600" draw:mirror-horizontal="false" draw:mirror-vertical="false" draw:type="rectangle" draw:enhanced-path="M 0 0 L 21600 0 21600 21600 0 21600 0 0 Z N"/>
          </draw:custom-shape>
          <draw:line draw:style-name="gr128" draw:text-style-name="P65" draw:layer="layout" svg:x1="2cm" svg:y1="12.5cm" svg:x2="2cm" svg:y2="2.5cm">
            <text:p/>
          </draw:line>
          <draw:line draw:style-name="gr129" draw:text-style-name="P65" draw:layer="layout" svg:x1="1.5cm" svg:y1="12cm" svg:x2="24cm" svg:y2="12cm">
            <text:p/>
          </draw:line>
          <draw:frame draw:style-name="gr130" draw:text-style-name="P121" draw:layer="layout" svg:width="2cm" svg:height="1cm" svg:x="22cm" svg:y="12cm">
            <draw:text-box>
              <text:p><text:span text:style-name="T35">time</text:span></text:p>
            </draw:text-box>
          </draw:frame>
          <draw:frame draw:style-name="gr131" draw:text-style-name="P153" draw:layer="layout" svg:width="3.5cm" svg:height="1.5cm" draw:transform="rotate (1.5707963267949) translate (0.5cm 6.5cm)">
            <draw:text-box>
              <text:p><text:span text:style-name="T29">revenue</text:span></text:p>
            </draw:text-box>
          </draw:frame>
          <draw:g>
            <draw:frame draw:style-name="gr132" draw:text-style-name="P154" draw:layer="layout" svg:width="2cm" svg:height="2cm" svg:x="3cm" svg:y="12cm">
              <draw:text-box>
                <text:p><text:span text:style-name="T18">1</text:span></text:p>
              </draw:text-box>
            </draw:frame>
            <draw:line draw:style-name="gr133" draw:layer="layout" svg:x1="4cm" svg:y1="11.5cm" svg:x2="4cm" svg:y2="12.5cm">
              <text:p/>
            </draw:line>
          </draw:g>
          <draw:g>
            <draw:frame draw:style-name="gr132" draw:text-style-name="P154" draw:layer="layout" svg:width="2cm" svg:height="2cm" svg:x="7cm" svg:y="12cm">
              <draw:text-box>
                <text:p><text:span text:style-name="T18">2</text:span></text:p>
              </draw:text-box>
            </draw:frame>
            <draw:line draw:style-name="gr133" draw:layer="layout" svg:x1="8cm" svg:y1="11.5cm" svg:x2="8cm" svg:y2="12.5cm">
              <text:p/>
            </draw:line>
          </draw:g>
          <draw:g>
            <draw:frame draw:style-name="gr132" draw:text-style-name="P154" draw:layer="layout" svg:width="2cm" svg:height="2cm" svg:x="11cm" svg:y="12cm">
              <draw:text-box>
                <text:p><text:span text:style-name="T18">3</text:span></text:p>
              </draw:text-box>
            </draw:frame>
            <draw:line draw:style-name="gr133" draw:layer="layout" svg:x1="12cm" svg:y1="11.5cm" svg:x2="12cm" svg:y2="12.5cm">
              <text:p/>
            </draw:line>
          </draw:g>
          <draw:g>
            <draw:frame draw:style-name="gr132" draw:text-style-name="P154" draw:layer="layout" svg:width="2cm" svg:height="2cm" svg:x="15cm" svg:y="12cm">
              <draw:text-box>
                <text:p><text:span text:style-name="T18">4</text:span></text:p>
              </draw:text-box>
            </draw:frame>
            <draw:line draw:style-name="gr133" draw:layer="layout" svg:x1="16cm" svg:y1="11.5cm" svg:x2="16cm" svg:y2="12.5cm">
              <text:p/>
            </draw:line>
          </draw:g>
          <draw:g>
            <draw:frame draw:style-name="gr132" draw:text-style-name="P154" draw:layer="layout" svg:width="2cm" svg:height="2cm" svg:x="19cm" svg:y="12cm">
              <draw:text-box>
                <text:p><text:span text:style-name="T18">5</text:span></text:p>
              </draw:text-box>
            </draw:frame>
            <draw:line draw:style-name="gr133" draw:layer="layout" svg:x1="20cm" svg:y1="11.5cm" svg:x2="20cm" svg:y2="12.5cm">
              <text:p/>
            </draw:line>
          </draw:g>
          <draw:frame draw:style-name="gr134" draw:text-style-name="P155" draw:layer="layout" svg:width="22cm" svg:height="4cm" svg:x="2cm" svg:y="3cm">
            <draw:text-box>
              <text:p text:style-name="P45"><text:span text:style-name="T18">One subscription sale per year</text:span></text:p>
            </draw:text-box>
          </draw:frame>
          <draw:custom-shape draw:style-name="gr139" draw:text-style-name="P159" draw:layer="layout" svg:width="16cm" svg:height="1.6cm" svg:x="6cm" svg:y="8.8cm">
            <text:p/>
            <draw:enhanced-geometry svg:viewBox="0 0 21600 21600" draw:mirror-horizontal="false" draw:mirror-vertical="false" draw:type="rectangle" draw:enhanced-path="M 0 0 L 21600 0 21600 21600 0 21600 0 0 Z N"/>
          </draw:custom-shape>
          <draw:custom-shape draw:style-name="gr140" draw:text-style-name="P159" draw:layer="layout" svg:width="12cm" svg:height="1.6cm" svg:x="10cm" svg:y="7.2cm">
            <text:p/>
            <draw:enhanced-geometry svg:viewBox="0 0 21600 21600" draw:mirror-horizontal="false" draw:mirror-vertical="false" draw:type="rectangle" draw:enhanced-path="M 0 0 L 21600 0 21600 21600 0 21600 0 0 Z N"/>
          </draw:custom-shape>
          <draw:custom-shape draw:style-name="gr141" draw:text-style-name="P159" draw:layer="layout" svg:width="8cm" svg:height="1.6cm" svg:x="14cm" svg:y="5.6cm">
            <text:p/>
            <draw:enhanced-geometry svg:viewBox="0 0 21600 21600" draw:mirror-horizontal="false" draw:mirror-vertical="false" draw:type="rectangle" draw:enhanced-path="M 0 0 L 21600 0 21600 21600 0 21600 0 0 Z N"/>
          </draw:custom-shape>
          <draw:custom-shape draw:style-name="gr142" draw:text-style-name="P159" draw:layer="layout" svg:width="4cm" svg:height="1.6cm" svg:x="18cm" svg:y="4cm">
            <text:p/>
            <draw:enhanced-geometry svg:viewBox="0 0 21600 21600" draw:mirror-horizontal="false" draw:mirror-vertical="false" draw:type="rectangle" draw:enhanced-path="M 0 0 L 21600 0 21600 21600 0 21600 0 0 Z N"/>
          </draw:custom-shape>
          <draw:frame draw:style-name="gr143" draw:text-style-name="P160" draw:layer="layout" svg:width="2.2cm" svg:height="11.103cm" svg:x="20.8cm" svg:y="1.96cm">
            <draw:text-box>
              <text:p><text:span text:style-name="T51">}</text:span></text:p>
            </draw:text-box>
          </draw:frame>
          <draw:frame draw:style-name="gr137" draw:text-style-name="P6" draw:layer="layout" svg:width="8cm" svg:height="2cm" draw:transform="rotate (1.5707963267949) translate (24.5cm 12.001cm)">
            <draw:text-box>
              <text:p><text:span text:style-name="T3">Base revenue</text:span></text:p>
            </draw:text-box>
          </draw:frame>
        </draw:g>
      </draw:page>
      <draw:page draw:name="page26" draw:style-name="dp1" draw:master-page-name="Default">
        <office:forms form:automatic-focus="false" form:apply-design-mode="false"/>
        <draw:g>
          <draw:custom-shape draw:style-name="gr144" draw:text-style-name="P161" draw:layer="layout" svg:width="4cm" svg:height="7.5cm" svg:x="3cm" svg:y="4.5cm">
            <text:p text:style-name="P99"><text:span text:style-name="T26">Fees for</text:span></text:p>
            <text:p text:style-name="P99"><text:span text:style-name="T26">project</text:span></text:p>
            <draw:enhanced-geometry svg:viewBox="0 0 21600 21600" draw:type="rectangle" draw:enhanced-path="M 0 0 L 21600 0 21600 21600 0 21600 0 0 Z N"/>
          </draw:custom-shape>
          <draw:line draw:style-name="gr129" draw:text-style-name="P65" draw:layer="layout" svg:x1="3cm" svg:y1="12.5cm" svg:x2="3cm" svg:y2="2.5cm">
            <text:p/>
          </draw:line>
          <draw:frame draw:style-name="gr130" draw:text-style-name="P157" draw:layer="layout" svg:width="2cm" svg:height="1cm" svg:x="23cm" svg:y="12cm">
            <draw:text-box>
              <text:p><text:span text:style-name="T14">time</text:span></text:p>
            </draw:text-box>
          </draw:frame>
          <draw:frame draw:style-name="gr131" draw:text-style-name="P153" draw:layer="layout" svg:width="3.5cm" svg:height="1.5cm" draw:transform="rotate (1.5707963267949) translate (1.5cm 6.5cm)">
            <draw:text-box>
              <text:p><text:span text:style-name="T29">revenue</text:span></text:p>
            </draw:text-box>
          </draw:frame>
          <draw:g>
            <draw:frame draw:style-name="gr132" draw:text-style-name="P154" draw:layer="layout" svg:width="2cm" svg:height="2cm" svg:x="4cm" svg:y="12cm">
              <draw:text-box>
                <text:p><text:span text:style-name="T18">1</text:span></text:p>
              </draw:text-box>
            </draw:frame>
            <draw:line draw:style-name="gr133" draw:layer="layout" svg:x1="5cm" svg:y1="11.5cm" svg:x2="5cm" svg:y2="12.5cm">
              <text:p/>
            </draw:line>
          </draw:g>
          <draw:g>
            <draw:frame draw:style-name="gr132" draw:text-style-name="P154" draw:layer="layout" svg:width="2cm" svg:height="2cm" svg:x="8cm" svg:y="12cm">
              <draw:text-box>
                <text:p><text:span text:style-name="T18">2</text:span></text:p>
              </draw:text-box>
            </draw:frame>
            <draw:line draw:style-name="gr133" draw:layer="layout" svg:x1="9cm" svg:y1="11.5cm" svg:x2="9cm" svg:y2="12.5cm">
              <text:p/>
            </draw:line>
          </draw:g>
          <draw:g>
            <draw:frame draw:style-name="gr132" draw:text-style-name="P154" draw:layer="layout" svg:width="2cm" svg:height="2cm" svg:x="12cm" svg:y="12cm">
              <draw:text-box>
                <text:p><text:span text:style-name="T18">3</text:span></text:p>
              </draw:text-box>
            </draw:frame>
            <draw:line draw:style-name="gr133" draw:layer="layout" svg:x1="13cm" svg:y1="11.5cm" svg:x2="13cm" svg:y2="12.5cm">
              <text:p/>
            </draw:line>
          </draw:g>
          <draw:g>
            <draw:frame draw:style-name="gr132" draw:text-style-name="P154" draw:layer="layout" svg:width="2cm" svg:height="2cm" svg:x="16cm" svg:y="12cm">
              <draw:text-box>
                <text:p><text:span text:style-name="T18">4</text:span></text:p>
              </draw:text-box>
            </draw:frame>
            <draw:line draw:style-name="gr133" draw:layer="layout" svg:x1="17cm" svg:y1="11.5cm" svg:x2="17cm" svg:y2="12.5cm">
              <text:p/>
            </draw:line>
          </draw:g>
          <draw:g>
            <draw:frame draw:style-name="gr132" draw:text-style-name="P154" draw:layer="layout" svg:width="2cm" svg:height="2cm" svg:x="20cm" svg:y="12cm">
              <draw:text-box>
                <text:p><text:span text:style-name="T18">5</text:span></text:p>
              </draw:text-box>
            </draw:frame>
            <draw:line draw:style-name="gr133" draw:layer="layout" svg:x1="21cm" svg:y1="11.5cm" svg:x2="21cm" svg:y2="12.5cm">
              <text:p/>
            </draw:line>
          </draw:g>
          <draw:frame draw:style-name="gr134" draw:text-style-name="P155" draw:layer="layout" svg:width="22cm" svg:height="4cm" svg:x="3cm" svg:y="3cm">
            <draw:text-box>
              <text:p text:style-name="P45"><text:span text:style-name="T18">One project per year</text:span></text:p>
            </draw:text-box>
          </draw:frame>
          <draw:custom-shape draw:style-name="gr144" draw:text-style-name="P161" draw:layer="layout" svg:width="4cm" svg:height="7.5cm" svg:x="7cm" svg:y="4.5cm">
            <text:p text:style-name="P99"><text:span text:style-name="T26">...</text:span></text:p>
            <draw:enhanced-geometry svg:viewBox="0 0 21600 21600" draw:type="rectangle" draw:enhanced-path="M 0 0 L 21600 0 21600 21600 0 21600 0 0 Z N"/>
          </draw:custom-shape>
          <draw:custom-shape draw:style-name="gr145" draw:text-style-name="P162" draw:layer="layout" svg:width="4cm" svg:height="7.5cm" svg:x="11cm" svg:y="4.5cm">
            <text:p/>
            <draw:enhanced-geometry svg:viewBox="0 0 21600 21600" draw:type="rectangle" draw:enhanced-path="M 0 0 L 21600 0 21600 21600 0 21600 0 0 Z N"/>
          </draw:custom-shape>
          <draw:custom-shape draw:style-name="gr145" draw:text-style-name="P162" draw:layer="layout" svg:width="4cm" svg:height="7.5cm" svg:x="15cm" svg:y="4.5cm">
            <text:p/>
            <draw:enhanced-geometry svg:viewBox="0 0 21600 21600" draw:type="rectangle" draw:enhanced-path="M 0 0 L 21600 0 21600 21600 0 21600 0 0 Z N"/>
          </draw:custom-shape>
          <draw:custom-shape draw:style-name="gr145" draw:text-style-name="P162" draw:layer="layout" svg:width="4cm" svg:height="7.5cm" svg:x="19cm" svg:y="4.5cm">
            <text:p/>
            <draw:enhanced-geometry svg:viewBox="0 0 21600 21600" draw:type="rectangle" draw:enhanced-path="M 0 0 L 21600 0 21600 21600 0 21600 0 0 Z N"/>
          </draw:custom-shape>
          <draw:line draw:style-name="gr129" draw:text-style-name="P65" draw:layer="layout" svg:x1="2.5cm" svg:y1="12cm" svg:x2="25cm" svg:y2="12cm">
            <text:p/>
          </draw:line>
        </draw:g>
      </draw:page>
      <draw:page draw:name="page27" draw:style-name="dp1" draw:master-page-name="Default">
        <office:forms form:automatic-focus="false" form:apply-design-mode="false"/>
        <draw:g>
          <draw:polygon draw:style-name="gr146" draw:text-style-name="P156" draw:layer="layout" svg:width="1.499cm" svg:height="10.999cm" draw:transform="rotate (1.5707963267949) translate (2cm 6.5000000001697cm)" svg:viewBox="0 0 1500 11000" draw:points="0,0 1500,0 1500,2000 500,2000 500,11000 0,11000">
            <text:p/>
          </draw:polygon>
          <draw:line draw:style-name="gr128" draw:text-style-name="P65" draw:layer="layout" svg:x1="2cm" svg:y1="7cm" svg:x2="2cm" svg:y2="2cm">
            <text:p/>
          </draw:line>
          <draw:line draw:style-name="gr129" draw:text-style-name="P65" draw:layer="layout" svg:x1="1.5cm" svg:y1="6.5cm" svg:x2="13cm" svg:y2="6.5cm">
            <text:p/>
          </draw:line>
          <draw:frame draw:style-name="gr130" draw:text-style-name="P157" draw:layer="layout" svg:width="2cm" svg:height="1cm" svg:x="11cm" svg:y="6.5cm">
            <draw:text-box>
              <text:p><text:span text:style-name="T14">time</text:span></text:p>
            </draw:text-box>
          </draw:frame>
          <draw:frame draw:style-name="gr131" draw:text-style-name="P153" draw:layer="layout" svg:width="3cm" svg:height="1.5cm" draw:transform="rotate (1.5707963267949) translate (0.5cm 5cm)">
            <draw:text-box>
              <text:p><text:span text:style-name="T29">revenue</text:span></text:p>
            </draw:text-box>
          </draw:frame>
          <draw:g>
            <draw:g>
              <draw:frame draw:style-name="gr132" draw:text-style-name="P154" draw:layer="layout" svg:width="2cm" svg:height="1.5cm" svg:x="2cm" svg:y="6.5cm">
                <draw:text-box>
                  <text:p><text:span text:style-name="T18">1</text:span></text:p>
                </draw:text-box>
              </draw:frame>
              <draw:line draw:style-name="gr133" draw:layer="layout" svg:x1="3cm" svg:y1="6cm" svg:x2="3cm" svg:y2="7cm">
                <text:p/>
              </draw:line>
            </draw:g>
            <draw:g>
              <draw:frame draw:style-name="gr132" draw:text-style-name="P154" draw:layer="layout" svg:width="2cm" svg:height="1.5cm" svg:x="6cm" svg:y="6.5cm">
                <draw:text-box>
                  <text:p><text:span text:style-name="T18">3</text:span></text:p>
                </draw:text-box>
              </draw:frame>
              <draw:line draw:style-name="gr133" draw:layer="layout" svg:x1="7cm" svg:y1="6cm" svg:x2="7cm" svg:y2="7cm">
                <text:p/>
              </draw:line>
            </draw:g>
            <draw:g>
              <draw:frame draw:style-name="gr132" draw:text-style-name="P154" draw:layer="layout" svg:width="2cm" svg:height="1.5cm" svg:x="4cm" svg:y="6.5cm">
                <draw:text-box>
                  <text:p><text:span text:style-name="T18">2</text:span></text:p>
                </draw:text-box>
              </draw:frame>
              <draw:line draw:style-name="gr133" draw:layer="layout" svg:x1="5cm" svg:y1="6cm" svg:x2="5cm" svg:y2="7cm">
                <text:p/>
              </draw:line>
            </draw:g>
            <draw:g>
              <draw:frame draw:style-name="gr132" draw:text-style-name="P154" draw:layer="layout" svg:width="2cm" svg:height="1.5cm" svg:x="10cm" svg:y="6.5cm">
                <draw:text-box>
                  <text:p><text:span text:style-name="T18">5</text:span></text:p>
                </draw:text-box>
              </draw:frame>
              <draw:line draw:style-name="gr133" draw:layer="layout" svg:x1="11cm" svg:y1="6cm" svg:x2="11cm" svg:y2="7cm">
                <text:p/>
              </draw:line>
            </draw:g>
            <draw:g>
              <draw:frame draw:style-name="gr132" draw:text-style-name="P154" draw:layer="layout" svg:width="2cm" svg:height="1.5cm" svg:x="8cm" svg:y="6.5cm">
                <draw:text-box>
                  <text:p><text:span text:style-name="T18">4</text:span></text:p>
                </draw:text-box>
              </draw:frame>
              <draw:line draw:style-name="gr133" draw:layer="layout" svg:x1="9cm" svg:y1="6cm" svg:x2="9cm" svg:y2="7cm">
                <text:p/>
              </draw:line>
            </draw:g>
          </draw:g>
          <draw:frame draw:style-name="gr147" draw:text-style-name="P163" draw:layer="layout" svg:width="11cm" svg:height="1.5cm" svg:x="2cm" svg:y="2cm">
            <draw:text-box>
              <text:p text:style-name="P45"><text:span text:style-name="T52">One license sale</text:span></text:p>
            </draw:text-box>
          </draw:frame>
        </draw:g>
        <draw:g>
          <draw:polygon draw:style-name="gr135" draw:text-style-name="P156" draw:layer="layout" svg:width="1.499cm" svg:height="6.999cm" draw:transform="rotate (1.5707963267949) translate (6cm 11.5000000001079cm)" svg:viewBox="0 0 1500 7000" draw:points="0,0 1500,0 1500,2000 500,2000 500,7000 0,7000">
            <text:p/>
          </draw:polygon>
          <draw:polygon draw:style-name="gr135" draw:text-style-name="P156" draw:layer="layout" svg:width="1.499cm" svg:height="8.999cm" draw:transform="rotate (1.5707963267949) translate (4cm 12.0000000001391cm)" svg:viewBox="0 0 1500 9000" draw:points="0,0 1500,0 1500,2000 500,2000 500,9000 0,9000">
            <text:p/>
          </draw:polygon>
          <draw:polygon draw:style-name="gr135" draw:text-style-name="P156" draw:layer="layout" svg:width="1.499cm" svg:height="10.999cm" draw:transform="rotate (1.5707963267949) translate (2cm 12.5000000001703cm)" svg:viewBox="0 0 1500 11000" draw:points="0,0 1500,0 1500,2000 500,2000 500,11000 0,11000">
            <text:p/>
          </draw:polygon>
          <draw:line draw:style-name="gr128" draw:text-style-name="P65" draw:layer="layout" svg:x1="2cm" svg:y1="13cm" svg:x2="2cm" svg:y2="8cm">
            <text:p/>
          </draw:line>
          <draw:line draw:style-name="gr129" draw:text-style-name="P65" draw:layer="layout" svg:x1="1.5cm" svg:y1="12.5cm" svg:x2="13cm" svg:y2="12.5cm">
            <text:p/>
          </draw:line>
          <draw:frame draw:style-name="gr130" draw:text-style-name="P157" draw:layer="layout" svg:width="2cm" svg:height="1cm" svg:x="11cm" svg:y="12.5cm">
            <draw:text-box>
              <text:p><text:span text:style-name="T14">time</text:span></text:p>
            </draw:text-box>
          </draw:frame>
          <draw:frame draw:style-name="gr131" draw:text-style-name="P153" draw:layer="layout" svg:width="3cm" svg:height="1.5cm" draw:transform="rotate (1.5707963267949) translate (0.5cm 11cm)">
            <draw:text-box>
              <text:p><text:span text:style-name="T29">revenue</text:span></text:p>
            </draw:text-box>
          </draw:frame>
          <draw:g>
            <draw:g>
              <draw:frame draw:style-name="gr132" draw:text-style-name="P154" draw:layer="layout" svg:width="2cm" svg:height="1.5cm" svg:x="2cm" svg:y="12.5cm">
                <draw:text-box>
                  <text:p><text:span text:style-name="T18">1</text:span></text:p>
                </draw:text-box>
              </draw:frame>
              <draw:line draw:style-name="gr133" draw:layer="layout" svg:x1="3cm" svg:y1="12cm" svg:x2="3cm" svg:y2="13cm">
                <text:p/>
              </draw:line>
            </draw:g>
            <draw:g>
              <draw:frame draw:style-name="gr132" draw:text-style-name="P154" draw:layer="layout" svg:width="2cm" svg:height="1.5cm" svg:x="6cm" svg:y="12.5cm">
                <draw:text-box>
                  <text:p><text:span text:style-name="T18">3</text:span></text:p>
                </draw:text-box>
              </draw:frame>
              <draw:line draw:style-name="gr133" draw:layer="layout" svg:x1="7cm" svg:y1="12cm" svg:x2="7cm" svg:y2="13cm">
                <text:p/>
              </draw:line>
            </draw:g>
            <draw:g>
              <draw:frame draw:style-name="gr132" draw:text-style-name="P154" draw:layer="layout" svg:width="2cm" svg:height="1.5cm" svg:x="4cm" svg:y="12.5cm">
                <draw:text-box>
                  <text:p><text:span text:style-name="T18">2</text:span></text:p>
                </draw:text-box>
              </draw:frame>
              <draw:line draw:style-name="gr133" draw:layer="layout" svg:x1="5cm" svg:y1="12cm" svg:x2="5cm" svg:y2="13cm">
                <text:p/>
              </draw:line>
            </draw:g>
            <draw:g>
              <draw:frame draw:style-name="gr132" draw:text-style-name="P154" draw:layer="layout" svg:width="2cm" svg:height="1.5cm" svg:x="10cm" svg:y="12.5cm">
                <draw:text-box>
                  <text:p><text:span text:style-name="T18">5</text:span></text:p>
                </draw:text-box>
              </draw:frame>
              <draw:line draw:style-name="gr133" draw:layer="layout" svg:x1="11cm" svg:y1="12cm" svg:x2="11cm" svg:y2="13cm">
                <text:p/>
              </draw:line>
            </draw:g>
            <draw:g>
              <draw:frame draw:style-name="gr132" draw:text-style-name="P154" draw:layer="layout" svg:width="2cm" svg:height="1.5cm" svg:x="8cm" svg:y="12.5cm">
                <draw:text-box>
                  <text:p><text:span text:style-name="T18">4</text:span></text:p>
                </draw:text-box>
              </draw:frame>
              <draw:line draw:style-name="gr133" draw:layer="layout" svg:x1="9cm" svg:y1="12cm" svg:x2="9cm" svg:y2="13cm">
                <text:p/>
              </draw:line>
            </draw:g>
          </draw:g>
          <draw:polygon draw:style-name="gr135" draw:text-style-name="P156" draw:layer="layout" svg:width="1.499cm" svg:height="2.999cm" draw:transform="rotate (1.5707963267949) translate (10cm 10.5000000000468cm)" svg:viewBox="0 0 1500 3000" draw:points="0,0 1500,0 1500,2000 500,2000 500,3000 0,3000">
            <text:p/>
          </draw:polygon>
          <draw:polygon draw:style-name="gr135" draw:text-style-name="P156" draw:layer="layout" svg:width="1.499cm" svg:height="4.999cm" draw:transform="rotate (1.5707963267949) translate (8cm 11.0000000000768cm)" svg:viewBox="0 0 1500 5000" draw:points="0,0 1500,0 1500,2000 500,2000 500,5000 0,5000">
            <text:p/>
          </draw:polygon>
          <draw:frame draw:style-name="gr147" draw:text-style-name="P163" draw:layer="layout" svg:width="11cm" svg:height="1.5cm" svg:x="2cm" svg:y="8cm">
            <draw:text-box>
              <text:p text:style-name="P45"><text:span text:style-name="T52">One license sale per year</text:span></text:p>
            </draw:text-box>
          </draw:frame>
        </draw:g>
        <draw:g>
          <draw:custom-shape draw:style-name="gr148" draw:text-style-name="P164" draw:layer="layout" svg:width="2cm" svg:height="3.5cm" svg:x="16cm" svg:y="3cm">
            <text:p/>
            <draw:enhanced-geometry svg:viewBox="0 0 21600 21600" draw:type="rectangle" draw:enhanced-path="M 0 0 L 21600 0 21600 21600 0 21600 0 0 Z N"/>
          </draw:custom-shape>
          <draw:g>
            <draw:frame draw:style-name="gr132" draw:text-style-name="P154" draw:layer="layout" svg:width="2cm" svg:height="1.5cm" svg:x="16cm" svg:y="6.5cm">
              <draw:text-box>
                <text:p><text:span text:style-name="T18">1</text:span></text:p>
              </draw:text-box>
            </draw:frame>
            <draw:line draw:style-name="gr133" draw:layer="layout" svg:x1="17cm" svg:y1="6cm" svg:x2="17cm" svg:y2="7cm">
              <text:p/>
            </draw:line>
          </draw:g>
          <draw:g>
            <draw:frame draw:style-name="gr132" draw:text-style-name="P154" draw:layer="layout" svg:width="2cm" svg:height="1.5cm" svg:x="20cm" svg:y="6.5cm">
              <draw:text-box>
                <text:p><text:span text:style-name="T18">3</text:span></text:p>
              </draw:text-box>
            </draw:frame>
            <draw:line draw:style-name="gr133" draw:layer="layout" svg:x1="21cm" svg:y1="6cm" svg:x2="21cm" svg:y2="7cm">
              <text:p/>
            </draw:line>
          </draw:g>
          <draw:g>
            <draw:frame draw:style-name="gr132" draw:text-style-name="P154" draw:layer="layout" svg:width="2cm" svg:height="1.5cm" svg:x="18cm" svg:y="6.5cm">
              <draw:text-box>
                <text:p><text:span text:style-name="T18">2</text:span></text:p>
              </draw:text-box>
            </draw:frame>
            <draw:line draw:style-name="gr133" draw:layer="layout" svg:x1="19cm" svg:y1="6cm" svg:x2="19cm" svg:y2="7cm">
              <text:p/>
            </draw:line>
          </draw:g>
          <draw:g>
            <draw:frame draw:style-name="gr132" draw:text-style-name="P154" draw:layer="layout" svg:width="2cm" svg:height="1.5cm" svg:x="24cm" svg:y="6.5cm">
              <draw:text-box>
                <text:p><text:span text:style-name="T18">5</text:span></text:p>
              </draw:text-box>
            </draw:frame>
            <draw:line draw:style-name="gr133" draw:layer="layout" svg:x1="25cm" svg:y1="6cm" svg:x2="25cm" svg:y2="7cm">
              <text:p/>
            </draw:line>
          </draw:g>
          <draw:g>
            <draw:frame draw:style-name="gr132" draw:text-style-name="P154" draw:layer="layout" svg:width="2cm" svg:height="1.5cm" svg:x="22cm" svg:y="6.5cm">
              <draw:text-box>
                <text:p><text:span text:style-name="T18">4</text:span></text:p>
              </draw:text-box>
            </draw:frame>
            <draw:line draw:style-name="gr133" draw:layer="layout" svg:x1="23cm" svg:y1="6cm" svg:x2="23cm" svg:y2="7cm">
              <text:p/>
            </draw:line>
          </draw:g>
          <draw:line draw:style-name="gr128" draw:text-style-name="P65" draw:layer="layout" svg:x1="16cm" svg:y1="7cm" svg:x2="16cm" svg:y2="2cm">
            <text:p/>
          </draw:line>
          <draw:line draw:style-name="gr129" draw:text-style-name="P65" draw:layer="layout" svg:x1="15.5cm" svg:y1="6.5cm" svg:x2="27cm" svg:y2="6.5cm">
            <text:p/>
          </draw:line>
          <draw:frame draw:style-name="gr130" draw:text-style-name="P157" draw:layer="layout" svg:width="2cm" svg:height="1cm" svg:x="25cm" svg:y="6.5cm">
            <draw:text-box>
              <text:p><text:span text:style-name="T14">time</text:span></text:p>
            </draw:text-box>
          </draw:frame>
          <draw:frame draw:style-name="gr131" draw:text-style-name="P153" draw:layer="layout" svg:width="3cm" svg:height="1.5cm" draw:transform="rotate (1.5707963267949) translate (14.5cm 5cm)">
            <draw:text-box>
              <text:p><text:span text:style-name="T29">revenue</text:span></text:p>
            </draw:text-box>
          </draw:frame>
          <draw:frame draw:style-name="gr147" draw:text-style-name="P163" draw:layer="layout" svg:width="11cm" svg:height="1.5cm" svg:x="16cm" svg:y="2cm">
            <draw:text-box>
              <text:p text:style-name="P45"><text:span text:style-name="T52">One project sale</text:span></text:p>
            </draw:text-box>
          </draw:frame>
        </draw:g>
        <draw:g>
          <draw:custom-shape draw:style-name="gr148" draw:text-style-name="P164" draw:layer="layout" svg:width="2cm" svg:height="3.5cm" svg:x="20cm" svg:y="9cm">
            <text:p/>
            <draw:enhanced-geometry svg:viewBox="0 0 21600 21600" draw:type="rectangle" draw:enhanced-path="M 0 0 L 21600 0 21600 21600 0 21600 0 0 Z N"/>
          </draw:custom-shape>
          <draw:custom-shape draw:style-name="gr148" draw:text-style-name="P164" draw:layer="layout" svg:width="2cm" svg:height="3.5cm" svg:x="24cm" svg:y="9cm">
            <text:p/>
            <draw:enhanced-geometry svg:viewBox="0 0 21600 21600" draw:type="rectangle" draw:enhanced-path="M 0 0 L 21600 0 21600 21600 0 21600 0 0 Z N"/>
          </draw:custom-shape>
          <draw:custom-shape draw:style-name="gr148" draw:text-style-name="P164" draw:layer="layout" svg:width="2cm" svg:height="3.5cm" svg:x="22cm" svg:y="9cm">
            <text:p/>
            <draw:enhanced-geometry svg:viewBox="0 0 21600 21600" draw:type="rectangle" draw:enhanced-path="M 0 0 L 21600 0 21600 21600 0 21600 0 0 Z N"/>
          </draw:custom-shape>
          <draw:custom-shape draw:style-name="gr148" draw:text-style-name="P164" draw:layer="layout" svg:width="2cm" svg:height="3.5cm" svg:x="16cm" svg:y="9cm">
            <text:p/>
            <draw:enhanced-geometry svg:viewBox="0 0 21600 21600" draw:type="rectangle" draw:enhanced-path="M 0 0 L 21600 0 21600 21600 0 21600 0 0 Z N"/>
          </draw:custom-shape>
          <draw:custom-shape draw:style-name="gr148" draw:text-style-name="P164" draw:layer="layout" svg:width="2cm" svg:height="3.5cm" svg:x="18cm" svg:y="9cm">
            <text:p/>
            <draw:enhanced-geometry svg:viewBox="0 0 21600 21600" draw:type="rectangle" draw:enhanced-path="M 0 0 L 21600 0 21600 21600 0 21600 0 0 Z N"/>
          </draw:custom-shape>
          <draw:frame draw:style-name="gr131" draw:text-style-name="P153" draw:layer="layout" svg:width="3cm" svg:height="1.5cm" draw:transform="rotate (1.5707963267949) translate (14.5cm 11cm)">
            <draw:text-box>
              <text:p><text:span text:style-name="T29">revenue</text:span></text:p>
            </draw:text-box>
          </draw:frame>
          <draw:g>
            <draw:g>
              <draw:frame draw:style-name="gr149" draw:text-style-name="P165" draw:layer="layout" svg:width="2cm" svg:height="1.5cm" svg:x="16cm" svg:y="12.5cm">
                <draw:text-box>
                  <text:p><text:span text:style-name="T18">1</text:span></text:p>
                </draw:text-box>
              </draw:frame>
              <draw:line draw:style-name="gr150" draw:text-style-name="P166" draw:layer="layout" svg:x1="17cm" svg:y1="12cm" svg:x2="17cm" svg:y2="13cm">
                <text:p/>
              </draw:line>
            </draw:g>
            <draw:g>
              <draw:frame draw:style-name="gr149" draw:text-style-name="P165" draw:layer="layout" svg:width="2cm" svg:height="1.5cm" svg:x="20cm" svg:y="12.5cm">
                <draw:text-box>
                  <text:p><text:span text:style-name="T18">3</text:span></text:p>
                </draw:text-box>
              </draw:frame>
              <draw:line draw:style-name="gr150" draw:text-style-name="P166" draw:layer="layout" svg:x1="21cm" svg:y1="12cm" svg:x2="21cm" svg:y2="13cm">
                <text:p/>
              </draw:line>
            </draw:g>
            <draw:g>
              <draw:frame draw:style-name="gr149" draw:text-style-name="P165" draw:layer="layout" svg:width="2cm" svg:height="1.5cm" svg:x="18cm" svg:y="12.5cm">
                <draw:text-box>
                  <text:p><text:span text:style-name="T18">2</text:span></text:p>
                </draw:text-box>
              </draw:frame>
              <draw:line draw:style-name="gr150" draw:text-style-name="P166" draw:layer="layout" svg:x1="19cm" svg:y1="12cm" svg:x2="19cm" svg:y2="13cm">
                <text:p/>
              </draw:line>
            </draw:g>
            <draw:g>
              <draw:frame draw:style-name="gr149" draw:text-style-name="P165" draw:layer="layout" svg:width="2cm" svg:height="1.5cm" svg:x="24cm" svg:y="12.5cm">
                <draw:text-box>
                  <text:p><text:span text:style-name="T18">5</text:span></text:p>
                </draw:text-box>
              </draw:frame>
              <draw:line draw:style-name="gr150" draw:text-style-name="P166" draw:layer="layout" svg:x1="25cm" svg:y1="12cm" svg:x2="25cm" svg:y2="13cm">
                <text:p/>
              </draw:line>
            </draw:g>
            <draw:g>
              <draw:frame draw:style-name="gr149" draw:text-style-name="P165" draw:layer="layout" svg:width="2cm" svg:height="1.5cm" svg:x="22cm" svg:y="12.5cm">
                <draw:text-box>
                  <text:p><text:span text:style-name="T18">4</text:span></text:p>
                </draw:text-box>
              </draw:frame>
              <draw:line draw:style-name="gr150" draw:text-style-name="P166" draw:layer="layout" svg:x1="23cm" svg:y1="12cm" svg:x2="23cm" svg:y2="13cm">
                <text:p/>
              </draw:line>
            </draw:g>
          </draw:g>
          <draw:frame draw:style-name="gr151" draw:text-style-name="P163" draw:layer="layout" svg:width="11cm" svg:height="1.5cm" svg:x="16cm" svg:y="8cm">
            <draw:text-box>
              <text:p text:style-name="P45"><text:span text:style-name="T52">One project sale per year</text:span></text:p>
            </draw:text-box>
          </draw:frame>
          <draw:line draw:style-name="gr129" draw:text-style-name="P65" draw:layer="layout" svg:x1="15.5cm" svg:y1="12.5cm" svg:x2="27cm" svg:y2="12.5cm">
            <text:p/>
          </draw:line>
          <draw:frame draw:style-name="gr130" draw:text-style-name="P157" draw:layer="layout" svg:width="2cm" svg:height="1cm" svg:x="25cm" svg:y="12.5cm">
            <draw:text-box>
              <text:p><text:span text:style-name="T14">time</text:span></text:p>
            </draw:text-box>
          </draw:frame>
          <draw:line draw:style-name="gr128" draw:text-style-name="P65" draw:layer="layout" svg:x1="16cm" svg:y1="13cm" svg:x2="16cm" svg:y2="8cm">
            <text:p/>
          </draw:line>
        </draw:g>
      </draw:page>
      <draw:page draw:name="page28" draw:style-name="dp1" draw:master-page-name="Default">
        <office:forms form:automatic-focus="false" form:apply-design-mode="false"/>
        <draw:g>
          <draw:custom-shape draw:style-name="gr152" draw:text-style-name="P159" draw:layer="layout" svg:width="10cm" svg:height="0.75cm" svg:x="2cm" svg:y="5.75cm">
            <text:p/>
            <draw:enhanced-geometry svg:viewBox="0 0 21600 21600" draw:mirror-horizontal="false" draw:mirror-vertical="false" draw:type="rectangle" draw:enhanced-path="M 0 0 L 21600 0 21600 21600 0 21600 0 0 Z N"/>
          </draw:custom-shape>
          <draw:line draw:style-name="gr128" draw:text-style-name="P65" draw:layer="layout" svg:x1="2cm" svg:y1="7cm" svg:x2="2cm" svg:y2="2cm">
            <text:p/>
          </draw:line>
          <draw:line draw:style-name="gr129" draw:text-style-name="P65" draw:layer="layout" svg:x1="1.5cm" svg:y1="6.5cm" svg:x2="13cm" svg:y2="6.5cm">
            <text:p/>
          </draw:line>
          <draw:frame draw:style-name="gr130" draw:text-style-name="P157" draw:layer="layout" svg:width="2cm" svg:height="1cm" svg:x="11cm" svg:y="6.5cm">
            <draw:text-box>
              <text:p><text:span text:style-name="T14">time</text:span></text:p>
            </draw:text-box>
          </draw:frame>
          <draw:frame draw:style-name="gr131" draw:text-style-name="P153" draw:layer="layout" svg:width="3cm" svg:height="1.5cm" draw:transform="rotate (1.5707963267949) translate (0.5cm 5cm)">
            <draw:text-box>
              <text:p><text:span text:style-name="T29">revenue</text:span></text:p>
            </draw:text-box>
          </draw:frame>
          <draw:g>
            <draw:g>
              <draw:frame draw:style-name="gr132" draw:text-style-name="P154" draw:layer="layout" svg:width="2cm" svg:height="1.5cm" svg:x="2cm" svg:y="6.5cm">
                <draw:text-box>
                  <text:p><text:span text:style-name="T18">1</text:span></text:p>
                </draw:text-box>
              </draw:frame>
              <draw:line draw:style-name="gr133" draw:layer="layout" svg:x1="3cm" svg:y1="6cm" svg:x2="3cm" svg:y2="7cm">
                <text:p/>
              </draw:line>
            </draw:g>
            <draw:g>
              <draw:frame draw:style-name="gr132" draw:text-style-name="P154" draw:layer="layout" svg:width="2cm" svg:height="1.5cm" svg:x="6cm" svg:y="6.5cm">
                <draw:text-box>
                  <text:p><text:span text:style-name="T18">3</text:span></text:p>
                </draw:text-box>
              </draw:frame>
              <draw:line draw:style-name="gr133" draw:layer="layout" svg:x1="7cm" svg:y1="6cm" svg:x2="7cm" svg:y2="7cm">
                <text:p/>
              </draw:line>
            </draw:g>
            <draw:g>
              <draw:frame draw:style-name="gr132" draw:text-style-name="P154" draw:layer="layout" svg:width="2cm" svg:height="1.5cm" svg:x="4cm" svg:y="6.5cm">
                <draw:text-box>
                  <text:p><text:span text:style-name="T18">2</text:span></text:p>
                </draw:text-box>
              </draw:frame>
              <draw:line draw:style-name="gr133" draw:layer="layout" svg:x1="5cm" svg:y1="6cm" svg:x2="5cm" svg:y2="7cm">
                <text:p/>
              </draw:line>
            </draw:g>
            <draw:g>
              <draw:frame draw:style-name="gr132" draw:text-style-name="P154" draw:layer="layout" svg:width="2cm" svg:height="1.5cm" svg:x="10cm" svg:y="6.5cm">
                <draw:text-box>
                  <text:p><text:span text:style-name="T18">5</text:span></text:p>
                </draw:text-box>
              </draw:frame>
              <draw:line draw:style-name="gr133" draw:layer="layout" svg:x1="11cm" svg:y1="6cm" svg:x2="11cm" svg:y2="7cm">
                <text:p/>
              </draw:line>
            </draw:g>
            <draw:g>
              <draw:frame draw:style-name="gr132" draw:text-style-name="P154" draw:layer="layout" svg:width="2cm" svg:height="1.5cm" svg:x="8cm" svg:y="6.5cm">
                <draw:text-box>
                  <text:p><text:span text:style-name="T18">4</text:span></text:p>
                </draw:text-box>
              </draw:frame>
              <draw:line draw:style-name="gr133" draw:layer="layout" svg:x1="9cm" svg:y1="6cm" svg:x2="9cm" svg:y2="7cm">
                <text:p/>
              </draw:line>
            </draw:g>
          </draw:g>
          <draw:frame draw:style-name="gr147" draw:text-style-name="P163" draw:layer="layout" svg:width="11cm" svg:height="1.5cm" svg:x="2cm" svg:y="2cm">
            <draw:text-box>
              <text:p text:style-name="P45"><text:span text:style-name="T52">One license sale</text:span></text:p>
            </draw:text-box>
          </draw:frame>
        </draw:g>
        <draw:g>
          <draw:g>
            <draw:custom-shape draw:style-name="gr152" draw:text-style-name="P159" draw:layer="layout" svg:width="10cm" svg:height="0.75cm" svg:x="2cm" svg:y="11.75cm">
              <text:p/>
              <draw:enhanced-geometry svg:viewBox="0 0 21600 21600" draw:mirror-horizontal="false" draw:mirror-vertical="false" draw:type="rectangle" draw:enhanced-path="M 0 0 L 21600 0 21600 21600 0 21600 0 0 Z N"/>
            </draw:custom-shape>
            <draw:custom-shape draw:style-name="gr153" draw:text-style-name="P159" draw:layer="layout" svg:width="8cm" svg:height="0.75cm" svg:x="4cm" svg:y="11cm">
              <text:p/>
              <draw:enhanced-geometry svg:viewBox="0 0 21600 21600" draw:mirror-horizontal="false" draw:mirror-vertical="false" draw:type="rectangle" draw:enhanced-path="M 0 0 L 21600 0 21600 21600 0 21600 0 0 Z N"/>
            </draw:custom-shape>
            <draw:custom-shape draw:style-name="gr154" draw:text-style-name="P159" draw:layer="layout" svg:width="6cm" svg:height="0.75cm" svg:x="6cm" svg:y="10.25cm">
              <text:p/>
              <draw:enhanced-geometry svg:viewBox="0 0 21600 21600" draw:mirror-horizontal="false" draw:mirror-vertical="false" draw:type="rectangle" draw:enhanced-path="M 0 0 L 21600 0 21600 21600 0 21600 0 0 Z N"/>
            </draw:custom-shape>
            <draw:custom-shape draw:style-name="gr155" draw:text-style-name="P159" draw:layer="layout" svg:width="4cm" svg:height="0.75cm" svg:x="8cm" svg:y="9.5cm">
              <text:p/>
              <draw:enhanced-geometry svg:viewBox="0 0 21600 21600" draw:mirror-horizontal="false" draw:mirror-vertical="false" draw:type="rectangle" draw:enhanced-path="M 0 0 L 21600 0 21600 21600 0 21600 0 0 Z N"/>
            </draw:custom-shape>
            <draw:custom-shape draw:style-name="gr156" draw:text-style-name="P159" draw:layer="layout" svg:width="2cm" svg:height="0.75cm" svg:x="10cm" svg:y="8.75cm">
              <text:p/>
              <draw:enhanced-geometry svg:viewBox="0 0 21600 21600" draw:mirror-horizontal="false" draw:mirror-vertical="false" draw:type="rectangle" draw:enhanced-path="M 0 0 L 21600 0 21600 21600 0 21600 0 0 Z N"/>
            </draw:custom-shape>
          </draw:g>
          <draw:line draw:style-name="gr128" draw:text-style-name="P65" draw:layer="layout" svg:x1="2cm" svg:y1="13cm" svg:x2="2cm" svg:y2="8cm">
            <text:p/>
          </draw:line>
          <draw:line draw:style-name="gr129" draw:text-style-name="P65" draw:layer="layout" svg:x1="1.5cm" svg:y1="12.5cm" svg:x2="13cm" svg:y2="12.5cm">
            <text:p/>
          </draw:line>
          <draw:frame draw:style-name="gr130" draw:text-style-name="P157" draw:layer="layout" svg:width="2cm" svg:height="1cm" svg:x="11cm" svg:y="12.5cm">
            <draw:text-box>
              <text:p><text:span text:style-name="T14">time</text:span></text:p>
            </draw:text-box>
          </draw:frame>
          <draw:frame draw:style-name="gr131" draw:text-style-name="P153" draw:layer="layout" svg:width="3cm" svg:height="1.5cm" draw:transform="rotate (1.5707963267949) translate (0.5cm 11cm)">
            <draw:text-box>
              <text:p><text:span text:style-name="T29">revenue</text:span></text:p>
            </draw:text-box>
          </draw:frame>
          <draw:g>
            <draw:g>
              <draw:frame draw:style-name="gr132" draw:text-style-name="P154" draw:layer="layout" svg:width="2cm" svg:height="1.5cm" svg:x="2cm" svg:y="12.5cm">
                <draw:text-box>
                  <text:p><text:span text:style-name="T18">1</text:span></text:p>
                </draw:text-box>
              </draw:frame>
              <draw:line draw:style-name="gr133" draw:layer="layout" svg:x1="3cm" svg:y1="12cm" svg:x2="3cm" svg:y2="13cm">
                <text:p/>
              </draw:line>
            </draw:g>
            <draw:g>
              <draw:frame draw:style-name="gr132" draw:text-style-name="P154" draw:layer="layout" svg:width="2cm" svg:height="1.5cm" svg:x="6cm" svg:y="12.5cm">
                <draw:text-box>
                  <text:p><text:span text:style-name="T18">3</text:span></text:p>
                </draw:text-box>
              </draw:frame>
              <draw:line draw:style-name="gr133" draw:layer="layout" svg:x1="7cm" svg:y1="12cm" svg:x2="7cm" svg:y2="13cm">
                <text:p/>
              </draw:line>
            </draw:g>
            <draw:g>
              <draw:frame draw:style-name="gr132" draw:text-style-name="P154" draw:layer="layout" svg:width="2cm" svg:height="1.5cm" svg:x="4cm" svg:y="12.5cm">
                <draw:text-box>
                  <text:p><text:span text:style-name="T18">2</text:span></text:p>
                </draw:text-box>
              </draw:frame>
              <draw:line draw:style-name="gr133" draw:layer="layout" svg:x1="5cm" svg:y1="12cm" svg:x2="5cm" svg:y2="13cm">
                <text:p/>
              </draw:line>
            </draw:g>
            <draw:g>
              <draw:frame draw:style-name="gr132" draw:text-style-name="P154" draw:layer="layout" svg:width="2cm" svg:height="1.5cm" svg:x="10cm" svg:y="12.5cm">
                <draw:text-box>
                  <text:p><text:span text:style-name="T18">5</text:span></text:p>
                </draw:text-box>
              </draw:frame>
              <draw:line draw:style-name="gr133" draw:layer="layout" svg:x1="11cm" svg:y1="12cm" svg:x2="11cm" svg:y2="13cm">
                <text:p/>
              </draw:line>
            </draw:g>
            <draw:g>
              <draw:frame draw:style-name="gr132" draw:text-style-name="P154" draw:layer="layout" svg:width="2cm" svg:height="1.5cm" svg:x="8cm" svg:y="12.5cm">
                <draw:text-box>
                  <text:p><text:span text:style-name="T18">4</text:span></text:p>
                </draw:text-box>
              </draw:frame>
              <draw:line draw:style-name="gr133" draw:layer="layout" svg:x1="9cm" svg:y1="12cm" svg:x2="9cm" svg:y2="13cm">
                <text:p/>
              </draw:line>
            </draw:g>
          </draw:g>
          <draw:frame draw:style-name="gr147" draw:text-style-name="P163" draw:layer="layout" svg:width="11cm" svg:height="1.5cm" svg:x="2cm" svg:y="8cm">
            <draw:text-box>
              <text:p text:style-name="P45"><text:span text:style-name="T52">One license sale per year</text:span></text:p>
            </draw:text-box>
          </draw:frame>
        </draw:g>
        <draw:g>
          <draw:custom-shape draw:style-name="gr148" draw:text-style-name="P164" draw:layer="layout" svg:width="2cm" svg:height="3.5cm" svg:x="16cm" svg:y="3cm">
            <text:p/>
            <draw:enhanced-geometry svg:viewBox="0 0 21600 21600" draw:type="rectangle" draw:enhanced-path="M 0 0 L 21600 0 21600 21600 0 21600 0 0 Z N"/>
          </draw:custom-shape>
          <draw:g>
            <draw:frame draw:style-name="gr132" draw:text-style-name="P154" draw:layer="layout" svg:width="2cm" svg:height="1.5cm" svg:x="16cm" svg:y="6.5cm">
              <draw:text-box>
                <text:p><text:span text:style-name="T18">1</text:span></text:p>
              </draw:text-box>
            </draw:frame>
            <draw:line draw:style-name="gr133" draw:layer="layout" svg:x1="17cm" svg:y1="6cm" svg:x2="17cm" svg:y2="7cm">
              <text:p/>
            </draw:line>
          </draw:g>
          <draw:g>
            <draw:frame draw:style-name="gr132" draw:text-style-name="P154" draw:layer="layout" svg:width="2cm" svg:height="1.5cm" svg:x="20cm" svg:y="6.5cm">
              <draw:text-box>
                <text:p><text:span text:style-name="T18">3</text:span></text:p>
              </draw:text-box>
            </draw:frame>
            <draw:line draw:style-name="gr133" draw:layer="layout" svg:x1="21cm" svg:y1="6cm" svg:x2="21cm" svg:y2="7cm">
              <text:p/>
            </draw:line>
          </draw:g>
          <draw:g>
            <draw:frame draw:style-name="gr132" draw:text-style-name="P154" draw:layer="layout" svg:width="2cm" svg:height="1.5cm" svg:x="18cm" svg:y="6.5cm">
              <draw:text-box>
                <text:p><text:span text:style-name="T18">2</text:span></text:p>
              </draw:text-box>
            </draw:frame>
            <draw:line draw:style-name="gr133" draw:layer="layout" svg:x1="19cm" svg:y1="6cm" svg:x2="19cm" svg:y2="7cm">
              <text:p/>
            </draw:line>
          </draw:g>
          <draw:g>
            <draw:frame draw:style-name="gr132" draw:text-style-name="P154" draw:layer="layout" svg:width="2cm" svg:height="1.5cm" svg:x="24cm" svg:y="6.5cm">
              <draw:text-box>
                <text:p><text:span text:style-name="T18">5</text:span></text:p>
              </draw:text-box>
            </draw:frame>
            <draw:line draw:style-name="gr133" draw:layer="layout" svg:x1="25cm" svg:y1="6cm" svg:x2="25cm" svg:y2="7cm">
              <text:p/>
            </draw:line>
          </draw:g>
          <draw:g>
            <draw:frame draw:style-name="gr132" draw:text-style-name="P154" draw:layer="layout" svg:width="2cm" svg:height="1.5cm" svg:x="22cm" svg:y="6.5cm">
              <draw:text-box>
                <text:p><text:span text:style-name="T18">4</text:span></text:p>
              </draw:text-box>
            </draw:frame>
            <draw:line draw:style-name="gr133" draw:layer="layout" svg:x1="23cm" svg:y1="6cm" svg:x2="23cm" svg:y2="7cm">
              <text:p/>
            </draw:line>
          </draw:g>
          <draw:line draw:style-name="gr128" draw:text-style-name="P65" draw:layer="layout" svg:x1="16cm" svg:y1="7cm" svg:x2="16cm" svg:y2="2cm">
            <text:p/>
          </draw:line>
          <draw:line draw:style-name="gr129" draw:text-style-name="P65" draw:layer="layout" svg:x1="15.5cm" svg:y1="6.5cm" svg:x2="27cm" svg:y2="6.5cm">
            <text:p/>
          </draw:line>
          <draw:frame draw:style-name="gr130" draw:text-style-name="P157" draw:layer="layout" svg:width="2cm" svg:height="1cm" svg:x="25cm" svg:y="6.5cm">
            <draw:text-box>
              <text:p><text:span text:style-name="T14">time</text:span></text:p>
            </draw:text-box>
          </draw:frame>
          <draw:frame draw:style-name="gr131" draw:text-style-name="P153" draw:layer="layout" svg:width="3cm" svg:height="1.5cm" draw:transform="rotate (1.5707963267949) translate (14.5cm 5cm)">
            <draw:text-box>
              <text:p><text:span text:style-name="T29">revenue</text:span></text:p>
            </draw:text-box>
          </draw:frame>
          <draw:frame draw:style-name="gr147" draw:text-style-name="P163" draw:layer="layout" svg:width="11cm" svg:height="1.5cm" svg:x="16cm" svg:y="2cm">
            <draw:text-box>
              <text:p text:style-name="P45"><text:span text:style-name="T52">One project sale</text:span></text:p>
            </draw:text-box>
          </draw:frame>
        </draw:g>
        <draw:g>
          <draw:custom-shape draw:style-name="gr148" draw:text-style-name="P164" draw:layer="layout" svg:width="2cm" svg:height="3.5cm" svg:x="20cm" svg:y="9cm">
            <text:p/>
            <draw:enhanced-geometry svg:viewBox="0 0 21600 21600" draw:type="rectangle" draw:enhanced-path="M 0 0 L 21600 0 21600 21600 0 21600 0 0 Z N"/>
          </draw:custom-shape>
          <draw:custom-shape draw:style-name="gr148" draw:text-style-name="P164" draw:layer="layout" svg:width="2cm" svg:height="3.5cm" svg:x="24cm" svg:y="9cm">
            <text:p/>
            <draw:enhanced-geometry svg:viewBox="0 0 21600 21600" draw:type="rectangle" draw:enhanced-path="M 0 0 L 21600 0 21600 21600 0 21600 0 0 Z N"/>
          </draw:custom-shape>
          <draw:custom-shape draw:style-name="gr148" draw:text-style-name="P164" draw:layer="layout" svg:width="2cm" svg:height="3.5cm" svg:x="22cm" svg:y="9cm">
            <text:p/>
            <draw:enhanced-geometry svg:viewBox="0 0 21600 21600" draw:type="rectangle" draw:enhanced-path="M 0 0 L 21600 0 21600 21600 0 21600 0 0 Z N"/>
          </draw:custom-shape>
          <draw:custom-shape draw:style-name="gr148" draw:text-style-name="P164" draw:layer="layout" svg:width="2cm" svg:height="3.5cm" svg:x="16cm" svg:y="9cm">
            <text:p/>
            <draw:enhanced-geometry svg:viewBox="0 0 21600 21600" draw:type="rectangle" draw:enhanced-path="M 0 0 L 21600 0 21600 21600 0 21600 0 0 Z N"/>
          </draw:custom-shape>
          <draw:custom-shape draw:style-name="gr148" draw:text-style-name="P164" draw:layer="layout" svg:width="2cm" svg:height="3.5cm" svg:x="18cm" svg:y="9cm">
            <text:p/>
            <draw:enhanced-geometry svg:viewBox="0 0 21600 21600" draw:type="rectangle" draw:enhanced-path="M 0 0 L 21600 0 21600 21600 0 21600 0 0 Z N"/>
          </draw:custom-shape>
          <draw:frame draw:style-name="gr131" draw:text-style-name="P153" draw:layer="layout" svg:width="3cm" svg:height="1.5cm" draw:transform="rotate (1.5707963267949) translate (14.5cm 11cm)">
            <draw:text-box>
              <text:p><text:span text:style-name="T29">revenue</text:span></text:p>
            </draw:text-box>
          </draw:frame>
          <draw:g>
            <draw:g>
              <draw:frame draw:style-name="gr149" draw:text-style-name="P165" draw:layer="layout" svg:width="2cm" svg:height="1.5cm" svg:x="16cm" svg:y="12.5cm">
                <draw:text-box>
                  <text:p><text:span text:style-name="T18">1</text:span></text:p>
                </draw:text-box>
              </draw:frame>
              <draw:line draw:style-name="gr150" draw:text-style-name="P166" draw:layer="layout" svg:x1="17cm" svg:y1="12cm" svg:x2="17cm" svg:y2="13cm">
                <text:p/>
              </draw:line>
            </draw:g>
            <draw:g>
              <draw:frame draw:style-name="gr149" draw:text-style-name="P165" draw:layer="layout" svg:width="2cm" svg:height="1.5cm" svg:x="20cm" svg:y="12.5cm">
                <draw:text-box>
                  <text:p><text:span text:style-name="T18">3</text:span></text:p>
                </draw:text-box>
              </draw:frame>
              <draw:line draw:style-name="gr150" draw:text-style-name="P166" draw:layer="layout" svg:x1="21cm" svg:y1="12cm" svg:x2="21cm" svg:y2="13cm">
                <text:p/>
              </draw:line>
            </draw:g>
            <draw:g>
              <draw:frame draw:style-name="gr149" draw:text-style-name="P165" draw:layer="layout" svg:width="2cm" svg:height="1.5cm" svg:x="18cm" svg:y="12.5cm">
                <draw:text-box>
                  <text:p><text:span text:style-name="T18">2</text:span></text:p>
                </draw:text-box>
              </draw:frame>
              <draw:line draw:style-name="gr150" draw:text-style-name="P166" draw:layer="layout" svg:x1="19cm" svg:y1="12cm" svg:x2="19cm" svg:y2="13cm">
                <text:p/>
              </draw:line>
            </draw:g>
            <draw:g>
              <draw:frame draw:style-name="gr149" draw:text-style-name="P165" draw:layer="layout" svg:width="2cm" svg:height="1.5cm" svg:x="24cm" svg:y="12.5cm">
                <draw:text-box>
                  <text:p><text:span text:style-name="T18">5</text:span></text:p>
                </draw:text-box>
              </draw:frame>
              <draw:line draw:style-name="gr150" draw:text-style-name="P166" draw:layer="layout" svg:x1="25cm" svg:y1="12cm" svg:x2="25cm" svg:y2="13cm">
                <text:p/>
              </draw:line>
            </draw:g>
            <draw:g>
              <draw:frame draw:style-name="gr149" draw:text-style-name="P165" draw:layer="layout" svg:width="2cm" svg:height="1.5cm" svg:x="22cm" svg:y="12.5cm">
                <draw:text-box>
                  <text:p><text:span text:style-name="T18">4</text:span></text:p>
                </draw:text-box>
              </draw:frame>
              <draw:line draw:style-name="gr150" draw:text-style-name="P166" draw:layer="layout" svg:x1="23cm" svg:y1="12cm" svg:x2="23cm" svg:y2="13cm">
                <text:p/>
              </draw:line>
            </draw:g>
          </draw:g>
          <draw:frame draw:style-name="gr151" draw:text-style-name="P163" draw:layer="layout" svg:width="11cm" svg:height="1.5cm" svg:x="16cm" svg:y="8cm">
            <draw:text-box>
              <text:p text:style-name="P45"><text:span text:style-name="T52">One project sale per year</text:span></text:p>
            </draw:text-box>
          </draw:frame>
          <draw:line draw:style-name="gr129" draw:text-style-name="P65" draw:layer="layout" svg:x1="15.5cm" svg:y1="12.5cm" svg:x2="27cm" svg:y2="12.5cm">
            <text:p/>
          </draw:line>
          <draw:frame draw:style-name="gr130" draw:text-style-name="P157" draw:layer="layout" svg:width="2cm" svg:height="1cm" svg:x="25cm" svg:y="12.5cm">
            <draw:text-box>
              <text:p><text:span text:style-name="T14">time</text:span></text:p>
            </draw:text-box>
          </draw:frame>
          <draw:line draw:style-name="gr128" draw:text-style-name="P65" draw:layer="layout" svg:x1="16cm" svg:y1="13cm" svg:x2="16cm" svg:y2="8cm">
            <text:p/>
          </draw:line>
        </draw:g>
      </draw:page>
      <draw:page draw:name="page29" draw:style-name="dp1" draw:master-page-name="Default">
        <office:forms form:automatic-focus="false" form:apply-design-mode="false"/>
        <draw:g>
          <draw:custom-shape draw:style-name="gr157" draw:text-style-name="P167" draw:layer="layout" svg:width="3.001cm" svg:height="8cm" svg:x="0.5cm" svg:y="6cm">
            <text:p/>
            <draw:enhanced-geometry svg:viewBox="0 0 21600 21600" draw:mirror-horizontal="false" draw:mirror-vertical="false" draw:type="rectangle" draw:enhanced-path="M 0 0 L 21600 0 21600 21600 0 21600 0 0 Z N"/>
          </draw:custom-shape>
          <draw:custom-shape draw:style-name="gr157" draw:text-style-name="P167" draw:layer="layout" svg:width="3.001cm" svg:height="8cm" svg:x="3.499cm" svg:y="6cm">
            <text:p/>
            <draw:enhanced-geometry svg:viewBox="0 0 21600 21600" draw:mirror-horizontal="false" draw:mirror-vertical="false" draw:type="rectangle" draw:enhanced-path="M 0 0 L 21600 0 21600 21600 0 21600 0 0 Z N"/>
          </draw:custom-shape>
          <draw:custom-shape draw:style-name="gr158" draw:text-style-name="P167" draw:layer="layout" svg:width="3cm" svg:height="8cm" svg:x="15.499cm" svg:y="6cm">
            <text:p/>
            <draw:enhanced-geometry svg:viewBox="0 0 21600 21600" draw:mirror-horizontal="false" draw:mirror-vertical="false" draw:type="rectangle" draw:enhanced-path="M 0 0 L 21600 0 21600 21600 0 21600 0 0 Z N"/>
          </draw:custom-shape>
          <draw:custom-shape draw:style-name="gr159" draw:text-style-name="P167" draw:layer="layout" svg:width="2.999cm" svg:height="8cm" svg:x="9.5cm" svg:y="6cm">
            <text:p/>
            <draw:enhanced-geometry svg:viewBox="0 0 21600 21600" draw:mirror-horizontal="false" draw:mirror-vertical="false" draw:type="rectangle" draw:enhanced-path="M 0 0 L 21600 0 21600 21600 0 21600 0 0 Z N"/>
          </draw:custom-shape>
          <draw:custom-shape draw:style-name="gr160" draw:text-style-name="P167" draw:layer="layout" svg:width="3.002cm" svg:height="8cm" svg:x="21.499cm" svg:y="6cm">
            <text:p/>
            <draw:enhanced-geometry svg:viewBox="0 0 21600 21600" draw:mirror-horizontal="false" draw:mirror-vertical="false" draw:type="rectangle" draw:enhanced-path="M 0 0 L 21600 0 21600 21600 0 21600 0 0 Z N"/>
          </draw:custom-shape>
          <draw:custom-shape draw:style-name="gr157" draw:text-style-name="P167" draw:layer="layout" svg:width="3.001cm" svg:height="8cm" svg:x="24.499cm" svg:y="6cm">
            <text:p/>
            <draw:enhanced-geometry svg:viewBox="0 0 21600 21600" draw:mirror-horizontal="false" draw:mirror-vertical="false" draw:type="rectangle" draw:enhanced-path="M 0 0 L 21600 0 21600 21600 0 21600 0 0 Z N"/>
          </draw:custom-shape>
          <draw:custom-shape draw:style-name="gr157" draw:text-style-name="P167" draw:layer="layout" svg:width="3.001cm" svg:height="8cm" svg:x="6.499cm" svg:y="6cm">
            <text:p/>
            <draw:enhanced-geometry svg:viewBox="0 0 21600 21600" draw:mirror-horizontal="false" draw:mirror-vertical="false" draw:type="rectangle" draw:enhanced-path="M 0 0 L 21600 0 21600 21600 0 21600 0 0 Z N"/>
          </draw:custom-shape>
          <draw:custom-shape draw:style-name="gr157" draw:text-style-name="P167" draw:layer="layout" svg:width="3.001cm" svg:height="8cm" svg:x="12.499cm" svg:y="6cm">
            <text:p/>
            <draw:enhanced-geometry svg:viewBox="0 0 21600 21600" draw:mirror-horizontal="false" draw:mirror-vertical="false" draw:type="rectangle" draw:enhanced-path="M 0 0 L 21600 0 21600 21600 0 21600 0 0 Z N"/>
          </draw:custom-shape>
          <draw:custom-shape draw:style-name="gr157" draw:text-style-name="P167" draw:layer="layout" svg:width="3.001cm" svg:height="8cm" svg:x="18.499cm" svg:y="6cm">
            <text:p/>
            <draw:enhanced-geometry svg:viewBox="0 0 21600 21600" draw:mirror-horizontal="false" draw:mirror-vertical="false" draw:type="rectangle" draw:enhanced-path="M 0 0 L 21600 0 21600 21600 0 21600 0 0 Z N"/>
          </draw:custom-shape>
          <draw:custom-shape draw:style-name="gr161" draw:text-style-name="P169" draw:layer="layout" svg:width="9cm" svg:height="2cm" svg:x="0.5cm" svg:y="2cm">
            <text:p text:style-name="P168"><text:span text:style-name="T16">Sales and Marketing</text:span></text:p>
            <draw:enhanced-geometry svg:viewBox="0 0 21600 21600" draw:type="rectangle" draw:enhanced-path="M 0 0 L 21600 0 21600 21600 0 21600 0 0 Z N"/>
          </draw:custom-shape>
          <draw:custom-shape draw:style-name="gr161" draw:text-style-name="P169" draw:layer="layout" svg:width="9cm" svg:height="2cm" svg:x="15.501cm" svg:y="2cm">
            <text:p text:style-name="P168"><text:span text:style-name="T16">Engineering</text:span></text:p>
            <draw:enhanced-geometry svg:viewBox="0 0 21600 21600" draw:mirror-horizontal="false" draw:mirror-vertical="false" draw:type="rectangle" draw:enhanced-path="M 0 0 L 21600 0 21600 21600 0 21600 0 0 Z N"/>
          </draw:custom-shape>
          <draw:custom-shape draw:style-name="gr162" draw:text-style-name="P171" draw:layer="layout" svg:width="3cm" svg:height="2cm" svg:x="0.5cm" svg:y="4cm">
            <text:p text:style-name="P170"><text:span text:style-name="T53">Sales</text:span></text:p>
            <draw:enhanced-geometry svg:viewBox="0 0 21600 21600" draw:type="rectangle" draw:enhanced-path="M 0 0 L 21600 0 21600 21600 0 21600 0 0 Z N"/>
          </draw:custom-shape>
          <draw:custom-shape draw:style-name="gr162" draw:text-style-name="P173" draw:layer="layout" svg:width="3cm" svg:height="2cm" svg:x="3.5cm" svg:y="4cm">
            <text:p text:style-name="P172"><text:span text:style-name="T54">Marketing</text:span></text:p>
            <draw:enhanced-geometry svg:viewBox="0 0 21600 21600" draw:type="rectangle" draw:enhanced-path="M 0 0 L 21600 0 21600 21600 0 21600 0 0 Z N"/>
          </draw:custom-shape>
          <draw:custom-shape draw:style-name="gr163" draw:text-style-name="P174" draw:layer="layout" svg:width="4cm" svg:height="3cm" draw:transform="rotate (1.5707963267949) translate (9.5cm 6cm)">
            <text:p text:style-name="P151"><text:span text:style-name="T49">Professional</text:span></text:p>
            <text:p text:style-name="P151"><text:span text:style-name="T49">services</text:span></text:p>
            <draw:enhanced-geometry svg:viewBox="0 0 21600 21600" draw:type="rectangle" draw:enhanced-path="M 0 0 L 21600 0 21600 21600 0 21600 0 0 Z N"/>
          </draw:custom-shape>
          <draw:custom-shape draw:style-name="gr162" draw:text-style-name="P173" draw:layer="layout" svg:width="3cm" svg:height="2cm" svg:x="15.501cm" svg:y="4cm">
            <text:p text:style-name="P172"><text:span text:style-name="T54">Development</text:span></text:p>
            <draw:enhanced-geometry svg:viewBox="0 0 21600 21600" draw:mirror-horizontal="false" draw:mirror-vertical="false" draw:type="rectangle" draw:enhanced-path="M 0 0 L 21600 0 21600 21600 0 21600 0 0 Z N"/>
          </draw:custom-shape>
          <draw:custom-shape draw:style-name="gr162" draw:text-style-name="P176" draw:layer="layout" svg:width="3cm" svg:height="2cm" svg:x="21.501cm" svg:y="4cm">
            <text:p text:style-name="P175"><text:span text:style-name="T55">Support</text:span></text:p>
            <draw:enhanced-geometry svg:viewBox="0 0 21600 21600" draw:mirror-horizontal="false" draw:mirror-vertical="false" draw:type="rectangle" draw:enhanced-path="M 0 0 L 21600 0 21600 21600 0 21600 0 0 Z N"/>
          </draw:custom-shape>
          <draw:line draw:style-name="gr164" draw:text-style-name="P177" draw:layer="layout" svg:x1="2cm" svg:y1="8.5cm" svg:x2="14cm" svg:y2="8.5cm">
            <text:p/>
          </draw:line>
          <draw:custom-shape draw:style-name="gr165" draw:text-style-name="P178" draw:layer="layout" svg:width="2.5cm" svg:height="1cm" svg:x="3.75cm" svg:y="8cm">
            <text:p/>
            <draw:enhanced-geometry svg:viewBox="0 0 21600 21600" draw:type="rectangle" draw:enhanced-path="M 0 0 L 21600 0 21600 21600 0 21600 0 0 Z N"/>
          </draw:custom-shape>
          <draw:custom-shape draw:style-name="gr165" draw:text-style-name="P178" draw:layer="layout" svg:width="2.5cm" svg:height="1cm" svg:x="0.75cm" svg:y="8cm">
            <text:p/>
            <draw:enhanced-geometry svg:viewBox="0 0 21600 21600" draw:type="rectangle" draw:enhanced-path="M 0 0 L 21600 0 21600 21600 0 21600 0 0 Z N"/>
          </draw:custom-shape>
          <draw:line draw:style-name="gr164" draw:text-style-name="P177" draw:layer="layout" svg:x1="13.997cm" svg:y1="7cm" svg:x2="25.997cm" svg:y2="7cm">
            <text:p/>
          </draw:line>
          <draw:custom-shape draw:style-name="gr165" draw:text-style-name="P178" draw:layer="layout" svg:width="2.5cm" svg:height="1cm" svg:x="12.747cm" svg:y="6.5cm">
            <text:p/>
            <draw:enhanced-geometry svg:viewBox="0 0 21600 21600" draw:type="rectangle" draw:enhanced-path="M 0 0 L 21600 0 21600 21600 0 21600 0 0 Z N"/>
          </draw:custom-shape>
          <draw:custom-shape draw:style-name="gr165" draw:text-style-name="P178" draw:layer="layout" svg:width="2.5cm" svg:height="1cm" svg:x="15.748cm" svg:y="6.5cm">
            <text:p/>
            <draw:enhanced-geometry svg:viewBox="0 0 21600 21600" draw:mirror-horizontal="false" draw:mirror-vertical="false" draw:type="rectangle" draw:enhanced-path="M 0 0 L 21600 0 21600 21600 0 21600 0 0 Z N"/>
          </draw:custom-shape>
          <draw:custom-shape draw:style-name="gr165" draw:text-style-name="P178" draw:layer="layout" svg:width="2.5cm" svg:height="1cm" svg:x="24.748cm" svg:y="6.5cm">
            <text:p/>
            <draw:enhanced-geometry svg:viewBox="0 0 21600 21600" draw:type="rectangle" draw:enhanced-path="M 0 0 L 21600 0 21600 21600 0 21600 0 0 Z N"/>
          </draw:custom-shape>
          <draw:line draw:style-name="gr164" draw:text-style-name="P177" draw:layer="layout" svg:x1="14cm" svg:y1="11.5cm" svg:x2="22.999cm" svg:y2="11.5cm">
            <text:p/>
          </draw:line>
          <draw:custom-shape draw:style-name="gr165" draw:text-style-name="P178" draw:layer="layout" svg:width="2.5cm" svg:height="1cm" svg:x="21.751cm" svg:y="11cm">
            <text:p/>
            <draw:enhanced-geometry svg:viewBox="0 0 21600 21600" draw:mirror-horizontal="false" draw:mirror-vertical="false" draw:type="rectangle" draw:enhanced-path="M 0 0 L 21600 0 21600 21600 0 21600 0 0 Z N"/>
          </draw:custom-shape>
          <draw:custom-shape draw:style-name="gr165" draw:text-style-name="P178" draw:layer="layout" svg:width="2.5cm" svg:height="1cm" svg:x="12.75cm" svg:y="11cm">
            <text:p/>
            <draw:enhanced-geometry svg:viewBox="0 0 21600 21600" draw:type="rectangle" draw:enhanced-path="M 0 0 L 21600 0 21600 21600 0 21600 0 0 Z N"/>
          </draw:custom-shape>
          <draw:custom-shape draw:style-name="gr165" draw:text-style-name="P178" draw:layer="layout" svg:width="2.5cm" svg:height="1cm" svg:x="12.75cm" svg:y="8cm">
            <text:p/>
            <draw:enhanced-geometry svg:viewBox="0 0 21600 21600" draw:type="rectangle" draw:enhanced-path="M 0 0 L 21600 0 21600 21600 0 21600 0 0 Z N"/>
          </draw:custom-shape>
          <draw:custom-shape draw:style-name="gr165" draw:text-style-name="P178" draw:layer="layout" svg:width="2.5cm" svg:height="1cm" svg:x="18.751cm" svg:y="11cm">
            <text:p/>
            <draw:enhanced-geometry svg:viewBox="0 0 21600 21600" draw:mirror-horizontal="false" draw:mirror-vertical="false" draw:type="rectangle" draw:enhanced-path="M 0 0 L 21600 0 21600 21600 0 21600 0 0 Z N"/>
          </draw:custom-shape>
          <draw:custom-shape draw:style-name="gr162" draw:text-style-name="P176" draw:layer="layout" svg:width="3cm" svg:height="2cm" svg:x="18.501cm" svg:y="4cm">
            <text:p text:style-name="P175"><text:span text:style-name="T55">Operations</text:span></text:p>
            <draw:enhanced-geometry svg:viewBox="0 0 21600 21600" draw:mirror-horizontal="false" draw:mirror-vertical="false" draw:type="rectangle" draw:enhanced-path="M 0 0 L 21600 0 21600 21600 0 21600 0 0 Z N"/>
          </draw:custom-shape>
          <draw:custom-shape draw:style-name="gr162" draw:text-style-name="P173" draw:layer="layout" svg:width="3cm" svg:height="2cm" svg:x="6.5cm" svg:y="4cm">
            <text:p text:style-name="P172"><text:span text:style-name="T54">Customer</text:span></text:p>
            <text:p text:style-name="P172"><text:span text:style-name="T54">success</text:span></text:p>
            <draw:enhanced-geometry svg:viewBox="0 0 21600 21600" draw:type="rectangle" draw:enhanced-path="M 0 0 L 21600 0 21600 21600 0 21600 0 0 Z N"/>
          </draw:custom-shape>
          <draw:custom-shape draw:style-name="gr163" draw:text-style-name="P174" draw:layer="layout" svg:width="4cm" svg:height="3cm" draw:transform="rotate (1.5707963267949) translate (12.5cm 6cm)">
            <text:p text:style-name="P151"><text:span text:style-name="T49">Product</text:span><text:span text:style-name="T49"><text:line-break/></text:span><text:span text:style-name="T49">management</text:span></text:p>
            <draw:enhanced-geometry svg:viewBox="0 0 21600 21600" draw:type="rectangle" draw:enhanced-path="M 0 0 L 21600 0 21600 21600 0 21600 0 0 Z N"/>
          </draw:custom-shape>
          <draw:custom-shape draw:style-name="gr163" draw:text-style-name="P174" draw:layer="layout" svg:width="4cm" svg:height="3cm" draw:transform="rotate (1.5707963267949) translate (24.5cm 6cm)">
            <text:p text:style-name="P151"><text:span text:style-name="T49">Other (HR,</text:span><text:span text:style-name="T49"><text:line-break/></text:span><text:span text:style-name="T49">Finance, ...)</text:span></text:p>
            <draw:enhanced-geometry svg:viewBox="0 0 21600 21600" draw:type="rectangle" draw:enhanced-path="M 0 0 L 21600 0 21600 21600 0 21600 0 0 Z N"/>
          </draw:custom-shape>
          <draw:custom-shape draw:style-name="gr165" draw:text-style-name="P178" draw:layer="layout" svg:width="2.5cm" svg:height="1cm" svg:x="18.747cm" svg:y="6.5cm">
            <text:p/>
            <draw:enhanced-geometry svg:viewBox="0 0 21600 21600" draw:type="rectangle" draw:enhanced-path="M 0 0 L 21600 0 21600 21600 0 21600 0 0 Z N"/>
          </draw:custom-shape>
          <draw:line draw:style-name="gr164" draw:text-style-name="P177" draw:layer="layout" svg:x1="17cm" svg:y1="10cm" svg:x2="23cm" svg:y2="10cm">
            <text:p/>
          </draw:line>
          <draw:custom-shape draw:style-name="gr165" draw:text-style-name="P178" draw:layer="layout" svg:width="2.5cm" svg:height="1cm" svg:x="21.751cm" svg:y="9.5cm">
            <text:p/>
            <draw:enhanced-geometry svg:viewBox="0 0 21600 21600" draw:mirror-horizontal="false" draw:mirror-vertical="false" draw:type="rectangle" draw:enhanced-path="M 0 0 L 21600 0 21600 21600 0 21600 0 0 Z N"/>
          </draw:custom-shape>
          <draw:custom-shape draw:style-name="gr165" draw:text-style-name="P178" draw:layer="layout" svg:width="2.5cm" svg:height="1cm" svg:x="15.751cm" svg:y="9.5cm">
            <text:p/>
            <draw:enhanced-geometry svg:viewBox="0 0 21600 21600" draw:type="rectangle" draw:enhanced-path="M 0 0 L 21600 0 21600 21600 0 21600 0 0 Z N"/>
          </draw:custom-shape>
          <draw:custom-shape draw:style-name="gr165" draw:text-style-name="P178" draw:layer="layout" svg:width="2.5cm" svg:height="1cm" svg:x="18.752cm" svg:y="9.5cm">
            <text:p/>
            <draw:enhanced-geometry svg:viewBox="0 0 21600 21600" draw:mirror-horizontal="false" draw:mirror-vertical="false" draw:type="rectangle" draw:enhanced-path="M 0 0 L 21600 0 21600 21600 0 21600 0 0 Z N"/>
          </draw:custom-shape>
          <draw:line draw:style-name="gr164" draw:text-style-name="P177" draw:layer="layout" svg:x1="8cm" svg:y1="13cm" svg:x2="14cm" svg:y2="13cm">
            <text:p/>
          </draw:line>
          <draw:custom-shape draw:style-name="gr165" draw:text-style-name="P178" draw:layer="layout" svg:width="2.5cm" svg:height="1cm" svg:x="6.75cm" svg:y="12.5cm">
            <text:p/>
            <draw:enhanced-geometry svg:viewBox="0 0 21600 21600" draw:type="rectangle" draw:enhanced-path="M 0 0 L 21600 0 21600 21600 0 21600 0 0 Z N"/>
          </draw:custom-shape>
          <draw:custom-shape draw:style-name="gr165" draw:text-style-name="P178" draw:layer="layout" svg:width="2.5cm" svg:height="1cm" svg:x="12.751cm" svg:y="12.5cm">
            <text:p/>
            <draw:enhanced-geometry svg:viewBox="0 0 21600 21600" draw:mirror-horizontal="false" draw:mirror-vertical="false" draw:type="rectangle" draw:enhanced-path="M 0 0 L 21600 0 21600 21600 0 21600 0 0 Z N"/>
          </draw:custom-shape>
          <draw:custom-shape draw:style-name="gr165" draw:text-style-name="P178" draw:layer="layout" svg:width="2.5cm" svg:height="1cm" svg:x="9.752cm" svg:y="12.5cm">
            <text:p/>
            <draw:enhanced-geometry svg:viewBox="0 0 21600 21600" draw:mirror-horizontal="false" draw:mirror-vertical="false" draw:type="rectangle" draw:enhanced-path="M 0 0 L 21600 0 21600 21600 0 21600 0 0 Z N"/>
          </draw:custom-shape>
          <draw:frame draw:style-name="gr166" draw:text-style-name="P179" draw:layer="layout" svg:width="9cm" svg:height="1cm" svg:x="0.5cm" svg:y="6.5cm">
            <draw:text-box>
              <text:p text:style-name="P45"><text:span text:style-name="T45">1. Build product</text:span></text:p>
            </draw:text-box>
          </draw:frame>
          <draw:frame draw:style-name="gr166" draw:text-style-name="P179" draw:layer="layout" svg:width="9cm" svg:height="1cm" svg:x="0.5cm" svg:y="9.5cm">
            <draw:text-box>
              <text:p text:style-name="P45"><text:span text:style-name="T45">3. Operate product</text:span></text:p>
            </draw:text-box>
          </draw:frame>
          <draw:frame draw:style-name="gr166" draw:text-style-name="P179" draw:layer="layout" svg:width="9cm" svg:height="1cm" svg:x="0.5cm" svg:y="11cm">
            <draw:text-box>
              <text:p text:style-name="P45"><text:span text:style-name="T45">4. Support customers</text:span></text:p>
            </draw:text-box>
          </draw:frame>
          <draw:frame draw:style-name="gr166" draw:text-style-name="P179" draw:layer="layout" svg:width="9cm" svg:height="1cm" svg:x="0.5cm" svg:y="12.5cm">
            <draw:text-box>
              <text:p text:style-name="P45"><text:span text:style-name="T45">5. Ensure satisfaction</text:span></text:p>
            </draw:text-box>
          </draw:frame>
          <draw:frame draw:style-name="gr167" draw:text-style-name="P180" draw:layer="layout" svg:width="9cm" svg:height="1cm" svg:x="18.5cm" svg:y="8cm">
            <draw:text-box>
              <text:p text:style-name="P95"><text:span text:style-name="T45">2. Acquire customers</text:span></text:p>
            </draw:text-box>
          </draw:frame>
        </draw:g>
      </draw:page>
      <draw:page draw:name="page30" draw:style-name="dp1" draw:master-page-name="Default">
        <office:forms form:automatic-focus="false" form:apply-design-mode="false"/>
        <draw:g>
          <draw:custom-shape draw:style-name="gr168" draw:text-style-name="P181" draw:layer="layout" svg:width="27cm" svg:height="3cm" svg:x="0.5cm" svg:y="12cm">
            <text:p/>
            <draw:enhanced-geometry svg:viewBox="0 0 21600 21600" draw:type="rectangle" draw:enhanced-path="M 0 0 L 21600 0 21600 21600 0 21600 0 0 Z N"/>
          </draw:custom-shape>
          <draw:custom-shape draw:style-name="gr169" draw:text-style-name="P181" draw:layer="layout" svg:width="10cm" svg:height="8.5cm" svg:x="17.5cm" svg:y="3.5cm">
            <text:p/>
            <draw:enhanced-geometry svg:viewBox="0 0 21600 21600" draw:type="rectangle" draw:enhanced-path="M 0 0 L 21600 0 21600 21600 0 21600 0 0 Z N"/>
          </draw:custom-shape>
          <draw:custom-shape draw:style-name="gr170" draw:text-style-name="P182" draw:layer="layout" svg:width="7cm" svg:height="8.5cm" svg:x="10.5cm" svg:y="3.5cm">
            <text:p/>
            <draw:enhanced-geometry svg:viewBox="0 0 21600 21600" draw:type="rectangle" draw:enhanced-path="M 0 0 L 21600 0 21600 21600 0 21600 0 0 Z N"/>
          </draw:custom-shape>
          <draw:custom-shape draw:style-name="gr171" draw:text-style-name="P181" draw:layer="layout" svg:width="5cm" svg:height="8.5cm" svg:x="0.5cm" svg:y="3.5cm">
            <text:p/>
            <draw:enhanced-geometry svg:viewBox="0 0 21600 21600" draw:type="rectangle" draw:enhanced-path="M 0 0 L 21600 0 21600 21600 0 21600 0 0 Z N"/>
          </draw:custom-shape>
          <draw:frame draw:style-name="gr172" draw:text-style-name="P183" draw:layer="layout" svg:width="5cm" svg:height="2.552cm" svg:x="3.5cm" svg:y="6.466cm">
            <draw:text-box>
              <text:p text:style-name="P65"><text:span text:style-name="T56">...</text:span></text:p>
            </draw:text-box>
          </draw:frame>
          <draw:custom-shape draw:style-name="gr171" draw:text-style-name="P181" draw:layer="layout" svg:width="5cm" svg:height="8.5cm" svg:x="5.5cm" svg:y="3.5cm">
            <text:p/>
            <draw:enhanced-geometry svg:viewBox="0 0 21600 21600" draw:type="rectangle" draw:enhanced-path="M 0 0 L 21600 0 21600 21600 0 21600 0 0 Z N"/>
          </draw:custom-shape>
          <draw:custom-shape draw:style-name="gr173" draw:text-style-name="P185" draw:layer="layout" svg:width="10cm" svg:height="1.5cm" svg:x="17.5cm" svg:y="2cm">
            <text:p text:style-name="P184"><text:span text:style-name="T57">Development</text:span></text:p>
            <draw:enhanced-geometry svg:viewBox="0 0 21600 21600" draw:type="rectangle" draw:enhanced-path="M 0 0 L 21600 0 21600 21600 0 21600 0 0 Z N"/>
          </draw:custom-shape>
          <draw:custom-shape draw:style-name="gr174" draw:text-style-name="P100" draw:layer="layout" svg:width="7cm" svg:height="1.5cm" svg:x="10.5cm" svg:y="2cm">
            <text:p text:style-name="P99"><text:span text:style-name="T26">Product Management</text:span></text:p>
            <draw:enhanced-geometry svg:viewBox="0 0 21600 21600" draw:mirror-horizontal="false" draw:mirror-vertical="false" draw:type="rectangle" draw:enhanced-path="M 0 0 L 21600 0 21600 21600 0 21600 0 0 Z N"/>
          </draw:custom-shape>
          <draw:custom-shape draw:style-name="gr175" draw:text-style-name="P185" draw:layer="layout" svg:width="5cm" svg:height="1.5cm" svg:x="0.5cm" svg:y="2cm">
            <text:p text:style-name="P184"><text:span text:style-name="T57">Sales</text:span></text:p>
            <draw:enhanced-geometry svg:viewBox="0 0 21600 21600" draw:type="rectangle" draw:enhanced-path="M 0 0 L 21600 0 21600 21600 0 21600 0 0 Z N"/>
          </draw:custom-shape>
          <draw:custom-shape draw:style-name="gr175" draw:text-style-name="P185" draw:layer="layout" svg:width="5cm" svg:height="1.5cm" svg:x="5.5cm" svg:y="2cm">
            <text:p text:style-name="P184"><text:span text:style-name="T57">Marketing</text:span></text:p>
            <draw:enhanced-geometry svg:viewBox="0 0 21600 21600" draw:type="rectangle" draw:enhanced-path="M 0 0 L 21600 0 21600 21600 0 21600 0 0 Z N"/>
          </draw:custom-shape>
          <draw:frame draw:style-name="gr176" draw:text-style-name="P186" xml:id="id2" draw:id="id2" draw:layer="layout" svg:width="5cm" svg:height="1.5cm" svg:x="11.5cm" svg:y="4.5cm">
            <draw:text-box>
              <text:p text:style-name="P65"><text:span text:style-name="T58">Chief Product Officer (CPO)</text:span></text:p>
            </draw:text-box>
          </draw:frame>
          <draw:frame draw:style-name="gr176" draw:text-style-name="P186" xml:id="id4" draw:id="id4" draw:layer="layout" svg:width="4cm" svg:height="1.5cm" svg:x="18cm" svg:y="4.5cm">
            <draw:text-box>
              <text:p text:style-name="P65"><text:span text:style-name="T58">VP of </text:span><text:span text:style-name="T58">Engin</text:span><text:span text:style-name="T58">eering</text:span></text:p>
            </draw:text-box>
          </draw:frame>
          <draw:frame draw:style-name="gr176" draw:text-style-name="P186" xml:id="id6" draw:id="id6" draw:layer="layout" svg:width="4cm" svg:height="1.5cm" svg:x="23cm" svg:y="4.5cm">
            <draw:text-box>
              <text:p text:style-name="P65"><text:span text:style-name="T58">Chief </text:span><text:span text:style-name="T58">Tech. </text:span><text:span text:style-name="T58">Office</text:span><text:span text:style-name="T58">r </text:span><text:span text:style-name="T58">(CTO)</text:span></text:p>
            </draw:text-box>
          </draw:frame>
          <draw:frame draw:style-name="gr176" draw:text-style-name="P187" xml:id="id8" draw:id="id8" draw:layer="layout" svg:width="4cm" svg:height="1.5cm" svg:x="6cm" svg:y="4.5cm">
            <draw:text-box>
              <text:p text:style-name="P65"><text:span text:style-name="T59">Chief Marketing Officer (CMO) or VP of Marketing</text:span></text:p>
            </draw:text-box>
          </draw:frame>
          <draw:frame draw:style-name="gr176" draw:text-style-name="P188" xml:id="id10" draw:id="id10" draw:layer="layout" svg:width="4cm" svg:height="1.5cm" svg:x="1cm" svg:y="4.5cm">
            <draw:text-box>
              <text:p text:style-name="P65"><text:span text:style-name="T60">VP of Sales</text:span></text:p>
            </draw:text-box>
          </draw:frame>
          <draw:connector draw:style-name="gr177" draw:text-style-name="P189" draw:layer="layout" svg:x1="14cm" svg:y1="7cm" svg:x2="14cm" svg:y2="6cm" draw:start-shape="id1" draw:start-glue-point="0" draw:end-shape="id2" svg:d="M14000 7000v-1000" svg:viewBox="0 0 1 1001">
            <text:p/>
          </draw:connector>
          <draw:connector draw:style-name="gr178" draw:text-style-name="P24" draw:layer="layout" draw:type="line" svg:x1="20cm" svg:y1="7cm" svg:x2="20cm" svg:y2="6cm" draw:start-shape="id3" draw:start-glue-point="0" draw:end-shape="id4" svg:d="M20000 7000v-1000" svg:viewBox="0 0 1 1001">
            <text:p/>
          </draw:connector>
          <draw:connector draw:style-name="gr178" draw:text-style-name="P24" draw:layer="layout" draw:type="line" svg:x1="25cm" svg:y1="7cm" svg:x2="25cm" svg:y2="6cm" draw:start-shape="id5" draw:end-shape="id6" svg:d="M25000 7000v-1000" svg:viewBox="0 0 1 1001">
            <text:p/>
          </draw:connector>
          <draw:connector draw:style-name="gr178" draw:text-style-name="P24" draw:layer="layout" draw:type="line" svg:x1="8cm" svg:y1="7cm" svg:x2="8cm" svg:y2="6cm" draw:start-shape="id7" draw:start-glue-point="0" draw:end-shape="id8" svg:d="M8000 7000v-1000" svg:viewBox="0 0 1 1001">
            <text:p/>
          </draw:connector>
          <draw:connector draw:style-name="gr178" draw:text-style-name="P24" draw:layer="layout" draw:type="line" svg:x1="3cm" svg:y1="7cm" svg:x2="3cm" svg:y2="6cm" draw:start-shape="id9" draw:end-shape="id10" draw:end-glue-point="2" svg:d="M3000 7000v-1000" svg:viewBox="0 0 1 1001">
            <text:p/>
          </draw:connector>
          <draw:frame draw:style-name="gr179" draw:text-style-name="P190" xml:id="id1" draw:id="id1" draw:layer="layout" svg:width="5cm" svg:height="1.5cm" svg:x="11.5cm" svg:y="7cm">
            <draw:text-box>
              <text:p text:style-name="P65"><text:span text:style-name="T58">Strategic product manager</text:span></text:p>
            </draw:text-box>
          </draw:frame>
          <draw:frame draw:style-name="gr179" draw:text-style-name="P190" xml:id="id3" draw:id="id3" draw:layer="layout" svg:width="4cm" svg:height="1.5cm" svg:x="18cm" svg:y="7cm">
            <draw:text-box>
              <text:p text:style-name="P65"><text:span text:style-name="T58">Engineering</text:span></text:p>
              <text:p text:style-name="P65"><text:span text:style-name="T58">manager</text:span></text:p>
            </draw:text-box>
          </draw:frame>
          <draw:frame draw:style-name="gr179" draw:text-style-name="P190" xml:id="id5" draw:id="id5" draw:layer="layout" svg:width="4cm" svg:height="1.5cm" svg:x="23cm" svg:y="7cm">
            <draw:text-box>
              <text:p text:style-name="P65"><text:span text:style-name="T58">Software architect</text:span></text:p>
            </draw:text-box>
          </draw:frame>
          <draw:frame draw:style-name="gr179" draw:text-style-name="P190" xml:id="id7" draw:id="id7" draw:layer="layout" svg:width="4cm" svg:height="1.5cm" svg:x="6cm" svg:y="7cm">
            <draw:text-box>
              <text:p text:style-name="P65"><text:span text:style-name="T58">Marketing</text:span></text:p>
              <text:p text:style-name="P65"><text:span text:style-name="T58">manager</text:span></text:p>
            </draw:text-box>
          </draw:frame>
          <draw:frame draw:style-name="gr179" draw:text-style-name="P190" xml:id="id9" draw:id="id9" draw:layer="layout" svg:width="4cm" svg:height="1.5cm" svg:x="1cm" svg:y="7cm">
            <draw:text-box>
              <text:p text:style-name="P65"><text:span text:style-name="T58">Sales </text:span><text:span text:style-name="T58">manager</text:span></text:p>
            </draw:text-box>
          </draw:frame>
          <draw:connector draw:style-name="gr177" draw:text-style-name="P189" draw:layer="layout" svg:x1="14cm" svg:y1="9.5cm" svg:x2="14cm" svg:y2="8.5cm" draw:start-shape="id11" draw:start-glue-point="0" draw:end-shape="id1" svg:d="M14000 9500v-1000" svg:viewBox="0 0 1 1001">
            <text:p/>
          </draw:connector>
          <draw:connector draw:style-name="gr178" draw:text-style-name="P24" draw:layer="layout" draw:type="line" svg:x1="22.5cm" svg:y1="9.5cm" svg:x2="20cm" svg:y2="8.5cm" draw:start-shape="id12" draw:start-glue-point="0" draw:end-shape="id3" draw:end-glue-point="2" svg:d="M22500 9500l-2500-1000" svg:viewBox="0 0 2501 1001">
            <text:p/>
          </draw:connector>
          <draw:connector draw:style-name="gr178" draw:text-style-name="P24" draw:layer="layout" draw:type="line" svg:x1="22.5cm" svg:y1="9.5cm" svg:x2="25cm" svg:y2="8.5cm" draw:start-shape="id12" draw:start-glue-point="0" draw:end-shape="id5" draw:end-glue-point="2" svg:d="M22500 9500l2500-1000" svg:viewBox="0 0 2501 1001">
            <text:p/>
          </draw:connector>
          <draw:connector draw:style-name="gr178" draw:text-style-name="P24" draw:layer="layout" draw:type="line" svg:x1="8cm" svg:y1="9.5cm" svg:x2="8cm" svg:y2="8.5cm" draw:start-shape="id13" draw:start-glue-point="0" draw:end-shape="id7" draw:end-glue-point="2" svg:d="M8000 9500v-1000" svg:viewBox="0 0 1 1001">
            <text:p/>
          </draw:connector>
          <draw:connector draw:style-name="gr178" draw:text-style-name="P24" draw:layer="layout" draw:type="line" svg:x1="3cm" svg:y1="9.5cm" svg:x2="3cm" svg:y2="8.5cm" draw:start-shape="id14" draw:start-glue-point="0" draw:end-shape="id9" draw:end-glue-point="2" svg:d="M3000 9500v-1000" svg:viewBox="0 0 1 1001">
            <text:p/>
          </draw:connector>
          <draw:frame draw:style-name="gr180" draw:text-style-name="P191" xml:id="id11" draw:id="id11" draw:layer="layout" svg:width="5cm" svg:height="1.5cm" svg:x="11.5cm" svg:y="9.5cm">
            <draw:text-box>
              <text:p text:style-name="P65"><text:span text:style-name="T61">Product manager</text:span></text:p>
            </draw:text-box>
          </draw:frame>
          <draw:custom-shape draw:style-name="gr181" draw:text-style-name="P192" draw:layer="layout" svg:width="2.5cm" svg:height="1cm" svg:x="17cm" svg:y="9.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0" draw:text-style-name="P191" xml:id="id12" draw:id="id12" draw:layer="layout" svg:width="5cm" svg:height="1.5cm" svg:x="20cm" svg:y="9.5cm">
            <draw:text-box>
              <text:p text:style-name="P65"><text:span text:style-name="T61">D</text:span><text:span text:style-name="T61">e</text:span><text:span text:style-name="T61">v</text:span><text:span text:style-name="T61">e</text:span><text:span text:style-name="T61">l</text:span><text:span text:style-name="T61">o</text:span><text:span text:style-name="T61">p</text:span><text:span text:style-name="T61">e</text:span><text:span text:style-name="T61">r</text:span></text:p>
            </draw:text-box>
          </draw:frame>
          <draw:frame draw:style-name="gr180" draw:text-style-name="P191" xml:id="id13" draw:id="id13" draw:layer="layout" svg:width="4cm" svg:height="1.5cm" svg:x="6cm" svg:y="9.5cm">
            <draw:text-box>
              <text:p text:style-name="P65"><text:span text:style-name="T61">Marketing</text:span></text:p>
              <text:p text:style-name="P65"><text:span text:style-name="T61">manager</text:span></text:p>
            </draw:text-box>
          </draw:frame>
          <draw:frame draw:style-name="gr180" draw:text-style-name="P191" xml:id="id14" draw:id="id14" draw:layer="layout" svg:width="4cm" svg:height="1.5cm" svg:x="1cm" svg:y="9.5cm">
            <draw:text-box>
              <text:p text:style-name="P65"><text:span text:style-name="T61">Sales representative</text:span></text:p>
            </draw:text-box>
          </draw:frame>
          <draw:connector draw:style-name="gr177" draw:text-style-name="P189" draw:layer="layout" svg:x1="8cm" svg:y1="13.75cm" svg:x2="14cm" svg:y2="11cm" draw:start-shape="id15" draw:start-glue-point="1" draw:end-shape="id11" draw:end-glue-point="2" svg:d="M8000 13750h6000v-2750" svg:viewBox="0 0 6001 2751">
            <text:p/>
          </draw:connector>
          <draw:connector draw:style-name="gr177" draw:text-style-name="P189" draw:layer="layout" svg:x1="22.5cm" svg:y1="13cm" svg:x2="22.5cm" svg:y2="11cm" draw:start-shape="id16" draw:start-glue-point="0" draw:end-shape="id12" draw:end-glue-point="2" svg:d="M22500 13000v-2000" svg:viewBox="0 0 1 2001">
            <text:p/>
          </draw:connector>
          <draw:connector draw:style-name="gr177" draw:text-style-name="P189" draw:layer="layout" svg:x1="20cm" svg:y1="13.75cm" svg:x2="14cm" svg:y2="11cm" draw:start-shape="id16" draw:start-glue-point="3" draw:end-shape="id11" draw:end-glue-point="2" svg:d="M20000 13750h-6000v-2750" svg:viewBox="0 0 6001 2751">
            <text:p/>
          </draw:connector>
          <draw:connector draw:style-name="gr178" draw:text-style-name="P24" draw:layer="layout" draw:type="line" svg:x1="5.5cm" svg:y1="13cm" svg:x2="8cm" svg:y2="11cm" draw:start-shape="id15" draw:start-glue-point="0" draw:end-shape="id13" draw:end-glue-point="2" svg:d="M5500 13000l2500-2000" svg:viewBox="0 0 2501 2001">
            <text:p/>
          </draw:connector>
          <draw:connector draw:style-name="gr178" draw:text-style-name="P24" draw:layer="layout" draw:type="line" svg:x1="5.5cm" svg:y1="13cm" svg:x2="3cm" svg:y2="11cm" draw:start-shape="id15" draw:start-glue-point="0" draw:end-shape="id14" draw:end-glue-point="2" svg:d="M5500 13000l-2500-2000" svg:viewBox="0 0 2501 2001">
            <text:p/>
          </draw:connector>
          <draw:frame draw:style-name="gr182" draw:text-style-name="P193" xml:id="id15" draw:id="id15" draw:layer="layout" svg:width="5cm" svg:height="1.5cm" svg:x="3cm" svg:y="13cm">
            <draw:text-box>
              <text:p text:style-name="P65"><text:span text:style-name="T58">B</text:span><text:span text:style-name="T58">u</text:span><text:span text:style-name="T58">s</text:span><text:span text:style-name="T58">i</text:span><text:span text:style-name="T58">n</text:span><text:span text:style-name="T58">e</text:span><text:span text:style-name="T58">s</text:span><text:span text:style-name="T58">s</text:span><text:span text:style-name="T58"><text:line-break/></text:span><text:span text:style-name="T58">S</text:span><text:span text:style-name="T58">t</text:span><text:span text:style-name="T58">u</text:span><text:span text:style-name="T58">d</text:span><text:span text:style-name="T58">e</text:span><text:span text:style-name="T58">n</text:span><text:span text:style-name="T58">t</text:span></text:p>
            </draw:text-box>
          </draw:frame>
          <draw:frame draw:style-name="gr182" draw:text-style-name="P193" xml:id="id16" draw:id="id16" draw:layer="layout" svg:width="5cm" svg:height="1.5cm" svg:x="20cm" svg:y="13cm">
            <draw:text-box>
              <text:p text:style-name="P65"><text:span text:style-name="T58">Engin</text:span><text:span text:style-name="T58">eering</text:span></text:p>
              <text:p text:style-name="P65"><text:span text:style-name="T58">Stude</text:span><text:span text:style-name="T58">nt</text:span></text:p>
            </draw:text-box>
          </draw:frame>
        </draw:g>
      </draw:page>
      <draw:page draw:name="page31" draw:style-name="dp1" draw:master-page-name="Default">
        <office:forms form:automatic-focus="false" form:apply-design-mode="false"/>
        <draw:g>
          <draw:custom-shape draw:style-name="gr162" draw:text-style-name="P171" xml:id="id25" draw:id="id25" draw:layer="layout" svg:width="3cm" svg:height="2cm" svg:x="0.5cm" svg:y="11cm">
            <text:p text:style-name="P170"><text:span text:style-name="T53">Sales</text:span></text:p>
            <draw:enhanced-geometry svg:viewBox="0 0 21600 21600" draw:type="rectangle" draw:enhanced-path="M 0 0 L 21600 0 21600 21600 0 21600 0 0 Z N"/>
          </draw:custom-shape>
          <draw:custom-shape draw:style-name="gr162" draw:text-style-name="P173" xml:id="id26" draw:id="id26" draw:layer="layout" svg:width="3cm" svg:height="2cm" svg:x="3.5cm" svg:y="11cm">
            <text:p text:style-name="P172"><text:span text:style-name="T54">Marketing</text:span></text:p>
            <draw:enhanced-geometry svg:viewBox="0 0 21600 21600" draw:type="rectangle" draw:enhanced-path="M 0 0 L 21600 0 21600 21600 0 21600 0 0 Z N"/>
          </draw:custom-shape>
          <draw:custom-shape draw:style-name="gr162" draw:text-style-name="P173" xml:id="id29" draw:id="id29" draw:layer="layout" svg:width="3cm" svg:height="2cm" svg:x="15.501cm" svg:y="11cm">
            <text:p text:style-name="P172"><text:span text:style-name="T54">Development</text:span></text:p>
            <draw:enhanced-geometry svg:viewBox="0 0 21600 21600" draw:mirror-horizontal="false" draw:mirror-vertical="false" draw:type="rectangle" draw:enhanced-path="M 0 0 L 21600 0 21600 21600 0 21600 0 0 Z N"/>
          </draw:custom-shape>
          <draw:custom-shape draw:style-name="gr162" draw:text-style-name="P176" xml:id="id32" draw:id="id32" draw:layer="layout" svg:width="3cm" svg:height="2cm" svg:x="21.501cm" svg:y="11cm">
            <text:p text:style-name="P175"><text:span text:style-name="T55">Human</text:span></text:p>
            <text:p text:style-name="P175"><text:span text:style-name="T55">resources</text:span></text:p>
            <draw:enhanced-geometry svg:viewBox="0 0 21600 21600" draw:mirror-horizontal="false" draw:mirror-vertical="false" draw:type="rectangle" draw:enhanced-path="M 0 0 L 21600 0 21600 21600 0 21600 0 0 Z N"/>
          </draw:custom-shape>
          <draw:custom-shape draw:style-name="gr162" draw:text-style-name="P176" xml:id="id30" draw:id="id30" draw:layer="layout" svg:width="3cm" svg:height="2cm" svg:x="18.501cm" svg:y="11cm">
            <text:p text:style-name="P175"><text:span text:style-name="T55">Operations</text:span></text:p>
            <draw:enhanced-geometry svg:viewBox="0 0 21600 21600" draw:mirror-horizontal="false" draw:mirror-vertical="false" draw:type="rectangle" draw:enhanced-path="M 0 0 L 21600 0 21600 21600 0 21600 0 0 Z N"/>
          </draw:custom-shape>
          <draw:custom-shape draw:style-name="gr162" draw:text-style-name="P173" xml:id="id20" draw:id="id20" draw:layer="layout" svg:width="3cm" svg:height="2cm" svg:x="6.5cm" svg:y="11cm">
            <text:p text:style-name="P172"><text:span text:style-name="T54">Customer</text:span></text:p>
            <text:p text:style-name="P172"><text:span text:style-name="T54">success</text:span></text:p>
            <draw:enhanced-geometry svg:viewBox="0 0 21600 21600" draw:type="rectangle" draw:enhanced-path="M 0 0 L 21600 0 21600 21600 0 21600 0 0 Z N"/>
          </draw:custom-shape>
          <draw:custom-shape draw:style-name="gr162" draw:text-style-name="P173" xml:id="id27" draw:id="id27" draw:layer="layout" svg:width="3cm" svg:height="2cm" svg:x="9.5cm" svg:y="11cm">
            <text:p text:style-name="P172"><text:span text:style-name="T54">Professional</text:span></text:p>
            <text:p text:style-name="P172"><text:span text:style-name="T54">services</text:span></text:p>
            <draw:enhanced-geometry svg:viewBox="0 0 21600 21600" draw:type="rectangle" draw:enhanced-path="M 0 0 L 21600 0 21600 21600 0 21600 0 0 Z N"/>
          </draw:custom-shape>
          <draw:custom-shape draw:style-name="gr162" draw:text-style-name="P173" xml:id="id28" draw:id="id28" draw:layer="layout" svg:width="3cm" svg:height="2cm" svg:x="12.5cm" svg:y="11cm">
            <text:p text:style-name="P172"><text:span text:style-name="T54">Product</text:span></text:p>
            <text:p text:style-name="P172"><text:span text:style-name="T54">management</text:span></text:p>
            <draw:enhanced-geometry svg:viewBox="0 0 21600 21600" draw:type="rectangle" draw:enhanced-path="M 0 0 L 21600 0 21600 21600 0 21600 0 0 Z N"/>
          </draw:custom-shape>
          <draw:custom-shape draw:style-name="gr162" draw:text-style-name="P176" xml:id="id34" draw:id="id34" draw:layer="layout" svg:width="3cm" svg:height="2cm" svg:x="24.501cm" svg:y="11cm">
            <text:p text:style-name="P175"><text:span text:style-name="T55">Human</text:span></text:p>
            <text:p text:style-name="P175"><text:span text:style-name="T55">resources</text:span></text:p>
            <draw:enhanced-geometry svg:viewBox="0 0 21600 21600" draw:mirror-horizontal="false" draw:mirror-vertical="false" draw:type="rectangle" draw:enhanced-path="M 0 0 L 21600 0 21600 21600 0 21600 0 0 Z N"/>
          </draw:custom-shape>
          <draw:custom-shape draw:style-name="gr183" draw:text-style-name="P195" xml:id="id18" draw:id="id18" draw:layer="layout" svg:width="3cm" svg:height="2cm" svg:x="17.004cm" svg:y="8.004cm">
            <text:p text:style-name="P194"><text:span text:style-name="T62">VP of</text:span></text:p>
            <text:p text:style-name="P194"><text:span text:style-name="T62">Enginee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svg:x1="17.003cm" svg:y1="7.003cm" svg:x2="18.504cm" svg:y2="8.004cm" draw:start-shape="id17" draw:start-glue-point="2" draw:end-shape="id18" draw:end-glue-point="0" svg:d="M17003 7003v501h1501v500" svg:viewBox="0 0 1502 1002">
            <text:p/>
          </draw:connector>
          <draw:connector draw:style-name="gr184" draw:layer="layout" draw:line-skew="-3.052cm" svg:x1="17.003cm" svg:y1="7.003cm" svg:x2="14cm" svg:y2="10cm" draw:start-shape="id17" draw:start-glue-point="2" draw:end-shape="id19" draw:end-glue-point="2" svg:d="M17003 7003v497h-3003v2500" svg:viewBox="0 0 3004 2998">
            <text:p/>
          </draw:connector>
          <draw:custom-shape draw:style-name="gr183" draw:text-style-name="P195" xml:id="id19" draw:id="id19" draw:layer="layout" svg:width="3cm" svg:height="2cm" svg:x="12.5cm" svg:y="8cm">
            <text:p text:style-name="P194"><text:span text:style-name="T62">VP of</text:span></text:p>
            <text:p text:style-name="P194"><text:span text:style-name="T62">Product</text:span></text:p>
            <text:p text:style-name="P194"><text:span text:style-name="T62">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draw:line-skew="-1.502cm" svg:x1="8cm" svg:y1="11cm" svg:x2="6.502cm" svg:y2="7.002cm" draw:start-shape="id20" draw:start-glue-point="0" draw:end-shape="id21" draw:end-glue-point="2" svg:d="M8000 11000v-3500h-1498v-498" svg:viewBox="0 0 1499 3999">
            <text:p/>
          </draw:connector>
          <draw:connector draw:style-name="gr184" draw:layer="layout" draw:line-skew="-3.053cm" svg:x1="5.001cm" svg:y1="10.001cm" svg:x2="6.502cm" svg:y2="7.002cm" draw:start-shape="id22" draw:end-shape="id21" draw:end-glue-point="2" svg:d="M5001 10001v-2501h1501v-498" svg:viewBox="0 0 1502 3000">
            <text:p/>
          </draw:connector>
          <draw:connector draw:style-name="gr184" draw:layer="layout" draw:line-skew="-3.052cm" svg:x1="2cm" svg:y1="10cm" svg:x2="6.502cm" svg:y2="7.002cm" draw:start-shape="id23" draw:start-glue-point="2" draw:end-shape="id21" draw:end-glue-point="2" svg:d="M2000 10000v-2500h4502v-498" svg:viewBox="0 0 4503 2999">
            <text:p/>
          </draw:connector>
          <draw:custom-shape draw:style-name="gr183" draw:text-style-name="P195" xml:id="id22" draw:id="id22" draw:layer="layout" svg:width="3cm" svg:height="2cm" svg:x="3.501cm" svg:y="8.001cm">
            <text:p text:style-name="P194"><text:span text:style-name="T62">VP of</text:span></text:p>
            <text:p text:style-name="P194"><text:span text:style-name="T62">Market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195" xml:id="id23" draw:id="id23" draw:layer="layout" svg:width="3cm" svg:height="2cm" svg:x="0.5cm" svg:y="8cm">
            <text:p text:style-name="P194"><text:span text:style-name="T62">VP of</text:span></text:p>
            <text:p text:style-name="P194"><text:span text:style-name="T62">S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draw:line-skew="-3.054cm" svg:x1="11.002cm" svg:y1="10.002cm" svg:x2="6.502cm" svg:y2="7.002cm" draw:start-shape="id24" draw:start-glue-point="2" draw:end-shape="id21" draw:end-glue-point="2" svg:d="M11002 10002v-2502h-4500v-498" svg:viewBox="0 0 4501 3001">
            <text:p/>
          </draw:connector>
          <draw:custom-shape draw:style-name="gr183" draw:text-style-name="P195" xml:id="id24" draw:id="id24" draw:layer="layout" svg:width="3cm" svg:height="2cm" svg:x="9.502cm" svg:y="8.002cm">
            <text:p text:style-name="P194"><text:span text:style-name="T62">VP of</text:span></text:p>
            <text:p text:style-name="P194"><text:span text:style-name="T62">Professional</text:span></text:p>
            <text:p text:style-name="P194"><text:span text:style-name="T62">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svg:x1="2cm" svg:y1="10cm" svg:x2="2cm" svg:y2="11cm" draw:start-shape="id23" draw:start-glue-point="2" draw:end-shape="id25" draw:end-glue-point="0" svg:d="M2000 10000v1000" svg:viewBox="0 0 1 1001">
            <text:p/>
          </draw:connector>
          <draw:connector draw:style-name="gr184" draw:layer="layout" svg:x1="5.001cm" svg:y1="10.001cm" svg:x2="5cm" svg:y2="11cm" draw:start-shape="id22" draw:start-glue-point="2" draw:end-shape="id26" draw:end-glue-point="0" svg:d="M5001 10001v501h-1v498" svg:viewBox="0 0 2 1000">
            <text:p/>
          </draw:connector>
          <draw:connector draw:style-name="gr184" draw:layer="layout" svg:x1="11.002cm" svg:y1="10.002cm" svg:x2="11cm" svg:y2="11cm" draw:start-shape="id24" draw:start-glue-point="2" draw:end-shape="id27" draw:end-glue-point="0" svg:d="M11002 10002v500h-2v498" svg:viewBox="0 0 3 999">
            <text:p/>
          </draw:connector>
          <draw:connector draw:style-name="gr184" draw:layer="layout" svg:x1="14cm" svg:y1="10cm" svg:x2="14cm" svg:y2="11cm" draw:start-shape="id19" draw:start-glue-point="2" draw:end-shape="id28" draw:end-glue-point="0" svg:d="M14000 10000v1000" svg:viewBox="0 0 1 1001">
            <text:p/>
          </draw:connector>
          <draw:connector draw:style-name="gr184" draw:layer="layout" svg:x1="18.504cm" svg:y1="10.004cm" svg:x2="17.001cm" svg:y2="11cm" draw:start-shape="id18" draw:start-glue-point="2" draw:end-shape="id29" draw:end-glue-point="0" svg:d="M18504 10004v499h-1503v497" svg:viewBox="0 0 1504 997">
            <text:p/>
          </draw:connector>
          <draw:connector draw:style-name="gr184" draw:layer="layout" svg:x1="18.504cm" svg:y1="10.004cm" svg:x2="20.001cm" svg:y2="11cm" draw:start-shape="id18" draw:start-glue-point="2" draw:end-shape="id30" draw:end-glue-point="0" svg:d="M18504 10004v499h1497v497" svg:viewBox="0 0 1498 997">
            <text:p/>
          </draw:connector>
          <draw:connector draw:style-name="gr184" draw:layer="layout" svg:x1="23.004cm" svg:y1="7.004cm" svg:x2="23.001cm" svg:y2="11cm" draw:start-shape="id31" draw:start-glue-point="2" draw:end-shape="id32" draw:end-glue-point="0" svg:d="M23004 7004v1999h-3v1997" svg:viewBox="0 0 4 3997">
            <text:p/>
          </draw:connector>
          <draw:connector draw:style-name="gr184" draw:layer="layout" svg:x1="26.004cm" svg:y1="7.004cm" svg:x2="26.001cm" svg:y2="11cm" draw:start-shape="id33" draw:start-glue-point="2" draw:end-shape="id34" svg:d="M26004 7004v1999h-3v1997" svg:viewBox="0 0 4 3997">
            <text:p/>
          </draw:connector>
          <draw:custom-shape draw:style-name="gr185" draw:text-style-name="P196" xml:id="id35" draw:id="id35" draw:layer="layout" svg:width="3cm" svg:height="2cm" svg:x="12.003cm" svg:y="2.003cm">
            <text:p text:style-name="P194"><text:span text:style-name="T62">CE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draw:line-skew="-3.054cm" svg:x1="6.502cm" svg:y1="7.002cm" svg:x2="13.503cm" svg:y2="4.003cm" draw:start-shape="id21" draw:start-glue-point="2" draw:end-shape="id35" draw:end-glue-point="2" svg:d="M6502 7002v-2502h7001v-497" svg:viewBox="0 0 7002 3000">
            <text:p/>
          </draw:connector>
          <draw:custom-shape draw:style-name="gr186" draw:text-style-name="P197" xml:id="id21" draw:id="id21" draw:layer="layout" svg:width="3cm" svg:height="2cm" svg:x="5.002cm" svg:y="5.002cm">
            <text:p text:style-name="P194"><text:span text:style-name="T62">C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draw:line-skew="-3.055cm" svg:x1="17.003cm" svg:y1="7.003cm" svg:x2="13.503cm" svg:y2="4.003cm" draw:start-shape="id17" draw:start-glue-point="2" draw:end-shape="id35" draw:end-glue-point="2" svg:d="M17003 7003v-2503h-3500v-497" svg:viewBox="0 0 3501 3001">
            <text:p/>
          </draw:connector>
          <draw:custom-shape draw:style-name="gr186" draw:text-style-name="P197" xml:id="id17" draw:id="id17" draw:layer="layout" svg:width="3cm" svg:height="2cm" svg:x="15.503cm" svg:y="5.003cm">
            <text:p text:style-name="P194"><text:span text:style-name="T62">C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draw:line-skew="-3.056cm" svg:x1="13.503cm" svg:y1="4.003cm" svg:x2="23.004cm" svg:y2="7.004cm" draw:start-shape="id35" draw:start-glue-point="2" draw:end-shape="id31" draw:end-glue-point="2" svg:d="M13503 4003v497h9501v2504" svg:viewBox="0 0 9502 3002">
            <text:p/>
          </draw:connector>
          <draw:connector draw:style-name="gr184" draw:layer="layout" draw:line-skew="-3.056cm" svg:x1="13.503cm" svg:y1="4.003cm" svg:x2="26.004cm" svg:y2="7.004cm" draw:start-shape="id35" draw:start-glue-point="2" draw:end-shape="id33" draw:end-glue-point="2" svg:d="M13503 4003v497h12501v2504" svg:viewBox="0 0 12502 3002">
            <text:p/>
          </draw:connector>
          <draw:custom-shape draw:style-name="gr186" draw:text-style-name="P197" xml:id="id31" draw:id="id31" draw:layer="layout" svg:width="3cm" svg:height="2cm" svg:x="21.504cm" svg:y="5.004cm">
            <text:p text:style-name="P194"><text:span text:style-name="T62">CH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197" xml:id="id33" draw:id="id33" draw:layer="layout" svg:width="3cm" svg:height="2cm" svg:x="24.504cm" svg:y="5.004cm">
            <text:p text:style-name="P194"><text:span text:style-name="T62">CF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32" draw:style-name="dp1" draw:master-page-name="Default">
        <office:forms form:automatic-focus="false" form:apply-design-mode="false"/>
        <draw:g>
          <draw:custom-shape draw:style-name="gr187" draw:text-style-name="P199" draw:layer="layout" svg:width="7cm" svg:height="8.5cm" svg:x="3.5cm" svg:y="4.5cm">
            <text:p text:style-name="P198"><text:span text:style-name="T63">SPM = Strategic product manager</text:span></text:p>
            <text:p text:style-name="P198"><text:span text:style-name="T63">TPM = Technical product manager</text:span></text:p>
            <draw:enhanced-geometry svg:viewBox="0 0 21600 21600" draw:type="rectangle" draw:enhanced-path="M 0 0 L 21600 0 21600 21600 0 21600 0 0 Z N"/>
          </draw:custom-shape>
          <draw:custom-shape draw:style-name="gr174" draw:text-style-name="P185" draw:layer="layout" svg:width="7cm" svg:height="1.5cm" svg:x="3.5cm" svg:y="3cm">
            <text:p text:style-name="P184"><text:span text:style-name="T57">Product Management</text:span></text:p>
            <draw:enhanced-geometry svg:viewBox="0 0 21600 21600" draw:type="rectangle" draw:enhanced-path="M 0 0 L 21600 0 21600 21600 0 21600 0 0 Z N"/>
          </draw:custom-shape>
          <draw:custom-shape draw:style-name="gr188" draw:text-style-name="P101" xml:id="id39" draw:id="id39" draw:layer="layout" svg:width="2cm" svg:height="2cm" svg:x="6cm" svg:y="5.5cm">
            <text:p text:style-name="P99"><text:span text:style-name="T26">S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40" draw:id="id40" draw:layer="layout" svg:width="2cm" svg:height="2cm" svg:x="6cm" svg:y="9cm">
            <text:p text:style-name="P99"><text:span text:style-name="T26">T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201" draw:layer="layout" svg:width="7cm" svg:height="8.5cm" svg:x="10.5cm" svg:y="4.5cm">
            <text:p text:style-name="P200"><text:span text:style-name="T63">EM = Engineering manager</text:span></text:p>
            <text:p text:style-name="P200"><text:span text:style-name="T63">SD = Software developer</text:span></text:p>
            <draw:enhanced-geometry svg:viewBox="0 0 21600 21600" draw:type="rectangle" draw:enhanced-path="M 0 0 L 21600 0 21600 21600 0 21600 0 0 Z N"/>
          </draw:custom-shape>
          <draw:custom-shape draw:style-name="gr174" draw:text-style-name="P185" draw:layer="layout" svg:width="7cm" svg:height="1.5cm" svg:x="10.5cm" svg:y="3cm">
            <text:p text:style-name="P184"><text:span text:style-name="T57">Development</text:span></text:p>
            <draw:enhanced-geometry svg:viewBox="0 0 21600 21600" draw:type="rectangle" draw:enhanced-path="M 0 0 L 21600 0 21600 21600 0 21600 0 0 Z N"/>
          </draw:custom-shape>
          <draw:custom-shape draw:style-name="gr188" draw:text-style-name="P101" xml:id="id36" draw:id="id36" draw:layer="layout" svg:width="2cm" svg:height="2cm" svg:x="13cm" svg:y="5.5cm">
            <text:p text:style-name="P99"><text:span text:style-name="T26">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38" draw:id="id38" draw:layer="layout" svg:width="2cm" svg:height="2cm" svg:x="13cm" svg:y="9cm">
            <text:p text:style-name="P99"><text:span text:style-name="T26">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201" draw:layer="layout" svg:width="7cm" svg:height="8.5cm" svg:x="17.5cm" svg:y="4.5cm">
            <text:p text:style-name="P200"><text:span text:style-name="T63">FM = Finance</text:span></text:p>
            <text:p text:style-name="P200"><text:span text:style-name="T63">HR = Human resources</text:span></text:p>
            <draw:enhanced-geometry svg:viewBox="0 0 21600 21600" draw:type="rectangle" draw:enhanced-path="M 0 0 L 21600 0 21600 21600 0 21600 0 0 Z N"/>
          </draw:custom-shape>
          <draw:custom-shape draw:style-name="gr174" draw:text-style-name="P185" draw:layer="layout" svg:width="7cm" svg:height="1.5cm" svg:x="17.5cm" svg:y="3cm">
            <text:p text:style-name="P184"><text:span text:style-name="T57">Other</text:span></text:p>
            <draw:enhanced-geometry svg:viewBox="0 0 21600 21600" draw:type="rectangle" draw:enhanced-path="M 0 0 L 21600 0 21600 21600 0 21600 0 0 Z N"/>
          </draw:custom-shape>
          <draw:custom-shape draw:style-name="gr190" draw:text-style-name="P202" xml:id="id37" draw:id="id37" draw:layer="layout" svg:width="2cm" svg:height="2cm" svg:x="20cm" svg:y="5.5cm">
            <text:p text:style-name="P99"><text:span text:style-name="T26">F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202" xml:id="id41" draw:id="id41" draw:layer="layout" svg:width="2cm" svg:height="2cm" svg:x="20cm" svg:y="9cm">
            <text:p text:style-name="P99"><text:span text:style-name="T26">H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24" draw:layer="layout" svg:x1="15cm" svg:y1="6.5cm" svg:x2="20cm" svg:y2="6.5cm" draw:start-shape="id36" draw:start-glue-point="10" draw:end-shape="id37" svg:d="M15000 6500h5000" svg:viewBox="0 0 5001 1">
            <text:p/>
          </draw:connector>
          <draw:connector draw:style-name="gr191" draw:text-style-name="P24" draw:layer="layout" svg:x1="14cm" svg:y1="7.5cm" svg:x2="14cm" svg:y2="9cm" draw:start-shape="id36" draw:start-glue-point="8" draw:end-shape="id38" draw:end-glue-point="4" svg:d="M14000 7500v1500" svg:viewBox="0 0 1 1501">
            <text:p/>
          </draw:connector>
          <draw:connector draw:style-name="gr191" draw:text-style-name="P24" draw:layer="layout" svg:x1="7cm" svg:y1="7.5cm" svg:x2="7cm" svg:y2="9cm" draw:start-shape="id39" draw:start-glue-point="8" draw:end-shape="id40" draw:end-glue-point="4" svg:d="M7000 7500v1500" svg:viewBox="0 0 1 1501">
            <text:p/>
          </draw:connector>
          <draw:connector draw:style-name="gr191" draw:text-style-name="P24" draw:layer="layout" svg:x1="13cm" svg:y1="6.5cm" svg:x2="8cm" svg:y2="6.5cm" draw:start-shape="id36" draw:start-glue-point="6" draw:end-shape="id39" draw:end-glue-point="10" svg:d="M13000 6500h-5000" svg:viewBox="0 0 5001 1">
            <text:p/>
          </draw:connector>
          <draw:connector draw:style-name="gr191" draw:text-style-name="P24" draw:layer="layout" svg:x1="8cm" svg:y1="10cm" svg:x2="13cm" svg:y2="10cm" draw:start-shape="id40" draw:start-glue-point="10" draw:end-shape="id38" svg:d="M8000 10000h5000" svg:viewBox="0 0 5001 1">
            <text:p/>
          </draw:connector>
          <draw:connector draw:style-name="gr191" draw:text-style-name="P24" draw:layer="layout" draw:type="line" svg:x1="7.707cm" svg:y1="9.293cm" svg:x2="13.293cm" svg:y2="7.207cm" draw:start-shape="id40" draw:start-glue-point="11" draw:end-shape="id36" draw:end-glue-point="7" svg:d="M7707 9293l5586-2086" svg:viewBox="0 0 5587 2087">
            <text:p/>
          </draw:connector>
          <draw:connector draw:style-name="gr191" draw:text-style-name="P24" draw:layer="layout" draw:type="line" svg:x1="14.707cm" svg:y1="7.207cm" svg:x2="20.293cm" svg:y2="9.293cm" draw:start-shape="id36" draw:start-glue-point="9" draw:end-shape="id41" draw:end-glue-point="5" svg:d="M14707 7207l5586 2086" svg:viewBox="0 0 5587 2087">
            <text:p/>
          </draw:connector>
          <draw:g>
            <draw:custom-shape draw:style-name="gr192" draw:text-style-name="P203" draw:layer="layout" svg:width="2cm" svg:height="2.5cm" svg:x="9.502cm" svg:y="7.002cm">
              <text:p/>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line draw:style-name="gr193" draw:text-style-name="P24" draw:layer="layout" svg:x1="10.002cm" svg:y1="7.302cm" svg:x2="10.502cm" svg:y2="7.302cm">
              <text:p/>
            </draw:line>
            <draw:line draw:style-name="gr193" draw:text-style-name="P24" draw:layer="layout" svg:x1="10.702cm" svg:y1="7.302cm" svg:x2="11.202cm" svg:y2="7.302cm">
              <text:p/>
            </draw:line>
            <draw:line draw:style-name="gr193" draw:text-style-name="P24" draw:layer="layout" svg:x1="10.002cm" svg:y1="7.602cm" svg:x2="10.502cm" svg:y2="7.602cm">
              <text:p/>
            </draw:line>
            <draw:line draw:style-name="gr193" draw:text-style-name="P24" draw:layer="layout" svg:x1="10.702cm" svg:y1="7.602cm" svg:x2="11.202cm" svg:y2="7.602cm">
              <text:p/>
            </draw:line>
            <draw:line draw:style-name="gr193" draw:text-style-name="P24" draw:layer="layout" svg:x1="9.802cm" svg:y1="7.902cm" svg:x2="10.302cm" svg:y2="7.902cm">
              <text:p/>
            </draw:line>
            <draw:line draw:style-name="gr193" draw:text-style-name="P24" draw:layer="layout" svg:x1="10.802cm" svg:y1="7.902cm" svg:x2="11.102cm" svg:y2="7.902cm">
              <text:p/>
            </draw:line>
            <draw:line draw:style-name="gr193" draw:text-style-name="P24" draw:layer="layout" svg:x1="9.802cm" svg:y1="8.202cm" svg:x2="10.302cm" svg:y2="8.202cm">
              <text:p/>
            </draw:line>
            <draw:line draw:style-name="gr193" draw:text-style-name="P24" draw:layer="layout" svg:x1="9.802cm" svg:y1="8.502cm" svg:x2="10.402cm" svg:y2="8.502cm">
              <text:p/>
            </draw:line>
            <draw:line draw:style-name="gr193" draw:text-style-name="P24" draw:layer="layout" svg:x1="9.802cm" svg:y1="8.802cm" svg:x2="10.302cm" svg:y2="8.802cm">
              <text:p/>
            </draw:line>
            <draw:line draw:style-name="gr193" draw:text-style-name="P24" draw:layer="layout" svg:x1="9.802cm" svg:y1="9.102cm" svg:x2="10.302cm" svg:y2="9.102cm">
              <text:p/>
            </draw:line>
            <draw:line draw:style-name="gr193" draw:text-style-name="P24" draw:layer="layout" svg:x1="10.402cm" svg:y1="8.202cm" svg:x2="11.202cm" svg:y2="8.202cm">
              <text:p/>
            </draw:line>
            <draw:line draw:style-name="gr193" draw:text-style-name="P24" draw:layer="layout" svg:x1="10.502cm" svg:y1="8.502cm" svg:x2="11.002cm" svg:y2="8.502cm">
              <text:p/>
            </draw:line>
            <draw:line draw:style-name="gr193" draw:text-style-name="P24" draw:layer="layout" svg:x1="10.302cm" svg:y1="8.802cm" svg:x2="10.802cm" svg:y2="8.802cm">
              <text:p/>
            </draw:line>
            <draw:line draw:style-name="gr193" draw:text-style-name="P24" draw:layer="layout" svg:x1="10.402cm" svg:y1="9.102cm" svg:x2="11.102cm" svg:y2="9.102cm">
              <text:p/>
            </draw:line>
            <draw:line draw:style-name="gr193" draw:text-style-name="P24" draw:layer="layout" svg:x1="10.402cm" svg:y1="7.902cm" svg:x2="10.702cm" svg:y2="7.902cm">
              <text:p/>
            </draw:line>
            <draw:line draw:style-name="gr193" draw:text-style-name="P24" draw:layer="layout" svg:x1="10.902cm" svg:y1="8.802cm" svg:x2="11.102cm" svg:y2="8.802cm">
              <text:p/>
            </draw:line>
          </draw:g>
        </draw:g>
      </draw:page>
      <draw:page draw:name="page33" draw:style-name="dp1" draw:master-page-name="Default">
        <office:forms form:automatic-focus="false" form:apply-design-mode="false"/>
        <draw:g>
          <draw:custom-shape draw:style-name="gr194" draw:text-style-name="P205" draw:layer="layout" svg:width="5cm" svg:height="2cm" svg:x="4.5cm" svg:y="11cm">
            <text:p text:style-name="P204"><text:span text:style-name="T64">Buy</text:span></text:p>
            <draw:enhanced-geometry svg:viewBox="0 0 21600 21600" draw:mirror-horizontal="false" draw:mirror-vertical="false" draw:glue-points="?f6 10800 10800 21600 ?f5 10800 10800 0" draw:text-areas="?f3 ?f3 ?f4 ?f4" draw:type="trapezoid" draw:modifiers="2909.872531867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5" draw:text-style-name="P206" draw:layer="layout" svg:width="6.25cm" svg:height="2cm" svg:x="3.875cm" svg:y="9cm">
            <text:p text:style-name="P204"><text:span text:style-name="T64">Intent</text:span></text:p>
            <draw:enhanced-geometry svg:viewBox="0 0 21600 21600" draw:glue-points="?f6 10800 10800 21600 ?f5 10800 10800 0" draw:text-areas="?f3 ?f3 ?f4 ?f4" draw:type="trapezoid" draw:modifiers="2202.7594481103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6" draw:text-style-name="P207" draw:layer="layout" svg:width="7.5cm" svg:height="2cm" svg:x="3.25cm" svg:y="7cm">
            <text:p text:style-name="P204"><text:span text:style-name="T64">Evaluation</text:span></text:p>
            <draw:enhanced-geometry svg:viewBox="0 0 21600 21600" draw:glue-points="?f6 10800 10800 21600 ?f5 10800 10800 0" draw:text-areas="?f3 ?f3 ?f4 ?f4" draw:type="trapezoid" draw:modifiers="1832.094650891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7" draw:text-style-name="P208" draw:layer="layout" svg:width="8.75cm" svg:height="2cm" svg:x="2.625cm" svg:y="5cm">
            <text:p text:style-name="P204"><text:span text:style-name="T64">Discovery</text:span></text:p>
            <draw:enhanced-geometry svg:viewBox="0 0 21600 21600" draw:glue-points="?f6 10800 10800 21600 ?f5 10800 10800 0" draw:text-areas="?f3 ?f3 ?f4 ?f4" draw:type="trapezoid" draw:modifiers="1567.318954435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8" draw:text-style-name="P209" draw:layer="layout" svg:width="10cm" svg:height="2cm" svg:x="2cm" svg:y="3cm">
            <text:p text:style-name="P204"><text:span text:style-name="T64">Awareness</text:span></text:p>
            <draw:enhanced-geometry svg:viewBox="0 0 21600 21600" draw:glue-points="?f6 10800 10800 21600 ?f5 10800 10800 0" draw:text-areas="?f3 ?f3 ?f4 ?f4" draw:type="trapezoid" draw:modifiers="1371.4285714285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99" draw:text-style-name="P24" draw:layer="layout" svg:x1="1.5cm" svg:y1="4.5cm" svg:x2="1.5cm" svg:y2="12cm">
            <text:p/>
          </draw:line>
        </draw:g>
        <draw:g>
          <draw:custom-shape draw:style-name="gr194" draw:text-style-name="P205" draw:layer="layout" svg:width="5cm" svg:height="2cm" svg:x="18.5cm" svg:y="11cm">
            <text:p text:style-name="P204"><text:span text:style-name="T64">Buy</text:span></text:p>
            <draw:enhanced-geometry svg:viewBox="0 0 21600 21600" draw:mirror-horizontal="false" draw:mirror-vertical="false" draw:glue-points="?f6 10800 10800 21600 ?f5 10800 10800 0" draw:text-areas="?f3 ?f3 ?f4 ?f4" draw:type="trapezoid" draw:modifiers="2909.872531867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5" draw:text-style-name="P206" draw:layer="layout" svg:width="6.25cm" svg:height="2cm" svg:x="17.875cm" svg:y="9cm">
            <text:p text:style-name="P204"><text:span text:style-name="T64">Engage</text:span></text:p>
            <draw:enhanced-geometry svg:viewBox="0 0 21600 21600" draw:glue-points="?f6 10800 10800 21600 ?f5 10800 10800 0" draw:text-areas="?f3 ?f3 ?f4 ?f4" draw:type="trapezoid" draw:modifiers="2202.7594481103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6" draw:text-style-name="P207" draw:layer="layout" svg:width="7.5cm" svg:height="2cm" svg:x="17.25cm" svg:y="7cm">
            <text:p text:style-name="P204"><text:span text:style-name="T64">Use</text:span></text:p>
            <draw:enhanced-geometry svg:viewBox="0 0 21600 21600" draw:glue-points="?f6 10800 10800 21600 ?f5 10800 10800 0" draw:text-areas="?f3 ?f3 ?f4 ?f4" draw:type="trapezoid" draw:modifiers="1832.094650891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7" draw:text-style-name="P208" draw:layer="layout" svg:width="8.75cm" svg:height="2cm" svg:x="16.625cm" svg:y="5cm">
            <text:p text:style-name="P204"><text:span text:style-name="T64">Install</text:span></text:p>
            <draw:enhanced-geometry svg:viewBox="0 0 21600 21600" draw:glue-points="?f6 10800 10800 21600 ?f5 10800 10800 0" draw:text-areas="?f3 ?f3 ?f4 ?f4" draw:type="trapezoid" draw:modifiers="1567.318954435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8" draw:text-style-name="P209" draw:layer="layout" svg:width="10cm" svg:height="2cm" svg:x="16cm" svg:y="3cm">
            <text:p text:style-name="P204"><text:span text:style-name="T64">Download</text:span></text:p>
            <draw:enhanced-geometry svg:viewBox="0 0 21600 21600" draw:glue-points="?f6 10800 10800 21600 ?f5 10800 10800 0" draw:text-areas="?f3 ?f3 ?f4 ?f4" draw:type="trapezoid" draw:modifiers="1371.4285714285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99" draw:text-style-name="P24" draw:layer="layout" svg:x1="15.5cm" svg:y1="4.5cm" svg:x2="15.5cm" svg:y2="12cm">
            <text:p/>
          </draw:line>
        </draw:g>
      </draw:page>
      <draw:page draw:name="page34" draw:style-name="dp1" draw:master-page-name="Default">
        <office:forms form:automatic-focus="false" form:apply-design-mode="false"/>
        <draw:g>
          <draw:custom-shape draw:style-name="gr200" draw:text-style-name="P199" draw:layer="layout" svg:width="7cm" svg:height="8.5cm" svg:x="3.5cm" svg:y="4.5cm">
            <text:p text:style-name="P198"><text:span text:style-name="T63">SR = Sales representative</text:span></text:p>
            <draw:enhanced-geometry svg:viewBox="0 0 21600 21600" draw:type="rectangle" draw:enhanced-path="M 0 0 L 21600 0 21600 21600 0 21600 0 0 Z N"/>
          </draw:custom-shape>
          <draw:custom-shape draw:style-name="gr174" draw:text-style-name="P185" draw:layer="layout" svg:width="7cm" svg:height="1.5cm" svg:x="3.5cm" svg:y="3cm">
            <text:p text:style-name="P184"><text:span text:style-name="T57">Sales</text:span></text:p>
            <draw:enhanced-geometry svg:viewBox="0 0 21600 21600" draw:type="rectangle" draw:enhanced-path="M 0 0 L 21600 0 21600 21600 0 21600 0 0 Z N"/>
          </draw:custom-shape>
          <draw:custom-shape draw:style-name="gr188" draw:text-style-name="P101" xml:id="id44" draw:id="id44" draw:layer="layout" svg:width="2cm" svg:height="2cm" svg:x="5.3cm" svg:y="9.5cm">
            <text:p text:style-name="P99"><text:span text:style-name="T26">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201" draw:layer="layout" svg:width="7cm" svg:height="8.5cm" svg:x="10.5cm" svg:y="4.5cm">
            <text:p text:style-name="P200"><text:span text:style-name="T63">MM = Marketing manager</text:span></text:p>
            <draw:enhanced-geometry svg:viewBox="0 0 21600 21600" draw:type="rectangle" draw:enhanced-path="M 0 0 L 21600 0 21600 21600 0 21600 0 0 Z N"/>
          </draw:custom-shape>
          <draw:custom-shape draw:style-name="gr174" draw:text-style-name="P185" draw:layer="layout" svg:width="7cm" svg:height="1.5cm" svg:x="10.5cm" svg:y="3cm">
            <text:p text:style-name="P184"><text:span text:style-name="T57">Marketing</text:span></text:p>
            <draw:enhanced-geometry svg:viewBox="0 0 21600 21600" draw:type="rectangle" draw:enhanced-path="M 0 0 L 21600 0 21600 21600 0 21600 0 0 Z N"/>
          </draw:custom-shape>
          <draw:custom-shape draw:style-name="gr188" draw:text-style-name="P101" xml:id="id42" draw:id="id42" draw:layer="layout" svg:width="2cm" svg:height="2cm" svg:x="13.7cm" svg:y="7cm">
            <text:p text:style-name="P99"><text:span text:style-name="T26">M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201" draw:layer="layout" svg:width="7cm" svg:height="8.5cm" svg:x="17.5cm" svg:y="4.5cm">
            <text:p text:style-name="P200"><text:span text:style-name="T63">PM = Product manager</text:span></text:p>
            <draw:enhanced-geometry svg:viewBox="0 0 21600 21600" draw:type="rectangle" draw:enhanced-path="M 0 0 L 21600 0 21600 21600 0 21600 0 0 Z N"/>
          </draw:custom-shape>
          <draw:custom-shape draw:style-name="gr174" draw:text-style-name="P185" draw:layer="layout" svg:width="7cm" svg:height="1.5cm" svg:x="17.5cm" svg:y="3cm">
            <text:p text:style-name="P184"><text:span text:style-name="T57">Product Management</text:span></text:p>
            <draw:enhanced-geometry svg:viewBox="0 0 21600 21600" draw:type="rectangle" draw:enhanced-path="M 0 0 L 21600 0 21600 21600 0 21600 0 0 Z N"/>
          </draw:custom-shape>
          <draw:custom-shape draw:style-name="gr188" draw:text-style-name="P101" xml:id="id43" draw:id="id43" draw:layer="layout" svg:width="2cm" svg:height="2cm" svg:x="20cm" svg:y="7cm">
            <text:p text:style-name="P99"><text:span text:style-name="T26">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24" draw:layer="layout" svg:x1="15.7cm" svg:y1="8cm" svg:x2="20cm" svg:y2="8cm" draw:start-shape="id42" draw:start-glue-point="10" draw:end-shape="id43" svg:d="M15700 8000h4300" svg:viewBox="0 0 4301 1">
            <text:p/>
          </draw:connector>
          <draw:connector draw:style-name="gr191" draw:text-style-name="P24" draw:layer="layout" draw:line-skew="-0.75cm" svg:x1="14.7cm" svg:y1="7cm" svg:x2="6.3cm" svg:y2="9.5cm" draw:start-shape="id42" draw:start-glue-point="4" draw:end-shape="id44" draw:end-glue-point="4" svg:d="M14700 7000v-1302h-8400v3802" svg:viewBox="0 0 8401 3803">
            <text:p/>
          </draw:connector>
          <draw:g>
            <draw:custom-shape draw:style-name="gr202" draw:text-style-name="P211" draw:layer="layout" svg:width="2cm" svg:height="1cm" svg:x="9.501cm" svg:y="11.001cm">
              <text:p text:style-name="P210"><text:span text:style-name="T65">Buy</text:span></text:p>
              <draw:enhanced-geometry svg:viewBox="0 0 21600 21600" draw:mirror-horizontal="false" draw:mirror-vertical="false" draw:glue-points="?f6 10800 10800 21600 ?f5 10800 10800 0" draw:text-areas="?f3 ?f3 ?f4 ?f4" draw:type="trapezoid" draw:modifiers="2909.872531867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3" draw:text-style-name="P212" draw:layer="layout" svg:width="2.5cm" svg:height="1cm" svg:x="9.251cm" svg:y="10.001cm">
              <text:p text:style-name="P210"><text:span text:style-name="T65">Intent</text:span></text:p>
              <draw:enhanced-geometry svg:viewBox="0 0 21600 21600" draw:glue-points="?f6 10800 10800 21600 ?f5 10800 10800 0" draw:text-areas="?f3 ?f3 ?f4 ?f4" draw:type="trapezoid" draw:modifiers="2202.7594481103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4" draw:text-style-name="P213" draw:layer="layout" svg:width="3cm" svg:height="1cm" svg:x="9.001cm" svg:y="9.001cm">
              <text:p text:style-name="P210"><text:span text:style-name="T65">Evaluation</text:span></text:p>
              <draw:enhanced-geometry svg:viewBox="0 0 21600 21600" draw:glue-points="?f6 10800 10800 21600 ?f5 10800 10800 0" draw:text-areas="?f3 ?f3 ?f4 ?f4" draw:type="trapezoid" draw:modifiers="1832.0946508915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5" draw:text-style-name="P214" draw:layer="layout" svg:width="3.5cm" svg:height="1cm" svg:x="8.751cm" svg:y="8.001cm">
              <text:p text:style-name="P210"><text:span text:style-name="T65">Discovery</text:span></text:p>
              <draw:enhanced-geometry svg:viewBox="0 0 21600 21600" draw:glue-points="?f6 10800 10800 21600 ?f5 10800 10800 0" draw:text-areas="?f3 ?f3 ?f4 ?f4" draw:type="trapezoid" draw:modifiers="1567.318954435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6" draw:text-style-name="P215" draw:layer="layout" svg:width="4cm" svg:height="1cm" svg:x="8.501cm" svg:y="7.001cm">
              <text:p text:style-name="P210"><text:span text:style-name="T65">Awareness</text:span></text:p>
              <draw:enhanced-geometry svg:viewBox="0 0 21600 21600" draw:glue-points="?f6 10800 10800 21600 ?f5 10800 10800 0" draw:text-areas="?f3 ?f3 ?f4 ?f4" draw:type="trapezoid" draw:modifiers="1371.4285714285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207" draw:text-style-name="P216" draw:layer="layout" svg:width="2.5cm" svg:height="3.136cm" svg:x="11.8cm" svg:y="6.294cm">
            <draw:text-box>
              <text:p><text:span text:style-name="T66">}</text:span></text:p>
            </draw:text-box>
          </draw:frame>
          <draw:frame draw:style-name="gr208" draw:text-style-name="P217" draw:layer="layout" svg:width="5.6cm" svg:height="5.7cm" svg:x="5.4cm" svg:y="7.45cm">
            <draw:text-box>
              <text:p><text:span text:style-name="T67">{</text:span></text:p>
            </draw:text-box>
          </draw:frame>
        </draw:g>
      </draw:page>
      <draw:page draw:name="page35" draw:style-name="dp1" draw:master-page-name="Default">
        <office:forms form:automatic-focus="false" form:apply-design-mode="false"/>
        <draw:g>
          <draw:custom-shape draw:style-name="gr187" draw:text-style-name="P199" draw:layer="layout" svg:width="7cm" svg:height="8.5cm" svg:x="3.5cm" svg:y="4.5cm">
            <text:p text:style-name="P198"><text:span text:style-name="T63">SR = Sales representative</text:span></text:p>
            <draw:enhanced-geometry svg:viewBox="0 0 21600 21600" draw:type="rectangle" draw:enhanced-path="M 0 0 L 21600 0 21600 21600 0 21600 0 0 Z N"/>
          </draw:custom-shape>
          <draw:custom-shape draw:style-name="gr174" draw:text-style-name="P185" draw:layer="layout" svg:width="7cm" svg:height="1.5cm" svg:x="3.5cm" svg:y="3cm">
            <text:p text:style-name="P184"><text:span text:style-name="T57">Sales</text:span></text:p>
            <draw:enhanced-geometry svg:viewBox="0 0 21600 21600" draw:type="rectangle" draw:enhanced-path="M 0 0 L 21600 0 21600 21600 0 21600 0 0 Z N"/>
          </draw:custom-shape>
          <draw:custom-shape draw:style-name="gr188" draw:text-style-name="P101" xml:id="id47" draw:id="id47" draw:layer="layout" svg:width="2cm" svg:height="2cm" svg:x="6cm" svg:y="5.5cm">
            <text:p text:style-name="P99"><text:span text:style-name="T26">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201" draw:layer="layout" svg:width="7cm" svg:height="8.5cm" svg:x="10.5cm" svg:y="4.5cm">
            <text:p text:style-name="P200"><text:span text:style-name="T63">MM = Marketing manager</text:span></text:p>
            <draw:enhanced-geometry svg:viewBox="0 0 21600 21600" draw:type="rectangle" draw:enhanced-path="M 0 0 L 21600 0 21600 21600 0 21600 0 0 Z N"/>
          </draw:custom-shape>
          <draw:custom-shape draw:style-name="gr174" draw:text-style-name="P185" draw:layer="layout" svg:width="7cm" svg:height="1.5cm" svg:x="10.5cm" svg:y="3cm">
            <text:p text:style-name="P184"><text:span text:style-name="T57">Marketing</text:span></text:p>
            <draw:enhanced-geometry svg:viewBox="0 0 21600 21600" draw:type="rectangle" draw:enhanced-path="M 0 0 L 21600 0 21600 21600 0 21600 0 0 Z N"/>
          </draw:custom-shape>
          <draw:custom-shape draw:style-name="gr188" draw:text-style-name="P101" xml:id="id45" draw:id="id45" draw:layer="layout" svg:width="2cm" svg:height="2cm" svg:x="13cm" svg:y="5.5cm">
            <text:p text:style-name="P99"><text:span text:style-name="T26">M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201" draw:layer="layout" svg:width="7cm" svg:height="8.5cm" svg:x="17.5cm" svg:y="4.5cm">
            <text:p text:style-name="P200"><text:span text:style-name="T63">PM = Product manager</text:span></text:p>
            <draw:enhanced-geometry svg:viewBox="0 0 21600 21600" draw:type="rectangle" draw:enhanced-path="M 0 0 L 21600 0 21600 21600 0 21600 0 0 Z N"/>
          </draw:custom-shape>
          <draw:custom-shape draw:style-name="gr174" draw:text-style-name="P185" draw:layer="layout" svg:width="7cm" svg:height="1.5cm" svg:x="17.5cm" svg:y="3cm">
            <text:p text:style-name="P184"><text:span text:style-name="T57">Product Management</text:span></text:p>
            <draw:enhanced-geometry svg:viewBox="0 0 21600 21600" draw:type="rectangle" draw:enhanced-path="M 0 0 L 21600 0 21600 21600 0 21600 0 0 Z N"/>
          </draw:custom-shape>
          <draw:custom-shape draw:style-name="gr188" draw:text-style-name="P101" xml:id="id46" draw:id="id46" draw:layer="layout" svg:width="2cm" svg:height="2cm" svg:x="20cm" svg:y="5.5cm">
            <text:p text:style-name="P99"><text:span text:style-name="T26">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24" draw:layer="layout" svg:x1="15cm" svg:y1="6.5cm" svg:x2="20cm" svg:y2="6.5cm" draw:start-shape="id45" draw:start-glue-point="10" draw:end-shape="id46" svg:d="M15000 6500h5000" svg:viewBox="0 0 5001 1">
            <text:p/>
          </draw:connector>
          <draw:connector draw:style-name="gr191" draw:text-style-name="P24" draw:layer="layout" svg:x1="13cm" svg:y1="6.5cm" svg:x2="8cm" svg:y2="6.5cm" draw:start-shape="id45" draw:start-glue-point="6" draw:end-shape="id47" draw:end-glue-point="10" svg:d="M13000 6500h-5000" svg:viewBox="0 0 5001 1">
            <text:p/>
          </draw:connector>
        </draw:g>
      </draw:page>
      <draw:page draw:name="page36" draw:style-name="dp1" draw:master-page-name="Default">
        <office:forms form:automatic-focus="false" form:apply-design-mode="false"/>
        <draw:g>
          <draw:custom-shape draw:style-name="gr209" draw:text-style-name="P218" draw:layer="layout" svg:width="7cm" svg:height="4.25cm" svg:x="17.5cm" svg:y="8.75cm">
            <text:p/>
            <draw:enhanced-geometry svg:viewBox="0 0 21600 21600" draw:mirror-horizontal="false" draw:mirror-vertical="false" draw:type="rectangle" draw:enhanced-path="M 0 0 L 21600 0 21600 21600 0 21600 0 0 Z N"/>
          </draw:custom-shape>
          <draw:custom-shape draw:style-name="gr209" draw:text-style-name="P218" draw:layer="layout" svg:width="7cm" svg:height="4.25cm" svg:x="17.5cm" svg:y="4.5cm">
            <text:p/>
            <draw:enhanced-geometry svg:viewBox="0 0 21600 21600" draw:mirror-horizontal="false" draw:mirror-vertical="false" draw:type="rectangle" draw:enhanced-path="M 0 0 L 21600 0 21600 21600 0 21600 0 0 Z N"/>
          </draw:custom-shape>
          <draw:custom-shape draw:style-name="gr174" draw:text-style-name="P185" draw:layer="layout" svg:width="7cm" svg:height="1.5cm" svg:x="17.5cm" svg:y="3cm">
            <text:p text:style-name="P184"><text:span text:style-name="T57">Dev Ops</text:span></text:p>
            <draw:enhanced-geometry svg:viewBox="0 0 21600 21600" draw:type="rectangle" draw:enhanced-path="M 0 0 L 21600 0 21600 21600 0 21600 0 0 Z N"/>
          </draw:custom-shape>
          <draw:custom-shape draw:style-name="gr210" draw:text-style-name="P219" draw:layer="layout" svg:width="7cm" svg:height="8.5cm" svg:x="10.5cm" svg:y="4.5cm">
            <text:p/>
            <draw:enhanced-geometry svg:viewBox="0 0 21600 21600" draw:type="rectangle" draw:enhanced-path="M 0 0 L 21600 0 21600 21600 0 21600 0 0 Z N"/>
          </draw:custom-shape>
          <draw:custom-shape draw:style-name="gr174" draw:text-style-name="P185" draw:layer="layout" svg:width="7cm" svg:height="1.5cm" svg:x="10.5cm" svg:y="3cm">
            <text:p text:style-name="P184"><text:span text:style-name="T57">Support</text:span></text:p>
            <draw:enhanced-geometry svg:viewBox="0 0 21600 21600" draw:type="rectangle" draw:enhanced-path="M 0 0 L 21600 0 21600 21600 0 21600 0 0 Z N"/>
          </draw:custom-shape>
          <draw:custom-shape draw:style-name="gr188" draw:text-style-name="P101" xml:id="id52" draw:id="id52" draw:layer="layout" svg:width="2cm" svg:height="2cm" svg:x="13cm" svg:y="5.5cm">
            <text:p text:style-name="P99"><text:span text:style-name="T26">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0" draw:id="id50" draw:layer="layout" svg:width="2cm" svg:height="2cm" svg:x="20cm" svg:y="9.75cm">
            <text:p text:style-name="P99"><text:span text:style-name="T26">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49" draw:id="id49" draw:layer="layout" svg:width="2cm" svg:height="2cm" svg:x="13cm" svg:y="9.75cm">
            <text:p text:style-name="P99"><text:span text:style-name="T26">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1" draw:id="id51" draw:layer="layout" svg:width="2cm" svg:height="2cm" svg:x="20cm" svg:y="5.5cm">
            <text:p text:style-name="P99"><text:span text:style-name="T26">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219" draw:layer="layout" svg:width="7cm" svg:height="8.5cm" svg:x="3.5cm" svg:y="4.5cm">
            <text:p/>
            <draw:enhanced-geometry svg:viewBox="0 0 21600 21600" draw:type="rectangle" draw:enhanced-path="M 0 0 L 21600 0 21600 21600 0 21600 0 0 Z N"/>
          </draw:custom-shape>
          <draw:custom-shape draw:style-name="gr174" draw:text-style-name="P185" draw:layer="layout" svg:width="7cm" svg:height="1.5cm" svg:x="3.5cm" svg:y="3cm">
            <text:p text:style-name="P184"><text:span text:style-name="T57">Product Management</text:span></text:p>
            <draw:enhanced-geometry svg:viewBox="0 0 21600 21600" draw:type="rectangle" draw:enhanced-path="M 0 0 L 21600 0 21600 21600 0 21600 0 0 Z N"/>
          </draw:custom-shape>
          <draw:custom-shape draw:style-name="gr188" draw:text-style-name="P101" xml:id="id48" draw:id="id48" draw:layer="layout" svg:width="2cm" svg:height="2cm" svg:x="6cm" svg:y="9.75cm">
            <text:p text:style-name="P99"><text:span text:style-name="T26">T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3" draw:id="id53" draw:layer="layout" svg:width="2cm" svg:height="2cm" svg:x="6cm" svg:y="5.5cm">
            <text:p text:style-name="P99"><text:span text:style-name="T26">S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24" draw:layer="layout" draw:type="line" svg:x1="8cm" svg:y1="10.75cm" svg:x2="13cm" svg:y2="10.75cm" draw:start-shape="id48" draw:end-shape="id49" svg:d="M8000 10750h5000" svg:viewBox="0 0 5001 1">
            <text:p/>
          </draw:connector>
          <draw:connector draw:style-name="gr191" draw:text-style-name="P24" draw:layer="layout" draw:type="line" svg:x1="20cm" svg:y1="10.75cm" svg:x2="15cm" svg:y2="10.75cm" draw:start-shape="id50" draw:start-glue-point="6" draw:end-shape="id49" svg:d="M20000 10750h-5000" svg:viewBox="0 0 5001 1">
            <text:p/>
          </draw:connector>
          <draw:connector draw:style-name="gr191" draw:text-style-name="P24" draw:layer="layout" draw:type="line" svg:x1="20cm" svg:y1="6.5cm" svg:x2="15cm" svg:y2="6.5cm" draw:start-shape="id51" draw:start-glue-point="6" draw:end-shape="id52" svg:d="M20000 6500h-5000" svg:viewBox="0 0 5001 1">
            <text:p/>
          </draw:connector>
          <draw:connector draw:style-name="gr191" draw:text-style-name="P24" draw:layer="layout" draw:type="line" svg:x1="8cm" svg:y1="6.5cm" svg:x2="13cm" svg:y2="6.5cm" draw:start-shape="id53" draw:start-glue-point="10" draw:end-shape="id52" svg:d="M8000 6500h5000" svg:viewBox="0 0 5001 1">
            <text:p/>
          </draw:connector>
          <draw:connector draw:style-name="gr191" draw:text-style-name="P24" draw:layer="layout" draw:type="line" svg:x1="7cm" svg:y1="7.5cm" svg:x2="7cm" svg:y2="9.75cm" draw:start-shape="id53" draw:start-glue-point="8" draw:end-shape="id48" draw:end-glue-point="4" svg:d="M7000 7500v2250" svg:viewBox="0 0 1 2251">
            <text:p/>
          </draw:connector>
          <draw:connector draw:style-name="gr191" draw:text-style-name="P24" draw:layer="layout" draw:type="line" svg:x1="14cm" svg:y1="7.5cm" svg:x2="14cm" svg:y2="9.75cm" draw:start-shape="id52" draw:start-glue-point="8" draw:end-shape="id49" svg:d="M14000 7500v2250" svg:viewBox="0 0 1 2251">
            <text:p/>
          </draw:connector>
        </draw:g>
      </draw:page>
      <draw:page draw:name="page37" draw:style-name="dp1" draw:master-page-name="Default">
        <office:forms form:automatic-focus="false" form:apply-design-mode="false"/>
        <draw:g>
          <draw:custom-shape draw:style-name="gr211" draw:text-style-name="P199" draw:layer="layout" svg:width="7cm" svg:height="8.5cm" svg:x="3.5cm" svg:y="4.5cm">
            <text:p text:style-name="P198"><text:span text:style-name="T63">SRE = Site reliability engineer</text:span></text:p>
            <draw:enhanced-geometry svg:viewBox="0 0 21600 21600" draw:type="rectangle" draw:enhanced-path="M 0 0 L 21600 0 21600 21600 0 21600 0 0 Z N"/>
          </draw:custom-shape>
          <draw:custom-shape draw:style-name="gr174" draw:text-style-name="P185" draw:layer="layout" svg:width="7cm" svg:height="1.5cm" svg:x="3.5cm" svg:y="3cm">
            <text:p text:style-name="P184"><text:span text:style-name="T57">Development</text:span></text:p>
            <draw:enhanced-geometry svg:viewBox="0 0 21600 21600" draw:type="rectangle" draw:enhanced-path="M 0 0 L 21600 0 21600 21600 0 21600 0 0 Z N"/>
          </draw:custom-shape>
          <draw:custom-shape draw:style-name="gr188" draw:text-style-name="P101" xml:id="id54" draw:id="id54" draw:layer="layout" svg:width="2cm" svg:height="2cm" svg:x="6cm" svg:y="5.5cm">
            <text:p text:style-name="P99"><text:span text:style-name="T26">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201" draw:layer="layout" svg:width="7cm" svg:height="8.5cm" svg:x="10.5cm" svg:y="4.5cm">
            <text:p text:style-name="P200"><text:span text:style-name="T63">OM = Operations manager</text:span></text:p>
            <text:p text:style-name="P200"><text:span text:style-name="T63">OP = Operator</text:span></text:p>
            <draw:enhanced-geometry svg:viewBox="0 0 21600 21600" draw:type="rectangle" draw:enhanced-path="M 0 0 L 21600 0 21600 21600 0 21600 0 0 Z N"/>
          </draw:custom-shape>
          <draw:custom-shape draw:style-name="gr174" draw:text-style-name="P185" draw:layer="layout" svg:width="7cm" svg:height="1.5cm" svg:x="10.5cm" svg:y="3cm">
            <text:p text:style-name="P184"><text:span text:style-name="T57">Operations</text:span></text:p>
            <draw:enhanced-geometry svg:viewBox="0 0 21600 21600" draw:type="rectangle" draw:enhanced-path="M 0 0 L 21600 0 21600 21600 0 21600 0 0 Z N"/>
          </draw:custom-shape>
          <draw:custom-shape draw:style-name="gr188" draw:text-style-name="P101" xml:id="id57" draw:id="id57" draw:layer="layout" svg:width="2cm" svg:height="2cm" svg:x="13cm" svg:y="5.5cm">
            <text:p text:style-name="P99"><text:span text:style-name="T26">O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2" draw:text-style-name="P201" draw:layer="layout" svg:width="7cm" svg:height="8.5cm" svg:x="17.5cm" svg:y="4.5cm">
            <text:p text:style-name="P200"><text:span text:style-name="T63">SE = Support engineer</text:span></text:p>
            <draw:enhanced-geometry svg:viewBox="0 0 21600 21600" draw:type="rectangle" draw:enhanced-path="M 0 0 L 21600 0 21600 21600 0 21600 0 0 Z N"/>
          </draw:custom-shape>
          <draw:custom-shape draw:style-name="gr174" draw:text-style-name="P185" draw:layer="layout" svg:width="7cm" svg:height="1.5cm" svg:x="17.5cm" svg:y="3cm">
            <text:p text:style-name="P184"><text:span text:style-name="T57">Support</text:span></text:p>
            <draw:enhanced-geometry svg:viewBox="0 0 21600 21600" draw:type="rectangle" draw:enhanced-path="M 0 0 L 21600 0 21600 21600 0 21600 0 0 Z N"/>
          </draw:custom-shape>
          <draw:custom-shape draw:style-name="gr188" draw:text-style-name="P101" xml:id="id59" draw:id="id59" draw:layer="layout" svg:width="2cm" svg:height="2cm" svg:x="20cm" svg:y="5.5cm">
            <text:p text:style-name="P99"><text:span text:style-name="T26">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5" draw:id="id55" draw:layer="layout" svg:width="2cm" svg:height="2cm" svg:x="13cm" svg:y="9cm">
            <text:p text:style-name="P99"><text:span text:style-name="T26">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6" draw:id="id56" draw:layer="layout" svg:width="2cm" svg:height="2cm" svg:x="6cm" svg:y="9cm">
            <text:p text:style-name="P99"><text:span text:style-name="T26">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1" xml:id="id58" draw:id="id58" draw:layer="layout" svg:width="2cm" svg:height="2cm" svg:x="20cm" svg:y="9cm">
            <text:p text:style-name="P99"><text:span text:style-name="T26">S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24" draw:layer="layout" draw:type="line" svg:x1="7.707cm" svg:y1="7.207cm" svg:x2="13.293cm" svg:y2="9.293cm" draw:start-shape="id54" draw:start-glue-point="9" draw:end-shape="id55" draw:end-glue-point="5" svg:d="M7707 7207l5586 2086" svg:viewBox="0 0 5587 2087">
            <text:p/>
          </draw:connector>
          <draw:connector draw:style-name="gr191" draw:text-style-name="P24" draw:layer="layout" draw:type="line" svg:x1="7.707cm" svg:y1="9.293cm" svg:x2="13.293cm" svg:y2="7.207cm" draw:start-shape="id56" draw:start-glue-point="11" draw:end-shape="id57" draw:end-glue-point="7" svg:d="M7707 9293l5586-2086" svg:viewBox="0 0 5587 2087">
            <text:p/>
          </draw:connector>
          <draw:connector draw:style-name="gr191" draw:text-style-name="P24" draw:layer="layout" draw:type="line" svg:x1="14.707cm" svg:y1="7.207cm" svg:x2="20.293cm" svg:y2="9.293cm" draw:start-shape="id57" draw:start-glue-point="9" draw:end-shape="id58" draw:end-glue-point="5" svg:d="M14707 7207l5586 2086" svg:viewBox="0 0 5587 2087">
            <text:p/>
          </draw:connector>
          <draw:connector draw:style-name="gr191" draw:text-style-name="P24" draw:layer="layout" draw:type="line" svg:x1="20.293cm" svg:y1="7.207cm" svg:x2="14.707cm" svg:y2="9.293cm" draw:start-shape="id59" draw:start-glue-point="7" draw:end-shape="id55" draw:end-glue-point="11" svg:d="M20293 7207l-5586 2086" svg:viewBox="0 0 5587 2087">
            <text:p/>
          </draw:connector>
          <draw:custom-shape draw:style-name="gr188" draw:text-style-name="P101" draw:layer="layout" svg:width="2cm" svg:height="2cm" svg:x="9.5cm" svg:y="7.25cm">
            <text:p text:style-name="P99"><text:span text:style-name="T26">S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38" draw:style-name="dp1" draw:master-page-name="Default">
        <office:forms form:automatic-focus="false" form:apply-design-mode="false"/>
        <draw:frame draw:style-name="gr1" draw:text-style-name="P1" draw:layer="layout" svg:width="28cm" svg:height="11cm" svg:x="0cm" svg:y="2cm">
          <draw:text-box>
            <text:p><text:span text:style-name="T1">B04</text:span></text:p>
            <text:p><text:span text:style-name="T1"/></text:p>
            <text:p><text:span text:style-name="T1">Busi</text:span><text:span text:style-name="T1">ness </text:span><text:span text:style-name="T1">Mod</text:span><text:span text:style-name="T1">els</text:span></text:p>
          </draw:text-box>
        </draw:frame>
      </draw:page>
      <draw:page draw:name="page39" draw:style-name="dp1" draw:master-page-name="Default">
        <office:forms form:automatic-focus="false" form:apply-design-mode="false"/>
        <draw:g>
          <draw:custom-shape draw:style-name="gr213" draw:text-style-name="P221" draw:layer="layout" svg:width="7cm" svg:height="4cm" svg:x="8.25cm" svg:y="6.75cm">
            <text:list text:style-name="L1">
              <text:list-item>
                <text:p text:style-name="P220"><text:span text:style-name="T45">End challenges</text:span></text:p>
              </text:list-item>
              <text:list-item>
                <text:p text:style-name="P220"><text:span text:style-name="T45">Eliminate risks</text:span></text:p>
              </text:list-item>
            </text:list>
            <draw:enhanced-geometry svg:viewBox="0 0 21600 21600" draw:type="rectangle" draw:enhanced-path="M 0 0 L 21600 0 21600 21600 0 21600 0 0 Z N"/>
          </draw:custom-shape>
          <draw:custom-shape draw:style-name="gr213" draw:text-style-name="P221" draw:layer="layout" svg:width="7cm" svg:height="4cm" svg:x="15.25cm" svg:y="2.75cm">
            <text:list text:style-name="L1">
              <text:list-item>
                <text:p text:style-name="P220"><text:span text:style-name="T45">Improve well-being</text:span></text:p>
              </text:list-item>
            </text:list>
            <draw:enhanced-geometry svg:viewBox="0 0 21600 21600" draw:type="rectangle" draw:enhanced-path="M 0 0 L 21600 0 21600 21600 0 21600 0 0 Z N"/>
          </draw:custom-shape>
          <draw:custom-shape draw:style-name="gr214" draw:text-style-name="P222" draw:layer="layout" svg:width="7cm" svg:height="4cm" svg:x="8.25cm" svg:y="2.75cm">
            <text:list text:style-name="L1">
              <text:list-item>
                <text:p text:style-name="P220"><text:span text:style-name="T45">Remove boredom</text:span></text:p>
              </text:list-item>
              <text:list-item>
                <text:p text:style-name="P220"><text:span text:style-name="T45">Ease communication</text:span></text:p>
              </text:list-item>
              <text:list-item>
                <text:p text:style-name="P220"><text:span text:style-name="T45">Display status</text:span></text:p>
              </text:list-item>
            </text:list>
            <draw:enhanced-geometry svg:viewBox="0 0 21600 21600" draw:type="rectangle" draw:enhanced-path="M 0 0 L 21600 0 21600 21600 0 21600 0 0 Z N"/>
          </draw:custom-shape>
          <draw:custom-shape draw:style-name="gr215" draw:text-style-name="P224" draw:layer="layout" svg:width="7cm" svg:height="4cm" svg:x="15.25cm" svg:y="6.75cm">
            <text:list text:style-name="L3">
              <text:list-item>
                <text:p text:style-name="P223"><text:span text:style-name="T45">Create savings</text:span></text:p>
              </text:list-item>
            </text:list>
            <draw:enhanced-geometry svg:viewBox="0 0 21600 21600" draw:type="rectangle" draw:enhanced-path="M 0 0 L 21600 0 21600 21600 0 21600 0 0 Z N"/>
          </draw:custom-shape>
          <draw:frame draw:style-name="gr119" draw:text-style-name="P142" draw:layer="layout" svg:width="7cm" svg:height="1.5cm" svg:x="8.25cm" svg:y="10.75cm">
            <draw:text-box>
              <text:p><text:span text:style-name="T45">Pain</text:span></text:p>
            </draw:text-box>
          </draw:frame>
          <draw:frame draw:style-name="gr119" draw:text-style-name="P142" draw:layer="layout" svg:width="7cm" svg:height="1.5cm" svg:x="15.25cm" svg:y="10.75cm">
            <draw:text-box>
              <text:p><text:span text:style-name="T45">Gain</text:span></text:p>
            </draw:text-box>
          </draw:frame>
          <draw:frame draw:style-name="gr120" draw:text-style-name="P143" draw:layer="layout" svg:width="14cm" svg:height="1.5cm" svg:x="8.25cm" svg:y="12.25cm">
            <draw:text-box>
              <text:p><text:span text:style-name="T11">Pain / </text:span><text:span text:style-name="T11">Gain</text:span></text:p>
            </draw:text-box>
          </draw:frame>
          <draw:frame draw:style-name="gr119" draw:text-style-name="P144" draw:layer="layout" svg:width="4cm" svg:height="1.5cm" draw:transform="rotate (1.5707963267949) translate (6.75cm 10.75cm)">
            <draw:text-box>
              <text:p><text:span text:style-name="T46">Problem</text:span></text:p>
            </draw:text-box>
          </draw:frame>
          <draw:frame draw:style-name="gr119" draw:text-style-name="P142" draw:layer="layout" svg:width="4cm" svg:height="1.5cm" draw:transform="rotate (1.5707963267949) translate (6.75cm 6.75cm)">
            <draw:text-box>
              <text:p><text:span text:style-name="T45">Need</text:span></text:p>
            </draw:text-box>
          </draw:frame>
          <draw:frame draw:style-name="gr121" draw:text-style-name="P145" draw:layer="layout" svg:width="8cm" svg:height="1.5cm" draw:transform="rotate (1.5707963267949) translate (5.25cm 10.75cm)">
            <draw:text-box>
              <text:p><text:span text:style-name="T11">Problem / </text:span><text:span text:style-name="T11">Need</text:span></text:p>
            </draw:text-box>
          </draw:frame>
          <draw:line draw:style-name="gr122" draw:text-style-name="P146" draw:layer="layout" svg:x1="7.75cm" svg:y1="6.75cm" svg:x2="22.75cm" svg:y2="6.75cm">
            <text:p/>
          </draw:line>
          <draw:line draw:style-name="gr122" draw:text-style-name="P146" draw:layer="layout" svg:x1="15.25cm" svg:y1="11.25cm" svg:x2="15.25cm" svg:y2="2.25cm">
            <text:p/>
          </draw:line>
        </draw:g>
      </draw:page>
      <draw:page draw:name="page40" draw:style-name="dp1" draw:master-page-name="Default">
        <office:forms form:automatic-focus="false" form:apply-design-mode="false"/>
        <draw:g>
          <draw:frame draw:style-name="gr216" draw:text-style-name="P225" draw:layer="layout" svg:width="6cm" svg:height="2cm" draw:transform="rotate (1.5707963267949) translate (13cm 9.8cm)">
            <draw:text-box>
              <text:p/>
            </draw:text-box>
          </draw:frame>
          <draw:frame draw:style-name="gr217" draw:text-style-name="P226" draw:layer="layout" svg:width="6cm" svg:height="3cm" draw:transform="rotate (1.5707963267949) translate (15cm 9.8cm)">
            <draw:text-box>
              <text:p><text:span text:style-name="T68">Customers</text:span></text:p>
              <text:p><text:span text:style-name="T68">(in Market)</text:span></text:p>
              <text:p><text:span text:style-name="T68">Segments</text:span></text:p>
            </draw:text-box>
          </draw:frame>
          <draw:frame draw:style-name="gr218" draw:text-style-name="P227" draw:layer="layout" svg:width="6cm" svg:height="3cm" draw:transform="rotate (1.5707963267949) translate (10cm 9.8cm)">
            <draw:text-box>
              <text:p><text:span text:style-name="T64">Value </text:span><text:span text:style-name="T64">Propositi</text:span><text:span text:style-name="T64">on</text:span></text:p>
            </draw:text-box>
          </draw:frame>
          <draw:frame draw:style-name="gr219" draw:text-style-name="P227" draw:layer="layout" svg:width="8cm" svg:height="2cm" svg:x="10cm" svg:y="9.8cm">
            <draw:text-box>
              <text:p><text:span text:style-name="T64">Revenue </text:span><text:span text:style-name="T64">Streams</text:span></text:p>
            </draw:text-box>
          </draw:frame>
          <draw:custom-shape draw:style-name="gr220" draw:text-style-name="P228" draw:layer="layout" svg:width="3cm" svg:height="3cm" svg:x="12.5cm" svg:y="3.8cm">
            <text:p text:style-name="P125"><text:span text:style-name="T37">Customer</text:span></text:p>
            <text:p text:style-name="P125"><text:span text:style-name="T37"><text:s text:c="2"/></text:span><text:span text:style-name="T37">Relationshi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0" draw:text-style-name="P229" draw:layer="layout" svg:width="3cm" svg:height="3cm" svg:x="12.5cm" svg:y="6.8cm">
            <text:p text:style-name="P194"><text:span text:style-name="T62">Channel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ge>
      <draw:page draw:name="page41" draw:style-name="dp1" draw:master-page-name="Default">
        <office:forms form:automatic-focus="false" form:apply-design-mode="false"/>
        <draw:g>
          <draw:custom-shape draw:style-name="gr221" draw:text-style-name="P51" draw:layer="layout" svg:width="12cm" svg:height="7.1cm" svg:x="1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2" draw:text-style-name="P159" draw:layer="layout" svg:width="1.2cm" svg:height="2.2cm" svg:x="2.9cm" svg:y="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3" draw:text-style-name="P68" draw:layer="layout" svg:width="1cm" svg:height="1cm" svg:x="3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53" draw:layer="layout" svg:width="3cm" svg:height="2cm" svg:x="2cm" svg:y="2cm">
              <draw:text-box>
                <text:p><text:span text:style-name="T29">end-user</text:span></text:p>
              </draw:text-box>
            </draw:frame>
          </draw:g>
          <draw:g>
            <draw:custom-shape draw:style-name="gr222" draw:text-style-name="P159" draw:layer="layout" svg:width="1.2cm" svg:height="2.2cm" svg:x="9.9cm" svg:y="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5" draw:text-style-name="P64" draw:layer="layout" svg:width="1cm" svg:height="1cm" svg:x="10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53" draw:layer="layout" svg:width="4cm" svg:height="2cm" svg:x="8.5cm" svg:y="2cm">
              <draw:text-box>
                <text:p><text:span text:style-name="T29">end-user’s</text:span></text:p>
                <text:p><text:span text:style-name="T29">manager</text:span></text:p>
              </draw:text-box>
            </draw:frame>
          </draw:g>
          <draw:g>
            <draw:custom-shape draw:style-name="gr222" draw:text-style-name="P159" draw:layer="layout" svg:width="1.2cm" svg:height="2.2cm" svg:x="2.9cm" svg:y="1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6" draw:text-style-name="P67" draw:layer="layout" svg:width="1cm" svg:height="1cm" svg:x="3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53" draw:layer="layout" svg:width="4cm" svg:height="2cm" svg:x="1.5cm" svg:y="7.5cm">
              <draw:text-box>
                <text:p><text:span text:style-name="T29">IT </text:span><text:span text:style-name="T29">department</text:span></text:p>
              </draw:text-box>
            </draw:frame>
          </draw:g>
          <draw:g>
            <draw:custom-shape draw:style-name="gr222" draw:text-style-name="P159" draw:layer="layout" svg:width="1.2cm" svg:height="2.2cm" svg:x="9.9cm" svg:y="1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7" draw:text-style-name="P69" draw:layer="layout" svg:width="1cm" svg:height="1cm" svg:x="10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53" draw:layer="layout" svg:width="4cm" svg:height="2cm" svg:x="8.5cm" svg:y="7.5cm">
              <draw:text-box>
                <text:p><text:span text:style-name="T29">economic </text:span><text:span text:style-name="T29">buyer</text:span></text:p>
              </draw:text-box>
            </draw:frame>
          </draw:g>
        </draw:g>
        <draw:g>
          <draw:frame draw:style-name="gr228" draw:text-style-name="P121" draw:layer="layout" svg:width="5cm" svg:height="4.5cm" svg:x="15.5cm" svg:y="4cm">
            <draw:text-box>
              <text:p><text:span text:style-name="T35">(customer)</text:span></text:p>
              <text:p><text:span text:style-name="T35">personas</text:span></text:p>
            </draw:text-box>
          </draw:frame>
          <draw:custom-shape draw:style-name="gr229" draw:text-style-name="P51" draw:layer="layout" svg:width="6cm" svg:height="3.55cm" svg:x="15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30" draw:text-style-name="P159" draw:layer="layout" svg:width="0.6cm" svg:height="1.1cm" svg:x="15.95cm" svg:y="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1" draw:text-style-name="P68" draw:layer="layout" svg:width="0.5cm" svg:height="0.5cm" svg:x="16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0" draw:text-style-name="P159" draw:layer="layout" svg:width="0.6cm" svg:height="1.1cm" svg:x="19.45cm" svg:y="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2" draw:text-style-name="P64" draw:layer="layout" svg:width="0.5cm" svg:height="0.5cm" svg:x="19.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0" draw:text-style-name="P159" draw:layer="layout" svg:width="0.6cm" svg:height="1.1cm" svg:x="15.95cm" svg:y="7.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3" draw:text-style-name="P67" draw:layer="layout" svg:width="0.5cm" svg:height="0.5cm" svg:x="16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0" draw:text-style-name="P159" draw:layer="layout" svg:width="0.6cm" svg:height="1.1cm" svg:x="19.45cm" svg:y="7.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4" draw:text-style-name="P69" draw:layer="layout" svg:width="0.5cm" svg:height="0.5cm" svg:x="19.5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ge>
      <draw:page draw:name="page42" draw:style-name="dp1" draw:master-page-name="Default">
        <office:forms form:automatic-focus="false" form:apply-design-mode="false"/>
        <draw:g>
          <draw:custom-shape draw:style-name="gr235" draw:text-style-name="P230" draw:layer="layout" svg:width="9cm" svg:height="2cm" svg:x="2cm" svg:y="11cm">
            <text:p/>
            <draw:enhanced-geometry svg:viewBox="0 0 21600 21600" draw:type="rectangle" draw:enhanced-path="M 0 0 L 21600 0 21600 21600 0 21600 0 0 Z N"/>
          </draw:custom-shape>
          <draw:line draw:style-name="gr236" draw:text-style-name="P24" draw:layer="layout" svg:x1="4.5cm" svg:y1="12cm" svg:x2="9cm" svg:y2="12cm">
            <text:p/>
          </draw:line>
          <draw:custom-shape draw:style-name="gr223" draw:text-style-name="P68" draw:layer="layout" svg:width="1cm" svg:height="1cm" svg:x="4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231" draw:layer="layout" svg:width="9cm" svg:height="1cm" svg:x="2cm" svg:y="10cm">
            <draw:text-box>
              <text:p text:style-name="P45"><text:span text:style-name="T35">Customer </text:span></text:p>
            </draw:text-box>
          </draw:frame>
          <draw:custom-shape draw:style-name="gr227" draw:text-style-name="P69" draw:layer="layout" svg:width="1cm" svg:height="1cm" svg:x="8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5" draw:text-style-name="P230" draw:layer="layout" svg:width="9cm" svg:height="2cm" svg:x="13cm" svg:y="11cm">
            <text:p/>
            <draw:enhanced-geometry svg:viewBox="0 0 21600 21600" draw:type="rectangle" draw:enhanced-path="M 0 0 L 21600 0 21600 21600 0 21600 0 0 Z N"/>
          </draw:custom-shape>
          <draw:line draw:style-name="gr236" draw:text-style-name="P24" draw:layer="layout" svg:x1="15.5cm" svg:y1="12cm" svg:x2="20cm" svg:y2="12cm">
            <text:p/>
          </draw:line>
          <draw:custom-shape draw:style-name="gr238" draw:text-style-name="P159" draw:layer="layout" svg:width="1cm" svg:height="1cm" svg:x="1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231" draw:layer="layout" svg:width="9cm" svg:height="1cm" svg:x="13cm" svg:y="10cm">
            <draw:text-box>
              <text:p text:style-name="P45"><text:span text:style-name="T35">“</text:span><text:span text:style-name="T35">User”, i.e. “the </text:span><text:span text:style-name="T35">product”</text:span></text:p>
            </draw:text-box>
          </draw:frame>
          <draw:custom-shape draw:style-name="gr239" draw:text-style-name="P192" draw:layer="layout" svg:width="1cm" svg:height="1cm" svg:x="19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40" draw:text-style-name="P230" draw:layer="layout" svg:width="20cm" svg:height="2cm" svg:x="2cm" svg:y="7cm">
            <text:p/>
            <draw:enhanced-geometry svg:viewBox="0 0 21600 21600" draw:type="rectangle" draw:enhanced-path="M 0 0 L 21600 0 21600 21600 0 21600 0 0 Z N"/>
          </draw:custom-shape>
          <draw:line draw:style-name="gr236" draw:text-style-name="P24" draw:layer="layout" svg:x1="4.5cm" svg:y1="8cm" svg:x2="19.5cm" svg:y2="8cm">
            <text:p/>
          </draw:line>
          <draw:custom-shape draw:style-name="gr223" draw:text-style-name="P68" draw:layer="layout" svg:width="1cm" svg:height="1cm" svg:x="4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231" draw:layer="layout" svg:width="20cm" svg:height="1cm" svg:x="2cm" svg:y="6cm">
            <draw:text-box>
              <text:p text:style-name="P45"><text:span text:style-name="T35">Customer = </text:span><text:span text:style-name="T35">user (same </text:span><text:span text:style-name="T35">legal entity), but </text:span><text:span text:style-name="T35">economic buyer </text:span><text:span text:style-name="T35">is different from </text:span><text:span text:style-name="T35">end-user</text:span></text:p>
            </draw:text-box>
          </draw:frame>
          <draw:custom-shape draw:style-name="gr225" draw:text-style-name="P64" draw:layer="layout" svg:width="1cm" svg:height="1cm" svg:x="9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69" draw:layer="layout" svg:width="1cm" svg:height="1cm" svg:x="14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67" draw:layer="layout" svg:width="1cm" svg:height="1cm" svg:x="19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40" draw:text-style-name="P230" draw:layer="layout" svg:width="20cm" svg:height="2cm" svg:x="2cm" svg:y="3cm">
            <text:p/>
            <draw:enhanced-geometry svg:viewBox="0 0 21600 21600" draw:type="rectangle" draw:enhanced-path="M 0 0 L 21600 0 21600 21600 0 21600 0 0 Z N"/>
          </draw:custom-shape>
          <draw:custom-shape draw:style-name="gr223" draw:text-style-name="P68" draw:layer="layout" svg:width="1cm" svg:height="1cm" svg:x="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231" draw:layer="layout" svg:width="20cm" svg:height="1cm" svg:x="2cm" svg:y="2cm">
            <draw:text-box>
              <text:p text:style-name="P45"><text:span text:style-name="T35">Customer = </text:span><text:span text:style-name="T35">user (same </text:span><text:span text:style-name="T35">legal entity), </text:span><text:span text:style-name="T35">and economic </text:span><text:span text:style-name="T35">buyer = end-</text:span><text:span text:style-name="T35">user</text:span></text:p>
            </draw:text-box>
          </draw:frame>
        </draw:g>
      </draw:page>
      <draw:page draw:name="page43" draw:style-name="dp1" draw:master-page-name="Default">
        <office:forms form:automatic-focus="false" form:apply-design-mode="false"/>
        <draw:g>
          <draw:line draw:style-name="gr241" draw:text-style-name="P109" draw:layer="layout" svg:x1="5cm" svg:y1="12.5cm" svg:x2="5cm" svg:y2="2.5cm">
            <text:p text:style-name="P65"><text:span text:style-name="T29">variable cost </text:span><text:span text:style-name="T29">%</text:span></text:p>
            <text:p text:style-name="P65"><text:span text:style-name="T29"/></text:p>
            <text:p text:style-name="P65"><text:span text:style-name="T29"/></text:p>
          </draw:line>
          <draw:line draw:style-name="gr242" draw:text-style-name="P232" draw:layer="layout" svg:x1="4.5cm" svg:y1="12cm" svg:x2="25cm" svg:y2="12cm">
            <text:p text:style-name="P95"><text:span text:style-name="T29"># units</text:span></text:p>
            <text:p text:style-name="P95"><text:span text:style-name="T29"/></text:p>
            <text:p text:style-name="P95"><text:span text:style-name="T29">(scale)</text:span></text:p>
          </draw:line>
          <draw:g>
            <draw:line draw:style-name="gr133" draw:layer="layout" svg:x1="9cm" svg:y1="11.5cm" svg:x2="9cm" svg:y2="12.5cm">
              <text:p/>
            </draw:line>
          </draw:g>
          <draw:g>
            <draw:line draw:style-name="gr133" draw:layer="layout" svg:x1="13cm" svg:y1="11.5cm" svg:x2="13cm" svg:y2="12.5cm">
              <text:p/>
            </draw:line>
          </draw:g>
          <draw:g>
            <draw:line draw:style-name="gr133" draw:layer="layout" svg:x1="17cm" svg:y1="11.5cm" svg:x2="17cm" svg:y2="12.5cm">
              <text:p/>
            </draw:line>
          </draw:g>
          <draw:g>
            <draw:line draw:style-name="gr133" draw:layer="layout" svg:x1="21cm" svg:y1="11.5cm" svg:x2="21cm" svg:y2="12.5cm">
              <text:p/>
            </draw:line>
          </draw:g>
          <draw:frame draw:style-name="gr243" draw:text-style-name="P153" draw:layer="layout" svg:width="3cm" svg:height="1cm" svg:x="3.5cm" svg:y="1.5cm">
            <draw:text-box>
              <text:p><text:span text:style-name="T29">100%</text:span></text:p>
            </draw:text-box>
          </draw:frame>
          <draw:path draw:style-name="gr193" draw:text-style-name="P24" draw:layer="layout" svg:width="18.375cm" svg:height="3.003cm" draw:transform="rotate (-0.479092879672444) translate (5.69270031507161cm 2.92903610201968cm)" svg:viewBox="0 0 18376 3004" svg:d="M0 418c5694 3803 10113 3198 18376-418">
            <text:p/>
          </draw:path>
          <draw:line draw:style-name="gr244" draw:text-style-name="P109" draw:layer="layout" svg:x1="24.5cm" svg:y1="2.5cm" svg:x2="24.5cm" svg:y2="12.5cm">
            <text:p text:style-name="P65"><text:span text:style-name="T29">total cost per </text:span><text:span text:style-name="T29">unit</text:span></text:p>
            <text:p text:style-name="P65"><text:span text:style-name="T29"/></text:p>
            <text:p text:style-name="P65"><text:span text:style-name="T29"/></text:p>
          </draw:line>
        </draw:g>
      </draw:page>
      <draw:page draw:name="page44" draw:style-name="dp1" draw:master-page-name="Default">
        <office:forms form:automatic-focus="false" form:apply-design-mode="false"/>
        <draw:g>
          <draw:g>
            <draw:g>
              <draw:g>
                <draw:frame draw:style-name="gr245" draw:text-style-name="P233" draw:layer="layout" svg:width="5.7cm" svg:height="10cm" svg:x="-0.2cm" svg:y="1.75cm">
                  <draw:text-box>
                    <text:p text:style-name="P7"><text:span text:style-name="T69">KP</text:span></text:p>
                  </draw:text-box>
                </draw:frame>
              </draw:g>
              <draw:frame draw:style-name="gr246" draw:text-style-name="P235" draw:layer="layout" svg:width="5.7cm" svg:height="9cm" svg:x="-0.2cm" svg:y="2.75cm">
                <draw:text-box>
                  <text:list text:style-name="L4">
                    <text:list-item>
                      <text:p text:style-name="P234"><text:span text:style-name="T70">xxx</text:span></text:p>
                    </text:list-item>
                  </text:list>
                </draw:text-box>
              </draw:frame>
            </draw:g>
            <draw:g>
              <draw:g>
                <draw:frame draw:style-name="gr247" draw:text-style-name="P233" draw:layer="layout" svg:width="5.7cm" svg:height="10cm" svg:x="22.5cm" svg:y="1.75cm">
                  <draw:text-box>
                    <text:p text:style-name="P7"><text:span text:style-name="T69">CS</text:span></text:p>
                  </draw:text-box>
                </draw:frame>
                <draw:frame draw:style-name="gr248" draw:text-style-name="P235" draw:layer="layout" svg:width="5.7cm" svg:height="9cm" svg:x="22.5cm" svg:y="2.75cm">
                  <draw:text-box>
                    <text:list text:style-name="L4">
                      <text:list-item>
                        <text:p text:style-name="P234"><text:span text:style-name="T70">xxx</text:span></text:p>
                      </text:list-item>
                    </text:list>
                  </draw:text-box>
                </draw:frame>
              </draw:g>
            </draw:g>
            <draw:g>
              <draw:g>
                <draw:frame draw:style-name="gr249" draw:text-style-name="P236" draw:layer="layout" svg:width="6cm" svg:height="10cm" svg:x="11cm" svg:y="1.75cm">
                  <draw:text-box>
                    <text:p text:style-name="P7"><text:span text:style-name="T69">VP</text:span></text:p>
                  </draw:text-box>
                </draw:frame>
              </draw:g>
              <draw:frame draw:style-name="gr250" draw:text-style-name="P235" draw:layer="layout" svg:width="6cm" svg:height="9cm" svg:x="11cm" svg:y="2.75cm">
                <draw:text-box>
                  <text:list text:style-name="L4">
                    <text:list-item>
                      <text:p text:style-name="P234"><text:span text:style-name="T70">xxx</text:span></text:p>
                    </text:list-item>
                  </text:list>
                </draw:text-box>
              </draw:frame>
            </draw:g>
            <draw:g>
              <draw:g>
                <draw:frame draw:style-name="gr251" draw:text-style-name="P237" draw:layer="layout" svg:width="5.5cm" svg:height="5cm" svg:x="5.5cm" svg:y="1.75cm">
                  <draw:text-box>
                    <text:p text:style-name="P65"><text:span text:style-name="T69">KA</text:span></text:p>
                  </draw:text-box>
                </draw:frame>
              </draw:g>
              <draw:frame draw:style-name="gr252" draw:text-style-name="P235" draw:layer="layout" svg:width="5.5cm" svg:height="4cm" svg:x="5.5cm" svg:y="2.75cm">
                <draw:text-box>
                  <text:list text:style-name="L4">
                    <text:list-item>
                      <text:p text:style-name="P45"><text:span text:style-name="T70">xxx</text:span></text:p>
                    </text:list-item>
                  </text:list>
                </draw:text-box>
              </draw:frame>
            </draw:g>
            <draw:g>
              <draw:g>
                <draw:frame draw:style-name="gr251" draw:text-style-name="P237" draw:layer="layout" svg:width="5.5cm" svg:height="5cm" svg:x="5.5cm" svg:y="6.75cm">
                  <draw:text-box>
                    <text:p text:style-name="P65"><text:span text:style-name="T69">KR</text:span></text:p>
                  </draw:text-box>
                </draw:frame>
              </draw:g>
              <draw:frame draw:style-name="gr253" draw:text-style-name="P235" draw:layer="layout" svg:width="5.5cm" svg:height="4cm" svg:x="5.5cm" svg:y="7.75cm">
                <draw:text-box>
                  <text:list text:style-name="L4">
                    <text:list-item>
                      <text:p text:style-name="P45"><text:span text:style-name="T71">xx</text:span><text:span text:style-name="T70">x</text:span></text:p>
                    </text:list-item>
                  </text:list>
                </draw:text-box>
              </draw:frame>
            </draw:g>
            <draw:g>
              <draw:g>
                <draw:frame draw:style-name="gr251" draw:text-style-name="P238" draw:layer="layout" svg:width="5.5cm" svg:height="5cm" svg:x="17cm" svg:y="1.75cm">
                  <draw:text-box>
                    <text:p text:style-name="P45"><text:span text:style-name="T69">CR</text:span></text:p>
                  </draw:text-box>
                </draw:frame>
              </draw:g>
              <draw:frame draw:style-name="gr254" draw:text-style-name="P235" draw:layer="layout" svg:width="5.5cm" svg:height="4cm" svg:x="17cm" svg:y="2.75cm">
                <draw:text-box>
                  <text:list text:style-name="L4">
                    <text:list-item>
                      <text:p text:style-name="P45"><text:span text:style-name="T70">xxx</text:span></text:p>
                    </text:list-item>
                  </text:list>
                </draw:text-box>
              </draw:frame>
            </draw:g>
            <draw:g>
              <draw:g>
                <draw:frame draw:style-name="gr251" draw:text-style-name="P238" draw:layer="layout" svg:width="5.5cm" svg:height="5cm" svg:x="17cm" svg:y="6.75cm">
                  <draw:text-box>
                    <text:p text:style-name="P45"><text:span text:style-name="T69">CH</text:span></text:p>
                  </draw:text-box>
                </draw:frame>
              </draw:g>
              <draw:frame draw:style-name="gr255" draw:text-style-name="P235" draw:layer="layout" svg:width="5.5cm" svg:height="4cm" svg:x="17cm" svg:y="7.75cm">
                <draw:text-box>
                  <text:list text:style-name="L4">
                    <text:list-item>
                      <text:p text:style-name="P45"><text:span text:style-name="T71">xx</text:span><text:span text:style-name="T70">x</text:span></text:p>
                    </text:list-item>
                  </text:list>
                </draw:text-box>
              </draw:frame>
            </draw:g>
            <draw:g>
              <draw:g>
                <draw:frame draw:style-name="gr256" draw:text-style-name="P236" draw:layer="layout" svg:width="14.2cm" svg:height="4.2cm" svg:x="-0.2cm" svg:y="11.75cm">
                  <draw:text-box>
                    <text:p text:style-name="P7"><text:span text:style-name="T69">C$</text:span></text:p>
                  </draw:text-box>
                </draw:frame>
              </draw:g>
              <draw:frame draw:style-name="gr257" draw:text-style-name="P235" draw:layer="layout" svg:width="6.086cm" svg:height="4.2cm" svg:x="0.814cm" svg:y="11.75cm">
                <draw:text-box>
                  <text:list text:style-name="L4">
                    <text:list-item>
                      <text:p text:style-name="P234"><text:span text:style-name="T70">xxx</text:span></text:p>
                    </text:list-item>
                  </text:list>
                </draw:text-box>
              </draw:frame>
              <draw:frame draw:style-name="gr258" draw:text-style-name="P235" draw:layer="layout" svg:width="6.593cm" svg:height="4.2cm" svg:x="7.407cm" svg:y="11.75cm">
                <draw:text-box>
                  <text:list text:style-name="L4">
                    <text:list-item>
                      <text:p text:style-name="P234"><text:span text:style-name="T70">xxx</text:span></text:p>
                    </text:list-item>
                  </text:list>
                </draw:text-box>
              </draw:frame>
            </draw:g>
            <draw:g>
              <draw:g>
                <draw:frame draw:style-name="gr249" draw:text-style-name="P236" draw:layer="layout" svg:width="14.2cm" svg:height="4.2cm" svg:x="14cm" svg:y="11.75cm">
                  <draw:text-box>
                    <text:p text:style-name="P7"><text:span text:style-name="T69">R$</text:span></text:p>
                  </draw:text-box>
                </draw:frame>
              </draw:g>
              <draw:frame draw:style-name="gr259" draw:text-style-name="P235" draw:layer="layout" svg:width="6.593cm" svg:height="4.2cm" svg:x="21.607cm" svg:y="11.75cm">
                <draw:text-box>
                  <text:list text:style-name="L4">
                    <text:list-item>
                      <text:p text:style-name="P234"><text:span text:style-name="T70">xxx</text:span></text:p>
                    </text:list-item>
                  </text:list>
                </draw:text-box>
              </draw:frame>
              <draw:frame draw:style-name="gr260" draw:text-style-name="P235" draw:layer="layout" svg:width="6.593cm" svg:height="4.2cm" svg:x="15.014cm" svg:y="11.75cm">
                <draw:text-box>
                  <text:list text:style-name="L4">
                    <text:list-item>
                      <text:p text:style-name="P234"><text:span text:style-name="T70">xxx</text:span></text:p>
                    </text:list-item>
                  </text:list>
                </draw:text-box>
              </draw:frame>
            </draw:g>
          </draw:g>
        </draw:g>
      </draw:page>
      <draw:page draw:name="page45" draw:style-name="dp1" draw:master-page-name="Default">
        <office:forms form:automatic-focus="false" form:apply-design-mode="false"/>
        <draw:frame draw:style-name="gr1" draw:text-style-name="P1" draw:layer="layout" svg:width="28cm" svg:height="11cm" svg:x="0cm" svg:y="2cm">
          <draw:text-box>
            <text:p><text:span text:style-name="T1">C01</text:span></text:p>
            <text:p><text:span text:style-name="T1"/></text:p>
            <text:p><text:span text:style-name="T1">Ope</text:span><text:span text:style-name="T1">n </text:span><text:span text:style-name="T1">Sour</text:span><text:span text:style-name="T1">ce </text:span><text:span text:style-name="T1">Soft</text:span><text:span text:style-name="T1">ware</text:span></text:p>
          </draw:text-box>
        </draw:frame>
      </draw:page>
      <draw:page draw:name="page46" draw:style-name="dp1" draw:master-page-name="Default">
        <office:forms form:automatic-focus="false" form:apply-design-mode="false"/>
        <draw:g>
          <draw:custom-shape draw:style-name="gr118" draw:text-style-name="P141" draw:layer="layout" svg:width="7cm" svg:height="4cm" svg:x="8cm" svg:y="2.5cm">
            <text:p text:style-name="P139"><text:span text:style-name="T44">Open</text:span></text:p>
            <text:p text:style-name="P139"><text:span text:style-name="T72">(Open governance)</text:span></text:p>
            <draw:enhanced-geometry svg:viewBox="0 0 21600 21600" draw:type="rectangle" draw:enhanced-path="M 0 0 L 21600 0 21600 21600 0 21600 0 0 Z N"/>
          </draw:custom-shape>
          <draw:custom-shape draw:style-name="gr261" draw:text-style-name="P140" draw:layer="layout" svg:width="7cm" svg:height="4cm" svg:x="15cm" svg:y="2.5cm">
            <text:p text:style-name="P139"><text:span text:style-name="T44">Closed</text:span></text:p>
            <text:p text:style-name="P139"><text:span text:style-name="T72">(Company rules)</text:span></text:p>
            <draw:enhanced-geometry svg:viewBox="0 0 21600 21600" draw:type="rectangle" draw:enhanced-path="M 0 0 L 21600 0 21600 21600 0 21600 0 0 Z N"/>
          </draw:custom-shape>
          <draw:custom-shape draw:style-name="gr262" draw:text-style-name="P140" draw:layer="layout" svg:width="7cm" svg:height="4cm" svg:x="8cm" svg:y="6.5cm">
            <text:p text:style-name="P139"><text:span text:style-name="T44">Open</text:span></text:p>
            <text:p text:style-name="P139"><text:span text:style-name="T72">(Widely shared ownership)</text:span></text:p>
            <draw:enhanced-geometry svg:viewBox="0 0 21600 21600" draw:type="rectangle" draw:enhanced-path="M 0 0 L 21600 0 21600 21600 0 21600 0 0 Z N"/>
          </draw:custom-shape>
          <draw:custom-shape draw:style-name="gr263" draw:text-style-name="P141" draw:layer="layout" svg:width="7cm" svg:height="4cm" svg:x="15cm" svg:y="6.5cm">
            <text:p text:style-name="P139"><text:span text:style-name="T44">Open</text:span></text:p>
            <text:p text:style-name="P139"><text:span text:style-name="T72">(IP is company-owned)</text:span></text:p>
            <draw:enhanced-geometry svg:viewBox="0 0 21600 21600" draw:type="rectangle" draw:enhanced-path="M 0 0 L 21600 0 21600 21600 0 21600 0 0 Z N"/>
          </draw:custom-shape>
          <draw:frame draw:style-name="gr119" draw:text-style-name="P142" draw:layer="layout" svg:width="7cm" svg:height="1.5cm" svg:x="8cm" svg:y="10.5cm">
            <draw:text-box>
              <text:p><text:span text:style-name="T45">Project</text:span></text:p>
            </draw:text-box>
          </draw:frame>
          <draw:frame draw:style-name="gr119" draw:text-style-name="P142" draw:layer="layout" svg:width="7cm" svg:height="1.5cm" svg:x="15cm" svg:y="10.5cm">
            <draw:text-box>
              <text:p><text:span text:style-name="T45">Product</text:span></text:p>
            </draw:text-box>
          </draw:frame>
          <draw:frame draw:style-name="gr120" draw:text-style-name="P239" draw:layer="layout" svg:width="14cm" svg:height="1.5cm" svg:x="8cm" svg:y="12cm">
            <draw:text-box>
              <text:p><text:span text:style-name="T26">Project vs. </text:span><text:span text:style-name="T26">Product</text:span></text:p>
            </draw:text-box>
          </draw:frame>
          <draw:frame draw:style-name="gr119" draw:text-style-name="P240" draw:layer="layout" svg:width="4cm" svg:height="1.5cm" draw:transform="rotate (1.5707963267949) translate (6.5cm 10.5cm)">
            <draw:text-box>
              <text:p><text:span text:style-name="T73">Artifact</text:span></text:p>
            </draw:text-box>
          </draw:frame>
          <draw:frame draw:style-name="gr119" draw:text-style-name="P240" draw:layer="layout" svg:width="4cm" svg:height="1.5cm" draw:transform="rotate (1.5707963267949) translate (6.5cm 6.5cm)">
            <draw:text-box>
              <text:p><text:span text:style-name="T73">Process</text:span></text:p>
            </draw:text-box>
          </draw:frame>
          <draw:frame draw:style-name="gr121" draw:text-style-name="P241" draw:layer="layout" svg:width="8cm" svg:height="1.5cm" draw:transform="rotate (1.5707963267949) translate (5cm 10.5cm)">
            <draw:text-box>
              <text:p><text:span text:style-name="T74">Artifact vs. </text:span><text:span text:style-name="T74">Process</text:span></text:p>
            </draw:text-box>
          </draw:frame>
          <draw:line draw:style-name="gr122" draw:text-style-name="P146" draw:layer="layout" svg:x1="7.5cm" svg:y1="6.5cm" svg:x2="22.5cm" svg:y2="6.5cm">
            <text:p/>
          </draw:line>
          <draw:line draw:style-name="gr122" draw:text-style-name="P146" draw:layer="layout" svg:x1="15cm" svg:y1="11cm" svg:x2="15cm" svg:y2="2cm">
            <text:p/>
          </draw:line>
        </draw:g>
      </draw:page>
      <draw:page draw:name="page47" draw:style-name="dp1" draw:master-page-name="Default">
        <office:forms form:automatic-focus="false" form:apply-design-mode="false"/>
        <draw:g>
          <draw:custom-shape draw:style-name="gr264" draw:text-style-name="P243" xml:id="id60" draw:id="id60" draw:layer="layout" svg:width="4cm" svg:height="4cm" svg:x="4cm" svg:y="3cm">
            <text:p text:style-name="P242"><text:span text:style-name="T75">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44" xml:id="id61" draw:id="id61" draw:layer="layout" svg:width="4cm" svg:height="4cm" svg:x="12cm" svg:y="3cm">
            <text:p text:style-name="P242"><text:span text:style-name="T75">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45" xml:id="id62" draw:id="id62" draw:layer="layout" svg:width="4cm" svg:height="4cm" svg:x="20cm" svg:y="3cm">
            <text:p text:style-name="P242"><text:span text:style-name="T75">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7" draw:layer="layout" svg:x1="8cm" svg:y1="5cm" svg:x2="12cm" svg:y2="5cm" draw:start-shape="id60" draw:end-shape="id61" draw:end-glue-point="6" svg:d="M8000 5000h4000" svg:viewBox="0 0 4001 1">
            <text:p/>
          </draw:connector>
          <draw:connector draw:style-name="gr267" draw:layer="layout" svg:x1="16cm" svg:y1="5cm" svg:x2="20cm" svg:y2="5cm" draw:start-shape="id61" draw:end-shape="id62" svg:d="M16000 5000h4000" svg:viewBox="0 0 4001 1">
            <text:p/>
          </draw:connector>
          <draw:g>
            <draw:frame draw:style-name="gr166" draw:text-style-name="P246" draw:layer="layout" svg:width="4cm" svg:height="1cm" svg:x="16cm" svg:y="4cm">
              <draw:text-box>
                <text:p text:style-name="P45"><text:span text:style-name="T29">Licensor</text:span></text:p>
              </draw:text-box>
            </draw:frame>
            <draw:frame draw:style-name="gr167" draw:text-style-name="P247" draw:layer="layout" svg:width="4cm" svg:height="1cm" svg:x="16cm" svg:y="5cm">
              <draw:text-box>
                <text:p text:style-name="P95"><text:span text:style-name="T29">Licensee</text:span></text:p>
              </draw:text-box>
            </draw:frame>
          </draw:g>
          <draw:g>
            <draw:frame draw:style-name="gr166" draw:text-style-name="P246" draw:layer="layout" svg:width="4cm" svg:height="1cm" svg:x="8cm" svg:y="4cm">
              <draw:text-box>
                <text:p text:style-name="P45"><text:span text:style-name="T29">Licensor</text:span></text:p>
              </draw:text-box>
            </draw:frame>
            <draw:frame draw:style-name="gr167" draw:text-style-name="P247" draw:layer="layout" svg:width="4cm" svg:height="1cm" svg:x="8cm" svg:y="5cm">
              <draw:text-box>
                <text:p text:style-name="P95"><text:span text:style-name="T29">Licensee</text:span></text:p>
              </draw:text-box>
            </draw:frame>
          </draw:g>
          <draw:frame draw:style-name="gr268" draw:text-style-name="P248" draw:layer="layout" svg:width="10cm" svg:height="2cm" svg:x="4cm" svg:y="7.5cm">
            <draw:text-box>
              <text:p text:style-name="P65"><text:span text:style-name="T11">original </text:span><text:span text:style-name="T11">distributi</text:span><text:span text:style-name="T11">on</text:span></text:p>
            </draw:text-box>
          </draw:frame>
          <draw:frame draw:style-name="gr269" draw:text-style-name="P38" draw:layer="layout" svg:width="10cm" svg:height="2cm" svg:x="14cm" svg:y="7.5cm">
            <draw:text-box>
              <text:p text:style-name="P65"><text:span text:style-name="T11">redistrib</text:span><text:span text:style-name="T11">ution</text:span></text:p>
            </draw:text-box>
          </draw:frame>
          <draw:custom-shape draw:style-name="gr270" draw:text-style-name="P249" draw:layer="layout" svg:width="1cm" svg:height="1cm" svg:x="13cm" svg:y="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0" draw:text-style-name="P249" draw:layer="layout" svg:width="1cm" svg:height="1cm" svg:x="23cm" svg:y="8.5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270" draw:text-style-name="P249" draw:layer="layout" svg:width="1cm" svg:height="1cm" svg:x="23.001cm" svg:y="7.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0" draw:text-style-name="P249" draw:layer="layout" svg:width="1cm" svg:height="1cm" svg:x="13cm" svg:y="8.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g xml:id="id63" draw:id="id63">
            <draw:custom-shape draw:style-name="gr271" draw:text-style-name="P251" draw:layer="layout" svg:width="2.5cm" svg:height="1.5cm" svg:x="4.75cm" svg:y="10cm">
              <text:p text:style-name="P250"><text:span text:style-name="T76">MIT</text:span></text:p>
              <draw:enhanced-geometry svg:viewBox="0 0 21600 21600" draw:type="rectangle" draw:enhanced-path="M 0 0 L 21600 0 21600 21600 0 21600 0 0 Z N"/>
            </draw:custom-shape>
            <draw:custom-shape draw:style-name="gr272" draw:text-style-name="P252" draw:layer="layout" svg:width="0.5cm" svg:height="0.4cm" svg:x="6.75cm" svg:y="10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4" draw:id="id64">
            <draw:custom-shape draw:style-name="gr271" draw:text-style-name="P251" draw:layer="layout" svg:width="2.5cm" svg:height="1.5cm" svg:x="11.25cm" svg:y="10cm">
              <text:p text:style-name="P250"><text:span text:style-name="T76">MIT</text:span></text:p>
              <draw:enhanced-geometry svg:viewBox="0 0 21600 21600" draw:type="rectangle" draw:enhanced-path="M 0 0 L 21600 0 21600 21600 0 21600 0 0 Z N"/>
            </draw:custom-shape>
            <draw:custom-shape draw:style-name="gr272" draw:text-style-name="P253" draw:layer="layout" svg:width="0.5cm" svg:height="0.4cm" svg:x="13.25cm" svg:y="10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7" draw:id="id67">
            <draw:custom-shape draw:style-name="gr273" draw:text-style-name="P255" draw:layer="layout" svg:width="2.5cm" svg:height="1.5cm" svg:x="14.25cm" svg:y="10cm">
              <text:p text:style-name="P254"><text:span text:style-name="T77">Prop.</text:span></text:p>
              <text:p text:style-name="P254"><text:span text:style-name="T77">code</text:span></text:p>
              <draw:enhanced-geometry svg:viewBox="0 0 21600 21600" draw:type="rectangle" draw:enhanced-path="M 0 0 L 21600 0 21600 21600 0 21600 0 0 Z N"/>
            </draw:custom-shape>
            <draw:custom-shape draw:style-name="gr272" draw:text-style-name="P253" draw:layer="layout" svg:width="0.5cm" svg:height="0.4cm" svg:x="16.25cm" svg:y="10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5" draw:id="id65">
            <draw:custom-shape draw:style-name="gr271" draw:text-style-name="P251" draw:layer="layout" svg:width="2.5cm" svg:height="1.5cm" svg:x="4.75cm" svg:y="12cm">
              <text:p text:style-name="P250"><text:span text:style-name="T76">GPLv2</text:span></text:p>
              <draw:enhanced-geometry svg:viewBox="0 0 21600 21600" draw:type="rectangle" draw:enhanced-path="M 0 0 L 21600 0 21600 21600 0 21600 0 0 Z N"/>
            </draw:custom-shape>
            <draw:custom-shape draw:style-name="gr272" draw:text-style-name="P253" draw:layer="layout" svg:width="0.5cm" svg:height="0.4cm" svg:x="6.75cm" svg:y="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6" draw:id="id66">
            <draw:custom-shape draw:style-name="gr271" draw:text-style-name="P251" draw:layer="layout" svg:width="2.5cm" svg:height="1.5cm" svg:x="11.25cm" svg:y="12cm">
              <text:p text:style-name="P250"><text:span text:style-name="T76">GPLv2</text:span></text:p>
              <draw:enhanced-geometry svg:viewBox="0 0 21600 21600" draw:type="rectangle" draw:enhanced-path="M 0 0 L 21600 0 21600 21600 0 21600 0 0 Z N"/>
            </draw:custom-shape>
            <draw:custom-shape draw:style-name="gr272" draw:text-style-name="P253" draw:layer="layout" svg:width="0.5cm" svg:height="0.4cm" svg:x="13.25cm" svg:y="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9" draw:id="id69">
            <draw:custom-shape draw:style-name="gr273" draw:text-style-name="P257" draw:layer="layout" svg:width="2.5cm" svg:height="1.5cm" svg:x="14.25cm" svg:y="12cm">
              <text:p text:style-name="P256"><text:span text:style-name="T78">Prop.</text:span></text:p>
              <text:p text:style-name="P256"><text:span text:style-name="T78">code</text:span></text:p>
              <draw:enhanced-geometry svg:viewBox="0 0 21600 21600" draw:type="rectangle" draw:enhanced-path="M 0 0 L 21600 0 21600 21600 0 21600 0 0 Z N"/>
            </draw:custom-shape>
            <draw:custom-shape draw:style-name="gr272" draw:text-style-name="P253" draw:layer="layout" svg:width="0.5cm" svg:height="0.4cm" svg:x="16.25cm" svg:y="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70" draw:id="id70">
            <draw:custom-shape draw:style-name="gr274" draw:text-style-name="P251" draw:layer="layout" svg:width="4cm" svg:height="1.5cm" svg:x="20cm" svg:y="12cm">
              <text:p text:style-name="P250"><text:span text:style-name="T76">GPLv2</text:span></text:p>
              <text:p text:style-name="P250"><text:span text:style-name="T76">licensed code</text:span></text:p>
              <draw:enhanced-geometry svg:viewBox="0 0 21600 21600" draw:type="rectangle" draw:enhanced-path="M 0 0 L 21600 0 21600 21600 0 21600 0 0 Z N"/>
            </draw:custom-shape>
            <draw:custom-shape draw:style-name="gr272" draw:text-style-name="P253" draw:layer="layout" svg:width="0.5cm" svg:height="0.4cm" svg:x="23.5cm" svg:y="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g xml:id="id68" draw:id="id68">
            <draw:custom-shape draw:style-name="gr275" draw:text-style-name="P255" draw:layer="layout" svg:width="4cm" svg:height="1.5cm" svg:x="20cm" svg:y="10cm">
              <text:p text:style-name="P254"><text:span text:style-name="T77">Proprietarily</text:span></text:p>
              <text:p text:style-name="P254"><text:span text:style-name="T77">licensed code</text:span></text:p>
              <draw:enhanced-geometry svg:viewBox="0 0 21600 21600" draw:type="rectangle" draw:enhanced-path="M 0 0 L 21600 0 21600 21600 0 21600 0 0 Z N"/>
            </draw:custom-shape>
            <draw:custom-shape draw:style-name="gr272" draw:text-style-name="P253" draw:layer="layout" svg:width="0.5cm" svg:height="0.4cm" svg:x="23.5cm" svg:y="10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g>
          <draw:connector draw:style-name="gr276" draw:text-style-name="P258" draw:layer="layout" svg:x1="7.25cm" svg:y1="10.75cm" svg:x2="11.25cm" svg:y2="10.75cm" draw:start-shape="id63" draw:start-glue-point="1" draw:end-shape="id64" draw:end-glue-point="3" svg:d="M7250 10750h4000" svg:viewBox="0 0 4001 1">
            <text:p/>
          </draw:connector>
          <draw:connector draw:style-name="gr276" draw:text-style-name="P258" draw:layer="layout" svg:x1="7.25cm" svg:y1="12.75cm" svg:x2="11.25cm" svg:y2="12.75cm" draw:start-shape="id65" draw:start-glue-point="1" draw:end-shape="id66" svg:d="M7250 12750h4000" svg:viewBox="0 0 4001 1">
            <text:p/>
          </draw:connector>
          <draw:connector draw:style-name="gr276" draw:text-style-name="P258" draw:layer="layout" svg:x1="16.75cm" svg:y1="10.75cm" svg:x2="20cm" svg:y2="10.75cm" draw:start-shape="id67" draw:start-glue-point="1" draw:end-shape="id68" svg:d="M16750 10750h3250" svg:viewBox="0 0 3251 1">
            <text:p/>
          </draw:connector>
          <draw:connector draw:style-name="gr276" draw:text-style-name="P258" draw:layer="layout" svg:x1="16.75cm" svg:y1="12.75cm" svg:x2="20cm" svg:y2="12.75cm" draw:start-shape="id69" draw:end-shape="id70" svg:d="M16750 12750h3250" svg:viewBox="0 0 3251 1">
            <text:p/>
          </draw:connector>
          <draw:g>
            <draw:line draw:style-name="gr277" draw:text-style-name="P258" draw:layer="layout" svg:x1="14cm" svg:y1="12.4cm" svg:x2="14cm" svg:y2="13.1cm">
              <text:p/>
            </draw:line>
            <draw:line draw:style-name="gr277" draw:text-style-name="P258" draw:layer="layout" svg:x1="13.65cm" svg:y1="12.75cm" svg:x2="14.35cm" svg:y2="12.75cm">
              <text:p/>
            </draw:line>
          </draw:g>
          <draw:g>
            <draw:line draw:style-name="gr277" draw:text-style-name="P258" draw:layer="layout" svg:x1="14cm" svg:y1="10.4cm" svg:x2="14cm" svg:y2="11.1cm">
              <text:p/>
            </draw:line>
            <draw:line draw:style-name="gr277" draw:text-style-name="P258" draw:layer="layout" svg:x1="13.65cm" svg:y1="10.75cm" svg:x2="14.35cm" svg:y2="10.75cm">
              <text:p/>
            </draw:line>
          </draw:g>
        </draw:g>
      </draw:page>
      <draw:page draw:name="page48" draw:style-name="dp1" draw:master-page-name="Default">
        <office:forms form:automatic-focus="false" form:apply-design-mode="false"/>
        <draw:g>
          <draw:custom-shape draw:style-name="gr278" draw:text-style-name="P259" draw:layer="layout" svg:width="6cm" svg:height="10cm" svg:x="8cm" svg:y="4cm">
            <text:p/>
            <draw:enhanced-geometry svg:viewBox="0 0 21600 21600" draw:type="rectangle" draw:enhanced-path="M 0 0 L 21600 0 21600 21600 0 21600 0 0 Z N"/>
          </draw:custom-shape>
          <draw:custom-shape draw:style-name="gr278" draw:text-style-name="P259" draw:layer="layout" svg:width="6cm" svg:height="10cm" svg:x="14cm" svg:y="4cm">
            <text:p/>
            <draw:enhanced-geometry svg:viewBox="0 0 21600 21600" draw:type="rectangle" draw:enhanced-path="M 0 0 L 21600 0 21600 21600 0 21600 0 0 Z N"/>
          </draw:custom-shape>
          <draw:custom-shape draw:style-name="gr278" draw:text-style-name="P259" draw:layer="layout" svg:width="6cm" svg:height="10cm" svg:x="20cm" svg:y="4cm">
            <text:p/>
            <draw:enhanced-geometry svg:viewBox="0 0 21600 21600" draw:type="rectangle" draw:enhanced-path="M 0 0 L 21600 0 21600 21600 0 21600 0 0 Z N"/>
          </draw:custom-shape>
          <draw:custom-shape draw:style-name="gr278" draw:text-style-name="P259" draw:layer="layout" svg:width="6cm" svg:height="10cm" svg:x="2cm" svg:y="4cm">
            <text:p/>
            <draw:enhanced-geometry svg:viewBox="0 0 21600 21600" draw:type="rectangle" draw:enhanced-path="M 0 0 L 21600 0 21600 21600 0 21600 0 0 Z N"/>
          </draw:custom-shape>
          <draw:line draw:style-name="gr279" draw:layer="layout" svg:x1="7cm" svg:y1="5.25cm" svg:x2="9cm" svg:y2="5.25cm">
            <text:p/>
          </draw:line>
          <draw:line draw:style-name="gr279" draw:layer="layout" svg:x1="13cm" svg:y1="8.5cm" svg:x2="15cm" svg:y2="9.5cm">
            <text:p/>
          </draw:line>
          <draw:line draw:style-name="gr279" draw:layer="layout" svg:x1="13cm" svg:y1="7cm" svg:x2="15cm" svg:y2="6cm">
            <text:p/>
          </draw:line>
          <draw:line draw:style-name="gr279" draw:layer="layout" svg:x1="13cm" svg:y1="7.75cm" svg:x2="15cm" svg:y2="7.75cm">
            <text:p/>
          </draw:line>
          <draw:line draw:style-name="gr279" draw:layer="layout" svg:x1="12.9cm" svg:y1="10.25cm" svg:x2="15cm" svg:y2="10.25cm">
            <text:p/>
          </draw:line>
          <draw:line draw:style-name="gr279" draw:layer="layout" svg:x1="19cm" svg:y1="5.25cm" svg:x2="21cm" svg:y2="5.25cm">
            <text:p/>
          </draw:line>
          <draw:line draw:style-name="gr279" draw:layer="layout" svg:x1="19cm" svg:y1="6cm" svg:x2="21cm" svg:y2="7cm">
            <text:p/>
          </draw:line>
          <draw:line draw:style-name="gr279" draw:layer="layout" svg:x1="19cm" svg:y1="7.75cm" svg:x2="21cm" svg:y2="7.75cm">
            <text:p/>
          </draw:line>
          <draw:line draw:style-name="gr279" draw:layer="layout" svg:x1="19cm" svg:y1="10.25cm" svg:x2="21cm" svg:y2="10.25cm">
            <text:p/>
          </draw:line>
          <draw:line draw:style-name="gr280" draw:text-style-name="P260" draw:layer="layout" svg:x1="23cm" svg:y1="8.5cm" svg:x2="23cm" svg:y2="9.5cm">
            <text:p/>
          </draw:line>
          <draw:line draw:style-name="gr280" draw:text-style-name="P260" draw:layer="layout" svg:x1="23cm" svg:y1="7cm" svg:x2="23cm" svg:y2="6cm">
            <text:p/>
          </draw:line>
          <draw:line draw:style-name="gr280" draw:text-style-name="P260" draw:layer="layout" svg:x1="23cm" svg:y1="11cm" svg:x2="23cm" svg:y2="12cm">
            <text:p/>
          </draw:line>
          <draw:custom-shape draw:style-name="gr281" draw:text-style-name="P261" draw:layer="layout" svg:width="4cm" svg:height="1.5cm" svg:x="3cm" svg:y="4.5cm">
            <text:p text:style-name="P62"><text:span text:style-name="T17">Public</text:span></text:p>
            <text:p text:style-name="P62"><text:span text:style-name="T17">Domain</text:span></text:p>
            <draw:enhanced-geometry svg:viewBox="0 0 21600 21600" draw:type="rectangle" draw:enhanced-path="M 0 0 L 21600 0 21600 21600 0 21600 0 0 Z N"/>
          </draw:custom-shape>
          <draw:custom-shape draw:style-name="gr282" draw:text-style-name="P262" xml:id="id74" draw:id="id74" draw:layer="layout" svg:width="4cm" svg:height="1.5cm" svg:x="9cm" svg:y="9.5cm">
            <text:p text:style-name="P99"><text:span text:style-name="T26">Apache 2.0</text:span></text:p>
            <draw:enhanced-geometry svg:viewBox="0 0 21600 21600" draw:type="rectangle" draw:enhanced-path="M 0 0 L 21600 0 21600 21600 0 21600 0 0 Z N"/>
          </draw:custom-shape>
          <draw:custom-shape draw:style-name="gr283" draw:text-style-name="P264" draw:layer="layout" svg:width="4cm" svg:height="1.5cm" svg:x="21cm" svg:y="4.5cm">
            <text:p text:style-name="P263"><text:span text:style-name="T10">GPLv2</text:span></text:p>
            <draw:enhanced-geometry svg:viewBox="0 0 21600 21600" draw:type="rectangle" draw:enhanced-path="M 0 0 L 21600 0 21600 21600 0 21600 0 0 Z N"/>
          </draw:custom-shape>
          <draw:custom-shape draw:style-name="gr284" draw:text-style-name="P48" xml:id="id72" draw:id="id72" draw:layer="layout" svg:width="4cm" svg:height="1.5cm" svg:x="15cm" svg:y="12cm">
            <text:p text:style-name="P29"><text:span text:style-name="T10">Mozilla 1.1</text:span></text:p>
            <draw:enhanced-geometry svg:viewBox="0 0 21600 21600" draw:type="rectangle" draw:enhanced-path="M 0 0 L 21600 0 21600 21600 0 21600 0 0 Z N"/>
          </draw:custom-shape>
          <draw:custom-shape draw:style-name="gr282" draw:text-style-name="P262" xml:id="id73" draw:id="id73" draw:layer="layout" svg:width="4cm" svg:height="1.5cm" svg:x="9cm" svg:y="4.5cm">
            <text:p text:style-name="P99"><text:span text:style-name="T26">MIT / X11</text:span></text:p>
            <draw:enhanced-geometry svg:viewBox="0 0 21600 21600" draw:type="rectangle" draw:enhanced-path="M 0 0 L 21600 0 21600 21600 0 21600 0 0 Z N"/>
          </draw:custom-shape>
          <draw:custom-shape draw:style-name="gr284" draw:text-style-name="P48" xml:id="id76" draw:id="id76" draw:layer="layout" svg:width="4cm" svg:height="1.5cm" svg:x="15cm" svg:y="9.5cm">
            <text:p text:style-name="P29"><text:span text:style-name="T10">LGPLv3 (+)</text:span></text:p>
            <draw:enhanced-geometry svg:viewBox="0 0 21600 21600" draw:type="rectangle" draw:enhanced-path="M 0 0 L 21600 0 21600 21600 0 21600 0 0 Z N"/>
          </draw:custom-shape>
          <draw:custom-shape draw:style-name="gr284" draw:text-style-name="P48" xml:id="id75" draw:id="id75" draw:layer="layout" svg:width="4cm" svg:height="1.5cm" svg:x="15cm" svg:y="7cm">
            <text:p text:style-name="P29"><text:span text:style-name="T10">LGPLv2.1+</text:span></text:p>
            <draw:enhanced-geometry svg:viewBox="0 0 21600 21600" draw:type="rectangle" draw:enhanced-path="M 0 0 L 21600 0 21600 21600 0 21600 0 0 Z N"/>
          </draw:custom-shape>
          <draw:custom-shape draw:style-name="gr283" draw:text-style-name="P49" draw:layer="layout" svg:width="4cm" svg:height="1.5cm" svg:x="21cm" svg:y="7cm">
            <text:p text:style-name="P29"><text:span text:style-name="T10">GPLv2+</text:span></text:p>
            <draw:enhanced-geometry svg:viewBox="0 0 21600 21600" draw:type="rectangle" draw:enhanced-path="M 0 0 L 21600 0 21600 21600 0 21600 0 0 Z N"/>
          </draw:custom-shape>
          <draw:custom-shape draw:style-name="gr283" draw:text-style-name="P188" draw:layer="layout" svg:width="4cm" svg:height="1.5cm" svg:x="21cm" svg:y="12cm">
            <text:p text:style-name="P265"><text:span text:style-name="T60">Affero</text:span></text:p>
            <text:p text:style-name="P265"><text:span text:style-name="T60">GPLv3 (+)</text:span></text:p>
            <draw:enhanced-geometry svg:viewBox="0 0 21600 21600" draw:type="rectangle" draw:enhanced-path="M 0 0 L 21600 0 21600 21600 0 21600 0 0 Z N"/>
          </draw:custom-shape>
          <draw:custom-shape draw:style-name="gr283" draw:text-style-name="P49" draw:layer="layout" svg:width="4cm" svg:height="1.5cm" svg:x="21cm" svg:y="9.5cm">
            <text:p text:style-name="P29"><text:span text:style-name="T10">GPLv3 (+)</text:span></text:p>
            <draw:enhanced-geometry svg:viewBox="0 0 21600 21600" draw:type="rectangle" draw:enhanced-path="M 0 0 L 21600 0 21600 21600 0 21600 0 0 Z N"/>
          </draw:custom-shape>
          <draw:custom-shape draw:style-name="gr282" draw:text-style-name="P50" xml:id="id71" draw:id="id71" draw:layer="layout" svg:width="4cm" svg:height="1.5cm" svg:x="9cm" svg:y="7cm">
            <text:p text:style-name="P29"><text:span text:style-name="T10">New BSD</text:span></text:p>
            <draw:enhanced-geometry svg:viewBox="0 0 21600 21600" draw:type="rectangle" draw:enhanced-path="M 0 0 L 21600 0 21600 21600 0 21600 0 0 Z N"/>
          </draw:custom-shape>
          <draw:custom-shape draw:style-name="gr284" draw:text-style-name="P48" xml:id="id77" draw:id="id77" draw:layer="layout" svg:width="4cm" svg:height="1.5cm" svg:x="15cm" svg:y="4.5cm">
            <text:p text:style-name="P29"><text:span text:style-name="T10">LGPLv2.1</text:span></text:p>
            <draw:enhanced-geometry svg:viewBox="0 0 21600 21600" draw:type="rectangle" draw:enhanced-path="M 0 0 L 21600 0 21600 21600 0 21600 0 0 Z N"/>
          </draw:custom-shape>
          <draw:connector draw:style-name="gr199" draw:text-style-name="P24" draw:layer="layout" svg:x1="9cm" svg:y1="7.75cm" svg:x2="15cm" svg:y2="12.75cm" draw:start-shape="id71" draw:start-glue-point="3" draw:end-shape="id72" draw:end-glue-point="3" svg:d="M9000 7750h-551v5000h6551" svg:viewBox="0 0 6552 5001">
            <text:p/>
          </draw:connector>
          <draw:connector draw:style-name="gr199" draw:text-style-name="P24" draw:layer="layout" svg:x1="11cm" svg:y1="6cm" svg:x2="11cm" svg:y2="7cm" draw:start-shape="id73" draw:start-glue-point="2" draw:end-shape="id71" draw:end-glue-point="0" svg:d="M11000 6000v1000" svg:viewBox="0 0 1 1001">
            <text:p/>
          </draw:connector>
          <draw:connector draw:style-name="gr199" draw:text-style-name="P24" draw:layer="layout" svg:x1="11cm" svg:y1="8.5cm" svg:x2="11cm" svg:y2="9.5cm" draw:start-shape="id71" draw:start-glue-point="2" draw:end-shape="id74" draw:end-glue-point="0" svg:d="M11000 8500v1000" svg:viewBox="0 0 1 1001">
            <text:p/>
          </draw:connector>
          <draw:connector draw:style-name="gr199" draw:text-style-name="P24" draw:layer="layout" svg:x1="17cm" svg:y1="8.5cm" svg:x2="17cm" svg:y2="9.5cm" draw:start-shape="id75" draw:start-glue-point="2" draw:end-shape="id76" draw:end-glue-point="0" svg:d="M17000 8500v1000" svg:viewBox="0 0 1 1001">
            <text:p/>
          </draw:connector>
          <draw:connector draw:style-name="gr199" draw:text-style-name="P24" draw:layer="layout" svg:x1="17cm" svg:y1="7cm" svg:x2="17cm" svg:y2="6cm" draw:start-shape="id75" draw:start-glue-point="0" draw:end-shape="id77" svg:d="M17000 7000v-1000" svg:viewBox="0 0 1 1001">
            <text:p/>
          </draw:connector>
          <draw:custom-shape draw:style-name="gr285" draw:text-style-name="P267" draw:layer="layout" svg:width="6cm" svg:height="2cm" draw:transform="rotate (-3.14159265358979) translate (20cm 4cm)">
            <text:p text:style-name="P266"><text:span text:style-name="T79">Weak Copyleft</text:span></text:p>
            <draw:enhanced-geometry svg:viewBox="0 0 21600 21600" draw:mirror-vertical="true" draw:type="rectangle" draw:enhanced-path="M 0 0 L 21600 0 21600 21600 0 21600 0 0 Z N"/>
          </draw:custom-shape>
          <draw:custom-shape draw:style-name="gr285" draw:text-style-name="P269" draw:layer="layout" svg:width="6cm" svg:height="2cm" draw:transform="rotate (-3.14159265358979) translate (14cm 4cm)">
            <text:p text:style-name="P268"><text:span text:style-name="T74">Permissive</text:span></text:p>
            <draw:enhanced-geometry svg:viewBox="0 0 21600 21600" draw:mirror-vertical="true" draw:type="rectangle" draw:enhanced-path="M 0 0 L 21600 0 21600 21600 0 21600 0 0 Z N"/>
          </draw:custom-shape>
          <draw:custom-shape draw:style-name="gr285" draw:text-style-name="P269" draw:layer="layout" svg:width="6cm" svg:height="2cm" draw:transform="rotate (-3.14159265358979) translate (8cm 4cm)">
            <text:p text:style-name="P268"><text:span text:style-name="T74">No License</text:span></text:p>
            <draw:enhanced-geometry svg:viewBox="0 0 21600 21600" draw:mirror-vertical="true" draw:type="rectangle" draw:enhanced-path="M 0 0 L 21600 0 21600 21600 0 21600 0 0 Z N"/>
          </draw:custom-shape>
          <draw:custom-shape draw:style-name="gr285" draw:text-style-name="P269" draw:layer="layout" svg:width="6cm" svg:height="2cm" draw:transform="rotate (-3.14159265358979) translate (26cm 4cm)">
            <text:p text:style-name="P268"><text:span text:style-name="T74">Strong Copyleft</text:span></text:p>
            <draw:enhanced-geometry svg:viewBox="0 0 21600 21600" draw:mirror-vertical="true" draw:type="rectangle" draw:enhanced-path="M 0 0 L 21600 0 21600 21600 0 21600 0 0 Z N"/>
          </draw:custom-shape>
        </draw:g>
      </draw:page>
      <draw:page draw:name="page49" draw:style-name="dp1" draw:master-page-name="Default">
        <office:forms form:automatic-focus="false" form:apply-design-mode="false"/>
        <draw:g>
          <draw:custom-shape draw:style-name="gr286" draw:text-style-name="P270" draw:layer="layout" svg:width="27cm" svg:height="4cm" svg:x="0.5cm" svg:y="6cm">
            <text:p text:style-name="P250"><text:span text:style-name="T76">Supplier tier 1</text:span></text:p>
            <draw:enhanced-geometry svg:viewBox="0 0 21600 21600" draw:type="rectangle" draw:enhanced-path="M 0 0 L 21600 0 21600 21600 0 21600 0 0 Z N"/>
          </draw:custom-shape>
          <draw:custom-shape draw:style-name="gr287" draw:text-style-name="P271" draw:layer="layout" svg:width="27cm" svg:height="4cm" svg:x="0.5cm" svg:y="2cm">
            <text:p text:style-name="P250"><text:span text:style-name="T76">Software vendor</text:span></text:p>
            <draw:enhanced-geometry svg:viewBox="0 0 21600 21600" draw:type="rectangle" draw:enhanced-path="M 0 0 L 21600 0 21600 21600 0 21600 0 0 Z N"/>
          </draw:custom-shape>
          <draw:custom-shape draw:style-name="gr288" draw:text-style-name="P272" draw:layer="layout" svg:width="27cm" svg:height="4cm" svg:x="0.5cm" svg:y="10cm">
            <text:p text:style-name="P250"><text:span text:style-name="T76">Supplier tier n</text:span></text:p>
            <draw:enhanced-geometry svg:viewBox="0 0 21600 21600" draw:type="rectangle" draw:enhanced-path="M 0 0 L 21600 0 21600 21600 0 21600 0 0 Z N"/>
          </draw:custom-shape>
          <draw:custom-shape draw:style-name="gr289" draw:text-style-name="P274" draw:layer="layout" svg:width="3.5cm" svg:height="4cm" svg:x="8cm" svg:y="6cm">
            <text:p text:style-name="P273"><text:span text:style-name="T15">...</text:span></text:p>
            <draw:enhanced-geometry svg:viewBox="0 0 21600 21600" draw:type="rectangle" draw:enhanced-path="M 0 0 L 21600 0 21600 21600 0 21600 0 0 Z N"/>
          </draw:custom-shape>
          <draw:custom-shape draw:style-name="gr289" draw:text-style-name="P274" draw:layer="layout" svg:width="3.5cm" svg:height="4cm" svg:x="16.5cm" svg:y="6cm">
            <text:p text:style-name="P273"><text:span text:style-name="T15">...</text:span></text:p>
            <draw:enhanced-geometry svg:viewBox="0 0 21600 21600" draw:type="rectangle" draw:enhanced-path="M 0 0 L 21600 0 21600 21600 0 21600 0 0 Z N"/>
          </draw:custom-shape>
          <draw:custom-shape draw:style-name="gr289" draw:text-style-name="P274" draw:layer="layout" svg:width="3.5cm" svg:height="4cm" svg:x="8cm" svg:y="10cm">
            <text:p text:style-name="P273"><text:span text:style-name="T15">...</text:span></text:p>
            <draw:enhanced-geometry svg:viewBox="0 0 21600 21600" draw:type="rectangle" draw:enhanced-path="M 0 0 L 21600 0 21600 21600 0 21600 0 0 Z N"/>
          </draw:custom-shape>
          <draw:custom-shape draw:style-name="gr289" draw:text-style-name="P274" draw:layer="layout" svg:width="3.5cm" svg:height="4cm" svg:x="16.5cm" svg:y="10cm">
            <text:p text:style-name="P273"><text:span text:style-name="T15">...</text:span></text:p>
            <draw:enhanced-geometry svg:viewBox="0 0 21600 21600" draw:type="rectangle" draw:enhanced-path="M 0 0 L 21600 0 21600 21600 0 21600 0 0 Z N"/>
          </draw:custom-shape>
          <draw:connector draw:style-name="gr290" draw:text-style-name="P276" draw:layer="layout" svg:x1="5.5cm" svg:y1="9cm" svg:x2="5.5cm" svg:y2="11cm" draw:start-shape="id78" draw:start-glue-point="2" draw:end-shape="id79" draw:end-glue-point="0" svg:d="M5500 9000v2000" svg:viewBox="0 0 1 2001">
            <text:p text:style-name="P275"><text:span text:style-name="T80"><text:s text:c="31"/></text:span><text:span text:style-name="T80"><text:s text:c="12"/></text:span><text:span text:style-name="T80">whatever </text:span><text:span text:style-name="T80">they are up to</text:span></text:p>
            <text:p><text:span text:style-name="T80"/></text:p>
            <text:p><text:span text:style-name="T80"/></text:p>
          </draw:connector>
          <draw:connector draw:style-name="gr290" draw:text-style-name="P277" draw:layer="layout" svg:x1="14cm" svg:y1="9cm" svg:x2="14cm" svg:y2="11cm" draw:start-shape="id80" draw:start-glue-point="2" draw:end-shape="id81" draw:end-glue-point="0" svg:d="M14000 9000v2000" svg:viewBox="0 0 1 2001">
            <text:p><text:span text:style-name="T80"><text:s text:c="24"/></text:span><text:span text:style-name="T80">who knows</text:span></text:p>
            <text:p><text:span text:style-name="T80"/></text:p>
            <text:p><text:span text:style-name="T80"/></text:p>
          </draw:connector>
          <draw:custom-shape draw:style-name="gr291" draw:text-style-name="P279" xml:id="id78" draw:id="id78" draw:layer="layout" svg:width="6cm" svg:height="2cm" svg:x="2.5cm" svg:y="7cm">
            <text:p text:style-name="P278"><text:span text:style-name="T81">closed source</text:span></text:p>
            <text:p text:style-name="P278"><text:span text:style-name="T81">comp #24</text:span></text:p>
            <draw:enhanced-geometry svg:viewBox="0 0 21600 21600" draw:type="rectangle" draw:enhanced-path="M 0 0 L 21600 0 21600 21600 0 21600 0 0 Z N"/>
          </draw:custom-shape>
          <draw:custom-shape draw:style-name="gr292" draw:text-style-name="P280" xml:id="id80" draw:id="id80" draw:layer="layout" svg:width="6cm" svg:height="2cm" svg:x="11cm" svg:y="7cm">
            <text:p text:style-name="P278"><text:span text:style-name="T81">open source</text:span></text:p>
            <text:p text:style-name="P278"><text:span text:style-name="T81">proj #5332</text:span></text:p>
            <draw:enhanced-geometry svg:viewBox="0 0 21600 21600" draw:type="rectangle" draw:enhanced-path="M 0 0 L 21600 0 21600 21600 0 21600 0 0 Z N"/>
          </draw:custom-shape>
          <draw:custom-shape draw:style-name="gr292" draw:text-style-name="P280" xml:id="id83" draw:id="id83" draw:layer="layout" svg:width="6cm" svg:height="2cm" svg:x="19.5cm" svg:y="7cm">
            <text:p text:style-name="P278"><text:span text:style-name="T81">open source</text:span></text:p>
            <text:p text:style-name="P278"><text:span text:style-name="T81">proj #152</text:span></text:p>
            <draw:enhanced-geometry svg:viewBox="0 0 21600 21600" draw:type="rectangle" draw:enhanced-path="M 0 0 L 21600 0 21600 21600 0 21600 0 0 Z N"/>
          </draw:custom-shape>
          <draw:custom-shape draw:style-name="gr293" draw:text-style-name="P281" xml:id="id79" draw:id="id79" draw:layer="layout" svg:width="6cm" svg:height="2cm" svg:x="2.5cm" svg:y="11cm">
            <text:p text:style-name="P278"><text:span text:style-name="T81">open source</text:span></text:p>
            <text:p text:style-name="P278"><text:span text:style-name="T81">comp #897</text:span></text:p>
            <draw:enhanced-geometry svg:viewBox="0 0 21600 21600" draw:type="rectangle" draw:enhanced-path="M 0 0 L 21600 0 21600 21600 0 21600 0 0 Z N"/>
          </draw:custom-shape>
          <draw:custom-shape draw:style-name="gr293" draw:text-style-name="P281" xml:id="id84" draw:id="id84" draw:layer="layout" svg:width="6cm" svg:height="2cm" svg:x="19.5cm" svg:y="11cm">
            <text:p text:style-name="P278"><text:span text:style-name="T81">open source</text:span></text:p>
            <text:p text:style-name="P278"><text:span text:style-name="T81">proj #21632</text:span></text:p>
            <draw:enhanced-geometry svg:viewBox="0 0 21600 21600" draw:type="rectangle" draw:enhanced-path="M 0 0 L 21600 0 21600 21600 0 21600 0 0 Z N"/>
          </draw:custom-shape>
          <draw:connector draw:style-name="gr294" draw:text-style-name="P277" draw:layer="layout" svg:x1="12.5cm" svg:y1="9.75cm" svg:x2="12.5cm" svg:y2="11cm" svg:d="M12500 9750v1250" svg:viewBox="0 0 1 1251">
            <text:p><text:span text:style-name="T80"/></text:p>
            <text:p><text:span text:style-name="T80"/></text:p>
            <text:p><text:span text:style-name="T80"/></text:p>
          </draw:connector>
          <draw:line draw:style-name="gr295" draw:text-style-name="P282" draw:layer="layout" svg:x1="5.5cm" svg:y1="9.75cm" svg:x2="12.5cm" svg:y2="9.75cm">
            <text:p/>
          </draw:line>
          <draw:custom-shape draw:style-name="gr293" draw:text-style-name="P281" xml:id="id81" draw:id="id81" draw:layer="layout" svg:width="6cm" svg:height="2cm" svg:x="11cm" svg:y="11cm">
            <text:p text:style-name="P278"><text:span text:style-name="T81">open source</text:span></text:p>
            <text:p text:style-name="P278"><text:span text:style-name="T81">proj #832</text:span></text:p>
            <draw:enhanced-geometry svg:viewBox="0 0 21600 21600" draw:type="rectangle" draw:enhanced-path="M 0 0 L 21600 0 21600 21600 0 21600 0 0 Z N"/>
          </draw:custom-shape>
          <draw:custom-shape draw:style-name="gr296" draw:text-style-name="P283" xml:id="id82" draw:id="id82" draw:layer="layout" svg:width="6cm" svg:height="2cm" svg:x="11cm" svg:y="3cm">
            <text:p text:style-name="P278"><text:span text:style-name="T81">product</text:span></text:p>
            <draw:enhanced-geometry svg:viewBox="0 0 21600 21600" draw:type="rectangle" draw:enhanced-path="M 0 0 L 21600 0 21600 21600 0 21600 0 0 Z N"/>
          </draw:custom-shape>
          <draw:connector draw:style-name="gr297" draw:text-style-name="P284" draw:layer="layout" draw:line-skew="-0.563cm" svg:x1="14cm" svg:y1="5cm" svg:x2="5.5cm" svg:y2="6.975cm" draw:start-shape="id82" draw:start-glue-point="2" svg:d="M14000 5000v700h-8500v1275" svg:viewBox="0 0 8501 1976">
            <text:p text:style-name="P45"><text:span text:style-name="T82">Licensed from </text:span><text:span text:style-name="T82">supplier</text:span></text:p>
            <text:p text:style-name="P45"><text:span text:style-name="T82"/></text:p>
            <text:p text:style-name="P45"><text:span text:style-name="T82"/></text:p>
            <text:p text:style-name="P45"><text:span text:style-name="T82"/></text:p>
          </draw:connector>
          <draw:connector draw:style-name="gr297" draw:text-style-name="P285" draw:layer="layout" draw:line-skew="-0.3cm" svg:x1="14cm" svg:y1="5cm" svg:x2="22.5cm" svg:y2="7cm" draw:start-shape="id82" draw:start-glue-point="2" draw:end-shape="id83" draw:end-glue-point="0" svg:d="M14000 5000v700h8500v1300" svg:viewBox="0 0 8501 2001">
            <text:p text:style-name="P95"><text:span text:style-name="T82">Imported as </text:span><text:span text:style-name="T82">library</text:span></text:p>
            <text:p text:style-name="P95"><text:span text:style-name="T83"/></text:p>
            <text:p text:style-name="P95"><text:span text:style-name="T83"/></text:p>
            <text:p text:style-name="P95"><text:span text:style-name="T83"/></text:p>
          </draw:connector>
          <draw:connector draw:style-name="gr298" draw:text-style-name="P285" draw:layer="layout" svg:x1="14cm" svg:y1="5cm" svg:x2="14cm" svg:y2="7cm" draw:start-shape="id82" draw:start-glue-point="2" draw:end-shape="id80" draw:end-glue-point="0" svg:d="M14000 5000v2000" svg:viewBox="0 0 1 2001">
            <text:p text:style-name="P95"><text:span text:style-name="T83"/></text:p>
            <text:p text:style-name="P95"><text:span text:style-name="T83"/></text:p>
            <text:p text:style-name="P45"><text:span text:style-name="T80"><text:s text:c="31"/></text:span><text:span text:style-name="T80"><text:s text:c="4"/></text:span><text:span text:style-name="T80">copied from </text:span><text:span text:style-name="T80">web </text:span></text:p>
          </draw:connector>
          <draw:connector draw:style-name="gr290" draw:text-style-name="P277" draw:layer="layout" svg:x1="22.5cm" svg:y1="9cm" svg:x2="22.5cm" svg:y2="11cm" draw:start-shape="id83" draw:start-glue-point="2" draw:end-shape="id84" draw:end-glue-point="0" svg:d="M22500 9000v2000" svg:viewBox="0 0 1 2001">
            <text:p><text:span text:style-name="T80"><text:s text:c="24"/></text:span><text:span text:style-name="T80">who knows</text:span></text:p>
            <text:p><text:span text:style-name="T80"/></text:p>
            <text:p><text:span text:style-name="T80"/></text:p>
          </draw:connector>
        </draw:g>
      </draw:page>
      <draw:page draw:name="page50" draw:style-name="dp1" draw:master-page-name="Default">
        <office:forms form:automatic-focus="false" form:apply-design-mode="false"/>
        <draw:g>
          <draw:custom-shape draw:style-name="gr299" draw:text-style-name="P286" draw:layer="layout" svg:width="2.001cm" svg:height="1.399cm" svg:x="11.383cm" svg:y="9.865cm">
            <text:p/>
            <draw:enhanced-geometry svg:viewBox="0 0 21600 21600" draw:type="rectangle" draw:enhanced-path="M 0 0 L 21600 0 21600 21600 0 21600 0 0 Z N"/>
          </draw:custom-shape>
          <draw:custom-shape draw:style-name="gr300" draw:text-style-name="P287" draw:layer="layout" svg:width="27cm" svg:height="4cm" svg:x="0.5cm" svg:y="6cm">
            <text:p/>
            <draw:enhanced-geometry svg:viewBox="0 0 21600 21600" draw:type="rectangle" draw:enhanced-path="M 0 0 L 21600 0 21600 21600 0 21600 0 0 Z N"/>
          </draw:custom-shape>
          <draw:custom-shape draw:style-name="gr301" draw:text-style-name="P288" draw:layer="layout" svg:width="27cm" svg:height="4cm" svg:x="0.5cm" svg:y="10cm">
            <text:p/>
            <draw:enhanced-geometry svg:viewBox="0 0 21600 21600" draw:type="rectangle" draw:enhanced-path="M 0 0 L 21600 0 21600 21600 0 21600 0 0 Z N"/>
          </draw:custom-shape>
          <draw:custom-shape draw:style-name="gr302" draw:text-style-name="P290" draw:layer="layout" svg:width="9cm" svg:height="4cm" svg:x="9.5cm" svg:y="2cm">
            <text:p text:style-name="P289"><text:span text:style-name="T84">product</text:span></text:p>
            <draw:enhanced-geometry svg:viewBox="0 0 21600 21600" draw:mirror-horizontal="false" draw:mirror-vertical="false" draw:type="rectangle" draw:enhanced-path="M 0 0 L 21600 0 21600 21600 0 21600 0 0 Z N"/>
          </draw:custom-shape>
          <draw:custom-shape draw:style-name="gr303" draw:text-style-name="P291" draw:layer="layout" svg:width="9cm" svg:height="4cm" svg:x="0.5cm" svg:y="6cm">
            <text:p text:style-name="P289"><text:span text:style-name="T84">closed source</text:span></text:p>
            <text:p text:style-name="P289"><text:span text:style-name="T84">comp #24</text:span></text:p>
            <draw:enhanced-geometry svg:viewBox="0 0 21600 21600" draw:type="rectangle" draw:enhanced-path="M 0 0 L 21600 0 21600 21600 0 21600 0 0 Z N"/>
          </draw:custom-shape>
          <draw:custom-shape draw:style-name="gr304" draw:text-style-name="P292" draw:layer="layout" svg:width="9cm" svg:height="4cm" svg:x="9.5cm" svg:y="6cm">
            <text:p text:style-name="P289"><text:span text:style-name="T84">open source</text:span></text:p>
            <text:p text:style-name="P289"><text:span text:style-name="T84">proj #5332</text:span></text:p>
            <draw:enhanced-geometry svg:viewBox="0 0 21600 21600" draw:type="rectangle" draw:enhanced-path="M 0 0 L 21600 0 21600 21600 0 21600 0 0 Z N"/>
          </draw:custom-shape>
          <draw:custom-shape draw:style-name="gr304" draw:text-style-name="P292" draw:layer="layout" svg:width="9cm" svg:height="4cm" svg:x="18.5cm" svg:y="6cm">
            <text:p text:style-name="P289"><text:span text:style-name="T84">open source</text:span></text:p>
            <text:p text:style-name="P289"><text:span text:style-name="T84">proj #152</text:span></text:p>
            <draw:enhanced-geometry svg:viewBox="0 0 21600 21600" draw:type="rectangle" draw:enhanced-path="M 0 0 L 21600 0 21600 21600 0 21600 0 0 Z N"/>
          </draw:custom-shape>
          <draw:custom-shape draw:style-name="gr305" draw:text-style-name="P293" draw:layer="layout" svg:width="9cm" svg:height="4cm" svg:x="0.5cm" svg:y="10cm">
            <text:p text:style-name="P289"><text:span text:style-name="T84">open source</text:span></text:p>
            <text:p text:style-name="P289"><text:span text:style-name="T84">comp #897</text:span></text:p>
            <draw:enhanced-geometry svg:viewBox="0 0 21600 21600" draw:type="rectangle" draw:enhanced-path="M 0 0 L 21600 0 21600 21600 0 21600 0 0 Z N"/>
          </draw:custom-shape>
          <draw:custom-shape draw:style-name="gr305" draw:text-style-name="P293" draw:layer="layout" svg:width="9cm" svg:height="4cm" svg:x="18.5cm" svg:y="10cm">
            <text:p text:style-name="P289"><text:span text:style-name="T84">open source</text:span></text:p>
            <text:p text:style-name="P289"><text:span text:style-name="T84">proj #21632</text:span></text:p>
            <draw:enhanced-geometry svg:viewBox="0 0 21600 21600" draw:type="rectangle" draw:enhanced-path="M 0 0 L 21600 0 21600 21600 0 21600 0 0 Z N"/>
          </draw:custom-shape>
          <draw:custom-shape draw:style-name="gr305" draw:text-style-name="P293" draw:layer="layout" svg:width="9cm" svg:height="4cm" svg:x="9.5cm" svg:y="10cm">
            <text:p text:style-name="P289"><text:span text:style-name="T84">open source</text:span></text:p>
            <text:p text:style-name="P289"><text:span text:style-name="T84">proj #832</text:span></text:p>
            <draw:enhanced-geometry svg:viewBox="0 0 21600 21600" draw:type="rectangle" draw:enhanced-path="M 0 0 L 21600 0 21600 21600 0 21600 0 0 Z N"/>
          </draw:custom-shape>
          <draw:line draw:style-name="gr306" draw:text-style-name="P294" draw:layer="layout" svg:x1="7cm" svg:y1="7.25cm" svg:x2="4cm" svg:y2="7.25cm">
            <text:p/>
          </draw:line>
          <draw:line draw:style-name="gr306" draw:text-style-name="P294" draw:layer="layout" svg:x1="7cm" svg:y1="7.2cm" svg:x2="7cm" svg:y2="8.2cm">
            <text:p/>
          </draw:line>
          <draw:line draw:style-name="gr306" draw:text-style-name="P294" draw:layer="layout" svg:x1="4cm" svg:y1="7.2cm" svg:x2="4cm" svg:y2="9.2cm">
            <text:p/>
          </draw:line>
          <draw:custom-shape draw:style-name="gr307" draw:text-style-name="P295" draw:layer="layout" svg:width="1cm" svg:height="0.5cm" svg:x="3.5cm" svg:y="9cm">
            <text:p/>
            <draw:enhanced-geometry svg:viewBox="0 0 21600 21600" draw:mirror-horizontal="false" draw:mirror-vertical="false" draw:type="rectangle" draw:enhanced-path="M 0 0 L 21600 0 21600 21600 0 21600 0 0 Z N"/>
          </draw:custom-shape>
          <draw:custom-shape draw:style-name="gr307" draw:text-style-name="P295" xml:id="id94" draw:id="id94" draw:layer="layout" svg:width="1cm" svg:height="0.5cm" svg:x="6.5cm" svg:y="8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3.5cm" svg:y="8cm">
            <text:p/>
            <draw:enhanced-geometry svg:viewBox="0 0 21600 21600" draw:mirror-horizontal="false" draw:mirror-vertical="false" draw:type="rectangle" draw:enhanced-path="M 0 0 L 21600 0 21600 21600 0 21600 0 0 Z N"/>
          </draw:custom-shape>
          <draw:custom-shape draw:style-name="gr307" draw:text-style-name="P295" xml:id="id86" draw:id="id86" draw:layer="layout" svg:width="1cm" svg:height="0.5cm" svg:x="6.5cm" svg:y="7cm">
            <text:p/>
            <draw:enhanced-geometry svg:viewBox="0 0 21600 21600" draw:mirror-horizontal="false" draw:mirror-vertical="false" draw:type="rectangle" draw:enhanced-path="M 0 0 L 21600 0 21600 21600 0 21600 0 0 Z N"/>
          </draw:custom-shape>
          <draw:custom-shape draw:style-name="gr307" draw:text-style-name="P295" xml:id="id92" draw:id="id92" draw:layer="layout" svg:width="1cm" svg:height="0.5cm" svg:x="5cm" svg:y="7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3.5cm" svg:y="7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21.5cm" svg:y="8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24.5cm" svg:y="8cm">
            <text:p/>
            <draw:enhanced-geometry svg:viewBox="0 0 21600 21600" draw:mirror-horizontal="false" draw:mirror-vertical="false" draw:type="rectangle" draw:enhanced-path="M 0 0 L 21600 0 21600 21600 0 21600 0 0 Z N"/>
          </draw:custom-shape>
          <draw:custom-shape draw:style-name="gr307" draw:text-style-name="P295" xml:id="id90" draw:id="id90" draw:layer="layout" svg:width="1cm" svg:height="0.5cm" svg:x="23cm" svg:y="7cm">
            <text:p/>
            <draw:enhanced-geometry svg:viewBox="0 0 21600 21600" draw:mirror-horizontal="false" draw:mirror-vertical="false" draw:type="rectangle" draw:enhanced-path="M 0 0 L 21600 0 21600 21600 0 21600 0 0 Z N"/>
          </draw:custom-shape>
          <draw:custom-shape draw:style-name="gr307" draw:text-style-name="P295" xml:id="id97" draw:id="id97" draw:layer="layout" svg:width="1cm" svg:height="0.5cm" svg:x="23cm" svg:y="8cm">
            <text:p/>
            <draw:enhanced-geometry svg:viewBox="0 0 21600 21600" draw:mirror-horizontal="false" draw:mirror-vertical="false" draw:type="rectangle" draw:enhanced-path="M 0 0 L 21600 0 21600 21600 0 21600 0 0 Z N"/>
          </draw:custom-shape>
          <draw:line draw:style-name="gr306" draw:text-style-name="P294" draw:layer="layout" svg:x1="23.5cm" svg:y1="7.2cm" svg:x2="23.5cm" svg:y2="8.2cm">
            <text:p/>
          </draw:line>
          <draw:line draw:style-name="gr306" draw:text-style-name="P294" draw:layer="layout" svg:x1="25cm" svg:y1="8.25cm" svg:x2="22cm" svg:y2="8.25cm">
            <text:p/>
          </draw:line>
          <draw:line draw:style-name="gr306" draw:text-style-name="P294" draw:layer="layout" svg:x1="23.5cm" svg:y1="7.25cm" svg:x2="25cm" svg:y2="8.25cm">
            <text:p/>
          </draw:line>
          <draw:custom-shape draw:style-name="gr307" draw:text-style-name="P295" draw:layer="layout" svg:width="1cm" svg:height="0.5cm" svg:x="24.5cm" svg:y="13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23cm" svg:y="13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23cm" svg:y="12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21.5cm" svg:y="13cm">
            <text:p/>
            <draw:enhanced-geometry svg:viewBox="0 0 21600 21600" draw:mirror-horizontal="false" draw:mirror-vertical="false" draw:type="rectangle" draw:enhanced-path="M 0 0 L 21600 0 21600 21600 0 21600 0 0 Z N"/>
          </draw:custom-shape>
          <draw:custom-shape draw:style-name="gr307" draw:text-style-name="P295" xml:id="id98" draw:id="id98" draw:layer="layout" svg:width="1cm" svg:height="0.5cm" svg:x="23cm" svg:y="11cm">
            <text:p/>
            <draw:enhanced-geometry svg:viewBox="0 0 21600 21600" draw:mirror-horizontal="false" draw:mirror-vertical="false" draw:type="rectangle" draw:enhanced-path="M 0 0 L 21600 0 21600 21600 0 21600 0 0 Z N"/>
          </draw:custom-shape>
          <draw:line draw:style-name="gr306" draw:text-style-name="P294" draw:layer="layout" svg:x1="23.5cm" svg:y1="12.25cm" svg:x2="22cm" svg:y2="13.25cm">
            <text:p/>
          </draw:line>
          <draw:line draw:style-name="gr306" draw:text-style-name="P294" draw:layer="layout" svg:x1="23.5cm" svg:y1="12.25cm" svg:x2="25cm" svg:y2="13.25cm">
            <text:p/>
          </draw:line>
          <draw:custom-shape draw:style-name="gr307" draw:text-style-name="P295" draw:layer="layout" svg:width="1cm" svg:height="0.5cm" svg:x="14cm" svg:y="13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5.5cm" svg:y="12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5.5cm" svg:y="13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4cm" svg:y="12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5.5cm" svg:y="11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2.5cm" svg:y="12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2.5cm" svg:y="13cm">
            <text:p/>
            <draw:enhanced-geometry svg:viewBox="0 0 21600 21600" draw:mirror-horizontal="false" draw:mirror-vertical="false" draw:type="rectangle" draw:enhanced-path="M 0 0 L 21600 0 21600 21600 0 21600 0 0 Z N"/>
          </draw:custom-shape>
          <draw:custom-shape draw:style-name="gr307" draw:text-style-name="P295" xml:id="id95" draw:id="id95" draw:layer="layout" svg:width="1cm" svg:height="0.5cm" svg:x="14cm" svg:y="11cm">
            <text:p/>
            <draw:enhanced-geometry svg:viewBox="0 0 21600 21600" draw:mirror-horizontal="false" draw:mirror-vertical="false" draw:type="rectangle" draw:enhanced-path="M 0 0 L 21600 0 21600 21600 0 21600 0 0 Z N"/>
          </draw:custom-shape>
          <draw:line draw:style-name="gr306" draw:text-style-name="P294" draw:layer="layout" svg:x1="14.5cm" svg:y1="11.2cm" svg:x2="14.5cm" svg:y2="13.2cm">
            <text:p/>
          </draw:line>
          <draw:line draw:style-name="gr306" draw:text-style-name="P294" draw:layer="layout" svg:x1="16cm" svg:y1="11.2cm" svg:x2="16cm" svg:y2="13.2cm">
            <text:p/>
          </draw:line>
          <draw:line draw:style-name="gr306" draw:text-style-name="P294" draw:layer="layout" svg:x1="13cm" svg:y1="12.2cm" svg:x2="13cm" svg:y2="13.2cm">
            <text:p/>
          </draw:line>
          <draw:line draw:style-name="gr306" draw:text-style-name="P294" draw:layer="layout" svg:x1="14.5cm" svg:y1="11.25cm" svg:x2="13cm" svg:y2="12.25cm">
            <text:p/>
          </draw:line>
          <draw:line draw:style-name="gr306" draw:text-style-name="P294" draw:layer="layout" svg:x1="14.5cm" svg:y1="12.25cm" svg:x2="16cm" svg:y2="13.25cm">
            <text:p/>
          </draw:line>
          <draw:custom-shape draw:style-name="gr308" draw:text-style-name="P296" draw:layer="layout" svg:width="1cm" svg:height="0.5cm" svg:x="14cm" svg:y="3cm">
            <text:p/>
            <draw:enhanced-geometry svg:viewBox="0 0 21600 21600" draw:mirror-horizontal="false" draw:mirror-vertical="false" draw:type="rectangle" draw:enhanced-path="M 0 0 L 21600 0 21600 21600 0 21600 0 0 Z N"/>
          </draw:custom-shape>
          <draw:custom-shape draw:style-name="gr308" draw:text-style-name="P296" draw:layer="layout" svg:width="1cm" svg:height="0.5cm" svg:x="15.5cm" svg:y="4cm">
            <text:p/>
            <draw:enhanced-geometry svg:viewBox="0 0 21600 21600" draw:mirror-horizontal="false" draw:mirror-vertical="false" draw:type="rectangle" draw:enhanced-path="M 0 0 L 21600 0 21600 21600 0 21600 0 0 Z N"/>
          </draw:custom-shape>
          <draw:custom-shape draw:style-name="gr308" draw:text-style-name="P296" xml:id="id87" draw:id="id87" draw:layer="layout" svg:width="1cm" svg:height="0.5cm" svg:x="14cm" svg:y="5cm">
            <text:p/>
            <draw:enhanced-geometry svg:viewBox="0 0 21600 21600" draw:mirror-horizontal="false" draw:mirror-vertical="false" draw:type="rectangle" draw:enhanced-path="M 0 0 L 21600 0 21600 21600 0 21600 0 0 Z N"/>
          </draw:custom-shape>
          <draw:custom-shape draw:style-name="gr308" draw:text-style-name="P296" draw:layer="layout" svg:width="1cm" svg:height="0.5cm" svg:x="14cm" svg:y="4cm">
            <text:p/>
            <draw:enhanced-geometry svg:viewBox="0 0 21600 21600" draw:mirror-horizontal="false" draw:mirror-vertical="false" draw:type="rectangle" draw:enhanced-path="M 0 0 L 21600 0 21600 21600 0 21600 0 0 Z N"/>
          </draw:custom-shape>
          <draw:custom-shape draw:style-name="gr308" draw:text-style-name="P296" draw:layer="layout" svg:width="1cm" svg:height="0.5cm" svg:x="17cm" svg:y="4cm">
            <text:p/>
            <draw:enhanced-geometry svg:viewBox="0 0 21600 21600" draw:mirror-horizontal="false" draw:mirror-vertical="false" draw:type="rectangle" draw:enhanced-path="M 0 0 L 21600 0 21600 21600 0 21600 0 0 Z N"/>
          </draw:custom-shape>
          <draw:custom-shape draw:style-name="gr308" draw:text-style-name="P296" xml:id="id89" draw:id="id89" draw:layer="layout" svg:width="1cm" svg:height="0.5cm" svg:x="15.5cm" svg:y="5cm">
            <text:p/>
            <draw:enhanced-geometry svg:viewBox="0 0 21600 21600" draw:mirror-horizontal="false" draw:mirror-vertical="false" draw:type="rectangle" draw:enhanced-path="M 0 0 L 21600 0 21600 21600 0 21600 0 0 Z N"/>
          </draw:custom-shape>
          <draw:custom-shape draw:style-name="gr308" draw:text-style-name="P296" xml:id="id85" draw:id="id85" draw:layer="layout" svg:width="1cm" svg:height="0.5cm" svg:x="12.5cm" svg:y="5cm">
            <text:p/>
            <draw:enhanced-geometry svg:viewBox="0 0 21600 21600" draw:mirror-horizontal="false" draw:mirror-vertical="false" draw:type="rectangle" draw:enhanced-path="M 0 0 L 21600 0 21600 21600 0 21600 0 0 Z N"/>
          </draw:custom-shape>
          <draw:custom-shape draw:style-name="gr308" draw:text-style-name="P296" draw:layer="layout" svg:width="1cm" svg:height="0.5cm" svg:x="12.5cm" svg:y="4cm">
            <text:p/>
            <draw:enhanced-geometry svg:viewBox="0 0 21600 21600" draw:mirror-horizontal="false" draw:mirror-vertical="false" draw:type="rectangle" draw:enhanced-path="M 0 0 L 21600 0 21600 21600 0 21600 0 0 Z N"/>
          </draw:custom-shape>
          <draw:line draw:style-name="gr309" draw:text-style-name="P297" draw:layer="layout" svg:x1="17.5cm" svg:y1="4.25cm" svg:x2="14.5cm" svg:y2="4.25cm">
            <text:p/>
          </draw:line>
          <draw:line draw:style-name="gr309" draw:text-style-name="P297" draw:layer="layout" svg:x1="14.5cm" svg:y1="3.2cm" svg:x2="14.5cm" svg:y2="5.3cm">
            <text:p/>
          </draw:line>
          <draw:line draw:style-name="gr309" draw:text-style-name="P297" draw:layer="layout" svg:x1="13cm" svg:y1="4.3cm" svg:x2="13cm" svg:y2="5.1cm">
            <text:p/>
          </draw:line>
          <draw:line draw:style-name="gr309" draw:text-style-name="P297" draw:layer="layout" svg:x1="16cm" svg:y1="4.3cm" svg:x2="16cm" svg:y2="5.1cm">
            <text:p/>
          </draw:line>
          <draw:line draw:style-name="gr309" draw:text-style-name="P297" draw:layer="layout" svg:x1="14.5cm" svg:y1="3.25cm" svg:x2="13cm" svg:y2="4.25cm">
            <text:p/>
          </draw:line>
          <draw:line draw:style-name="gr309" draw:text-style-name="P297" draw:layer="layout" svg:x1="16cm" svg:y1="5.25cm" svg:x2="13cm" svg:y2="5.25cm">
            <text:p/>
          </draw:line>
          <draw:g>
            <draw:line draw:style-name="gr306" draw:text-style-name="P294" draw:layer="layout" svg:x1="23.5cm" svg:y1="11.3cm" svg:x2="23.5cm" svg:y2="13.3cm">
              <text:p/>
            </draw:line>
          </draw:g>
          <draw:custom-shape draw:style-name="gr307" draw:text-style-name="P295" draw:layer="layout" svg:width="1cm" svg:height="0.5cm" svg:x="6.5cm" svg:y="11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6.5cm" svg:y="12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5cm" svg:y="12cm">
            <text:p/>
            <draw:enhanced-geometry svg:viewBox="0 0 21600 21600" draw:mirror-horizontal="false" draw:mirror-vertical="false" draw:type="rectangle" draw:enhanced-path="M 0 0 L 21600 0 21600 21600 0 21600 0 0 Z N"/>
          </draw:custom-shape>
          <draw:custom-shape draw:style-name="gr307" draw:text-style-name="P295" xml:id="id93" draw:id="id93" draw:layer="layout" svg:width="1cm" svg:height="0.5cm" svg:x="5cm" svg:y="11cm">
            <text:p/>
            <draw:enhanced-geometry svg:viewBox="0 0 21600 21600" draw:mirror-horizontal="false" draw:mirror-vertical="false" draw:type="rectangle" draw:enhanced-path="M 0 0 L 21600 0 21600 21600 0 21600 0 0 Z N"/>
          </draw:custom-shape>
          <draw:line draw:style-name="gr306" draw:text-style-name="P294" draw:layer="layout" svg:x1="7cm" svg:y1="11.2cm" svg:x2="7cm" svg:y2="12.2cm">
            <text:p/>
          </draw:line>
          <draw:line draw:style-name="gr306" draw:text-style-name="P294" draw:layer="layout" svg:x1="5.5cm" svg:y1="11.2cm" svg:x2="5.5cm" svg:y2="12.2cm">
            <text:p/>
          </draw:line>
          <draw:line draw:style-name="gr306" draw:text-style-name="P294" draw:layer="layout" svg:x1="7cm" svg:y1="11.25cm" svg:x2="5.5cm" svg:y2="11.25cm">
            <text:p/>
          </draw:line>
          <draw:line draw:style-name="gr306" draw:text-style-name="P294" draw:layer="layout" svg:x1="7cm" svg:y1="12.25cm" svg:x2="5.5cm" svg:y2="12.25cm">
            <text:p/>
          </draw:line>
          <draw:custom-shape draw:style-name="gr307" draw:text-style-name="P295" xml:id="id96" draw:id="id96" draw:layer="layout" svg:width="1cm" svg:height="0.5cm" svg:x="14cm" svg:y="9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5.5cm" svg:y="8cm">
            <text:p/>
            <draw:enhanced-geometry svg:viewBox="0 0 21600 21600" draw:mirror-horizontal="false" draw:mirror-vertical="false" draw:type="rectangle" draw:enhanced-path="M 0 0 L 21600 0 21600 21600 0 21600 0 0 Z N"/>
          </draw:custom-shape>
          <draw:custom-shape draw:style-name="gr307" draw:text-style-name="P295" xml:id="id88" draw:id="id88" draw:layer="layout" svg:width="1cm" svg:height="0.5cm" svg:x="14cm" svg:y="7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7cm" svg:y="8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4cm" svg:y="8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2.5cm" svg:y="8cm">
            <text:p/>
            <draw:enhanced-geometry svg:viewBox="0 0 21600 21600" draw:mirror-horizontal="false" draw:mirror-vertical="false" draw:type="rectangle" draw:enhanced-path="M 0 0 L 21600 0 21600 21600 0 21600 0 0 Z N"/>
          </draw:custom-shape>
          <draw:custom-shape draw:style-name="gr307" draw:text-style-name="P295" draw:layer="layout" svg:width="1cm" svg:height="0.5cm" svg:x="17cm" svg:y="9cm">
            <text:p/>
            <draw:enhanced-geometry svg:viewBox="0 0 21600 21600" draw:mirror-horizontal="false" draw:mirror-vertical="false" draw:type="rectangle" draw:enhanced-path="M 0 0 L 21600 0 21600 21600 0 21600 0 0 Z N"/>
          </draw:custom-shape>
          <draw:custom-shape draw:style-name="gr307" draw:text-style-name="P295" xml:id="id91" draw:id="id91" draw:layer="layout" svg:width="1cm" svg:height="0.5cm" svg:x="15.5cm" svg:y="7cm">
            <text:p/>
            <draw:enhanced-geometry svg:viewBox="0 0 21600 21600" draw:mirror-horizontal="false" draw:mirror-vertical="false" draw:type="rectangle" draw:enhanced-path="M 0 0 L 21600 0 21600 21600 0 21600 0 0 Z N"/>
          </draw:custom-shape>
          <draw:line draw:style-name="gr306" draw:text-style-name="P294" draw:layer="layout" svg:x1="14.5cm" svg:y1="7.25cm" svg:x2="13cm" svg:y2="8.25cm">
            <text:p/>
          </draw:line>
          <draw:line draw:style-name="gr306" draw:text-style-name="P294" draw:layer="layout" svg:x1="14.5cm" svg:y1="7.25cm" svg:x2="16cm" svg:y2="8.25cm">
            <text:p/>
          </draw:line>
          <draw:line draw:style-name="gr306" draw:text-style-name="P294" draw:layer="layout" svg:x1="16cm" svg:y1="7.25cm" svg:x2="17.5cm" svg:y2="8.25cm">
            <text:p/>
          </draw:line>
          <draw:line draw:style-name="gr306" draw:text-style-name="P294" draw:layer="layout" svg:x1="16cm" svg:y1="7.3cm" svg:x2="16cm" svg:y2="8.1cm">
            <text:p/>
          </draw:line>
          <draw:line draw:style-name="gr306" draw:text-style-name="P294" draw:layer="layout" svg:x1="17.5cm" svg:y1="8.3cm" svg:x2="17.5cm" svg:y2="9.1cm">
            <text:p/>
          </draw:line>
          <draw:line draw:style-name="gr306" draw:text-style-name="P294" draw:layer="layout" svg:x1="14.5cm" svg:y1="7.2cm" svg:x2="14.5cm" svg:y2="9.2cm">
            <text:p/>
          </draw:line>
          <draw:line draw:style-name="gr306" draw:text-style-name="P294" draw:layer="layout" svg:x1="16cm" svg:y1="8.25cm" svg:x2="14.5cm" svg:y2="9.25cm">
            <text:p/>
          </draw:line>
          <draw:connector draw:style-name="gr310" draw:text-style-name="P297" draw:layer="layout" draw:line-skew="-0.8cm" svg:x1="13cm" svg:y1="5.5cm" svg:x2="5.5cm" svg:y2="7cm" draw:start-shape="id85" draw:start-glue-point="2" svg:d="M13000 5500v200h-7500v1300" svg:viewBox="0 0 7501 1501">
            <text:p/>
          </draw:connector>
          <draw:connector draw:style-name="gr310" draw:text-style-name="P297" draw:layer="layout" draw:line-skew="-0.55cm" svg:x1="13cm" svg:y1="5.5cm" svg:x2="7cm" svg:y2="7cm" draw:start-shape="id85" draw:start-glue-point="2" draw:end-shape="id86" draw:end-glue-point="0" svg:d="M13000 5500v200h-6000v1300" svg:viewBox="0 0 6001 1501">
            <text:p/>
          </draw:connector>
          <draw:connector draw:style-name="gr310" draw:text-style-name="P297" draw:layer="layout" svg:x1="14.5cm" svg:y1="5.5cm" svg:x2="14.5cm" svg:y2="7cm" draw:start-shape="id87" draw:start-glue-point="2" draw:end-shape="id88" draw:end-glue-point="0" svg:d="M14500 5500v1500" svg:viewBox="0 0 1 1501">
            <text:p/>
          </draw:connector>
          <draw:connector draw:style-name="gr310" draw:text-style-name="P297" draw:layer="layout" draw:line-skew="-0.55cm" svg:x1="16cm" svg:y1="5.5cm" svg:x2="23.5cm" svg:y2="7cm" draw:start-shape="id89" draw:start-glue-point="2" draw:end-shape="id90" draw:end-glue-point="0" svg:d="M16000 5500v200h7500v1300" svg:viewBox="0 0 7501 1501">
            <text:p/>
          </draw:connector>
          <draw:connector draw:style-name="gr310" draw:text-style-name="P297" draw:layer="layout" svg:x1="16cm" svg:y1="5.5cm" svg:x2="16cm" svg:y2="7cm" draw:end-shape="id91" draw:end-glue-point="0" svg:d="M16000 5500v1500" svg:viewBox="0 0 1 1501">
            <text:p/>
          </draw:connector>
          <draw:connector draw:style-name="gr311" draw:text-style-name="P297" draw:layer="layout" svg:x1="5.5cm" svg:y1="7.5cm" svg:x2="5.5cm" svg:y2="11cm" draw:start-shape="id92" draw:start-glue-point="2" draw:end-shape="id93" draw:end-glue-point="0" svg:d="M5500 7500v3500" svg:viewBox="0 0 1 3501">
            <text:p/>
          </draw:connector>
          <draw:connector draw:style-name="gr311" draw:text-style-name="P297" draw:layer="layout" svg:x1="7cm" svg:y1="8.5cm" svg:x2="14.5cm" svg:y2="11cm" draw:start-shape="id94" draw:start-glue-point="2" draw:end-shape="id95" svg:d="M7000 8500v1250h7500v1250" svg:viewBox="0 0 7501 2501">
            <text:p/>
          </draw:connector>
          <draw:connector draw:style-name="gr311" draw:text-style-name="P297" draw:layer="layout" svg:x1="14.5cm" svg:y1="9.5cm" svg:x2="14.5cm" svg:y2="11cm" draw:start-shape="id96" draw:start-glue-point="2" draw:end-shape="id95" draw:end-glue-point="0" svg:d="M14500 9500v1500" svg:viewBox="0 0 1 1501">
            <text:p/>
          </draw:connector>
          <draw:connector draw:style-name="gr311" draw:text-style-name="P297" draw:layer="layout" svg:x1="23.5cm" svg:y1="8.5cm" svg:x2="23.5cm" svg:y2="11cm" draw:start-shape="id97" draw:start-glue-point="2" draw:end-shape="id98" draw:end-glue-point="0" svg:d="M23500 8500v2500" svg:viewBox="0 0 1 2501">
            <text:p/>
          </draw:connector>
        </draw:g>
      </draw:page>
      <draw:page draw:name="page51" draw:style-name="dp1" draw:master-page-name="Default">
        <office:forms form:automatic-focus="false" form:apply-design-mode="false"/>
        <draw:frame draw:style-name="gr1" draw:text-style-name="P1" draw:layer="layout" svg:width="28cm" svg:height="11cm" svg:x="0cm" svg:y="2cm">
          <draw:text-box>
            <text:p><text:span text:style-name="T1">C02</text:span></text:p>
            <text:p><text:span text:style-name="T1"/></text:p>
            <text:p><text:span text:style-name="T1">Ope</text:span><text:span text:style-name="T1">n </text:span><text:span text:style-name="T1">Sour</text:span><text:span text:style-name="T1">ce </text:span><text:span text:style-name="T1">Proj</text:span><text:span text:style-name="T1">ects</text:span></text:p>
          </draw:text-box>
        </draw:frame>
      </draw:page>
      <draw:page draw:name="page52" draw:style-name="dp1" draw:master-page-name="Default">
        <office:forms form:automatic-focus="false" form:apply-design-mode="false"/>
        <draw:g>
          <draw:g>
            <draw:custom-shape draw:style-name="gr312" draw:text-style-name="P299" draw:layer="layout" svg:width="27cm" svg:height="2cm" svg:x="0.5cm" svg:y="10cm">
              <text:p text:style-name="P298"><text:span text:style-name="T85">Service and support firms</text:span></text:p>
              <draw:enhanced-geometry svg:viewBox="0 0 21600 21600" draw:mirror-horizontal="false" draw:mirror-vertical="false" draw:type="rectangle" draw:enhanced-path="M 0 0 L 21600 0 21600 21600 0 21600 0 0 Z N"/>
            </draw:custom-shape>
            <draw:g>
              <draw:frame draw:style-name="gr313" draw:text-style-name="P300" draw:layer="layout" svg:width="9.581cm" svg:height="1.333cm" svg:x="5.29cm" svg:y="10.667cm">
                <draw:text-box>
                  <text:p text:style-name="P45"><text:span text:style-name="T86">1989</text:span></text:p>
                  <text:p text:style-name="P45"><text:span text:style-name="T87">Cygnus Solutions</text:span></text:p>
                </draw:text-box>
              </draw:frame>
              <draw:line draw:style-name="gr61" draw:text-style-name="P301" draw:layer="layout" svg:x1="5.29cm" svg:y1="11cm" svg:x2="5.29cm" svg:y2="12cm">
                <text:p/>
              </draw:line>
            </draw:g>
            <draw:g>
              <draw:frame draw:style-name="gr313" draw:text-style-name="P302" draw:layer="layout" svg:width="4.79cm" svg:height="1.333cm" svg:x="22.71cm" svg:y="10.667cm">
                <draw:text-box>
                  <text:p text:style-name="P45"><text:span text:style-name="T88">2009</text:span></text:p>
                  <text:p text:style-name="P45"><text:span text:style-name="T89">MariaDB</text:span></text:p>
                </draw:text-box>
              </draw:frame>
              <draw:line draw:style-name="gr61" draw:text-style-name="P301" draw:layer="layout" svg:x1="22.71cm" svg:y1="11cm" svg:x2="22.71cm" svg:y2="12cm">
                <text:p/>
              </draw:line>
            </draw:g>
            <draw:g>
              <draw:frame draw:style-name="gr313" draw:text-style-name="P302" draw:layer="layout" svg:width="8.274cm" svg:height="1.333cm" svg:x="19.226cm" svg:y="10.667cm">
                <draw:text-box>
                  <text:p text:style-name="P45"><text:span text:style-name="T88">2005</text:span></text:p>
                  <text:p text:style-name="P45"><text:span text:style-name="T89">Automattic</text:span></text:p>
                </draw:text-box>
              </draw:frame>
              <draw:line draw:style-name="gr61" draw:text-style-name="P301" draw:layer="layout" svg:x1="19.226cm" svg:y1="11cm" svg:x2="19.226cm" svg:y2="12cm">
                <text:p/>
              </draw:line>
            </draw:g>
            <draw:g>
              <draw:frame draw:style-name="gr313" draw:text-style-name="P302" draw:layer="layout" svg:width="3.048cm" svg:height="1.333cm" svg:x="24.452cm" svg:y="10cm">
                <draw:text-box>
                  <text:p text:style-name="P45"><text:span text:style-name="T88">2011</text:span></text:p>
                  <text:p text:style-name="P45"><text:span text:style-name="T89">Hortonworks</text:span></text:p>
                </draw:text-box>
              </draw:frame>
              <draw:line draw:style-name="gr61" draw:text-style-name="P301" draw:layer="layout" svg:x1="24.452cm" svg:y1="10.333cm" svg:x2="24.452cm" svg:y2="11.333cm">
                <text:p/>
              </draw:line>
            </draw:g>
          </draw:g>
          <draw:g>
            <draw:custom-shape draw:style-name="gr312" draw:text-style-name="P304" draw:layer="layout" svg:width="27cm" svg:height="2cm" svg:x="0.5cm" svg:y="2cm">
              <text:p text:style-name="P303"><text:span text:style-name="T90">User-led consortia (foundations)</text:span></text:p>
              <draw:enhanced-geometry svg:viewBox="0 0 21600 21600" draw:mirror-horizontal="false" draw:mirror-vertical="false" draw:type="rectangle" draw:enhanced-path="M 0 0 L 21600 0 21600 21600 0 21600 0 0 Z N"/>
            </draw:custom-shape>
            <draw:g>
              <draw:frame draw:style-name="gr313" draw:text-style-name="P300" draw:layer="layout" svg:width="8.274cm" svg:height="1.333cm" svg:x="19.226cm" svg:y="2.667cm">
                <draw:text-box>
                  <text:p text:style-name="P45"><text:span text:style-name="T86">2005</text:span></text:p>
                  <text:p text:style-name="P45"><text:span text:style-name="T87">Kuali Foundation</text:span></text:p>
                </draw:text-box>
              </draw:frame>
              <draw:line draw:style-name="gr61" draw:text-style-name="P301" draw:layer="layout" svg:x1="19.226cm" svg:y1="3cm" svg:x2="19.226cm" svg:y2="4cm">
                <text:p/>
              </draw:line>
            </draw:g>
            <draw:g>
              <draw:frame draw:style-name="gr313" draw:text-style-name="P300" draw:layer="layout" svg:width="4.79cm" svg:height="1.333cm" svg:x="22.71cm" svg:y="2cm">
                <draw:text-box>
                  <text:p text:style-name="P45"><text:span text:style-name="T86">2009</text:span></text:p>
                  <text:p text:style-name="P45"><text:span text:style-name="T87">GenIVI Alliance</text:span></text:p>
                </draw:text-box>
              </draw:frame>
              <draw:line draw:style-name="gr61" draw:text-style-name="P301" draw:layer="layout" svg:x1="22.71cm" svg:y1="2.333cm" svg:x2="22.71cm" svg:y2="3.333cm">
                <text:p/>
              </draw:line>
            </draw:g>
          </draw:g>
          <draw:g>
            <draw:custom-shape draw:style-name="gr314" draw:text-style-name="P306" draw:layer="layout" svg:width="27cm" svg:height="1.983cm" svg:x="0.5cm" svg:y="4cm">
              <text:p text:style-name="P305"><text:span text:style-name="T85">Single-vendor open source firms</text:span></text:p>
              <draw:enhanced-geometry svg:viewBox="0 0 21600 21600" draw:mirror-horizontal="false" draw:mirror-vertical="false" draw:type="rectangle" draw:enhanced-path="M 0 0 L 21600 0 21600 21600 0 21600 0 0 Z N"/>
            </draw:custom-shape>
            <draw:g>
              <draw:frame draw:style-name="gr313" draw:text-style-name="P300" draw:layer="layout" svg:width="12.194cm" svg:height="1.322cm" svg:x="11.387cm" svg:y="4.661cm">
                <draw:text-box>
                  <text:p text:style-name="P45"><text:span text:style-name="T86">1995</text:span></text:p>
                  <text:p text:style-name="P45"><text:span text:style-name="T87">MySQL</text:span></text:p>
                </draw:text-box>
              </draw:frame>
              <draw:line draw:style-name="gr61" draw:text-style-name="P301" draw:layer="layout" svg:x1="11.387cm" svg:y1="4.991cm" svg:x2="11.387cm" svg:y2="5.982cm">
                <text:p/>
              </draw:line>
            </draw:g>
            <draw:g>
              <draw:frame draw:style-name="gr313" draw:text-style-name="P300" draw:layer="layout" svg:width="9.167cm" svg:height="1.322cm" svg:x="18.333cm" svg:y="4.678cm">
                <draw:text-box>
                  <text:p text:style-name="P45"><text:span text:style-name="T86">2004</text:span></text:p>
                  <text:p text:style-name="P45"><text:span text:style-name="T87">SugarCRM, </text:span><text:span text:style-name="T87">Jaspersoft, Hyperic, </text:span><text:span text:style-name="T87">...</text:span></text:p>
                </draw:text-box>
              </draw:frame>
              <draw:line draw:style-name="gr61" draw:text-style-name="P301" draw:layer="layout" svg:x1="18.333cm" svg:y1="5.009cm" svg:x2="18.333cm" svg:y2="6cm">
                <text:p/>
              </draw:line>
            </draw:g>
          </draw:g>
          <draw:g>
            <draw:custom-shape draw:style-name="gr312" draw:text-style-name="P308" draw:layer="layout" svg:width="27cm" svg:height="2cm" svg:x="0.5cm" svg:y="6cm">
              <text:p text:style-name="P307"><text:span text:style-name="T91">Developer-led foundations</text:span></text:p>
              <text:p text:style-name="P307"><text:span text:style-name="T91">(Natural persons and vendors)</text:span></text:p>
              <draw:enhanced-geometry svg:viewBox="0 0 21600 21600" draw:mirror-horizontal="false" draw:mirror-vertical="false" draw:type="rectangle" draw:enhanced-path="M 0 0 L 21600 0 21600 21600 0 21600 0 0 Z N"/>
            </draw:custom-shape>
            <draw:g>
              <draw:frame draw:style-name="gr313" draw:text-style-name="P302" draw:layer="layout" svg:width="12.194cm" svg:height="1.333cm" svg:x="14cm" svg:y="6.667cm">
                <draw:text-box>
                  <text:p text:style-name="P45"><text:span text:style-name="T88">1999</text:span></text:p>
                  <text:p text:style-name="P45"><text:span text:style-name="T89">Apache Software </text:span><text:span text:style-name="T89">Foundation</text:span></text:p>
                </draw:text-box>
              </draw:frame>
              <draw:line draw:style-name="gr61" draw:text-style-name="P301" draw:layer="layout" svg:x1="14cm" svg:y1="7cm" svg:x2="14cm" svg:y2="8cm">
                <text:p/>
              </draw:line>
            </draw:g>
            <draw:g>
              <draw:frame draw:style-name="gr313" draw:text-style-name="P300" draw:layer="layout" svg:width="8.71cm" svg:height="1.333cm" svg:x="18.355cm" svg:y="6cm">
                <draw:text-box>
                  <text:p text:style-name="P45"><text:span text:style-name="T88">2004 </text:span><text:span text:style-name="T89">Eclipse </text:span><text:span text:style-name="T89">Foundation</text:span></text:p>
                  <text:p text:style-name="P45"><text:span text:style-name="T92"/></text:p>
                </draw:text-box>
              </draw:frame>
              <draw:line draw:style-name="gr61" draw:text-style-name="P301" draw:layer="layout" svg:x1="18.355cm" svg:y1="6.333cm" svg:x2="18.355cm" svg:y2="7.333cm">
                <text:p/>
              </draw:line>
            </draw:g>
            <draw:g>
              <draw:frame draw:style-name="gr313" draw:text-style-name="P302" draw:layer="layout" svg:width="6.532cm" svg:height="1.333cm" svg:x="20.968cm" svg:y="6.667cm">
                <draw:text-box>
                  <text:p text:style-name="P45"><text:span text:style-name="T88">2007</text:span></text:p>
                  <text:p text:style-name="P45"><text:span text:style-name="T89">Linux Foundation</text:span></text:p>
                </draw:text-box>
              </draw:frame>
              <draw:line draw:style-name="gr61" draw:text-style-name="P301" draw:layer="layout" svg:x1="20.968cm" svg:y1="7cm" svg:x2="20.968cm" svg:y2="8cm">
                <text:p/>
              </draw:line>
            </draw:g>
          </draw:g>
          <draw:g>
            <draw:custom-shape draw:style-name="gr315" draw:text-style-name="P310" draw:layer="layout" svg:width="27cm" svg:height="2cm" svg:x="0.5cm" svg:y="8cm">
              <text:p text:style-name="P309"><text:span text:style-name="T85">Open source distributor firms</text:span></text:p>
              <draw:enhanced-geometry svg:viewBox="0 0 21600 21600" draw:type="rectangle" draw:enhanced-path="M 0 0 L 21600 0 21600 21600 0 21600 0 0 Z N"/>
            </draw:custom-shape>
            <draw:g>
              <draw:frame draw:style-name="gr313" draw:text-style-name="P302" draw:layer="layout" svg:width="6.968cm" svg:height="1.333cm" svg:x="7.903cm" svg:y="8.667cm">
                <draw:text-box>
                  <text:p text:style-name="P45"><text:span text:style-name="T88">1992</text:span></text:p>
                  <text:p text:style-name="P45"><text:span text:style-name="T89">Suse</text:span></text:p>
                </draw:text-box>
              </draw:frame>
              <draw:line draw:style-name="gr61" draw:text-style-name="P301" draw:layer="layout" svg:x1="7.903cm" svg:y1="9cm" svg:x2="7.903cm" svg:y2="10cm">
                <text:p/>
              </draw:line>
            </draw:g>
            <draw:g>
              <draw:frame draw:style-name="gr313" draw:text-style-name="P302" draw:layer="layout" svg:width="6.968cm" svg:height="1.333cm" svg:x="9.645cm" svg:y="8cm">
                <draw:text-box>
                  <text:p text:style-name="P45"><text:span text:style-name="T88">1994</text:span></text:p>
                  <text:p text:style-name="P45"><text:span text:style-name="T89">Red Hat</text:span></text:p>
                </draw:text-box>
              </draw:frame>
              <draw:line draw:style-name="gr61" draw:text-style-name="P301" draw:layer="layout" svg:x1="9.645cm" svg:y1="8.333cm" svg:x2="9.645cm" svg:y2="9.333cm">
                <text:p/>
              </draw:line>
            </draw:g>
            <draw:g>
              <draw:frame draw:style-name="gr313" draw:text-style-name="P302" draw:layer="layout" svg:width="6.968cm" svg:height="1.333cm" svg:x="18.355cm" svg:y="8cm">
                <draw:text-box>
                  <text:p text:style-name="P45"><text:span text:style-name="T88">2004</text:span></text:p>
                  <text:p text:style-name="P45"><text:span text:style-name="T89">Canonical</text:span></text:p>
                </draw:text-box>
              </draw:frame>
              <draw:line draw:style-name="gr61" draw:text-style-name="P301" draw:layer="layout" svg:x1="18.355cm" svg:y1="8.333cm" svg:x2="18.355cm" svg:y2="9.333cm">
                <text:p/>
              </draw:line>
            </draw:g>
            <draw:g>
              <draw:frame draw:style-name="gr313" draw:text-style-name="P302" draw:layer="layout" svg:width="6.968cm" svg:height="1.333cm" svg:x="16.613cm" svg:y="8.667cm">
                <draw:text-box>
                  <text:p text:style-name="P45"><text:span text:style-name="T88">2002</text:span></text:p>
                  <text:p text:style-name="P45"><text:span text:style-name="T89">Univention</text:span></text:p>
                </draw:text-box>
              </draw:frame>
              <draw:line draw:style-name="gr61" draw:text-style-name="P301" draw:layer="layout" svg:x1="16.613cm" svg:y1="9cm" svg:x2="16.613cm" svg:y2="10cm">
                <text:p/>
              </draw:line>
            </draw:g>
          </draw:g>
          <draw:g>
            <draw:custom-shape draw:style-name="gr316" draw:text-style-name="P311" draw:layer="layout" svg:width="27cm" svg:height="2cm" svg:x="0.5cm" svg:y="12cm">
              <text:p text:style-name="P303"><text:span text:style-name="T90">Traditional community projects</text:span></text:p>
              <draw:enhanced-geometry svg:viewBox="0 0 21600 21600" draw:type="rectangle" draw:enhanced-path="M 0 0 L 21600 0 21600 21600 0 21600 0 0 Z N"/>
            </draw:custom-shape>
            <draw:g>
              <draw:frame draw:style-name="gr313" draw:text-style-name="P300" draw:layer="layout" svg:width="6.968cm" svg:height="1.333cm" svg:x="7.032cm" svg:y="12.667cm">
                <draw:text-box>
                  <text:p text:style-name="P45"><text:span text:style-name="T86">1991</text:span></text:p>
                  <text:p text:style-name="P45"><text:span text:style-name="T87">Linux kernel</text:span></text:p>
                </draw:text-box>
              </draw:frame>
              <draw:line draw:style-name="gr61" draw:text-style-name="P301" draw:layer="layout" svg:x1="7.032cm" svg:y1="13cm" svg:x2="7.032cm" svg:y2="14cm">
                <text:p/>
              </draw:line>
            </draw:g>
            <draw:g>
              <draw:frame draw:style-name="gr313" draw:text-style-name="P300" draw:layer="layout" svg:width="6.968cm" svg:height="1.333cm" svg:x="8.774cm" svg:y="12cm">
                <draw:text-box>
                  <text:p text:style-name="P45"><text:span text:style-name="T86">1993</text:span></text:p>
                  <text:p text:style-name="P45"><text:span text:style-name="T87">Debian</text:span></text:p>
                </draw:text-box>
              </draw:frame>
              <draw:line draw:style-name="gr61" draw:text-style-name="P301" draw:layer="layout" svg:x1="8.774cm" svg:y1="12.333cm" svg:x2="8.774cm" svg:y2="13.333cm">
                <text:p/>
              </draw:line>
            </draw:g>
            <draw:g>
              <draw:frame draw:style-name="gr313" draw:text-style-name="P300" draw:layer="layout" svg:width="6.968cm" svg:height="1.333cm" svg:x="18.355cm" svg:y="12.667cm">
                <draw:text-box>
                  <text:p text:style-name="P45"><text:span text:style-name="T86">2004</text:span></text:p>
                  <text:p text:style-name="P45"><text:span text:style-name="T87">CentOS</text:span></text:p>
                </draw:text-box>
              </draw:frame>
              <draw:line draw:style-name="gr61" draw:text-style-name="P301" draw:layer="layout" svg:x1="18.355cm" svg:y1="13cm" svg:x2="18.355cm" svg:y2="14cm">
                <text:p/>
              </draw:line>
            </draw:g>
            <draw:g>
              <draw:frame draw:style-name="gr313" draw:text-style-name="P300" draw:layer="layout" svg:width="6.968cm" svg:height="1.333cm" svg:x="0.935cm" svg:y="12.667cm">
                <draw:text-box>
                  <text:p text:style-name="P45"><text:span text:style-name="T86">1984</text:span></text:p>
                  <text:p text:style-name="P45"><text:span text:style-name="T87">GNU Emacs</text:span></text:p>
                </draw:text-box>
              </draw:frame>
              <draw:line draw:style-name="gr61" draw:text-style-name="P301" draw:layer="layout" svg:x1="0.935cm" svg:y1="13cm" svg:x2="0.935cm" svg:y2="14cm">
                <text:p/>
              </draw:line>
            </draw:g>
            <draw:g>
              <draw:frame draw:style-name="gr313" draw:text-style-name="P300" draw:layer="layout" svg:width="6.968cm" svg:height="1.333cm" svg:x="3.548cm" svg:y="12cm">
                <draw:text-box>
                  <text:p text:style-name="P45"><text:span text:style-name="T86">1987</text:span></text:p>
                  <text:p text:style-name="P45"><text:span text:style-name="T87">GCC</text:span></text:p>
                </draw:text-box>
              </draw:frame>
              <draw:line draw:style-name="gr61" draw:text-style-name="P301" draw:layer="layout" svg:x1="3.548cm" svg:y1="12.333cm" svg:x2="3.548cm" svg:y2="13.333cm">
                <text:p/>
              </draw:line>
            </draw:g>
            <draw:g>
              <draw:frame draw:style-name="gr313" draw:text-style-name="P300" draw:layer="layout" svg:width="6.968cm" svg:height="1.333cm" svg:x="11.387cm" svg:y="12.667cm">
                <draw:text-box>
                  <text:p text:style-name="P45"><text:span text:style-name="T86">1996</text:span></text:p>
                  <text:p text:style-name="P45"><text:span text:style-name="T87">PostgreSQL</text:span></text:p>
                </draw:text-box>
              </draw:frame>
              <draw:line draw:style-name="gr61" draw:text-style-name="P301" draw:layer="layout" svg:x1="11.387cm" svg:y1="13cm" svg:x2="11.387cm" svg:y2="14cm">
                <text:p/>
              </draw:line>
            </draw:g>
          </draw:g>
          <draw:line draw:style-name="gr317" draw:text-style-name="P313" draw:layer="layout" svg:x1="0.5cm" svg:y1="14cm" svg:x2="27.5cm" svg:y2="14cm">
            <text:p text:style-name="P312"><text:span text:style-name="T87">year <text:s text:c="3"/></text:span></text:p>
            <text:p text:style-name="P312"><text:span text:style-name="T87"/></text:p>
            <text:p text:style-name="P312"><text:span text:style-name="T87"/></text:p>
          </draw:line>
        </draw:g>
      </draw:page>
      <draw:page draw:name="page53" draw:style-name="dp1" draw:master-page-name="Default">
        <office:forms form:automatic-focus="false" form:apply-design-mode="false"/>
        <draw:g>
          <draw:frame draw:style-name="gr318" draw:text-style-name="P316" draw:layer="layout" svg:width="22cm" svg:height="3cm" svg:x="2.5cm" svg:y="10cm">
            <draw:text-box>
              <text:p text:style-name="P314"><text:span text:style-name="T93">User-led open </text:span><text:span text:style-name="T93">source projects</text:span></text:p>
              <text:list text:style-name="L5">
                <text:list-item>
                  <text:p text:style-name="P315"><text:span text:style-name="T94">Usually applications</text:span></text:p>
                </text:list-item>
                <text:list-item>
                  <text:p text:style-name="P315"><text:span text:style-name="T94">Usually copyleft </text:span><text:span text:style-name="T94">licensed</text:span></text:p>
                </text:list-item>
              </text:list>
              <text:p text:style-name="P314"><text:span text:style-name="T93"/></text:p>
            </draw:text-box>
          </draw:frame>
          <draw:line draw:style-name="gr319" draw:text-style-name="P24" draw:layer="layout" svg:x1="2.5cm" svg:y1="13cm" svg:x2="24.5cm" svg:y2="13cm">
            <text:p/>
          </draw:line>
          <draw:frame draw:style-name="gr320" draw:text-style-name="P121" draw:layer="layout" svg:width="2cm" svg:height="1cm" svg:x="22.5cm" svg:y="13cm">
            <draw:text-box>
              <text:p><text:span text:style-name="T35">time</text:span></text:p>
            </draw:text-box>
          </draw:frame>
          <draw:g>
            <draw:line draw:style-name="gr321" draw:text-style-name="P317" draw:layer="layout" svg:x1="3cm" svg:y1="12.7cm" svg:x2="3cm" svg:y2="13.3cm">
              <text:p/>
            </draw:line>
            <draw:frame draw:style-name="gr322" draw:text-style-name="P318" draw:layer="layout" svg:width="1cm" svg:height="1cm" svg:x="2.5cm" svg:y="13cm">
              <draw:text-box>
                <text:p><text:span text:style-name="T95">1984</text:span></text:p>
              </draw:text-box>
            </draw:frame>
          </draw:g>
          <draw:g>
            <draw:line draw:style-name="gr321" draw:text-style-name="P317" draw:layer="layout" svg:x1="4.5cm" svg:y1="12.7cm" svg:x2="4.5cm" svg:y2="13.3cm">
              <text:p/>
            </draw:line>
            <draw:frame draw:style-name="gr322" draw:text-style-name="P318" draw:layer="layout" svg:width="1cm" svg:height="1cm" svg:x="4cm" svg:y="13cm">
              <draw:text-box>
                <text:p><text:span text:style-name="T95">1987</text:span></text:p>
              </draw:text-box>
            </draw:frame>
          </draw:g>
          <draw:g>
            <draw:line draw:style-name="gr321" draw:text-style-name="P317" draw:layer="layout" svg:x1="6cm" svg:y1="12.7cm" svg:x2="6cm" svg:y2="13.3cm">
              <text:p/>
            </draw:line>
            <draw:frame draw:style-name="gr322" draw:text-style-name="P318" draw:layer="layout" svg:width="1cm" svg:height="1cm" svg:x="5.5cm" svg:y="13cm">
              <draw:text-box>
                <text:p><text:span text:style-name="T95">1990</text:span></text:p>
              </draw:text-box>
            </draw:frame>
          </draw:g>
          <draw:g>
            <draw:line draw:style-name="gr321" draw:text-style-name="P317" draw:layer="layout" svg:x1="7.5cm" svg:y1="12.7cm" svg:x2="7.5cm" svg:y2="13.3cm">
              <text:p/>
            </draw:line>
            <draw:frame draw:style-name="gr322" draw:text-style-name="P318" draw:layer="layout" svg:width="1cm" svg:height="1cm" svg:x="7cm" svg:y="13cm">
              <draw:text-box>
                <text:p><text:span text:style-name="T95">1993</text:span></text:p>
              </draw:text-box>
            </draw:frame>
          </draw:g>
          <draw:g>
            <draw:line draw:style-name="gr321" draw:text-style-name="P317" draw:layer="layout" svg:x1="9cm" svg:y1="12.7cm" svg:x2="9cm" svg:y2="13.3cm">
              <text:p/>
            </draw:line>
            <draw:frame draw:style-name="gr322" draw:text-style-name="P318" draw:layer="layout" svg:width="1cm" svg:height="1cm" svg:x="8.5cm" svg:y="13cm">
              <draw:text-box>
                <text:p><text:span text:style-name="T95">1996</text:span></text:p>
              </draw:text-box>
            </draw:frame>
          </draw:g>
          <draw:g>
            <draw:line draw:style-name="gr321" draw:text-style-name="P317" draw:layer="layout" svg:x1="10.5cm" svg:y1="12.7cm" svg:x2="10.5cm" svg:y2="13.3cm">
              <text:p/>
            </draw:line>
            <draw:frame draw:style-name="gr322" draw:text-style-name="P318" draw:layer="layout" svg:width="1cm" svg:height="1cm" svg:x="10cm" svg:y="13cm">
              <draw:text-box>
                <text:p><text:span text:style-name="T95">1999</text:span></text:p>
              </draw:text-box>
            </draw:frame>
          </draw:g>
          <draw:g>
            <draw:line draw:style-name="gr321" draw:text-style-name="P317" draw:layer="layout" svg:x1="12cm" svg:y1="12.7cm" svg:x2="12cm" svg:y2="13.3cm">
              <text:p/>
            </draw:line>
            <draw:frame draw:style-name="gr322" draw:text-style-name="P318" draw:layer="layout" svg:width="1cm" svg:height="1cm" svg:x="11.5cm" svg:y="13cm">
              <draw:text-box>
                <text:p><text:span text:style-name="T95">2002</text:span></text:p>
              </draw:text-box>
            </draw:frame>
          </draw:g>
          <draw:g>
            <draw:line draw:style-name="gr321" draw:text-style-name="P317" draw:layer="layout" svg:x1="13.5cm" svg:y1="12.7cm" svg:x2="13.5cm" svg:y2="13.3cm">
              <text:p/>
            </draw:line>
            <draw:frame draw:style-name="gr322" draw:text-style-name="P318" draw:layer="layout" svg:width="1cm" svg:height="1cm" svg:x="13cm" svg:y="13cm">
              <draw:text-box>
                <text:p><text:span text:style-name="T95">2005</text:span></text:p>
              </draw:text-box>
            </draw:frame>
          </draw:g>
          <draw:g>
            <draw:line draw:style-name="gr321" draw:text-style-name="P317" draw:layer="layout" svg:x1="15cm" svg:y1="12.7cm" svg:x2="15cm" svg:y2="13.3cm">
              <text:p/>
            </draw:line>
            <draw:frame draw:style-name="gr322" draw:text-style-name="P318" draw:layer="layout" svg:width="1cm" svg:height="1cm" svg:x="14.5cm" svg:y="13cm">
              <draw:text-box>
                <text:p><text:span text:style-name="T95">2008</text:span></text:p>
              </draw:text-box>
            </draw:frame>
          </draw:g>
          <draw:g>
            <draw:line draw:style-name="gr321" draw:text-style-name="P317" draw:layer="layout" svg:x1="16.6cm" svg:y1="12.7cm" svg:x2="16.6cm" svg:y2="13.3cm">
              <text:p/>
            </draw:line>
            <draw:frame draw:style-name="gr322" draw:text-style-name="P318" draw:layer="layout" svg:width="1cm" svg:height="1cm" svg:x="16.1cm" svg:y="13cm">
              <draw:text-box>
                <text:p><text:span text:style-name="T95">2011</text:span></text:p>
              </draw:text-box>
            </draw:frame>
          </draw:g>
          <draw:g>
            <draw:line draw:style-name="gr321" draw:text-style-name="P317" draw:layer="layout" svg:x1="18cm" svg:y1="12.7cm" svg:x2="18cm" svg:y2="13.3cm">
              <text:p/>
            </draw:line>
            <draw:frame draw:style-name="gr322" draw:text-style-name="P318" draw:layer="layout" svg:width="1cm" svg:height="1cm" svg:x="17.5cm" svg:y="13cm">
              <draw:text-box>
                <text:p><text:span text:style-name="T95">2014</text:span></text:p>
              </draw:text-box>
            </draw:frame>
          </draw:g>
          <draw:g>
            <draw:line draw:style-name="gr321" draw:text-style-name="P317" draw:layer="layout" svg:x1="19.5cm" svg:y1="12.7cm" svg:x2="19.5cm" svg:y2="13.3cm">
              <text:p/>
            </draw:line>
            <draw:frame draw:style-name="gr322" draw:text-style-name="P318" draw:layer="layout" svg:width="1cm" svg:height="1cm" svg:x="19cm" svg:y="13cm">
              <draw:text-box>
                <text:p><text:span text:style-name="T95">2017</text:span></text:p>
              </draw:text-box>
            </draw:frame>
          </draw:g>
          <draw:g>
            <draw:line draw:style-name="gr321" draw:text-style-name="P317" draw:layer="layout" svg:x1="21cm" svg:y1="12.7cm" svg:x2="21cm" svg:y2="13.3cm">
              <text:p/>
            </draw:line>
            <draw:frame draw:style-name="gr322" draw:text-style-name="P318" draw:layer="layout" svg:width="1cm" svg:height="1cm" svg:x="20.5cm" svg:y="13cm">
              <draw:text-box>
                <text:p><text:span text:style-name="T95">2020</text:span></text:p>
              </draw:text-box>
            </draw:frame>
          </draw:g>
          <draw:g>
            <draw:line draw:style-name="gr321" draw:text-style-name="P317" draw:layer="layout" svg:x1="22.5cm" svg:y1="12.7cm" svg:x2="22.5cm" svg:y2="13.3cm">
              <text:p/>
            </draw:line>
            <draw:frame draw:style-name="gr322" draw:text-style-name="P318" draw:layer="layout" svg:width="1cm" svg:height="1cm" svg:x="22cm" svg:y="13cm">
              <draw:text-box>
                <text:p><text:span text:style-name="T95">2023</text:span></text:p>
              </draw:text-box>
            </draw:frame>
          </draw:g>
          <draw:g>
            <draw:frame draw:style-name="gr323" draw:text-style-name="P318" draw:layer="layout" svg:width="2cm" svg:height="1cm" svg:x="10cm" svg:y="11cm">
              <draw:text-box>
                <text:p><text:span text:style-name="T95">GIMP</text:span></text:p>
              </draw:text-box>
            </draw:frame>
            <draw:line draw:style-name="gr324" draw:text-style-name="P24" draw:layer="layout" svg:x1="10cm" svg:y1="11cm" svg:x2="10cm" svg:y2="13cm">
              <text:p/>
            </draw:line>
          </draw:g>
          <draw:g>
            <draw:frame draw:style-name="gr325" draw:text-style-name="P319" draw:layer="layout" svg:width="2cm" svg:height="1cm" svg:x="4.5cm" svg:y="12cm">
              <draw:text-box>
                <text:p><text:span text:style-name="T95">gcc</text:span></text:p>
              </draw:text-box>
            </draw:frame>
            <draw:line draw:style-name="gr326" draw:text-style-name="P320" draw:layer="layout" svg:x1="4.5cm" svg:y1="12cm" svg:x2="4.5cm" svg:y2="13cm">
              <text:p/>
            </draw:line>
          </draw:g>
          <draw:g>
            <draw:frame draw:style-name="gr325" draw:text-style-name="P319" draw:layer="layout" svg:width="1.5cm" svg:height="1cm" svg:x="3cm" svg:y="12cm">
              <draw:text-box>
                <text:p><text:span text:style-name="T95">emacs</text:span></text:p>
              </draw:text-box>
            </draw:frame>
            <draw:line draw:style-name="gr326" draw:text-style-name="P320" draw:layer="layout" svg:x1="3cm" svg:y1="12cm" svg:x2="3cm" svg:y2="13cm">
              <text:p/>
            </draw:line>
          </draw:g>
          <draw:g>
            <draw:frame draw:style-name="gr325" draw:text-style-name="P319" draw:layer="layout" svg:width="2cm" svg:height="1cm" svg:x="8cm" svg:y="12cm">
              <draw:text-box>
                <text:p><text:span text:style-name="T95">Blender</text:span></text:p>
              </draw:text-box>
            </draw:frame>
            <draw:line draw:style-name="gr326" draw:text-style-name="P320" draw:layer="layout" svg:x1="8cm" svg:y1="12cm" svg:x2="8cm" svg:y2="13cm">
              <text:p/>
            </draw:line>
          </draw:g>
          <draw:g>
            <draw:frame draw:style-name="gr325" draw:text-style-name="P319" draw:layer="layout" svg:width="3cm" svg:height="1cm" svg:x="12cm" svg:y="12cm">
              <draw:text-box>
                <text:p><text:span text:style-name="T95">OpenOffice</text:span></text:p>
              </draw:text-box>
            </draw:frame>
            <draw:line draw:style-name="gr326" draw:text-style-name="P320" draw:layer="layout" svg:x1="12cm" svg:y1="12cm" svg:x2="12cm" svg:y2="13cm">
              <text:p/>
            </draw:line>
          </draw:g>
          <draw:g>
            <draw:frame draw:style-name="gr325" draw:text-style-name="P319" draw:layer="layout" svg:width="3cm" svg:height="1cm" svg:x="20.488cm" svg:y="12cm">
              <draw:text-box>
                <text:p><text:span text:style-name="T95">OpenCue</text:span></text:p>
              </draw:text-box>
            </draw:frame>
            <draw:line draw:style-name="gr326" draw:text-style-name="P320" draw:layer="layout" svg:x1="20.488cm" svg:y1="12cm" svg:x2="20.488cm" svg:y2="13cm">
              <text:p/>
            </draw:line>
          </draw:g>
        </draw:g>
        <draw:g>
          <draw:frame draw:style-name="gr327" draw:text-style-name="P323" draw:layer="layout" svg:width="22cm" svg:height="3cm" svg:x="2.5cm" svg:y="4cm">
            <draw:text-box>
              <text:p text:style-name="P321"><text:span text:style-name="T93">Developer-led </text:span><text:span text:style-name="T93">open source </text:span><text:span text:style-name="T93">projects</text:span></text:p>
              <text:list text:style-name="L5">
                <text:list-item>
                  <text:p text:style-name="P322"><text:span text:style-name="T94">Usually components</text:span></text:p>
                </text:list-item>
                <text:list-item>
                  <text:p text:style-name="P322"><text:span text:style-name="T94">Usually permissively </text:span><text:span text:style-name="T94">licensed</text:span></text:p>
                </text:list-item>
              </text:list>
              <text:p text:style-name="P321"><text:span text:style-name="T93"/></text:p>
            </draw:text-box>
          </draw:frame>
          <draw:g>
            <draw:frame draw:style-name="gr323" draw:text-style-name="P318" draw:layer="layout" svg:width="3.5cm" svg:height="1cm" svg:x="8.5cm" svg:y="5cm">
              <draw:text-box>
                <text:p><text:span text:style-name="T95">httpd</text:span></text:p>
              </draw:text-box>
            </draw:frame>
            <draw:line draw:style-name="gr324" draw:text-style-name="P24" draw:layer="layout" svg:x1="8.5cm" svg:y1="5cm" svg:x2="8.5cm" svg:y2="7cm">
              <text:p/>
            </draw:line>
            <draw:line draw:style-name="gr328" draw:text-style-name="P24" draw:layer="layout" svg:x1="8.5cm" svg:y1="6cm" svg:x2="8.5cm" svg:y2="7cm">
              <text:p/>
            </draw:line>
          </draw:g>
          <draw:g>
            <draw:frame draw:style-name="gr325" draw:text-style-name="P319" draw:layer="layout" svg:width="2.5cm" svg:height="1cm" svg:x="6.5cm" svg:y="6cm">
              <draw:text-box>
                <text:p><text:span text:style-name="T95">Linux kernel</text:span></text:p>
              </draw:text-box>
            </draw:frame>
            <draw:line draw:style-name="gr326" draw:text-style-name="P320" draw:layer="layout" svg:x1="6.5cm" svg:y1="6cm" svg:x2="6.5cm" svg:y2="7cm">
              <text:p/>
            </draw:line>
          </draw:g>
          <draw:g>
            <draw:frame draw:style-name="gr323" draw:text-style-name="P318" draw:layer="layout" svg:width="2cm" svg:height="1cm" svg:x="13cm" svg:y="5cm">
              <draw:text-box>
                <text:p><text:span text:style-name="T95">CentOS</text:span></text:p>
              </draw:text-box>
            </draw:frame>
            <draw:line draw:style-name="gr324" draw:text-style-name="P24" draw:layer="layout" svg:x1="13cm" svg:y1="5cm" svg:x2="13cm" svg:y2="7cm">
              <text:p/>
            </draw:line>
          </draw:g>
          <draw:g>
            <draw:frame draw:style-name="gr325" draw:text-style-name="P319" draw:layer="layout" svg:width="3.5cm" svg:height="1cm" svg:x="14.5cm" svg:y="6cm">
              <draw:text-box>
                <text:p><text:span text:style-name="T95">hadoop</text:span></text:p>
              </draw:text-box>
            </draw:frame>
            <draw:line draw:style-name="gr326" draw:text-style-name="P320" draw:layer="layout" svg:x1="14.5cm" svg:y1="6cm" svg:x2="14.5cm" svg:y2="7cm">
              <text:p/>
            </draw:line>
          </draw:g>
          <draw:g>
            <draw:frame draw:style-name="gr325" draw:text-style-name="P319" draw:layer="layout" svg:width="3cm" svg:height="1cm" svg:x="9cm" svg:y="6cm">
              <draw:text-box>
                <text:p><text:span text:style-name="T95">PostgreSQL</text:span></text:p>
              </draw:text-box>
            </draw:frame>
            <draw:line draw:style-name="gr326" draw:text-style-name="P320" draw:layer="layout" svg:x1="9cm" svg:y1="6cm" svg:x2="9cm" svg:y2="7cm">
              <text:p/>
            </draw:line>
          </draw:g>
          <draw:g>
            <draw:line draw:style-name="gr319" draw:text-style-name="P24" draw:layer="layout" svg:x1="2.5cm" svg:y1="7cm" svg:x2="24.5cm" svg:y2="7cm">
              <text:p/>
            </draw:line>
            <draw:frame draw:style-name="gr320" draw:text-style-name="P121" draw:layer="layout" svg:width="2cm" svg:height="1cm" svg:x="22.5cm" svg:y="7cm">
              <draw:text-box>
                <text:p><text:span text:style-name="T35">time</text:span></text:p>
              </draw:text-box>
            </draw:frame>
            <draw:g>
              <draw:line draw:style-name="gr321" draw:text-style-name="P317" draw:layer="layout" svg:x1="3cm" svg:y1="6.7cm" svg:x2="3cm" svg:y2="7.3cm">
                <text:p/>
              </draw:line>
              <draw:frame draw:style-name="gr322" draw:text-style-name="P318" draw:layer="layout" svg:width="1cm" svg:height="1cm" svg:x="2.5cm" svg:y="7cm">
                <draw:text-box>
                  <text:p><text:span text:style-name="T95">1984</text:span></text:p>
                </draw:text-box>
              </draw:frame>
            </draw:g>
            <draw:g>
              <draw:line draw:style-name="gr321" draw:text-style-name="P317" draw:layer="layout" svg:x1="4.5cm" svg:y1="6.7cm" svg:x2="4.5cm" svg:y2="7.3cm">
                <text:p/>
              </draw:line>
              <draw:frame draw:style-name="gr322" draw:text-style-name="P318" draw:layer="layout" svg:width="1cm" svg:height="1cm" svg:x="4cm" svg:y="7cm">
                <draw:text-box>
                  <text:p><text:span text:style-name="T95">1987</text:span></text:p>
                </draw:text-box>
              </draw:frame>
            </draw:g>
            <draw:g>
              <draw:line draw:style-name="gr321" draw:text-style-name="P317" draw:layer="layout" svg:x1="6cm" svg:y1="6.7cm" svg:x2="6cm" svg:y2="7.3cm">
                <text:p/>
              </draw:line>
              <draw:frame draw:style-name="gr322" draw:text-style-name="P318" draw:layer="layout" svg:width="1cm" svg:height="1cm" svg:x="5.5cm" svg:y="7cm">
                <draw:text-box>
                  <text:p><text:span text:style-name="T95">1990</text:span></text:p>
                </draw:text-box>
              </draw:frame>
            </draw:g>
            <draw:g>
              <draw:line draw:style-name="gr321" draw:text-style-name="P317" draw:layer="layout" svg:x1="7.5cm" svg:y1="6.7cm" svg:x2="7.5cm" svg:y2="7.3cm">
                <text:p/>
              </draw:line>
              <draw:frame draw:style-name="gr322" draw:text-style-name="P318" draw:layer="layout" svg:width="1cm" svg:height="1cm" svg:x="7cm" svg:y="7cm">
                <draw:text-box>
                  <text:p><text:span text:style-name="T95">1993</text:span></text:p>
                </draw:text-box>
              </draw:frame>
            </draw:g>
            <draw:g>
              <draw:line draw:style-name="gr321" draw:text-style-name="P317" draw:layer="layout" svg:x1="9cm" svg:y1="6.7cm" svg:x2="9cm" svg:y2="7.3cm">
                <text:p/>
              </draw:line>
              <draw:frame draw:style-name="gr322" draw:text-style-name="P318" draw:layer="layout" svg:width="1cm" svg:height="1cm" svg:x="8.5cm" svg:y="7cm">
                <draw:text-box>
                  <text:p><text:span text:style-name="T95">1996</text:span></text:p>
                </draw:text-box>
              </draw:frame>
            </draw:g>
            <draw:g>
              <draw:line draw:style-name="gr321" draw:text-style-name="P317" draw:layer="layout" svg:x1="10.5cm" svg:y1="6.7cm" svg:x2="10.5cm" svg:y2="7.3cm">
                <text:p/>
              </draw:line>
              <draw:frame draw:style-name="gr322" draw:text-style-name="P318" draw:layer="layout" svg:width="1cm" svg:height="1cm" svg:x="10cm" svg:y="7cm">
                <draw:text-box>
                  <text:p><text:span text:style-name="T95">1999</text:span></text:p>
                </draw:text-box>
              </draw:frame>
            </draw:g>
            <draw:g>
              <draw:line draw:style-name="gr321" draw:text-style-name="P317" draw:layer="layout" svg:x1="12cm" svg:y1="6.7cm" svg:x2="12cm" svg:y2="7.3cm">
                <text:p/>
              </draw:line>
              <draw:frame draw:style-name="gr322" draw:text-style-name="P318" draw:layer="layout" svg:width="1cm" svg:height="1cm" svg:x="11.5cm" svg:y="7cm">
                <draw:text-box>
                  <text:p><text:span text:style-name="T95">2002</text:span></text:p>
                </draw:text-box>
              </draw:frame>
            </draw:g>
            <draw:g>
              <draw:line draw:style-name="gr321" draw:text-style-name="P317" draw:layer="layout" svg:x1="13.5cm" svg:y1="6.7cm" svg:x2="13.5cm" svg:y2="7.3cm">
                <text:p/>
              </draw:line>
              <draw:frame draw:style-name="gr322" draw:text-style-name="P318" draw:layer="layout" svg:width="1cm" svg:height="1cm" svg:x="13cm" svg:y="7cm">
                <draw:text-box>
                  <text:p><text:span text:style-name="T95">2005</text:span></text:p>
                </draw:text-box>
              </draw:frame>
            </draw:g>
            <draw:g>
              <draw:line draw:style-name="gr321" draw:text-style-name="P317" draw:layer="layout" svg:x1="15cm" svg:y1="6.7cm" svg:x2="15cm" svg:y2="7.3cm">
                <text:p/>
              </draw:line>
              <draw:frame draw:style-name="gr322" draw:text-style-name="P318" draw:layer="layout" svg:width="1cm" svg:height="1cm" svg:x="14.5cm" svg:y="7cm">
                <draw:text-box>
                  <text:p><text:span text:style-name="T95">2008</text:span></text:p>
                </draw:text-box>
              </draw:frame>
            </draw:g>
            <draw:g>
              <draw:line draw:style-name="gr321" draw:text-style-name="P317" draw:layer="layout" svg:x1="16.6cm" svg:y1="6.7cm" svg:x2="16.6cm" svg:y2="7.3cm">
                <text:p/>
              </draw:line>
              <draw:frame draw:style-name="gr322" draw:text-style-name="P318" draw:layer="layout" svg:width="1cm" svg:height="1cm" svg:x="16.1cm" svg:y="7cm">
                <draw:text-box>
                  <text:p><text:span text:style-name="T95">2011</text:span></text:p>
                </draw:text-box>
              </draw:frame>
            </draw:g>
            <draw:g>
              <draw:line draw:style-name="gr321" draw:text-style-name="P317" draw:layer="layout" svg:x1="18cm" svg:y1="6.7cm" svg:x2="18cm" svg:y2="7.3cm">
                <text:p/>
              </draw:line>
              <draw:frame draw:style-name="gr322" draw:text-style-name="P318" draw:layer="layout" svg:width="1cm" svg:height="1cm" svg:x="17.5cm" svg:y="7cm">
                <draw:text-box>
                  <text:p><text:span text:style-name="T95">2014</text:span></text:p>
                </draw:text-box>
              </draw:frame>
            </draw:g>
            <draw:g>
              <draw:line draw:style-name="gr321" draw:text-style-name="P317" draw:layer="layout" svg:x1="19.5cm" svg:y1="6.7cm" svg:x2="19.5cm" svg:y2="7.3cm">
                <text:p/>
              </draw:line>
              <draw:frame draw:style-name="gr322" draw:text-style-name="P318" draw:layer="layout" svg:width="1cm" svg:height="1cm" svg:x="19cm" svg:y="7cm">
                <draw:text-box>
                  <text:p><text:span text:style-name="T95">2017</text:span></text:p>
                </draw:text-box>
              </draw:frame>
            </draw:g>
            <draw:g>
              <draw:line draw:style-name="gr321" draw:text-style-name="P317" draw:layer="layout" svg:x1="21cm" svg:y1="6.7cm" svg:x2="21cm" svg:y2="7.3cm">
                <text:p/>
              </draw:line>
              <draw:frame draw:style-name="gr322" draw:text-style-name="P318" draw:layer="layout" svg:width="1cm" svg:height="1cm" svg:x="20.5cm" svg:y="7cm">
                <draw:text-box>
                  <text:p><text:span text:style-name="T95">2020</text:span></text:p>
                </draw:text-box>
              </draw:frame>
            </draw:g>
            <draw:g>
              <draw:line draw:style-name="gr321" draw:text-style-name="P317" draw:layer="layout" svg:x1="22.5cm" svg:y1="6.7cm" svg:x2="22.5cm" svg:y2="7.3cm">
                <text:p/>
              </draw:line>
              <draw:frame draw:style-name="gr322" draw:text-style-name="P318" draw:layer="layout" svg:width="1cm" svg:height="1cm" svg:x="22cm" svg:y="7cm">
                <draw:text-box>
                  <text:p><text:span text:style-name="T95">2023</text:span></text:p>
                </draw:text-box>
              </draw:frame>
            </draw:g>
          </draw:g>
        </draw:g>
      </draw:page>
      <draw:page draw:name="page54" draw:style-name="dp1" draw:master-page-name="Default">
        <office:forms form:automatic-focus="false" form:apply-design-mode="false"/>
        <draw:g>
          <draw:frame draw:style-name="gr329" draw:text-style-name="P94" draw:layer="layout" svg:width="9.5cm" svg:height="1.5cm" svg:x="3cm" svg:y="13cm">
            <draw:text-box>
              <text:p text:style-name="P65"><text:span text:style-name="T25">Without open </text:span><text:span text:style-name="T25">source</text:span></text:p>
            </draw:text-box>
          </draw:frame>
          <draw:custom-shape draw:style-name="gr330" draw:text-style-name="P325" draw:layer="layout" svg:width="7.5cm" svg:height="5cm" svg:x="4cm" svg:y="8cm">
            <text:p text:style-name="P324"><text:span text:style-name="T96">Price of</text:span></text:p>
            <text:p text:style-name="P324"><text:span text:style-name="T96">closed source</text:span></text:p>
            <text:p text:style-name="P324"><text:span text:style-name="T96">component</text:span></text:p>
            <draw:enhanced-geometry svg:viewBox="0 0 21600 21600" draw:type="rectangle" draw:enhanced-path="M 0 0 L 21600 0 21600 21600 0 21600 0 0 Z N"/>
          </draw:custom-shape>
          <draw:custom-shape draw:style-name="gr331" draw:text-style-name="P326" draw:layer="layout" svg:width="7.5cm" svg:height="5cm" svg:x="4cm" svg:y="3cm">
            <text:p text:style-name="P324"><text:span text:style-name="T96">Price of</text:span></text:p>
            <text:p text:style-name="P324"><text:span text:style-name="T96">product</text:span></text:p>
            <draw:enhanced-geometry svg:viewBox="0 0 21600 21600" draw:type="rectangle" draw:enhanced-path="M 0 0 L 21600 0 21600 21600 0 21600 0 0 Z N"/>
          </draw:custom-shape>
          <draw:frame draw:style-name="gr332" draw:text-style-name="P318" draw:layer="layout" svg:width="2cm" svg:height="1.5cm" svg:x="4cm" svg:y="3cm">
            <draw:text-box>
              <text:p><text:span text:style-name="T95">$$$$</text:span></text:p>
            </draw:text-box>
          </draw:frame>
          <draw:frame draw:style-name="gr332" draw:text-style-name="P327" draw:layer="layout" svg:width="2cm" svg:height="1.5cm" svg:x="4cm" svg:y="8cm">
            <draw:text-box>
              <text:p><text:span text:style-name="T70">$$$$</text:span></text:p>
            </draw:text-box>
          </draw:frame>
          <draw:custom-shape draw:style-name="gr333" draw:text-style-name="P328" draw:layer="layout" svg:width="7.5cm" svg:height="2.5cm" svg:x="16.5cm" svg:y="10.5cm">
            <text:p text:style-name="P324"><text:span text:style-name="T96">Cost of open</text:span></text:p>
            <text:p text:style-name="P324"><text:span text:style-name="T96">source component</text:span></text:p>
            <draw:enhanced-geometry svg:viewBox="0 0 21600 21600" draw:type="rectangle" draw:enhanced-path="M 0 0 L 21600 0 21600 21600 0 21600 0 0 Z N"/>
          </draw:custom-shape>
          <draw:custom-shape draw:style-name="gr331" draw:text-style-name="P330" draw:layer="layout" svg:width="7.5cm" svg:height="5cm" svg:x="16.5cm" svg:y="5.5cm">
            <text:p text:style-name="P329"><text:span text:style-name="T96">Price of</text:span><text:span text:style-name="T96"><text:line-break/></text:span><text:span text:style-name="T96">product</text:span></text:p>
            <draw:enhanced-geometry svg:viewBox="0 0 21600 21600" draw:type="rectangle" draw:enhanced-path="M 0 0 L 21600 0 21600 21600 0 21600 0 0 Z N"/>
          </draw:custom-shape>
          <draw:frame draw:style-name="gr332" draw:text-style-name="P318" draw:layer="layout" svg:width="2cm" svg:height="1.5cm" svg:x="16.5cm" svg:y="5.5cm">
            <draw:text-box>
              <text:p><text:span text:style-name="T95">$$$$</text:span></text:p>
            </draw:text-box>
          </draw:frame>
          <draw:frame draw:style-name="gr332" draw:text-style-name="P327" draw:layer="layout" svg:width="2cm" svg:height="1.5cm" svg:x="16.5cm" svg:y="10.5cm">
            <draw:text-box>
              <text:p><text:span text:style-name="T70">$$</text:span></text:p>
            </draw:text-box>
          </draw:frame>
          <draw:line draw:style-name="gr334" draw:text-style-name="P331" draw:layer="layout" svg:x1="2.5cm" svg:y1="13.5cm" svg:x2="2.5cm" svg:y2="2.5cm">
            <text:p/>
          </draw:line>
          <draw:line draw:style-name="gr334" draw:text-style-name="P331" draw:layer="layout" svg:x1="2cm" svg:y1="13cm" svg:x2="26cm" svg:y2="13cm">
            <text:p/>
          </draw:line>
          <draw:frame draw:style-name="gr335" draw:text-style-name="P247" draw:layer="layout" svg:width="10.5cm" svg:height="1.5cm" draw:transform="rotate (1.5707963267949) translate (1cm 13cm)">
            <draw:text-box>
              <text:p text:style-name="P95"><text:span text:style-name="T29">Money spent </text:span><text:span text:style-name="T29">on solution</text:span></text:p>
            </draw:text-box>
          </draw:frame>
          <draw:custom-shape draw:style-name="gr336" draw:text-style-name="P159" draw:layer="layout" svg:width="4cm" svg:height="2cm" svg:x="12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7" draw:text-style-name="P94" draw:layer="layout" svg:width="9cm" svg:height="1.5cm" svg:x="16cm" svg:y="13cm">
            <draw:text-box>
              <text:p text:style-name="P65"><text:span text:style-name="T25">With open </text:span><text:span text:style-name="T25">source</text:span></text:p>
            </draw:text-box>
          </draw:frame>
          <draw:custom-shape draw:style-name="gr338" draw:text-style-name="P332" draw:layer="layout" svg:width="7.5cm" svg:height="2.5cm" svg:x="16.5cm" svg:y="3cm">
            <text:p text:style-name="P324"><text:span text:style-name="T96">Potential</text:span><text:span text:style-name="T96"><text:line-break/></text:span><text:span text:style-name="T96">added revenues</text:span></text:p>
            <draw:enhanced-geometry svg:viewBox="0 0 21600 21600" draw:type="rectangle" draw:enhanced-path="M 0 0 L 21600 0 21600 21600 0 21600 0 0 Z N"/>
          </draw:custom-shape>
          <draw:frame draw:style-name="gr332" draw:text-style-name="P327" draw:layer="layout" svg:width="2cm" svg:height="1.5cm" svg:x="16.5cm" svg:y="3cm">
            <draw:text-box>
              <text:p><text:span text:style-name="T70">$$</text:span></text:p>
            </draw:text-box>
          </draw:frame>
          <draw:line draw:style-name="gr339" draw:text-style-name="P24" draw:layer="layout" svg:x1="11.4cm" svg:y1="8cm" svg:x2="16.5cm" svg:y2="10.5cm">
            <text:p/>
          </draw:line>
          <draw:line draw:style-name="gr339" draw:text-style-name="P24" draw:layer="layout" svg:x1="11.4cm" svg:y1="3.1cm" svg:x2="16.5cm" svg:y2="5.5cm">
            <text:p/>
          </draw:line>
        </draw:g>
      </draw:page>
      <draw:page draw:name="page55" draw:style-name="dp1" draw:master-page-name="Default">
        <office:forms form:automatic-focus="false" form:apply-design-mode="false"/>
        <draw:g>
          <draw:polygon draw:style-name="gr340" draw:text-style-name="P333" draw:layer="layout" svg:width="5.671cm" svg:height="9.672cm" draw:transform="skewX (-0.0340339204138894) rotate (0.725009771278444) translate (12.9074063050433cm 5.2399472790796cm)" svg:viewBox="0 0 5672 9673" draw:points="5672,9673 5672,9673 0,4490 4132,0">
            <text:p/>
          </draw:polygon>
          <draw:polygon draw:style-name="gr341" draw:text-style-name="P333" draw:layer="layout" svg:width="2.895cm" svg:height="4.838cm" draw:transform="skewX (-0.00471238898038465) rotate (0.739845069920396) translate (18.4822771950264cm 6.89469907513846cm)" svg:viewBox="0 0 2896 4839" draw:points="2896,4839 0,2184 2003,0">
            <text:p/>
          </draw:polygon>
          <draw:custom-shape draw:style-name="gr342" draw:text-style-name="P335" draw:layer="layout" svg:width="8cm" svg:height="1.5cm" svg:x="16cm" svg:y="11.5cm">
            <text:p text:style-name="P334"><text:span text:style-name="T97">Open source platform</text:span></text:p>
            <draw:enhanced-geometry svg:viewBox="0 0 21600 21600" draw:type="rectangle" draw:enhanced-path="M 0 0 L 21600 0 21600 21600 0 21600 0 0 Z N"/>
          </draw:custom-shape>
          <draw:custom-shape draw:style-name="gr343" draw:text-style-name="P336" draw:layer="layout" svg:width="8cm" svg:height="3cm" svg:x="16cm" svg:y="8.5cm">
            <text:p text:style-name="P60"><text:span text:style-name="T17">Application</text:span></text:p>
            <draw:enhanced-geometry svg:viewBox="0 0 21600 21600" draw:mirror-horizontal="false" draw:mirror-vertical="false" draw:type="rectangle" draw:enhanced-path="M 0 0 L 21600 0 21600 21600 0 21600 0 0 Z N"/>
          </draw:custom-shape>
          <draw:polygon draw:style-name="gr344" draw:text-style-name="P333" draw:layer="layout" svg:width="3.324cm" svg:height="5.664cm" draw:transform="skewX (-0.0436332312998583) rotate (0.72029738229806) translate (1.67848561639454cm 5.09855042224509cm)" svg:viewBox="0 0 3325 5665" draw:points="3325,5665 0,2631 2423,0">
            <text:p/>
          </draw:polygon>
          <draw:custom-shape draw:style-name="gr345" draw:text-style-name="P336" draw:layer="layout" svg:width="4.5cm" svg:height="3cm" svg:x="3.5cm" svg:y="7cm">
            <text:p text:style-name="P60"><text:span text:style-name="T17">Application</text:span></text:p>
            <draw:enhanced-geometry svg:viewBox="0 0 21600 21600" draw:mirror-horizontal="false" draw:mirror-vertical="false" draw:type="rectangle" draw:enhanced-path="M 0 0 L 21600 0 21600 21600 0 21600 0 0 Z N"/>
          </draw:custom-shape>
          <draw:custom-shape draw:style-name="gr346" draw:text-style-name="P337" draw:layer="layout" svg:width="4.5cm" svg:height="3cm" svg:x="3.5cm" svg:y="10cm">
            <text:p text:style-name="P60"><text:span text:style-name="T17">Platform</text:span></text:p>
            <draw:enhanced-geometry svg:viewBox="0 0 21600 21600" draw:type="rectangle" draw:enhanced-path="M 0 0 L 21600 0 21600 21600 0 21600 0 0 Z N"/>
          </draw:custom-shape>
          <draw:frame draw:style-name="gr347" draw:text-style-name="P96" draw:layer="layout" svg:width="23.5cm" svg:height="1.5cm" svg:x="2.5cm" svg:y="13cm">
            <draw:text-box>
              <text:p text:style-name="P95"><text:span text:style-name="T25">Number of </text:span><text:span text:style-name="T25">customers </text:span><text:span text:style-name="T25">willing to buy</text:span></text:p>
            </draw:text-box>
          </draw:frame>
          <draw:frame draw:style-name="gr69" draw:text-style-name="P96" draw:layer="layout" svg:width="10cm" svg:height="1.5cm" draw:transform="rotate (1.5707963267949) translate (1cm 12.5cm)">
            <draw:text-box>
              <text:p text:style-name="P95"><text:span text:style-name="T25">Money spent </text:span><text:span text:style-name="T25">on bundled </text:span><text:span text:style-name="T25">solution</text:span></text:p>
            </draw:text-box>
          </draw:frame>
          <draw:line draw:style-name="gr334" draw:text-style-name="P97" draw:layer="layout" svg:x1="2.5cm" svg:y1="13.5cm" svg:x2="2.5cm" svg:y2="2.5cm">
            <text:p/>
          </draw:line>
          <draw:custom-shape draw:style-name="gr348" draw:text-style-name="P114" draw:layer="layout" svg:width="4cm" svg:height="2cm" svg:x="11cm" svg:y="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4" draw:text-style-name="P97" draw:layer="layout" svg:x1="2cm" svg:y1="13cm" svg:x2="26cm" svg:y2="13cm">
            <text:p/>
          </draw:line>
          <draw:line draw:style-name="gr349" draw:text-style-name="P338" draw:layer="layout" svg:x1="3.5cm" svg:y1="3.5cm" svg:x2="12cm" svg:y2="10cm">
            <text:p>Customer demand curve</text:p>
            <text:p><text:span text:style-name="T98"/></text:p>
          </draw:line>
          <draw:line draw:style-name="gr350" draw:text-style-name="P338" draw:layer="layout" svg:x1="16cm" svg:y1="2.5cm" svg:x2="24.5cm" svg:y2="9cm">
            <text:p>Customer demand curve</text:p>
            <text:p><text:span text:style-name="T98"/></text:p>
          </draw:line>
          <draw:g>
            <draw:frame draw:style-name="gr351" draw:text-style-name="P339" draw:layer="layout" svg:width="4cm" svg:height="1.5cm" svg:x="20cm" svg:y="2cm">
              <draw:text-box>
                <text:p><text:span text:style-name="T99">Additional </text:span><text:span text:style-name="T99">customers</text:span></text:p>
              </draw:text-box>
            </draw:frame>
            <draw:path draw:style-name="gr352" draw:text-style-name="P51" draw:layer="layout" svg:width="3.999cm" svg:height="0.999cm" svg:x="20cm" svg:y="3.5cm" svg:viewBox="0 0 4000 1000" svg:d="M0 1000c166-501 666-501 1000-501 333 0 833 0 999-499 168 499 668 499 1001 499 334 0 833 0 1000 501">
              <text:p/>
            </draw:path>
          </draw:g>
        </draw:g>
      </draw:page>
      <draw:page draw:name="page56" draw:style-name="dp1" draw:master-page-name="Default">
        <office:forms form:automatic-focus="false" form:apply-design-mode="false"/>
        <draw:g>
          <draw:frame draw:style-name="gr353" draw:text-style-name="P340" xml:id="id100" draw:id="id100" draw:layer="layout" svg:width="6cm" svg:height="2cm" svg:x="3cm" svg:y="3.5cm">
            <draw:text-box>
              <text:p text:style-name="P65"><text:span text:style-name="T100">Committer</text:span></text:p>
            </draw:text-box>
          </draw:frame>
          <draw:connector draw:style-name="gr354" draw:text-style-name="P341" draw:layer="layout" svg:x1="6cm" svg:y1="7.5cm" svg:x2="6cm" svg:y2="5.5cm" draw:start-shape="id99" draw:end-shape="id100" draw:end-glue-point="2" svg:d="M6000 7500v-2000" svg:viewBox="0 0 1 2001">
            <text:p/>
          </draw:connector>
          <draw:frame draw:style-name="gr355" draw:text-style-name="P342" xml:id="id99" draw:id="id99" draw:layer="layout" svg:width="6cm" svg:height="2cm" svg:x="3cm" svg:y="7.5cm">
            <draw:text-box>
              <text:p text:style-name="P65"><text:span text:style-name="T100">Contri</text:span><text:span text:style-name="T100">butor</text:span></text:p>
            </draw:text-box>
          </draw:frame>
          <draw:connector draw:style-name="gr354" draw:text-style-name="P341" draw:layer="layout" svg:x1="6cm" svg:y1="11.5cm" svg:x2="6cm" svg:y2="9.5cm" draw:start-shape="id101" draw:end-shape="id99" draw:end-glue-point="2" svg:d="M6000 11500v-2000" svg:viewBox="0 0 1 2001">
            <text:p/>
          </draw:connector>
          <draw:line draw:style-name="gr356" draw:text-style-name="P341" draw:layer="layout" svg:x1="6cm" svg:y1="7cm" svg:x2="12cm" svg:y2="7cm">
            <text:p/>
          </draw:line>
          <draw:line draw:style-name="gr357" draw:text-style-name="P341" draw:layer="layout" svg:x1="6cm" svg:y1="11cm" svg:x2="12cm" svg:y2="11cm">
            <text:p/>
          </draw:line>
          <draw:frame draw:style-name="gr358" draw:text-style-name="P343" draw:layer="layout" svg:width="6cm" svg:height="1.5cm" svg:x="6cm" svg:y="5.5cm">
            <draw:text-box>
              <text:p><text:span text:style-name="T101">explicit promotion</text:span></text:p>
            </draw:text-box>
          </draw:frame>
          <draw:frame draw:style-name="gr359" draw:text-style-name="P343" draw:layer="layout" svg:width="6cm" svg:height="1.5cm" svg:x="6cm" svg:y="9.5cm">
            <draw:text-box>
              <text:p><text:span text:style-name="T101">implicit promotion</text:span></text:p>
            </draw:text-box>
          </draw:frame>
          <draw:frame draw:style-name="gr360" draw:text-style-name="P344" xml:id="id101" draw:id="id101" draw:layer="layout" svg:width="6cm" svg:height="2cm" svg:x="3cm" svg:y="11.5cm">
            <draw:text-box>
              <text:p text:style-name="P65"><text:span text:style-name="T100">Use</text:span><text:span text:style-name="T100">r</text:span></text:p>
            </draw:text-box>
          </draw:frame>
          <draw:connector draw:style-name="gr361" draw:text-style-name="P341" draw:layer="layout" svg:x1="6cm" svg:y1="3.5cm" svg:x2="6cm" svg:y2="2cm" svg:d="M6000 3500v-1500" svg:viewBox="0 0 1 1501">
            <text:p/>
          </draw:connector>
        </draw:g>
      </draw:page>
      <draw:page draw:name="page57" draw:style-name="dp1" draw:master-page-name="Default">
        <office:forms form:automatic-focus="false" form:apply-design-mode="false"/>
        <draw:g>
          <draw:frame draw:style-name="gr362" draw:text-style-name="P343" draw:layer="layout" svg:width="7cm" svg:height="2cm" svg:x="20cm" svg:y="2cm">
            <draw:text-box>
              <text:p><text:span text:style-name="T101">1. Reader</text:span></text:p>
            </draw:text-box>
          </draw:frame>
          <draw:frame draw:style-name="gr363" draw:text-style-name="P345" draw:layer="layout" svg:width="7cm" svg:height="2cm" svg:x="1cm" svg:y="5.5cm">
            <draw:text-box>
              <text:p text:style-name="P95"><text:span text:style-name="T101">8. Project leader</text:span></text:p>
            </draw:text-box>
          </draw:frame>
          <draw:frame draw:style-name="gr364" draw:text-style-name="P345" draw:layer="layout" svg:width="6.9cm" svg:height="2cm" svg:x="1.1cm" svg:y="4.5cm">
            <draw:text-box>
              <text:p text:style-name="P95"><text:span text:style-name="T101">6. Active developer</text:span></text:p>
            </draw:text-box>
          </draw:frame>
          <draw:frame draw:style-name="gr364" draw:text-style-name="P345" draw:layer="layout" svg:width="7cm" svg:height="2cm" svg:x="1cm" svg:y="3.5cm">
            <draw:text-box>
              <text:p text:style-name="P95"><text:span text:style-name="T101">4. Bug fixer</text:span></text:p>
            </draw:text-box>
          </draw:frame>
          <draw:frame draw:style-name="gr363" draw:text-style-name="P345" draw:layer="layout" svg:width="7cm" svg:height="2cm" svg:x="1cm" svg:y="2.5cm">
            <draw:text-box>
              <text:p text:style-name="P95"><text:span text:style-name="T101">2. Passive user</text:span></text:p>
            </draw:text-box>
          </draw:frame>
          <draw:frame draw:style-name="gr362" draw:text-style-name="P346" draw:layer="layout" svg:width="7cm" svg:height="2cm" svg:x="20cm" svg:y="5cm">
            <draw:text-box>
              <text:p text:style-name="P45"><text:span text:style-name="T101">7. Core member</text:span></text:p>
            </draw:text-box>
          </draw:frame>
          <draw:frame draw:style-name="gr362" draw:text-style-name="P346" draw:layer="layout" svg:width="7cm" svg:height="2cm" svg:x="20cm" svg:y="4cm">
            <draw:text-box>
              <text:p text:style-name="P45"><text:span text:style-name="T101">5. Peripheral developer</text:span></text:p>
            </draw:text-box>
          </draw:frame>
          <draw:frame draw:style-name="gr362" draw:text-style-name="P346" draw:layer="layout" svg:width="7cm" svg:height="2cm" svg:x="20cm" svg:y="3cm">
            <draw:text-box>
              <text:p text:style-name="P45"><text:span text:style-name="T101">3. Bug reporter</text:span></text:p>
            </draw:text-box>
          </draw:frame>
          <draw:custom-shape draw:style-name="gr365" draw:text-style-name="P348" draw:layer="layout" svg:width="6cm" svg:height="1.5cm" svg:x="5cm" svg:y="11cm">
            <text:p text:style-name="P347"><text:span text:style-name="T102">User</text:span></text:p>
            <draw:enhanced-geometry svg:viewBox="0 0 21600 21600" draw:type="rectangle" draw:enhanced-path="M 0 0 L 21600 0 21600 21600 0 21600 0 0 Z N"/>
          </draw:custom-shape>
          <draw:custom-shape draw:style-name="gr366" draw:text-style-name="P349" draw:layer="layout" svg:width="6cm" svg:height="1.5cm" svg:x="11cm" svg:y="11cm">
            <text:p text:style-name="P347"><text:span text:style-name="T102">Contributor</text:span></text:p>
            <draw:enhanced-geometry svg:viewBox="0 0 21600 21600" draw:type="rectangle" draw:enhanced-path="M 0 0 L 21600 0 21600 21600 0 21600 0 0 Z N"/>
          </draw:custom-shape>
          <draw:custom-shape draw:style-name="gr367" draw:text-style-name="P350" draw:layer="layout" svg:width="6cm" svg:height="1.5cm" svg:x="17cm" svg:y="11cm">
            <text:p text:style-name="P347"><text:span text:style-name="T102"><text:s/></text:span><text:span text:style-name="T102">Committer</text:span></text:p>
            <draw:enhanced-geometry svg:viewBox="0 0 21600 21600" draw:type="rectangle" draw:enhanced-path="M 0 0 L 21600 0 21600 21600 0 21600 0 0 Z N"/>
          </draw:custom-shape>
          <draw:g>
            <draw:custom-shape draw:style-name="gr368" draw:text-style-name="P351" draw:layer="layout" svg:width="7.5cm" svg:height="7.5cm" svg:x="10.25cm" svg:y="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9" draw:text-style-name="P351" draw:layer="layout" svg:width="6.5cm" svg:height="6.5cm" svg:x="10.75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0" draw:text-style-name="P352" draw:layer="layout" svg:width="5.5cm" svg:height="5.5cm" svg:x="11.25cm" svg:y="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1" draw:text-style-name="P352" draw:layer="layout" svg:width="4.5cm" svg:height="4.5cm" svg:x="11.75cm" svg:y="4.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352" draw:layer="layout" svg:width="3.5cm" svg:height="3.5cm" svg:x="12.25cm" svg:y="4.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3" draw:text-style-name="P352" draw:layer="layout" svg:width="2.5cm" svg:height="2.5cm" svg:x="12.75cm" svg:y="5.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4" draw:text-style-name="P353" draw:layer="layout" svg:width="1.5cm" svg:height="1.5cm" svg:x="13.25cm" svg:y="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5" draw:text-style-name="P353" draw:layer="layout" svg:width="0.5cm" svg:height="0.5cm" svg:x="13.75cm" svg:y="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76" draw:text-style-name="P354" draw:layer="layout" svg:x1="14cm" svg:y1="3cm" svg:x2="20cm" svg:y2="3cm">
              <text:p/>
            </draw:line>
            <draw:line draw:style-name="gr376" draw:text-style-name="P354" draw:layer="layout" svg:x1="14cm" svg:y1="6cm" svg:x2="20cm" svg:y2="6cm">
              <text:p/>
            </draw:line>
            <draw:line draw:style-name="gr376" draw:text-style-name="P354" draw:layer="layout" svg:x1="14cm" svg:y1="5cm" svg:x2="20cm" svg:y2="5cm">
              <text:p/>
            </draw:line>
            <draw:line draw:style-name="gr376" draw:text-style-name="P354" draw:layer="layout" svg:x1="14cm" svg:y1="4cm" svg:x2="20cm" svg:y2="4cm">
              <text:p/>
            </draw:line>
            <draw:line draw:style-name="gr376" draw:text-style-name="P354" draw:layer="layout" svg:x1="14cm" svg:y1="6.5cm" svg:x2="8cm" svg:y2="6.5cm">
              <text:p/>
            </draw:line>
            <draw:line draw:style-name="gr376" draw:text-style-name="P354" draw:layer="layout" svg:x1="14cm" svg:y1="5.5cm" svg:x2="8cm" svg:y2="5.5cm">
              <text:p/>
            </draw:line>
            <draw:line draw:style-name="gr376" draw:text-style-name="P354" draw:layer="layout" svg:x1="14cm" svg:y1="4.5cm" svg:x2="8cm" svg:y2="4.5cm">
              <text:p/>
            </draw:line>
            <draw:line draw:style-name="gr376" draw:text-style-name="P354" draw:layer="layout" svg:x1="14cm" svg:y1="3.5cm" svg:x2="8cm" svg:y2="3.5cm">
              <text:p/>
            </draw:line>
          </draw:g>
        </draw:g>
      </draw:page>
      <draw:page draw:name="page58" draw:style-name="dp1" draw:master-page-name="Default">
        <office:forms form:automatic-focus="false" form:apply-design-mode="false"/>
        <draw:g>
          <draw:line draw:style-name="gr377" draw:text-style-name="P355" draw:layer="layout" svg:x1="0.5cm" svg:y1="7.501cm" svg:x2="27.5cm" svg:y2="7.501cm">
            <text:p text:style-name="P45"><text:span text:style-name="T29">Roles</text:span></text:p>
            <text:p text:style-name="P45"><text:span text:style-name="T29"/></text:p>
            <text:p text:style-name="P45"><text:span text:style-name="T29">Posts</text:span></text:p>
          </draw:line>
          <draw:line draw:style-name="gr193" draw:text-style-name="P24" draw:layer="layout" svg:x1="8cm" svg:y1="11cm" svg:x2="8cm" svg:y2="4cm">
            <text:p/>
          </draw:line>
          <draw:line draw:style-name="gr193" draw:text-style-name="P24" draw:layer="layout" svg:x1="15.5cm" svg:y1="11cm" svg:x2="8cm" svg:y2="4cm">
            <text:p/>
          </draw:line>
          <draw:line draw:style-name="gr193" draw:text-style-name="P24" draw:layer="layout" svg:x1="23cm" svg:y1="11cm" svg:x2="8cm" svg:y2="4cm">
            <text:p/>
          </draw:line>
          <draw:line draw:style-name="gr193" draw:text-style-name="P24" draw:layer="layout" svg:x1="23cm" svg:y1="11cm" svg:x2="13cm" svg:y2="4cm">
            <text:p/>
          </draw:line>
          <draw:line draw:style-name="gr193" draw:text-style-name="P24" draw:layer="layout" svg:x1="15.5cm" svg:y1="11cm" svg:x2="13cm" svg:y2="4cm">
            <text:p/>
          </draw:line>
          <draw:line draw:style-name="gr193" draw:text-style-name="P24" draw:layer="layout" svg:x1="23cm" svg:y1="11cm" svg:x2="18cm" svg:y2="4cm">
            <text:p/>
          </draw:line>
          <draw:line draw:style-name="gr193" draw:text-style-name="P24" draw:layer="layout" svg:x1="23cm" svg:y1="11cm" svg:x2="23cm" svg:y2="4cm">
            <text:p/>
          </draw:line>
          <draw:custom-shape draw:style-name="gr378" draw:text-style-name="P357" draw:layer="layout" svg:width="3cm" svg:height="3cm" svg:x="11.5cm" svg:y="2.5cm">
            <text:p text:style-name="P356"><text:span text:style-name="T103">S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8" draw:text-style-name="P357" draw:layer="layout" svg:width="3cm" svg:height="3cm" svg:x="16.5cm" svg:y="2.5cm">
            <text:p text:style-name="P356"><text:span text:style-name="T103">E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8" draw:text-style-name="P357" draw:layer="layout" svg:width="3cm" svg:height="3cm" svg:x="6.5cm" svg:y="2.5cm">
            <text:p text:style-name="P356"><text:span text:style-name="T103">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8" draw:text-style-name="P357" draw:layer="layout" svg:width="3cm" svg:height="3cm" svg:x="21.5cm" svg:y="2.5cm">
            <text:p text:style-name="P356"><text:span text:style-name="T103">P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0" draw:text-style-name="P358" draw:layer="layout" svg:width="5cm" svg:height="2cm" svg:x="5.5cm" svg:y="10cm">
            <draw:text-box>
              <text:p text:style-name="P65"><text:span text:style-name="T104">User</text:span></text:p>
            </draw:text-box>
          </draw:frame>
          <draw:frame draw:style-name="gr179" draw:text-style-name="P359" draw:layer="layout" svg:width="5cm" svg:height="2cm" svg:x="13cm" svg:y="10cm">
            <draw:text-box>
              <text:p text:style-name="P65"><text:span text:style-name="T104">Contributor</text:span></text:p>
            </draw:text-box>
          </draw:frame>
          <draw:custom-shape draw:style-name="gr379" draw:text-style-name="P360" draw:layer="layout" svg:width="1.5cm" svg:height="0.5cm" svg:x="20.75cm" svg:y="11cm">
            <text:p/>
            <draw:enhanced-geometry svg:viewBox="0 0 21600 21600" draw:type="rectangle" draw:enhanced-path="M 0 0 L 21600 0 21600 21600 0 21600 0 0 Z N"/>
          </draw:custom-shape>
          <draw:frame draw:style-name="gr380" draw:text-style-name="P361" draw:layer="layout" svg:width="5cm" svg:height="2cm" svg:x="20.5cm" svg:y="10cm">
            <draw:text-box>
              <text:p text:style-name="P65"><text:span text:style-name="T104">Committer</text:span></text:p>
            </draw:text-box>
          </draw:frame>
        </draw:g>
        <draw:frame draw:style-name="gr381" draw:text-style-name="P363" draw:layer="layout" svg:width="20cm" svg:height="4cm" svg:x="0cm" svg:y="11.75cm">
          <draw:text-box>
            <text:p text:style-name="P362"><text:span text:style-name="T105">ST</text:span><text:span text:style-name="T105"><text:tab/></text:span><text:span text:style-name="T105">= Software tester</text:span></text:p>
            <text:p text:style-name="P362"><text:span text:style-name="T105">SD</text:span><text:span text:style-name="T105"><text:tab/></text:span><text:span text:style-name="T105">= Software developer</text:span></text:p>
            <text:p text:style-name="P362"><text:span text:style-name="T105">EM</text:span><text:span text:style-name="T105"><text:tab/></text:span><text:span text:style-name="T105">= Engineering manager</text:span></text:p>
            <text:p text:style-name="P362"><text:span text:style-name="T105">PM</text:span><text:span text:style-name="T105"><text:tab/></text:span><text:span text:style-name="T105">= Product manager</text:span></text:p>
          </draw:text-box>
        </draw:frame>
      </draw:page>
      <draw:page draw:name="page59" draw:style-name="dp1" draw:master-page-name="Default">
        <office:forms form:automatic-focus="false" form:apply-design-mode="false"/>
        <draw:g>
          <draw:frame draw:style-name="gr382" draw:text-style-name="P364" xml:id="id103" draw:id="id103" draw:layer="layout" svg:width="6cm" svg:height="2cm" svg:x="3cm" svg:y="3.5cm">
            <draw:text-box>
              <text:p text:style-name="P65"><text:span text:style-name="T100">Committer</text:span></text:p>
            </draw:text-box>
          </draw:frame>
          <draw:connector draw:style-name="gr354" draw:text-style-name="P341" draw:layer="layout" svg:x1="6cm" svg:y1="7.5cm" svg:x2="6cm" svg:y2="5.5cm" draw:start-shape="id102" draw:end-shape="id103" draw:end-glue-point="2" svg:d="M6000 7500v-2000" svg:viewBox="0 0 1 2001">
            <text:p/>
          </draw:connector>
          <draw:frame draw:style-name="gr383" draw:text-style-name="P365" xml:id="id102" draw:id="id102" draw:layer="layout" svg:width="6cm" svg:height="2cm" svg:x="3cm" svg:y="7.5cm">
            <draw:text-box>
              <text:p text:style-name="P65"><text:span text:style-name="T100">C</text:span><text:span text:style-name="T100">o</text:span><text:span text:style-name="T100">n</text:span><text:span text:style-name="T100">t</text:span><text:span text:style-name="T100">r</text:span><text:span text:style-name="T100">i</text:span><text:span text:style-name="T100">b</text:span><text:span text:style-name="T100">u</text:span><text:span text:style-name="T100">t</text:span><text:span text:style-name="T100">o</text:span><text:span text:style-name="T100">r</text:span></text:p>
            </draw:text-box>
          </draw:frame>
          <draw:connector draw:style-name="gr354" draw:text-style-name="P341" draw:layer="layout" svg:x1="6cm" svg:y1="11.5cm" svg:x2="6cm" svg:y2="9.5cm" draw:start-shape="id104" draw:end-shape="id102" draw:end-glue-point="2" svg:d="M6000 11500v-2000" svg:viewBox="0 0 1 2001">
            <text:p/>
          </draw:connector>
          <draw:line draw:style-name="gr356" draw:text-style-name="P341" draw:layer="layout" svg:x1="6cm" svg:y1="7cm" svg:x2="12cm" svg:y2="7cm">
            <text:p/>
          </draw:line>
          <draw:line draw:style-name="gr357" draw:text-style-name="P341" draw:layer="layout" svg:x1="6cm" svg:y1="11cm" svg:x2="12cm" svg:y2="11cm">
            <text:p/>
          </draw:line>
          <draw:frame draw:style-name="gr358" draw:text-style-name="P343" draw:layer="layout" svg:width="6cm" svg:height="1.5cm" svg:x="6cm" svg:y="5.5cm">
            <draw:text-box>
              <text:p><text:span text:style-name="T101">explicit promotion</text:span></text:p>
            </draw:text-box>
          </draw:frame>
          <draw:frame draw:style-name="gr359" draw:text-style-name="P343" draw:layer="layout" svg:width="6cm" svg:height="1.5cm" svg:x="6cm" svg:y="9.5cm">
            <draw:text-box>
              <text:p><text:span text:style-name="T101">implicit promotion</text:span></text:p>
            </draw:text-box>
          </draw:frame>
          <draw:frame draw:style-name="gr384" draw:text-style-name="P366" xml:id="id104" draw:id="id104" draw:layer="layout" svg:width="6cm" svg:height="2cm" svg:x="3cm" svg:y="11.5cm">
            <draw:text-box>
              <text:p text:style-name="P65"><text:span text:style-name="T100">User</text:span></text:p>
            </draw:text-box>
          </draw:frame>
          <draw:frame draw:style-name="gr385" draw:text-style-name="P236" xml:id="id106" draw:id="id106" draw:layer="layout" svg:width="6cm" svg:height="2cm" svg:x="16cm" svg:y="3.5cm">
            <draw:text-box>
              <text:p text:style-name="P65"><text:span text:style-name="T69">Foundation</text:span></text:p>
              <text:p text:style-name="P65"><text:span text:style-name="T69">member</text:span></text:p>
            </draw:text-box>
          </draw:frame>
          <draw:connector draw:style-name="gr361" draw:text-style-name="P341" draw:layer="layout" svg:x1="19cm" svg:y1="7.5cm" svg:x2="19cm" svg:y2="5.5cm" draw:start-shape="id105" draw:end-shape="id106" draw:end-glue-point="2" svg:d="M19000 7500v-2000" svg:viewBox="0 0 1 2001">
            <text:p/>
          </draw:connector>
          <draw:frame draw:style-name="gr355" draw:text-style-name="P367" xml:id="id105" draw:id="id105" draw:layer="layout" svg:width="6cm" svg:height="2cm" svg:x="16cm" svg:y="7.5cm">
            <draw:text-box>
              <text:p text:style-name="P65"><text:span text:style-name="T106">PMC </text:span><text:span text:style-name="T106">leader</text:span></text:p>
            </draw:text-box>
          </draw:frame>
          <draw:connector draw:style-name="gr354" draw:text-style-name="P341" draw:layer="layout" svg:x1="19cm" svg:y1="11.5cm" svg:x2="19cm" svg:y2="9.5cm" draw:start-shape="id107" draw:end-shape="id105" draw:end-glue-point="2" svg:d="M19000 11500v-2000" svg:viewBox="0 0 1 2001">
            <text:p/>
          </draw:connector>
          <draw:line draw:style-name="gr356" draw:text-style-name="P341" draw:layer="layout" svg:x1="19cm" svg:y1="7cm" svg:x2="25cm" svg:y2="7cm">
            <text:p/>
          </draw:line>
          <draw:line draw:style-name="gr386" draw:text-style-name="P341" draw:layer="layout" svg:x1="19cm" svg:y1="11cm" svg:x2="25cm" svg:y2="11cm">
            <text:p/>
          </draw:line>
          <draw:frame draw:style-name="gr358" draw:text-style-name="P343" draw:layer="layout" svg:width="6cm" svg:height="1.5cm" svg:x="19cm" svg:y="5.5cm">
            <draw:text-box>
              <text:p><text:span text:style-name="T101">explicit promotion</text:span></text:p>
            </draw:text-box>
          </draw:frame>
          <draw:frame draw:style-name="gr359" draw:text-style-name="P343" draw:layer="layout" svg:width="6cm" svg:height="1.5cm" svg:x="19cm" svg:y="9.5cm">
            <draw:text-box>
              <text:p><text:span text:style-name="T101">explicit promotion</text:span></text:p>
            </draw:text-box>
          </draw:frame>
          <draw:frame draw:style-name="gr360" draw:text-style-name="P368" xml:id="id107" draw:id="id107" draw:layer="layout" svg:width="6cm" svg:height="2cm" svg:x="16cm" svg:y="11.5cm">
            <draw:text-box>
              <text:p text:style-name="P65"><text:span text:style-name="T106">PMC member</text:span></text:p>
            </draw:text-box>
          </draw:frame>
          <draw:connector draw:style-name="gr387" draw:text-style-name="P341" draw:layer="layout" svg:x1="9cm" svg:y1="4.5cm" svg:x2="16cm" svg:y2="12.5cm" draw:start-shape="id103" draw:start-glue-point="1" draw:end-shape="id107" draw:end-glue-point="3" svg:d="M9000 4500h3500v8000h3500" svg:viewBox="0 0 7001 8001">
            <text:p/>
          </draw:connector>
        </draw:g>
      </draw:page>
      <draw:page draw:name="page60" draw:style-name="dp1" draw:master-page-name="Default">
        <office:forms form:automatic-focus="false" form:apply-design-mode="false"/>
        <draw:g>
          <draw:frame draw:style-name="gr351" draw:text-style-name="P369" draw:layer="layout" svg:width="3cm" svg:height="2.25cm" svg:x="15cm" svg:y="3.999cm">
            <draw:text-box>
              <text:p><text:span text:style-name="T107">…</text:span></text:p>
            </draw:text-box>
          </draw:frame>
          <draw:custom-shape draw:style-name="gr388" draw:text-style-name="P101" draw:layer="layout" svg:width="16cm" svg:height="2cm" svg:x="6cm" svg:y="9cm">
            <text:p text:style-name="P99"><text:span text:style-name="T26">Community open source platform</text:span></text:p>
            <draw:enhanced-geometry svg:viewBox="0 0 21600 21600" draw:type="rectangle" draw:enhanced-path="M 0 0 L 21600 0 21600 21600 0 21600 0 0 Z N"/>
          </draw:custom-shape>
          <draw:line draw:style-name="gr389" draw:text-style-name="P24" draw:layer="layout" svg:x1="8cm" svg:y1="6cm" svg:x2="8cm" svg:y2="9cm">
            <text:p/>
          </draw:line>
          <draw:line draw:style-name="gr389" draw:text-style-name="P24" draw:layer="layout" svg:x1="13cm" svg:y1="6cm" svg:x2="13cm" svg:y2="9cm">
            <text:p/>
          </draw:line>
          <draw:line draw:style-name="gr389" draw:text-style-name="P24" draw:layer="layout" svg:x1="20cm" svg:y1="6cm" svg:x2="20cm" svg:y2="9cm">
            <text:p/>
          </draw:line>
          <draw:custom-shape draw:style-name="gr390" draw:text-style-name="P370" draw:layer="layout" svg:width="4cm" svg:height="2cm" svg:x="6cm" svg:y="3.999cm">
            <text:p text:style-name="P99"><text:span text:style-name="T26">Product / </text:span><text:span text:style-name="T26"><text:line-break/></text:span><text:span text:style-name="T26">vendor 1</text:span></text:p>
            <draw:enhanced-geometry svg:viewBox="0 0 21600 21600" draw:mirror-horizontal="false" draw:mirror-vertical="false" draw:type="rectangle" draw:enhanced-path="M 0 0 L 21600 0 21600 21600 0 21600 0 0 Z N"/>
          </draw:custom-shape>
          <draw:custom-shape draw:style-name="gr391" draw:text-style-name="P202" draw:layer="layout" svg:width="4cm" svg:height="2cm" svg:x="11cm" svg:y="3.999cm">
            <text:p text:style-name="P99"><text:span text:style-name="T26">Product /</text:span><text:span text:style-name="T26"><text:line-break/></text:span><text:span text:style-name="T26">vendor 2</text:span></text:p>
            <draw:enhanced-geometry svg:viewBox="0 0 21600 21600" draw:type="rectangle" draw:enhanced-path="M 0 0 L 21600 0 21600 21600 0 21600 0 0 Z N"/>
          </draw:custom-shape>
          <draw:custom-shape draw:style-name="gr392" draw:text-style-name="P100" draw:layer="layout" svg:width="4cm" svg:height="2cm" svg:x="18cm" svg:y="3.999cm">
            <text:p text:style-name="P99"><text:span text:style-name="T26">Product /</text:span><text:span text:style-name="T26"><text:line-break/></text:span><text:span text:style-name="T26">vendor n</text:span></text:p>
            <draw:enhanced-geometry svg:viewBox="0 0 21600 21600" draw:type="rectangle" draw:enhanced-path="M 0 0 L 21600 0 21600 21600 0 21600 0 0 Z N"/>
          </draw:custom-shape>
          <draw:line draw:style-name="gr377" draw:text-style-name="P371" draw:layer="layout" svg:x1="0.5cm" svg:y1="7.495cm" svg:x2="27.5cm" svg:y2="7.495cm">
            <text:p text:style-name="P45"><text:span text:style-name="T108">Commercial</text:span><text:span text:style-name="T108"><text:line-break/></text:span><text:span text:style-name="T108">products and services</text:span></text:p>
            <text:p text:style-name="P45"><text:span text:style-name="T108"/></text:p>
            <text:p text:style-name="P45"><text:span text:style-name="T108">Community open</text:span></text:p>
            <text:p text:style-name="P45"><text:span text:style-name="T108">source software</text:span></text:p>
          </draw:line>
        </draw:g>
      </draw:page>
      <draw:page draw:name="page61" draw:style-name="dp1" draw:master-page-name="Default">
        <office:forms form:automatic-focus="false" form:apply-design-mode="false"/>
        <draw:g>
          <draw:path draw:style-name="gr393" draw:layer="layout" svg:width="13.199cm" svg:height="9.199cm" svg:x="5.7cm" svg:y="3.6cm" svg:viewBox="0 0 13200 9200" svg:d="M0 9200v-9200c6800 0 13200 4000 13200 9200z">
            <text:p/>
          </draw:path>
          <draw:path draw:style-name="gr394" draw:text-style-name="P372" draw:layer="layout" svg:width="9.599cm" svg:height="6.399cm" svg:x="5.7cm" svg:y="6.4cm" svg:viewBox="0 0 9600 6400" svg:d="M0 6400v-6400c4400 0 9600 2800 9600 6400z">
            <text:p/>
          </draw:path>
          <draw:path draw:style-name="gr395" draw:text-style-name="P373" draw:layer="layout" svg:width="7.999cm" svg:height="5.199cm" svg:x="5.7cm" svg:y="7.6cm" svg:viewBox="0 0 8000 5200" svg:d="M0 5200v-5200c3600 0 8000 2400 8000 5200z">
            <text:p/>
          </draw:path>
          <draw:custom-shape draw:style-name="gr396" draw:text-style-name="P374" draw:layer="layout" svg:width="17.6cm" svg:height="1.2cm" svg:x="5.7cm" svg:y="12.8cm">
            <text:p text:style-name="P109"><text:span text:style-name="T29">Single products</text:span></text:p>
            <draw:enhanced-geometry svg:viewBox="0 0 21600 21600" draw:mirror-horizontal="true" draw:type="rectangle" draw:enhanced-path="M 0 0 L 21600 0 21600 21600 0 21600 0 0 Z N"/>
          </draw:custom-shape>
          <draw:polygon draw:style-name="gr397" draw:text-style-name="P375" draw:layer="layout" svg:width="2.397cm" svg:height="15.661cm" draw:transform="skewX (0.0432841654494594) rotate (-0.960978286148079) translate (17.5550641025326cm 2.42001371719142cm)" svg:viewBox="0 0 2398 15662" draw:points="2398,15662 767,1770 0,2196 951,0 2211,1801 1320,1670">
            <text:p/>
          </draw:polygon>
          <draw:frame draw:style-name="gr398" draw:text-style-name="P376" draw:layer="layout" svg:width="4.065cm" svg:height="2.375cm" svg:x="8.5cm" svg:y="10.5cm">
            <draw:text-box>
              <text:p text:style-name="P65"><text:span text:style-name="T17">Community</text:span></text:p>
              <text:p text:style-name="P65"><text:span text:style-name="T17">projects</text:span></text:p>
            </draw:text-box>
          </draw:frame>
          <draw:frame draw:style-name="gr399" draw:text-style-name="P376" draw:layer="layout" svg:width="4.066cm" svg:height="2.551cm" svg:x="5.634cm" svg:y="8.359cm">
            <draw:text-box>
              <text:p text:style-name="P65"><text:span text:style-name="T17">Community</text:span></text:p>
              <text:p text:style-name="P65"><text:span text:style-name="T17">distributions</text:span></text:p>
            </draw:text-box>
          </draw:frame>
          <draw:frame draw:style-name="gr400" draw:text-style-name="P377" draw:layer="layout" svg:width="5.082cm" svg:height="8.293cm" svg:x="12.326cm" svg:y="5.317cm">
            <draw:text-box>
              <text:p text:style-name="P95"><text:span text:style-name="T109">Single-vendor <text:s text:c="2"/>commercial + community</text:span><text:span text:style-name="T109"><text:line-break/></text:span><text:span text:style-name="T109">projects</text:span></text:p>
            </draw:text-box>
          </draw:frame>
          <draw:frame draw:style-name="gr401" draw:text-style-name="P378" draw:layer="layout" svg:width="7.622cm" svg:height="2.552cm" svg:x="6.58cm" svg:y="4.065cm">
            <draw:text-box>
              <text:p text:style-name="P45"><text:span text:style-name="T109">Commercial + </text:span><text:span text:style-name="T109"><text:line-break/></text:span><text:span text:style-name="T109">community distributions</text:span></text:p>
            </draw:text-box>
          </draw:frame>
          <draw:custom-shape draw:style-name="gr402" draw:text-style-name="P374" draw:layer="layout" svg:width="10.8cm" svg:height="1.2cm" draw:transform="rotate (-1.5707963267949) translate (5.7cm 2cm)">
            <text:p text:style-name="P109"><text:span text:style-name="T29">Distributions</text:span></text:p>
            <draw:enhanced-geometry svg:viewBox="0 0 21600 21600" draw:mirror-horizontal="true" draw:type="rectangle" draw:enhanced-path="M 0 0 L 21600 0 21600 21600 0 21600 0 0 Z N"/>
          </draw:custom-shape>
          <draw:ellipse draw:style-name="gr403" draw:text-style-name="P7" draw:layer="layout" svg:width="27.2cm" svg:height="18.694cm" svg:x="-7.9cm" svg:y="3.2cm" draw:kind="arc" draw:start-angle="12.38" draw:end-angle="81.51">
            <text:p>Innovation frontier</text:p>
          </draw:ellipse>
          <draw:line draw:style-name="gr404" draw:text-style-name="P65" draw:layer="layout" svg:x1="5.3cm" svg:y1="12.8cm" svg:x2="23.3cm" svg:y2="12.8cm">
            <text:p/>
          </draw:line>
          <draw:line draw:style-name="gr404" draw:text-style-name="P65" draw:layer="layout" svg:x1="5.7cm" svg:y1="13.2cm" svg:x2="5.7cm" svg:y2="2cm">
            <text:p/>
          </draw:line>
          <draw:ellipse draw:style-name="gr403" draw:text-style-name="P7" draw:layer="layout" svg:width="16.787cm" svg:height="11.36cm" svg:x="-2.7cm" svg:y="7.28cm" draw:kind="arc" draw:start-angle="14.25" draw:end-angle="81.51">
            <text:p>Commoditization frontier</text:p>
          </draw:ellipse>
        </draw:g>
      </draw:page>
      <draw:page draw:name="page62" draw:style-name="dp1" draw:master-page-name="Default">
        <office:forms form:automatic-focus="false" form:apply-design-mode="false"/>
        <draw:frame draw:style-name="gr1" draw:text-style-name="P1" draw:layer="layout" svg:width="28cm" svg:height="11cm" svg:x="0cm" svg:y="2cm">
          <draw:text-box>
            <text:p><text:span text:style-name="T1">C03</text:span></text:p>
            <text:p><text:span text:style-name="T1"/></text:p>
            <text:p><text:span text:style-name="T1">Commercial Open Source</text:span></text:p>
          </draw:text-box>
        </draw:frame>
      </draw:page>
      <draw:page draw:name="page63" draw:style-name="dp1" draw:master-page-name="Default">
        <office:forms form:automatic-focus="false" form:apply-design-mode="false"/>
        <draw:g>
          <draw:custom-shape draw:style-name="gr405" draw:text-style-name="P259" draw:layer="layout" svg:width="8cm" svg:height="3cm" svg:x="11.5cm" svg:y="7cm">
            <text:p/>
            <draw:enhanced-geometry svg:viewBox="0 0 21600 21600" draw:type="rectangle" draw:enhanced-path="M 0 0 L 21600 0 21600 21600 0 21600 0 0 Z N"/>
          </draw:custom-shape>
          <draw:g>
            <draw:custom-shape draw:style-name="gr406" draw:text-style-name="P31" draw:layer="layout" svg:width="2cm" svg:height="1cm" svg:x="20.5cm" svg:y="5.5cm">
              <text:p text:style-name="P29"><text:span text:style-name="T10">UT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20.5cm" svg:y="4cm">
              <text:p text:style-name="P29"><text:span text:style-name="T10">I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20.5cm" svg:y="8.5cm">
              <text:p text:style-name="P29"><text:span text:style-name="T10">U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20.5cm" svg:y="7cm">
              <text:p text:style-name="P29"><text:span text:style-name="T10">L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20.5cm" svg:y="2.5cm">
              <text:p text:style-name="P29"><text:span text:style-name="T10">DO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7" draw:text-style-name="P379" draw:layer="layout" svg:width="4cm" svg:height="1.5cm" svg:x="22.5cm" svg:y="2.25cm">
              <draw:text-box>
                <text:p text:style-name="P7"><text:span text:style-name="T95">Documentation</text:span></text:p>
              </draw:text-box>
            </draw:frame>
            <draw:frame draw:style-name="gr408" draw:text-style-name="P380" draw:layer="layout" svg:width="4cm" svg:height="1.1cm" svg:x="22.5cm" svg:y="4cm">
              <draw:text-box>
                <text:p text:style-name="P234"><text:span text:style-name="T95">Incident-based</text:span></text:p>
                <text:p text:style-name="P234"><text:span text:style-name="T95">support</text:span></text:p>
              </draw:text-box>
            </draw:frame>
            <draw:frame draw:style-name="gr407" draw:text-style-name="P379" draw:layer="layout" svg:width="4cm" svg:height="1.5cm" svg:x="22.5cm" svg:y="5.25cm">
              <draw:text-box>
                <text:p text:style-name="P7"><text:span text:style-name="T95">Utilities</text:span></text:p>
              </draw:text-box>
            </draw:frame>
            <draw:custom-shape draw:style-name="gr406" draw:text-style-name="P31" draw:layer="layout" svg:width="2cm" svg:height="1cm" svg:x="20.5cm" svg:y="10cm">
              <text:p text:style-name="P29"><text:span text:style-name="T10">T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20.5cm" svg:y="12cm">
              <text:p text:style-name="P29"><text:span text:style-name="T10">24x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7" draw:text-style-name="P379" draw:layer="layout" svg:width="4cm" svg:height="1.5cm" svg:x="22.5cm" svg:y="9.75cm">
              <draw:text-box>
                <text:p text:style-name="P7"><text:span text:style-name="T95">Training</text:span></text:p>
              </draw:text-box>
            </draw:frame>
            <draw:frame draw:style-name="gr409" draw:text-style-name="P380" draw:layer="layout" svg:width="4cm" svg:height="1.5cm" svg:x="22.5cm" svg:y="11.75cm">
              <draw:text-box>
                <text:p text:style-name="P234"><text:span text:style-name="T95">24x7 hotline</text:span></text:p>
              </draw:text-box>
            </draw:frame>
            <draw:frame draw:style-name="gr410" draw:text-style-name="P380" draw:layer="layout" svg:width="4cm" svg:height="1.1cm" svg:x="22.5cm" svg:y="6.95cm">
              <draw:text-box>
                <text:p text:style-name="P234"><text:span text:style-name="T95">Commercial</text:span></text:p>
                <text:p text:style-name="P234"><text:span text:style-name="T95">license</text:span></text:p>
              </draw:text-box>
            </draw:frame>
            <draw:frame draw:style-name="gr409" draw:text-style-name="P380" draw:layer="layout" svg:width="4cm" svg:height="1.5cm" svg:x="22.5cm" svg:y="8.25cm">
              <draw:text-box>
                <text:p text:style-name="P234"><text:span text:style-name="T95">Update service</text:span></text:p>
              </draw:text-box>
            </draw:frame>
            <draw:frame draw:style-name="gr411" draw:text-style-name="P381" draw:layer="layout" svg:width="2cm" svg:height="1.494cm" svg:x="20.5cm" svg:y="10.553cm">
              <draw:text-box>
                <text:p text:style-name="P7">...</text:p>
              </draw:text-box>
            </draw:frame>
          </draw:g>
          <draw:custom-shape draw:style-name="gr412" draw:text-style-name="P382" draw:layer="layout" svg:width="3cm" svg:height="2cm" draw:transform="rotate (1.5707963267949) translate (1.5cm 7cm)">
            <text:p text:style-name="P194"><text:span text:style-name="T62">Open</text:span><text:span text:style-name="T62"><text:line-break/></text:span><text:span text:style-name="T62">Source</text:span><text:span text:style-name="T62"><text:line-break/></text:span><text:span text:style-name="T62">Community</text:span></text:p>
            <draw:enhanced-geometry svg:viewBox="0 0 21600 21600" draw:type="rectangle" draw:enhanced-path="M 0 0 L 21600 0 21600 21600 0 21600 0 0 Z N"/>
          </draw:custom-shape>
          <draw:custom-shape draw:style-name="gr412" draw:text-style-name="P382" draw:layer="layout" svg:width="3cm" svg:height="2cm" draw:transform="rotate (1.5707963267949) translate (1.5cm 10cm)">
            <text:p text:style-name="P194"><text:span text:style-name="T62">Enterprise</text:span><text:span text:style-name="T62"><text:line-break/></text:span><text:span text:style-name="T62">Customers</text:span></text:p>
            <draw:enhanced-geometry svg:viewBox="0 0 21600 21600" draw:type="rectangle" draw:enhanced-path="M 0 0 L 21600 0 21600 21600 0 21600 0 0 Z N"/>
          </draw:custom-shape>
          <draw:custom-shape draw:style-name="gr412" draw:text-style-name="P383" draw:layer="layout" svg:width="3cm" svg:height="2cm" draw:transform="rotate (1.5707963267949) translate (1.5cm 13cm)">
            <text:p text:style-name="P62"><text:span text:style-name="T17">ISV / OEM</text:span></text:p>
            <draw:enhanced-geometry svg:viewBox="0 0 21600 21600" draw:mirror-horizontal="false" draw:mirror-vertical="false" draw:type="rectangle" draw:enhanced-path="M 0 0 L 21600 0 21600 21600 0 21600 0 0 Z N"/>
          </draw:custom-shape>
          <draw:custom-shape draw:style-name="gr413" draw:text-style-name="P385" draw:layer="layout" svg:width="8cm" svg:height="1.5cm" svg:x="3.5cm" svg:y="2.5cm">
            <text:p text:style-name="P384"><text:span text:style-name="T110">Web Store</text:span></text:p>
            <draw:enhanced-geometry svg:viewBox="0 0 21600 21600" draw:type="rectangle" draw:enhanced-path="M 0 0 L 21600 0 21600 21600 0 21600 0 0 Z N"/>
          </draw:custom-shape>
          <draw:custom-shape draw:style-name="gr413" draw:text-style-name="P385" draw:layer="layout" svg:width="8cm" svg:height="1.5cm" svg:x="11.5cm" svg:y="2.5cm">
            <text:p text:style-name="P384"><text:span text:style-name="T110">Direct Sales</text:span></text:p>
            <draw:enhanced-geometry svg:viewBox="0 0 21600 21600" draw:type="rectangle" draw:enhanced-path="M 0 0 L 21600 0 21600 21600 0 21600 0 0 Z N"/>
          </draw:custom-shape>
          <draw:custom-shape draw:style-name="gr414" draw:text-style-name="P203" draw:layer="layout" svg:width="8cm" svg:height="3cm" svg:x="11.5cm" svg:y="10cm">
            <text:p/>
            <draw:enhanced-geometry svg:viewBox="0 0 21600 21600" draw:type="rectangle" draw:enhanced-path="M 0 0 L 21600 0 21600 21600 0 21600 0 0 Z N"/>
          </draw:custom-shape>
          <draw:custom-shape draw:style-name="gr405" draw:text-style-name="P259" draw:layer="layout" svg:width="8cm" svg:height="3cm" svg:x="3.5cm" svg:y="7cm">
            <text:p/>
            <draw:enhanced-geometry svg:viewBox="0 0 21600 21600" draw:type="rectangle" draw:enhanced-path="M 0 0 L 21600 0 21600 21600 0 21600 0 0 Z N"/>
          </draw:custom-shape>
          <draw:custom-shape draw:style-name="gr406" draw:text-style-name="P31" draw:layer="layout" svg:width="2cm" svg:height="1cm" svg:x="12.5cm" svg:y="7.5cm">
            <text:p text:style-name="P29"><text:span text:style-name="T10">L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4.5cm" svg:y="8.5cm">
            <text:p text:style-name="P29"><text:span text:style-name="T10">T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4.5cm" svg:y="7.5cm">
            <text:p text:style-name="P29"><text:span text:style-name="T10">U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6.5cm" svg:y="7.5cm">
            <text:p text:style-name="P29"><text:span text:style-name="T10">UT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2.5cm" svg:y="8.5cm">
            <text:p text:style-name="P29"><text:span text:style-name="T10">D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6.5cm" svg:y="8.5cm">
            <text:p text:style-name="P29"><text:span text:style-name="T10">24x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5" draw:text-style-name="P31" draw:layer="layout" svg:width="4cm" svg:height="1cm" svg:x="12.5cm" svg:y="10.5cm">
            <text:p text:style-name="P29"><text:span text:style-name="T10">L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4.5cm" svg:y="11.5cm">
            <text:p text:style-name="P29"><text:span text:style-name="T10">T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6.5cm" svg:y="10.5cm">
            <text:p text:style-name="P29"><text:span text:style-name="T10">UT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2.5cm" svg:y="11.5cm">
            <text:p text:style-name="P29"><text:span text:style-name="T10">D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6" draw:text-style-name="P31" draw:layer="layout" svg:width="2cm" svg:height="1cm" svg:x="16.5cm" svg:y="11.5cm">
            <text:p text:style-name="P29"><text:span text:style-name="T10">24x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4" draw:text-style-name="P203" draw:layer="layout" svg:width="8cm" svg:height="3cm" svg:x="3.5cm" svg:y="4cm">
            <text:p/>
            <draw:enhanced-geometry svg:viewBox="0 0 21600 21600" draw:type="rectangle" draw:enhanced-path="M 0 0 L 21600 0 21600 21600 0 21600 0 0 Z N"/>
          </draw:custom-shape>
          <draw:custom-shape draw:style-name="gr416" draw:text-style-name="P31" draw:layer="layout" svg:width="2cm" svg:height="1cm" svg:x="9cm" svg:y="5cm">
            <text:p text:style-name="P29"><text:span text:style-name="T10">UT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31" draw:layer="layout" svg:width="2cm" svg:height="1cm" svg:x="6.5cm" svg:y="5cm">
            <text:p text:style-name="P29"><text:span text:style-name="T10">I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31" draw:layer="layout" svg:width="2cm" svg:height="1cm" svg:x="4cm" svg:y="5cm">
            <text:p text:style-name="P29"><text:span text:style-name="T10">D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64" draw:style-name="dp1" draw:master-page-name="Default">
        <office:forms form:automatic-focus="false" form:apply-design-mode="false"/>
        <draw:g>
          <draw:custom-shape draw:style-name="gr417" draw:text-style-name="P387" draw:layer="layout" svg:width="8cm" svg:height="2cm" svg:x="1cm" svg:y="3.001cm">
            <text:p text:style-name="P386"><text:span text:style-name="T18">Market produ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388" draw:layer="layout" svg:width="8cm" svg:height="2cm" svg:x="19cm" svg:y="3.001cm">
            <text:p text:style-name="P99"><text:span text:style-name="T26">Win contr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387" draw:layer="layout" svg:width="8cm" svg:height="2cm" svg:x="10cm" svg:y="3.001cm">
            <text:p text:style-name="P386"><text:span text:style-name="T18">Engage in</text:span><text:span text:style-name="T18"><text:line-break/></text:span><text:span text:style-name="T18">comp. sal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101" draw:layer="layout" svg:width="8cm" svg:height="2cm" svg:x="1cm" svg:y="5.668cm">
            <text:p text:style-name="P99"><text:span text:style-name="T26">Provide open 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101" draw:layer="layout" svg:width="8cm" svg:height="2cm" svg:x="1cm" svg:y="11.001cm">
            <text:p text:style-name="P99"><text:span text:style-name="T26">Connect users</text:span><text:span text:style-name="T26"><text:line-break/></text:span><text:span text:style-name="T26">of organ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101" draw:layer="layout" svg:width="8cm" svg:height="2cm" svg:x="1cm" svg:y="8.334cm">
            <text:p text:style-name="P99"><text:span text:style-name="T26">Track us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389" draw:layer="layout" svg:width="3cm" svg:height="1.334cm" svg:x="8cm" svg:y="3.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1" draw:text-style-name="P389" draw:layer="layout" svg:width="1.333cm" svg:height="2cm" draw:transform="rotate (-1.5707963267949) translate (6cm 4.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0" draw:text-style-name="P389" draw:layer="layout" svg:width="3cm" svg:height="1.334cm" svg:x="17cm" svg:y="3.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9" draw:text-style-name="P101" draw:layer="layout" svg:width="8cm" svg:height="2cm" svg:x="19cm" svg:y="11.001cm">
            <text:p text:style-name="P99"><text:span text:style-name="T26">Make sales cal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101" draw:layer="layout" svg:width="8cm" svg:height="2cm" svg:x="10cm" svg:y="11.001cm">
            <text:p text:style-name="P99"><text:span text:style-name="T26">Identify champ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2" draw:text-style-name="P101" draw:layer="layout" svg:width="8cm" svg:height="2cm" svg:x="10cm" svg:y="8.334cm">
            <text:p text:style-name="P99"><text:span text:style-name="T26">Generate leads</text:span></text:p>
            <text:p text:style-name="P99"><text:span text:style-name="T26">from behavi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389" draw:layer="layout" svg:width="1.333cm" svg:height="2cm" draw:transform="rotate (-1.5707963267949) translate (15cm 10.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1" draw:text-style-name="P389" draw:layer="layout" svg:width="1.333cm" svg:height="2cm" draw:transform="rotate (-1.5707963267949) translate (6cm 10.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3" draw:text-style-name="P389" draw:layer="layout" svg:width="1.334cm" svg:height="2cm" draw:transform="rotate (-1.5707963267949) translate (6cm 7.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0" draw:text-style-name="P389" draw:layer="layout" svg:width="3cm" svg:height="1.334cm" svg:x="17cm" svg:y="11.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0" draw:text-style-name="P389" draw:layer="layout" svg:width="3cm" svg:height="1.334cm" svg:x="8cm" svg:y="11.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4" draw:text-style-name="P389" draw:layer="layout" svg:width="3cm" svg:height="1.333cm" svg:x="8cm" svg:y="8.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389" draw:layer="layout" svg:width="6.666cm" svg:height="2cm" draw:transform="rotate (1.5707963267949) translate (22cm 11.334cm)">
            <text:p/>
            <draw:enhanced-geometry svg:viewBox="0 0 21600 21600" draw:text-areas="0 ?f0 ?f5 ?f2" draw:type="right-arrow" draw:modifiers="20647.5352464754 5008.6956521739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ge>
      <draw:page draw:name="page65" draw:style-name="dp1" draw:master-page-name="Default">
        <office:forms form:automatic-focus="false" form:apply-design-mode="false"/>
        <draw:frame draw:style-name="gr1" draw:text-style-name="P1" draw:layer="layout" svg:width="28cm" svg:height="11cm" svg:x="0cm" svg:y="2cm">
          <draw:text-box>
            <text:p><text:span text:style-name="T1">C04</text:span></text:p>
            <text:p><text:span text:style-name="T1"/></text:p>
            <text:p><text:span text:style-name="T1">Cloud Strategies</text:span></text:p>
          </draw:text-box>
        </draw:frame>
      </draw:page>
      <draw:page draw:name="page66" draw:style-name="dp1" draw:master-page-name="Default">
        <office:forms form:automatic-focus="false" form:apply-design-mode="false"/>
        <draw:g>
          <draw:custom-shape draw:style-name="gr426" draw:text-style-name="P390" draw:layer="layout" svg:width="15cm" svg:height="2cm" svg:x="4.95cm" svg:y="8.5cm">
            <text:p text:style-name="P168"><text:span text:style-name="T16">Com</text:span><text:span text:style-name="T16">munit</text:span><text:span text:style-name="T16">y </text:span><text:span text:style-name="T16">open </text:span><text:span text:style-name="T16">sourc</text:span><text:span text:style-name="T16">e</text:span></text:p>
            <text:p text:style-name="P168"><text:span text:style-name="T16">(Non-</text:span><text:span text:style-name="T16">differ</text:span><text:span text:style-name="T16">entiat</text:span><text:span text:style-name="T16">ing </text:span><text:span text:style-name="T16">featur</text:span><text:span text:style-name="T16">es)</text:span></text:p>
            <draw:enhanced-geometry svg:viewBox="0 0 21600 21600" draw:type="rectangle" draw:enhanced-path="M 0 0 L 21600 0 21600 21600 0 21600 0 0 Z N"/>
          </draw:custom-shape>
          <draw:custom-shape draw:style-name="gr427" draw:text-style-name="P392" draw:layer="layout" svg:width="5cm" svg:height="4cm" svg:x="4.95cm" svg:y="4.5cm">
            <text:p text:style-name="P391"><text:span text:style-name="T111"/></text:p>
            <text:p text:style-name="P391"><text:span text:style-name="T111">Other</text:span></text:p>
            <text:p text:style-name="P391"><text:span text:style-name="T111">produ</text:span><text:span text:style-name="T111">cts</text:span></text:p>
            <draw:enhanced-geometry svg:viewBox="0 0 21600 21600" draw:type="rectangle" draw:enhanced-path="M 0 0 L 21600 0 21600 21600 0 21600 0 0 Z N"/>
          </draw:custom-shape>
          <draw:custom-shape draw:style-name="gr428" draw:text-style-name="P393" draw:layer="layout" svg:width="10cm" svg:height="2cm" svg:x="9.95cm" svg:y="6.5cm">
            <text:p text:style-name="P168"><text:span text:style-name="T16">Commercial open source</text:span></text:p>
            <text:p text:style-name="P168"><text:span text:style-name="T16">(Reason-to-use features)</text:span></text:p>
            <draw:enhanced-geometry svg:viewBox="0 0 21600 21600" draw:type="rectangle" draw:enhanced-path="M 0 0 L 21600 0 21600 21600 0 21600 0 0 Z N"/>
          </draw:custom-shape>
          <draw:custom-shape draw:style-name="gr429" draw:text-style-name="P394" draw:layer="layout" svg:width="10cm" svg:height="2cm" svg:x="9.95cm" svg:y="4.5cm">
            <text:p text:style-name="P168"><text:span text:style-name="T16">Your product</text:span></text:p>
            <text:p text:style-name="P168"><text:span text:style-name="T16">(Reason-to-buy features)</text:span></text:p>
            <draw:enhanced-geometry svg:viewBox="0 0 21600 21600" draw:type="rectangle" draw:enhanced-path="M 0 0 L 21600 0 21600 21600 0 21600 0 0 Z N"/>
          </draw:custom-shape>
          <draw:frame draw:style-name="gr69" draw:text-style-name="P395" draw:layer="layout" svg:width="7.25cm" svg:height="1.5cm" draw:transform="rotate (1.5707963267949) translate (3.5cm 10.75cm)">
            <draw:text-box>
              <text:p text:style-name="P95"><text:span text:style-name="T112">Layers</text:span></text:p>
            </draw:text-box>
          </draw:frame>
          <draw:line draw:style-name="gr430" draw:text-style-name="P396" draw:layer="layout" svg:x1="5cm" svg:y1="11cm" svg:x2="5cm" svg:y2="3.5cm">
            <text:p/>
          </draw:line>
          <draw:line draw:style-name="gr431" draw:text-style-name="P396" draw:layer="layout" svg:x1="4.5cm" svg:y1="10.5cm" svg:x2="21cm" svg:y2="10.5cm">
            <text:p/>
          </draw:line>
          <draw:frame draw:style-name="gr432" draw:text-style-name="P398" draw:layer="layout" svg:width="5.1cm" svg:height="8cm" svg:x="18.2cm" svg:y="2.25cm">
            <draw:text-box>
              <text:p text:style-name="P397"><text:span text:style-name="T113">}</text:span></text:p>
            </draw:text-box>
          </draw:frame>
          <draw:frame draw:style-name="gr433" draw:text-style-name="P338" draw:layer="layout" svg:width="2.73cm" svg:height="5.558cm" svg:x="21.48cm" svg:y="3.75cm">
            <draw:text-box>
              <text:p><text:span text:style-name="T114">?</text:span></text:p>
            </draw:text-box>
          </draw:frame>
        </draw:g>
      </draw:page>
      <draw:page draw:name="page67" draw:style-name="dp1" draw:master-page-name="Default">
        <office:forms form:automatic-focus="false" form:apply-design-mode="false"/>
        <draw:g>
          <draw:custom-shape draw:style-name="gr434" draw:text-style-name="P400" draw:layer="layout" svg:width="22cm" svg:height="3.5cm" svg:x="3cm" svg:y="6.5cm">
            <text:p text:style-name="P399"><text:span text:style-name="T115">Hardware</text:span></text:p>
            <draw:enhanced-geometry svg:viewBox="0 0 21600 21600" draw:mirror-horizontal="false" draw:mirror-vertical="false" draw:type="rectangle" draw:enhanced-path="M 0 0 L 21600 0 21600 21600 0 21600 0 0 Z N"/>
          </draw:custom-shape>
          <draw:custom-shape draw:style-name="gr435" draw:text-style-name="P400" draw:layer="layout" svg:width="22cm" svg:height="3.5cm" svg:x="3cm" svg:y="3cm">
            <text:p text:style-name="P399"><text:span text:style-name="T115">Software</text:span></text:p>
            <draw:enhanced-geometry svg:viewBox="0 0 21600 21600" draw:mirror-horizontal="false" draw:mirror-vertical="false" draw:type="rectangle" draw:enhanced-path="M 0 0 L 21600 0 21600 21600 0 21600 0 0 Z N"/>
          </draw:custom-shape>
          <draw:custom-shape draw:style-name="gr436" draw:text-style-name="P400" draw:layer="layout" svg:width="22cm" svg:height="3.5cm" svg:x="3cm" svg:y="10cm">
            <text:p text:style-name="P399"><text:span text:style-name="T115">Service</text:span></text:p>
            <draw:enhanced-geometry svg:viewBox="0 0 21600 21600" draw:mirror-horizontal="false" draw:mirror-vertical="false" draw:type="rectangle" draw:enhanced-path="M 0 0 L 21600 0 21600 21600 0 21600 0 0 Z N"/>
          </draw:custom-shape>
          <draw:custom-shape draw:style-name="gr437" draw:text-style-name="P402" draw:layer="layout" svg:width="5cm" svg:height="2.5cm" svg:x="9cm" svg:y="3.5cm">
            <text:p text:style-name="P401"><text:span text:style-name="T17">BI Report</text:span></text:p>
            <text:p text:style-name="P401"><text:span text:style-name="T17">Editor</text:span></text:p>
            <draw:enhanced-geometry svg:viewBox="0 0 21600 21600" draw:mirror-horizontal="false" draw:mirror-vertical="false" draw:type="rectangle" draw:enhanced-path="M 0 0 L 21600 0 21600 21600 0 21600 0 0 Z N"/>
          </draw:custom-shape>
          <draw:custom-shape draw:style-name="gr438" draw:text-style-name="P403" draw:layer="layout" svg:width="5cm" svg:height="2.5cm" svg:x="14cm" svg:y="3.5cm">
            <text:p text:style-name="P62"><text:span text:style-name="T17">BI Report</text:span></text:p>
            <text:p text:style-name="P62"><text:span text:style-name="T17">Generator</text:span></text:p>
            <draw:enhanced-geometry svg:viewBox="0 0 21600 21600" draw:mirror-horizontal="false" draw:mirror-vertical="false" draw:type="rectangle" draw:enhanced-path="M 0 0 L 21600 0 21600 21600 0 21600 0 0 Z N"/>
          </draw:custom-shape>
          <draw:custom-shape draw:style-name="gr439" draw:text-style-name="P402" draw:layer="layout" svg:width="5cm" svg:height="2.5cm" svg:x="9cm" svg:y="7cm">
            <text:p text:style-name="P401"><text:span text:style-name="T17">Tensorflow</text:span></text:p>
            <text:p text:style-name="P401"><text:span text:style-name="T17">(Software)</text:span></text:p>
            <draw:enhanced-geometry svg:viewBox="0 0 21600 21600" draw:mirror-horizontal="false" draw:mirror-vertical="false" draw:type="rectangle" draw:enhanced-path="M 0 0 L 21600 0 21600 21600 0 21600 0 0 Z N"/>
          </draw:custom-shape>
          <draw:custom-shape draw:style-name="gr438" draw:text-style-name="P403" draw:layer="layout" svg:width="5cm" svg:height="2.5cm" svg:x="14cm" svg:y="7cm">
            <text:p text:style-name="P62"><text:span text:style-name="T17">Tensorflow</text:span></text:p>
            <text:p text:style-name="P62"><text:span text:style-name="T17">Hardware</text:span></text:p>
            <draw:enhanced-geometry svg:viewBox="0 0 21600 21600" draw:mirror-horizontal="false" draw:mirror-vertical="false" draw:type="rectangle" draw:enhanced-path="M 0 0 L 21600 0 21600 21600 0 21600 0 0 Z N"/>
          </draw:custom-shape>
          <draw:custom-shape draw:style-name="gr440" draw:text-style-name="P402" draw:layer="layout" svg:width="5cm" svg:height="2.5cm" svg:x="9cm" svg:y="10.5cm">
            <text:p text:style-name="P401"><text:span text:style-name="T17">Database</text:span></text:p>
            <text:p text:style-name="P401"><text:span text:style-name="T17">Software</text:span></text:p>
            <draw:enhanced-geometry svg:viewBox="0 0 21600 21600" draw:mirror-horizontal="false" draw:mirror-vertical="false" draw:type="rectangle" draw:enhanced-path="M 0 0 L 21600 0 21600 21600 0 21600 0 0 Z N"/>
          </draw:custom-shape>
          <draw:custom-shape draw:style-name="gr438" draw:text-style-name="P403" draw:layer="layout" svg:width="5cm" svg:height="2.5cm" svg:x="14cm" svg:y="10.5cm">
            <text:p text:style-name="P62"><text:span text:style-name="T17">Cloud Ops</text:span></text:p>
            <text:p text:style-name="P62"><text:span text:style-name="T17">Software</text:span></text:p>
            <draw:enhanced-geometry svg:viewBox="0 0 21600 21600" draw:mirror-horizontal="false" draw:mirror-vertical="false" draw:type="rectangle" draw:enhanced-path="M 0 0 L 21600 0 21600 21600 0 21600 0 0 Z N"/>
          </draw:custom-shape>
          <draw:line draw:style-name="gr441" draw:text-style-name="P24" draw:layer="layout" svg:x1="14cm" svg:y1="2cm" svg:x2="14cm" svg:y2="14cm">
            <text:p/>
          </draw:line>
          <draw:custom-shape draw:style-name="gr442" draw:text-style-name="P405" draw:layer="layout" svg:width="6cm" svg:height="1cm" svg:x="8cm" svg:y="2cm">
            <text:p text:style-name="P404"><text:span text:style-name="T116">open license</text:span></text:p>
            <draw:enhanced-geometry svg:viewBox="0 0 21600 21600" draw:mirror-horizontal="false" draw:mirror-vertical="false" draw:type="rectangle" draw:enhanced-path="M 0 0 L 21600 0 21600 21600 0 21600 0 0 Z N"/>
          </draw:custom-shape>
          <draw:custom-shape draw:style-name="gr443" draw:text-style-name="P407" draw:layer="layout" svg:width="6cm" svg:height="1cm" svg:x="14cm" svg:y="2cm">
            <text:p text:style-name="P406"><text:span text:style-name="T116">closed license</text:span></text:p>
            <draw:enhanced-geometry svg:viewBox="0 0 21600 21600" draw:mirror-horizontal="false" draw:mirror-vertical="false" draw:type="rectangle" draw:enhanced-path="M 0 0 L 21600 0 21600 21600 0 21600 0 0 Z N"/>
          </draw:custom-shape>
          <draw:custom-shape draw:style-name="gr444" draw:text-style-name="P407" draw:layer="layout" svg:width="5.5cm" svg:height="3.5cm" svg:x="19.5cm" svg:y="3cm">
            <text:list text:style-name="L6">
              <text:list-item>
                <text:p text:style-name="P406"><text:span text:style-name="T116">Copyright</text:span></text:p>
              </text:list-item>
              <text:list-item>
                <text:p text:style-name="P406"><text:span text:style-name="T116">Patents</text:span></text:p>
              </text:list-item>
            </text:list>
            <draw:enhanced-geometry svg:viewBox="0 0 21600 21600" draw:mirror-horizontal="false" draw:mirror-vertical="false" draw:type="rectangle" draw:enhanced-path="M 0 0 L 21600 0 21600 21600 0 21600 0 0 Z N"/>
          </draw:custom-shape>
          <draw:custom-shape draw:style-name="gr445" draw:text-style-name="P407" draw:layer="layout" svg:width="5.5cm" svg:height="3.5cm" svg:x="19.5cm" svg:y="6.5cm">
            <text:list text:style-name="L6">
              <text:list-item>
                <text:p text:style-name="P406"><text:span text:style-name="T116">Patents</text:span></text:p>
              </text:list-item>
              <text:list-item>
                <text:p text:style-name="P406"><text:span text:style-name="T116">Trade secrets</text:span></text:p>
              </text:list-item>
            </text:list>
            <draw:enhanced-geometry svg:viewBox="0 0 21600 21600" draw:mirror-horizontal="false" draw:mirror-vertical="false" draw:type="rectangle" draw:enhanced-path="M 0 0 L 21600 0 21600 21600 0 21600 0 0 Z N"/>
          </draw:custom-shape>
          <draw:custom-shape draw:style-name="gr446" draw:text-style-name="P407" draw:layer="layout" svg:width="5.5cm" svg:height="3.5cm" svg:x="19.5cm" svg:y="10cm">
            <text:list text:style-name="L6">
              <text:list-item>
                <text:p text:style-name="P406"><text:span text:style-name="T116">Copyright</text:span></text:p>
              </text:list-item>
              <text:list-item>
                <text:p text:style-name="P406"><text:span text:style-name="T116">Patents</text:span></text:p>
              </text:list-item>
            </text:list>
            <draw:enhanced-geometry svg:viewBox="0 0 21600 21600" draw:mirror-horizontal="false" draw:mirror-vertical="false" draw:type="rectangle" draw:enhanced-path="M 0 0 L 21600 0 21600 21600 0 21600 0 0 Z N"/>
          </draw:custom-shape>
        </draw:g>
      </draw:page>
      <draw:page draw:name="page68" draw:style-name="dp1" draw:master-page-name="Default">
        <office:forms form:automatic-focus="false" form:apply-design-mode="false"/>
        <draw:g>
          <draw:custom-shape draw:style-name="gr447" draw:text-style-name="P408" draw:layer="layout" svg:width="7cm" svg:height="4cm" svg:x="15.25cm" svg:y="2.5cm">
            <text:p/>
            <draw:enhanced-geometry svg:viewBox="0 0 21600 21600" draw:mirror-horizontal="false" draw:mirror-vertical="false" draw:type="rectangle" draw:enhanced-path="M 0 0 L 21600 0 21600 21600 0 21600 0 0 Z N"/>
          </draw:custom-shape>
          <draw:custom-shape draw:style-name="gr448" draw:text-style-name="P408" draw:layer="layout" svg:width="7cm" svg:height="4cm" svg:x="8.25cm" svg:y="6.5cm">
            <text:p text:style-name="P409"><text:span text:style-name="T117">free</text:span></text:p>
            <text:p text:style-name="P409"><text:span text:style-name="T117">(open)</text:span></text:p>
            <draw:enhanced-geometry svg:viewBox="0 0 21600 21600" draw:type="rectangle" draw:enhanced-path="M 0 0 L 21600 0 21600 21600 0 21600 0 0 Z N"/>
          </draw:custom-shape>
          <draw:custom-shape draw:style-name="gr449" draw:text-style-name="P410" draw:layer="layout" svg:width="7cm" svg:height="4cm" svg:x="8.25cm" svg:y="2.5cm">
            <text:p/>
            <draw:enhanced-geometry svg:viewBox="0 0 21600 21600" draw:type="rectangle" draw:enhanced-path="M 0 0 L 21600 0 21600 21600 0 21600 0 0 Z N"/>
          </draw:custom-shape>
          <draw:custom-shape draw:style-name="gr449" draw:text-style-name="P410" draw:layer="layout" svg:width="7cm" svg:height="4cm" svg:x="15.25cm" svg:y="6.5cm">
            <text:p/>
            <draw:enhanced-geometry svg:viewBox="0 0 21600 21600" draw:type="rectangle" draw:enhanced-path="M 0 0 L 21600 0 21600 21600 0 21600 0 0 Z N"/>
          </draw:custom-shape>
          <draw:frame draw:style-name="gr119" draw:text-style-name="P142" draw:layer="layout" svg:width="7cm" svg:height="1.5cm" svg:x="8.25cm" svg:y="10.5cm">
            <draw:text-box>
              <text:p><text:span text:style-name="T45">Consumer</text:span></text:p>
            </draw:text-box>
          </draw:frame>
          <draw:frame draw:style-name="gr119" draw:text-style-name="P142" draw:layer="layout" svg:width="7cm" svg:height="1.5cm" svg:x="15.25cm" svg:y="10.5cm">
            <draw:text-box>
              <text:p><text:span text:style-name="T45">Enterprise</text:span></text:p>
            </draw:text-box>
          </draw:frame>
          <draw:frame draw:style-name="gr120" draw:text-style-name="P143" draw:layer="layout" svg:width="14cm" svg:height="1.5cm" svg:x="8.25cm" svg:y="12cm">
            <draw:text-box>
              <text:p><text:span text:style-name="T11">Market</text:span></text:p>
            </draw:text-box>
          </draw:frame>
          <draw:frame draw:style-name="gr450" draw:text-style-name="P411" draw:layer="layout" svg:width="4cm" svg:height="1.5cm" draw:transform="rotate (1.5707963267949) translate (6.75cm 10.5cm)">
            <draw:text-box>
              <text:p><text:span text:style-name="T73">Application</text:span></text:p>
              <text:p><text:span text:style-name="T73">Domain [1]</text:span></text:p>
            </draw:text-box>
          </draw:frame>
          <draw:frame draw:style-name="gr119" draw:text-style-name="P240" draw:layer="layout" svg:width="4cm" svg:height="1.5cm" draw:transform="rotate (1.5707963267949) translate (6.75cm 6.5cm)">
            <draw:text-box>
              <text:p><text:span text:style-name="T73">Technical Domain [2]</text:span></text:p>
            </draw:text-box>
          </draw:frame>
          <draw:frame draw:style-name="gr121" draw:text-style-name="P145" draw:layer="layout" svg:width="8cm" svg:height="1.5cm" draw:transform="rotate (1.5707963267949) translate (5.25cm 10.5cm)">
            <draw:text-box>
              <text:p><text:span text:style-name="T11">Complement</text:span></text:p>
            </draw:text-box>
          </draw:frame>
          <draw:line draw:style-name="gr297" draw:text-style-name="P412" draw:layer="layout" svg:x1="11cm" svg:y1="9.7cm" svg:x2="21.2cm" svg:y2="9.7cm">
            <text:p text:style-name="P95"><text:span text:style-name="T99">Enterprise</text:span><text:span text:style-name="T99"><text:line-break/></text:span><text:span text:style-name="T99">readiness</text:span><text:span text:style-name="T99"><text:line-break/></text:span><text:span text:style-name="T99">features</text:span></text:p>
            <text:p text:style-name="P95"><text:span text:style-name="T35"/></text:p>
            <text:p text:style-name="P95"><text:span text:style-name="T35"/></text:p>
            <text:p text:style-name="P95"><text:span text:style-name="T35"/></text:p>
            <text:p text:style-name="P95"><text:span text:style-name="T35"/></text:p>
          </draw:line>
          <draw:line draw:style-name="gr451" draw:text-style-name="P413" draw:layer="layout" svg:x1="9.5cm" svg:y1="8.45cm" svg:x2="9.5cm" svg:y2="3.25cm">
            <text:p/>
          </draw:line>
          <draw:frame draw:style-name="gr452" draw:text-style-name="P414" draw:layer="layout" svg:width="4cm" svg:height="2.165cm" svg:x="9.5cm" svg:y="3.25cm">
            <draw:text-box>
              <text:p text:style-name="P45"><text:span text:style-name="T99">Cloud</text:span></text:p>
              <text:p text:style-name="P45"><text:span text:style-name="T99">operations</text:span></text:p>
              <text:p text:style-name="P45"><text:span text:style-name="T99">at scale</text:span></text:p>
            </draw:text-box>
          </draw:frame>
          <draw:custom-shape draw:style-name="gr453" draw:text-style-name="P51" draw:layer="layout" svg:width="14cm" svg:height="8cm" svg:x="8.25cm" svg:y="2.5cm">
            <text:p/>
            <draw:enhanced-geometry svg:viewBox="0 0 21600 21600" draw:type="rectangle" draw:enhanced-path="M 0 0 L 21600 0 21600 21600 0 21600 0 0 Z N"/>
          </draw:custom-shape>
          <draw:line draw:style-name="gr122" draw:text-style-name="P146" draw:layer="layout" svg:x1="7.75cm" svg:y1="6.5cm" svg:x2="22.75cm" svg:y2="6.5cm">
            <text:p/>
          </draw:line>
          <draw:line draw:style-name="gr122" draw:text-style-name="P146" draw:layer="layout" svg:x1="15.25cm" svg:y1="11cm" svg:x2="15.25cm" svg:y2="2cm">
            <text:p/>
          </draw:line>
          <draw:frame draw:style-name="gr454" draw:text-style-name="P415" draw:layer="layout" svg:width="4.6cm" svg:height="2.753cm" svg:x="16.5cm" svg:y="3.251cm">
            <draw:text-box>
              <text:p text:style-name="P95"><text:span text:style-name="T99">Cloud service</text:span><text:span text:style-name="T99"><text:line-break/></text:span><text:span text:style-name="T99">+ enterprise</text:span><text:span text:style-name="T99"><text:line-break/></text:span><text:span text:style-name="T99">features</text:span></text:p>
            </draw:text-box>
          </draw:frame>
        </draw:g>
      </draw:page>
      <draw:page draw:name="page69" draw:style-name="dp1" draw:master-page-name="Default">
        <office:forms form:automatic-focus="false" form:apply-design-mode="false"/>
        <draw:g>
          <draw:g>
            <draw:custom-shape draw:style-name="gr455" draw:text-style-name="P30" draw:layer="layout" svg:width="8cm" svg:height="2cm" draw:transform="rotate (1.5707963267949) translate (17.5cm 12cm)">
              <text:p text:style-name="P29"><text:span text:style-name="T10">commercial license</text:span></text:p>
              <draw:enhanced-geometry svg:viewBox="0 0 21600 21600" draw:type="rectangle" draw:enhanced-path="M 0 0 L 21600 0 21600 21600 0 21600 0 0 Z N"/>
            </draw:custom-shape>
            <draw:custom-shape draw:style-name="gr456" draw:text-style-name="P31" draw:layer="layout" svg:width="4cm" svg:height="2cm" draw:transform="rotate (1.5707963267949) translate (20.5cm 10cm)">
              <text:p text:style-name="P29"><text:span text:style-name="T10">AGPLv3</text:span></text:p>
              <draw:enhanced-geometry svg:viewBox="0 0 21600 21600" draw:type="rectangle" draw:enhanced-path="M 0 0 L 21600 0 21600 21600 0 21600 0 0 Z N"/>
            </draw:custom-shape>
            <draw:custom-shape draw:style-name="gr457" draw:text-style-name="P416" draw:layer="layout" svg:width="1.9cm" svg:height="2cm" draw:transform="rotate (1.5707963267949) translate (20.5cm 12cm)">
              <text:p text:style-name="P29"><text:span text:style-name="T10">MIT</text:span></text:p>
              <draw:enhanced-geometry svg:viewBox="0 0 21600 21600" draw:type="rectangle" draw:enhanced-path="M 0 0 L 21600 0 21600 21600 0 21600 0 0 Z N"/>
            </draw:custom-shape>
            <draw:custom-shape draw:style-name="gr457" draw:text-style-name="P416" draw:layer="layout" svg:width="1.9cm" svg:height="2cm" draw:transform="rotate (1.5707963267949) translate (20.5cm 5.9cm)">
              <text:p text:style-name="P29"><text:span text:style-name="T10">MIT</text:span></text:p>
              <draw:enhanced-geometry svg:viewBox="0 0 21600 21600" draw:type="rectangle" draw:enhanced-path="M 0 0 L 21600 0 21600 21600 0 21600 0 0 Z N"/>
            </draw:custom-shape>
            <draw:custom-shape draw:style-name="gr458" draw:text-style-name="P418" draw:layer="layout" svg:width="2cm" svg:height="2cm" svg:x="17.5cm" svg:y="12cm">
              <text:p text:style-name="P417"><text:span text:style-name="T118">1</text:span></text:p>
              <draw:enhanced-geometry svg:viewBox="0 0 21600 21600" draw:type="rectangle" draw:enhanced-path="M 0 0 L 21600 0 21600 21600 0 21600 0 0 Z N"/>
            </draw:custom-shape>
            <draw:custom-shape draw:style-name="gr458" draw:text-style-name="P420" draw:layer="layout" svg:width="2cm" svg:height="2cm" svg:x="20.5cm" svg:y="12cm">
              <text:p text:style-name="P419"><text:span text:style-name="T3">2</text:span></text:p>
              <draw:enhanced-geometry svg:viewBox="0 0 21600 21600" draw:type="rectangle" draw:enhanced-path="M 0 0 L 21600 0 21600 21600 0 21600 0 0 Z N"/>
            </draw:custom-shape>
            <draw:custom-shape draw:style-name="gr459" draw:text-style-name="P418" draw:layer="layout" svg:width="6cm" svg:height="2cm" svg:x="17cm" svg:y="2cm">
              <text:p text:style-name="P417"><text:span text:style-name="T118">Component</text:span></text:p>
              <draw:enhanced-geometry svg:viewBox="0 0 21600 21600" draw:type="rectangle" draw:enhanced-path="M 0 0 L 21600 0 21600 21600 0 21600 0 0 Z N"/>
            </draw:custom-shape>
          </draw:g>
          <draw:g>
            <draw:custom-shape draw:style-name="gr455" draw:text-style-name="P30" draw:layer="layout" svg:width="8cm" svg:height="2cm" draw:transform="rotate (1.5707963267949) translate (6.5cm 12cm)">
              <text:p text:style-name="P29"><text:span text:style-name="T10">commercial license</text:span></text:p>
              <draw:enhanced-geometry svg:viewBox="0 0 21600 21600" draw:type="rectangle" draw:enhanced-path="M 0 0 L 21600 0 21600 21600 0 21600 0 0 Z N"/>
            </draw:custom-shape>
            <draw:custom-shape draw:style-name="gr460" draw:text-style-name="P31" draw:layer="layout" svg:width="8cm" svg:height="2cm" draw:transform="rotate (1.5707963267949) translate (9.5cm 12cm)">
              <text:p text:style-name="P29"><text:span text:style-name="T10">AGPLv3</text:span></text:p>
              <draw:enhanced-geometry svg:viewBox="0 0 21600 21600" draw:type="rectangle" draw:enhanced-path="M 0 0 L 21600 0 21600 21600 0 21600 0 0 Z N"/>
            </draw:custom-shape>
            <draw:custom-shape draw:style-name="gr458" draw:text-style-name="P420" draw:layer="layout" svg:width="2cm" svg:height="2cm" svg:x="6.5cm" svg:y="12cm">
              <text:p text:style-name="P419"><text:span text:style-name="T3">1</text:span></text:p>
              <draw:enhanced-geometry svg:viewBox="0 0 21600 21600" draw:type="rectangle" draw:enhanced-path="M 0 0 L 21600 0 21600 21600 0 21600 0 0 Z N"/>
            </draw:custom-shape>
            <draw:custom-shape draw:style-name="gr458" draw:text-style-name="P420" draw:layer="layout" svg:width="2cm" svg:height="2cm" svg:x="9.5cm" svg:y="12cm">
              <text:p text:style-name="P419"><text:span text:style-name="T3">2</text:span></text:p>
              <draw:enhanced-geometry svg:viewBox="0 0 21600 21600" draw:type="rectangle" draw:enhanced-path="M 0 0 L 21600 0 21600 21600 0 21600 0 0 Z N"/>
            </draw:custom-shape>
            <draw:custom-shape draw:style-name="gr459" draw:text-style-name="P418" draw:layer="layout" svg:width="6cm" svg:height="2cm" svg:x="6cm" svg:y="2cm">
              <text:p text:style-name="P417"><text:span text:style-name="T118">Application</text:span></text:p>
              <draw:enhanced-geometry svg:viewBox="0 0 21600 21600" draw:type="rectangle" draw:enhanced-path="M 0 0 L 21600 0 21600 21600 0 21600 0 0 Z N"/>
            </draw:custom-shape>
          </draw:g>
        </draw:g>
      </draw:page>
      <draw:page draw:name="page70" draw:style-name="dp1" draw:master-page-name="Default">
        <office:forms form:automatic-focus="false" form:apply-design-mode="false"/>
        <draw:g>
          <draw:custom-shape draw:style-name="gr261" draw:text-style-name="P140" draw:layer="layout" svg:width="7cm" svg:height="4cm" svg:x="8.25cm" svg:y="6.5cm">
            <text:p text:style-name="P139"><text:span text:style-name="T44">AGPLv3</text:span></text:p>
            <draw:enhanced-geometry svg:viewBox="0 0 21600 21600" draw:type="rectangle" draw:enhanced-path="M 0 0 L 21600 0 21600 21600 0 21600 0 0 Z N"/>
          </draw:custom-shape>
          <draw:custom-shape draw:style-name="gr261" draw:text-style-name="P140" draw:layer="layout" svg:width="7cm" svg:height="4cm" svg:x="15.25cm" svg:y="2.5cm">
            <text:p text:style-name="P139"><text:span text:style-name="T44">APGLv3</text:span></text:p>
            <text:p text:style-name="P139"><text:span text:style-name="T44">+ shims</text:span></text:p>
            <draw:enhanced-geometry svg:viewBox="0 0 21600 21600" draw:type="rectangle" draw:enhanced-path="M 0 0 L 21600 0 21600 21600 0 21600 0 0 Z N"/>
          </draw:custom-shape>
          <draw:custom-shape draw:style-name="gr461" draw:text-style-name="P141" draw:layer="layout" svg:width="7cm" svg:height="4cm" svg:x="8.25cm" svg:y="2.5cm">
            <text:p text:style-name="P139"><text:span text:style-name="T44">AGPLv3</text:span></text:p>
            <draw:enhanced-geometry svg:viewBox="0 0 21600 21600" draw:type="rectangle" draw:enhanced-path="M 0 0 L 21600 0 21600 21600 0 21600 0 0 Z N"/>
          </draw:custom-shape>
          <draw:custom-shape draw:style-name="gr461" draw:text-style-name="P141" draw:layer="layout" svg:width="7cm" svg:height="4cm" svg:x="15.25cm" svg:y="6.5cm">
            <text:p text:style-name="P139"><text:span text:style-name="T44">GPLv2</text:span></text:p>
            <draw:enhanced-geometry svg:viewBox="0 0 21600 21600" draw:type="rectangle" draw:enhanced-path="M 0 0 L 21600 0 21600 21600 0 21600 0 0 Z N"/>
          </draw:custom-shape>
          <draw:frame draw:style-name="gr119" draw:text-style-name="P142" draw:layer="layout" svg:width="7cm" svg:height="1.5cm" svg:x="8.25cm" svg:y="10.5cm">
            <draw:text-box>
              <text:p><text:span text:style-name="T45">Application</text:span></text:p>
            </draw:text-box>
          </draw:frame>
          <draw:frame draw:style-name="gr119" draw:text-style-name="P142" draw:layer="layout" svg:width="7cm" svg:height="1.5cm" svg:x="15.25cm" svg:y="10.5cm">
            <draw:text-box>
              <text:p><text:span text:style-name="T45">Component</text:span></text:p>
            </draw:text-box>
          </draw:frame>
          <draw:frame draw:style-name="gr120" draw:text-style-name="P143" draw:layer="layout" svg:width="14cm" svg:height="1.5cm" svg:x="8.25cm" svg:y="12cm">
            <draw:text-box>
              <text:p><text:span text:style-name="T11">Product Type</text:span></text:p>
            </draw:text-box>
          </draw:frame>
          <draw:frame draw:style-name="gr119" draw:text-style-name="P240" draw:layer="layout" svg:width="4cm" svg:height="1.5cm" draw:transform="rotate (1.5707963267949) translate (6.75cm 10.5cm)">
            <draw:text-box>
              <text:p><text:span text:style-name="T73">On-premise</text:span></text:p>
            </draw:text-box>
          </draw:frame>
          <draw:frame draw:style-name="gr119" draw:text-style-name="P240" draw:layer="layout" svg:width="4cm" svg:height="1.5cm" draw:transform="rotate (1.5707963267949) translate (6.75cm 6.5cm)">
            <draw:text-box>
              <text:p><text:span text:style-name="T73">In-the-cloud</text:span></text:p>
            </draw:text-box>
          </draw:frame>
          <draw:frame draw:style-name="gr121" draw:text-style-name="P145" draw:layer="layout" svg:width="8cm" svg:height="1.5cm" draw:transform="rotate (1.5707963267949) translate (5.25cm 10.5cm)">
            <draw:text-box>
              <text:p><text:span text:style-name="T11">Deployment</text:span></text:p>
            </draw:text-box>
          </draw:frame>
          <draw:line draw:style-name="gr122" draw:text-style-name="P146" draw:layer="layout" svg:x1="7.75cm" svg:y1="6.5cm" svg:x2="22.75cm" svg:y2="6.5cm">
            <text:p/>
          </draw:line>
          <draw:line draw:style-name="gr122" draw:text-style-name="P146" draw:layer="layout" svg:x1="15.25cm" svg:y1="11cm" svg:x2="15.25cm" svg:y2="2cm">
            <text:p/>
          </draw:line>
        </draw:g>
      </draw:page>
      <draw:page draw:name="page71" draw:style-name="dp1" draw:master-page-name="Default">
        <office:forms form:automatic-focus="false" form:apply-design-mode="false"/>
        <draw:g>
          <draw:custom-shape draw:style-name="gr455" draw:text-style-name="P30" draw:layer="layout" svg:width="8cm" svg:height="2cm" draw:transform="rotate (1.5707963267949) translate (5.5cm 12cm)">
            <text:p text:style-name="P29"><text:span text:style-name="T10">Commercial license</text:span></text:p>
            <draw:enhanced-geometry svg:viewBox="0 0 21600 21600" draw:type="rectangle" draw:enhanced-path="M 0 0 L 21600 0 21600 21600 0 21600 0 0 Z N"/>
          </draw:custom-shape>
          <draw:custom-shape draw:style-name="gr455" draw:text-style-name="P30" draw:layer="layout" svg:width="8cm" svg:height="2cm" draw:transform="rotate (1.5707963267949) translate (16cm 12cm)">
            <text:p text:style-name="P29"><text:span text:style-name="T10">Commercial license</text:span></text:p>
            <draw:enhanced-geometry svg:viewBox="0 0 21600 21600" draw:type="rectangle" draw:enhanced-path="M 0 0 L 21600 0 21600 21600 0 21600 0 0 Z N"/>
          </draw:custom-shape>
          <draw:custom-shape draw:style-name="gr460" draw:text-style-name="P31" draw:layer="layout" svg:width="8cm" svg:height="2cm" draw:transform="rotate (1.5707963267949) translate (19cm 12cm)">
            <text:p text:style-name="P29"><text:span text:style-name="T10">AGPLv3</text:span></text:p>
            <draw:enhanced-geometry svg:viewBox="0 0 21600 21600" draw:type="rectangle" draw:enhanced-path="M 0 0 L 21600 0 21600 21600 0 21600 0 0 Z N"/>
          </draw:custom-shape>
          <draw:custom-shape draw:style-name="gr462" draw:text-style-name="P421" draw:layer="layout" svg:width="8cm" svg:height="2cm" draw:transform="rotate (1.5707963267949) translate (8.5cm 12cm)">
            <text:p text:style-name="P29"><text:span text:style-name="T10">Source-available license</text:span></text:p>
            <draw:enhanced-geometry svg:viewBox="0 0 21600 21600" draw:type="rectangle" draw:enhanced-path="M 0 0 L 21600 0 21600 21600 0 21600 0 0 Z N"/>
          </draw:custom-shape>
          <draw:custom-shape draw:style-name="gr458" draw:text-style-name="P418" draw:layer="layout" svg:width="2cm" svg:height="2cm" svg:x="5.5cm" svg:y="12cm">
            <text:p text:style-name="P417"><text:span text:style-name="T118">1</text:span></text:p>
            <draw:enhanced-geometry svg:viewBox="0 0 21600 21600" draw:type="rectangle" draw:enhanced-path="M 0 0 L 21600 0 21600 21600 0 21600 0 0 Z N"/>
          </draw:custom-shape>
          <draw:custom-shape draw:style-name="gr458" draw:text-style-name="P420" draw:layer="layout" svg:width="2cm" svg:height="2cm" svg:x="8.5cm" svg:y="12cm">
            <text:p text:style-name="P419"><text:span text:style-name="T3">2</text:span></text:p>
            <draw:enhanced-geometry svg:viewBox="0 0 21600 21600" draw:type="rectangle" draw:enhanced-path="M 0 0 L 21600 0 21600 21600 0 21600 0 0 Z N"/>
          </draw:custom-shape>
          <draw:custom-shape draw:style-name="gr458" draw:text-style-name="P420" draw:layer="layout" svg:width="2cm" svg:height="2cm" svg:x="16cm" svg:y="12cm">
            <text:p text:style-name="P419"><text:span text:style-name="T3">1</text:span></text:p>
            <draw:enhanced-geometry svg:viewBox="0 0 21600 21600" draw:type="rectangle" draw:enhanced-path="M 0 0 L 21600 0 21600 21600 0 21600 0 0 Z N"/>
          </draw:custom-shape>
          <draw:custom-shape draw:style-name="gr458" draw:text-style-name="P420" draw:layer="layout" svg:width="2cm" svg:height="2cm" svg:x="19cm" svg:y="12cm">
            <text:p text:style-name="P419"><text:span text:style-name="T3">2</text:span></text:p>
            <draw:enhanced-geometry svg:viewBox="0 0 21600 21600" draw:type="rectangle" draw:enhanced-path="M 0 0 L 21600 0 21600 21600 0 21600 0 0 Z N"/>
          </draw:custom-shape>
          <draw:custom-shape draw:style-name="gr463" draw:text-style-name="P418" draw:layer="layout" svg:width="8cm" svg:height="2cm" svg:x="4cm" svg:y="2cm">
            <text:p text:style-name="P417"><text:span text:style-name="T118">Dual-Licensing</text:span></text:p>
            <draw:enhanced-geometry svg:viewBox="0 0 21600 21600" draw:type="rectangle" draw:enhanced-path="M 0 0 L 21600 0 21600 21600 0 21600 0 0 Z N"/>
          </draw:custom-shape>
          <draw:custom-shape draw:style-name="gr463" draw:text-style-name="P418" draw:layer="layout" svg:width="8cm" svg:height="2cm" svg:x="16cm" svg:y="2cm">
            <text:p text:style-name="P417"><text:span text:style-name="T118">Triple-Licensing</text:span></text:p>
            <draw:enhanced-geometry svg:viewBox="0 0 21600 21600" draw:type="rectangle" draw:enhanced-path="M 0 0 L 21600 0 21600 21600 0 21600 0 0 Z N"/>
          </draw:custom-shape>
          <draw:custom-shape draw:style-name="gr462" draw:text-style-name="P421" draw:layer="layout" svg:width="8cm" svg:height="2cm" draw:transform="rotate (1.5707963267949) translate (22cm 11.975cm)">
            <text:p text:style-name="P29"><text:span text:style-name="T10">Source-available license</text:span></text:p>
            <draw:enhanced-geometry svg:viewBox="0 0 21600 21600" draw:type="rectangle" draw:enhanced-path="M 0 0 L 21600 0 21600 21600 0 21600 0 0 Z N"/>
          </draw:custom-shape>
          <draw:custom-shape draw:style-name="gr458" draw:text-style-name="P420" draw:layer="layout" svg:width="2cm" svg:height="2cm" svg:x="22cm" svg:y="11.975cm">
            <text:p text:style-name="P419"><text:span text:style-name="T3">3</text:span></text:p>
            <draw:enhanced-geometry svg:viewBox="0 0 21600 21600" draw:type="rectangle" draw:enhanced-path="M 0 0 L 21600 0 21600 21600 0 21600 0 0 Z N"/>
          </draw:custom-shape>
        </draw:g>
      </draw:page>
      <draw:page draw:name="page72" draw:style-name="dp1" draw:master-page-name="Default">
        <office:forms form:automatic-focus="false" form:apply-design-mode="false"/>
        <draw:g>
          <draw:custom-shape draw:style-name="gr464" draw:text-style-name="P422" xml:id="id108" draw:id="id108" draw:layer="layout" svg:width="6cm" svg:height="2cm" svg:x="1cm" svg:y="11.5cm">
            <text:p text:style-name="P324"><text:span text:style-name="T96">Ideation and</text:span></text:p>
            <text:p text:style-name="P324"><text:span text:style-name="T96">Development</text:span></text:p>
            <draw:enhanced-geometry svg:viewBox="0 0 21600 21600" draw:type="rectangle" draw:enhanced-path="M 0 0 L 21600 0 21600 21600 0 21600 0 0 Z N"/>
          </draw:custom-shape>
          <draw:custom-shape draw:style-name="gr292" draw:text-style-name="P424" xml:id="id109" draw:id="id109" draw:layer="layout" svg:width="6cm" svg:height="2cm" svg:x="6cm" svg:y="8.5cm">
            <text:p text:style-name="P423"><text:span text:style-name="T119">Launch</text:span></text:p>
            <draw:enhanced-geometry svg:viewBox="0 0 21600 21600" draw:type="rectangle" draw:enhanced-path="M 0 0 L 21600 0 21600 21600 0 21600 0 0 Z N"/>
          </draw:custom-shape>
          <draw:custom-shape draw:style-name="gr293" draw:text-style-name="P425" xml:id="id110" draw:id="id110" draw:layer="layout" svg:width="6cm" svg:height="2cm" svg:x="11cm" svg:y="5.5cm">
            <text:p text:style-name="P423"><text:span text:style-name="T119">Growth</text:span></text:p>
            <draw:enhanced-geometry svg:viewBox="0 0 21600 21600" draw:type="rectangle" draw:enhanced-path="M 0 0 L 21600 0 21600 21600 0 21600 0 0 Z N"/>
          </draw:custom-shape>
          <draw:custom-shape draw:style-name="gr285" draw:text-style-name="P426" xml:id="id111" draw:id="id111" draw:layer="layout" svg:width="6cm" svg:height="2cm" svg:x="16.1cm" svg:y="2.5cm">
            <text:p text:style-name="P423"><text:span text:style-name="T119">Maturity</text:span></text:p>
            <draw:enhanced-geometry svg:viewBox="0 0 21600 21600" draw:type="rectangle" draw:enhanced-path="M 0 0 L 21600 0 21600 21600 0 21600 0 0 Z N"/>
          </draw:custom-shape>
          <draw:custom-shape draw:style-name="gr465" draw:text-style-name="P427" xml:id="id112" draw:id="id112" draw:layer="layout" svg:width="6cm" svg:height="2cm" svg:x="21cm" svg:y="11.5cm">
            <text:p text:style-name="P423"><text:span text:style-name="T119">End-of-life</text:span></text:p>
            <draw:enhanced-geometry svg:viewBox="0 0 21600 21600" draw:type="rectangle" draw:enhanced-path="M 0 0 L 21600 0 21600 21600 0 21600 0 0 Z N"/>
          </draw:custom-shape>
          <draw:connector draw:style-name="gr389" draw:text-style-name="P24" draw:layer="layout" svg:x1="4cm" svg:y1="11.5cm" svg:x2="6cm" svg:y2="9.5cm" draw:start-shape="id108" draw:start-glue-point="0" draw:end-shape="id109" svg:d="M4000 11500v-2000h2000" svg:viewBox="0 0 2001 2001">
            <text:p/>
          </draw:connector>
          <draw:connector draw:style-name="gr389" draw:text-style-name="P24" draw:layer="layout" svg:x1="9cm" svg:y1="8.5cm" svg:x2="11cm" svg:y2="6.5cm" draw:start-shape="id109" draw:start-glue-point="0" draw:end-shape="id110" draw:end-glue-point="3" svg:d="M9000 8500v-2000h2000" svg:viewBox="0 0 2001 2001">
            <text:p/>
          </draw:connector>
          <draw:connector draw:style-name="gr389" draw:text-style-name="P24" draw:layer="layout" svg:x1="14cm" svg:y1="5.5cm" svg:x2="16.1cm" svg:y2="3.5cm" draw:start-shape="id110" draw:end-shape="id111" svg:d="M14000 5500v-2000h2100" svg:viewBox="0 0 2101 2001">
            <text:p/>
          </draw:connector>
          <draw:connector draw:style-name="gr466" draw:text-style-name="P24" draw:layer="layout" svg:x1="7cm" svg:y1="12.5cm" svg:x2="21cm" svg:y2="12.5cm" draw:start-shape="id108" draw:start-glue-point="1" draw:end-shape="id112" draw:end-glue-point="3" svg:d="M7000 12500h14000" svg:viewBox="0 0 14001 1">
            <text:p/>
          </draw:connector>
          <draw:connector draw:style-name="gr466" draw:text-style-name="P24" draw:layer="layout" svg:x1="12cm" svg:y1="9.5cm" svg:x2="24cm" svg:y2="11.5cm" draw:start-shape="id109" draw:start-glue-point="1" draw:end-shape="id112" draw:end-glue-point="0" svg:d="M12000 9500h12000v2000" svg:viewBox="0 0 12001 2001">
            <text:p/>
          </draw:connector>
          <draw:connector draw:style-name="gr466" draw:text-style-name="P24" draw:layer="layout" svg:x1="17cm" svg:y1="6.5cm" svg:x2="24cm" svg:y2="11.5cm" draw:start-shape="id110" draw:start-glue-point="1" draw:end-shape="id112" draw:end-glue-point="0" svg:d="M17000 6500h7000v5000" svg:viewBox="0 0 7001 5001">
            <text:p/>
          </draw:connector>
          <draw:connector draw:style-name="gr389" draw:text-style-name="P24" draw:layer="layout" svg:x1="22.1cm" svg:y1="3.5cm" svg:x2="24cm" svg:y2="11.5cm" draw:start-shape="id111" draw:start-glue-point="1" draw:end-shape="id112" svg:d="M22100 3500h1900v8000" svg:viewBox="0 0 1901 8001">
            <text:p/>
          </draw:connector>
          <draw:connector draw:style-name="gr389" draw:text-style-name="P24" draw:layer="layout" draw:line-skew="0.45cm 0.55cm" svg:x1="17cm" svg:y1="6.5cm" svg:x2="14cm" svg:y2="7.5cm" draw:start-shape="id110" draw:start-glue-point="1" draw:end-shape="id110" draw:end-glue-point="2" svg:d="M17000 6500h1001v2101h-4001v-1101" svg:viewBox="0 0 4002 2102">
            <text:p/>
          </draw:connector>
          <draw:connector draw:style-name="gr389" draw:text-style-name="P24" draw:layer="layout" draw:line-skew="0.45cm 0.55cm" svg:x1="22.1cm" svg:y1="3.5cm" svg:x2="19.1cm" svg:y2="4.5cm" svg:d="M22100 3500h1000v2100h-4000v-1100" svg:viewBox="0 0 4001 2101">
            <text:p/>
          </draw:connector>
        </draw:g>
      </draw:page>
      <draw:page draw:name="page73" draw:style-name="dp1" draw:master-page-name="Default">
        <office:forms form:automatic-focus="false" form:apply-design-mode="false"/>
        <draw:g>
          <draw:polyline draw:style-name="gr467" draw:text-style-name="P428"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468" draw:text-style-name="P428" draw:layer="layout" svg:width="23.991cm" svg:height="8.046cm" draw:transform="rotate (-0.00383972435438842) translate (2.0308984792672cm 3.95398293167147cm)" svg:viewBox="0 0 23992 8047" svg:d="M0 8047c7000-27 7969-8032 11969-8047s4912 2981 12023 5954">
            <text:p/>
          </draw:path>
          <draw:line draw:style-name="gr469" draw:text-style-name="P430" draw:layer="layout" svg:x1="1cm" svg:y1="12cm" svg:x2="27cm" svg:y2="12cm">
            <text:p text:style-name="P429"><text:span text:style-name="T120"/></text:p>
            <text:p text:style-name="P429"><text:span text:style-name="T120"/></text:p>
            <text:p text:style-name="P429"><text:span text:style-name="T120">time</text:span></text:p>
          </draw:line>
          <draw:custom-shape draw:style-name="gr470" draw:text-style-name="P432" draw:layer="layout" svg:width="8cm" svg:height="1.5cm" svg:x="2.5cm" svg:y="3.5cm">
            <text:p text:style-name="P431"><text:span text:style-name="T116">Open source code</text:span></text:p>
            <draw:enhanced-geometry svg:viewBox="0 0 21600 21600" draw:type="rectangle" draw:enhanced-path="M 0 0 L 21600 0 21600 21600 0 21600 0 0 Z N"/>
          </draw:custom-shape>
          <draw:custom-shape draw:style-name="gr470" draw:text-style-name="P432" draw:layer="layout" svg:width="8cm" svg:height="1.5cm" svg:x="10cm" svg:y="2.5cm">
            <text:p text:style-name="P431"><text:span text:style-name="T116">Closed </text:span><text:span text:style-name="T116">compleme</text:span><text:span text:style-name="T116">nt</text:span></text:p>
            <draw:enhanced-geometry svg:viewBox="0 0 21600 21600" draw:type="rectangle" draw:enhanced-path="M 0 0 L 21600 0 21600 21600 0 21600 0 0 Z N"/>
          </draw:custom-shape>
          <draw:custom-shape draw:style-name="gr471" draw:text-style-name="P434" draw:layer="layout" svg:width="4cm" svg:height="1.5cm" svg:x="1.5cm" svg:y="12cm">
            <text:p text:style-name="P433"><text:span text:style-name="T121">Project</text:span></text:p>
            <text:p text:style-name="P433"><text:span text:style-name="T121">Inception</text:span></text:p>
            <draw:enhanced-geometry svg:viewBox="0 0 21600 21600" draw:type="rectangle" draw:enhanced-path="M 0 0 L 21600 0 21600 21600 0 21600 0 0 Z N"/>
          </draw:custom-shape>
          <draw:line draw:style-name="gr472" draw:text-style-name="P24" draw:layer="layout" svg:x1="1.5cm" svg:y1="12cm" svg:x2="1.5cm" svg:y2="12.5cm">
            <text:p/>
          </draw:line>
          <draw:custom-shape draw:style-name="gr471" draw:text-style-name="P434" draw:layer="layout" svg:width="4cm" svg:height="1.5cm" svg:x="6cm" svg:y="12cm">
            <text:p text:style-name="P433"><text:span text:style-name="T121">Problem-</text:span></text:p>
            <text:p text:style-name="P433"><text:span text:style-name="T121">solution </text:span><text:span text:style-name="T121">fit</text:span></text:p>
            <draw:enhanced-geometry svg:viewBox="0 0 21600 21600" draw:type="rectangle" draw:enhanced-path="M 0 0 L 21600 0 21600 21600 0 21600 0 0 Z N"/>
          </draw:custom-shape>
          <draw:line draw:style-name="gr472" draw:text-style-name="P24" draw:layer="layout" svg:x1="6cm" svg:y1="12cm" svg:x2="6cm" svg:y2="12.5cm">
            <text:p/>
          </draw:line>
          <draw:custom-shape draw:style-name="gr471" draw:text-style-name="P434" draw:layer="layout" svg:width="4cm" svg:height="1.5cm" svg:x="10.5cm" svg:y="12cm">
            <text:p text:style-name="P433"><text:span text:style-name="T121">Product-</text:span></text:p>
            <text:p text:style-name="P433"><text:span text:style-name="T121">market fit</text:span></text:p>
            <draw:enhanced-geometry svg:viewBox="0 0 21600 21600" draw:type="rectangle" draw:enhanced-path="M 0 0 L 21600 0 21600 21600 0 21600 0 0 Z N"/>
          </draw:custom-shape>
          <draw:line draw:style-name="gr472" draw:text-style-name="P24" draw:layer="layout" svg:x1="10.5cm" svg:y1="12cm" svg:x2="10.5cm" svg:y2="12.5cm">
            <text:p/>
          </draw:line>
          <draw:custom-shape draw:style-name="gr471" draw:text-style-name="P434" draw:layer="layout" svg:width="4cm" svg:height="1.5cm" svg:x="15cm" svg:y="12cm">
            <text:p text:style-name="P433"><text:span text:style-name="T121">Channel-</text:span></text:p>
            <text:p text:style-name="P433"><text:span text:style-name="T121">Product fit</text:span></text:p>
            <draw:enhanced-geometry svg:viewBox="0 0 21600 21600" draw:type="rectangle" draw:enhanced-path="M 0 0 L 21600 0 21600 21600 0 21600 0 0 Z N"/>
          </draw:custom-shape>
          <draw:line draw:style-name="gr472" draw:text-style-name="P24" draw:layer="layout" svg:x1="15cm" svg:y1="12cm" svg:x2="15cm" svg:y2="12.5cm">
            <text:p/>
          </draw:line>
        </draw:g>
      </draw:page>
      <draw:page draw:name="page74" draw:style-name="dp1" draw:master-page-name="Default">
        <office:forms form:automatic-focus="false" form:apply-design-mode="false"/>
        <draw:frame draw:style-name="gr1" draw:text-style-name="P1" draw:layer="layout" svg:width="28cm" svg:height="11cm" svg:x="0cm" svg:y="2cm">
          <draw:text-box>
            <text:p><text:span text:style-name="T1">D01</text:span></text:p>
            <text:p><text:span text:style-name="T1"/></text:p>
            <text:p><text:span text:style-name="T1">Software Startups</text:span></text:p>
          </draw:text-box>
        </draw:frame>
      </draw:page>
      <draw:page draw:name="page75" draw:style-name="dp1" draw:master-page-name="Default">
        <office:forms form:automatic-focus="false" form:apply-design-mode="false"/>
        <draw:g>
          <draw:custom-shape draw:style-name="gr473" draw:text-style-name="P436" draw:layer="layout" svg:width="24cm" svg:height="6cm" svg:x="1.001cm" svg:y="5.001cm">
            <text:p text:style-name="P435"><text:span text:style-name="T45">Channel-product f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37" draw:layer="layout" svg:width="16cm" svg:height="4cm" svg:x="1.1cm" svg:y="6cm">
            <text:p text:style-name="P62"><text:span text:style-name="T17">Product-market f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438" draw:layer="layout" svg:width="8cm" svg:height="2cm" svg:x="1cm" svg:y="7cm">
            <text:p text:style-name="P62"><text:span text:style-name="T17">Problem-solution f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6" draw:text-style-name="P360" draw:layer="layout" svg:width="2cm" svg:height="1cm" svg:x="8cm" svg:y="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76" draw:text-style-name="P360" draw:layer="layout" svg:width="2cm" svg:height="1cm" svg:x="16cm" svg:y="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age>
      <draw:page draw:name="page76" draw:style-name="dp1" draw:master-page-name="Default">
        <office:forms form:automatic-focus="false" form:apply-design-mode="false"/>
        <draw:g>
          <draw:custom-shape draw:style-name="gr477" draw:text-style-name="P440" draw:layer="layout" svg:width="7cm" svg:height="4cm" svg:x="8.25cm" svg:y="6.5cm">
            <text:p text:style-name="P439"><text:span text:style-name="T115">Food</text:span></text:p>
            <draw:enhanced-geometry svg:viewBox="0 0 21600 21600" draw:type="rectangle" draw:enhanced-path="M 0 0 L 21600 0 21600 21600 0 21600 0 0 Z N"/>
          </draw:custom-shape>
          <draw:custom-shape draw:style-name="gr477" draw:text-style-name="P440" draw:layer="layout" svg:width="7cm" svg:height="4cm" svg:x="15.25cm" svg:y="2.5cm">
            <text:p text:style-name="P439"><text:span text:style-name="T115">Software</text:span></text:p>
            <draw:enhanced-geometry svg:viewBox="0 0 21600 21600" draw:type="rectangle" draw:enhanced-path="M 0 0 L 21600 0 21600 21600 0 21600 0 0 Z N"/>
          </draw:custom-shape>
          <draw:custom-shape draw:style-name="gr478" draw:text-style-name="P441" draw:layer="layout" svg:width="7cm" svg:height="4cm" svg:x="8.25cm" svg:y="2.5cm">
            <text:p text:style-name="P439"><text:span text:style-name="T115">Books</text:span></text:p>
            <draw:enhanced-geometry svg:viewBox="0 0 21600 21600" draw:type="rectangle" draw:enhanced-path="M 0 0 L 21600 0 21600 21600 0 21600 0 0 Z N"/>
          </draw:custom-shape>
          <draw:custom-shape draw:style-name="gr478" draw:text-style-name="P441" draw:layer="layout" svg:width="7cm" svg:height="4cm" svg:x="15.25cm" svg:y="6.5cm">
            <text:p text:style-name="P439"><text:span text:style-name="T115">Events</text:span></text:p>
            <draw:enhanced-geometry svg:viewBox="0 0 21600 21600" draw:type="rectangle" draw:enhanced-path="M 0 0 L 21600 0 21600 21600 0 21600 0 0 Z N"/>
          </draw:custom-shape>
          <draw:frame draw:style-name="gr119" draw:text-style-name="P442" draw:layer="layout" svg:width="7cm" svg:height="1.5cm" svg:x="8.25cm" svg:y="10.5cm">
            <draw:text-box>
              <text:p><text:span text:style-name="T116">Physical</text:span></text:p>
            </draw:text-box>
          </draw:frame>
          <draw:frame draw:style-name="gr119" draw:text-style-name="P442" draw:layer="layout" svg:width="7cm" svg:height="1.5cm" svg:x="15.25cm" svg:y="10.5cm">
            <draw:text-box>
              <text:p><text:span text:style-name="T116">Digital</text:span></text:p>
            </draw:text-box>
          </draw:frame>
          <draw:frame draw:style-name="gr479" draw:text-style-name="P443" draw:layer="layout" svg:width="14cm" svg:height="1.5cm" svg:x="8.25cm" svg:y="12cm">
            <draw:text-box>
              <text:p><text:span text:style-name="T122">Product</text:span></text:p>
            </draw:text-box>
          </draw:frame>
          <draw:frame draw:style-name="gr119" draw:text-style-name="P444" draw:layer="layout" svg:width="4cm" svg:height="1.5cm" draw:transform="rotate (1.5707963267949) translate (6.75cm 10.5cm)">
            <draw:text-box>
              <text:p><text:span text:style-name="T123">Physical</text:span></text:p>
            </draw:text-box>
          </draw:frame>
          <draw:frame draw:style-name="gr119" draw:text-style-name="P442" draw:layer="layout" svg:width="4cm" svg:height="1.5cm" draw:transform="rotate (1.5707963267949) translate (6.75cm 6.5cm)">
            <draw:text-box>
              <text:p><text:span text:style-name="T116">Digital</text:span></text:p>
            </draw:text-box>
          </draw:frame>
          <draw:frame draw:style-name="gr121" draw:text-style-name="P445" draw:layer="layout" svg:width="8cm" svg:height="1.5cm" draw:transform="rotate (1.5707963267949) translate (5.25cm 10.5cm)">
            <draw:text-box>
              <text:p><text:span text:style-name="T122">Channel</text:span></text:p>
            </draw:text-box>
          </draw:frame>
          <draw:line draw:style-name="gr122" draw:text-style-name="P446" draw:layer="layout" svg:x1="7.75cm" svg:y1="6.5cm" svg:x2="22.75cm" svg:y2="6.5cm">
            <text:p/>
          </draw:line>
          <draw:line draw:style-name="gr122" draw:text-style-name="P446" draw:layer="layout" svg:x1="15.25cm" svg:y1="11cm" svg:x2="15.25cm" svg:y2="2cm">
            <text:p/>
          </draw:line>
        </draw:g>
      </draw:page>
      <draw:page draw:name="page77" draw:style-name="dp1" draw:master-page-name="Default">
        <office:forms form:automatic-focus="false" form:apply-design-mode="false"/>
        <draw:g>
          <draw:custom-shape draw:style-name="gr480" draw:text-style-name="P440" draw:layer="layout" svg:width="7cm" svg:height="4cm" svg:x="8.25cm" svg:y="6.5cm">
            <text:p text:style-name="P439"><text:span text:style-name="T115">Product line</text:span></text:p>
            <text:p text:style-name="P447"><text:span text:style-name="T124">organizations</text:span></text:p>
            <text:p text:style-name="P447"><text:span text:style-name="T116"/></text:p>
            <text:p text:style-name="P439"><text:span text:style-name="T116">(e.g. another sneaker)</text:span></text:p>
            <draw:enhanced-geometry svg:viewBox="0 0 21600 21600" draw:type="rectangle" draw:enhanced-path="M 0 0 L 21600 0 21600 21600 0 21600 0 0 Z N"/>
          </draw:custom-shape>
          <draw:custom-shape draw:style-name="gr480" draw:text-style-name="P440" draw:layer="layout" svg:width="7cm" svg:height="4cm" svg:x="15.25cm" svg:y="2.5cm">
            <text:p text:style-name="P439"><text:span text:style-name="T115">University</text:span></text:p>
            <text:p text:style-name="P447"><text:span text:style-name="T124">research lab</text:span></text:p>
            <text:p text:style-name="P447"><text:span text:style-name="T116"/></text:p>
            <text:p text:style-name="P439"><text:span text:style-name="T116">(e.g. the internet)</text:span></text:p>
            <draw:enhanced-geometry svg:viewBox="0 0 21600 21600" draw:type="rectangle" draw:enhanced-path="M 0 0 L 21600 0 21600 21600 0 21600 0 0 Z N"/>
          </draw:custom-shape>
          <draw:custom-shape draw:style-name="gr481" draw:text-style-name="P441" draw:layer="layout" svg:width="7cm" svg:height="4cm" svg:x="8.25cm" svg:y="2.5cm">
            <text:p text:style-name="P439"><text:span text:style-name="T115">Industrial</text:span></text:p>
            <text:p text:style-name="P439"><text:span text:style-name="T115">research lab</text:span></text:p>
            <text:p text:style-name="P439"><text:span text:style-name="T116"/></text:p>
            <text:p text:style-name="P439"><text:span text:style-name="T116">(e.g. cure for cancer)</text:span></text:p>
            <draw:enhanced-geometry svg:viewBox="0 0 21600 21600" draw:type="rectangle" draw:enhanced-path="M 0 0 L 21600 0 21600 21600 0 21600 0 0 Z N"/>
          </draw:custom-shape>
          <draw:custom-shape draw:style-name="gr481" draw:text-style-name="P441" draw:layer="layout" svg:width="7cm" svg:height="4cm" svg:x="15.25cm" svg:y="6.5cm">
            <text:p text:style-name="P439"><text:span text:style-name="T115">Independent</text:span></text:p>
            <text:p text:style-name="P447"><text:span text:style-name="T124">entrepreneurs</text:span></text:p>
            <text:p text:style-name="P447"><text:span text:style-name="T125"/></text:p>
            <text:p text:style-name="P439"><text:span text:style-name="T116">(e.g. mobile phone</text:span><text:span text:style-name="T116"><text:line-break/></text:span><text:span text:style-name="T116">for the elderly)</text:span></text:p>
            <draw:enhanced-geometry svg:viewBox="0 0 21600 21600" draw:type="rectangle" draw:enhanced-path="M 0 0 L 21600 0 21600 21600 0 21600 0 0 Z N"/>
          </draw:custom-shape>
          <draw:frame draw:style-name="gr119" draw:text-style-name="P442" draw:layer="layout" svg:width="7cm" svg:height="1.5cm" svg:x="8.25cm" svg:y="10.5cm">
            <draw:text-box>
              <text:p><text:span text:style-name="T116">Low</text:span></text:p>
            </draw:text-box>
          </draw:frame>
          <draw:frame draw:style-name="gr119" draw:text-style-name="P442" draw:layer="layout" svg:width="7cm" svg:height="1.5cm" svg:x="15.25cm" svg:y="10.5cm">
            <draw:text-box>
              <text:p><text:span text:style-name="T116">High</text:span></text:p>
            </draw:text-box>
          </draw:frame>
          <draw:frame draw:style-name="gr479" draw:text-style-name="P443" draw:layer="layout" svg:width="14cm" svg:height="1.5cm" svg:x="8.25cm" svg:y="12cm">
            <draw:text-box>
              <text:p><text:span text:style-name="T122">Customer / market risk</text:span></text:p>
            </draw:text-box>
          </draw:frame>
          <draw:frame draw:style-name="gr119" draw:text-style-name="P444" draw:layer="layout" svg:width="4cm" svg:height="1.5cm" draw:transform="rotate (1.5707963267949) translate (6.75cm 10.5cm)">
            <draw:text-box>
              <text:p><text:span text:style-name="T123">Low</text:span></text:p>
            </draw:text-box>
          </draw:frame>
          <draw:frame draw:style-name="gr119" draw:text-style-name="P442" draw:layer="layout" svg:width="4cm" svg:height="1.5cm" draw:transform="rotate (1.5707963267949) translate (6.75cm 6.5cm)">
            <draw:text-box>
              <text:p><text:span text:style-name="T116">High</text:span></text:p>
            </draw:text-box>
          </draw:frame>
          <draw:frame draw:style-name="gr121" draw:text-style-name="P445" draw:layer="layout" svg:width="8cm" svg:height="1.5cm" draw:transform="rotate (1.5707963267949) translate (5.25cm 10.5cm)">
            <draw:text-box>
              <text:p><text:span text:style-name="T122">Invention risk</text:span></text:p>
            </draw:text-box>
          </draw:frame>
          <draw:line draw:style-name="gr122" draw:text-style-name="P446" draw:layer="layout" svg:x1="7.75cm" svg:y1="6.5cm" svg:x2="22.75cm" svg:y2="6.5cm">
            <text:p/>
          </draw:line>
          <draw:line draw:style-name="gr122" draw:text-style-name="P446" draw:layer="layout" svg:x1="15.25cm" svg:y1="11cm" svg:x2="15.25cm" svg:y2="2cm">
            <text:p/>
          </draw:line>
        </draw:g>
      </draw:page>
      <draw:page draw:name="page78" draw:style-name="dp1" draw:master-page-name="Default">
        <office:forms form:automatic-focus="false" form:apply-design-mode="false"/>
        <draw:g>
          <draw:custom-shape draw:style-name="gr261" draw:text-style-name="P449" draw:layer="layout" svg:width="7cm" svg:height="4cm" svg:x="8.25cm" svg:y="6.5cm">
            <text:p text:style-name="P448"><text:span text:style-name="T44">Resegmented</text:span><text:span text:style-name="T44"><text:line-break/></text:span><text:span text:style-name="T44">market</text:span></text:p>
            <draw:enhanced-geometry svg:viewBox="0 0 21600 21600" draw:type="rectangle" draw:enhanced-path="M 0 0 L 21600 0 21600 21600 0 21600 0 0 Z N"/>
          </draw:custom-shape>
          <draw:custom-shape draw:style-name="gr482" draw:text-style-name="P449" draw:layer="layout" svg:width="7cm" svg:height="4cm" svg:x="15.25cm" svg:y="2.5cm">
            <text:p text:style-name="P448"><text:span text:style-name="T44">New</text:span></text:p>
            <text:p text:style-name="P448"><text:span text:style-name="T44">market</text:span></text:p>
            <draw:enhanced-geometry svg:viewBox="0 0 21600 21600" draw:type="rectangle" draw:enhanced-path="M 0 0 L 21600 0 21600 21600 0 21600 0 0 Z N"/>
          </draw:custom-shape>
          <draw:custom-shape draw:style-name="gr461" draw:text-style-name="P450" draw:layer="layout" svg:width="7cm" svg:height="4cm" svg:x="8.25cm" svg:y="2.5cm">
            <text:p text:style-name="P448"><text:span text:style-name="T44">Existing</text:span><text:span text:style-name="T44"><text:line-break/></text:span><text:span text:style-name="T44">market</text:span></text:p>
            <draw:enhanced-geometry svg:viewBox="0 0 21600 21600" draw:type="rectangle" draw:enhanced-path="M 0 0 L 21600 0 21600 21600 0 21600 0 0 Z N"/>
          </draw:custom-shape>
          <draw:custom-shape draw:style-name="gr461" draw:text-style-name="P452" draw:layer="layout" svg:width="7cm" svg:height="4cm" svg:x="15.25cm" svg:y="6.5cm">
            <text:p text:style-name="P451"><text:span text:style-name="T44">Cloned</text:span><text:span text:style-name="T44"><text:line-break/></text:span><text:span text:style-name="T44">market</text:span></text:p>
            <draw:enhanced-geometry svg:viewBox="0 0 21600 21600" draw:type="rectangle" draw:enhanced-path="M 0 0 L 21600 0 21600 21600 0 21600 0 0 Z N"/>
          </draw:custom-shape>
          <draw:frame draw:style-name="gr119" draw:text-style-name="P142" draw:layer="layout" svg:width="7cm" svg:height="1.5cm" svg:x="8.25cm" svg:y="10.5cm">
            <draw:text-box>
              <text:p><text:span text:style-name="T45">Existing (old)</text:span></text:p>
            </draw:text-box>
          </draw:frame>
          <draw:frame draw:style-name="gr119" draw:text-style-name="P142" draw:layer="layout" svg:width="7cm" svg:height="1.5cm" svg:x="15.25cm" svg:y="10.5cm">
            <draw:text-box>
              <text:p><text:span text:style-name="T45">New</text:span></text:p>
            </draw:text-box>
          </draw:frame>
          <draw:frame draw:style-name="gr479" draw:text-style-name="P453" draw:layer="layout" svg:width="14cm" svg:height="1.5cm" svg:x="8.25cm" svg:y="12cm">
            <draw:text-box>
              <text:p><text:span text:style-name="T11">Market</text:span></text:p>
            </draw:text-box>
          </draw:frame>
          <draw:frame draw:style-name="gr119" draw:text-style-name="P144" draw:layer="layout" svg:width="4cm" svg:height="1.5cm" draw:transform="rotate (1.5707963267949) translate (6.75cm 10.5cm)">
            <draw:text-box>
              <text:p><text:span text:style-name="T46">Existing</text:span></text:p>
            </draw:text-box>
          </draw:frame>
          <draw:frame draw:style-name="gr119" draw:text-style-name="P142" draw:layer="layout" svg:width="4cm" svg:height="1.5cm" draw:transform="rotate (1.5707963267949) translate (6.75cm 6.5cm)">
            <draw:text-box>
              <text:p><text:span text:style-name="T45">New</text:span></text:p>
            </draw:text-box>
          </draw:frame>
          <draw:frame draw:style-name="gr121" draw:text-style-name="P145" draw:layer="layout" svg:width="8cm" svg:height="1.5cm" draw:transform="rotate (1.5707963267949) translate (5.25cm 10.5cm)">
            <draw:text-box>
              <text:p><text:span text:style-name="T11">Product</text:span></text:p>
            </draw:text-box>
          </draw:frame>
          <draw:line draw:style-name="gr122" draw:text-style-name="P146" draw:layer="layout" svg:x1="7.75cm" svg:y1="6.5cm" svg:x2="22.75cm" svg:y2="6.5cm">
            <text:p/>
          </draw:line>
          <draw:line draw:style-name="gr122" draw:text-style-name="P146" draw:layer="layout" svg:x1="15.25cm" svg:y1="11cm" svg:x2="15.25cm" svg:y2="2cm">
            <text:p/>
          </draw:line>
        </draw:g>
      </draw:page>
      <draw:page draw:name="page79" draw:style-name="dp1" draw:master-page-name="Default">
        <office:forms form:automatic-focus="false" form:apply-design-mode="false"/>
        <draw:g>
          <draw:custom-shape draw:style-name="gr483" draw:text-style-name="P455" draw:layer="layout" svg:width="12.5cm" svg:height="7cm" svg:x="14.5cm" svg:y="4cm">
            <text:p text:style-name="P454"><text:span text:style-name="T126">Execution</text:span></text:p>
            <draw:enhanced-geometry svg:viewBox="0 0 21600 21600" draw:type="rectangle" draw:enhanced-path="M 0 0 L 21600 0 21600 21600 0 21600 0 0 Z N"/>
          </draw:custom-shape>
          <draw:custom-shape draw:style-name="gr483" draw:text-style-name="P457" draw:layer="layout" svg:width="12.5cm" svg:height="7cm" svg:x="1cm" svg:y="4cm">
            <text:p text:style-name="P456"><text:span text:style-name="T127">Search</text:span></text:p>
            <draw:enhanced-geometry svg:viewBox="0 0 21600 21600" draw:type="rectangle" draw:enhanced-path="M 0 0 L 21600 0 21600 21600 0 21600 0 0 Z N"/>
          </draw:custom-shape>
          <draw:custom-shape draw:style-name="gr484" draw:text-style-name="P459" xml:id="id113" draw:id="id113" draw:layer="layout" svg:width="4.5cm" svg:height="2cm" svg:x="2cm" svg:y="6.5cm">
            <text:p text:style-name="P458"><text:span text:style-name="T128">Customer</text:span></text:p>
            <text:p text:style-name="P458"><text:span text:style-name="T128">discovery</text:span></text:p>
            <draw:enhanced-geometry svg:viewBox="0 0 21600 21600" draw:type="rectangle" draw:enhanced-path="M 0 0 L 21600 0 21600 21600 0 21600 0 0 Z N"/>
          </draw:custom-shape>
          <draw:custom-shape draw:style-name="gr485" draw:text-style-name="P461" xml:id="id114" draw:id="id114" draw:layer="layout" svg:width="4.5cm" svg:height="2cm" svg:x="8cm" svg:y="6.5cm">
            <text:p text:style-name="P460"><text:span text:style-name="T129">Customer</text:span></text:p>
            <text:p text:style-name="P460"><text:span text:style-name="T129">validation</text:span></text:p>
            <draw:enhanced-geometry svg:viewBox="0 0 21600 21600" draw:type="rectangle" draw:enhanced-path="M 0 0 L 21600 0 21600 21600 0 21600 0 0 Z N"/>
          </draw:custom-shape>
          <draw:custom-shape draw:style-name="gr486" draw:text-style-name="P462" xml:id="id115" draw:id="id115" draw:layer="layout" svg:width="4.5cm" svg:height="2cm" svg:x="15.5cm" svg:y="6.5cm">
            <text:p text:style-name="P460"><text:span text:style-name="T129">Customer</text:span></text:p>
            <text:p text:style-name="P460"><text:span text:style-name="T129">creation</text:span></text:p>
            <draw:enhanced-geometry svg:viewBox="0 0 21600 21600" draw:type="rectangle" draw:enhanced-path="M 0 0 L 21600 0 21600 21600 0 21600 0 0 Z N"/>
          </draw:custom-shape>
          <draw:custom-shape draw:style-name="gr487" draw:text-style-name="P463" xml:id="id116" draw:id="id116" draw:layer="layout" svg:width="4.5cm" svg:height="2cm" svg:x="21.5cm" svg:y="6.5cm">
            <text:p text:style-name="P460"><text:span text:style-name="T129">Company</text:span></text:p>
            <text:p text:style-name="P460"><text:span text:style-name="T129">building</text:span></text:p>
            <draw:enhanced-geometry svg:viewBox="0 0 21600 21600" draw:type="rectangle" draw:enhanced-path="M 0 0 L 21600 0 21600 21600 0 21600 0 0 Z N"/>
          </draw:custom-shape>
          <draw:connector draw:style-name="gr276" draw:text-style-name="P24" draw:layer="layout" svg:x1="6.5cm" svg:y1="7.5cm" svg:x2="8cm" svg:y2="7.5cm" draw:start-shape="id113" draw:end-shape="id114" svg:d="M6500 7500h1500" svg:viewBox="0 0 1501 1">
            <text:p/>
          </draw:connector>
          <draw:connector draw:style-name="gr276" draw:text-style-name="P24" draw:layer="layout" svg:x1="12.5cm" svg:y1="7.5cm" svg:x2="15.5cm" svg:y2="7.5cm" draw:start-shape="id114" draw:start-glue-point="1" draw:end-shape="id115" svg:d="M12500 7500h3000" svg:viewBox="0 0 3001 1">
            <text:p/>
          </draw:connector>
          <draw:connector draw:style-name="gr276" draw:text-style-name="P24" draw:layer="layout" svg:x1="20cm" svg:y1="7.5cm" svg:x2="21.5cm" svg:y2="7.5cm" draw:start-shape="id115" draw:start-glue-point="1" draw:end-shape="id116" svg:d="M20000 7500h1500" svg:viewBox="0 0 1501 1">
            <text:p/>
          </draw:connector>
          <draw:connector draw:style-name="gr488" draw:text-style-name="P464" draw:layer="layout" draw:line-skew="0.949cm" svg:x1="10.25cm" svg:y1="8.5cm" svg:x2="4.25cm" svg:y2="8.5cm" draw:start-shape="id114" draw:start-glue-point="2" draw:end-shape="id113" svg:d="M10250 8500v1500h-6000v-1500" svg:viewBox="0 0 6001 1501">
            <text:p><text:span text:style-name="T35">Pivot</text:span></text:p>
          </draw:connector>
        </draw:g>
      </draw:page>
      <draw:page draw:name="page80" draw:style-name="dp1" draw:master-page-name="Default">
        <office:forms form:automatic-focus="false" form:apply-design-mode="false"/>
        <draw:g>
          <draw:custom-shape draw:style-name="gr489" draw:text-style-name="P465" draw:layer="layout" svg:width="3cm" svg:height="3cm" draw:transform="rotate (1.5707963267949) translate (4.5cm 9.5cm)">
            <text:p/>
            <draw:enhanced-geometry svg:viewBox="0 0 21600 21600" draw:mirror-horizontal="false" draw:mirror-vertical="false" draw:text-areas="0 0 21600 21600" draw:type="circular-arrow" draw:modifiers="29.8770057511261 6.86948940044265 4904.38465880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90" draw:text-style-name="P466" draw:layer="layout" svg:width="5cm" svg:height="5cm" draw:transform="rotate (1.5707963267949) translate (6.5cm 10.5cm)">
            <text:p/>
            <draw:enhanced-geometry svg:viewBox="0 0 21600 21600" draw:mirror-horizontal="false" draw:mirror-vertical="false" draw:text-areas="0 0 21600 21600" draw:type="circular-arrow" draw:modifiers="29.8770057511261 -0.0191049607834634 6476.5450511098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91" draw:text-style-name="P467" draw:layer="layout" svg:width="7cm" svg:height="7cm" draw:transform="rotate (1.5707963267949) translate (9.5cm 11.4cm)">
            <text:p/>
            <draw:enhanced-geometry svg:viewBox="0 0 21600 21600" draw:mirror-horizontal="false" draw:mirror-vertical="false" draw:text-areas="0 0 21600 21600" draw:type="circular-arrow" draw:modifiers="29.8770057511261 -0.0191049607834634 6476.5450511098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92" draw:text-style-name="P468" draw:layer="layout" svg:width="5cm" svg:height="2.5cm" svg:x="3.5cm" svg:y="11.5cm">
            <draw:text-box>
              <text:p><text:span text:style-name="T3">Customer</text:span><text:span text:style-name="T3"><text:line-break/></text:span><text:span text:style-name="T3">discovery</text:span></text:p>
            </draw:text-box>
          </draw:frame>
          <draw:frame draw:style-name="gr492" draw:text-style-name="P468" draw:layer="layout" svg:width="5cm" svg:height="2.5cm" svg:x="6.5cm" svg:y="2cm">
            <draw:text-box>
              <text:p><text:span text:style-name="T3">Customer</text:span><text:span text:style-name="T3"><text:line-break/></text:span><text:span text:style-name="T3">validation</text:span></text:p>
            </draw:text-box>
          </draw:frame>
          <draw:frame draw:style-name="gr492" draw:text-style-name="P468" draw:layer="layout" svg:width="5cm" svg:height="2.5cm" svg:x="10.6cm" svg:y="11.5cm">
            <draw:text-box>
              <text:p><text:span text:style-name="T3">Customer</text:span><text:span text:style-name="T3"><text:line-break/></text:span><text:span text:style-name="T3">creation</text:span></text:p>
            </draw:text-box>
          </draw:frame>
        </draw:g>
        <draw:line draw:style-name="gr493" draw:text-style-name="P24" draw:layer="layout" svg:x1="9cm" svg:y1="4.5cm" svg:x2="9cm" svg:y2="8cm">
          <text:p/>
        </draw:line>
        <draw:line draw:style-name="gr493" draw:text-style-name="P24" draw:layer="layout" svg:x1="6.1cm" svg:y1="11.5cm" svg:x2="6.1cm" svg:y2="8cm">
          <text:p/>
        </draw:line>
        <draw:line draw:style-name="gr493" draw:text-style-name="P24" draw:layer="layout" svg:x1="13cm" svg:y1="11.5cm" svg:x2="13cm" svg:y2="8cm">
          <text:p/>
        </draw:line>
      </draw:page>
      <draw:page draw:name="page81" draw:style-name="dp1" draw:master-page-name="Default">
        <office:forms form:automatic-focus="false" form:apply-design-mode="false"/>
        <draw:g>
          <draw:custom-shape draw:style-name="gr494" draw:text-style-name="P469" draw:layer="layout" svg:width="10cm" svg:height="10cm" draw:transform="rotate (1.5707963267949) translate (9cm 13cm)">
            <text:p/>
            <draw:enhanced-geometry svg:viewBox="0 0 21600 21600" draw:mirror-horizontal="false" draw:mirror-vertical="false" draw:text-areas="0 0 21600 21600" draw:type="circular-arrow" draw:modifiers="35.5361290062389 0.0524480638900374 8257.937666413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95" draw:text-style-name="P458" draw:layer="layout" svg:width="5cm" svg:height="2cm" svg:x="16.5cm" svg:y="5cm">
            <text:p text:style-name="P458"><text:span text:style-name="T128">Select</text:span></text:p>
            <text:p text:style-name="P458"><text:span text:style-name="T128">hypothesis</text:span></text:p>
            <draw:enhanced-geometry svg:viewBox="0 0 21600 21600" draw:type="rectangle" draw:enhanced-path="M 0 0 L 21600 0 21600 21600 0 21600 0 0 Z N"/>
          </draw:custom-shape>
          <draw:custom-shape draw:style-name="gr495" draw:text-style-name="P458" draw:layer="layout" svg:width="5cm" svg:height="2cm" svg:x="16.5cm" svg:y="9cm">
            <text:p text:style-name="P458"><text:span text:style-name="T128">Design</text:span></text:p>
            <text:p text:style-name="P458"><text:span text:style-name="T128">experiment</text:span></text:p>
            <draw:enhanced-geometry svg:viewBox="0 0 21600 21600" draw:type="rectangle" draw:enhanced-path="M 0 0 L 21600 0 21600 21600 0 21600 0 0 Z N"/>
          </draw:custom-shape>
          <draw:custom-shape draw:style-name="gr495" draw:text-style-name="P458" draw:layer="layout" svg:width="5cm" svg:height="2cm" svg:x="7.5cm" svg:y="9cm">
            <text:p text:style-name="P458"><text:span text:style-name="T128">Test</text:span></text:p>
            <text:p text:style-name="P458"><text:span text:style-name="T128">hypothesis</text:span></text:p>
            <draw:enhanced-geometry svg:viewBox="0 0 21600 21600" draw:type="rectangle" draw:enhanced-path="M 0 0 L 21600 0 21600 21600 0 21600 0 0 Z N"/>
          </draw:custom-shape>
          <draw:custom-shape draw:style-name="gr495" draw:text-style-name="P458" draw:layer="layout" svg:width="5cm" svg:height="2cm" svg:x="7.5cm" svg:y="5cm">
            <text:p text:style-name="P458"><text:span text:style-name="T128">Derive</text:span></text:p>
            <text:p text:style-name="P458"><text:span text:style-name="T128">insights</text:span></text:p>
            <draw:enhanced-geometry svg:viewBox="0 0 21600 21600" draw:type="rectangle" draw:enhanced-path="M 0 0 L 21600 0 21600 21600 0 21600 0 0 Z N"/>
          </draw:custom-shape>
          <draw:custom-shape draw:style-name="gr496" draw:text-style-name="P471" draw:layer="layout" svg:width="1cm" svg:height="2cm" svg:x="15.5cm" svg:y="5cm">
            <text:p text:style-name="P470"><text:span text:style-name="T130">1</text:span></text:p>
            <draw:enhanced-geometry svg:viewBox="0 0 21600 21600" draw:type="rectangle" draw:enhanced-path="M 0 0 L 21600 0 21600 21600 0 21600 0 0 Z N"/>
          </draw:custom-shape>
          <draw:custom-shape draw:style-name="gr497" draw:text-style-name="P473" draw:layer="layout" svg:width="1cm" svg:height="2cm" svg:x="6.5cm" svg:y="9cm">
            <text:p text:style-name="P472"><text:span text:style-name="T131">3</text:span></text:p>
            <draw:enhanced-geometry svg:viewBox="0 0 21600 21600" draw:type="rectangle" draw:enhanced-path="M 0 0 L 21600 0 21600 21600 0 21600 0 0 Z N"/>
          </draw:custom-shape>
          <draw:custom-shape draw:style-name="gr498" draw:text-style-name="P474" draw:layer="layout" svg:width="1cm" svg:height="2cm" svg:x="15.5cm" svg:y="9cm">
            <text:p text:style-name="P472"><text:span text:style-name="T131">2</text:span></text:p>
            <draw:enhanced-geometry svg:viewBox="0 0 21600 21600" draw:type="rectangle" draw:enhanced-path="M 0 0 L 21600 0 21600 21600 0 21600 0 0 Z N"/>
          </draw:custom-shape>
          <draw:custom-shape draw:style-name="gr499" draw:text-style-name="P475" draw:layer="layout" svg:width="1cm" svg:height="2cm" svg:x="6.5cm" svg:y="5cm">
            <text:p text:style-name="P470"><text:span text:style-name="T130">4</text:span></text:p>
            <draw:enhanced-geometry svg:viewBox="0 0 21600 21600" draw:type="rectangle" draw:enhanced-path="M 0 0 L 21600 0 21600 21600 0 21600 0 0 Z N"/>
          </draw:custom-shape>
        </draw:g>
      </draw:page>
      <draw:page draw:name="page82" draw:style-name="dp1" draw:master-page-name="Default">
        <office:forms form:automatic-focus="false" form:apply-design-mode="false"/>
        <draw:g>
          <draw:custom-shape draw:style-name="gr500" draw:text-style-name="P124" draw:layer="layout" svg:width="6cm" svg:height="1.5cm" svg:x="6cm" svg:y="7cm">
            <text:p text:style-name="P123"><text:span text:style-name="T36">Innovators</text:span></text:p>
            <draw:enhanced-geometry svg:viewBox="0 0 21600 21600" draw:type="rectangle" draw:enhanced-path="M 0 0 L 21600 0 21600 21600 0 21600 0 0 Z N"/>
          </draw:custom-shape>
          <draw:custom-shape draw:style-name="gr501" draw:text-style-name="P477" draw:layer="layout" svg:width="2cm" svg:height="1.5cm" svg:x="24cm" svg:y="7cm">
            <text:p text:style-name="P476"><text:span text:style-name="T132">...</text:span></text:p>
            <draw:enhanced-geometry svg:viewBox="0 0 21600 21600" draw:type="rectangle" draw:enhanced-path="M 0 0 L 21600 0 21600 21600 0 21600 0 0 Z N"/>
          </draw:custom-shape>
          <draw:custom-shape draw:style-name="gr500" draw:text-style-name="P124" draw:layer="layout" svg:width="6cm" svg:height="1.5cm" svg:x="18cm" svg:y="7cm">
            <text:p text:style-name="P123"><text:span text:style-name="T36">Early majority</text:span></text:p>
            <draw:enhanced-geometry svg:viewBox="0 0 21600 21600" draw:type="rectangle" draw:enhanced-path="M 0 0 L 21600 0 21600 21600 0 21600 0 0 Z N"/>
          </draw:custom-shape>
          <draw:custom-shape draw:style-name="gr500" draw:text-style-name="P124" draw:layer="layout" svg:width="6cm" svg:height="1.5cm" svg:x="12cm" svg:y="7cm">
            <text:p text:style-name="P123"><text:span text:style-name="T36">Early adopters</text:span></text:p>
            <draw:enhanced-geometry svg:viewBox="0 0 21600 21600" draw:type="rectangle" draw:enhanced-path="M 0 0 L 21600 0 21600 21600 0 21600 0 0 Z N"/>
          </draw:custom-shape>
          <draw:custom-shape draw:style-name="gr502" draw:text-style-name="P479" draw:layer="layout" svg:width="4cm" svg:height="1.5cm" svg:x="2cm" svg:y="7cm">
            <text:p text:style-name="P478"><text:span text:style-name="T121">Moore &amp;</text:span><text:span text:style-name="T121"><text:line-break/></text:span><text:span text:style-name="T121">McKenna [3]</text:span></text:p>
            <draw:enhanced-geometry svg:viewBox="0 0 21600 21600" draw:type="rectangle" draw:enhanced-path="M 0 0 L 21600 0 21600 21600 0 21600 0 0 Z N"/>
          </draw:custom-shape>
          <draw:custom-shape draw:style-name="gr500" draw:text-style-name="P124" draw:layer="layout" svg:width="6cm" svg:height="1.5cm" svg:x="6cm" svg:y="5cm">
            <text:p text:style-name="P123"><text:span text:style-name="T36">Customer discovery</text:span></text:p>
            <draw:enhanced-geometry svg:viewBox="0 0 21600 21600" draw:type="rectangle" draw:enhanced-path="M 0 0 L 21600 0 21600 21600 0 21600 0 0 Z N"/>
          </draw:custom-shape>
          <draw:custom-shape draw:style-name="gr501" draw:text-style-name="P477" draw:layer="layout" svg:width="2cm" svg:height="1.5cm" svg:x="24cm" svg:y="5cm">
            <text:p text:style-name="P476"><text:span text:style-name="T132">...</text:span></text:p>
            <draw:enhanced-geometry svg:viewBox="0 0 21600 21600" draw:type="rectangle" draw:enhanced-path="M 0 0 L 21600 0 21600 21600 0 21600 0 0 Z N"/>
          </draw:custom-shape>
          <draw:custom-shape draw:style-name="gr500" draw:text-style-name="P124" draw:layer="layout" svg:width="6cm" svg:height="1.5cm" svg:x="18cm" svg:y="5cm">
            <text:p text:style-name="P123"><text:span text:style-name="T36">Customer creation</text:span></text:p>
            <draw:enhanced-geometry svg:viewBox="0 0 21600 21600" draw:type="rectangle" draw:enhanced-path="M 0 0 L 21600 0 21600 21600 0 21600 0 0 Z N"/>
          </draw:custom-shape>
          <draw:custom-shape draw:style-name="gr500" draw:text-style-name="P124" draw:layer="layout" svg:width="6cm" svg:height="1.5cm" svg:x="12cm" svg:y="5cm">
            <text:p text:style-name="P123"><text:span text:style-name="T36">Customer validation</text:span></text:p>
            <draw:enhanced-geometry svg:viewBox="0 0 21600 21600" draw:type="rectangle" draw:enhanced-path="M 0 0 L 21600 0 21600 21600 0 21600 0 0 Z N"/>
          </draw:custom-shape>
          <draw:custom-shape draw:style-name="gr502" draw:text-style-name="P479" draw:layer="layout" svg:width="4cm" svg:height="1.5cm" svg:x="2cm" svg:y="5cm">
            <text:p text:style-name="P478"><text:span text:style-name="T121">Blank [1]</text:span></text:p>
            <text:p text:style-name="P478"><text:span text:style-name="T121">Ries [2]</text:span></text:p>
            <draw:enhanced-geometry svg:viewBox="0 0 21600 21600" draw:type="rectangle" draw:enhanced-path="M 0 0 L 21600 0 21600 21600 0 21600 0 0 Z N"/>
          </draw:custom-shape>
          <draw:custom-shape draw:style-name="gr503" draw:text-style-name="P481" draw:layer="layout" svg:width="6cm" svg:height="1.5cm" svg:x="6cm" svg:y="3cm">
            <text:p text:style-name="P480"><text:span text:style-name="T133">Problem-solution fit</text:span></text:p>
            <draw:enhanced-geometry svg:viewBox="0 0 21600 21600" draw:type="rectangle" draw:enhanced-path="M 0 0 L 21600 0 21600 21600 0 21600 0 0 Z N"/>
          </draw:custom-shape>
          <draw:custom-shape draw:style-name="gr501" draw:text-style-name="P477" draw:layer="layout" svg:width="2cm" svg:height="1.5cm" svg:x="24cm" svg:y="3cm">
            <text:p text:style-name="P476"><text:span text:style-name="T132">...</text:span></text:p>
            <draw:enhanced-geometry svg:viewBox="0 0 21600 21600" draw:type="rectangle" draw:enhanced-path="M 0 0 L 21600 0 21600 21600 0 21600 0 0 Z N"/>
          </draw:custom-shape>
          <draw:custom-shape draw:style-name="gr504" draw:text-style-name="P482" draw:layer="layout" svg:width="6cm" svg:height="1.5cm" svg:x="18cm" svg:y="3cm">
            <text:p text:style-name="P123"><text:span text:style-name="T36">Channel-product fit</text:span></text:p>
            <draw:enhanced-geometry svg:viewBox="0 0 21600 21600" draw:type="rectangle" draw:enhanced-path="M 0 0 L 21600 0 21600 21600 0 21600 0 0 Z N"/>
          </draw:custom-shape>
          <draw:custom-shape draw:style-name="gr505" draw:text-style-name="P483" draw:layer="layout" svg:width="6cm" svg:height="1.5cm" svg:x="12cm" svg:y="3cm">
            <text:p text:style-name="P123"><text:span text:style-name="T36">Product-market fit</text:span></text:p>
            <draw:enhanced-geometry svg:viewBox="0 0 21600 21600" draw:type="rectangle" draw:enhanced-path="M 0 0 L 21600 0 21600 21600 0 21600 0 0 Z N"/>
          </draw:custom-shape>
          <draw:custom-shape draw:style-name="gr502" draw:text-style-name="P479" draw:layer="layout" svg:width="4cm" svg:height="1.5cm" svg:x="2cm" svg:y="3cm">
            <text:p text:style-name="P478"><text:span text:style-name="T121">Various</text:span></text:p>
            <draw:enhanced-geometry svg:viewBox="0 0 21600 21600" draw:type="rectangle" draw:enhanced-path="M 0 0 L 21600 0 21600 21600 0 21600 0 0 Z N"/>
          </draw:custom-shape>
          <draw:line draw:style-name="gr506" draw:text-style-name="P484" draw:layer="layout" svg:x1="1cm" svg:y1="9cm" svg:x2="27cm" svg:y2="9cm">
            <text:p><text:span text:style-name="T134"/></text:p>
            <text:p><text:span text:style-name="T134"/></text:p>
            <text:p text:style-name="P95"><text:span text:style-name="T134">time</text:span></text:p>
          </draw:line>
          <draw:frame draw:style-name="gr507" draw:text-style-name="P485" draw:layer="layout" svg:width="18cm" svg:height="2.5cm" svg:x="6cm" svg:y="9.5cm">
            <draw:text-box>
              <text:p text:style-name="P45"><text:span text:style-name="T135">[1]</text:span><text:span text:style-name="T135"><text:tab/></text:span><text:span text:style-name="T135">Blank, S. (2005). Four steps to the epiphany.</text:span></text:p>
              <text:p text:style-name="P45"><text:span text:style-name="T135">[2]</text:span><text:span text:style-name="T135"><text:tab/></text:span><text:span text:style-name="T135">Ries, E. (2011). The lean startup.</text:span></text:p>
              <text:p text:style-name="P45"><text:span text:style-name="T135">[3]</text:span><text:span text:style-name="T135"><text:tab/></text:span><text:span text:style-name="T135">Moore, G. A., &amp; McKenna, R. (1999). Crossing the chasm.</text:span></text:p>
            </draw:text-box>
          </draw:frame>
        </draw:g>
      </draw:page>
      <draw:page draw:name="page83" draw:style-name="dp1" draw:master-page-name="Default">
        <office:forms form:automatic-focus="false" form:apply-design-mode="false"/>
        <draw:frame draw:style-name="gr1" draw:text-style-name="P1" draw:layer="layout" svg:width="28cm" svg:height="11cm" svg:x="0cm" svg:y="2cm">
          <draw:text-box>
            <text:p><text:span text:style-name="T1">D02</text:span></text:p>
            <text:p><text:span text:style-name="T1"/></text:p>
            <text:p><text:span text:style-name="T1">Research vs. Startup</text:span></text:p>
          </draw:text-box>
        </draw:frame>
      </draw:page>
      <draw:page draw:name="page84" draw:style-name="dp1" draw:master-page-name="Default">
        <office:forms form:automatic-focus="false" form:apply-design-mode="false"/>
        <draw:g>
          <draw:g>
            <draw:line draw:style-name="gr508" draw:text-style-name="P109" draw:layer="layout" svg:x1="5cm" svg:y1="13.5cm" svg:x2="5cm" svg:y2="7.5cm">
              <text:p text:style-name="P65"><text:span text:style-name="T29">Research / startup</text:span><text:span text:style-name="T29"><text:line-break/></text:span><text:span text:style-name="T29">time spent ratio</text:span></text:p>
              <text:p text:style-name="P65"><text:span text:style-name="T29"/></text:p>
              <text:p text:style-name="P65"><text:span text:style-name="T29"/></text:p>
              <text:p text:style-name="P65"><text:span text:style-name="T29"/></text:p>
            </draw:line>
            <draw:line draw:style-name="gr509" draw:text-style-name="P232" draw:layer="layout" svg:x1="4.5cm" svg:y1="13cm" svg:x2="25cm" svg:y2="13cm">
              <text:p text:style-name="P95"><text:span text:style-name="T29"/></text:p>
              <text:p text:style-name="P95"><text:span text:style-name="T29"/></text:p>
              <text:p text:style-name="P95"><text:span text:style-name="T29">time</text:span></text:p>
            </draw:line>
            <draw:g>
              <draw:line draw:style-name="gr133" draw:layer="layout" svg:x1="9cm" svg:y1="12.5cm" svg:x2="9cm" svg:y2="13.5cm">
                <text:p/>
              </draw:line>
            </draw:g>
            <draw:g>
              <draw:line draw:style-name="gr133" draw:layer="layout" svg:x1="13cm" svg:y1="12.5cm" svg:x2="13cm" svg:y2="13.5cm">
                <text:p/>
              </draw:line>
            </draw:g>
            <draw:g>
              <draw:line draw:style-name="gr133" draw:layer="layout" svg:x1="17cm" svg:y1="12.5cm" svg:x2="17cm" svg:y2="13.5cm">
                <text:p/>
              </draw:line>
            </draw:g>
            <draw:g>
              <draw:line draw:style-name="gr133" draw:layer="layout" svg:x1="21cm" svg:y1="12.5cm" svg:x2="21cm" svg:y2="13.5cm">
                <text:p/>
              </draw:line>
            </draw:g>
            <draw:frame draw:style-name="gr243" draw:text-style-name="P153" draw:layer="layout" svg:width="3cm" svg:height="1cm" svg:x="3.5cm" svg:y="6.5cm">
              <draw:text-box>
                <text:p><text:span text:style-name="T29">100%</text:span></text:p>
              </draw:text-box>
            </draw:frame>
            <draw:path draw:style-name="gr510" draw:text-style-name="P24" draw:layer="layout" svg:width="16.779cm" svg:height="2.771cm" draw:transform="skewX (-0.0324631240870946) rotate (-0.49567350756639) translate (6.23920918896703cm 5.01887018145233cm)" svg:viewBox="0 0 16780 2772" svg:d="M0 2772c7161-3805 9620 921 16780-2772">
              <text:p/>
            </draw:path>
          </draw:g>
        </draw:g>
      </draw:page>
      <draw:page draw:name="page85" draw:style-name="dp1" draw:master-page-name="Default">
        <office:forms form:automatic-focus="false" form:apply-design-mode="false"/>
        <draw:g>
          <draw:line draw:style-name="gr339" draw:text-style-name="P24" draw:layer="layout" svg:x1="14.5cm" svg:y1="8cm" svg:x2="7.5cm" svg:y2="4cm">
            <text:p/>
          </draw:line>
          <draw:line draw:style-name="gr339" draw:text-style-name="P24" draw:layer="layout" svg:x1="7.5cm" svg:y1="8cm" svg:x2="14.5cm" svg:y2="4cm">
            <text:p/>
          </draw:line>
          <draw:line draw:style-name="gr193" draw:text-style-name="P24" draw:layer="layout" svg:x1="14.5cm" svg:y1="8cm" svg:x2="14.5cm" svg:y2="4cm">
            <text:p/>
          </draw:line>
          <draw:line draw:style-name="gr193" draw:text-style-name="P24" draw:layer="layout" svg:x1="7.5cm" svg:y1="8cm" svg:x2="7.5cm" svg:y2="4cm">
            <text:p/>
          </draw:line>
          <draw:line draw:style-name="gr193" draw:text-style-name="P24" draw:layer="layout" svg:x1="14.5cm" svg:y1="8cm" svg:x2="7.5cm" svg:y2="8cm">
            <text:p/>
          </draw:line>
          <draw:custom-shape draw:style-name="gr511" draw:text-style-name="P487" draw:layer="layout" svg:width="2cm" svg:height="2cm" svg:x="8cm" svg:y="11cm">
            <text:p text:style-name="P486"><text:span text:style-name="T19">...</text:span></text:p>
            <draw:enhanced-geometry svg:viewBox="0 0 21600 21600" draw:type="rectangle" draw:enhanced-path="M 0 0 L 21600 0 21600 21600 0 21600 0 0 Z N"/>
          </draw:custom-shape>
          <draw:line draw:style-name="gr193" draw:text-style-name="P24" draw:layer="layout" svg:x1="7.5cm" svg:y1="8cm" svg:x2="4cm" svg:y2="12cm">
            <text:p/>
          </draw:line>
          <draw:line draw:style-name="gr193" draw:text-style-name="P24" draw:layer="layout" svg:x1="7.5cm" svg:y1="8cm" svg:x2="7cm" svg:y2="12cm">
            <text:p/>
          </draw:line>
          <draw:line draw:style-name="gr193" draw:text-style-name="P24" draw:layer="layout" svg:x1="7.5cm" svg:y1="8cm" svg:x2="11cm" svg:y2="12cm">
            <text:p/>
          </draw:line>
          <draw:custom-shape draw:style-name="gr512" draw:text-style-name="P488" draw:layer="layout" svg:width="2cm" svg:height="2cm" svg:x="6.5cm" svg:y="7cm">
            <text:p text:style-name="P99"><text:span text:style-name="T26">RA</text:span></text:p>
            <draw:enhanced-geometry svg:viewBox="0 0 21600 21600" draw:type="rectangle" draw:enhanced-path="M 0 0 L 21600 0 21600 21600 0 21600 0 0 Z N"/>
          </draw:custom-shape>
          <draw:custom-shape draw:style-name="gr513" draw:text-style-name="P383" draw:layer="layout" svg:width="2cm" svg:height="2cm" svg:x="10cm" svg:y="11cm">
            <text:p text:style-name="P62"><text:span text:style-name="T17">MSn</text:span></text:p>
            <draw:enhanced-geometry svg:viewBox="0 0 21600 21600" draw:type="rectangle" draw:enhanced-path="M 0 0 L 21600 0 21600 21600 0 21600 0 0 Z N"/>
          </draw:custom-shape>
          <draw:custom-shape draw:style-name="gr514" draw:text-style-name="P261" draw:layer="layout" svg:width="2cm" svg:height="2cm" svg:x="6cm" svg:y="11cm">
            <text:p text:style-name="P62"><text:span text:style-name="T17">MS2</text:span></text:p>
            <draw:enhanced-geometry svg:viewBox="0 0 21600 21600" draw:type="rectangle" draw:enhanced-path="M 0 0 L 21600 0 21600 21600 0 21600 0 0 Z N"/>
          </draw:custom-shape>
          <draw:custom-shape draw:style-name="gr515" draw:text-style-name="P489" draw:layer="layout" svg:width="2cm" svg:height="2cm" svg:x="3cm" svg:y="11cm">
            <text:p text:style-name="P62"><text:span text:style-name="T17">MS1</text:span></text:p>
            <draw:enhanced-geometry svg:viewBox="0 0 21600 21600" draw:type="rectangle" draw:enhanced-path="M 0 0 L 21600 0 21600 21600 0 21600 0 0 Z N"/>
          </draw:custom-shape>
          <draw:custom-shape draw:style-name="gr516" draw:text-style-name="P427" draw:layer="layout" svg:width="2cm" svg:height="2cm" svg:x="13.5cm" svg:y="7cm">
            <text:p text:style-name="P423"><text:span text:style-name="T119">P</text:span></text:p>
            <draw:enhanced-geometry svg:viewBox="0 0 21600 21600" draw:type="rectangle" draw:enhanced-path="M 0 0 L 21600 0 21600 21600 0 21600 0 0 Z N"/>
          </draw:custom-shape>
          <draw:frame draw:style-name="gr517" draw:text-style-name="P490" draw:layer="layout" svg:width="11.5cm" svg:height="3.9cm" svg:x="13.5cm" svg:y="9cm">
            <draw:text-box>
              <text:p text:style-name="P45"><text:span text:style-name="T35">P</text:span><text:span text:style-name="T35"><text:tab/></text:span><text:span text:style-name="T35">= Professor</text:span></text:p>
              <text:p text:style-name="P45"><text:span text:style-name="T35">RA</text:span><text:span text:style-name="T35"><text:tab/></text:span><text:span text:style-name="T35">= Researcher (often Ph.D. student)</text:span></text:p>
              <text:p text:style-name="P45"><text:span text:style-name="T35">MS</text:span><text:span text:style-name="T35"><text:tab/></text:span><text:span text:style-name="T35">= Master student (or Bachelor student)</text:span></text:p>
            </draw:text-box>
          </draw:frame>
          <draw:custom-shape draw:style-name="gr518" draw:text-style-name="P488" draw:layer="layout" svg:width="2cm" svg:height="2cm" svg:x="6.5cm" svg:y="3.001cm">
            <text:p text:style-name="P99"><text:span text:style-name="T26">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9" draw:text-style-name="P161" draw:layer="layout" svg:width="2cm" svg:height="2cm" svg:x="13.5cm" svg:y="3.002cm">
            <text:p text:style-name="P99"><text:span text:style-name="T26">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7" draw:text-style-name="P371" draw:layer="layout" svg:x1="0.5cm" svg:y1="6cm" svg:x2="27.5cm" svg:y2="6cm">
            <text:p text:style-name="P45"><text:span text:style-name="T108">Roles</text:span></text:p>
            <text:p text:style-name="P45"><text:span text:style-name="T108"/></text:p>
            <text:p text:style-name="P45"><text:span text:style-name="T108">Posts</text:span></text:p>
          </draw:line>
        </draw:g>
      </draw:page>
      <draw:page draw:name="page86" draw:style-name="dp1" draw:master-page-name="Default">
        <office:forms form:automatic-focus="false" form:apply-design-mode="false"/>
        <draw:g>
          <draw:line draw:style-name="gr520" draw:text-style-name="P24" draw:layer="layout" svg:x1="8cm" svg:y1="4cm" svg:x2="16cm" svg:y2="9cm">
            <text:p/>
          </draw:line>
          <draw:custom-shape draw:style-name="gr521" draw:text-style-name="P51" draw:layer="layout" svg:width="5cm" svg:height="4cm" svg:x="11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2" draw:text-style-name="P487" draw:layer="layout" svg:width="1.5cm" svg:height="1cm" svg:x="13.5cm" svg:y="2cm">
            <text:p text:style-name="P486"><text:span text:style-name="T19">...</text:span></text:p>
            <draw:enhanced-geometry svg:viewBox="0 0 21600 21600" draw:type="rectangle" draw:enhanced-path="M 0 0 L 21600 0 21600 21600 0 21600 0 0 Z N"/>
          </draw:custom-shape>
          <draw:line draw:style-name="gr520" draw:text-style-name="P24" draw:layer="layout" svg:x1="13cm" svg:y1="2.5cm" svg:x2="13.5cm" svg:y2="5cm">
            <text:p/>
          </draw:line>
          <draw:custom-shape draw:style-name="gr523" draw:text-style-name="P491" draw:layer="layout" svg:width="1cm" svg:height="1cm" svg:x="12.5cm" svg:y="2cm">
            <text:p text:style-name="P194"><text:span text:style-name="T62">MS2</text:span></text:p>
            <draw:enhanced-geometry svg:viewBox="0 0 21600 21600" draw:type="rectangle" draw:enhanced-path="M 0 0 L 21600 0 21600 21600 0 21600 0 0 Z N"/>
          </draw:custom-shape>
          <draw:frame draw:style-name="gr517" draw:text-style-name="P492" draw:layer="layout" svg:width="12cm" svg:height="4cm" svg:x="16cm" svg:y="2cm">
            <draw:text-box>
              <text:p text:style-name="P45"><text:span text:style-name="T35">P</text:span><text:span text:style-name="T35"><text:tab/></text:span><text:span text:style-name="T35">= Professor</text:span></text:p>
              <text:p text:style-name="P45"><text:span text:style-name="T35">RA</text:span><text:span text:style-name="T35"><text:tab/></text:span><text:span text:style-name="T35">= Researcher (often Ph.D. student)</text:span></text:p>
              <text:p text:style-name="P45"><text:span text:style-name="T35">MS</text:span><text:span text:style-name="T35"><text:tab/></text:span><text:span text:style-name="T35">= Master student (or Bachelor student)</text:span></text:p>
            </draw:text-box>
          </draw:frame>
          <draw:line draw:style-name="gr520" draw:text-style-name="P24" draw:layer="layout" svg:x1="15.5cm" svg:y1="2.5cm" svg:x2="13.5cm" svg:y2="5cm">
            <text:p/>
          </draw:line>
          <draw:line draw:style-name="gr520" draw:text-style-name="P24" draw:layer="layout" svg:x1="11.5cm" svg:y1="2.5cm" svg:x2="13.5cm" svg:y2="5cm">
            <text:p/>
          </draw:line>
          <draw:custom-shape draw:style-name="gr524" draw:text-style-name="P493" draw:layer="layout" svg:width="1cm" svg:height="1cm" svg:x="11cm" svg:y="2cm">
            <text:p text:style-name="P194"><text:span text:style-name="T62">MS1</text:span></text:p>
            <draw:enhanced-geometry svg:viewBox="0 0 21600 21600" draw:type="rectangle" draw:enhanced-path="M 0 0 L 21600 0 21600 21600 0 21600 0 0 Z N"/>
          </draw:custom-shape>
          <draw:custom-shape draw:style-name="gr525" draw:text-style-name="P494" draw:layer="layout" svg:width="1cm" svg:height="1cm" svg:x="15cm" svg:y="2cm">
            <text:p text:style-name="P170"><text:span text:style-name="T53">MSn</text:span></text:p>
            <draw:enhanced-geometry svg:viewBox="0 0 21600 21600" draw:type="rectangle" draw:enhanced-path="M 0 0 L 21600 0 21600 21600 0 21600 0 0 Z N"/>
          </draw:custom-shape>
          <draw:g>
            <draw:line draw:style-name="gr520" draw:text-style-name="P24" draw:layer="layout" svg:x1="7.5cm" svg:y1="8.5cm" svg:x2="11cm" svg:y2="9cm">
              <text:p/>
            </draw:line>
            <draw:line draw:style-name="gr520" draw:text-style-name="P24" draw:layer="layout" svg:x1="8.5cm" svg:y1="10cm" svg:x2="11cm" svg:y2="9cm">
              <text:p/>
            </draw:line>
            <draw:line draw:style-name="gr520" draw:text-style-name="P24" draw:layer="layout" svg:x1="10cm" svg:y1="12cm" svg:x2="11cm" svg:y2="9cm">
              <text:p/>
            </draw:line>
            <draw:custom-shape draw:style-name="gr523" draw:text-style-name="P491" draw:layer="layout" svg:width="1cm" svg:height="1cm" svg:x="8cm" svg:y="9.5cm">
              <text:p text:style-name="P194"><text:span text:style-name="T62">MS2</text:span></text:p>
              <draw:enhanced-geometry svg:viewBox="0 0 21600 21600" draw:type="rectangle" draw:enhanced-path="M 0 0 L 21600 0 21600 21600 0 21600 0 0 Z N"/>
            </draw:custom-shape>
            <draw:custom-shape draw:style-name="gr524" draw:text-style-name="P493" draw:layer="layout" svg:width="1cm" svg:height="1cm" svg:x="7cm" svg:y="8cm">
              <text:p text:style-name="P194"><text:span text:style-name="T62">MS1</text:span></text:p>
              <draw:enhanced-geometry svg:viewBox="0 0 21600 21600" draw:type="rectangle" draw:enhanced-path="M 0 0 L 21600 0 21600 21600 0 21600 0 0 Z N"/>
            </draw:custom-shape>
            <draw:custom-shape draw:style-name="gr525" draw:text-style-name="P494" draw:layer="layout" svg:width="1cm" svg:height="1cm" svg:x="9.5cm" svg:y="11.5cm">
              <text:p text:style-name="P170"><text:span text:style-name="T53">MSn</text:span></text:p>
              <draw:enhanced-geometry svg:viewBox="0 0 21600 21600" draw:type="rectangle" draw:enhanced-path="M 0 0 L 21600 0 21600 21600 0 21600 0 0 Z N"/>
            </draw:custom-shape>
            <draw:custom-shape draw:style-name="gr522" draw:text-style-name="P487" draw:layer="layout" svg:width="1.5cm" svg:height="1cm" draw:transform="rotate (-1.0471975511966) translate (9.308cm 10.1cm)">
              <text:p text:style-name="P486"><text:span text:style-name="T19">...</text:span></text:p>
              <draw:enhanced-geometry svg:viewBox="0 0 21600 21600" draw:type="rectangle" draw:enhanced-path="M 0 0 L 21600 0 21600 21600 0 21600 0 0 Z N"/>
            </draw:custom-shape>
          </draw:g>
          <draw:g>
            <draw:line draw:style-name="gr520" draw:text-style-name="P24" draw:layer="layout" svg:x1="19.5cm" svg:y1="8.5cm" svg:x2="16cm" svg:y2="9cm">
              <text:p/>
            </draw:line>
            <draw:line draw:style-name="gr520" draw:text-style-name="P24" draw:layer="layout" svg:x1="18.5cm" svg:y1="10cm" svg:x2="16cm" svg:y2="9cm">
              <text:p/>
            </draw:line>
            <draw:line draw:style-name="gr520" draw:text-style-name="P24" draw:layer="layout" svg:x1="17cm" svg:y1="12cm" svg:x2="16cm" svg:y2="9cm">
              <text:p/>
            </draw:line>
            <draw:custom-shape draw:style-name="gr523" draw:text-style-name="P491" draw:layer="layout" svg:width="1cm" svg:height="1cm" svg:x="18cm" svg:y="9.5cm">
              <text:p text:style-name="P194"><text:span text:style-name="T62">MS2</text:span></text:p>
              <draw:enhanced-geometry svg:viewBox="0 0 21600 21600" draw:mirror-vertical="false" draw:mirror-horizontal="false" draw:type="rectangle" draw:enhanced-path="M 0 0 L 21600 0 21600 21600 0 21600 0 0 Z N"/>
            </draw:custom-shape>
            <draw:custom-shape draw:style-name="gr524" draw:text-style-name="P493" draw:layer="layout" svg:width="1cm" svg:height="1cm" svg:x="19cm" svg:y="8cm">
              <text:p text:style-name="P194"><text:span text:style-name="T62">MS1</text:span></text:p>
              <draw:enhanced-geometry svg:viewBox="0 0 21600 21600" draw:mirror-vertical="false" draw:mirror-horizontal="false" draw:type="rectangle" draw:enhanced-path="M 0 0 L 21600 0 21600 21600 0 21600 0 0 Z N"/>
            </draw:custom-shape>
            <draw:custom-shape draw:style-name="gr525" draw:text-style-name="P494" draw:layer="layout" svg:width="1cm" svg:height="1cm" svg:x="16.5cm" svg:y="11.5cm">
              <text:p text:style-name="P170"><text:span text:style-name="T53">MSn</text:span></text:p>
              <draw:enhanced-geometry svg:viewBox="0 0 21600 21600" draw:mirror-vertical="false" draw:mirror-horizontal="false" draw:type="rectangle" draw:enhanced-path="M 0 0 L 21600 0 21600 21600 0 21600 0 0 Z N"/>
            </draw:custom-shape>
            <draw:custom-shape draw:style-name="gr522" draw:text-style-name="P487" draw:layer="layout" svg:width="1.5cm" svg:height="1cm" draw:transform="rotate (1.0471975511966) translate (17.042cm 11.4cm)">
              <text:p text:style-name="P486"><text:span text:style-name="T19">...</text:span></text:p>
              <draw:enhanced-geometry svg:viewBox="0 0 21600 21600" draw:mirror-vertical="false" draw:mirror-horizontal="false" draw:type="rectangle" draw:enhanced-path="M 0 0 L 21600 0 21600 21600 0 21600 0 0 Z N"/>
            </draw:custom-shape>
          </draw:g>
          <draw:line draw:style-name="gr520" draw:text-style-name="P24" draw:layer="layout" svg:x1="8cm" svg:y1="4cm" svg:x2="13.5cm" svg:y2="5cm">
            <text:p/>
          </draw:line>
          <draw:line draw:style-name="gr520" draw:text-style-name="P24" draw:layer="layout" svg:x1="8cm" svg:y1="4cm" svg:x2="11cm" svg:y2="9cm">
            <text:p/>
          </draw:line>
          <draw:custom-shape draw:style-name="gr516" draw:text-style-name="P427" draw:layer="layout" svg:width="2cm" svg:height="2cm" svg:x="7cm" svg:y="3cm">
            <text:p text:style-name="P423"><text:span text:style-name="T119">P</text:span></text:p>
            <draw:enhanced-geometry svg:viewBox="0 0 21600 21600" draw:type="rectangle" draw:enhanced-path="M 0 0 L 21600 0 21600 21600 0 21600 0 0 Z N"/>
          </draw:custom-shape>
          <draw:custom-shape draw:style-name="gr526" draw:text-style-name="P495" draw:layer="layout" svg:width="2cm" svg:height="2cm" svg:x="10cm" svg:y="8cm">
            <text:p text:style-name="P99"><text:span text:style-name="T26">RA2</text:span></text:p>
            <draw:enhanced-geometry svg:viewBox="0 0 21600 21600" draw:type="rectangle" draw:enhanced-path="M 0 0 L 21600 0 21600 21600 0 21600 0 0 Z N"/>
          </draw:custom-shape>
          <draw:custom-shape draw:style-name="gr527" draw:text-style-name="P496" draw:layer="layout" svg:width="2cm" svg:height="2cm" svg:x="15cm" svg:y="8cm">
            <text:p text:style-name="P99"><text:span text:style-name="T26">RA3</text:span></text:p>
            <draw:enhanced-geometry svg:viewBox="0 0 21600 21600" draw:type="rectangle" draw:enhanced-path="M 0 0 L 21600 0 21600 21600 0 21600 0 0 Z N"/>
          </draw:custom-shape>
          <draw:custom-shape draw:style-name="gr528" draw:text-style-name="P497" draw:layer="layout" svg:width="2cm" svg:height="2cm" svg:x="12.5cm" svg:y="4cm">
            <text:p text:style-name="P409"><text:span text:style-name="T117">RA1</text:span></text:p>
            <draw:enhanced-geometry svg:viewBox="0 0 21600 21600" draw:type="rectangle" draw:enhanced-path="M 0 0 L 21600 0 21600 21600 0 21600 0 0 Z N"/>
          </draw:custom-shape>
        </draw:g>
      </draw:page>
      <draw:page draw:name="page87" draw:style-name="dp1" draw:master-page-name="Default">
        <office:forms form:automatic-focus="false" form:apply-design-mode="false"/>
        <draw:g>
          <draw:custom-shape draw:style-name="gr529" draw:text-style-name="P51" draw:layer="layout" svg:width="9cm" svg:height="6cm" svg:x="9.5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30" draw:text-style-name="P498" draw:layer="layout" svg:width="7cm" svg:height="4cm" svg:x="10.5cm" svg:y="3cm">
            <text:p text:style-name="P419"><text:span text:style-name="T3">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499" draw:layer="layout" svg:width="7cm" svg:height="4cm" svg:x="6cm" svg:y="9cm">
            <text:p text:style-name="P423"><text:span text:style-name="T119">Gloss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500" draw:layer="layout" svg:width="7cm" svg:height="4cm" svg:x="15cm" svg:y="9cm">
            <text:p text:style-name="P423"><text:span text:style-name="T119">Featu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88" draw:style-name="dp1" draw:master-page-name="Default">
        <office:forms form:automatic-focus="false" form:apply-design-mode="false"/>
        <draw:g>
          <draw:custom-shape draw:style-name="gr533" draw:text-style-name="P51" draw:layer="layout" svg:width="7cm" svg:height="5.5cm" svg:x="10.5cm" svg:y="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34" draw:text-style-name="P24" draw:layer="layout" svg:x1="14cm" svg:y1="3.9cm" svg:x2="14cm" svg:y2="7.4cm">
            <text:p/>
          </draw:line>
          <draw:line draw:style-name="gr534" draw:text-style-name="P24" draw:layer="layout" svg:x1="10.5cm" svg:y1="9.5cm" svg:x2="13.9cm" svg:y2="7.5cm">
            <text:p/>
          </draw:line>
          <draw:line draw:style-name="gr534" draw:text-style-name="P24" draw:layer="layout" svg:x1="17.5cm" svg:y1="9.5cm" svg:x2="13.9cm" svg:y2="7.5cm">
            <text:p/>
          </draw:line>
          <draw:custom-shape draw:style-name="gr535" draw:text-style-name="P491" draw:layer="layout" svg:width="1.3cm" svg:height="1.3cm" svg:x="9.85cm" svg:y="8.85cm">
            <text:p text:style-name="P194"><text:span text:style-name="T62">MS2</text:span></text:p>
            <draw:enhanced-geometry svg:viewBox="0 0 21600 21600" draw:type="rectangle" draw:enhanced-path="M 0 0 L 21600 0 21600 21600 0 21600 0 0 Z N"/>
          </draw:custom-shape>
          <draw:custom-shape draw:style-name="gr536" draw:text-style-name="P493" draw:layer="layout" svg:width="1.3cm" svg:height="1.3cm" svg:x="13.35cm" svg:y="3.35cm">
            <text:p text:style-name="P194"><text:span text:style-name="T62">MS1</text:span></text:p>
            <draw:enhanced-geometry svg:viewBox="0 0 21600 21600" draw:type="rectangle" draw:enhanced-path="M 0 0 L 21600 0 21600 21600 0 21600 0 0 Z N"/>
          </draw:custom-shape>
          <draw:custom-shape draw:style-name="gr537" draw:text-style-name="P494" draw:layer="layout" svg:width="1.3cm" svg:height="1.3cm" svg:x="16.85cm" svg:y="8.85cm">
            <text:p text:style-name="P170"><text:span text:style-name="T53">MS3</text:span></text:p>
            <draw:enhanced-geometry svg:viewBox="0 0 21600 21600" draw:type="rectangle" draw:enhanced-path="M 0 0 L 21600 0 21600 21600 0 21600 0 0 Z N"/>
          </draw:custom-shape>
          <draw:custom-shape draw:style-name="gr526" draw:text-style-name="P495" draw:layer="layout" svg:width="2cm" svg:height="2cm" svg:x="13cm" svg:y="6.5cm">
            <text:p text:style-name="P99"><text:span text:style-name="T26">RA</text:span></text:p>
            <draw:enhanced-geometry svg:viewBox="0 0 21600 21600" draw:type="rectangle" draw:enhanced-path="M 0 0 L 21600 0 21600 21600 0 21600 0 0 Z N"/>
          </draw:custom-shape>
        </draw:g>
      </draw:page>
      <draw:page draw:name="page89" draw:style-name="dp1" draw:master-page-name="Default">
        <office:forms form:automatic-focus="false" form:apply-design-mode="false"/>
        <draw:g>
          <draw:custom-shape draw:style-name="gr538" draw:text-style-name="P259" draw:layer="layout" svg:width="14cm" svg:height="5.999cm" svg:x="4cm" svg:y="4.3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9" draw:text-style-name="P501" draw:layer="layout" svg:width="7cm" svg:height="2.999cm" svg:x="4cm" svg:y="4.5cm">
            <text:p text:style-name="P423"><text:span text:style-name="T119">Community</text:span></text:p>
            <draw:enhanced-geometry svg:viewBox="0 0 21600 21600" draw:type="rectangle" draw:enhanced-path="M 0 0 L 21600 0 21600 21600 0 21600 0 0 Z N"/>
          </draw:custom-shape>
          <draw:custom-shape draw:style-name="gr540" draw:text-style-name="P502" draw:layer="layout" svg:width="7cm" svg:height="2.999cm" svg:x="18cm" svg:y="4.5cm">
            <text:p text:style-name="P423"><text:span text:style-name="T119">University</text:span></text:p>
            <draw:enhanced-geometry svg:viewBox="0 0 21600 21600" draw:type="rectangle" draw:enhanced-path="M 0 0 L 21600 0 21600 21600 0 21600 0 0 Z N"/>
          </draw:custom-shape>
          <draw:custom-shape draw:style-name="gr541" draw:text-style-name="P469" draw:layer="layout" svg:width="14cm" svg:height="5.999cm" svg:x="4.001cm" svg:y="4.4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2" draw:text-style-name="P502" draw:layer="layout" svg:width="7cm" svg:height="3cm" svg:x="18cm" svg:y="7.499cm">
            <text:p text:style-name="P423"><text:span text:style-name="T119">University</text:span></text:p>
            <draw:enhanced-geometry svg:viewBox="0 0 21600 21600" draw:type="rectangle" draw:enhanced-path="M 0 0 L 21600 0 21600 21600 0 21600 0 0 Z N"/>
          </draw:custom-shape>
          <draw:custom-shape draw:style-name="gr543" draw:text-style-name="P501" draw:layer="layout" svg:width="7cm" svg:height="3cm" svg:x="4cm" svg:y="7.499cm">
            <text:p text:style-name="P423"><text:span text:style-name="T119">Community</text:span></text:p>
            <draw:enhanced-geometry svg:viewBox="0 0 21600 21600" draw:type="rectangle" draw:enhanced-path="M 0 0 L 21600 0 21600 21600 0 21600 0 0 Z N"/>
          </draw:custom-shape>
          <draw:custom-shape draw:style-name="gr539" draw:text-style-name="P501" draw:layer="layout" svg:width="7cm" svg:height="2.999cm" svg:x="11cm" svg:y="4.5cm">
            <text:p text:style-name="P423"><text:span text:style-name="T119">Collaborative</text:span></text:p>
            <draw:enhanced-geometry svg:viewBox="0 0 21600 21600" draw:type="rectangle" draw:enhanced-path="M 0 0 L 21600 0 21600 21600 0 21600 0 0 Z N"/>
          </draw:custom-shape>
          <draw:custom-shape draw:style-name="gr543" draw:text-style-name="P501" draw:layer="layout" svg:width="7cm" svg:height="3cm" svg:x="11cm" svg:y="7.499cm">
            <text:p text:style-name="P423"><text:span text:style-name="T119">University</text:span></text:p>
            <draw:enhanced-geometry svg:viewBox="0 0 21600 21600" draw:type="rectangle" draw:enhanced-path="M 0 0 L 21600 0 21600 21600 0 21600 0 0 Z N"/>
          </draw:custom-shape>
          <draw:custom-shape draw:style-name="gr544" draw:text-style-name="P504" draw:layer="layout" svg:width="7cm" svg:height="1.5cm" svg:x="4cm" svg:y="3cm">
            <text:p text:style-name="P503"><text:span text:style-name="T46">(Community)</text:span></text:p>
            <text:p text:style-name="P503"><text:span text:style-name="T46">Open Source</text:span></text:p>
            <draw:enhanced-geometry svg:viewBox="0 0 21600 21600" draw:type="rectangle" draw:enhanced-path="M 0 0 L 21600 0 21600 21600 0 21600 0 0 Z N"/>
          </draw:custom-shape>
          <draw:custom-shape draw:style-name="gr544" draw:text-style-name="P504" draw:layer="layout" svg:width="7cm" svg:height="1.5cm" svg:x="11cm" svg:y="3cm">
            <text:p text:style-name="P503"><text:span text:style-name="T46">(Single-Vendor)</text:span></text:p>
            <text:p text:style-name="P503"><text:span text:style-name="T46">Open Source</text:span></text:p>
            <draw:enhanced-geometry svg:viewBox="0 0 21600 21600" draw:type="rectangle" draw:enhanced-path="M 0 0 L 21600 0 21600 21600 0 21600 0 0 Z N"/>
          </draw:custom-shape>
          <draw:custom-shape draw:style-name="gr544" draw:text-style-name="P504" draw:layer="layout" svg:width="7cm" svg:height="1.5cm" svg:x="18cm" svg:y="3cm">
            <text:p text:style-name="P503"><text:span text:style-name="T46">Closed Source</text:span></text:p>
            <draw:enhanced-geometry svg:viewBox="0 0 21600 21600" draw:type="rectangle" draw:enhanced-path="M 0 0 L 21600 0 21600 21600 0 21600 0 0 Z N"/>
          </draw:custom-shape>
          <draw:custom-shape draw:style-name="gr544" draw:text-style-name="P504" draw:layer="layout" svg:width="7cm" svg:height="1.5cm" svg:x="4cm" svg:y="10.5cm">
            <text:p text:style-name="P503"><text:span text:style-name="T46">Not differentiating</text:span></text:p>
            <draw:enhanced-geometry svg:viewBox="0 0 21600 21600" draw:type="rectangle" draw:enhanced-path="M 0 0 L 21600 0 21600 21600 0 21600 0 0 Z N"/>
          </draw:custom-shape>
          <draw:custom-shape draw:style-name="gr544" draw:text-style-name="P504" draw:layer="layout" svg:width="7cm" svg:height="1.5cm" svg:x="11cm" svg:y="10.5cm">
            <text:p text:style-name="P503"><text:span text:style-name="T46">Reason-to-use</text:span></text:p>
            <draw:enhanced-geometry svg:viewBox="0 0 21600 21600" draw:type="rectangle" draw:enhanced-path="M 0 0 L 21600 0 21600 21600 0 21600 0 0 Z N"/>
          </draw:custom-shape>
          <draw:custom-shape draw:style-name="gr544" draw:text-style-name="P504" draw:layer="layout" svg:width="7cm" svg:height="1.5cm" svg:x="18cm" svg:y="10.5cm">
            <text:p text:style-name="P503"><text:span text:style-name="T46">Reason-to-buy</text:span></text:p>
            <draw:enhanced-geometry svg:viewBox="0 0 21600 21600" draw:type="rectangle" draw:enhanced-path="M 0 0 L 21600 0 21600 21600 0 21600 0 0 Z N"/>
          </draw:custom-shape>
          <draw:custom-shape draw:style-name="gr545" draw:text-style-name="P248" draw:layer="layout" svg:width="21cm" svg:height="1.5cm" svg:x="4cm" svg:y="12cm">
            <text:p text:style-name="P37"><text:span text:style-name="T11">Commercial relevance of features</text:span></text:p>
            <draw:enhanced-geometry svg:viewBox="0 0 21600 21600" draw:type="rectangle" draw:enhanced-path="M 0 0 L 21600 0 21600 21600 0 21600 0 0 Z N"/>
          </draw:custom-shape>
          <draw:custom-shape draw:style-name="gr545" draw:text-style-name="P100" draw:layer="layout" svg:width="21cm" svg:height="1.5cm" svg:x="4cm" svg:y="12cm">
            <text:p text:style-name="P99"><text:span text:style-name="T26">Commercial relevance of features</text:span></text:p>
            <draw:enhanced-geometry svg:viewBox="0 0 21600 21600" draw:type="rectangle" draw:enhanced-path="M 0 0 L 21600 0 21600 21600 0 21600 0 0 Z N"/>
          </draw:custom-shape>
          <draw:custom-shape draw:style-name="gr546" draw:text-style-name="P504" draw:layer="layout" svg:width="4cm" svg:height="2cm" draw:transform="rotate (1.5707963267949) translate (2cm 11cm)">
            <text:p text:style-name="P503"><text:span text:style-name="T117">Product</text:span></text:p>
            <text:p text:style-name="P503"><text:span text:style-name="T88">(IP Ownership)</text:span></text:p>
            <draw:enhanced-geometry svg:viewBox="0 0 21600 21600" draw:type="rectangle" draw:enhanced-path="M 0 0 L 21600 0 21600 21600 0 21600 0 0 Z N"/>
          </draw:custom-shape>
          <draw:custom-shape draw:style-name="gr546" draw:text-style-name="P504" draw:layer="layout" svg:width="4cm" svg:height="2cm" draw:transform="rotate (1.5707963267949) translate (2cm 8cm)">
            <text:p text:style-name="P503"><text:span text:style-name="T117">Process</text:span><text:span text:style-name="T46"><text:line-break/></text:span><text:span text:style-name="T88">(Governance)</text:span></text:p>
            <draw:enhanced-geometry svg:viewBox="0 0 21600 21600" draw:type="rectangle" draw:enhanced-path="M 0 0 L 21600 0 21600 21600 0 21600 0 0 Z N"/>
          </draw:custom-shape>
        </draw:g>
      </draw:page>
      <draw:page draw:name="page90" draw:style-name="dp1" draw:master-page-name="Default">
        <office:forms form:automatic-focus="false" form:apply-design-mode="false"/>
        <draw:g>
          <draw:custom-shape draw:style-name="gr538" draw:text-style-name="P259" draw:layer="layout" svg:width="14cm" svg:height="5.999cm" svg:x="4cm" svg:y="4.3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9" draw:text-style-name="P501" draw:layer="layout" svg:width="7cm" svg:height="2.999cm" svg:x="4cm" svg:y="4.5cm">
            <text:p text:style-name="P423"><text:span text:style-name="T119">Community</text:span></text:p>
            <draw:enhanced-geometry svg:viewBox="0 0 21600 21600" draw:type="rectangle" draw:enhanced-path="M 0 0 L 21600 0 21600 21600 0 21600 0 0 Z N"/>
          </draw:custom-shape>
          <draw:custom-shape draw:style-name="gr540" draw:text-style-name="P502" draw:layer="layout" svg:width="7cm" svg:height="2.999cm" svg:x="18cm" svg:y="4.5cm">
            <text:p text:style-name="P423"><text:span text:style-name="T119">University</text:span></text:p>
            <draw:enhanced-geometry svg:viewBox="0 0 21600 21600" draw:type="rectangle" draw:enhanced-path="M 0 0 L 21600 0 21600 21600 0 21600 0 0 Z N"/>
          </draw:custom-shape>
          <draw:custom-shape draw:style-name="gr541" draw:text-style-name="P469" draw:layer="layout" svg:width="14cm" svg:height="5.999cm" svg:x="4.001cm" svg:y="4.4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2" draw:text-style-name="P502" draw:layer="layout" svg:width="7cm" svg:height="3cm" svg:x="18cm" svg:y="7.499cm">
            <text:p text:style-name="P423"><text:span text:style-name="T119">University</text:span></text:p>
            <draw:enhanced-geometry svg:viewBox="0 0 21600 21600" draw:type="rectangle" draw:enhanced-path="M 0 0 L 21600 0 21600 21600 0 21600 0 0 Z N"/>
          </draw:custom-shape>
          <draw:custom-shape draw:style-name="gr543" draw:text-style-name="P501" draw:layer="layout" svg:width="7cm" svg:height="3cm" svg:x="4cm" svg:y="7.499cm">
            <text:p text:style-name="P423"><text:span text:style-name="T119">Community</text:span></text:p>
            <draw:enhanced-geometry svg:viewBox="0 0 21600 21600" draw:type="rectangle" draw:enhanced-path="M 0 0 L 21600 0 21600 21600 0 21600 0 0 Z N"/>
          </draw:custom-shape>
          <draw:custom-shape draw:style-name="gr539" draw:text-style-name="P501" draw:layer="layout" svg:width="7cm" svg:height="2.999cm" svg:x="11cm" svg:y="4.5cm">
            <text:p text:style-name="P423"><text:span text:style-name="T119">Collaborative</text:span></text:p>
            <draw:enhanced-geometry svg:viewBox="0 0 21600 21600" draw:type="rectangle" draw:enhanced-path="M 0 0 L 21600 0 21600 21600 0 21600 0 0 Z N"/>
          </draw:custom-shape>
          <draw:custom-shape draw:style-name="gr543" draw:text-style-name="P501" draw:layer="layout" svg:width="7cm" svg:height="3cm" svg:x="11cm" svg:y="7.499cm">
            <text:p text:style-name="P423"><text:span text:style-name="T119">University</text:span></text:p>
            <draw:enhanced-geometry svg:viewBox="0 0 21600 21600" draw:type="rectangle" draw:enhanced-path="M 0 0 L 21600 0 21600 21600 0 21600 0 0 Z N"/>
          </draw:custom-shape>
          <draw:custom-shape draw:style-name="gr544" draw:text-style-name="P504" draw:layer="layout" svg:width="7cm" svg:height="1.5cm" svg:x="4cm" svg:y="3cm">
            <text:p text:style-name="P503"><text:span text:style-name="T46">(Community)</text:span></text:p>
            <text:p text:style-name="P503"><text:span text:style-name="T46">Open Source</text:span></text:p>
            <draw:enhanced-geometry svg:viewBox="0 0 21600 21600" draw:type="rectangle" draw:enhanced-path="M 0 0 L 21600 0 21600 21600 0 21600 0 0 Z N"/>
          </draw:custom-shape>
          <draw:custom-shape draw:style-name="gr544" draw:text-style-name="P504" draw:layer="layout" svg:width="7cm" svg:height="1.5cm" svg:x="11cm" svg:y="3cm">
            <text:p text:style-name="P503"><text:span text:style-name="T46">(Single-Vendor)</text:span></text:p>
            <text:p text:style-name="P503"><text:span text:style-name="T46">Open Source</text:span></text:p>
            <draw:enhanced-geometry svg:viewBox="0 0 21600 21600" draw:type="rectangle" draw:enhanced-path="M 0 0 L 21600 0 21600 21600 0 21600 0 0 Z N"/>
          </draw:custom-shape>
          <draw:custom-shape draw:style-name="gr544" draw:text-style-name="P504" draw:layer="layout" svg:width="7cm" svg:height="1.5cm" svg:x="18cm" svg:y="3cm">
            <text:p text:style-name="P503"><text:span text:style-name="T46">Closed Source</text:span></text:p>
            <draw:enhanced-geometry svg:viewBox="0 0 21600 21600" draw:type="rectangle" draw:enhanced-path="M 0 0 L 21600 0 21600 21600 0 21600 0 0 Z N"/>
          </draw:custom-shape>
          <draw:custom-shape draw:style-name="gr544" draw:text-style-name="P504" draw:layer="layout" svg:width="7cm" svg:height="1.5cm" svg:x="4cm" svg:y="10.5cm">
            <text:p text:style-name="P503"><text:span text:style-name="T46">Not differentiating</text:span></text:p>
            <draw:enhanced-geometry svg:viewBox="0 0 21600 21600" draw:type="rectangle" draw:enhanced-path="M 0 0 L 21600 0 21600 21600 0 21600 0 0 Z N"/>
          </draw:custom-shape>
          <draw:custom-shape draw:style-name="gr544" draw:text-style-name="P504" draw:layer="layout" svg:width="7cm" svg:height="1.5cm" svg:x="11cm" svg:y="10.5cm">
            <text:p text:style-name="P503"><text:span text:style-name="T46">Reason-to-use</text:span></text:p>
            <draw:enhanced-geometry svg:viewBox="0 0 21600 21600" draw:type="rectangle" draw:enhanced-path="M 0 0 L 21600 0 21600 21600 0 21600 0 0 Z N"/>
          </draw:custom-shape>
          <draw:custom-shape draw:style-name="gr544" draw:text-style-name="P504" draw:layer="layout" svg:width="7cm" svg:height="1.5cm" svg:x="18cm" svg:y="10.5cm">
            <text:p text:style-name="P503"><text:span text:style-name="T46">Reason-to-buy</text:span></text:p>
            <draw:enhanced-geometry svg:viewBox="0 0 21600 21600" draw:type="rectangle" draw:enhanced-path="M 0 0 L 21600 0 21600 21600 0 21600 0 0 Z N"/>
          </draw:custom-shape>
          <draw:custom-shape draw:style-name="gr545" draw:text-style-name="P248" draw:layer="layout" svg:width="21cm" svg:height="1.5cm" svg:x="4cm" svg:y="12cm">
            <text:p text:style-name="P37"><text:span text:style-name="T11">Commercial relevance of features</text:span></text:p>
            <draw:enhanced-geometry svg:viewBox="0 0 21600 21600" draw:type="rectangle" draw:enhanced-path="M 0 0 L 21600 0 21600 21600 0 21600 0 0 Z N"/>
          </draw:custom-shape>
          <draw:custom-shape draw:style-name="gr545" draw:text-style-name="P100" draw:layer="layout" svg:width="21cm" svg:height="1.5cm" svg:x="4cm" svg:y="12cm">
            <text:p text:style-name="P99"><text:span text:style-name="T26">Commercial relevance of features</text:span></text:p>
            <draw:enhanced-geometry svg:viewBox="0 0 21600 21600" draw:type="rectangle" draw:enhanced-path="M 0 0 L 21600 0 21600 21600 0 21600 0 0 Z N"/>
          </draw:custom-shape>
          <draw:custom-shape draw:style-name="gr546" draw:text-style-name="P504" draw:layer="layout" svg:width="4cm" svg:height="2cm" draw:transform="rotate (1.5707963267949) translate (2cm 11cm)">
            <text:p text:style-name="P503"><text:span text:style-name="T117">Product</text:span></text:p>
            <text:p text:style-name="P503"><text:span text:style-name="T88">(IP Ownership)</text:span></text:p>
            <draw:enhanced-geometry svg:viewBox="0 0 21600 21600" draw:type="rectangle" draw:enhanced-path="M 0 0 L 21600 0 21600 21600 0 21600 0 0 Z N"/>
          </draw:custom-shape>
          <draw:custom-shape draw:style-name="gr546" draw:text-style-name="P504" draw:layer="layout" svg:width="4cm" svg:height="2cm" draw:transform="rotate (1.5707963267949) translate (2cm 8cm)">
            <text:p text:style-name="P503"><text:span text:style-name="T117">Process</text:span><text:span text:style-name="T46"><text:line-break/></text:span><text:span text:style-name="T88">(Governance)</text:span></text:p>
            <draw:enhanced-geometry svg:viewBox="0 0 21600 21600" draw:type="rectangle" draw:enhanced-path="M 0 0 L 21600 0 21600 21600 0 21600 0 0 Z N"/>
          </draw:custom-shape>
          <draw:custom-shape draw:style-name="gr547" draw:text-style-name="P505" draw:layer="layout" svg:width="3cm" svg:height="1.5cm" svg:x="2.5cm" svg:y="6.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505" draw:layer="layout" svg:width="3cm" svg:height="1.5cm" svg:x="16.5cm" svg:y="6.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505" draw:layer="layout" svg:width="3cm" svg:height="1.5cm" svg:x="9.5cm" svg:y="6.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8" draw:text-style-name="P506" draw:layer="layout" svg:width="4cm" svg:height="4cm" svg:x="2cm" svg:y="5.5cm">
            <draw:text-box>
              <text:p><text:span text:style-name="T136">3</text:span></text:p>
            </draw:text-box>
          </draw:frame>
          <draw:frame draw:style-name="gr548" draw:text-style-name="P506" draw:layer="layout" svg:width="4cm" svg:height="4cm" svg:x="9cm" svg:y="5.5cm">
            <draw:text-box>
              <text:p><text:span text:style-name="T136">2</text:span></text:p>
            </draw:text-box>
          </draw:frame>
          <draw:frame draw:style-name="gr548" draw:text-style-name="P507" draw:layer="layout" svg:width="4cm" svg:height="4cm" svg:x="16cm" svg:y="5.5cm">
            <draw:text-box>
              <text:p><text:span text:style-name="T137">1</text:span></text:p>
            </draw:text-box>
          </draw:frame>
        </draw:g>
      </draw:page>
      <draw:page draw:name="page91" draw:style-name="dp1" draw:master-page-name="Default">
        <office:forms form:automatic-focus="false" form:apply-design-mode="false"/>
        <draw:g>
          <draw:custom-shape draw:style-name="gr538" draw:text-style-name="P259" draw:layer="layout" svg:width="14cm" svg:height="5.999cm" svg:x="4cm" svg:y="4.3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9" draw:text-style-name="P501" draw:layer="layout" svg:width="7cm" svg:height="2.999cm" svg:x="4cm" svg:y="4.5cm">
            <text:p text:style-name="P423"><text:span text:style-name="T119">Community</text:span></text:p>
            <draw:enhanced-geometry svg:viewBox="0 0 21600 21600" draw:type="rectangle" draw:enhanced-path="M 0 0 L 21600 0 21600 21600 0 21600 0 0 Z N"/>
          </draw:custom-shape>
          <draw:custom-shape draw:style-name="gr540" draw:text-style-name="P502" draw:layer="layout" svg:width="7cm" svg:height="2.999cm" svg:x="18cm" svg:y="4.5cm">
            <text:p text:style-name="P423"><text:span text:style-name="T119">University</text:span></text:p>
            <draw:enhanced-geometry svg:viewBox="0 0 21600 21600" draw:type="rectangle" draw:enhanced-path="M 0 0 L 21600 0 21600 21600 0 21600 0 0 Z N"/>
          </draw:custom-shape>
          <draw:custom-shape draw:style-name="gr541" draw:text-style-name="P469" draw:layer="layout" svg:width="14cm" svg:height="5.999cm" svg:x="4.001cm" svg:y="4.4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2" draw:text-style-name="P502" draw:layer="layout" svg:width="7cm" svg:height="3cm" svg:x="18cm" svg:y="7.499cm">
            <text:p text:style-name="P423"><text:span text:style-name="T119">University</text:span></text:p>
            <draw:enhanced-geometry svg:viewBox="0 0 21600 21600" draw:type="rectangle" draw:enhanced-path="M 0 0 L 21600 0 21600 21600 0 21600 0 0 Z N"/>
          </draw:custom-shape>
          <draw:custom-shape draw:style-name="gr543" draw:text-style-name="P501" draw:layer="layout" svg:width="7cm" svg:height="3cm" svg:x="4cm" svg:y="7.499cm">
            <text:p text:style-name="P423"><text:span text:style-name="T119">Community</text:span></text:p>
            <draw:enhanced-geometry svg:viewBox="0 0 21600 21600" draw:type="rectangle" draw:enhanced-path="M 0 0 L 21600 0 21600 21600 0 21600 0 0 Z N"/>
          </draw:custom-shape>
          <draw:custom-shape draw:style-name="gr539" draw:text-style-name="P501" draw:layer="layout" svg:width="7cm" svg:height="2.999cm" svg:x="11cm" svg:y="4.5cm">
            <text:p text:style-name="P423"><text:span text:style-name="T119">Collaborative</text:span></text:p>
            <draw:enhanced-geometry svg:viewBox="0 0 21600 21600" draw:type="rectangle" draw:enhanced-path="M 0 0 L 21600 0 21600 21600 0 21600 0 0 Z N"/>
          </draw:custom-shape>
          <draw:custom-shape draw:style-name="gr543" draw:text-style-name="P501" draw:layer="layout" svg:width="7cm" svg:height="3cm" svg:x="11cm" svg:y="7.499cm">
            <text:p text:style-name="P423"><text:span text:style-name="T119">University</text:span></text:p>
            <draw:enhanced-geometry svg:viewBox="0 0 21600 21600" draw:type="rectangle" draw:enhanced-path="M 0 0 L 21600 0 21600 21600 0 21600 0 0 Z N"/>
          </draw:custom-shape>
          <draw:custom-shape draw:style-name="gr544" draw:text-style-name="P504" draw:layer="layout" svg:width="7cm" svg:height="1.5cm" svg:x="4cm" svg:y="3cm">
            <text:p text:style-name="P503"><text:span text:style-name="T46">(Community)</text:span><text:span text:style-name="T46"><text:line-break/></text:span><text:span text:style-name="T46">Open Source</text:span></text:p>
            <draw:enhanced-geometry svg:viewBox="0 0 21600 21600" draw:type="rectangle" draw:enhanced-path="M 0 0 L 21600 0 21600 21600 0 21600 0 0 Z N"/>
          </draw:custom-shape>
          <draw:custom-shape draw:style-name="gr544" draw:text-style-name="P504" draw:layer="layout" svg:width="7cm" svg:height="1.5cm" svg:x="11cm" svg:y="3cm">
            <text:p text:style-name="P503"><text:span text:style-name="T46">(Single-Vendor)</text:span></text:p>
            <text:p text:style-name="P503"><text:span text:style-name="T46">Open Source</text:span></text:p>
            <draw:enhanced-geometry svg:viewBox="0 0 21600 21600" draw:type="rectangle" draw:enhanced-path="M 0 0 L 21600 0 21600 21600 0 21600 0 0 Z N"/>
          </draw:custom-shape>
          <draw:custom-shape draw:style-name="gr544" draw:text-style-name="P504" draw:layer="layout" svg:width="7cm" svg:height="1.5cm" svg:x="18cm" svg:y="3cm">
            <text:p text:style-name="P503"><text:span text:style-name="T46">Closed Source</text:span></text:p>
            <draw:enhanced-geometry svg:viewBox="0 0 21600 21600" draw:type="rectangle" draw:enhanced-path="M 0 0 L 21600 0 21600 21600 0 21600 0 0 Z N"/>
          </draw:custom-shape>
          <draw:custom-shape draw:style-name="gr544" draw:text-style-name="P504" draw:layer="layout" svg:width="7cm" svg:height="1.5cm" svg:x="4cm" svg:y="10.5cm">
            <text:p text:style-name="P503"><text:span text:style-name="T46">Not differentiating</text:span></text:p>
            <draw:enhanced-geometry svg:viewBox="0 0 21600 21600" draw:type="rectangle" draw:enhanced-path="M 0 0 L 21600 0 21600 21600 0 21600 0 0 Z N"/>
          </draw:custom-shape>
          <draw:custom-shape draw:style-name="gr544" draw:text-style-name="P504" draw:layer="layout" svg:width="7cm" svg:height="1.5cm" svg:x="11cm" svg:y="10.5cm">
            <text:p text:style-name="P503"><text:span text:style-name="T46">Reason-to-use</text:span></text:p>
            <draw:enhanced-geometry svg:viewBox="0 0 21600 21600" draw:type="rectangle" draw:enhanced-path="M 0 0 L 21600 0 21600 21600 0 21600 0 0 Z N"/>
          </draw:custom-shape>
          <draw:custom-shape draw:style-name="gr544" draw:text-style-name="P504" draw:layer="layout" svg:width="7cm" svg:height="1.5cm" svg:x="18cm" svg:y="10.5cm">
            <text:p text:style-name="P503"><text:span text:style-name="T46">Reason-to-buy</text:span></text:p>
            <draw:enhanced-geometry svg:viewBox="0 0 21600 21600" draw:type="rectangle" draw:enhanced-path="M 0 0 L 21600 0 21600 21600 0 21600 0 0 Z N"/>
          </draw:custom-shape>
          <draw:custom-shape draw:style-name="gr545" draw:text-style-name="P248" draw:layer="layout" svg:width="21cm" svg:height="1.5cm" svg:x="4cm" svg:y="12cm">
            <text:p text:style-name="P37"><text:span text:style-name="T11">Commercial relevance of features</text:span></text:p>
            <draw:enhanced-geometry svg:viewBox="0 0 21600 21600" draw:type="rectangle" draw:enhanced-path="M 0 0 L 21600 0 21600 21600 0 21600 0 0 Z N"/>
          </draw:custom-shape>
          <draw:custom-shape draw:style-name="gr545" draw:text-style-name="P100" draw:layer="layout" svg:width="21cm" svg:height="1.5cm" svg:x="4cm" svg:y="12cm">
            <text:p text:style-name="P99"><text:span text:style-name="T26">Commercial relevance of features</text:span></text:p>
            <draw:enhanced-geometry svg:viewBox="0 0 21600 21600" draw:type="rectangle" draw:enhanced-path="M 0 0 L 21600 0 21600 21600 0 21600 0 0 Z N"/>
          </draw:custom-shape>
          <draw:custom-shape draw:style-name="gr546" draw:text-style-name="P504" draw:layer="layout" svg:width="4cm" svg:height="2cm" draw:transform="rotate (1.5707963267949) translate (2cm 11cm)">
            <text:p text:style-name="P503"><text:span text:style-name="T117">Product</text:span></text:p>
            <text:p text:style-name="P503"><text:span text:style-name="T88">(IP Ownership)</text:span></text:p>
            <draw:enhanced-geometry svg:viewBox="0 0 21600 21600" draw:type="rectangle" draw:enhanced-path="M 0 0 L 21600 0 21600 21600 0 21600 0 0 Z N"/>
          </draw:custom-shape>
          <draw:custom-shape draw:style-name="gr546" draw:text-style-name="P504" draw:layer="layout" svg:width="4cm" svg:height="2cm" draw:transform="rotate (1.5707963267949) translate (2cm 8cm)">
            <text:p text:style-name="P503"><text:span text:style-name="T117">Process</text:span><text:span text:style-name="T46"><text:line-break/></text:span><text:span text:style-name="T88">(Governance)</text:span></text:p>
            <draw:enhanced-geometry svg:viewBox="0 0 21600 21600" draw:type="rectangle" draw:enhanced-path="M 0 0 L 21600 0 21600 21600 0 21600 0 0 Z N"/>
          </draw:custom-shape>
          <draw:custom-shape draw:style-name="gr549" draw:text-style-name="P505" draw:layer="layout" svg:width="3cm" svg:height="1.5cm" svg:x="16.5cm" svg:y="6.7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9" draw:text-style-name="P505" draw:layer="layout" svg:width="3cm" svg:height="1.5cm" svg:x="2.5cm" svg:y="6.7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9" draw:text-style-name="P505" draw:layer="layout" svg:width="3cm" svg:height="1.5cm" svg:x="9.5cm" svg:y="6.7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8" draw:text-style-name="P508" draw:layer="layout" svg:width="4cm" svg:height="4cm" svg:x="16cm" svg:y="5.5cm">
            <draw:text-box>
              <text:p text:style-name="P95"><text:span text:style-name="T136">6</text:span></text:p>
            </draw:text-box>
          </draw:frame>
          <draw:frame draw:style-name="gr548" draw:text-style-name="P506" draw:layer="layout" svg:width="4cm" svg:height="4cm" svg:x="9cm" svg:y="5.5cm">
            <draw:text-box>
              <text:p><text:span text:style-name="T136">5</text:span></text:p>
            </draw:text-box>
          </draw:frame>
          <draw:frame draw:style-name="gr548" draw:text-style-name="P506" draw:layer="layout" svg:width="4cm" svg:height="4cm" svg:x="2cm" svg:y="5.5cm">
            <draw:text-box>
              <text:p><text:span text:style-name="T136">4</text:span></text:p>
            </draw:text-box>
          </draw:frame>
        </draw:g>
      </draw:page>
      <draw:page draw:name="page92" draw:style-name="dp1" draw:master-page-name="Default">
        <office:forms form:automatic-focus="false" form:apply-design-mode="false"/>
        <draw:frame draw:style-name="gr1" draw:text-style-name="P1" draw:layer="layout" svg:width="28cm" svg:height="11cm" svg:x="0cm" svg:y="2cm">
          <draw:text-box>
            <text:p><text:span text:style-name="T1">D03</text:span></text:p>
            <text:p><text:span text:style-name="T1"/></text:p>
            <text:p><text:span text:style-name="T1">University Spin-offs</text:span></text:p>
          </draw:text-box>
        </draw:frame>
      </draw:page>
      <draw:page draw:name="page93" draw:style-name="dp1" draw:master-page-name="Default">
        <office:forms form:automatic-focus="false" form:apply-design-mode="false"/>
        <draw:g>
          <draw:custom-shape draw:style-name="gr550" draw:text-style-name="P509" draw:layer="layout" svg:width="8cm" svg:height="4cm" draw:transform="rotate (1.5707963267949) translate (5.5cm 12.5cm)">
            <text:p text:style-name="P204"><text:span text:style-name="T64">Basic research</text:span></text:p>
            <draw:enhanced-geometry svg:viewBox="0 0 21600 21600" draw:type="rectangle" draw:enhanced-path="M 0 0 L 21600 0 21600 21600 0 21600 0 0 Z N"/>
          </draw:custom-shape>
          <draw:custom-shape draw:style-name="gr551" draw:text-style-name="P500" draw:layer="layout" svg:width="8cm" svg:height="4cm" draw:transform="rotate (1.5707963267949) translate (9.5cm 12.5cm)">
            <text:p text:style-name="P423"><text:span text:style-name="T119">Applied research</text:span></text:p>
            <draw:enhanced-geometry svg:viewBox="0 0 21600 21600" draw:type="rectangle" draw:enhanced-path="M 0 0 L 21600 0 21600 21600 0 21600 0 0 Z N"/>
          </draw:custom-shape>
          <draw:custom-shape draw:style-name="gr552" draw:text-style-name="P510" draw:layer="layout" svg:width="8cm" svg:height="4cm" draw:transform="rotate (1.5707963267949) translate (13.5cm 12.5cm)">
            <text:p text:style-name="P204"><text:span text:style-name="T64">Spinning off</text:span></text:p>
            <draw:enhanced-geometry svg:viewBox="0 0 21600 21600" draw:type="rectangle" draw:enhanced-path="M 0 0 L 21600 0 21600 21600 0 21600 0 0 Z N"/>
          </draw:custom-shape>
          <draw:custom-shape draw:style-name="gr553" draw:text-style-name="P512" draw:layer="layout" svg:width="8cm" svg:height="4cm" draw:transform="rotate (1.5707963267949) translate (17.5cm 12.5cm)">
            <text:p text:style-name="P511"><text:span text:style-name="T138">Startup funding</text:span></text:p>
            <draw:enhanced-geometry svg:viewBox="0 0 21600 21600" draw:type="rectangle" draw:enhanced-path="M 0 0 L 21600 0 21600 21600 0 21600 0 0 Z N"/>
          </draw:custom-shape>
          <draw:line draw:style-name="gr508" draw:text-style-name="P109" draw:layer="layout" svg:x1="5.5cm" svg:y1="13cm" svg:x2="5.5cm" svg:y2="4.5cm">
            <text:p text:style-name="P65"><text:span text:style-name="T29">Research / startup</text:span><text:span text:style-name="T29"><text:line-break/></text:span><text:span text:style-name="T29">time spent ratio</text:span></text:p>
            <text:p text:style-name="P65"><text:span text:style-name="T29"/></text:p>
            <text:p text:style-name="P65"><text:span text:style-name="T29"/></text:p>
            <text:p text:style-name="P65"><text:span text:style-name="T29"/></text:p>
          </draw:line>
          <draw:g>
            <draw:line draw:style-name="gr133" draw:layer="layout" svg:x1="9.5cm" svg:y1="12cm" svg:x2="9.5cm" svg:y2="13cm">
              <text:p/>
            </draw:line>
          </draw:g>
          <draw:g>
            <draw:line draw:style-name="gr133" draw:layer="layout" svg:x1="13.5cm" svg:y1="12cm" svg:x2="13.5cm" svg:y2="13cm">
              <text:p/>
            </draw:line>
          </draw:g>
          <draw:g>
            <draw:line draw:style-name="gr133" draw:layer="layout" svg:x1="17.5cm" svg:y1="12cm" svg:x2="17.5cm" svg:y2="13cm">
              <text:p/>
            </draw:line>
          </draw:g>
          <draw:g>
            <draw:line draw:style-name="gr133" draw:layer="layout" svg:x1="21.5cm" svg:y1="12cm" svg:x2="21.5cm" svg:y2="13cm">
              <text:p/>
            </draw:line>
          </draw:g>
          <draw:path draw:style-name="gr554" draw:text-style-name="P24" draw:layer="layout" svg:width="14.314cm" svg:height="3.193cm" draw:transform="skewX (-0.0376991118430775) rotate (-0.498291501444381) translate (5.93400081192345cm 3.62532775648458cm)" svg:viewBox="0 0 14315 3194" svg:d="M0 976c7127-3800 7188 4980 14315 1292">
            <text:p/>
          </draw:path>
          <draw:frame draw:style-name="gr243" draw:text-style-name="P339" draw:layer="layout" svg:width="4cm" svg:height="1.5cm" svg:x="13.5cm" svg:y="12.5cm">
            <draw:text-box>
              <text:p><text:span text:style-name="T99">founding</text:span></text:p>
            </draw:text-box>
          </draw:frame>
          <draw:frame draw:style-name="gr555" draw:text-style-name="P513" draw:layer="layout" svg:width="4cm" svg:height="1.5cm" svg:x="19cm" svg:y="12.5cm">
            <draw:text-box>
              <text:p text:style-name="P95"><text:span text:style-name="T35">time</text:span></text:p>
            </draw:text-box>
          </draw:frame>
          <draw:frame draw:style-name="gr556" draw:text-style-name="P318" draw:layer="layout" svg:width="2cm" svg:height="1cm" svg:x="3.5cm" svg:y="4cm">
            <draw:text-box>
              <text:p><text:span text:style-name="T95">100%</text:span></text:p>
            </draw:text-box>
          </draw:frame>
          <draw:line draw:style-name="gr557" draw:text-style-name="P514" draw:layer="layout" svg:x1="5.5cm" svg:y1="4cm" svg:x2="17.5cm" svg:y2="4cm">
            <text:p><text:span text:style-name="T99">Recipient of public funding is the university</text:span></text:p>
            <text:p><text:span text:style-name="T99"/></text:p>
            <text:p><text:span text:style-name="T99"/></text:p>
          </draw:line>
          <draw:line draw:style-name="gr558" draw:text-style-name="P514" draw:layer="layout" svg:x1="17.5cm" svg:y1="4cm" svg:x2="21.5cm" svg:y2="4cm">
            <text:p><text:span text:style-name="T99">… </text:span><text:span text:style-name="T99">the startup</text:span></text:p>
            <text:p><text:span text:style-name="T99"/></text:p>
            <text:p><text:span text:style-name="T99"/></text:p>
          </draw:line>
          <draw:line draw:style-name="gr559" draw:text-style-name="P515" draw:layer="layout" svg:x1="5cm" svg:y1="12.5cm" svg:x2="23cm" svg:y2="12.5cm">
            <text:p/>
          </draw:line>
        </draw:g>
      </draw:page>
      <draw:page draw:name="page94" draw:style-name="dp1" draw:master-page-name="Default">
        <office:forms form:automatic-focus="false" form:apply-design-mode="false"/>
        <draw:g>
          <draw:custom-shape draw:style-name="gr477" draw:text-style-name="P440" draw:layer="layout" svg:width="7cm" svg:height="4cm" svg:x="8.25cm" svg:y="6.5cm">
            <text:p text:style-name="P439"><text:span text:style-name="T115">Doctoral</text:span><text:span text:style-name="T115"><text:line-break/></text:span><text:span text:style-name="T115">student</text:span></text:p>
            <draw:enhanced-geometry svg:viewBox="0 0 21600 21600" draw:type="rectangle" draw:enhanced-path="M 0 0 L 21600 0 21600 21600 0 21600 0 0 Z N"/>
          </draw:custom-shape>
          <draw:custom-shape draw:style-name="gr477" draw:text-style-name="P440" draw:layer="layout" svg:width="7cm" svg:height="4cm" svg:x="15.25cm" svg:y="2.5cm">
            <text:p text:style-name="P439"><text:span text:style-name="T115">Research</text:span></text:p>
            <text:p text:style-name="P439"><text:span text:style-name="T115">assistant</text:span></text:p>
            <text:p text:style-name="P439"><text:span text:style-name="T115">(WiHi)</text:span></text:p>
            <draw:enhanced-geometry svg:viewBox="0 0 21600 21600" draw:type="rectangle" draw:enhanced-path="M 0 0 L 21600 0 21600 21600 0 21600 0 0 Z N"/>
          </draw:custom-shape>
          <draw:custom-shape draw:style-name="gr478" draw:text-style-name="P441" draw:layer="layout" svg:width="7cm" svg:height="4cm" svg:x="8.25cm" svg:y="2.5cm">
            <text:p text:style-name="P439"><text:span text:style-name="T115">Student in</text:span><text:span text:style-name="T115"><text:line-break/></text:span><text:span text:style-name="T115">class / thesis</text:span></text:p>
            <draw:enhanced-geometry svg:viewBox="0 0 21600 21600" draw:type="rectangle" draw:enhanced-path="M 0 0 L 21600 0 21600 21600 0 21600 0 0 Z N"/>
          </draw:custom-shape>
          <draw:custom-shape draw:style-name="gr478" draw:text-style-name="P441" draw:layer="layout" svg:width="7cm" svg:height="4cm" svg:x="15.25cm" svg:y="6.5cm">
            <text:p text:style-name="P439"><text:span text:style-name="T115">Research</text:span><text:span text:style-name="T115"><text:line-break/></text:span><text:span text:style-name="T115">associate</text:span><text:span text:style-name="T115"><text:line-break/></text:span><text:span text:style-name="T115">(WiMi)</text:span></text:p>
            <draw:enhanced-geometry svg:viewBox="0 0 21600 21600" draw:type="rectangle" draw:enhanced-path="M 0 0 L 21600 0 21600 21600 0 21600 0 0 Z N"/>
          </draw:custom-shape>
          <draw:frame draw:style-name="gr119" draw:text-style-name="P442" draw:layer="layout" svg:width="7cm" svg:height="1.5cm" svg:x="8.25cm" svg:y="10.5cm">
            <draw:text-box>
              <text:p><text:span text:style-name="T116">The individual</text:span></text:p>
            </draw:text-box>
          </draw:frame>
          <draw:frame draw:style-name="gr119" draw:text-style-name="P442" draw:layer="layout" svg:width="7cm" svg:height="1.5cm" svg:x="15.25cm" svg:y="10.5cm">
            <draw:text-box>
              <text:p><text:span text:style-name="T116">The university</text:span></text:p>
            </draw:text-box>
          </draw:frame>
          <draw:frame draw:style-name="gr479" draw:text-style-name="P443" draw:layer="layout" svg:width="14cm" svg:height="1.5cm" svg:x="8.25cm" svg:y="12cm">
            <draw:text-box>
              <text:p><text:span text:style-name="T122">Copyright Ownership</text:span></text:p>
            </draw:text-box>
          </draw:frame>
          <draw:frame draw:style-name="gr119" draw:text-style-name="P444" draw:layer="layout" svg:width="4cm" svg:height="1.5cm" draw:transform="rotate (1.5707963267949) translate (6.75cm 10.5cm)">
            <draw:text-box>
              <text:p><text:span text:style-name="T123">Doctoral</text:span></text:p>
            </draw:text-box>
          </draw:frame>
          <draw:frame draw:style-name="gr119" draw:text-style-name="P442" draw:layer="layout" svg:width="4cm" svg:height="1.5cm" draw:transform="rotate (1.5707963267949) translate (6.75cm 6.5cm)">
            <draw:text-box>
              <text:p><text:span text:style-name="T116">Bachelor</text:span><text:span text:style-name="T116"><text:line-break/></text:span><text:span text:style-name="T116">or Master</text:span></text:p>
            </draw:text-box>
          </draw:frame>
          <draw:frame draw:style-name="gr121" draw:text-style-name="P445" draw:layer="layout" svg:width="8cm" svg:height="1.5cm" draw:transform="rotate (1.5707963267949) translate (5.25cm 10.5cm)">
            <draw:text-box>
              <text:p><text:span text:style-name="T122">Degree Program</text:span></text:p>
            </draw:text-box>
          </draw:frame>
          <draw:line draw:style-name="gr122" draw:text-style-name="P446" draw:layer="layout" svg:x1="7.75cm" svg:y1="6.5cm" svg:x2="22.75cm" svg:y2="6.5cm">
            <text:p/>
          </draw:line>
          <draw:line draw:style-name="gr122" draw:text-style-name="P446" draw:layer="layout" svg:x1="15.25cm" svg:y1="11cm" svg:x2="15.25cm" svg:y2="2cm">
            <text:p/>
          </draw:line>
        </draw:g>
      </draw:page>
      <draw:page draw:name="page95" draw:style-name="dp1" draw:master-page-name="Default">
        <office:forms form:automatic-focus="false" form:apply-design-mode="false"/>
        <draw:frame draw:style-name="gr1" draw:text-style-name="P1" draw:layer="layout" svg:width="28cm" svg:height="11cm" svg:x="0cm" svg:y="2cm">
          <draw:text-box>
            <text:p><text:span text:style-name="T1">D04</text:span></text:p>
            <text:p><text:span text:style-name="T1"/></text:p>
            <text:p><text:span text:style-name="T1">Fundraising</text:span></text:p>
          </draw:text-box>
        </draw:frame>
      </draw:page>
      <draw:page draw:name="page96" draw:style-name="dp1" draw:master-page-name="Default">
        <office:forms form:automatic-focus="false" form:apply-design-mode="false"/>
        <draw:g>
          <draw:frame draw:style-name="gr560" draw:text-style-name="P516" draw:layer="layout" svg:width="4cm" svg:height="1cm" svg:x="6cm" svg:y="7cm">
            <draw:text-box>
              <text:p><text:span text:style-name="T95">12 months</text:span></text:p>
            </draw:text-box>
          </draw:frame>
          <draw:frame draw:style-name="gr561" draw:text-style-name="P517" draw:layer="layout" svg:width="4cm" svg:height="1cm" svg:x="1cm" svg:y="6cm">
            <draw:text-box>
              <text:p><text:span text:style-name="T139"><text:s/></text:span><text:span text:style-name="T139">university </text:span></text:p>
            </draw:text-box>
          </draw:frame>
          <draw:frame draw:style-name="gr561" draw:text-style-name="P517" draw:layer="layout" svg:width="4cm" svg:height="1cm" svg:x="23cm" svg:y="6cm">
            <draw:text-box>
              <text:p><text:span text:style-name="T139"><text:s/></text:span><text:span text:style-name="T139">post-exit </text:span></text:p>
            </draw:text-box>
          </draw:frame>
          <draw:frame draw:style-name="gr562" draw:text-style-name="P518" draw:layer="layout" svg:width="18cm" svg:height="1cm" svg:x="5cm" svg:y="6cm">
            <draw:text-box>
              <text:p><text:span text:style-name="T140"><text:s/></text:span><text:span text:style-name="T140">private and independent </text:span></text:p>
            </draw:text-box>
          </draw:frame>
          <draw:line draw:style-name="gr563" draw:text-style-name="P519" draw:layer="layout" svg:x1="0.5cm" svg:y1="7cm" svg:x2="27.5cm" svg:y2="7cm">
            <text:p text:style-name="P95"><text:span text:style-name="T29"/></text:p>
            <text:p text:style-name="P95"><text:span text:style-name="T29"/></text:p>
          </draw:line>
          <draw:line draw:style-name="gr564" draw:text-style-name="P24" draw:layer="layout" svg:x1="6cm" svg:y1="8.5cm" svg:x2="6cm" svg:y2="7cm">
            <text:p/>
          </draw:line>
          <draw:frame draw:style-name="gr565" draw:text-style-name="P520" draw:layer="layout" svg:width="5cm" svg:height="1.5cm" svg:x="3.5cm" svg:y="8.5cm">
            <draw:text-box>
              <text:p><text:span text:style-name="T29">Seed</text:span></text:p>
            </draw:text-box>
          </draw:frame>
          <draw:line draw:style-name="gr564" draw:text-style-name="P24" draw:layer="layout" svg:x1="10cm" svg:y1="8.5cm" svg:x2="10cm" svg:y2="7cm">
            <text:p/>
          </draw:line>
          <draw:frame draw:style-name="gr565" draw:text-style-name="P520" draw:layer="layout" svg:width="5cm" svg:height="1.5cm" svg:x="7.5cm" svg:y="8.5cm">
            <draw:text-box>
              <text:p><text:span text:style-name="T29">Series A</text:span></text:p>
            </draw:text-box>
          </draw:frame>
          <draw:line draw:style-name="gr564" draw:text-style-name="P24" draw:layer="layout" svg:x1="16cm" svg:y1="8.5cm" svg:x2="16cm" svg:y2="7cm">
            <text:p/>
          </draw:line>
          <draw:frame draw:style-name="gr565" draw:text-style-name="P520" draw:layer="layout" svg:width="5cm" svg:height="1.5cm" svg:x="13.5cm" svg:y="8.5cm">
            <draw:text-box>
              <text:p><text:span text:style-name="T29">Series B</text:span></text:p>
            </draw:text-box>
          </draw:frame>
          <draw:line draw:style-name="gr564" draw:text-style-name="P24" draw:layer="layout" svg:x1="22cm" svg:y1="8.5cm" svg:x2="22cm" svg:y2="7cm">
            <text:p/>
          </draw:line>
          <draw:frame draw:style-name="gr565" draw:text-style-name="P520" draw:layer="layout" svg:width="5cm" svg:height="2cm" svg:x="19.5cm" svg:y="8.5cm">
            <draw:text-box>
              <text:p><text:span text:style-name="T29">Series n</text:span></text:p>
            </draw:text-box>
          </draw:frame>
          <draw:line draw:style-name="gr566" draw:text-style-name="P24" draw:layer="layout" svg:x1="5cm" svg:y1="7cm" svg:x2="5cm" svg:y2="5.5cm">
            <text:p/>
          </draw:line>
          <draw:frame draw:style-name="gr560" draw:text-style-name="P520" draw:layer="layout" svg:width="5cm" svg:height="2cm" svg:x="2.5cm" svg:y="4cm">
            <draw:text-box>
              <text:p><text:span text:style-name="T29">founding</text:span></text:p>
            </draw:text-box>
          </draw:frame>
          <draw:line draw:style-name="gr567" draw:text-style-name="P24" draw:layer="layout" svg:x1="23cm" svg:y1="7cm" svg:x2="23cm" svg:y2="5.5cm">
            <text:p/>
          </draw:line>
          <draw:frame draw:style-name="gr560" draw:text-style-name="P520" draw:layer="layout" svg:width="5cm" svg:height="2cm" svg:x="20.5cm" svg:y="4cm">
            <draw:text-box>
              <text:p><text:span text:style-name="T29">exit</text:span></text:p>
            </draw:text-box>
          </draw:frame>
          <draw:frame draw:style-name="gr560" draw:text-style-name="P516" draw:layer="layout" svg:width="4cm" svg:height="1cm" svg:x="11cm" svg:y="7cm">
            <draw:text-box>
              <text:p><text:span text:style-name="T95">18 months</text:span></text:p>
            </draw:text-box>
          </draw:frame>
          <draw:frame draw:style-name="gr560" draw:text-style-name="P516" draw:layer="layout" svg:width="4cm" svg:height="1cm" svg:x="17cm" svg:y="7cm">
            <draw:text-box>
              <text:p><text:span text:style-name="T95">... months</text:span></text:p>
            </draw:text-box>
          </draw:frame>
          <draw:line draw:style-name="gr568" draw:text-style-name="P521" draw:layer="layout" svg:x1="5cm" svg:y1="10cm" svg:x2="11cm" svg:y2="10cm">
            <text:p><text:span text:style-name="T141"><text:s/></text:span><text:span text:style-name="T141">business angels </text:span></text:p>
          </draw:line>
          <draw:line draw:style-name="gr568" draw:text-style-name="P521" draw:layer="layout" svg:x1="9cm" svg:y1="11cm" svg:x2="23cm" svg:y2="11cm">
            <text:p><text:span text:style-name="T141"><text:s/></text:span><text:span text:style-name="T141">venture capitalists </text:span></text:p>
          </draw:line>
          <draw:line draw:style-name="gr569" draw:text-style-name="P521" draw:layer="layout" svg:x1="5cm" svg:y1="12cm" svg:x2="23cm" svg:y2="12cm">
            <text:p><text:span text:style-name="T141"><text:s/></text:span><text:span text:style-name="T141">on average 5 to 8 years (and growing) <text:s/></text:span></text:p>
          </draw:line>
          <draw:frame draw:style-name="gr560" draw:text-style-name="P516" draw:layer="layout" svg:width="4cm" svg:height="1cm" svg:x="23cm" svg:y="7cm">
            <draw:text-box>
              <text:p text:style-name="P45"><text:span text:style-name="T95">liquidity event</text:span></text:p>
            </draw:text-box>
          </draw:frame>
          <draw:line draw:style-name="gr564" draw:text-style-name="P24" draw:layer="layout" svg:x1="23cm" svg:y1="7.752cm" svg:x2="23cm" svg:y2="7.002cm">
            <text:p/>
          </draw:line>
          <draw:line draw:style-name="gr570" draw:text-style-name="P521" draw:layer="layout" svg:x1="5cm" svg:y1="4cm" svg:x2="11cm" svg:y2="4cm">
            <text:p><text:span text:style-name="T141"><text:s/></text:span><text:span text:style-name="T141">problem-solution fit </text:span></text:p>
          </draw:line>
          <draw:line draw:style-name="gr570" draw:text-style-name="P521" draw:layer="layout" svg:x1="11cm" svg:y1="4cm" svg:x2="17cm" svg:y2="4cm">
            <text:p><text:span text:style-name="T141"><text:s/></text:span><text:span text:style-name="T141">product-market fit </text:span></text:p>
          </draw:line>
          <draw:line draw:style-name="gr570" draw:text-style-name="P521" draw:layer="layout" svg:x1="17cm" svg:y1="4cm" svg:x2="23cm" svg:y2="4cm">
            <text:p><text:span text:style-name="T141"><text:s/></text:span><text:span text:style-name="T141">product-channel fit </text:span></text:p>
          </draw:line>
          <draw:frame draw:style-name="gr571" draw:text-style-name="P522" draw:layer="layout" svg:width="1.5cm" svg:height="1cm" svg:x="26cm" svg:y="7cm">
            <draw:text-box>
              <text:p text:style-name="P95"><text:span text:style-name="T95">time</text:span></text:p>
            </draw:text-box>
          </draw:frame>
        </draw:g>
      </draw:page>
      <draw:page draw:name="page97" draw:style-name="dp1" draw:master-page-name="Default">
        <office:forms form:automatic-focus="false" form:apply-design-mode="false"/>
        <draw:frame draw:style-name="gr572" draw:text-style-name="P523" draw:layer="layout" svg:width="7cm" svg:height="3cm" svg:x="18cm" svg:y="6.5cm">
          <draw:text-box>
            <text:p text:style-name="P321"><text:span text:style-name="T142">START-interaktiv Module 2 (BMBF), EXIST II (BMWi) <text:s/>KMU innovativ (BMWi), SPRIN-D, ...</text:span></text:p>
          </draw:text-box>
        </draw:frame>
        <draw:frame draw:style-name="gr572" draw:text-style-name="P523" draw:layer="layout" svg:width="7cm" svg:height="1.5cm" svg:x="3cm" svg:y="6.5cm">
          <draw:text-box>
            <text:p text:style-name="P321"><text:span text:style-name="T142">Sachbeihilfe (DFG), VIP+ (BMBF), START-interaktiv Module 1 (BMBF), ...</text:span></text:p>
          </draw:text-box>
        </draw:frame>
        <draw:frame draw:style-name="gr572" draw:text-style-name="P523" draw:layer="layout" svg:width="8cm" svg:height="1.5cm" svg:x="10cm" svg:y="6.5cm">
          <draw:text-box>
            <text:p text:style-name="P321"><text:span text:style-name="T142">EXIST Forschungstransfer (BMWi)</text:span></text:p>
          </draw:text-box>
        </draw:frame>
        <draw:frame draw:style-name="gr560" draw:text-style-name="P522" draw:layer="layout" svg:width="1.5cm" svg:height="1cm" svg:x="25.5cm" svg:y="8cm">
          <draw:text-box>
            <text:p text:style-name="P95"><text:span text:style-name="T95">time</text:span></text:p>
          </draw:text-box>
        </draw:frame>
        <draw:frame draw:style-name="gr560" draw:text-style-name="P520" draw:layer="layout" svg:width="5cm" svg:height="2cm" svg:x="11.5cm" svg:y="9cm">
          <draw:text-box>
            <text:p><text:span text:style-name="T29">founding</text:span></text:p>
          </draw:text-box>
        </draw:frame>
        <draw:frame draw:style-name="gr573" draw:text-style-name="P524" draw:layer="layout" svg:width="7cm" svg:height="1.5cm" svg:x="18cm" svg:y="9.5cm">
          <draw:text-box>
            <text:p text:style-name="P321"><text:span text:style-name="T142">Seed (business angels), Series A, B, C, … (venture capital firms)</text:span></text:p>
          </draw:text-box>
        </draw:frame>
        <draw:line draw:style-name="gr574" draw:text-style-name="P525" draw:layer="layout" svg:x1="25cm" svg:y1="6cm" svg:x2="25cm" svg:y2="9.5cm">
          <text:p text:style-name="P45"><text:span text:style-name="T143">Public</text:span><text:span text:style-name="T143"><text:line-break/></text:span><text:span text:style-name="T143">agencies</text:span></text:p>
          <text:p text:style-name="P45"><text:span text:style-name="T144"/></text:p>
          <text:p text:style-name="P45"><text:span text:style-name="T144"/></text:p>
          <text:p text:style-name="P45"><text:span text:style-name="T144"/></text:p>
        </draw:line>
        <draw:line draw:style-name="gr575" draw:text-style-name="P526" draw:layer="layout" svg:x1="25cm" svg:y1="9.5cm" svg:x2="25cm" svg:y2="11.5cm">
          <text:p text:style-name="P95"><text:span text:style-name="T145">Private</text:span><text:span text:style-name="T145"><text:line-break/></text:span><text:span text:style-name="T145">investors</text:span></text:p>
          <text:p text:style-name="P95"><text:span text:style-name="T146"/></text:p>
          <text:p text:style-name="P95"><text:span text:style-name="T146"/></text:p>
          <text:p text:style-name="P95"><text:span text:style-name="T146"/></text:p>
        </draw:line>
        <draw:line draw:style-name="gr575" draw:text-style-name="P527" draw:layer="layout" svg:x1="3cm" svg:y1="8cm" svg:x2="3cm" svg:y2="6cm">
          <text:p text:style-name="P65"><text:span text:style-name="T147">University</text:span></text:p>
          <text:p text:style-name="P65"><text:span text:style-name="T147"/></text:p>
          <text:p text:style-name="P65"><text:span text:style-name="T147"/></text:p>
        </draw:line>
        <draw:line draw:style-name="gr576" draw:text-style-name="P528" draw:layer="layout" svg:x1="-1.8cm" svg:y1="5.7cm" svg:x2="-1.8cm" svg:y2="2.2cm">
          <text:p text:style-name="P65"><text:span text:style-name="T148">Startup</text:span></text:p>
          <text:p text:style-name="P65"><text:span text:style-name="T148"/></text:p>
          <text:p text:style-name="P65"><text:span text:style-name="T148"/></text:p>
        </draw:line>
        <draw:frame draw:style-name="gr577" draw:text-style-name="P529" draw:layer="layout" svg:width="3cm" svg:height="1.5cm" draw:transform="rotate (1.5707963267949) translate (0.5cm 9.5cm)">
          <draw:text-box>
            <text:p><text:span text:style-name="T149">Recipient</text:span><text:span text:style-name="T149"><text:line-break/></text:span><text:span text:style-name="T149">of funding</text:span></text:p>
          </draw:text-box>
        </draw:frame>
        <draw:frame draw:style-name="gr577" draw:text-style-name="P529" draw:layer="layout" svg:width="3cm" svg:height="1.5cm" draw:transform="rotate (-1.5707963267949) translate (27.5cm 6.5cm)">
          <draw:text-box>
            <text:p><text:span text:style-name="T149">Source</text:span><text:span text:style-name="T149"><text:line-break/></text:span><text:span text:style-name="T149">of funding</text:span></text:p>
          </draw:text-box>
        </draw:frame>
        <draw:line draw:style-name="gr566" draw:text-style-name="P24" draw:layer="layout" svg:x1="14cm" svg:y1="8cm" svg:x2="14cm" svg:y2="9.5cm">
          <text:p/>
        </draw:line>
        <draw:line draw:style-name="gr574" draw:text-style-name="P527" draw:layer="layout" svg:x1="3cm" svg:y1="11.5cm" svg:x2="3cm" svg:y2="8cm">
          <text:p text:style-name="P65"><text:span text:style-name="T147">Startup</text:span></text:p>
          <text:p text:style-name="P65"><text:span text:style-name="T147"/></text:p>
          <text:p text:style-name="P65"><text:span text:style-name="T147"/></text:p>
        </draw:line>
        <draw:line draw:style-name="gr578" draw:text-style-name="P317" draw:layer="layout" svg:x1="3cm" svg:y1="5cm" svg:x2="6cm" svg:y2="5cm">
          <text:p><text:span text:style-name="T149">Research [1]</text:span></text:p>
          <text:p><text:span text:style-name="T95"/></text:p>
          <text:p><text:span text:style-name="T95">EU-TRL 1-2</text:span></text:p>
        </draw:line>
        <draw:line draw:style-name="gr579" draw:text-style-name="P317" draw:layer="layout" svg:x1="6cm" svg:y1="5cm" svg:x2="10cm" svg:y2="5cm">
          <text:p><text:span text:style-name="T149">Validation [2]</text:span></text:p>
          <text:p><text:span text:style-name="T95"/></text:p>
          <text:p><text:span text:style-name="T95">EU-TRL 2-3</text:span></text:p>
        </draw:line>
        <draw:line draw:style-name="gr579" draw:text-style-name="P317" draw:layer="layout" svg:x1="10cm" svg:y1="5cm" svg:x2="18cm" svg:y2="5cm">
          <text:p><text:span text:style-name="T149">Incorporation [3]</text:span></text:p>
          <text:p><text:span text:style-name="T95"/></text:p>
          <text:p><text:span text:style-name="T95">EU-TRL 4-5</text:span></text:p>
        </draw:line>
        <draw:line draw:style-name="gr580" draw:text-style-name="P317" draw:layer="layout" svg:x1="18cm" svg:y1="5cm" svg:x2="25cm" svg:y2="5cm">
          <text:p><text:span text:style-name="T149">Going concern</text:span></text:p>
          <text:p><text:span text:style-name="T95"/></text:p>
          <text:p><text:span text:style-name="T95">TRL 6-7</text:span></text:p>
        </draw:line>
        <draw:line draw:style-name="gr563" draw:text-style-name="P519" draw:layer="layout" svg:x1="2cm" svg:y1="8cm" svg:x2="26cm" svg:y2="8cm">
          <text:p text:style-name="P95"><text:span text:style-name="T29"/></text:p>
          <text:p text:style-name="P95"><text:span text:style-name="T29"/></text:p>
        </draw:line>
        <draw:frame draw:style-name="gr571" draw:text-style-name="P522" draw:layer="layout" svg:width="1.5cm" svg:height="1cm" svg:x="24.5cm" svg:y="8cm">
          <draw:text-box>
            <text:p text:style-name="P95"><text:span text:style-name="T95">time</text:span></text:p>
          </draw:text-box>
        </draw:frame>
        <draw:line draw:style-name="gr581" draw:text-style-name="P24" draw:layer="layout" svg:x1="2cm" svg:y1="5cm" svg:x2="3cm" svg:y2="5cm">
          <text:p/>
        </draw:line>
        <draw:line draw:style-name="gr581" draw:text-style-name="P24" draw:layer="layout" svg:x1="25cm" svg:y1="5cm" svg:x2="26cm" svg:y2="5cm">
          <text:p/>
        </draw:line>
        <draw:frame draw:style-name="gr582" draw:text-style-name="P531" draw:layer="layout" svg:width="15cm" svg:height="3cm" svg:x="3cm" svg:y="8.5cm">
          <draw:text-box>
            <text:p text:style-name="P530"><text:span text:style-name="T150">[1]</text:span><text:span text:style-name="T150"><text:tab/></text:span><text:span text:style-name="T150">Grundlagenforschung</text:span></text:p>
            <text:p text:style-name="P530"><text:span text:style-name="T150">[2]</text:span><text:span text:style-name="T150"><text:tab/></text:span><text:span text:style-name="T150">Angewandte / industrielle Forschung</text:span></text:p>
            <text:p text:style-name="P530"><text:span text:style-name="T150">[3]</text:span><text:span text:style-name="T150"><text:tab/></text:span><text:span text:style-name="T150">Experimentelle Produktentwicklung / Prototyping</text:span></text:p>
          </draw:text-box>
        </draw:frame>
      </draw:page>
      <draw:page draw:name="page98" draw:style-name="dp1" draw:master-page-name="Default">
        <office:forms form:automatic-focus="false" form:apply-design-mode="false"/>
        <draw:g>
          <draw:frame draw:style-name="gr583" draw:text-style-name="P532" draw:layer="layout" svg:width="22.5cm" svg:height="4.5cm" svg:x="2.5cm" svg:y="8cm">
            <draw:text-box>
              <text:p/>
            </draw:text-box>
          </draw:frame>
          <draw:frame draw:style-name="gr572" draw:text-style-name="P533" draw:layer="layout" svg:width="3cm" svg:height="1.5cm" svg:x="16cm" svg:y="8cm">
            <draw:text-box>
              <text:p text:style-name="P321"><text:span text:style-name="T151">EXIST FT II,</text:span></text:p>
              <text:p text:style-name="P321"><text:span text:style-name="T151">BMWi, 180K </text:span></text:p>
            </draw:text-box>
          </draw:frame>
          <draw:frame draw:style-name="gr584" draw:text-style-name="P534" draw:layer="layout" svg:width="4.5cm" svg:height="1.5cm" svg:x="2.5cm" svg:y="3.5cm">
            <draw:text-box>
              <text:p><text:span text:style-name="T151">...</text:span></text:p>
            </draw:text-box>
          </draw:frame>
          <draw:frame draw:style-name="gr572" draw:text-style-name="P533" draw:layer="layout" svg:width="9cm" svg:height="1.5cm" svg:x="2.5cm" svg:y="5cm">
            <draw:text-box>
              <text:p text:style-name="P321"><text:span text:style-name="T151">Validation funding, e.g. BMBF VIP+, 500K</text:span></text:p>
            </draw:text-box>
          </draw:frame>
          <draw:frame draw:style-name="gr572" draw:text-style-name="P533" draw:layer="layout" svg:width="9cm" svg:height="1.5cm" svg:x="7cm" svg:y="6.5cm">
            <draw:text-box>
              <text:p text:style-name="P321"><text:span text:style-name="T151">Incorporation funding, e.g. EXIST Forschungstransfer, BMWi, 500K - 1M</text:span></text:p>
            </draw:text-box>
          </draw:frame>
          <draw:frame draw:style-name="gr585" draw:text-style-name="P535" draw:layer="layout" svg:width="9cm" svg:height="1.5cm" svg:x="7cm" svg:y="3.5cm">
            <draw:text-box>
              <text:p text:style-name="P45"><text:span text:style-name="T151">Research project funding</text:span></text:p>
              <text:p text:style-name="P45"><text:span text:style-name="T151">DFG, BMBF, BMWi, EU</text:span></text:p>
            </draw:text-box>
          </draw:frame>
          <draw:frame draw:style-name="gr585" draw:text-style-name="P537" draw:layer="layout" svg:width="9cm" svg:height="1.5cm" svg:x="16cm" svg:y="3.5cm">
            <draw:text-box>
              <text:p text:style-name="P536"><text:span text:style-name="T151">Research project funding</text:span></text:p>
              <text:p text:style-name="P536"><text:span text:style-name="T151">DFG, BMBF, BMWi, EU</text:span></text:p>
            </draw:text-box>
          </draw:frame>
          <draw:line draw:style-name="gr586" draw:text-style-name="P519" draw:layer="layout" svg:x1="1cm" svg:y1="8cm" svg:x2="27cm" svg:y2="8cm">
            <text:p text:style-name="P95"><text:span text:style-name="T29"/></text:p>
            <text:p text:style-name="P95"><text:span text:style-name="T29"/></text:p>
          </draw:line>
          <draw:frame draw:style-name="gr560" draw:text-style-name="P522" draw:layer="layout" svg:width="1.5cm" svg:height="1cm" svg:x="25.5cm" svg:y="8cm">
            <draw:text-box>
              <text:p text:style-name="P95"><text:span text:style-name="T95">time</text:span></text:p>
            </draw:text-box>
          </draw:frame>
          <draw:line draw:style-name="gr566" draw:text-style-name="P24" draw:layer="layout" svg:x1="11.5cm" svg:y1="8cm" svg:x2="11.5cm" svg:y2="9.5cm">
            <text:p/>
          </draw:line>
          <draw:frame draw:style-name="gr560" draw:text-style-name="P520" draw:layer="layout" svg:width="5cm" svg:height="2cm" svg:x="9cm" svg:y="9cm">
            <draw:text-box>
              <text:p><text:span text:style-name="T29">founding</text:span></text:p>
            </draw:text-box>
          </draw:frame>
          <draw:line draw:style-name="gr587" draw:text-style-name="P538" draw:layer="layout" svg:x1="2.5cm" svg:y1="12.4cm" svg:x2="2.5cm" svg:y2="3.5cm">
            <text:p><text:span text:style-name="T152">Recipient</text:span></text:p>
            <text:p><text:span text:style-name="T152">of funding</text:span></text:p>
            <text:p><text:span text:style-name="T95"/></text:p>
            <text:p><text:span text:style-name="T95"/></text:p>
            <text:p><text:span text:style-name="T95"/></text:p>
          </draw:line>
          <draw:frame draw:style-name="gr572" draw:text-style-name="P533" draw:layer="layout" svg:width="9cm" svg:height="1.5cm" svg:x="14.5cm" svg:y="9.5cm">
            <draw:text-box>
              <text:p text:style-name="P321"><text:span text:style-name="T151">Startup funding, e.g. BMBF START interaktiv, 400K for startup</text:span></text:p>
            </draw:text-box>
          </draw:frame>
          <draw:frame draw:style-name="gr573" draw:text-style-name="P539" draw:layer="layout" svg:width="6cm" svg:height="1.5cm" svg:x="13cm" svg:y="11cm">
            <draw:text-box>
              <text:p text:style-name="P321"><text:span text:style-name="T151">Seed funding</text:span></text:p>
              <text:p text:style-name="P321"><text:span text:style-name="T151">Business angels, 50K - 1M</text:span></text:p>
            </draw:text-box>
          </draw:frame>
          <draw:frame draw:style-name="gr573" draw:text-style-name="P539" draw:layer="layout" svg:width="6cm" svg:height="1.5cm" svg:x="19cm" svg:y="11cm">
            <draw:text-box>
              <text:p text:style-name="P321"><text:span text:style-name="T151">Series A.. funding</text:span></text:p>
              <text:p text:style-name="P321"><text:span text:style-name="T151">Venture capitalists, 1M+</text:span></text:p>
            </draw:text-box>
          </draw:frame>
          <draw:line draw:style-name="gr587" draw:text-style-name="P317" draw:layer="layout" svg:x1="25cm" svg:y1="3.5cm" svg:x2="25cm" svg:y2="12.4cm">
            <text:p><text:span text:style-name="T152">Source of funding</text:span></text:p>
            <text:p><text:span text:style-name="T95"/></text:p>
            <text:p><text:span text:style-name="T95"/></text:p>
          </draw:line>
          <draw:frame draw:style-name="gr588" draw:text-style-name="P534" draw:layer="layout" svg:width="1.5cm" svg:height="1.5cm" svg:x="23.5cm" svg:y="9.5cm">
            <draw:text-box>
              <text:p><text:span text:style-name="T151">…</text:span></text:p>
            </draw:text-box>
          </draw:frame>
          <draw:line draw:style-name="gr589" draw:text-style-name="P540" draw:layer="layout" svg:x1="25cm" svg:y1="3.5cm" svg:x2="25cm" svg:y2="11cm">
            <text:p text:style-name="P45"><text:span text:style-name="T153">Public</text:span></text:p>
            <text:p text:style-name="P45"><text:span text:style-name="T153">agencies</text:span></text:p>
            <text:p text:style-name="P45"><text:span text:style-name="T152"/></text:p>
            <text:p text:style-name="P45"><text:span text:style-name="T152"/></text:p>
            <text:p text:style-name="P45"><text:span text:style-name="T152"/></text:p>
          </draw:line>
          <draw:line draw:style-name="gr579" draw:text-style-name="P541" draw:layer="layout" svg:x1="25cm" svg:y1="11cm" svg:x2="25cm" svg:y2="12.5cm">
            <text:p text:style-name="P65"><text:span text:style-name="T154">Private</text:span><text:span text:style-name="T154"><text:line-break/></text:span><text:span text:style-name="T154">funders</text:span></text:p>
            <text:p text:style-name="P65"><text:span text:style-name="T155"/></text:p>
            <text:p text:style-name="P65"><text:span text:style-name="T155"/></text:p>
            <text:p text:style-name="P65"><text:span text:style-name="T155"/></text:p>
          </draw:line>
          <draw:line draw:style-name="gr590" draw:text-style-name="P542" draw:layer="layout" svg:x1="2.5cm" svg:y1="8cm" svg:x2="2.5cm" svg:y2="3.5cm">
            <text:p text:style-name="P95"><text:span text:style-name="T153">University</text:span></text:p>
            <text:p text:style-name="P95"><text:span text:style-name="T149"/></text:p>
            <text:p text:style-name="P95"><text:span text:style-name="T149"/></text:p>
          </draw:line>
          <draw:line draw:style-name="gr589" draw:text-style-name="P543" draw:layer="layout" svg:x1="2.5cm" svg:y1="12.5cm" svg:x2="2.5cm" svg:y2="8cm">
            <text:p text:style-name="P95"><text:span text:style-name="T154">Startup</text:span></text:p>
            <text:p text:style-name="P95"><text:span text:style-name="T154"/></text:p>
            <text:p text:style-name="P95"><text:span text:style-name="T154"/></text:p>
          </draw:line>
        </draw:g>
      </draw:page>
      <draw:page draw:name="page99" draw:style-name="dp1" draw:master-page-name="Default">
        <office:forms form:automatic-focus="false" form:apply-design-mode="false"/>
        <draw:g>
          <draw:custom-shape draw:style-name="gr261" draw:text-style-name="P449" draw:layer="layout" svg:width="7cm" svg:height="4cm" svg:x="8.25cm" svg:y="6.5cm">
            <text:p text:style-name="P448"><text:span text:style-name="T44">N/A</text:span></text:p>
            <draw:enhanced-geometry svg:viewBox="0 0 21600 21600" draw:type="rectangle" draw:enhanced-path="M 0 0 L 21600 0 21600 21600 0 21600 0 0 Z N"/>
          </draw:custom-shape>
          <draw:custom-shape draw:style-name="gr591" draw:text-style-name="P544" draw:layer="layout" svg:width="7cm" svg:height="4cm" svg:x="15.25cm" svg:y="2.5cm">
            <text:list text:style-name="L1">
              <text:list-item>
                <text:p text:style-name="P223"><text:span text:style-name="T45"><text:s/></text:span><text:span text:style-name="T45">Startup support</text:span></text:p>
              </text:list-item>
            </text:list>
            <draw:enhanced-geometry svg:viewBox="0 0 21600 21600" draw:type="rectangle" draw:enhanced-path="M 0 0 L 21600 0 21600 21600 0 21600 0 0 Z N"/>
          </draw:custom-shape>
          <draw:custom-shape draw:style-name="gr592" draw:text-style-name="P546" draw:layer="layout" svg:width="7cm" svg:height="4cm" svg:x="8.25cm" svg:y="2.5cm">
            <text:list text:style-name="L7">
              <text:list-item>
                <text:p text:style-name="P545"><text:span text:style-name="T45"><text:s/></text:span><text:span text:style-name="T45">Research projects</text:span></text:p>
              </text:list-item>
              <text:list-item>
                <text:p text:style-name="P545"><text:span text:style-name="T45"><text:s/></text:span><text:span text:style-name="T45">Startup preparation</text:span></text:p>
              </text:list-item>
              <text:list-item>
                <text:p text:style-name="P545"><text:span text:style-name="T45"><text:s/></text:span><text:span text:style-name="T45">Startup creation</text:span></text:p>
              </text:list-item>
            </text:list>
            <draw:enhanced-geometry svg:viewBox="0 0 21600 21600" draw:type="rectangle" draw:enhanced-path="M 0 0 L 21600 0 21600 21600 0 21600 0 0 Z N"/>
          </draw:custom-shape>
          <draw:custom-shape draw:style-name="gr593" draw:text-style-name="P548" draw:layer="layout" svg:width="7cm" svg:height="4cm" svg:x="15.25cm" svg:y="6.5cm">
            <text:list text:style-name="L1">
              <text:list-item>
                <text:p text:style-name="P547"><text:span text:style-name="T45"><text:s/></text:span><text:span text:style-name="T45">Business angels</text:span></text:p>
              </text:list-item>
              <text:list-item>
                <text:p text:style-name="P547"><text:span text:style-name="T45"><text:s/></text:span><text:span text:style-name="T45">Venture capitalists</text:span></text:p>
              </text:list-item>
            </text:list>
            <draw:enhanced-geometry svg:viewBox="0 0 21600 21600" draw:type="rectangle" draw:enhanced-path="M 0 0 L 21600 0 21600 21600 0 21600 0 0 Z N"/>
          </draw:custom-shape>
          <draw:frame draw:style-name="gr119" draw:text-style-name="P142" draw:layer="layout" svg:width="7cm" svg:height="1.5cm" svg:x="8.25cm" svg:y="10.5cm">
            <draw:text-box>
              <text:p><text:span text:style-name="T45">University</text:span></text:p>
            </draw:text-box>
          </draw:frame>
          <draw:frame draw:style-name="gr119" draw:text-style-name="P142" draw:layer="layout" svg:width="7cm" svg:height="1.5cm" svg:x="15.25cm" svg:y="10.5cm">
            <draw:text-box>
              <text:p><text:span text:style-name="T45">Startup</text:span></text:p>
            </draw:text-box>
          </draw:frame>
          <draw:frame draw:style-name="gr479" draw:text-style-name="P453" draw:layer="layout" svg:width="14cm" svg:height="1.5cm" svg:x="8.25cm" svg:y="12cm">
            <draw:text-box>
              <text:p><text:span text:style-name="T11">Recipient</text:span></text:p>
            </draw:text-box>
          </draw:frame>
          <draw:frame draw:style-name="gr119" draw:text-style-name="P144" draw:layer="layout" svg:width="4cm" svg:height="1.5cm" draw:transform="rotate (1.5707963267949) translate (6.75cm 10.5cm)">
            <draw:text-box>
              <text:p><text:span text:style-name="T46">Private</text:span></text:p>
            </draw:text-box>
          </draw:frame>
          <draw:frame draw:style-name="gr119" draw:text-style-name="P142" draw:layer="layout" svg:width="4cm" svg:height="1.5cm" draw:transform="rotate (1.5707963267949) translate (6.75cm 6.5cm)">
            <draw:text-box>
              <text:p><text:span text:style-name="T45">Public</text:span></text:p>
            </draw:text-box>
          </draw:frame>
          <draw:frame draw:style-name="gr121" draw:text-style-name="P145" draw:layer="layout" svg:width="8cm" svg:height="1.5cm" draw:transform="rotate (1.5707963267949) translate (5.25cm 10.5cm)">
            <draw:text-box>
              <text:p><text:span text:style-name="T11">Funding</text:span></text:p>
            </draw:text-box>
          </draw:frame>
          <draw:line draw:style-name="gr122" draw:text-style-name="P146" draw:layer="layout" svg:x1="7.75cm" svg:y1="6.5cm" svg:x2="22.75cm" svg:y2="6.5cm">
            <text:p/>
          </draw:line>
          <draw:line draw:style-name="gr122" draw:text-style-name="P146" draw:layer="layout" svg:x1="15.25cm" svg:y1="11cm" svg:x2="15.25cm" svg:y2="2cm">
            <text:p/>
          </draw:line>
        </draw:g>
      </draw:page>
      <draw:page draw:name="page100" draw:style-name="dp1" draw:master-page-name="Default">
        <office:forms form:automatic-focus="false" form:apply-design-mode="false"/>
        <draw:custom-shape draw:style-name="gr594" draw:text-style-name="P549" draw:layer="layout" svg:width="5cm" svg:height="2cm" svg:x="1.5cm" svg:y="2cm">
          <text:p text:style-name="P29"><text:span text:style-name="T10">Funder</text:span></text:p>
          <draw:enhanced-geometry svg:viewBox="0 0 21600 21600" draw:type="rectangle" draw:enhanced-path="M 0 0 L 21600 0 21600 21600 0 21600 0 0 Z N"/>
        </draw:custom-shape>
        <draw:custom-shape draw:style-name="gr595" draw:text-style-name="P32" draw:layer="layout" svg:width="5cm" svg:height="2cm" svg:x="6.5cm" svg:y="2cm">
          <text:p text:style-name="P29"><text:span text:style-name="T10">Program</text:span></text:p>
          <draw:enhanced-geometry svg:viewBox="0 0 21600 21600" draw:type="rectangle" draw:enhanced-path="M 0 0 L 21600 0 21600 21600 0 21600 0 0 Z N"/>
        </draw:custom-shape>
        <draw:custom-shape draw:style-name="gr594" draw:text-style-name="P549" draw:layer="layout" svg:width="5cm" svg:height="2cm" svg:x="11.5cm" svg:y="2cm">
          <text:p text:style-name="P29"><text:span text:style-name="T10">Program</text:span></text:p>
          <text:p text:style-name="P29"><text:span text:style-name="T10">manager</text:span></text:p>
          <draw:enhanced-geometry svg:viewBox="0 0 21600 21600" draw:type="rectangle" draw:enhanced-path="M 0 0 L 21600 0 21600 21600 0 21600 0 0 Z N"/>
        </draw:custom-shape>
        <draw:custom-shape draw:style-name="gr595" draw:text-style-name="P32" draw:layer="layout" svg:width="5cm" svg:height="2cm" svg:x="16.5cm" svg:y="2cm">
          <text:p text:style-name="P29"><text:span text:style-name="T10">Grant</text:span></text:p>
          <text:p text:style-name="P29"><text:span text:style-name="T10">proposal</text:span></text:p>
          <draw:enhanced-geometry svg:viewBox="0 0 21600 21600" draw:type="rectangle" draw:enhanced-path="M 0 0 L 21600 0 21600 21600 0 21600 0 0 Z N"/>
        </draw:custom-shape>
        <draw:custom-shape draw:style-name="gr594" draw:text-style-name="P549" draw:layer="layout" svg:width="5cm" svg:height="2cm" svg:x="21.5cm" svg:y="2cm">
          <text:p text:style-name="P29"><text:span text:style-name="T10">Proposer</text:span></text:p>
          <draw:enhanced-geometry svg:viewBox="0 0 21600 21600" draw:type="rectangle" draw:enhanced-path="M 0 0 L 21600 0 21600 21600 0 21600 0 0 Z N"/>
        </draw:custom-shape>
      </draw:page>
      <draw:page draw:name="page101" draw:style-name="dp1" draw:master-page-name="Default">
        <office:forms form:automatic-focus="false" form:apply-design-mode="false"/>
        <draw:custom-shape draw:style-name="gr596" draw:text-style-name="P192" draw:layer="layout" svg:width="4cm" svg:height="1.6cm" svg:x="12cm" svg:y="8.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97" draw:text-style-name="P500" xml:id="id118" draw:id="id118" draw:layer="layout" svg:width="4cm" svg:height="1.6cm" svg:x="0.5cm" svg:y="7.2cm">
          <text:p text:style-name="P423"><text:span text:style-name="T119">Sta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8" draw:text-style-name="P496" xml:id="id123" draw:id="id123" draw:layer="layout" svg:width="4cm" svg:height="1.6cm" svg:x="23.5cm" svg:y="7.2cm">
          <text:p text:style-name="P99"><text:span text:style-name="T26">Public fun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9" draw:text-style-name="P550" xml:id="id129" draw:id="id129" draw:layer="layout" svg:width="4.498cm" svg:height="1cm" svg:x="5.5cm" svg:y="3cm">
          <text:p text:style-name="P151"><text:span text:style-name="T49">Re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9" draw:text-style-name="P550" xml:id="id128" draw:id="id128" draw:layer="layout" svg:width="4.498cm" svg:height="1cm" svg:x="5.501cm" svg:y="6cm">
          <text:p text:style-name="P151"><text:span text:style-name="T49">Explo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9" draw:text-style-name="P550" xml:id="id119" draw:id="id119" draw:layer="layout" svg:width="4.498cm" svg:height="1cm" svg:x="5.502cm" svg:y="9.001cm">
          <text:p text:style-name="P151"><text:span text:style-name="T49">Incorpo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9" draw:text-style-name="P550" xml:id="id117" draw:id="id117" draw:layer="layout" svg:width="4.498cm" svg:height="1cm" svg:x="5.502cm" svg:y="12cm">
          <text:p text:style-name="P151"><text:span text:style-name="T49">Going conce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0" draw:text-style-name="P552" xml:id="id124" draw:id="id124" draw:layer="layout" svg:width="4.498cm" svg:height="1cm" svg:x="17.998cm" svg:y="3cm">
          <text:p text:style-name="P551"><text:span text:style-name="T156">Resear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9" draw:text-style-name="P550" xml:id="id125" draw:id="id125" draw:layer="layout" svg:width="4.498cm" svg:height="1cm" svg:x="17.999cm" svg:y="6cm">
          <text:p text:style-name="P151"><text:span text:style-name="T49">Explo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9" draw:text-style-name="P550" xml:id="id126" draw:id="id126" draw:layer="layout" svg:width="4.498cm" svg:height="1cm" svg:x="18cm" svg:y="8.999cm">
          <text:p text:style-name="P151"><text:span text:style-name="T49">Incorpo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0" draw:text-style-name="P552" xml:id="id127" draw:id="id127" draw:layer="layout" svg:width="4.498cm" svg:height="1cm" svg:x="18cm" svg:y="12cm">
          <text:p text:style-name="P551"><text:span text:style-name="T156"><text:s/></text:span><text:span text:style-name="T156">New prod. de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1" draw:text-style-name="P554" xml:id="id120" draw:id="id120" draw:layer="layout" svg:width="4.498cm" svg:height="1cm" svg:x="11.002cm" svg:y="8.002cm">
          <text:p text:style-name="P553"><text:span text:style-name="T157"><text:s/></text:span><text:span text:style-name="T157">Preparation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1" draw:text-style-name="P556" xml:id="id122" draw:id="id122" draw:layer="layout" svg:width="4.498cm" svg:height="1cm" svg:x="11.004cm" svg:y="10.004cm">
          <text:p text:style-name="P555"><text:span text:style-name="T157"><text:s/></text:span><text:span text:style-name="T158">Operation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1" draw:text-style-name="P556" xml:id="id121" draw:id="id121" draw:layer="layout" svg:width="4.498cm" svg:height="1cm" svg:x="11.003cm" svg:y="9.003cm">
          <text:p text:style-name="P555"><text:span text:style-name="T157"><text:s/></text:span><text:span text:style-name="T157">Incorporation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layer="layout" svg:x1="5.502cm" svg:y1="12.5cm" svg:x2="4.5cm" svg:y2="8cm" draw:start-shape="id117" draw:end-shape="id118" svg:d="M5502 12500h-500v-4500h-502" svg:viewBox="0 0 1003 4501">
          <text:p/>
        </draw:connector>
        <draw:connector draw:style-name="gr184" draw:layer="layout" svg:x1="5.502cm" svg:y1="9.501cm" svg:x2="4.5cm" svg:y2="8cm" draw:start-shape="id119" draw:end-shape="id118" svg:d="M5502 9501h-500v-1501h-502" svg:viewBox="0 0 1003 1502">
          <text:p/>
        </draw:connector>
        <draw:connector draw:style-name="gr184" draw:layer="layout" svg:x1="11.002cm" svg:y1="8.502cm" svg:x2="10cm" svg:y2="9.501cm" draw:start-shape="id120" draw:end-shape="id119" svg:d="M11002 8502h-500v999h-502" svg:viewBox="0 0 1003 1000">
          <text:p/>
        </draw:connector>
        <draw:connector draw:style-name="gr184" draw:layer="layout" svg:x1="11.003cm" svg:y1="9.503cm" svg:x2="10cm" svg:y2="9.501cm" draw:start-shape="id121" draw:end-shape="id119" svg:d="M11003 9503h-501v-2h-502" svg:viewBox="0 0 1004 3">
          <text:p/>
        </draw:connector>
        <draw:connector draw:style-name="gr184" draw:layer="layout" svg:x1="11.004cm" svg:y1="10.504cm" svg:x2="10cm" svg:y2="9.501cm" draw:start-shape="id122" draw:end-shape="id119" svg:d="M11004 10504h-501v-1003h-503" svg:viewBox="0 0 1005 1004">
          <text:p/>
        </draw:connector>
        <draw:connector draw:style-name="gr184" draw:layer="layout" svg:x1="23.5cm" svg:y1="8cm" svg:x2="22.496cm" svg:y2="3.5cm" draw:start-shape="id123" draw:end-shape="id124" svg:d="M23500 8000h-501v-4500h-503" svg:viewBox="0 0 1005 4501">
          <text:p/>
        </draw:connector>
        <draw:connector draw:style-name="gr184" draw:layer="layout" svg:x1="23.5cm" svg:y1="8cm" svg:x2="22.497cm" svg:y2="6.5cm" draw:start-shape="id123" draw:end-shape="id125" svg:d="M23500 8000h-501v-1500h-502" svg:viewBox="0 0 1004 1501">
          <text:p/>
        </draw:connector>
        <draw:connector draw:style-name="gr184" draw:layer="layout" svg:x1="23.5cm" svg:y1="8cm" svg:x2="22.498cm" svg:y2="9.499cm" draw:start-shape="id123" draw:end-shape="id126" svg:d="M23500 8000h-500v1499h-502" svg:viewBox="0 0 1003 1500">
          <text:p/>
        </draw:connector>
        <draw:connector draw:style-name="gr184" draw:layer="layout" svg:x1="23.5cm" svg:y1="8cm" svg:x2="22.498cm" svg:y2="12.5cm" draw:start-shape="id123" draw:end-shape="id127" svg:d="M23500 8000h-500v4500h-502" svg:viewBox="0 0 1003 4501">
          <text:p/>
        </draw:connector>
        <draw:connector draw:style-name="gr184" draw:layer="layout" svg:x1="5.501cm" svg:y1="6.5cm" svg:x2="4.5cm" svg:y2="8cm" draw:start-shape="id128" draw:start-glue-point="3" draw:end-shape="id118" draw:end-glue-point="1" svg:d="M5501 6500h-500v1500h-501" svg:viewBox="0 0 1002 1501">
          <text:p/>
        </draw:connector>
        <draw:connector draw:style-name="gr184" draw:layer="layout" svg:x1="5.5cm" svg:y1="3.5cm" svg:x2="4.5cm" svg:y2="8cm" draw:start-shape="id129" draw:start-glue-point="3" draw:end-shape="id118" draw:end-glue-point="1" svg:d="M5500 3500h-501v2101h2v2399h-501" svg:viewBox="0 0 1001 4501">
          <text:p/>
        </draw:connector>
        <draw:custom-shape draw:style-name="gr596" draw:text-style-name="P192" draw:layer="layout" svg:width="4cm" svg:height="1.6cm" svg:x="12cm" svg:y="2.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96" draw:text-style-name="P192" draw:layer="layout" svg:width="4cm" svg:height="1.6cm" svg:x="12cm" svg:y="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96" draw:text-style-name="P192" draw:layer="layout" svg:width="4cm" svg:height="1.6cm" svg:x="12cm" svg:y="11.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adornments="Regular" style:font-family-generic="roman" style:font-pitch="variable"/>
    <style:font-face style:name="Arial2" svg:font-family="Arial" style:font-adornments="Regular" style:font-family-generic="swiss" style:font-pitch="variable"/>
    <style:font-face style:name="Arial3" svg:font-family="Arial" style:font-adornments="Regular" style:font-family-generic="swiss"/>
    <style:font-face style:name="Arial4" svg:font-family="Arial"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imbus Roman No9 L" svg:font-family="'Nimbus Roman No9 L'"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adornments="Regular" style:font-family-generic="roman"/>
    <style:font-face style:name="Times New Roman2" svg:font-family="'Times New Roman'" style:font-family-generic="roman"/>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2" draw:display-name="Arrowheads 2"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marker draw:name="Concave_20_short" draw:display-name="Concave short" svg:viewBox="0 826 1131 754" svg:d="M566 826l-566 754 114-85 136-68 148-46 161-17 161 13 153 46 140 68 118 89z"/>
    <draw:marker draw:name="Dimension_20_Lines" draw:display-name="Dimension Lines" svg:viewBox="0 0 836 110" svg:d="M0 0h278 278 280v36 36 38h-278-278-280v-36-36z"/>
    <draw:marker draw:name="Triangle" svg:viewBox="0 0 1013 1130" svg:d="M1009 1050l-449-1008-22-30-29-12-34 12-21 26-449 1012-5 13v8l5 21 12 21 17 13 21 4h903l21-4 21-13 9-21 4-21v-8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Dashed_20__28_var_29__20_2" draw:display-name="Dashed (var) 2" draw:style="rect" draw:dots1="1" draw:dots1-length="0.02cm" draw:dots2="1" draw:dots2-length="0.02cm" draw:distance="0.02cm"/>
    <draw:stroke-dash draw:name="Dot" draw:style="rect" draw:dots1="1" draw:dots1-length="100%" draw:distance="100%"/>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Nimbus Roman No9 L"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2" svg:stroke-width="0.102cm" svg:stroke-color="#000000" draw:marker-start-width="0.5cm" draw:marker-start-center="false" draw:marker-end-width="0.5cm" draw:marker-end-center="false" draw:fill="solid" draw:fill-color="#c0c0c0" draw:fill-image-width="0cm" draw:fill-image-height="0cm" draw:textarea-vertical-align="middle" fo:padding-top="0.2cm" fo:padding-bottom="0.2cm" fo:padding-left="0.2cm" fo:padding-right="0.2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style-name="Regular" style:font-family-generic="swiss" style:font-pitch="variable" fo:font-size="24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marker-end="Arrow"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text-properties fo:font-weight="bold"/>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2cm" fo:margin-bottom="1.75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3-03-09T16:37:57</meta:creation-date>
    <meta:editing-duration>P2DT2H48M55S</meta:editing-duration>
    <meta:editing-cycles>338</meta:editing-cycles>
    <meta:generator>LibreOffice/7.2.2.2$Linux_X86_64 LibreOffice_project/1eb16ced50a80b7125fabf09652dbb09393766d2</meta:generator>
    <meta:initial-creator>Dirk Riehle</meta:initial-creator>
    <dc:date>2021-11-14T13:15:03.460191314</dc:date>
    <dc:creator>Dirk Riehle</dc:creator>
    <meta:document-statistic meta:object-count="2075"/>
    <meta:user-defined meta:name="Info 1"/>
    <meta:user-defined meta:name="Info 2"/>
    <meta:user-defined meta:name="Info 3"/>
    <meta:user-defined meta:name="Info 4"/>
    <meta:template xlink:type="simple" xlink:actuate="onRequest" xlink:title="True Blue Drawing" xlink:href="../../../../../../Templates/True%20Blue%20Drawing.otg" meta:date="2013-03-09T16:37:56"/>
  </office:meta>
</office:document-meta>
</file>